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fo:color="#000000"/>
    </style:style>
    <style:style style:name="T22" style:parent-style-name="Car.predefinitoparagrafo" style:family="text">
      <style:text-properties fo:color="#000000"/>
    </style:style>
    <style:style style:name="T23" style:parent-style-name="Car.predefinitoparagrafo" style:family="text">
      <style:text-properties fo:font-style="italic" style:font-style-asian="italic" fo:color="#C00000" fo:font-size="8pt" style:font-size-asian="8pt"/>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color="#000000"/>
    </style:style>
    <style:style style:name="T26" style:parent-style-name="Car.predefinitoparagrafo" style:family="text">
      <style:text-properties fo:color="#000000"/>
    </style:style>
    <style:style style:name="T27" style:parent-style-name="Car.predefinitoparagrafo" style:family="text">
      <style:text-properties fo:font-style="italic" style:font-style-asian="italic" fo:color="#C00000" fo:font-size="8pt" style:font-size-asian="8pt"/>
    </style:style>
    <style:style style:name="T28" style:parent-style-name="Car.predefinitoparagrafo" style:family="text">
      <style:text-properties fo:font-style="italic" style:font-style-asian="italic" fo:color="#C00000" fo:font-size="8pt" style:font-size-asian="8pt"/>
    </style:style>
    <style:style style:name="T29" style:parent-style-name="Car.predefinitoparagrafo" style:family="text">
      <style:text-properties fo:color="#000000"/>
    </style:style>
    <style:style style:name="T30" style:parent-style-name="Car.predefinitoparagrafo" style:family="text">
      <style:text-properties fo:color="#000000"/>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P45" style:parent-style-name="Standard" style:family="paragraph">
      <style:paragraph-properties fo:break-before="page"/>
    </style:style>
    <style:style style:name="TableColumn47" style:family="table-column">
      <style:table-column-properties style:column-width="3.1013in" style:use-optimal-column-width="false"/>
    </style:style>
    <style:style style:name="TableColumn48" style:family="table-column">
      <style:table-column-properties style:column-width="3.2326in" style:use-optimal-column-width="false"/>
    </style:style>
    <style:style style:name="Table46" style:family="table">
      <style:table-properties style:width="6.334in" fo:margin-left="0.068in" table:align="left"/>
    </style:style>
    <style:style style:name="TableRow49" style:family="table-row">
      <style:table-row-properties style:min-row-height="0.6694in" style:use-optimal-row-height="false" fo:keep-together="always"/>
    </style:style>
    <style:style style:name="TableCell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1" style:parent-style-name="Standard" style:family="paragraph">
      <style:text-properties fo:color="#000000"/>
    </style:style>
    <style:style style:name="P52" style:parent-style-name="Standard" style:family="paragraph">
      <style:text-properties fo:color="#000000"/>
    </style:style>
    <style:style style:name="TableCell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 style:parent-style-name="Standard" style:family="paragraph">
      <style:text-properties fo:font-style="italic" style:font-style-asian="italic" fo:color="#C00000" fo:font-size="8pt" style:font-size-asian="8pt"/>
    </style:style>
    <style:style style:name="P55" style:parent-style-name="Standard" style:family="paragraph">
      <style:text-properties fo:font-style="italic" style:font-style-asian="italic" fo:color="#C00000" fo:font-size="8pt" style:font-size-asian="8pt"/>
    </style:style>
    <style:style style:name="TableRow56" style:family="table-row">
      <style:table-row-properties style:min-row-height="0.6694in" style:use-optimal-row-height="false" fo:keep-together="always"/>
    </style:style>
    <style:style style:name="TableCell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 style:parent-style-name="Standard" style:family="paragraph">
      <style:text-properties fo:color="#000000"/>
    </style:style>
    <style:style style:name="P59" style:parent-style-name="Standard" style:family="paragraph">
      <style:text-properties fo:color="#000000"/>
    </style:style>
    <style:style style:name="TableCell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 style:parent-style-name="Standard" style:family="paragraph">
      <style:text-properties fo:font-style="italic" style:font-style-asian="italic" fo:color="#C00000" fo:font-size="8pt" style:font-size-asian="8pt"/>
    </style:style>
    <style:style style:name="P62" style:parent-style-name="Standard" style:family="paragraph">
      <style:text-properties fo:font-style="italic" style:font-style-asian="italic" fo:color="#C00000" fo:font-size="8pt" style:font-size-asian="8pt"/>
    </style:style>
    <style:style style:name="TableRow63" style:family="table-row">
      <style:table-row-properties style:min-row-height="0.6694in" style:use-optimal-row-height="false" fo:keep-together="always"/>
    </style:style>
    <style:style style:name="TableCell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 style:parent-style-name="Standard" style:family="paragraph">
      <style:text-properties fo:color="#000000"/>
    </style:style>
    <style:style style:name="P66" style:parent-style-name="Standard" style:family="paragraph">
      <style:text-properties fo:color="#000000"/>
    </style:style>
    <style:style style:name="TableRow67" style:family="table-row">
      <style:table-row-properties style:min-row-height="2.0548in" style:use-optimal-row-height="false" fo:keep-together="always"/>
    </style:style>
    <style:style style:name="TableCell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 style:parent-style-name="Standard" style:family="paragraph">
      <style:text-properties fo:color="#000000"/>
    </style:style>
    <style:style style:name="T70" style:parent-style-name="Car.predefinitoparagrafo" style:family="text">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fo:background-color="#FFFFFF"/>
    </style:style>
    <style:style style:name="TableRow73" style:family="table-row">
      <style:table-row-properties style:min-row-height="1.3562in" style:use-optimal-row-height="false" fo:keep-together="always"/>
    </style:style>
    <style:style style:name="TableCell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 style:parent-style-name="Standard" style:family="paragraph">
      <style:text-properties fo:color="#000000"/>
    </style:style>
    <style:style style:name="T76" style:parent-style-name="Car.predefinitoparagrafo" style:family="text">
      <style:text-properties fo:color="#000000"/>
    </style:style>
    <style:style style:name="T77" style:parent-style-name="Car.predefinitoparagrafo" style:family="text">
      <style:text-properties fo:color="#000000"/>
    </style:style>
    <style:style style:name="P78" style:parent-style-name="Standard" style:family="paragraph">
      <style:text-properties fo:color="#000000"/>
    </style:style>
    <style:style style:name="TableRow79" style:family="table-row">
      <style:table-row-properties style:min-row-height="0.6694in" style:use-optimal-row-height="false" fo:keep-together="always"/>
    </style:style>
    <style:style style:name="TableCell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 style:parent-style-name="Standard" style:family="paragraph">
      <style:text-properties fo:color="#000000"/>
    </style:style>
    <style:style style:name="P82" style:parent-style-name="Standard" style:family="paragraph">
      <style:text-properties fo:color="#000000"/>
    </style:style>
    <style:style style:name="P83" style:parent-style-name="Standard" style:family="paragraph">
      <style:text-properties fo:color="#000000"/>
    </style:style>
    <style:style style:name="TableRow84" style:family="table-row">
      <style:table-row-properties style:min-row-height="0.6694in" style:use-optimal-row-height="false" fo:keep-together="always"/>
    </style:style>
    <style:style style:name="TableCell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 style:parent-style-name="Standard" style:family="paragraph">
      <style:text-properties fo:color="#000000"/>
    </style:style>
    <style:style style:name="T87" style:parent-style-name="Car.predefinitoparagrafo" style:family="text">
      <style:text-properties fo:color="#000000"/>
    </style:style>
    <style:style style:name="P88" style:parent-style-name="Standard" style:family="paragraph">
      <style:text-properties fo:color="#000000"/>
    </style:style>
    <style:style style:name="TableRow89" style:family="table-row">
      <style:table-row-properties style:min-row-height="0.6694in" style:use-optimal-row-height="false" fo:keep-together="always"/>
    </style:style>
    <style:style style:name="TableCell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 style:parent-style-name="Standard" style:family="paragraph">
      <style:text-properties fo:color="#000000"/>
    </style:style>
    <style:style style:name="T92" style:parent-style-name="Car.predefinitoparagrafo" style:family="text">
      <style:text-properties fo:color="#000000"/>
    </style:style>
    <style:style style:name="P93" style:parent-style-name="Standard" style:family="paragraph">
      <style:text-properties fo:color="#000000"/>
    </style:style>
    <style:style style:name="TableRow94" style:family="table-row">
      <style:table-row-properties style:min-row-height="0.6694in" style:use-optimal-row-height="false" fo:keep-together="always"/>
    </style:style>
    <style:style style:name="TableCell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 style:parent-style-name="Standard" style:family="paragraph">
      <style:text-properties fo:color="#000000"/>
    </style:style>
    <style:style style:name="P97" style:parent-style-name="Standard" style:family="paragraph">
      <style:text-properties fo:color="#000000"/>
    </style:style>
    <style:style style:name="P98" style:parent-style-name="Standard" style:family="paragraph">
      <style:text-properties fo:color="#000000"/>
    </style:style>
    <style:style style:name="TableRow99" style:family="table-row">
      <style:table-row-properties style:min-row-height="0.6097in" style:use-optimal-row-height="false" fo:keep-together="always"/>
    </style:style>
    <style:style style:name="TableCell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 style:parent-style-name="Standard" style:family="paragraph">
      <style:text-properties fo:color="#000000"/>
    </style:style>
    <style:style style:name="TableRow102" style:family="table-row">
      <style:table-row-properties style:min-row-height="0.6694in" style:use-optimal-row-height="false" fo:keep-together="always"/>
    </style:style>
    <style:style style:name="TableCell1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4" style:parent-style-name="Standard" style:family="paragraph">
      <style:text-properties fo:color="#000000"/>
    </style:style>
    <style:style style:name="T105" style:parent-style-name="Car.predefinitoparagrafo" style:family="text">
      <style:text-properties fo:color="#000000"/>
    </style:style>
    <style:style style:name="T106" style:parent-style-name="Car.predefinitoparagrafo" style:family="text">
      <style:text-properties fo:color="#000000" fo:font-size="10pt" style:font-size-asian="10pt"/>
    </style:style>
    <style:style style:name="P107" style:parent-style-name="Standard" style:family="paragraph">
      <style:text-properties fo:color="#000000"/>
    </style:style>
    <style:style style:name="P108" style:parent-style-name="Titolo2" style:family="paragraph">
      <style:paragraph-properties fo:break-before="page"/>
    </style:style>
    <style:style style:name="TableColumn110" style:family="table-column">
      <style:table-column-properties style:column-width="3.1013in" style:use-optimal-column-width="false"/>
    </style:style>
    <style:style style:name="TableColumn111" style:family="table-column">
      <style:table-column-properties style:column-width="3.2326in" style:use-optimal-column-width="false"/>
    </style:style>
    <style:style style:name="Table109" style:family="table">
      <style:table-properties style:width="6.334in" fo:margin-left="0.068in" table:align="left"/>
    </style:style>
    <style:style style:name="TableRow112" style:family="table-row">
      <style:table-row-properties style:min-row-height="0.6694in" style:use-optimal-row-height="false" fo:keep-together="always"/>
    </style:style>
    <style:style style:name="TableCell1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 style:parent-style-name="Standard" style:family="paragraph">
      <style:text-properties fo:color="#000000"/>
    </style:style>
    <style:style style:name="P115"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7" style:parent-style-name="Standard" style:family="paragraph">
      <style:text-properties fo:font-style="italic" style:font-style-asian="italic" fo:color="#C00000" fo:font-size="8pt" style:font-size-asian="8pt"/>
    </style:style>
    <style:style style:name="P118" style:parent-style-name="Standard" style:family="paragraph">
      <style:text-properties fo:font-style="italic" style:font-style-asian="italic" fo:color="#C00000" fo:font-size="8pt" style:font-size-asian="8pt"/>
    </style:style>
    <style:style style:name="TableRow119" style:family="table-row">
      <style:table-row-properties style:min-row-height="0.6694in" style:use-optimal-row-height="false" fo:keep-together="always"/>
    </style:style>
    <style:style style:name="TableCell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 style:parent-style-name="Standard" style:family="paragraph">
      <style:text-properties fo:color="#000000"/>
    </style:style>
    <style:style style:name="P122" style:parent-style-name="Standard" style:family="paragraph">
      <style:text-properties fo:color="#000000"/>
    </style:style>
    <style:style style:name="TableCell1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 style:parent-style-name="Standard" style:family="paragraph">
      <style:text-properties fo:font-style="italic" style:font-style-asian="italic" fo:color="#C00000" fo:font-size="8pt" style:font-size-asian="8pt"/>
    </style:style>
    <style:style style:name="P125" style:parent-style-name="Standard" style:family="paragraph">
      <style:text-properties fo:font-style="italic" style:font-style-asian="italic" fo:color="#C00000" fo:font-size="8pt" style:font-size-asian="8pt"/>
    </style:style>
    <style:style style:name="TableRow126" style:family="table-row">
      <style:table-row-properties style:min-row-height="0.6694in" style:use-optimal-row-height="false" fo:keep-together="always"/>
    </style:style>
    <style:style style:name="TableCell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 style:parent-style-name="Standard" style:family="paragraph">
      <style:text-properties fo:color="#000000"/>
    </style:style>
    <style:style style:name="P129" style:parent-style-name="Standard" style:family="paragraph">
      <style:text-properties fo:color="#000000"/>
    </style:style>
    <style:style style:name="TableRow130" style:family="table-row">
      <style:table-row-properties style:min-row-height="2.0548in" style:use-optimal-row-height="false" fo:keep-together="always"/>
    </style:style>
    <style:style style:name="TableCell1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 style:parent-style-name="Standard" style:family="paragraph">
      <style:text-properties fo:color="#000000"/>
    </style:style>
    <style:style style:name="T133" style:parent-style-name="Car.predefinitoparagrafo" style:family="text">
      <style:text-properties fo:color="#000000"/>
    </style:style>
    <style:style style:name="T134" style:parent-style-name="Car.predefinitoparagrafo" style:family="text">
      <style:text-properties style:font-weight-complex="bold" fo:color="#000000"/>
    </style:style>
    <style:style style:name="T135" style:parent-style-name="Car.predefinitoparagrafo" style:family="text">
      <style:text-properties fo:color="#000000"/>
    </style:style>
    <style:style style:name="T136" style:parent-style-name="Car.predefinitoparagrafo" style:family="text">
      <style:text-properties fo:color="#000000"/>
    </style:style>
    <style:style style:name="T137" style:parent-style-name="Car.predefinitoparagrafo" style:family="text">
      <style:text-properties style:font-weight-complex="bold" fo:color="#000000"/>
    </style:style>
    <style:style style:name="TableRow138" style:family="table-row">
      <style:table-row-properties style:min-row-height="1.3562in" style:use-optimal-row-height="false" fo:keep-together="always"/>
    </style:style>
    <style:style style:name="TableCell1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 style:parent-style-name="Standard" style:family="paragraph">
      <style:text-properties fo:color="#000000"/>
    </style:style>
    <style:style style:name="T141" style:parent-style-name="Car.predefinitoparagrafo" style:family="text">
      <style:text-properties fo:color="#000000"/>
    </style:style>
    <style:style style:name="T142" style:parent-style-name="Car.predefinitoparagrafo" style:family="text">
      <style:text-properties fo:color="#000000"/>
    </style:style>
    <style:style style:name="TableRow143" style:family="table-row">
      <style:table-row-properties style:min-row-height="0.6694in" style:use-optimal-row-height="false" fo:keep-together="always"/>
    </style:style>
    <style:style style:name="TableCell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 style:parent-style-name="Standard" style:family="paragraph">
      <style:text-properties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TableRow148" style:family="table-row">
      <style:table-row-properties style:min-row-height="0.6694in" style:use-optimal-row-height="false" fo:keep-together="always"/>
    </style:style>
    <style:style style:name="TableCell1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 style:parent-style-name="Standard" style:family="paragraph">
      <style:text-properties fo:color="#000000"/>
    </style:style>
    <style:style style:name="P151" style:parent-style-name="Standard" style:family="paragraph">
      <style:text-properties fo:color="#000000"/>
    </style:style>
    <style:style style:name="P152" style:parent-style-name="Standard" style:family="paragraph">
      <style:text-properties fo:color="#000000"/>
    </style:style>
    <style:style style:name="TableRow153" style:family="table-row">
      <style:table-row-properties style:min-row-height="0.6694in" style:use-optimal-row-height="false" fo:keep-together="always"/>
    </style:style>
    <style:style style:name="TableCell1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 style:parent-style-name="Standard" style:family="paragraph">
      <style:text-properties fo:color="#000000"/>
    </style:style>
    <style:style style:name="P156" style:parent-style-name="Standard" style:family="paragraph">
      <style:text-properties fo:color="#000000"/>
    </style:style>
    <style:style style:name="P157" style:parent-style-name="Standard" style:family="paragraph">
      <style:text-properties fo:color="#000000"/>
    </style:style>
    <style:style style:name="TableRow158" style:family="table-row">
      <style:table-row-properties style:min-row-height="0.6694in" style:use-optimal-row-height="false" fo:keep-together="always"/>
    </style:style>
    <style:style style:name="TableCell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 style:parent-style-name="Standard" style:family="paragraph">
      <style:text-properties fo:color="#000000"/>
    </style:style>
    <style:style style:name="P161" style:parent-style-name="Standard" style:family="paragraph">
      <style:text-properties fo:color="#000000"/>
    </style:style>
    <style:style style:name="P162" style:parent-style-name="Standard" style:family="paragraph">
      <style:text-properties fo:color="#000000"/>
    </style:style>
    <style:style style:name="TableRow163" style:family="table-row">
      <style:table-row-properties style:min-row-height="0.6097in" style:use-optimal-row-height="false" fo:keep-together="always"/>
    </style:style>
    <style:style style:name="TableCell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 style:parent-style-name="Standard" style:family="paragraph">
      <style:text-properties fo:color="#000000"/>
    </style:style>
    <style:style style:name="P166" style:parent-style-name="Standard" style:family="paragraph">
      <style:text-properties fo:color="#000000"/>
    </style:style>
    <style:style style:name="TableRow167" style:family="table-row">
      <style:table-row-properties style:min-row-height="0.6694in" style:use-optimal-row-height="false" fo:keep-together="always"/>
    </style:style>
    <style:style style:name="TableCell16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Titolo2" style:family="paragraph">
      <style:paragraph-properties fo:break-before="page"/>
    </style:style>
    <style:style style:name="TableColumn174" style:family="table-column">
      <style:table-column-properties style:column-width="3.1013in" style:use-optimal-column-width="false"/>
    </style:style>
    <style:style style:name="TableColumn175" style:family="table-column">
      <style:table-column-properties style:column-width="3.2326in" style:use-optimal-column-width="false"/>
    </style:style>
    <style:style style:name="Table173" style:family="table">
      <style:table-properties style:width="6.334in" fo:margin-left="0.068in" table:align="left"/>
    </style:style>
    <style:style style:name="TableRow176" style:family="table-row">
      <style:table-row-properties style:min-row-height="0.6694in" style:use-optimal-row-height="false" fo:keep-together="always"/>
    </style:style>
    <style:style style:name="TableCell1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 style:parent-style-name="Standard" style:family="paragraph">
      <style:text-properties fo:color="#000000"/>
    </style:style>
    <style:style style:name="P179" style:parent-style-name="Standard" style:family="paragraph">
      <style:text-properties fo:color="#000000"/>
    </style:style>
    <style:style style:name="TableCell1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1" style:parent-style-name="Standard" style:family="paragraph">
      <style:text-properties fo:font-style="italic" style:font-style-asian="italic" fo:color="#C00000" fo:font-size="8pt" style:font-size-asian="8pt"/>
    </style:style>
    <style:style style:name="P182" style:parent-style-name="Standard" style:family="paragraph">
      <style:text-properties fo:font-style="italic" style:font-style-asian="italic" fo:color="#C00000" fo:font-size="8pt" style:font-size-asian="8pt"/>
    </style:style>
    <style:style style:name="TableRow183" style:family="table-row">
      <style:table-row-properties style:min-row-height="0.6694in" style:use-optimal-row-height="false" fo:keep-together="always"/>
    </style:style>
    <style:style style:name="TableCell1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 style:parent-style-name="Standard" style:family="paragraph">
      <style:text-properties fo:color="#000000"/>
    </style:style>
    <style:style style:name="P186" style:parent-style-name="Standard" style:family="paragraph">
      <style:text-properties fo:color="#000000"/>
    </style:style>
    <style:style style:name="TableCell1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 style:parent-style-name="Standard" style:family="paragraph">
      <style:text-properties fo:font-style="italic" style:font-style-asian="italic" fo:color="#C00000" fo:font-size="8pt" style:font-size-asian="8pt"/>
    </style:style>
    <style:style style:name="P189" style:parent-style-name="Standard" style:family="paragraph">
      <style:text-properties fo:font-style="italic" style:font-style-asian="italic" fo:color="#C00000" fo:font-size="8pt" style:font-size-asian="8pt"/>
    </style:style>
    <style:style style:name="TableRow190" style:family="table-row">
      <style:table-row-properties style:min-row-height="0.6694in" style:use-optimal-row-height="false" fo:keep-together="always"/>
    </style:style>
    <style:style style:name="TableCell1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 style:parent-style-name="Standard" style:family="paragraph">
      <style:text-properties fo:color="#000000"/>
    </style:style>
    <style:style style:name="P193" style:parent-style-name="Standard" style:family="paragraph">
      <style:text-properties fo:color="#000000"/>
    </style:style>
    <style:style style:name="TableRow194" style:family="table-row">
      <style:table-row-properties style:min-row-height="2.0548in" style:use-optimal-row-height="false" fo:keep-together="always"/>
    </style:style>
    <style:style style:name="TableCell1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 style:parent-style-name="Standard" style:family="paragraph">
      <style:text-properties fo:color="#000000"/>
    </style:style>
    <style:style style:name="P197" style:parent-style-name="Standard" style:family="paragraph">
      <style:text-properties fo:color="#000000"/>
    </style:style>
    <style:style style:name="P198" style:parent-style-name="Standard" style:family="paragraph">
      <style:text-properties fo:color="#000000"/>
    </style:style>
    <style:style style:name="TableRow199" style:family="table-row">
      <style:table-row-properties style:min-row-height="1.3562in" style:use-optimal-row-height="false" fo:keep-together="always"/>
    </style:style>
    <style:style style:name="TableCell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 style:parent-style-name="Standard" style:family="paragraph">
      <style:text-properties fo:color="#000000"/>
    </style:style>
    <style:style style:name="P202" style:parent-style-name="Standard" style:family="paragraph">
      <style:text-properties fo:color="#000000"/>
    </style:style>
    <style:style style:name="P203" style:parent-style-name="Standard" style:family="paragraph">
      <style:text-properties fo:color="#000000"/>
    </style:style>
    <style:style style:name="TableRow204" style:family="table-row">
      <style:table-row-properties style:min-row-height="0.6694in" style:use-optimal-row-height="false" fo:keep-together="always"/>
    </style:style>
    <style:style style:name="TableCell2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 style:parent-style-name="Standard" style:family="paragraph">
      <style:text-properties fo:color="#000000"/>
    </style:style>
    <style:style style:name="P207" style:parent-style-name="Standard" style:family="paragraph">
      <style:text-properties fo:color="#000000"/>
    </style:style>
    <style:style style:name="P208" style:parent-style-name="Standard" style:family="paragraph">
      <style:text-properties fo:color="#000000"/>
    </style:style>
    <style:style style:name="TableRow209" style:family="table-row">
      <style:table-row-properties style:min-row-height="0.6694in" style:use-optimal-row-height="false" fo:keep-together="always"/>
    </style:style>
    <style:style style:name="TableCell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1" style:parent-style-name="Standard" style:family="paragraph">
      <style:text-properties fo:color="#000000"/>
    </style:style>
    <style:style style:name="P212" style:parent-style-name="Standard" style:family="paragraph">
      <style:text-properties fo:color="#000000"/>
    </style:style>
    <style:style style:name="P213" style:parent-style-name="Standard" style:family="paragraph">
      <style:text-properties fo:color="#000000"/>
    </style:style>
    <style:style style:name="TableRow214" style:family="table-row">
      <style:table-row-properties style:min-row-height="0.6694in" style:use-optimal-row-height="false" fo:keep-together="always"/>
    </style:style>
    <style:style style:name="TableCell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 style:parent-style-name="Standard" style:family="paragraph">
      <style:text-properties fo:color="#000000"/>
    </style:style>
    <style:style style:name="P217" style:parent-style-name="Standard" style:family="paragraph">
      <style:text-properties fo:color="#000000"/>
    </style:style>
    <style:style style:name="P218" style:parent-style-name="Standard" style:family="paragraph">
      <style:text-properties fo:color="#000000"/>
    </style:style>
    <style:style style:name="TableRow219" style:family="table-row">
      <style:table-row-properties style:min-row-height="0.6694in" style:use-optimal-row-height="false" fo:keep-together="always"/>
    </style:style>
    <style:style style:name="TableCell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1" style:parent-style-name="Standard" style:family="paragraph">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TableRow224" style:family="table-row">
      <style:table-row-properties style:min-row-height="0.6097in" style:use-optimal-row-height="false" fo:keep-together="always"/>
    </style:style>
    <style:style style:name="TableCell2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6" style:parent-style-name="Standard" style:family="paragraph">
      <style:text-properties fo:color="#000000"/>
    </style:style>
    <style:style style:name="P227" style:parent-style-name="Standard" style:family="paragraph">
      <style:text-properties fo:color="#000000"/>
    </style:style>
    <style:style style:name="P228" style:parent-style-name="Standard" style:family="paragraph">
      <style:text-properties fo:color="#000000"/>
    </style:style>
    <style:style style:name="TableRow229" style:family="table-row">
      <style:table-row-properties style:min-row-height="0.6694in" style:use-optimal-row-height="false" fo:keep-together="always"/>
    </style:style>
    <style:style style:name="TableCell2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Titolo2" style:family="paragraph">
      <style:paragraph-properties fo:break-before="page"/>
    </style:style>
    <style:style style:name="TableColumn236" style:family="table-column">
      <style:table-column-properties style:column-width="3.1013in" style:use-optimal-column-width="false"/>
    </style:style>
    <style:style style:name="TableColumn237" style:family="table-column">
      <style:table-column-properties style:column-width="3.2326in" style:use-optimal-column-width="false"/>
    </style:style>
    <style:style style:name="Table235" style:family="table">
      <style:table-properties style:width="6.334in" fo:margin-left="0.068in" table:align="left"/>
    </style:style>
    <style:style style:name="TableRow238" style:family="table-row">
      <style:table-row-properties style:min-row-height="0.6694in" style:use-optimal-row-height="false" fo:keep-together="always"/>
    </style:style>
    <style:style style:name="TableCell2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0" style:parent-style-name="Standard" style:family="paragraph">
      <style:text-properties fo:color="#000000"/>
    </style:style>
    <style:style style:name="P241" style:parent-style-name="Standard" style:family="paragraph">
      <style:text-properties fo:color="#000000"/>
    </style:style>
    <style:style style:name="TableCell2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3" style:parent-style-name="Standard" style:family="paragraph">
      <style:text-properties fo:font-style="italic" style:font-style-asian="italic" fo:color="#C00000" fo:font-size="8pt" style:font-size-asian="8pt"/>
    </style:style>
    <style:style style:name="P244" style:parent-style-name="Standard" style:family="paragraph">
      <style:text-properties fo:font-style="italic" style:font-style-asian="italic" fo:color="#C00000" fo:font-size="8pt" style:font-size-asian="8pt"/>
    </style:style>
    <style:style style:name="TableRow245" style:family="table-row">
      <style:table-row-properties style:min-row-height="0.6694in" style:use-optimal-row-height="false" fo:keep-together="always"/>
    </style:style>
    <style:style style:name="TableCell2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7" style:parent-style-name="Standard" style:family="paragraph">
      <style:text-properties fo:color="#000000"/>
    </style:style>
    <style:style style:name="P248" style:parent-style-name="Standard" style:family="paragraph">
      <style:text-properties fo:color="#000000"/>
    </style:style>
    <style:style style:name="TableCell2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0" style:parent-style-name="Standard" style:family="paragraph">
      <style:text-properties fo:font-style="italic" style:font-style-asian="italic" fo:color="#C00000" fo:font-size="8pt" style:font-size-asian="8pt"/>
    </style:style>
    <style:style style:name="P251" style:parent-style-name="Standard" style:family="paragraph">
      <style:text-properties fo:font-style="italic" style:font-style-asian="italic" fo:color="#C00000" fo:font-size="8pt" style:font-size-asian="8pt"/>
    </style:style>
    <style:style style:name="TableRow252" style:family="table-row">
      <style:table-row-properties style:min-row-height="0.6694in" style:use-optimal-row-height="false" fo:keep-together="always"/>
    </style:style>
    <style:style style:name="TableCell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4" style:parent-style-name="Standard" style:family="paragraph">
      <style:text-properties fo:color="#000000"/>
    </style:style>
    <style:style style:name="P255" style:parent-style-name="Standard" style:family="paragraph">
      <style:text-properties fo:color="#000000"/>
    </style:style>
    <style:style style:name="TableRow256" style:family="table-row">
      <style:table-row-properties style:min-row-height="2.0548in" style:use-optimal-row-height="false" fo:keep-together="always"/>
    </style:style>
    <style:style style:name="TableCell2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8" style:parent-style-name="Standard" style:family="paragraph">
      <style:text-properties fo:color="#000000"/>
    </style:style>
    <style:style style:name="P259" style:parent-style-name="Standard" style:family="paragraph">
      <style:text-properties fo:color="#000000"/>
    </style:style>
    <style:style style:name="TableRow260" style:family="table-row">
      <style:table-row-properties style:min-row-height="1.3562in" style:use-optimal-row-height="false" fo:keep-together="always"/>
    </style:style>
    <style:style style:name="TableCell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2" style:parent-style-name="Standard" style:family="paragraph">
      <style:text-properties fo:color="#000000"/>
    </style:style>
    <style:style style:name="P263" style:parent-style-name="Standard" style:family="paragraph">
      <style:text-properties fo:color="#000000"/>
    </style:style>
    <style:style style:name="P264" style:parent-style-name="Standard" style:family="paragraph">
      <style:text-properties fo:color="#000000"/>
    </style:style>
    <style:style style:name="TableRow265" style:family="table-row">
      <style:table-row-properties style:min-row-height="0.6694in" style:use-optimal-row-height="false" fo:keep-together="always"/>
    </style:style>
    <style:style style:name="TableCell2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7" style:parent-style-name="Standard" style:family="paragraph">
      <style:text-properties fo:color="#000000"/>
    </style:style>
    <style:style style:name="P268" style:parent-style-name="Standard" style:family="paragraph">
      <style:text-properties fo:color="#000000"/>
    </style:style>
    <style:style style:name="TableRow269" style:family="table-row">
      <style:table-row-properties style:min-row-height="0.6694in" style:use-optimal-row-height="false" fo:keep-together="always"/>
    </style:style>
    <style:style style:name="TableCell2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1" style:parent-style-name="Standard" style:family="paragraph">
      <style:text-properties fo:color="#000000"/>
    </style:style>
    <style:style style:name="P272" style:parent-style-name="Standard" style:family="paragraph">
      <style:text-properties fo:color="#000000"/>
    </style:style>
    <style:style style:name="P273" style:parent-style-name="Standard" style:family="paragraph">
      <style:text-properties fo:color="#000000"/>
    </style:style>
    <style:style style:name="TableRow274" style:family="table-row">
      <style:table-row-properties style:min-row-height="0.6694in" style:use-optimal-row-height="false" fo:keep-together="always"/>
    </style:style>
    <style:style style:name="TableCell2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6" style:parent-style-name="Standard" style:family="paragraph">
      <style:text-properties fo:color="#000000"/>
    </style:style>
    <style:style style:name="P277" style:parent-style-name="Standard" style:family="paragraph">
      <style:text-properties fo:color="#000000"/>
    </style:style>
    <style:style style:name="P278" style:parent-style-name="Standard" style:family="paragraph">
      <style:text-properties fo:color="#000000"/>
    </style:style>
    <style:style style:name="TableRow279" style:family="table-row">
      <style:table-row-properties style:min-row-height="0.6694in" style:use-optimal-row-height="false" fo:keep-together="always"/>
    </style:style>
    <style:style style:name="TableCell2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1" style:parent-style-name="Standard" style:family="paragraph">
      <style:text-properties fo:color="#000000"/>
    </style:style>
    <style:style style:name="TableRow282" style:family="table-row">
      <style:table-row-properties style:min-row-height="0.6097in" style:use-optimal-row-height="false" fo:keep-together="always"/>
    </style:style>
    <style:style style:name="TableCell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4" style:parent-style-name="Standard" style:family="paragraph">
      <style:text-properties fo:color="#000000"/>
    </style:style>
    <style:style style:name="P285" style:parent-style-name="Standard" style:family="paragraph">
      <style:text-properties fo:color="#000000"/>
    </style:style>
    <style:style style:name="P286" style:parent-style-name="Standard" style:family="paragraph">
      <style:text-properties fo:color="#000000"/>
    </style:style>
    <style:style style:name="TableRow287" style:family="table-row">
      <style:table-row-properties style:min-row-height="0.6694in" style:use-optimal-row-height="false" fo:keep-together="always"/>
    </style:style>
    <style:style style:name="TableCell2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89" style:parent-style-name="Standard" style:family="paragraph">
      <style:text-properties fo:color="#000000"/>
    </style:style>
    <style:style style:name="P290" style:parent-style-name="Titolo2" style:family="paragraph">
      <style:paragraph-properties fo:break-before="page"/>
    </style:style>
    <style:style style:name="TableColumn292" style:family="table-column">
      <style:table-column-properties style:column-width="3.1013in" style:use-optimal-column-width="false"/>
    </style:style>
    <style:style style:name="TableColumn293" style:family="table-column">
      <style:table-column-properties style:column-width="3.2326in" style:use-optimal-column-width="false"/>
    </style:style>
    <style:style style:name="Table291" style:family="table">
      <style:table-properties style:width="6.334in" fo:margin-left="0.068in" table:align="left"/>
    </style:style>
    <style:style style:name="TableRow294" style:family="table-row">
      <style:table-row-properties style:min-row-height="0.6694in" style:use-optimal-row-height="false" fo:keep-together="always"/>
    </style:style>
    <style:style style:name="TableCell2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6" style:parent-style-name="Standard" style:family="paragraph">
      <style:text-properties fo:color="#000000"/>
    </style:style>
    <style:style style:name="P297" style:parent-style-name="Standard" style:family="paragraph">
      <style:text-properties fo:color="#000000"/>
    </style:style>
    <style:style style:name="TableCell2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9" style:parent-style-name="Standard" style:family="paragraph">
      <style:text-properties fo:font-style="italic" style:font-style-asian="italic" fo:color="#C00000" fo:font-size="8pt" style:font-size-asian="8pt"/>
    </style:style>
    <style:style style:name="P300" style:parent-style-name="Standard" style:family="paragraph">
      <style:text-properties fo:font-style="italic" style:font-style-asian="italic" fo:color="#C00000" fo:font-size="8pt" style:font-size-asian="8pt"/>
    </style:style>
    <style:style style:name="TableRow301" style:family="table-row">
      <style:table-row-properties style:min-row-height="0.6694in" style:use-optimal-row-height="false" fo:keep-together="always"/>
    </style:style>
    <style:style style:name="TableCell3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3" style:parent-style-name="Standard" style:family="paragraph">
      <style:text-properties fo:color="#000000"/>
    </style:style>
    <style:style style:name="P304" style:parent-style-name="Standard" style:family="paragraph">
      <style:text-properties fo:color="#000000"/>
    </style:style>
    <style:style style:name="TableCell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6" style:parent-style-name="Standard" style:family="paragraph">
      <style:text-properties fo:font-style="italic" style:font-style-asian="italic" fo:color="#C00000" fo:font-size="8pt" style:font-size-asian="8pt"/>
    </style:style>
    <style:style style:name="P307" style:parent-style-name="Standard" style:family="paragraph">
      <style:text-properties fo:font-style="italic" style:font-style-asian="italic" fo:color="#C00000" fo:font-size="8pt" style:font-size-asian="8pt"/>
    </style:style>
    <style:style style:name="TableRow308" style:family="table-row">
      <style:table-row-properties style:min-row-height="0.6694in" style:use-optimal-row-height="false" fo:keep-together="always"/>
    </style:style>
    <style:style style:name="TableCell3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0" style:parent-style-name="Standard" style:family="paragraph">
      <style:text-properties fo:color="#000000"/>
    </style:style>
    <style:style style:name="P311" style:parent-style-name="Standard" style:family="paragraph">
      <style:text-properties fo:color="#000000"/>
    </style:style>
    <style:style style:name="TableRow312" style:family="table-row">
      <style:table-row-properties style:min-row-height="2.0548in" style:use-optimal-row-height="false" fo:keep-together="always"/>
    </style:style>
    <style:style style:name="TableCell3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4" style:parent-style-name="Standard" style:family="paragraph">
      <style:text-properties fo:color="#000000"/>
    </style:style>
    <style:style style:name="P315" style:parent-style-name="Standard" style:family="paragraph">
      <style:text-properties fo:color="#000000"/>
    </style:style>
    <style:style style:name="P316" style:parent-style-name="Standard" style:family="paragraph">
      <style:text-properties fo:color="#000000"/>
    </style:style>
    <style:style style:name="TableRow317" style:family="table-row">
      <style:table-row-properties style:min-row-height="1.3562in" style:use-optimal-row-height="false" fo:keep-together="always"/>
    </style:style>
    <style:style style:name="TableCell3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9" style:parent-style-name="Standard" style:family="paragraph">
      <style:text-properties fo:color="#000000"/>
    </style:style>
    <style:style style:name="T320" style:parent-style-name="Car.predefinitoparagrafo" style:family="text">
      <style:text-properties fo:color="#000000"/>
    </style:style>
    <style:style style:name="T321" style:parent-style-name="Car.predefinitoparagrafo" style:family="text">
      <style:text-properties fo:color="#000000"/>
    </style:style>
    <style:style style:name="P322" style:parent-style-name="Standard" style:family="paragraph">
      <style:text-properties fo:color="#000000"/>
    </style:style>
    <style:style style:name="TableRow323" style:family="table-row">
      <style:table-row-properties style:min-row-height="0.6694in" style:use-optimal-row-height="false" fo:keep-together="always"/>
    </style:style>
    <style:style style:name="TableCell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5" style:parent-style-name="Standard" style:family="paragraph">
      <style:text-properties fo:color="#000000"/>
    </style:style>
    <style:style style:name="P326" style:parent-style-name="Standard" style:family="paragraph">
      <style:text-properties fo:color="#000000"/>
    </style:style>
    <style:style style:name="TableRow327" style:family="table-row">
      <style:table-row-properties style:min-row-height="0.6694in" style:use-optimal-row-height="false" fo:keep-together="always"/>
    </style:style>
    <style:style style:name="TableCell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9" style:parent-style-name="Standard" style:family="paragraph">
      <style:text-properties fo:color="#000000"/>
    </style:style>
    <style:style style:name="P330" style:parent-style-name="Standard" style:family="paragraph">
      <style:text-properties fo:color="#000000"/>
    </style:style>
    <style:style style:name="TableRow331" style:family="table-row">
      <style:table-row-properties style:min-row-height="0.6694in" style:use-optimal-row-height="false" fo:keep-together="always"/>
    </style:style>
    <style:style style:name="TableCell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3" style:parent-style-name="Standard" style:family="paragraph">
      <style:text-properties fo:color="#000000"/>
    </style:style>
    <style:style style:name="P334" style:parent-style-name="Textbody" style:family="paragraph">
      <style:text-properties fo:color="#000000"/>
    </style:style>
    <style:style style:name="P335" style:parent-style-name="Textbody" style:family="paragraph">
      <style:paragraph-properties fo:margin-bottom="0in" fo:line-height="135%"/>
      <style:text-properties fo:color="#000000"/>
    </style:style>
    <style:style style:name="P336" style:parent-style-name="Textbody" style:family="paragraph">
      <style:paragraph-properties fo:margin-bottom="0in" fo:line-height="135%"/>
      <style:text-properties fo:color="#000000"/>
    </style:style>
    <style:style style:name="P337" style:parent-style-name="Textbody" style:family="paragraph">
      <style:paragraph-properties fo:margin-bottom="0in" fo:line-height="135%"/>
      <style:text-properties fo:color="#000000"/>
    </style:style>
    <style:style style:name="P338" style:parent-style-name="Textbody" style:family="paragraph">
      <style:paragraph-properties fo:margin-bottom="0.1388in" fo:line-height="135%"/>
      <style:text-properties fo:color="#000000"/>
    </style:style>
    <style:style style:name="P339" style:parent-style-name="Textbody" style:family="paragraph">
      <style:paragraph-properties fo:margin-bottom="0in" fo:line-height="135%"/>
      <style:text-properties fo:color="#000000"/>
    </style:style>
    <style:style style:name="P340" style:parent-style-name="Standard" style:family="paragraph">
      <style:text-properties fo:color="#000000"/>
    </style:style>
    <style:style style:name="TableRow341" style:family="table-row">
      <style:table-row-properties style:min-row-height="0.6694in" style:use-optimal-row-height="false" fo:keep-together="always"/>
    </style:style>
    <style:style style:name="TableCell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3" style:parent-style-name="Standard" style:family="paragraph">
      <style:text-properties fo:color="#000000"/>
    </style:style>
    <style:style style:name="P344" style:parent-style-name="Standard" style:family="paragraph">
      <style:text-properties fo:color="#000000"/>
    </style:style>
    <style:style style:name="P345" style:parent-style-name="Standard" style:family="paragraph">
      <style:text-properties fo:color="#000000"/>
    </style:style>
    <style:style style:name="TableRow346" style:family="table-row">
      <style:table-row-properties style:min-row-height="0.6097in" style:use-optimal-row-height="false" fo:keep-together="always"/>
    </style:style>
    <style:style style:name="TableCell3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8" style:parent-style-name="Standard" style:family="paragraph">
      <style:text-properties fo:color="#000000"/>
    </style:style>
    <style:style style:name="P349" style:parent-style-name="Standard" style:family="paragraph">
      <style:text-properties fo:color="#000000"/>
    </style:style>
    <style:style style:name="P350" style:parent-style-name="Standard" style:family="paragraph">
      <style:text-properties fo:color="#000000"/>
    </style:style>
    <style:style style:name="TableRow351" style:family="table-row">
      <style:table-row-properties style:min-row-height="0.6694in" style:use-optimal-row-height="false" fo:keep-together="always"/>
    </style:style>
    <style:style style:name="TableCell3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3" style:parent-style-name="Standard" style:family="paragraph">
      <style:text-properties fo:color="#000000"/>
    </style:style>
    <style:style style:name="T354" style:parent-style-name="Car.predefinitoparagrafo" style:family="text">
      <style:text-properties fo:color="#000000"/>
    </style:style>
    <style:style style:name="T355" style:parent-style-name="Car.predefinitoparagrafo" style:family="text">
      <style:text-properties fo:font-style="italic" style:font-style-asian="italic" fo:color="#000000" fo:font-size="10pt" style:font-size-asian="10pt"/>
    </style:style>
    <style:style style:name="P356" style:parent-style-name="Standard" style:family="paragraph">
      <style:text-properties fo:color="#000000"/>
    </style:style>
    <style:style style:name="P357" style:parent-style-name="Titolo2" style:family="paragraph">
      <style:paragraph-properties fo:break-before="page"/>
    </style:style>
    <style:style style:name="TableColumn359" style:family="table-column">
      <style:table-column-properties style:column-width="3.1013in" style:use-optimal-column-width="false"/>
    </style:style>
    <style:style style:name="TableColumn360" style:family="table-column">
      <style:table-column-properties style:column-width="3.2326in" style:use-optimal-column-width="false"/>
    </style:style>
    <style:style style:name="Table358" style:family="table">
      <style:table-properties style:width="6.334in" fo:margin-left="0.068in" table:align="left"/>
    </style:style>
    <style:style style:name="TableRow361" style:family="table-row">
      <style:table-row-properties style:min-row-height="0.6694in" style:use-optimal-row-height="false" fo:keep-together="always"/>
    </style:style>
    <style:style style:name="TableCell36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3" style:parent-style-name="Standard" style:family="paragraph">
      <style:text-properties fo:color="#000000"/>
    </style:style>
    <style:style style:name="P364" style:parent-style-name="Standard" style:family="paragraph">
      <style:text-properties fo:color="#000000"/>
    </style:style>
    <style:style style:name="TableCell3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6" style:parent-style-name="Standard" style:family="paragraph">
      <style:text-properties fo:font-style="italic" style:font-style-asian="italic" fo:color="#C00000" fo:font-size="8pt" style:font-size-asian="8pt"/>
    </style:style>
    <style:style style:name="P367" style:parent-style-name="Standard" style:family="paragraph">
      <style:text-properties fo:font-style="italic" style:font-style-asian="italic" fo:color="#C00000" fo:font-size="8pt" style:font-size-asian="8pt"/>
    </style:style>
    <style:style style:name="TableRow368" style:family="table-row">
      <style:table-row-properties style:min-row-height="0.6694in" style:use-optimal-row-height="false" fo:keep-together="always"/>
    </style:style>
    <style:style style:name="TableCell3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0" style:parent-style-name="Standard" style:family="paragraph">
      <style:text-properties fo:color="#000000"/>
    </style:style>
    <style:style style:name="P371" style:parent-style-name="Standard" style:family="paragraph">
      <style:text-properties fo:color="#000000"/>
    </style:style>
    <style:style style:name="TableCell3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3" style:parent-style-name="Standard" style:family="paragraph">
      <style:text-properties fo:font-style="italic" style:font-style-asian="italic" fo:color="#C00000" fo:font-size="8pt" style:font-size-asian="8pt"/>
    </style:style>
    <style:style style:name="P374" style:parent-style-name="Standard" style:family="paragraph">
      <style:text-properties fo:font-style="italic" style:font-style-asian="italic" fo:color="#C00000" fo:font-size="8pt" style:font-size-asian="8pt"/>
    </style:style>
    <style:style style:name="TableRow375" style:family="table-row">
      <style:table-row-properties style:min-row-height="0.6694in" style:use-optimal-row-height="false" fo:keep-together="always"/>
    </style:style>
    <style:style style:name="TableCell3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7" style:parent-style-name="Standard" style:family="paragraph">
      <style:text-properties fo:color="#000000"/>
    </style:style>
    <style:style style:name="P378" style:parent-style-name="Standard" style:family="paragraph">
      <style:text-properties fo:color="#000000"/>
    </style:style>
    <style:style style:name="TableRow379" style:family="table-row">
      <style:table-row-properties style:min-row-height="2.0548in" style:use-optimal-row-height="false" fo:keep-together="always"/>
    </style:style>
    <style:style style:name="TableCell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1" style:parent-style-name="Standard" style:family="paragraph">
      <style:text-properties fo:color="#000000"/>
    </style:style>
    <style:style style:name="P382" style:parent-style-name="Standard" style:family="paragraph">
      <style:text-properties fo:color="#000000"/>
    </style:style>
    <style:style style:name="P383" style:parent-style-name="Standard" style:family="paragraph">
      <style:text-properties fo:color="#000000"/>
    </style:style>
    <style:style style:name="TableRow384" style:family="table-row">
      <style:table-row-properties style:min-row-height="1.3562in" style:use-optimal-row-height="false" fo:keep-together="always"/>
    </style:style>
    <style:style style:name="TableCell3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6" style:parent-style-name="Standard" style:family="paragraph">
      <style:text-properties fo:color="#000000"/>
    </style:style>
    <style:style style:name="P387" style:parent-style-name="Standard" style:family="paragraph">
      <style:text-properties fo:color="#000000"/>
    </style:style>
    <style:style style:name="P388" style:parent-style-name="Standard" style:family="paragraph">
      <style:text-properties fo:color="#000000"/>
    </style:style>
    <style:style style:name="TableRow389" style:family="table-row">
      <style:table-row-properties style:min-row-height="0.6694in" style:use-optimal-row-height="false" fo:keep-together="always"/>
    </style:style>
    <style:style style:name="TableCell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1" style:parent-style-name="Standard" style:family="paragraph">
      <style:text-properties fo:color="#000000"/>
    </style:style>
    <style:style style:name="P392" style:parent-style-name="Standard" style:family="paragraph">
      <style:text-properties fo:color="#000000"/>
    </style:style>
    <style:style style:name="P393" style:parent-style-name="Standard" style:family="paragraph">
      <style:text-properties fo:color="#000000"/>
    </style:style>
    <style:style style:name="TableRow394" style:family="table-row">
      <style:table-row-properties style:min-row-height="0.6694in" style:use-optimal-row-height="false" fo:keep-together="always"/>
    </style:style>
    <style:style style:name="TableCell3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6" style:parent-style-name="Standard" style:family="paragraph">
      <style:text-properties fo:color="#000000"/>
    </style:style>
    <style:style style:name="P397" style:parent-style-name="Textbody" style:family="paragraph">
      <style:text-properties fo:color="#000000"/>
    </style:style>
    <style:style style:name="T398" style:parent-style-name="Car.predefinitoparagrafo" style:family="text">
      <style:text-properties fo:color="#000000"/>
    </style:style>
    <style:style style:name="T399" style:parent-style-name="Car.predefinitoparagrafo" style:family="text">
      <style:text-properties fo:color="#000000"/>
    </style:style>
    <style:style style:name="T400" style:parent-style-name="Car.predefinitoparagrafo" style:family="text">
      <style:text-properties fo:color="#000000"/>
    </style:style>
    <style:style style:name="TableRow401" style:family="table-row">
      <style:table-row-properties style:min-row-height="0.6694in" style:use-optimal-row-height="false" fo:keep-together="always"/>
    </style:style>
    <style:style style:name="TableCell4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3" style:parent-style-name="Standard" style:family="paragraph">
      <style:text-properties fo:color="#000000"/>
    </style:style>
    <style:style style:name="P404" style:parent-style-name="Standard" style:family="paragraph">
      <style:text-properties fo:color="#000000"/>
    </style:style>
    <style:style style:name="P405" style:parent-style-name="Standard" style:family="paragraph">
      <style:text-properties fo:color="#000000"/>
    </style:style>
    <style:style style:name="TableRow406" style:family="table-row">
      <style:table-row-properties style:min-row-height="0.6694in" style:use-optimal-row-height="false" fo:keep-together="always"/>
    </style:style>
    <style:style style:name="TableCell4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8" style:parent-style-name="Standard" style:family="paragraph">
      <style:text-properties fo:color="#000000"/>
    </style:style>
    <style:style style:name="P409" style:parent-style-name="Standard" style:family="paragraph">
      <style:text-properties fo:color="#000000"/>
    </style:style>
    <style:style style:name="P410" style:parent-style-name="Standard" style:family="paragraph">
      <style:text-properties fo:color="#000000"/>
    </style:style>
    <style:style style:name="TableRow411" style:family="table-row">
      <style:table-row-properties style:min-row-height="0.6097in" style:use-optimal-row-height="false" fo:keep-together="always"/>
    </style:style>
    <style:style style:name="TableCell4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3" style:parent-style-name="Standard" style:family="paragraph">
      <style:text-properties fo:color="#000000"/>
    </style:style>
    <style:style style:name="TableRow414" style:family="table-row">
      <style:table-row-properties style:min-row-height="0.6694in" style:use-optimal-row-height="false" fo:keep-together="always"/>
    </style:style>
    <style:style style:name="TableCell4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6" style:parent-style-name="Standard" style:family="paragraph">
      <style:text-properties fo:color="#000000"/>
    </style:style>
    <style:style style:name="P417" style:parent-style-name="Standard" style:family="paragraph">
      <style:text-properties fo:color="#000000"/>
    </style:style>
    <style:style style:name="P418" style:parent-style-name="Standard" style:family="paragraph">
      <style:text-properties fo:color="#000000"/>
    </style:style>
    <style:style style:name="P419" style:parent-style-name="Titolo2" style:family="paragraph">
      <style:paragraph-properties fo:break-before="page"/>
    </style:style>
    <style:style style:name="TableColumn421" style:family="table-column">
      <style:table-column-properties style:column-width="3.1013in" style:use-optimal-column-width="false"/>
    </style:style>
    <style:style style:name="TableColumn422" style:family="table-column">
      <style:table-column-properties style:column-width="3.2326in" style:use-optimal-column-width="false"/>
    </style:style>
    <style:style style:name="Table420" style:family="table">
      <style:table-properties style:width="6.334in" fo:margin-left="0.068in" table:align="left"/>
    </style:style>
    <style:style style:name="TableRow423" style:family="table-row">
      <style:table-row-properties style:min-row-height="0.6694in" style:use-optimal-row-height="false" fo:keep-together="always"/>
    </style:style>
    <style:style style:name="TableCell4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5" style:parent-style-name="Standard" style:family="paragraph">
      <style:text-properties fo:color="#000000"/>
    </style:style>
    <style:style style:name="P426" style:parent-style-name="Standard" style:family="paragraph">
      <style:text-properties fo:color="#000000"/>
    </style:style>
    <style:style style:name="TableCell4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8" style:parent-style-name="Standard" style:family="paragraph">
      <style:text-properties fo:font-style="italic" style:font-style-asian="italic" fo:color="#C00000" fo:font-size="8pt" style:font-size-asian="8pt"/>
    </style:style>
    <style:style style:name="P429" style:parent-style-name="Standard" style:family="paragraph">
      <style:text-properties fo:font-style="italic" style:font-style-asian="italic" fo:color="#C00000" fo:font-size="8pt" style:font-size-asian="8pt"/>
    </style:style>
    <style:style style:name="TableRow430" style:family="table-row">
      <style:table-row-properties style:min-row-height="0.6694in" style:use-optimal-row-height="false" fo:keep-together="always"/>
    </style:style>
    <style:style style:name="TableCell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2" style:parent-style-name="Standard" style:family="paragraph">
      <style:text-properties fo:color="#000000"/>
    </style:style>
    <style:style style:name="P433" style:parent-style-name="Standard" style:family="paragraph">
      <style:text-properties fo:color="#000000"/>
    </style:style>
    <style:style style:name="TableCell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5" style:parent-style-name="Standard" style:family="paragraph">
      <style:text-properties fo:font-style="italic" style:font-style-asian="italic" fo:color="#C00000" fo:font-size="8pt" style:font-size-asian="8pt"/>
    </style:style>
    <style:style style:name="TableRow436" style:family="table-row">
      <style:table-row-properties style:min-row-height="0.6694in" style:use-optimal-row-height="false" fo:keep-together="always"/>
    </style:style>
    <style:style style:name="TableCell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8" style:parent-style-name="Standard" style:family="paragraph">
      <style:text-properties fo:color="#000000"/>
    </style:style>
    <style:style style:name="P439" style:parent-style-name="Standard" style:family="paragraph">
      <style:text-properties fo:color="#000000"/>
    </style:style>
    <style:style style:name="TableRow440" style:family="table-row">
      <style:table-row-properties style:min-row-height="2.0548in" style:use-optimal-row-height="false" fo:keep-together="always"/>
    </style:style>
    <style:style style:name="TableCell4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2" style:parent-style-name="Standard" style:family="paragraph">
      <style:text-properties fo:color="#000000"/>
    </style:style>
    <style:style style:name="P443" style:parent-style-name="Standard" style:family="paragraph">
      <style:paragraph-properties fo:text-align="justify"/>
      <style:text-properties fo:color="#000000"/>
    </style:style>
    <style:style style:name="TableRow444" style:family="table-row">
      <style:table-row-properties style:min-row-height="1.3562in" style:use-optimal-row-height="false" fo:keep-together="always"/>
    </style:style>
    <style:style style:name="TableCell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6" style:parent-style-name="Standard" style:family="paragraph">
      <style:text-properties fo:color="#000000"/>
    </style:style>
    <style:style style:name="P447" style:parent-style-name="Normale" style:family="paragraph">
      <style:paragraph-properties style:vertical-align="auto" fo:margin-bottom="0.1388in"/>
    </style:style>
    <style:style style:name="T448" style:parent-style-name="Car.predefinitoparagrafo" style:family="text">
      <style:text-properties style:font-name-asian="Times New Roman" style:font-name-complex="Times New Roman" fo:color="#000000" style:language-asian="it" style:country-asian="IT"/>
    </style:style>
    <style:style style:name="P449" style:parent-style-name="Standard" style:family="paragraph">
      <style:text-properties fo:color="#000000"/>
    </style:style>
    <style:style style:name="TableRow450" style:family="table-row">
      <style:table-row-properties style:min-row-height="0.6694in" style:use-optimal-row-height="false" fo:keep-together="always"/>
    </style:style>
    <style:style style:name="TableCell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2" style:parent-style-name="Standard" style:family="paragraph">
      <style:text-properties fo:color="#000000"/>
    </style:style>
    <style:style style:name="P453" style:parent-style-name="Standard" style:family="paragraph">
      <style:text-properties fo:color="#000000"/>
    </style:style>
    <style:style style:name="TableRow454" style:family="table-row">
      <style:table-row-properties style:min-row-height="0.6694in" style:use-optimal-row-height="false" fo:keep-together="always"/>
    </style:style>
    <style:style style:name="TableCell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6" style:parent-style-name="Standard" style:family="paragraph">
      <style:text-properties fo:color="#000000"/>
    </style:style>
    <style:style style:name="P457" style:parent-style-name="Normale" style:family="paragraph">
      <style:paragraph-properties style:vertical-align="auto" fo:margin-bottom="0.1388in"/>
    </style:style>
    <style:style style:name="T458" style:parent-style-name="Car.predefinitoparagrafo" style:family="text">
      <style:text-properties style:font-name-asian="Times New Roman" style:font-name-complex="Times New Roman" fo:color="#000000" style:language-asian="it" style:country-asian="IT"/>
    </style:style>
    <style:style style:name="P459" style:parent-style-name="Standard" style:family="paragraph">
      <style:text-properties fo:color="#000000"/>
    </style:style>
    <style:style style:name="TableRow460" style:family="table-row">
      <style:table-row-properties style:min-row-height="0.6694in" style:use-optimal-row-height="false" fo:keep-together="always"/>
    </style:style>
    <style:style style:name="TableCell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2" style:parent-style-name="Standard" style:family="paragraph">
      <style:text-properties fo:color="#000000"/>
    </style:style>
    <style:style style:name="P463" style:parent-style-name="Standard" style:family="paragraph">
      <style:text-properties fo:color="#000000"/>
    </style:style>
    <style:style style:name="TableRow464" style:family="table-row">
      <style:table-row-properties style:min-row-height="0.6694in" style:use-optimal-row-height="false" fo:keep-together="always"/>
    </style:style>
    <style:style style:name="TableCell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6" style:parent-style-name="Standard" style:family="paragraph">
      <style:text-properties fo:color="#000000"/>
    </style:style>
    <style:style style:name="P467" style:parent-style-name="Standard" style:family="paragraph">
      <style:text-properties fo:color="#000000"/>
    </style:style>
    <style:style style:name="TableRow468" style:family="table-row">
      <style:table-row-properties style:min-row-height="0.6097in" style:use-optimal-row-height="false" fo:keep-together="always"/>
    </style:style>
    <style:style style:name="TableCell4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0" style:parent-style-name="Standard" style:family="paragraph">
      <style:text-properties fo:color="#000000"/>
    </style:style>
    <style:style style:name="TableRow471" style:family="table-row">
      <style:table-row-properties style:min-row-height="0.6694in" style:use-optimal-row-height="false" fo:keep-together="always"/>
    </style:style>
    <style:style style:name="TableCell47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3" style:parent-style-name="Standard" style:family="paragraph">
      <style:text-properties fo:color="#000000"/>
    </style:style>
    <style:style style:name="P474" style:parent-style-name="Standard" style:family="paragraph">
      <style:text-properties fo:color="#000000"/>
    </style:style>
    <style:style style:name="P475" style:parent-style-name="Titolo2" style:family="paragraph">
      <style:paragraph-properties fo:break-before="page"/>
    </style:style>
    <style:style style:name="TableColumn477" style:family="table-column">
      <style:table-column-properties style:column-width="3.1013in" style:use-optimal-column-width="false"/>
    </style:style>
    <style:style style:name="TableColumn478" style:family="table-column">
      <style:table-column-properties style:column-width="3.2326in" style:use-optimal-column-width="false"/>
    </style:style>
    <style:style style:name="Table476" style:family="table">
      <style:table-properties style:width="6.334in" fo:margin-left="0.068in" table:align="left"/>
    </style:style>
    <style:style style:name="TableRow479" style:family="table-row">
      <style:table-row-properties style:min-row-height="0.6694in" style:use-optimal-row-height="false" fo:keep-together="always"/>
    </style:style>
    <style:style style:name="TableCell4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1" style:parent-style-name="Standard" style:family="paragraph">
      <style:text-properties fo:color="#000000"/>
    </style:style>
    <style:style style:name="P482" style:parent-style-name="Standard" style:family="paragraph">
      <style:text-properties fo:color="#000000"/>
    </style:style>
    <style:style style:name="TableCell4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4" style:parent-style-name="Standard" style:family="paragraph">
      <style:text-properties fo:font-style="italic" style:font-style-asian="italic" fo:color="#C00000" fo:font-size="8pt" style:font-size-asian="8pt"/>
    </style:style>
    <style:style style:name="P485" style:parent-style-name="Standard" style:family="paragraph">
      <style:text-properties fo:font-style="italic" style:font-style-asian="italic" fo:color="#C00000" fo:font-size="8pt" style:font-size-asian="8pt"/>
    </style:style>
    <style:style style:name="TableRow486" style:family="table-row">
      <style:table-row-properties style:min-row-height="0.6694in" style:use-optimal-row-height="false" fo:keep-together="always"/>
    </style:style>
    <style:style style:name="TableCell4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8" style:parent-style-name="Standard" style:family="paragraph">
      <style:text-properties fo:color="#000000"/>
    </style:style>
    <style:style style:name="P489" style:parent-style-name="Standard" style:family="paragraph">
      <style:text-properties fo:color="#000000"/>
    </style:style>
    <style:style style:name="TableCell4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1" style:parent-style-name="Standard" style:family="paragraph">
      <style:text-properties fo:font-style="italic" style:font-style-asian="italic" fo:color="#C00000" fo:font-size="8pt" style:font-size-asian="8pt"/>
    </style:style>
    <style:style style:name="TableRow492" style:family="table-row">
      <style:table-row-properties style:min-row-height="0.6694in" style:use-optimal-row-height="false" fo:keep-together="always"/>
    </style:style>
    <style:style style:name="TableCell4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4" style:parent-style-name="Standard" style:family="paragraph">
      <style:text-properties fo:color="#000000"/>
    </style:style>
    <style:style style:name="P495" style:parent-style-name="Normale" style:family="paragraph">
      <style:paragraph-properties style:vertical-align="auto" fo:margin-bottom="0.1388in"/>
    </style:style>
    <style:style style:name="P496" style:parent-style-name="Normale" style:family="paragraph">
      <style:paragraph-properties>
        <style:tab-stops>
          <style:tab-stop style:type="left" style:position="1.4166in"/>
        </style:tab-stops>
      </style:paragraph-properties>
    </style:style>
    <style:style style:name="TableRow497" style:family="table-row">
      <style:table-row-properties style:min-row-height="2.0548in" style:use-optimal-row-height="false" fo:keep-together="always"/>
    </style:style>
    <style:style style:name="TableCell4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9" style:parent-style-name="Standard" style:family="paragraph">
      <style:text-properties fo:color="#000000"/>
    </style:style>
    <style:style style:name="P500" style:parent-style-name="Normale" style:family="paragraph">
      <style:paragraph-properties style:vertical-align="auto"/>
      <style:text-properties fo:color="#000000"/>
    </style:style>
    <style:style style:name="TableRow501" style:family="table-row">
      <style:table-row-properties style:min-row-height="1.3562in" style:use-optimal-row-height="false" fo:keep-together="always"/>
    </style:style>
    <style:style style:name="TableCell5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3" style:parent-style-name="Standard" style:family="paragraph">
      <style:text-properties fo:color="#000000"/>
    </style:style>
    <style:style style:name="TableRow504" style:family="table-row">
      <style:table-row-properties style:min-row-height="0.6694in" style:use-optimal-row-height="false" fo:keep-together="always"/>
    </style:style>
    <style:style style:name="TableCell5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6" style:parent-style-name="Standard" style:family="paragraph">
      <style:text-properties fo:color="#000000"/>
    </style:style>
    <style:style style:name="P507" style:parent-style-name="Normale" style:family="paragraph">
      <style:paragraph-properties style:vertical-align="auto"/>
    </style:style>
    <style:style style:name="P508" style:parent-style-name="Standard" style:family="paragraph">
      <style:text-properties fo:color="#000000"/>
    </style:style>
    <style:style style:name="TableRow509" style:family="table-row">
      <style:table-row-properties style:min-row-height="0.6694in" style:use-optimal-row-height="false" fo:keep-together="always"/>
    </style:style>
    <style:style style:name="TableCell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1" style:parent-style-name="Standard" style:family="paragraph">
      <style:text-properties fo:color="#000000"/>
    </style:style>
    <style:style style:name="P512" style:parent-style-name="Normale" style:family="paragraph">
      <style:paragraph-properties style:vertical-align="auto"/>
    </style:style>
    <style:style style:name="P513" style:parent-style-name="Standard" style:family="paragraph">
      <style:text-properties fo:color="#000000"/>
    </style:style>
    <style:style style:name="TableRow514" style:family="table-row">
      <style:table-row-properties style:min-row-height="0.6694in" style:use-optimal-row-height="false" fo:keep-together="always"/>
    </style:style>
    <style:style style:name="TableCell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6" style:parent-style-name="Standard" style:family="paragraph">
      <style:text-properties fo:color="#000000"/>
    </style:style>
    <style:style style:name="TableRow517" style:family="table-row">
      <style:table-row-properties style:min-row-height="0.6694in" style:use-optimal-row-height="false" fo:keep-together="always"/>
    </style:style>
    <style:style style:name="TableCell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519" style:parent-style-name="Car.predefinitoparagrafo" style:family="text">
      <style:text-properties fo:color="#000000"/>
    </style:style>
    <style:style style:name="TableRow520" style:family="table-row">
      <style:table-row-properties style:min-row-height="0.6097in" style:use-optimal-row-height="false" fo:keep-together="always"/>
    </style:style>
    <style:style style:name="TableCell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2" style:parent-style-name="Standard" style:family="paragraph">
      <style:text-properties fo:color="#000000"/>
    </style:style>
    <style:style style:name="TableRow523" style:family="table-row">
      <style:table-row-properties style:min-row-height="0.6694in" style:use-optimal-row-height="false" fo:keep-together="always"/>
    </style:style>
    <style:style style:name="TableCell5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25" style:parent-style-name="Standard" style:family="paragraph">
      <style:text-properties fo:color="#000000"/>
    </style:style>
    <style:style style:name="P526" style:parent-style-name="Standard" style:family="paragraph">
      <style:text-properties fo:color="#000000"/>
    </style:style>
    <style:style style:name="P527" style:parent-style-name="Titolo2" style:family="paragraph">
      <style:paragraph-properties fo:break-before="page"/>
    </style:style>
    <style:style style:name="TableColumn529" style:family="table-column">
      <style:table-column-properties style:column-width="3.1013in" style:use-optimal-column-width="false"/>
    </style:style>
    <style:style style:name="TableColumn530" style:family="table-column">
      <style:table-column-properties style:column-width="3.2326in" style:use-optimal-column-width="false"/>
    </style:style>
    <style:style style:name="Table528" style:family="table">
      <style:table-properties style:width="6.334in" fo:margin-left="0.068in" table:align="left"/>
    </style:style>
    <style:style style:name="TableRow531" style:family="table-row">
      <style:table-row-properties style:min-row-height="0.6694in" style:use-optimal-row-height="false" fo:keep-together="always"/>
    </style:style>
    <style:style style:name="TableCell5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3" style:parent-style-name="Standard" style:family="paragraph">
      <style:text-properties fo:color="#000000" fo:language="en" fo:country="US"/>
    </style:style>
    <style:style style:name="P534" style:parent-style-name="Standard" style:family="paragraph">
      <style:text-properties fo:color="#000000" fo:language="en" fo:country="US"/>
    </style:style>
    <style:style style:name="TableCell5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6" style:parent-style-name="Standard" style:family="paragraph">
      <style:text-properties fo:font-style="italic" style:font-style-asian="italic" fo:color="#C00000" fo:font-size="8pt" style:font-size-asian="8pt"/>
    </style:style>
    <style:style style:name="P537" style:parent-style-name="Standard" style:family="paragraph">
      <style:text-properties fo:font-style="italic" style:font-style-asian="italic" fo:color="#C00000" fo:font-size="8pt" style:font-size-asian="8pt"/>
    </style:style>
    <style:style style:name="TableRow538" style:family="table-row">
      <style:table-row-properties style:min-row-height="0.6694in" style:use-optimal-row-height="false" fo:keep-together="always"/>
    </style:style>
    <style:style style:name="TableCell5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0" style:parent-style-name="Standard" style:family="paragraph">
      <style:text-properties fo:color="#000000"/>
    </style:style>
    <style:style style:name="P541" style:parent-style-name="Normale" style:family="paragraph">
      <style:paragraph-properties style:vertical-align="auto" fo:margin-bottom="0.1388in"/>
    </style:style>
    <style:style style:name="T542" style:parent-style-name="Car.predefinitoparagrafo" style:family="text">
      <style:text-properties style:font-name-asian="Times New Roman" style:font-name-complex="Times New Roman" fo:color="#000000" style:language-asian="it" style:country-asian="IT"/>
    </style:style>
    <style:style style:name="P543" style:parent-style-name="Standard" style:family="paragraph">
      <style:text-properties fo:color="#000000"/>
    </style:style>
    <style:style style:name="TableCell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5" style:parent-style-name="Standard" style:family="paragraph">
      <style:text-properties fo:font-style="italic" style:font-style-asian="italic" fo:color="#C00000" fo:font-size="8pt" style:font-size-asian="8pt"/>
    </style:style>
    <style:style style:name="TableRow546" style:family="table-row">
      <style:table-row-properties style:min-row-height="0.6694in" style:use-optimal-row-height="false" fo:keep-together="always"/>
    </style:style>
    <style:style style:name="TableCell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8" style:parent-style-name="Standard" style:family="paragraph">
      <style:text-properties fo:color="#000000"/>
    </style:style>
    <style:style style:name="P549" style:parent-style-name="Normale" style:family="paragraph">
      <style:paragraph-properties style:vertical-align="auto" fo:margin-bottom="0.1388in"/>
    </style:style>
    <style:style style:name="T550" style:parent-style-name="Car.predefinitoparagrafo" style:family="text">
      <style:text-properties style:font-name-asian="Times New Roman" style:font-name-complex="Times New Roman" fo:color="#000000" style:language-asian="it" style:country-asian="IT"/>
    </style:style>
    <style:style style:name="TableRow551" style:family="table-row">
      <style:table-row-properties style:min-row-height="2.0548in" style:use-optimal-row-height="false" fo:keep-together="always"/>
    </style:style>
    <style:style style:name="TableCell5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3" style:parent-style-name="Standard" style:family="paragraph">
      <style:text-properties fo:color="#000000"/>
    </style:style>
    <style:style style:name="P554" style:parent-style-name="Normale" style:family="paragraph">
      <style:paragraph-properties style:vertical-align="auto" fo:margin-bottom="0.1388in"/>
    </style:style>
    <style:style style:name="T555" style:parent-style-name="Car.predefinitoparagrafo" style:family="text">
      <style:text-properties style:font-name-asian="Times New Roman" style:font-name-complex="Times New Roman" fo:color="#000000" style:language-asian="it" style:country-asian="IT"/>
    </style:style>
    <style:style style:name="P556" style:parent-style-name="Normale" style:family="paragraph">
      <style:text-properties style:font-name-asian="Times New Roman" style:font-name-complex="Times New Roman" fo:color="#000000" style:language-asian="it" style:country-asian="IT"/>
    </style:style>
    <style:style style:name="P557" style:parent-style-name="Normale" style:family="paragraph">
      <style:text-properties style:font-name-asian="Times New Roman" style:font-name-complex="Times New Roman" fo:color="#000000" style:language-asian="it" style:country-asian="IT"/>
    </style:style>
    <style:style style:name="P558" style:parent-style-name="Normale" style:family="paragraph">
      <style:text-properties style:font-name-asian="Times New Roman" style:font-name-complex="Times New Roman" fo:color="#000000" style:language-asian="it" style:country-asian="IT"/>
    </style:style>
    <style:style style:name="P559" style:parent-style-name="Normale" style:family="paragraph">
      <style:paragraph-properties fo:margin-bottom="0.1388in"/>
      <style:text-properties style:font-name-asian="Times New Roman" style:font-name-complex="Times New Roman" fo:color="#000000" style:language-asian="it" style:country-asian="IT"/>
    </style:style>
    <style:style style:name="P560" style:parent-style-name="Normale" style:family="paragraph">
      <style:paragraph-properties fo:margin-bottom="0.1388in"/>
      <style:text-properties style:font-name-asian="Times New Roman" style:font-name-complex="Times New Roman" fo:color="#000000" style:language-asian="it" style:country-asian="IT"/>
    </style:style>
    <style:style style:name="P561" style:parent-style-name="Standard" style:family="paragraph">
      <style:text-properties fo:color="#000000"/>
    </style:style>
    <style:style style:name="TableRow562" style:family="table-row">
      <style:table-row-properties style:min-row-height="1.3562in" style:use-optimal-row-height="false" fo:keep-together="always"/>
    </style:style>
    <style:style style:name="TableCell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4" style:parent-style-name="Standard" style:family="paragraph">
      <style:text-properties fo:color="#000000"/>
    </style:style>
    <style:style style:name="P565" style:parent-style-name="Standard" style:family="paragraph">
      <style:text-properties fo:color="#000000"/>
    </style:style>
    <style:style style:name="TableRow566" style:family="table-row">
      <style:table-row-properties style:min-row-height="0.6694in" style:use-optimal-row-height="false" fo:keep-together="always"/>
    </style:style>
    <style:style style:name="TableCell5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8" style:parent-style-name="Standard" style:family="paragraph">
      <style:text-properties fo:color="#000000"/>
    </style:style>
    <style:style style:name="P569" style:parent-style-name="Standard" style:family="paragraph">
      <style:text-properties fo:color="#000000"/>
    </style:style>
    <style:style style:name="TableRow570" style:family="table-row">
      <style:table-row-properties style:min-row-height="0.6694in" style:use-optimal-row-height="false" fo:keep-together="always"/>
    </style:style>
    <style:style style:name="TableCell5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2" style:parent-style-name="Standard" style:family="paragraph">
      <style:text-properties fo:color="#000000"/>
    </style:style>
    <style:style style:name="P573" style:parent-style-name="Normale" style:family="paragraph">
      <style:paragraph-properties style:vertical-align="auto" fo:margin-bottom="0.1388in"/>
    </style:style>
    <style:style style:name="T574" style:parent-style-name="Car.predefinitoparagrafo" style:family="text">
      <style:text-properties style:font-name-asian="Times New Roman" style:font-name-complex="Times New Roman" fo:color="#000000" style:language-asian="it" style:country-asian="IT"/>
    </style:style>
    <style:style style:name="P575" style:parent-style-name="Standard" style:family="paragraph">
      <style:text-properties fo:color="#000000"/>
    </style:style>
    <style:style style:name="TableRow576" style:family="table-row">
      <style:table-row-properties style:min-row-height="0.6694in" style:use-optimal-row-height="false" fo:keep-together="always"/>
    </style:style>
    <style:style style:name="TableCell5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8" style:parent-style-name="Standard" style:family="paragraph">
      <style:text-properties fo:color="#000000"/>
    </style:style>
    <style:style style:name="P579" style:parent-style-name="Normale" style:family="paragraph">
      <style:paragraph-properties style:vertical-align="auto" fo:margin-bottom="0.1388in"/>
    </style:style>
    <style:style style:name="T580" style:parent-style-name="Car.predefinitoparagrafo" style:family="text">
      <style:text-properties style:font-name-asian="Times New Roman" style:font-name-complex="Times New Roman" fo:color="#000000" style:language-asian="it" style:country-asian="IT"/>
    </style:style>
    <style:style style:name="P581" style:parent-style-name="Normale" style:family="paragraph">
      <style:paragraph-properties style:vertical-align="auto" fo:margin-bottom="0.1388in"/>
    </style:style>
    <style:style style:name="T582" style:parent-style-name="Car.predefinitoparagrafo" style:family="text">
      <style:text-properties style:font-name-asian="Times New Roman" style:font-name-complex="Times New Roman" fo:color="#000000" style:language-asian="it" style:country-asian="IT"/>
    </style:style>
    <style:style style:name="P583" style:parent-style-name="Standard" style:family="paragraph">
      <style:text-properties fo:color="#000000"/>
    </style:style>
    <style:style style:name="TableRow584" style:family="table-row">
      <style:table-row-properties style:min-row-height="0.6694in" style:use-optimal-row-height="false" fo:keep-together="always"/>
    </style:style>
    <style:style style:name="TableCell5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6" style:parent-style-name="Standard" style:family="paragraph">
      <style:text-properties fo:color="#000000"/>
    </style:style>
    <style:style style:name="P587" style:parent-style-name="Normale" style:family="paragraph">
      <style:paragraph-properties style:vertical-align="auto" fo:margin-bottom="0.1388in"/>
    </style:style>
    <style:style style:name="T588" style:parent-style-name="Car.predefinitoparagrafo" style:family="text">
      <style:text-properties style:font-name-asian="Times New Roman" style:font-name-complex="Times New Roman" fo:color="#000000" style:language-asian="it" style:country-asian="IT"/>
    </style:style>
    <style:style style:name="P589" style:parent-style-name="Standard" style:family="paragraph">
      <style:text-properties fo:color="#000000"/>
    </style:style>
    <style:style style:name="TableRow590" style:family="table-row">
      <style:table-row-properties style:min-row-height="0.6097in" style:use-optimal-row-height="false" fo:keep-together="always"/>
    </style:style>
    <style:style style:name="TableCell5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2" style:parent-style-name="Standard" style:family="paragraph">
      <style:text-properties fo:color="#000000"/>
    </style:style>
    <style:style style:name="TableRow593" style:family="table-row">
      <style:table-row-properties style:min-row-height="0.6694in" style:use-optimal-row-height="false" fo:keep-together="always"/>
    </style:style>
    <style:style style:name="TableCell59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95" style:parent-style-name="Standard" style:family="paragraph">
      <style:text-properties fo:color="#000000"/>
    </style:style>
    <style:style style:name="P596" style:parent-style-name="Standard" style:family="paragraph">
      <style:text-properties fo:color="#000000"/>
    </style:style>
    <style:style style:name="P597" style:parent-style-name="Titolo2" style:family="paragraph">
      <style:paragraph-properties fo:break-before="page"/>
    </style:style>
    <style:style style:name="TableColumn599" style:family="table-column">
      <style:table-column-properties style:column-width="3.1013in" style:use-optimal-column-width="false"/>
    </style:style>
    <style:style style:name="TableColumn600" style:family="table-column">
      <style:table-column-properties style:column-width="3.2326in" style:use-optimal-column-width="false"/>
    </style:style>
    <style:style style:name="Table598" style:family="table">
      <style:table-properties style:width="6.334in" fo:margin-left="0.068in" table:align="left"/>
    </style:style>
    <style:style style:name="TableRow601" style:family="table-row">
      <style:table-row-properties style:min-row-height="0.6694in" style:use-optimal-row-height="false" fo:keep-together="always"/>
    </style:style>
    <style:style style:name="TableCell6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3" style:parent-style-name="Standard" style:family="paragraph">
      <style:text-properties fo:color="#000000"/>
    </style:style>
    <style:style style:name="P604" style:parent-style-name="Standard" style:family="paragraph">
      <style:text-properties fo:color="#000000"/>
    </style:style>
    <style:style style:name="TableCell6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6" style:parent-style-name="Standard" style:family="paragraph">
      <style:text-properties fo:font-style="italic" style:font-style-asian="italic" fo:color="#C00000" fo:font-size="8pt" style:font-size-asian="8pt"/>
    </style:style>
    <style:style style:name="P607" style:parent-style-name="Standard" style:family="paragraph">
      <style:text-properties fo:font-style="italic" style:font-style-asian="italic" fo:color="#C00000" fo:font-size="8pt" style:font-size-asian="8pt"/>
    </style:style>
    <style:style style:name="TableRow608" style:family="table-row">
      <style:table-row-properties style:min-row-height="0.6694in" style:use-optimal-row-height="false" fo:keep-together="always"/>
    </style:style>
    <style:style style:name="TableCell6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0" style:parent-style-name="Standard" style:family="paragraph">
      <style:text-properties fo:color="#000000"/>
    </style:style>
    <style:style style:name="P611" style:parent-style-name="Standard" style:family="paragraph">
      <style:text-properties fo:color="#000000"/>
    </style:style>
    <style:style style:name="TableCell6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3" style:parent-style-name="Standard" style:family="paragraph">
      <style:text-properties fo:font-style="italic" style:font-style-asian="italic" fo:color="#C00000" fo:font-size="8pt" style:font-size-asian="8pt"/>
    </style:style>
    <style:style style:name="TableRow614" style:family="table-row">
      <style:table-row-properties style:min-row-height="0.6694in" style:use-optimal-row-height="false" fo:keep-together="always"/>
    </style:style>
    <style:style style:name="TableCell6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text-properties fo:color="#000000"/>
    </style:style>
    <style:style style:name="P617" style:parent-style-name="Standard" style:family="paragraph">
      <style:text-properties fo:color="#000000"/>
    </style:style>
    <style:style style:name="TableRow618" style:family="table-row">
      <style:table-row-properties style:min-row-height="2.0548in" style:use-optimal-row-height="false" fo:keep-together="always"/>
    </style:style>
    <style:style style:name="TableCell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0" style:parent-style-name="Standard" style:family="paragraph">
      <style:text-properties fo:color="#000000"/>
    </style:style>
    <style:style style:name="P621" style:parent-style-name="Standard" style:family="paragraph">
      <style:text-properties fo:color="#000000"/>
    </style:style>
    <style:style style:name="TableRow622" style:family="table-row">
      <style:table-row-properties style:min-row-height="1.3562in" style:use-optimal-row-height="false" fo:keep-together="always"/>
    </style:style>
    <style:style style:name="TableCell6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4" style:parent-style-name="Standard" style:family="paragraph">
      <style:text-properties fo:color="#000000"/>
    </style:style>
    <style:style style:name="P625" style:parent-style-name="Normale" style:family="paragraph">
      <style:paragraph-properties style:vertical-align="auto" fo:margin-bottom="0.1388in"/>
    </style:style>
    <style:style style:name="T626" style:parent-style-name="Car.predefinitoparagrafo" style:family="text">
      <style:text-properties style:font-name-asian="Times New Roman" style:font-name-complex="Times New Roman" fo:color="#000000" style:language-asian="it" style:country-asian="IT"/>
    </style:style>
    <style:style style:name="P627" style:parent-style-name="Standard" style:family="paragraph">
      <style:text-properties fo:color="#000000"/>
    </style:style>
    <style:style style:name="TableRow628" style:family="table-row">
      <style:table-row-properties style:min-row-height="0.6694in" style:use-optimal-row-height="false" fo:keep-together="always"/>
    </style:style>
    <style:style style:name="TableCell6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0" style:parent-style-name="Standard" style:family="paragraph">
      <style:text-properties fo:color="#000000"/>
    </style:style>
    <style:style style:name="P631" style:parent-style-name="Normale" style:family="paragraph">
      <style:paragraph-properties style:vertical-align="auto" fo:margin-bottom="0.1388in"/>
    </style:style>
    <style:style style:name="T632" style:parent-style-name="Car.predefinitoparagrafo" style:family="text">
      <style:text-properties style:font-name-asian="Times New Roman" style:font-name-complex="Times New Roman" fo:color="#000000" style:language-asian="it" style:country-asian="IT"/>
    </style:style>
    <style:style style:name="P633" style:parent-style-name="Standard" style:family="paragraph">
      <style:text-properties fo:color="#000000"/>
    </style:style>
    <style:style style:name="TableRow634" style:family="table-row">
      <style:table-row-properties style:min-row-height="0.6694in" style:use-optimal-row-height="false" fo:keep-together="always"/>
    </style:style>
    <style:style style:name="TableCell6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6" style:parent-style-name="Standard" style:family="paragraph">
      <style:text-properties fo:color="#000000"/>
    </style:style>
    <style:style style:name="P637" style:parent-style-name="Standard" style:family="paragraph">
      <style:text-properties fo:color="#000000"/>
    </style:style>
    <style:style style:name="TableRow638" style:family="table-row">
      <style:table-row-properties style:min-row-height="0.6694in" style:use-optimal-row-height="false" fo:keep-together="always"/>
    </style:style>
    <style:style style:name="TableCell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0" style:parent-style-name="Standard" style:family="paragraph">
      <style:text-properties fo:color="#000000"/>
    </style:style>
    <style:style style:name="P641" style:parent-style-name="Standard" style:family="paragraph">
      <style:text-properties fo:color="#000000"/>
    </style:style>
    <style:style style:name="TableRow642" style:family="table-row">
      <style:table-row-properties style:min-row-height="0.6694in" style:use-optimal-row-height="false" fo:keep-together="always"/>
    </style:style>
    <style:style style:name="TableCell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4" style:parent-style-name="Standard" style:family="paragraph">
      <style:text-properties fo:color="#000000"/>
    </style:style>
    <style:style style:name="P645" style:parent-style-name="Normale" style:family="paragraph">
      <style:paragraph-properties style:vertical-align="auto" fo:margin-bottom="0.1388in"/>
    </style:style>
    <style:style style:name="T646" style:parent-style-name="Car.predefinitoparagrafo" style:family="text">
      <style:text-properties style:font-name-asian="Times New Roman" style:font-name-complex="Times New Roman" fo:color="#000000" style:language-asian="it" style:country-asian="IT"/>
    </style:style>
    <style:style style:name="TableRow647" style:family="table-row">
      <style:table-row-properties style:min-row-height="0.6097in" style:use-optimal-row-height="false" fo:keep-together="always"/>
    </style:style>
    <style:style style:name="TableCell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9" style:parent-style-name="Standard" style:family="paragraph">
      <style:text-properties fo:color="#000000"/>
    </style:style>
    <style:style style:name="TableRow650" style:family="table-row">
      <style:table-row-properties style:min-row-height="0.6694in" style:use-optimal-row-height="false" fo:keep-together="always"/>
    </style:style>
    <style:style style:name="TableCell6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52" style:parent-style-name="Standard" style:family="paragraph">
      <style:text-properties fo:color="#000000"/>
    </style:style>
    <style:style style:name="P653" style:parent-style-name="Standard" style:family="paragraph">
      <style:text-properties fo:color="#000000"/>
    </style:style>
    <style:style style:name="P654" style:parent-style-name="Titolo2" style:family="paragraph">
      <style:paragraph-properties fo:break-before="page"/>
    </style:style>
    <style:style style:name="TableColumn656" style:family="table-column">
      <style:table-column-properties style:column-width="3.1013in" style:use-optimal-column-width="false"/>
    </style:style>
    <style:style style:name="TableColumn657" style:family="table-column">
      <style:table-column-properties style:column-width="3.2326in" style:use-optimal-column-width="false"/>
    </style:style>
    <style:style style:name="Table655" style:family="table">
      <style:table-properties style:width="6.334in" fo:margin-left="0.068in" table:align="left"/>
    </style:style>
    <style:style style:name="TableRow658" style:family="table-row">
      <style:table-row-properties style:min-row-height="0.6694in" style:use-optimal-row-height="false" fo:keep-together="always"/>
    </style:style>
    <style:style style:name="TableCell6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0" style:parent-style-name="Standard" style:family="paragraph">
      <style:text-properties fo:color="#000000"/>
    </style:style>
    <style:style style:name="P661" style:parent-style-name="Normale" style:family="paragraph">
      <style:paragraph-properties style:vertical-align="auto" fo:margin-bottom="0.1388in"/>
    </style:style>
    <style:style style:name="T662" style:parent-style-name="Car.predefinitoparagrafo" style:family="text">
      <style:text-properties style:font-name-asian="Times New Roman" style:font-name-complex="Times New Roman" fo:color="#000000" style:language-asian="it" style:country-asian="IT"/>
    </style:style>
    <style:style style:name="P663" style:parent-style-name="Standard" style:family="paragraph">
      <style:text-properties fo:color="#000000"/>
    </style:style>
    <style:style style:name="TableCell6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5" style:parent-style-name="Standard" style:family="paragraph">
      <style:text-properties fo:font-style="italic" style:font-style-asian="italic" fo:color="#C00000" fo:font-size="8pt" style:font-size-asian="8pt"/>
    </style:style>
    <style:style style:name="P666" style:parent-style-name="Standard" style:family="paragraph">
      <style:text-properties fo:font-style="italic" style:font-style-asian="italic" fo:color="#C00000" fo:font-size="8pt" style:font-size-asian="8pt"/>
    </style:style>
    <style:style style:name="TableRow667" style:family="table-row">
      <style:table-row-properties style:min-row-height="0.6694in" style:use-optimal-row-height="false" fo:keep-together="always"/>
    </style:style>
    <style:style style:name="TableCell6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9" style:parent-style-name="Standard" style:family="paragraph">
      <style:text-properties fo:color="#000000"/>
    </style:style>
    <style:style style:name="P670" style:parent-style-name="Standard" style:family="paragraph">
      <style:text-properties fo:color="#000000"/>
    </style:style>
    <style:style style:name="TableCell6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2" style:parent-style-name="Standard" style:family="paragraph">
      <style:text-properties fo:font-style="italic" style:font-style-asian="italic" fo:color="#C00000" fo:font-size="8pt" style:font-size-asian="8pt"/>
    </style:style>
    <style:style style:name="TableRow673" style:family="table-row">
      <style:table-row-properties style:min-row-height="0.6694in" style:use-optimal-row-height="false" fo:keep-together="always"/>
    </style:style>
    <style:style style:name="TableCell6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5" style:parent-style-name="Standard" style:family="paragraph">
      <style:text-properties fo:color="#000000"/>
    </style:style>
    <style:style style:name="P676" style:parent-style-name="Standard" style:family="paragraph">
      <style:text-properties fo:color="#000000"/>
    </style:style>
    <style:style style:name="TableRow677" style:family="table-row">
      <style:table-row-properties style:min-row-height="2.0548in" style:use-optimal-row-height="false" fo:keep-together="always"/>
    </style:style>
    <style:style style:name="TableCell6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9" style:parent-style-name="Standard" style:family="paragraph">
      <style:text-properties fo:color="#000000"/>
    </style:style>
    <style:style style:name="P680" style:parent-style-name="Standard" style:family="paragraph">
      <style:paragraph-properties fo:text-align="justify"/>
      <style:text-properties fo:color="#000000"/>
    </style:style>
    <style:style style:name="TableRow681" style:family="table-row">
      <style:table-row-properties style:min-row-height="1.3562in" style:use-optimal-row-height="false" fo:keep-together="always"/>
    </style:style>
    <style:style style:name="TableCell6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3" style:parent-style-name="Standard" style:family="paragraph">
      <style:text-properties fo:color="#000000"/>
    </style:style>
    <style:style style:name="P684" style:parent-style-name="Normale" style:family="paragraph">
      <style:paragraph-properties style:vertical-align="auto" fo:margin-bottom="0.1388in"/>
    </style:style>
    <style:style style:name="T685" style:parent-style-name="Car.predefinitoparagrafo" style:family="text">
      <style:text-properties style:font-name-asian="Times New Roman" style:font-name-complex="Times New Roman" fo:color="#000000" style:language-asian="it" style:country-asian="IT"/>
    </style:style>
    <style:style style:name="TableRow686" style:family="table-row">
      <style:table-row-properties style:min-row-height="0.6694in" style:use-optimal-row-height="false" fo:keep-together="always"/>
    </style:style>
    <style:style style:name="TableCell6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8" style:parent-style-name="Standard" style:family="paragraph">
      <style:text-properties fo:color="#000000"/>
    </style:style>
    <style:style style:name="P689" style:parent-style-name="Standard" style:family="paragraph">
      <style:text-properties fo:color="#000000"/>
    </style:style>
    <style:style style:name="TableRow690" style:family="table-row">
      <style:table-row-properties style:min-row-height="0.6694in" style:use-optimal-row-height="false" fo:keep-together="always"/>
    </style:style>
    <style:style style:name="TableCell6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2" style:parent-style-name="Standard" style:family="paragraph">
      <style:text-properties fo:color="#000000"/>
    </style:style>
    <style:style style:name="P693" style:parent-style-name="Standard" style:family="paragraph">
      <style:text-properties fo:color="#000000"/>
    </style:style>
    <style:style style:name="TableRow694" style:family="table-row">
      <style:table-row-properties style:min-row-height="0.6694in" style:use-optimal-row-height="false" fo:keep-together="always"/>
    </style:style>
    <style:style style:name="TableCell6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6" style:parent-style-name="Standard" style:family="paragraph">
      <style:text-properties fo:color="#000000"/>
    </style:style>
    <style:style style:name="P697" style:parent-style-name="Standard" style:family="paragraph">
      <style:text-properties fo:color="#000000"/>
    </style:style>
    <style:style style:name="TableRow698" style:family="table-row">
      <style:table-row-properties style:min-row-height="0.6694in" style:use-optimal-row-height="false" fo:keep-together="always"/>
    </style:style>
    <style:style style:name="TableCell6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0" style:parent-style-name="Standard" style:family="paragraph">
      <style:text-properties fo:color="#000000"/>
    </style:style>
    <style:style style:name="P701" style:parent-style-name="Standard" style:family="paragraph">
      <style:text-properties fo:color="#000000"/>
    </style:style>
    <style:style style:name="TableRow702" style:family="table-row">
      <style:table-row-properties style:min-row-height="0.6097in" style:use-optimal-row-height="false" fo:keep-together="always"/>
    </style:style>
    <style:style style:name="TableCell7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4" style:parent-style-name="Standard" style:family="paragraph">
      <style:text-properties fo:color="#000000"/>
    </style:style>
    <style:style style:name="TableRow705" style:family="table-row">
      <style:table-row-properties style:min-row-height="0.6694in" style:use-optimal-row-height="false" fo:keep-together="always"/>
    </style:style>
    <style:style style:name="TableCell70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07" style:parent-style-name="Standard" style:family="paragraph">
      <style:text-properties fo:color="#000000"/>
    </style:style>
    <style:style style:name="P708" style:parent-style-name="Standard" style:family="paragraph">
      <style:text-properties fo:color="#000000"/>
    </style:style>
    <style:style style:name="P709" style:parent-style-name="Titolo2" style:family="paragraph">
      <style:paragraph-properties fo:break-before="page"/>
    </style:style>
    <style:style style:name="TableColumn711" style:family="table-column">
      <style:table-column-properties style:column-width="3.1013in" style:use-optimal-column-width="false"/>
    </style:style>
    <style:style style:name="TableColumn712" style:family="table-column">
      <style:table-column-properties style:column-width="3.2326in" style:use-optimal-column-width="false"/>
    </style:style>
    <style:style style:name="Table710" style:family="table">
      <style:table-properties style:width="6.334in" fo:margin-left="0.068in" table:align="left"/>
    </style:style>
    <style:style style:name="TableRow713" style:family="table-row">
      <style:table-row-properties style:min-row-height="0.6694in" style:use-optimal-row-height="false" fo:keep-together="always"/>
    </style:style>
    <style:style style:name="TableCell7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5" style:parent-style-name="Standard" style:family="paragraph">
      <style:text-properties fo:color="#000000"/>
    </style:style>
    <style:style style:name="P716" style:parent-style-name="Standard" style:family="paragraph">
      <style:text-properties fo:color="#000000"/>
    </style:style>
    <style:style style:name="TableCell7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8" style:parent-style-name="Standard" style:family="paragraph">
      <style:text-properties fo:font-style="italic" style:font-style-asian="italic" fo:color="#C00000" fo:font-size="8pt" style:font-size-asian="8pt"/>
    </style:style>
    <style:style style:name="P719" style:parent-style-name="Standard" style:family="paragraph">
      <style:text-properties fo:font-style="italic" style:font-style-asian="italic" fo:color="#C00000" fo:font-size="8pt" style:font-size-asian="8pt"/>
    </style:style>
    <style:style style:name="TableRow720" style:family="table-row">
      <style:table-row-properties style:min-row-height="0.6694in" style:use-optimal-row-height="false" fo:keep-together="always"/>
    </style:style>
    <style:style style:name="TableCell7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2" style:parent-style-name="Standard" style:family="paragraph">
      <style:text-properties fo:color="#000000"/>
    </style:style>
    <style:style style:name="P723" style:parent-style-name="Standard" style:family="paragraph">
      <style:text-properties fo:color="#000000"/>
    </style:style>
    <style:style style:name="TableCell7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5" style:parent-style-name="Standard" style:family="paragraph">
      <style:text-properties fo:font-style="italic" style:font-style-asian="italic" fo:color="#C00000" fo:font-size="8pt" style:font-size-asian="8pt"/>
    </style:style>
    <style:style style:name="TableRow726" style:family="table-row">
      <style:table-row-properties style:min-row-height="0.6694in" style:use-optimal-row-height="false" fo:keep-together="always"/>
    </style:style>
    <style:style style:name="TableCell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8" style:parent-style-name="Standard" style:family="paragraph">
      <style:text-properties fo:color="#000000"/>
    </style:style>
    <style:style style:name="P729" style:parent-style-name="Standard" style:family="paragraph">
      <style:text-properties fo:color="#000000"/>
    </style:style>
    <style:style style:name="TableRow730" style:family="table-row">
      <style:table-row-properties style:min-row-height="2.0548in" style:use-optimal-row-height="false" fo:keep-together="always"/>
    </style:style>
    <style:style style:name="TableCell7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2" style:parent-style-name="Standard" style:family="paragraph">
      <style:text-properties fo:color="#000000"/>
    </style:style>
    <style:style style:name="P733" style:parent-style-name="Normale" style:family="paragraph">
      <style:paragraph-properties fo:text-align="justify" style:vertical-align="auto" fo:background-color="#FFFFFF"/>
    </style:style>
    <style:style style:name="T734" style:parent-style-name="Car.predefinitoparagrafo" style:family="text">
      <style:text-properties style:font-name-asian="Times New Roman" style:font-name-complex="Times New Roman" fo:color="#212121" fo:background-color="#FFFFFF" style:language-asian="it" style:country-asian="IT"/>
    </style:style>
    <style:style style:name="P735" style:parent-style-name="Standard" style:family="paragraph">
      <style:text-properties fo:color="#000000"/>
    </style:style>
    <style:style style:name="TableRow736" style:family="table-row">
      <style:table-row-properties style:min-row-height="1.3562in" style:use-optimal-row-height="false" fo:keep-together="always"/>
    </style:style>
    <style:style style:name="TableCell7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8" style:parent-style-name="Standard" style:family="paragraph">
      <style:text-properties fo:color="#000000"/>
    </style:style>
    <style:style style:name="P739" style:parent-style-name="Standard" style:family="paragraph">
      <style:text-properties fo:color="#000000"/>
    </style:style>
    <style:style style:name="TableRow740" style:family="table-row">
      <style:table-row-properties style:min-row-height="0.6694in" style:use-optimal-row-height="false" fo:keep-together="always"/>
    </style:style>
    <style:style style:name="TableCell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text-properties fo:color="#000000"/>
    </style:style>
    <style:style style:name="P743" style:parent-style-name="Normale" style:family="paragraph">
      <style:paragraph-properties style:vertical-align="auto" fo:margin-bottom="0.1388in"/>
    </style:style>
    <style:style style:name="T744" style:parent-style-name="Car.predefinitoparagrafo" style:family="text">
      <style:text-properties style:font-name-asian="Times New Roman" style:font-name-complex="Times New Roman" fo:color="#000000" style:language-asian="it" style:country-asian="IT"/>
    </style:style>
    <style:style style:name="P745" style:parent-style-name="Standard" style:family="paragraph">
      <style:text-properties fo:color="#000000"/>
    </style:style>
    <style:style style:name="TableRow746" style:family="table-row">
      <style:table-row-properties style:min-row-height="0.6694in" style:use-optimal-row-height="false" fo:keep-together="always"/>
    </style:style>
    <style:style style:name="TableCell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8" style:parent-style-name="Standard" style:family="paragraph">
      <style:text-properties fo:color="#000000"/>
    </style:style>
    <style:style style:name="P749" style:parent-style-name="Normale" style:family="paragraph">
      <style:paragraph-properties style:vertical-align="auto" fo:margin-bottom="0.1388in"/>
    </style:style>
    <style:style style:name="T750" style:parent-style-name="Car.predefinitoparagrafo" style:family="text">
      <style:text-properties style:font-name-asian="Times New Roman" style:font-name-complex="Times New Roman" fo:color="#000000" style:language-asian="it" style:country-asian="IT"/>
    </style:style>
    <style:style style:name="T751" style:parent-style-name="Car.predefinitoparagrafo" style:family="text">
      <style:text-properties style:font-name-asian="Times New Roman" style:font-name-complex="Times New Roman" fo:color="#000000" style:language-asian="it" style:country-asian="IT"/>
    </style:style>
    <style:style style:name="T752" style:parent-style-name="Car.predefinitoparagrafo" style:family="text">
      <style:text-properties style:font-name-asian="Times New Roman" style:font-name-complex="Times New Roman" fo:color="#212121" fo:background-color="#FFFFFF" style:language-asian="it" style:country-asian="IT"/>
    </style:style>
    <style:style style:name="TableRow753" style:family="table-row">
      <style:table-row-properties style:min-row-height="0.6694in" style:use-optimal-row-height="false" fo:keep-together="always"/>
    </style:style>
    <style:style style:name="TableCell7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5" style:parent-style-name="Standard" style:family="paragraph">
      <style:text-properties fo:color="#000000"/>
    </style:style>
    <style:style style:name="P756" style:parent-style-name="Standard" style:family="paragraph">
      <style:text-properties fo:color="#000000"/>
    </style:style>
    <style:style style:name="TableRow757" style:family="table-row">
      <style:table-row-properties style:min-row-height="0.6694in" style:use-optimal-row-height="false" fo:keep-together="always"/>
    </style:style>
    <style:style style:name="TableCell7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9" style:parent-style-name="Standard" style:family="paragraph">
      <style:text-properties fo:color="#000000"/>
    </style:style>
    <style:style style:name="P760" style:parent-style-name="Standard" style:family="paragraph">
      <style:text-properties fo:color="#000000"/>
    </style:style>
    <style:style style:name="TableRow761" style:family="table-row">
      <style:table-row-properties style:min-row-height="0.6097in" style:use-optimal-row-height="false" fo:keep-together="always"/>
    </style:style>
    <style:style style:name="TableCell7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3" style:parent-style-name="Standard" style:family="paragraph">
      <style:text-properties fo:color="#000000"/>
    </style:style>
    <style:style style:name="TableRow764" style:family="table-row">
      <style:table-row-properties style:min-row-height="0.6694in" style:use-optimal-row-height="false" fo:keep-together="always"/>
    </style:style>
    <style:style style:name="TableCell7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66" style:parent-style-name="Standard" style:family="paragraph">
      <style:text-properties fo:color="#000000"/>
    </style:style>
    <style:style style:name="P767" style:parent-style-name="Standard" style:family="paragraph">
      <style:text-properties fo:color="#000000"/>
    </style:style>
    <style:style style:name="P768" style:parent-style-name="Titolo2" style:family="paragraph">
      <style:paragraph-properties fo:break-before="page"/>
    </style:style>
    <style:style style:name="TableColumn770" style:family="table-column">
      <style:table-column-properties style:column-width="3.1013in" style:use-optimal-column-width="false"/>
    </style:style>
    <style:style style:name="TableColumn771" style:family="table-column">
      <style:table-column-properties style:column-width="3.2326in" style:use-optimal-column-width="false"/>
    </style:style>
    <style:style style:name="Table769" style:family="table">
      <style:table-properties style:width="6.334in" fo:margin-left="0.068in" table:align="left"/>
    </style:style>
    <style:style style:name="TableRow772" style:family="table-row">
      <style:table-row-properties style:min-row-height="0.6694in" style:use-optimal-row-height="false" fo:keep-together="always"/>
    </style:style>
    <style:style style:name="TableCell7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4" style:parent-style-name="Standard" style:family="paragraph">
      <style:text-properties fo:color="#000000"/>
    </style:style>
    <style:style style:name="P775" style:parent-style-name="Standard" style:family="paragraph">
      <style:text-properties fo:color="#000000"/>
    </style:style>
    <style:style style:name="TableCell7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7" style:parent-style-name="Standard" style:family="paragraph">
      <style:text-properties fo:font-style="italic" style:font-style-asian="italic" fo:color="#C00000" fo:font-size="8pt" style:font-size-asian="8pt"/>
    </style:style>
    <style:style style:name="P778" style:parent-style-name="Standard" style:family="paragraph">
      <style:text-properties fo:font-style="italic" style:font-style-asian="italic" fo:color="#C00000" fo:font-size="8pt" style:font-size-asian="8pt"/>
    </style:style>
    <style:style style:name="TableRow779" style:family="table-row">
      <style:table-row-properties style:min-row-height="0.6694in" style:use-optimal-row-height="false" fo:keep-together="always"/>
    </style:style>
    <style:style style:name="TableCell7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1" style:parent-style-name="Standard" style:family="paragraph">
      <style:text-properties fo:color="#000000"/>
    </style:style>
    <style:style style:name="P782" style:parent-style-name="Standard" style:family="paragraph">
      <style:text-properties fo:color="#000000"/>
    </style:style>
    <style:style style:name="TableCell7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4" style:parent-style-name="Standard" style:family="paragraph">
      <style:text-properties fo:font-style="italic" style:font-style-asian="italic" fo:color="#C00000" fo:font-size="8pt" style:font-size-asian="8pt"/>
    </style:style>
    <style:style style:name="TableRow785" style:family="table-row">
      <style:table-row-properties style:min-row-height="0.6694in" style:use-optimal-row-height="false" fo:keep-together="always"/>
    </style:style>
    <style:style style:name="TableCell7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text-properties fo:color="#000000"/>
    </style:style>
    <style:style style:name="P788" style:parent-style-name="Standard" style:family="paragraph">
      <style:text-properties fo:color="#000000"/>
    </style:style>
    <style:style style:name="TableRow789" style:family="table-row">
      <style:table-row-properties style:min-row-height="2.0548in" style:use-optimal-row-height="false" fo:keep-together="always"/>
    </style:style>
    <style:style style:name="TableCell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1" style:parent-style-name="Standard" style:family="paragraph">
      <style:text-properties fo:color="#000000"/>
    </style:style>
    <style:style style:name="P792" style:parent-style-name="Standard" style:family="paragraph">
      <style:paragraph-properties fo:text-align="justify"/>
      <style:text-properties fo:color="#000000"/>
    </style:style>
    <style:style style:name="TableRow793" style:family="table-row">
      <style:table-row-properties style:min-row-height="1.3562in" style:use-optimal-row-height="false" fo:keep-together="always"/>
    </style:style>
    <style:style style:name="TableCell7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5" style:parent-style-name="Standard" style:family="paragraph">
      <style:text-properties fo:color="#000000"/>
    </style:style>
    <style:style style:name="P796" style:parent-style-name="Standard" style:family="paragraph">
      <style:text-properties fo:color="#000000"/>
    </style:style>
    <style:style style:name="TableRow797" style:family="table-row">
      <style:table-row-properties style:min-row-height="0.6694in" style:use-optimal-row-height="false" fo:keep-together="always"/>
    </style:style>
    <style:style style:name="TableCell7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9" style:parent-style-name="Standard" style:family="paragraph">
      <style:text-properties fo:color="#000000"/>
    </style:style>
    <style:style style:name="P800" style:parent-style-name="Standard" style:family="paragraph">
      <style:text-properties fo:color="#000000"/>
    </style:style>
    <style:style style:name="TableRow801" style:family="table-row">
      <style:table-row-properties style:min-row-height="0.6694in" style:use-optimal-row-height="false" fo:keep-together="always"/>
    </style:style>
    <style:style style:name="TableCell8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3" style:parent-style-name="Standard" style:family="paragraph">
      <style:text-properties fo:color="#000000"/>
    </style:style>
    <style:style style:name="P804" style:parent-style-name="Standard" style:family="paragraph">
      <style:text-properties fo:color="#000000"/>
    </style:style>
    <style:style style:name="TableRow805" style:family="table-row">
      <style:table-row-properties style:min-row-height="0.6694in" style:use-optimal-row-height="false" fo:keep-together="always"/>
    </style:style>
    <style:style style:name="TableCell8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7" style:parent-style-name="Standard" style:family="paragraph">
      <style:text-properties fo:color="#000000"/>
    </style:style>
    <style:style style:name="P808" style:parent-style-name="Normale" style:family="paragraph">
      <style:paragraph-properties style:vertical-align="auto" fo:margin-bottom="0.1388in"/>
    </style:style>
    <style:style style:name="T809" style:parent-style-name="Car.predefinitoparagrafo" style:family="text">
      <style:text-properties style:font-name-asian="Times New Roman" style:font-name-complex="Times New Roman" fo:color="#000000" style:language-asian="it" style:country-asian="IT"/>
    </style:style>
    <style:style style:name="TableRow810" style:family="table-row">
      <style:table-row-properties style:min-row-height="0.6694in" style:use-optimal-row-height="false" fo:keep-together="always"/>
    </style:style>
    <style:style style:name="TableCell8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2" style:parent-style-name="Standard" style:family="paragraph">
      <style:text-properties fo:color="#000000"/>
    </style:style>
    <style:style style:name="P813" style:parent-style-name="Standard" style:family="paragraph">
      <style:text-properties fo:color="#000000"/>
    </style:style>
    <style:style style:name="TableRow814" style:family="table-row">
      <style:table-row-properties style:min-row-height="0.6097in" style:use-optimal-row-height="false" fo:keep-together="always"/>
    </style:style>
    <style:style style:name="TableCell8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6" style:parent-style-name="Standard" style:family="paragraph">
      <style:text-properties fo:color="#000000"/>
    </style:style>
    <style:style style:name="TableRow817" style:family="table-row">
      <style:table-row-properties style:min-row-height="0.6694in" style:use-optimal-row-height="false" fo:keep-together="always"/>
    </style:style>
    <style:style style:name="TableCell8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19" style:parent-style-name="Standard" style:family="paragraph">
      <style:text-properties fo:color="#000000"/>
    </style:style>
    <style:style style:name="P820" style:parent-style-name="Standard" style:family="paragraph">
      <style:text-properties fo:color="#000000"/>
    </style:style>
    <style:style style:name="P821" style:parent-style-name="Titolo2" style:family="paragraph">
      <style:paragraph-properties fo:break-before="page"/>
    </style:style>
    <style:style style:name="TableColumn823" style:family="table-column">
      <style:table-column-properties style:column-width="3.1013in" style:use-optimal-column-width="false"/>
    </style:style>
    <style:style style:name="TableColumn824" style:family="table-column">
      <style:table-column-properties style:column-width="3.2326in" style:use-optimal-column-width="false"/>
    </style:style>
    <style:style style:name="Table822" style:family="table">
      <style:table-properties style:width="6.334in" fo:margin-left="0.068in" table:align="left"/>
    </style:style>
    <style:style style:name="TableRow825" style:family="table-row">
      <style:table-row-properties style:min-row-height="0.6694in" style:use-optimal-row-height="false" fo:keep-together="always"/>
    </style:style>
    <style:style style:name="TableCell8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text-properties fo:color="#000000"/>
    </style:style>
    <style:style style:name="TableCell8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9" style:parent-style-name="Standard" style:family="paragraph">
      <style:text-properties fo:font-style="italic" style:font-style-asian="italic" fo:color="#C00000" fo:font-size="8pt" style:font-size-asian="8pt"/>
    </style:style>
    <style:style style:name="TableRow830" style:family="table-row">
      <style:table-row-properties style:min-row-height="0.6694in" style:use-optimal-row-height="false" fo:keep-together="always"/>
    </style:style>
    <style:style style:name="TableCell8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2" style:parent-style-name="Standard" style:family="paragraph">
      <style:text-properties fo:color="#000000"/>
    </style:style>
    <style:style style:name="TableCell8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4" style:parent-style-name="Standard" style:family="paragraph">
      <style:text-properties fo:font-style="italic" style:font-style-asian="italic" fo:color="#C00000" fo:font-size="8pt" style:font-size-asian="8pt"/>
    </style:style>
    <style:style style:name="TableRow835" style:family="table-row">
      <style:table-row-properties style:min-row-height="0.6694in" style:use-optimal-row-height="false" fo:keep-together="always"/>
    </style:style>
    <style:style style:name="TableCell8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7" style:parent-style-name="Standard" style:family="paragraph">
      <style:text-properties fo:color="#000000"/>
    </style:style>
    <style:style style:name="TableRow838" style:family="table-row">
      <style:table-row-properties style:min-row-height="2.0548in" style:use-optimal-row-height="false"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text-properties fo:color="#000000"/>
    </style:style>
    <style:style style:name="TableRow841" style:family="table-row">
      <style:table-row-properties style:min-row-height="1.3562in" style:use-optimal-row-height="false" fo:keep-together="always"/>
    </style:style>
    <style:style style:name="TableCell8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3" style:parent-style-name="Standard" style:family="paragraph">
      <style:text-properties fo:color="#000000"/>
    </style:style>
    <style:style style:name="TableRow844" style:family="table-row">
      <style:table-row-properties style:min-row-height="0.6694in" style:use-optimal-row-height="false" fo:keep-together="always"/>
    </style:style>
    <style:style style:name="TableCell8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6" style:parent-style-name="Standard" style:family="paragraph">
      <style:text-properties fo:color="#000000"/>
    </style:style>
    <style:style style:name="TableRow847" style:family="table-row">
      <style:table-row-properties style:min-row-height="0.6694in" style:use-optimal-row-height="false" fo:keep-together="always"/>
    </style:style>
    <style:style style:name="TableCell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9" style:parent-style-name="Standard" style:family="paragraph">
      <style:text-properties fo:color="#000000"/>
    </style:style>
    <style:style style:name="TableRow850" style:family="table-row">
      <style:table-row-properties style:min-row-height="0.6694in" style:use-optimal-row-height="false" fo:keep-together="always"/>
    </style:style>
    <style:style style:name="TableCell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2" style:parent-style-name="Standard" style:family="paragraph">
      <style:text-properties fo:color="#000000"/>
    </style:style>
    <style:style style:name="TableRow853" style:family="table-row">
      <style:table-row-properties style:min-row-height="0.6694in" style:use-optimal-row-height="false" fo:keep-together="always"/>
    </style:style>
    <style:style style:name="TableCell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TableRow856" style:family="table-row">
      <style:table-row-properties style:min-row-height="0.6097in" style:use-optimal-row-height="false" fo:keep-together="always"/>
    </style:style>
    <style:style style:name="TableCell8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8" style:parent-style-name="Standard" style:family="paragraph">
      <style:text-properties fo:color="#000000"/>
    </style:style>
    <style:style style:name="TableRow859" style:family="table-row">
      <style:table-row-properties style:min-row-height="0.6694in" style:use-optimal-row-height="false" fo:keep-together="always"/>
    </style:style>
    <style:style style:name="TableCell86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61" style:parent-style-name="Standard" style:family="paragraph">
      <style:text-properties fo:color="#000000"/>
    </style:style>
    <style:style style:name="P862" style:parent-style-name="Titolo2" style:family="paragraph">
      <style:paragraph-properties fo:break-before="page"/>
    </style:style>
    <style:style style:name="TableColumn864" style:family="table-column">
      <style:table-column-properties style:column-width="3.1013in" style:use-optimal-column-width="false"/>
    </style:style>
    <style:style style:name="TableColumn865" style:family="table-column">
      <style:table-column-properties style:column-width="3.2326in" style:use-optimal-column-width="false"/>
    </style:style>
    <style:style style:name="Table863" style:family="table">
      <style:table-properties style:width="6.334in" fo:margin-left="0.068in" table:align="left"/>
    </style:style>
    <style:style style:name="TableRow866" style:family="table-row">
      <style:table-row-properties style:min-row-height="0.6694in" style:use-optimal-row-height="false" fo:keep-together="always"/>
    </style:style>
    <style:style style:name="TableCell8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8" style:parent-style-name="Standard" style:family="paragraph">
      <style:text-properties fo:color="#000000"/>
    </style:style>
    <style:style style:name="TableCell8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0" style:parent-style-name="Standard" style:family="paragraph">
      <style:text-properties fo:font-style="italic" style:font-style-asian="italic" fo:color="#C00000" fo:font-size="8pt" style:font-size-asian="8pt"/>
    </style:style>
    <style:style style:name="TableRow871" style:family="table-row">
      <style:table-row-properties style:min-row-height="0.6694in" style:use-optimal-row-height="false" fo:keep-together="always"/>
    </style:style>
    <style:style style:name="TableCell8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3" style:parent-style-name="Standard" style:family="paragraph">
      <style:text-properties fo:color="#000000"/>
    </style:style>
    <style:style style:name="TableCell8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5" style:parent-style-name="Standard" style:family="paragraph">
      <style:text-properties fo:font-style="italic" style:font-style-asian="italic" fo:color="#C00000" fo:font-size="8pt" style:font-size-asian="8pt"/>
    </style:style>
    <style:style style:name="TableRow876" style:family="table-row">
      <style:table-row-properties style:min-row-height="0.6694in" style:use-optimal-row-height="false" fo:keep-together="always"/>
    </style:style>
    <style:style style:name="TableCell8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8" style:parent-style-name="Standard" style:family="paragraph">
      <style:text-properties fo:color="#000000"/>
    </style:style>
    <style:style style:name="TableRow879" style:family="table-row">
      <style:table-row-properties style:min-row-height="2.0548in" style:use-optimal-row-height="false" fo:keep-together="always"/>
    </style:style>
    <style:style style:name="TableCell8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1" style:parent-style-name="Standard" style:family="paragraph">
      <style:text-properties fo:color="#000000"/>
    </style:style>
    <style:style style:name="TableRow882" style:family="table-row">
      <style:table-row-properties style:min-row-height="1.3562in" style:use-optimal-row-height="false" fo:keep-together="always"/>
    </style:style>
    <style:style style:name="TableCell8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4" style:parent-style-name="Standard" style:family="paragraph">
      <style:text-properties fo:color="#000000"/>
    </style:style>
    <style:style style:name="TableRow885" style:family="table-row">
      <style:table-row-properties style:min-row-height="0.6694in" style:use-optimal-row-height="false" fo:keep-together="always"/>
    </style:style>
    <style:style style:name="TableCell8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7" style:parent-style-name="Standard" style:family="paragraph">
      <style:text-properties fo:color="#000000"/>
    </style:style>
    <style:style style:name="TableRow888" style:family="table-row">
      <style:table-row-properties style:min-row-height="0.6694in" style:use-optimal-row-height="false" fo:keep-together="always"/>
    </style:style>
    <style:style style:name="TableCell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0" style:parent-style-name="Standard" style:family="paragraph">
      <style:text-properties fo:color="#000000"/>
    </style:style>
    <style:style style:name="TableRow891" style:family="table-row">
      <style:table-row-properties style:min-row-height="0.6694in" style:use-optimal-row-height="false" fo:keep-together="always"/>
    </style:style>
    <style:style style:name="TableCell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3" style:parent-style-name="Standard" style:family="paragraph">
      <style:text-properties fo:color="#000000"/>
    </style:style>
    <style:style style:name="TableRow894" style:family="table-row">
      <style:table-row-properties style:min-row-height="0.6694in" style:use-optimal-row-height="false" fo:keep-together="always"/>
    </style:style>
    <style:style style:name="TableCell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TableRow897" style:family="table-row">
      <style:table-row-properties style:min-row-height="0.6097in" style:use-optimal-row-height="false" fo:keep-together="always"/>
    </style:style>
    <style:style style:name="TableCell8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9" style:parent-style-name="Standard" style:family="paragraph">
      <style:text-properties fo:color="#000000"/>
    </style:style>
    <style:style style:name="TableRow900" style:family="table-row">
      <style:table-row-properties style:min-row-height="0.6694in" style:use-optimal-row-height="false" fo:keep-together="always"/>
    </style:style>
    <style:style style:name="TableCell90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02" style:parent-style-name="Standard" style:family="paragraph">
      <style:text-properties fo:color="#000000"/>
    </style:style>
    <style:style style:name="P903" style:parent-style-name="Titolo2" style:family="paragraph">
      <style:paragraph-properties fo:break-before="page"/>
    </style:style>
    <style:style style:name="TableColumn905" style:family="table-column">
      <style:table-column-properties style:column-width="3.1013in" style:use-optimal-column-width="false"/>
    </style:style>
    <style:style style:name="TableColumn906" style:family="table-column">
      <style:table-column-properties style:column-width="3.2326in" style:use-optimal-column-width="false"/>
    </style:style>
    <style:style style:name="Table904" style:family="table">
      <style:table-properties style:width="6.334in" fo:margin-left="0.068in" table:align="left"/>
    </style:style>
    <style:style style:name="TableRow907" style:family="table-row">
      <style:table-row-properties style:min-row-height="0.6694in" style:use-optimal-row-height="false" fo:keep-together="always"/>
    </style:style>
    <style:style style:name="TableCell90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09" style:parent-style-name="Standard" style:family="paragraph">
      <style:text-properties fo:color="#000000"/>
    </style:style>
    <style:style style:name="TableCell9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1" style:parent-style-name="Standard" style:family="paragraph">
      <style:text-properties fo:font-style="italic" style:font-style-asian="italic" fo:color="#C00000" fo:font-size="8pt" style:font-size-asian="8pt"/>
    </style:style>
    <style:style style:name="TableRow912" style:family="table-row">
      <style:table-row-properties style:min-row-height="0.6694in" style:use-optimal-row-height="false" fo:keep-together="always"/>
    </style:style>
    <style:style style:name="TableCell9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4" style:parent-style-name="Standard" style:family="paragraph">
      <style:text-properties fo:color="#000000"/>
    </style:style>
    <style:style style:name="TableCell9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6" style:parent-style-name="Standard" style:family="paragraph">
      <style:text-properties fo:font-style="italic" style:font-style-asian="italic" fo:color="#C00000" fo:font-size="8pt" style:font-size-asian="8pt"/>
    </style:style>
    <style:style style:name="TableRow917" style:family="table-row">
      <style:table-row-properties style:min-row-height="0.6694in" style:use-optimal-row-height="false" fo:keep-together="always"/>
    </style:style>
    <style:style style:name="TableCell9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9" style:parent-style-name="Standard" style:family="paragraph">
      <style:text-properties fo:color="#000000"/>
    </style:style>
    <style:style style:name="TableRow920" style:family="table-row">
      <style:table-row-properties style:min-row-height="2.0548in" style:use-optimal-row-height="false" fo:keep-together="always"/>
    </style:style>
    <style:style style:name="TableCell9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2" style:parent-style-name="Standard" style:family="paragraph">
      <style:text-properties fo:color="#000000"/>
    </style:style>
    <style:style style:name="TableRow923" style:family="table-row">
      <style:table-row-properties style:min-row-height="1.3562in" style:use-optimal-row-height="false" fo:keep-together="always"/>
    </style:style>
    <style:style style:name="TableCell9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5" style:parent-style-name="Standard" style:family="paragraph">
      <style:text-properties fo:color="#000000"/>
    </style:style>
    <style:style style:name="TableRow926" style:family="table-row">
      <style:table-row-properties style:min-row-height="0.6694in" style:use-optimal-row-height="false" fo:keep-together="always"/>
    </style:style>
    <style:style style:name="TableCell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8" style:parent-style-name="Standard" style:family="paragraph">
      <style:text-properties fo:color="#000000"/>
    </style:style>
    <style:style style:name="TableRow929" style:family="table-row">
      <style:table-row-properties style:min-row-height="0.6694in" style:use-optimal-row-height="false" fo:keep-together="always"/>
    </style:style>
    <style:style style:name="TableCell9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1" style:parent-style-name="Standard" style:family="paragraph">
      <style:text-properties fo:color="#000000"/>
    </style:style>
    <style:style style:name="TableRow932" style:family="table-row">
      <style:table-row-properties style:min-row-height="0.6694in" style:use-optimal-row-height="false" fo:keep-together="always"/>
    </style:style>
    <style:style style:name="TableCell9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4" style:parent-style-name="Standard" style:family="paragraph">
      <style:text-properties fo:color="#000000"/>
    </style:style>
    <style:style style:name="TableRow935" style:family="table-row">
      <style:table-row-properties style:min-row-height="0.6694in" style:use-optimal-row-height="false" fo:keep-together="always"/>
    </style:style>
    <style:style style:name="TableCell9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TableRow938" style:family="table-row">
      <style:table-row-properties style:min-row-height="0.6097in" style:use-optimal-row-height="false" fo:keep-together="always"/>
    </style:style>
    <style:style style:name="TableCell9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0" style:parent-style-name="Standard" style:family="paragraph">
      <style:text-properties fo:color="#000000"/>
    </style:style>
    <style:style style:name="TableRow941" style:family="table-row">
      <style:table-row-properties style:min-row-height="0.6694in" style:use-optimal-row-height="false" fo:keep-together="always"/>
    </style:style>
    <style:style style:name="TableCell94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43" style:parent-style-name="Standard" style:family="paragraph">
      <style:text-properties fo:color="#000000"/>
    </style:style>
    <style:style style:name="P944" style:parent-style-name="Titolo2" style:family="paragraph">
      <style:paragraph-properties fo:break-before="page"/>
    </style:style>
    <style:style style:name="TableColumn946" style:family="table-column">
      <style:table-column-properties style:column-width="3.1013in" style:use-optimal-column-width="false"/>
    </style:style>
    <style:style style:name="TableColumn947" style:family="table-column">
      <style:table-column-properties style:column-width="3.2326in" style:use-optimal-column-width="false"/>
    </style:style>
    <style:style style:name="Table945" style:family="table">
      <style:table-properties style:width="6.334in" fo:margin-left="0.068in" table:align="left"/>
    </style:style>
    <style:style style:name="TableRow948" style:family="table-row">
      <style:table-row-properties style:min-row-height="0.6694in" style:use-optimal-row-height="false" fo:keep-together="always"/>
    </style:style>
    <style:style style:name="TableCell9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0" style:parent-style-name="Standard" style:family="paragraph">
      <style:text-properties fo:color="#000000"/>
    </style:style>
    <style:style style:name="TableCell9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2" style:parent-style-name="Standard" style:family="paragraph">
      <style:text-properties fo:font-style="italic" style:font-style-asian="italic" fo:color="#C00000" fo:font-size="8pt" style:font-size-asian="8pt"/>
    </style:style>
    <style:style style:name="TableRow953" style:family="table-row">
      <style:table-row-properties style:min-row-height="0.6694in" style:use-optimal-row-height="false" fo:keep-together="always"/>
    </style:style>
    <style:style style:name="TableCell9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5" style:parent-style-name="Standard" style:family="paragraph">
      <style:text-properties fo:color="#000000"/>
    </style:style>
    <style:style style:name="TableCell9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7" style:parent-style-name="Standard" style:family="paragraph">
      <style:text-properties fo:font-style="italic" style:font-style-asian="italic" fo:color="#C00000" fo:font-size="8pt" style:font-size-asian="8pt"/>
    </style:style>
    <style:style style:name="TableRow958" style:family="table-row">
      <style:table-row-properties style:min-row-height="0.6694in" style:use-optimal-row-height="false" fo:keep-together="always"/>
    </style:style>
    <style:style style:name="TableCell9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0" style:parent-style-name="Standard" style:family="paragraph">
      <style:text-properties fo:color="#000000"/>
    </style:style>
    <style:style style:name="TableRow961" style:family="table-row">
      <style:table-row-properties style:min-row-height="2.0548in" style:use-optimal-row-height="false" fo:keep-together="always"/>
    </style:style>
    <style:style style:name="TableCell9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3" style:parent-style-name="Standard" style:family="paragraph">
      <style:text-properties fo:color="#000000"/>
    </style:style>
    <style:style style:name="TableRow964" style:family="table-row">
      <style:table-row-properties style:min-row-height="1.3562in" style:use-optimal-row-height="false" fo:keep-together="always"/>
    </style:style>
    <style:style style:name="TableCell9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6" style:parent-style-name="Standard" style:family="paragraph">
      <style:text-properties fo:color="#000000"/>
    </style:style>
    <style:style style:name="TableRow967" style:family="table-row">
      <style:table-row-properties style:min-row-height="0.6694in" style:use-optimal-row-height="false" fo:keep-together="always"/>
    </style:style>
    <style:style style:name="TableCell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9" style:parent-style-name="Standard" style:family="paragraph">
      <style:text-properties fo:color="#000000"/>
    </style:style>
    <style:style style:name="TableRow970" style:family="table-row">
      <style:table-row-properties style:min-row-height="0.6694in" style:use-optimal-row-height="false" fo:keep-together="always"/>
    </style:style>
    <style:style style:name="TableCell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2" style:parent-style-name="Standard" style:family="paragraph">
      <style:text-properties fo:color="#000000"/>
    </style:style>
    <style:style style:name="TableRow973" style:family="table-row">
      <style:table-row-properties style:min-row-height="0.6694in" style:use-optimal-row-height="false" fo:keep-together="always"/>
    </style:style>
    <style:style style:name="TableCell9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5" style:parent-style-name="Standard" style:family="paragraph">
      <style:text-properties fo:color="#000000"/>
    </style:style>
    <style:style style:name="TableRow976" style:family="table-row">
      <style:table-row-properties style:min-row-height="0.6694in" style:use-optimal-row-height="false" fo:keep-together="always"/>
    </style:style>
    <style:style style:name="TableCell9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TableRow979" style:family="table-row">
      <style:table-row-properties style:min-row-height="0.6097in" style:use-optimal-row-height="false" fo:keep-together="always"/>
    </style:style>
    <style:style style:name="TableCell9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1" style:parent-style-name="Standard" style:family="paragraph">
      <style:text-properties fo:color="#000000"/>
    </style:style>
    <style:style style:name="TableRow982" style:family="table-row">
      <style:table-row-properties style:min-row-height="0.6694in" style:use-optimal-row-height="false" fo:keep-together="always"/>
    </style:style>
    <style:style style:name="TableCell9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84" style:parent-style-name="Standard" style:family="paragraph">
      <style:text-properties fo:color="#000000"/>
    </style:style>
    <style:style style:name="P985" style:parent-style-name="Titolo2" style:family="paragraph">
      <style:paragraph-properties fo:break-before="page"/>
    </style:style>
    <style:style style:name="TableColumn987" style:family="table-column">
      <style:table-column-properties style:column-width="3.1013in" style:use-optimal-column-width="false"/>
    </style:style>
    <style:style style:name="TableColumn988" style:family="table-column">
      <style:table-column-properties style:column-width="3.2326in" style:use-optimal-column-width="false"/>
    </style:style>
    <style:style style:name="Table986" style:family="table">
      <style:table-properties style:width="6.334in" fo:margin-left="0.068in" table:align="left"/>
    </style:style>
    <style:style style:name="TableRow989" style:family="table-row">
      <style:table-row-properties style:min-row-height="0.6694in" style:use-optimal-row-height="false" fo:keep-together="always"/>
    </style:style>
    <style:style style:name="TableCell9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1" style:parent-style-name="Standard" style:family="paragraph">
      <style:text-properties fo:color="#000000"/>
    </style:style>
    <style:style style:name="TableCell9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3" style:parent-style-name="Standard" style:family="paragraph">
      <style:text-properties fo:font-style="italic" style:font-style-asian="italic" fo:color="#C00000" fo:font-size="8pt" style:font-size-asian="8pt"/>
    </style:style>
    <style:style style:name="TableRow994" style:family="table-row">
      <style:table-row-properties style:min-row-height="0.6694in" style:use-optimal-row-height="false" fo:keep-together="always"/>
    </style:style>
    <style:style style:name="TableCell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6" style:parent-style-name="Standard" style:family="paragraph">
      <style:text-properties fo:color="#000000"/>
    </style:style>
    <style:style style:name="TableCell9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8" style:parent-style-name="Standard" style:family="paragraph">
      <style:text-properties fo:font-style="italic" style:font-style-asian="italic" fo:color="#C00000" fo:font-size="8pt" style:font-size-asian="8pt"/>
    </style:style>
    <style:style style:name="TableRow999" style:family="table-row">
      <style:table-row-properties style:min-row-height="0.6694in" style:use-optimal-row-height="false" fo:keep-together="always"/>
    </style:style>
    <style:style style:name="TableCell10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1" style:parent-style-name="Standard" style:family="paragraph">
      <style:text-properties fo:color="#000000"/>
    </style:style>
    <style:style style:name="TableRow1002" style:family="table-row">
      <style:table-row-properties style:min-row-height="2.0548in" style:use-optimal-row-height="false" fo:keep-together="always"/>
    </style:style>
    <style:style style:name="TableCell10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4" style:parent-style-name="Standard" style:family="paragraph">
      <style:text-properties fo:color="#000000"/>
    </style:style>
    <style:style style:name="TableRow1005" style:family="table-row">
      <style:table-row-properties style:min-row-height="1.3562in" style:use-optimal-row-height="false" fo:keep-together="always"/>
    </style:style>
    <style:style style:name="TableCell10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7" style:parent-style-name="Standard" style:family="paragraph">
      <style:text-properties fo:color="#000000"/>
    </style:style>
    <style:style style:name="TableRow1008" style:family="table-row">
      <style:table-row-properties style:min-row-height="0.6694in" style:use-optimal-row-height="false" fo:keep-together="always"/>
    </style:style>
    <style:style style:name="TableCell10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0" style:parent-style-name="Standard" style:family="paragraph">
      <style:text-properties fo:color="#000000"/>
    </style:style>
    <style:style style:name="TableRow1011" style:family="table-row">
      <style:table-row-properties style:min-row-height="0.6694in" style:use-optimal-row-height="false" fo:keep-together="always"/>
    </style:style>
    <style:style style:name="TableCell10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3" style:parent-style-name="Standard" style:family="paragraph">
      <style:text-properties fo:color="#000000"/>
    </style:style>
    <style:style style:name="TableRow1014" style:family="table-row">
      <style:table-row-properties style:min-row-height="0.6694in" style:use-optimal-row-height="false" fo:keep-together="always"/>
    </style:style>
    <style:style style:name="TableCell1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6" style:parent-style-name="Standard" style:family="paragraph">
      <style:text-properties fo:color="#000000"/>
    </style:style>
    <style:style style:name="TableRow1017" style:family="table-row">
      <style:table-row-properties style:min-row-height="0.6694in" style:use-optimal-row-height="false" fo:keep-together="always"/>
    </style:style>
    <style:style style:name="TableCell1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TableRow1020" style:family="table-row">
      <style:table-row-properties style:min-row-height="0.6097in" style:use-optimal-row-height="false" fo:keep-together="always"/>
    </style:style>
    <style:style style:name="TableCell10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2" style:parent-style-name="Standard" style:family="paragraph">
      <style:text-properties fo:color="#000000"/>
    </style:style>
    <style:style style:name="TableRow1023" style:family="table-row">
      <style:table-row-properties style:min-row-height="0.6694in" style:use-optimal-row-height="false" fo:keep-together="always"/>
    </style:style>
    <style:style style:name="TableCell10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25" style:parent-style-name="Standard" style:family="paragraph">
      <style:text-properties fo:color="#000000"/>
    </style:style>
    <style:style style:name="P1026" style:parent-style-name="Titolo2" style:family="paragraph">
      <style:paragraph-properties fo:break-before="page"/>
    </style:style>
    <style:style style:name="TableColumn1028" style:family="table-column">
      <style:table-column-properties style:column-width="3.1013in" style:use-optimal-column-width="false"/>
    </style:style>
    <style:style style:name="TableColumn1029" style:family="table-column">
      <style:table-column-properties style:column-width="3.2326in" style:use-optimal-column-width="false"/>
    </style:style>
    <style:style style:name="Table1027" style:family="table">
      <style:table-properties style:width="6.334in" fo:margin-left="0.068in" table:align="left"/>
    </style:style>
    <style:style style:name="TableRow1030" style:family="table-row">
      <style:table-row-properties style:min-row-height="0.6694in" style:use-optimal-row-height="false" fo:keep-together="always"/>
    </style:style>
    <style:style style:name="TableCell10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2" style:parent-style-name="Standard" style:family="paragraph">
      <style:text-properties fo:color="#000000"/>
    </style:style>
    <style:style style:name="TableCell10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4" style:parent-style-name="Standard" style:family="paragraph">
      <style:text-properties fo:font-style="italic" style:font-style-asian="italic" fo:color="#C00000" fo:font-size="8pt" style:font-size-asian="8pt"/>
    </style:style>
    <style:style style:name="TableRow1035" style:family="table-row">
      <style:table-row-properties style:min-row-height="0.6694in" style:use-optimal-row-height="false" fo:keep-together="always"/>
    </style:style>
    <style:style style:name="TableCell10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7" style:parent-style-name="Standard" style:family="paragraph">
      <style:text-properties fo:color="#000000"/>
    </style:style>
    <style:style style:name="TableCell10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9" style:parent-style-name="Standard" style:family="paragraph">
      <style:text-properties fo:font-style="italic" style:font-style-asian="italic" fo:color="#C00000" fo:font-size="8pt" style:font-size-asian="8pt"/>
    </style:style>
    <style:style style:name="TableRow1040" style:family="table-row">
      <style:table-row-properties style:min-row-height="0.6694in" style:use-optimal-row-height="false" fo:keep-together="always"/>
    </style:style>
    <style:style style:name="TableCell10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2" style:parent-style-name="Standard" style:family="paragraph">
      <style:text-properties fo:color="#000000"/>
    </style:style>
    <style:style style:name="TableRow1043" style:family="table-row">
      <style:table-row-properties style:min-row-height="2.0548in" style:use-optimal-row-height="false" fo:keep-together="always"/>
    </style:style>
    <style:style style:name="TableCell10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5" style:parent-style-name="Standard" style:family="paragraph">
      <style:text-properties fo:color="#000000"/>
    </style:style>
    <style:style style:name="TableRow1046" style:family="table-row">
      <style:table-row-properties style:min-row-height="1.3562in" style:use-optimal-row-height="false" fo:keep-together="always"/>
    </style:style>
    <style:style style:name="TableCell1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8" style:parent-style-name="Standard" style:family="paragraph">
      <style:text-properties fo:color="#000000"/>
    </style:style>
    <style:style style:name="TableRow1049" style:family="table-row">
      <style:table-row-properties style:min-row-height="0.6694in" style:use-optimal-row-height="false" fo:keep-together="always"/>
    </style:style>
    <style:style style:name="TableCell10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1" style:parent-style-name="Standard" style:family="paragraph">
      <style:text-properties fo:color="#000000"/>
    </style:style>
    <style:style style:name="TableRow1052" style:family="table-row">
      <style:table-row-properties style:min-row-height="0.6694in" style:use-optimal-row-height="false" fo:keep-together="always"/>
    </style:style>
    <style:style style:name="TableCell1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4" style:parent-style-name="Standard" style:family="paragraph">
      <style:text-properties fo:color="#000000"/>
    </style:style>
    <style:style style:name="TableRow1055" style:family="table-row">
      <style:table-row-properties style:min-row-height="0.6694in" style:use-optimal-row-height="false" fo:keep-together="always"/>
    </style:style>
    <style:style style:name="TableCell10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7" style:parent-style-name="Standard" style:family="paragraph">
      <style:text-properties fo:color="#000000"/>
    </style:style>
    <style:style style:name="TableRow1058" style:family="table-row">
      <style:table-row-properties style:min-row-height="0.6694in" style:use-optimal-row-height="false" fo:keep-together="always"/>
    </style:style>
    <style:style style:name="TableCell10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TableRow1061" style:family="table-row">
      <style:table-row-properties style:min-row-height="0.6097in" style:use-optimal-row-height="false" fo:keep-together="always"/>
    </style:style>
    <style:style style:name="TableCell1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3" style:parent-style-name="Standard" style:family="paragraph">
      <style:text-properties fo:color="#000000"/>
    </style:style>
    <style:style style:name="TableRow1064" style:family="table-row">
      <style:table-row-properties style:min-row-height="0.6694in" style:use-optimal-row-height="false" fo:keep-together="always"/>
    </style:style>
    <style:style style:name="TableCell10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66" style:parent-style-name="Standard" style:family="paragraph">
      <style:text-properties fo:color="#000000"/>
    </style:style>
    <style:style style:name="P1067" style:parent-style-name="Titolo2" style:family="paragraph">
      <style:paragraph-properties fo:break-before="page"/>
    </style:style>
    <style:style style:name="TableColumn1069" style:family="table-column">
      <style:table-column-properties style:column-width="3.1013in" style:use-optimal-column-width="false"/>
    </style:style>
    <style:style style:name="TableColumn1070" style:family="table-column">
      <style:table-column-properties style:column-width="3.2326in" style:use-optimal-column-width="false"/>
    </style:style>
    <style:style style:name="Table1068" style:family="table">
      <style:table-properties style:width="6.334in" fo:margin-left="0.068in" table:align="left"/>
    </style:style>
    <style:style style:name="TableRow1071" style:family="table-row">
      <style:table-row-properties style:min-row-height="0.6694in" style:use-optimal-row-height="false" fo:keep-together="always"/>
    </style:style>
    <style:style style:name="TableCell10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3" style:parent-style-name="Standard" style:family="paragraph">
      <style:text-properties fo:color="#000000"/>
    </style:style>
    <style:style style:name="TableCell10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5" style:parent-style-name="Standard" style:family="paragraph">
      <style:text-properties fo:font-style="italic" style:font-style-asian="italic" fo:color="#C00000" fo:font-size="8pt" style:font-size-asian="8pt"/>
    </style:style>
    <style:style style:name="TableRow1076" style:family="table-row">
      <style:table-row-properties style:min-row-height="0.6694in" style:use-optimal-row-height="false" fo:keep-together="always"/>
    </style:style>
    <style:style style:name="TableCell1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8" style:parent-style-name="Standard" style:family="paragraph">
      <style:text-properties fo:color="#000000"/>
    </style:style>
    <style:style style:name="TableCell10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0" style:parent-style-name="Standard" style:family="paragraph">
      <style:text-properties fo:font-style="italic" style:font-style-asian="italic" fo:color="#C00000" fo:font-size="8pt" style:font-size-asian="8pt"/>
    </style:style>
    <style:style style:name="TableRow1081" style:family="table-row">
      <style:table-row-properties style:min-row-height="0.6694in" style:use-optimal-row-height="false" fo:keep-together="always"/>
    </style:style>
    <style:style style:name="TableCell10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3" style:parent-style-name="Standard" style:family="paragraph">
      <style:text-properties fo:color="#000000"/>
    </style:style>
    <style:style style:name="TableRow1084" style:family="table-row">
      <style:table-row-properties style:min-row-height="2.0548in" style:use-optimal-row-height="false" fo:keep-together="always"/>
    </style:style>
    <style:style style:name="TableCell10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6" style:parent-style-name="Standard" style:family="paragraph">
      <style:text-properties fo:color="#000000"/>
    </style:style>
    <style:style style:name="TableRow1087" style:family="table-row">
      <style:table-row-properties style:min-row-height="1.3562in" style:use-optimal-row-height="false" fo:keep-together="always"/>
    </style:style>
    <style:style style:name="TableCell10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9" style:parent-style-name="Standard" style:family="paragraph">
      <style:text-properties fo:color="#000000"/>
    </style:style>
    <style:style style:name="TableRow1090" style:family="table-row">
      <style:table-row-properties style:min-row-height="0.6694in" style:use-optimal-row-height="false" fo:keep-together="always"/>
    </style:style>
    <style:style style:name="TableCell10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2" style:parent-style-name="Standard" style:family="paragraph">
      <style:text-properties fo:color="#000000"/>
    </style:style>
    <style:style style:name="TableRow1093" style:family="table-row">
      <style:table-row-properties style:min-row-height="0.6694in" style:use-optimal-row-height="false" fo:keep-together="always"/>
    </style:style>
    <style:style style:name="TableCell10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5" style:parent-style-name="Standard" style:family="paragraph">
      <style:text-properties fo:color="#000000"/>
    </style:style>
    <style:style style:name="TableRow1096" style:family="table-row">
      <style:table-row-properties style:min-row-height="0.6694in" style:use-optimal-row-height="false" fo:keep-together="always"/>
    </style:style>
    <style:style style:name="TableCell10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8" style:parent-style-name="Standard" style:family="paragraph">
      <style:text-properties fo:color="#000000"/>
    </style:style>
    <style:style style:name="TableRow1099" style:family="table-row">
      <style:table-row-properties style:min-row-height="0.6694in" style:use-optimal-row-height="false" fo:keep-together="always"/>
    </style:style>
    <style:style style:name="TableCell1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TableRow1102" style:family="table-row">
      <style:table-row-properties style:min-row-height="0.6097in" style:use-optimal-row-height="false" fo:keep-together="always"/>
    </style:style>
    <style:style style:name="TableCell11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4" style:parent-style-name="Standard" style:family="paragraph">
      <style:text-properties fo:color="#000000"/>
    </style:style>
    <style:style style:name="TableRow1105" style:family="table-row">
      <style:table-row-properties style:min-row-height="0.6694in" style:use-optimal-row-height="false" fo:keep-together="always"/>
    </style:style>
    <style:style style:name="TableCell110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07" style:parent-style-name="Standard" style:family="paragraph">
      <style:text-properties fo:color="#000000"/>
    </style:style>
    <style:style style:name="P1108" style:parent-style-name="Titolo2" style:family="paragraph">
      <style:paragraph-properties fo:break-before="page"/>
    </style:style>
    <style:style style:name="TableColumn1110" style:family="table-column">
      <style:table-column-properties style:column-width="3.1013in" style:use-optimal-column-width="false"/>
    </style:style>
    <style:style style:name="TableColumn1111" style:family="table-column">
      <style:table-column-properties style:column-width="3.2326in" style:use-optimal-column-width="false"/>
    </style:style>
    <style:style style:name="Table1109" style:family="table">
      <style:table-properties style:width="6.334in" fo:margin-left="0.068in" table:align="left"/>
    </style:style>
    <style:style style:name="TableRow1112" style:family="table-row">
      <style:table-row-properties style:min-row-height="0.6694in" style:use-optimal-row-height="false" fo:keep-together="always"/>
    </style:style>
    <style:style style:name="TableCell11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4" style:parent-style-name="Standard" style:family="paragraph">
      <style:text-properties fo:color="#000000"/>
    </style:style>
    <style:style style:name="TableCell11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6" style:parent-style-name="Standard" style:family="paragraph">
      <style:text-properties fo:font-style="italic" style:font-style-asian="italic" fo:color="#C00000" fo:font-size="8pt" style:font-size-asian="8pt"/>
    </style:style>
    <style:style style:name="TableRow1117" style:family="table-row">
      <style:table-row-properties style:min-row-height="0.6694in" style:use-optimal-row-height="false" fo:keep-together="always"/>
    </style:style>
    <style:style style:name="TableCell11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9" style:parent-style-name="Standard" style:family="paragraph">
      <style:text-properties fo:color="#000000"/>
    </style:style>
    <style:style style:name="TableCell1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1" style:parent-style-name="Standard" style:family="paragraph">
      <style:text-properties fo:font-style="italic" style:font-style-asian="italic" fo:color="#C00000" fo:font-size="8pt" style:font-size-asian="8pt"/>
    </style:style>
    <style:style style:name="TableRow1122" style:family="table-row">
      <style:table-row-properties style:min-row-height="0.6694in" style:use-optimal-row-height="false" fo:keep-together="always"/>
    </style:style>
    <style:style style:name="TableCell11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4" style:parent-style-name="Standard" style:family="paragraph">
      <style:text-properties fo:color="#000000"/>
    </style:style>
    <style:style style:name="TableRow1125" style:family="table-row">
      <style:table-row-properties style:min-row-height="2.0548in" style:use-optimal-row-height="false" fo:keep-together="always"/>
    </style:style>
    <style:style style:name="TableCell11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7" style:parent-style-name="Standard" style:family="paragraph">
      <style:text-properties fo:color="#000000"/>
    </style:style>
    <style:style style:name="TableRow1128" style:family="table-row">
      <style:table-row-properties style:min-row-height="1.3562in" style:use-optimal-row-height="false" fo:keep-together="always"/>
    </style:style>
    <style:style style:name="TableCell11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0" style:parent-style-name="Standard" style:family="paragraph">
      <style:text-properties fo:color="#000000"/>
    </style:style>
    <style:style style:name="TableRow1131" style:family="table-row">
      <style:table-row-properties style:min-row-height="0.6694in" style:use-optimal-row-height="false" fo:keep-together="always"/>
    </style:style>
    <style:style style:name="TableCell1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3" style:parent-style-name="Standard" style:family="paragraph">
      <style:text-properties fo:color="#000000"/>
    </style:style>
    <style:style style:name="TableRow1134" style:family="table-row">
      <style:table-row-properties style:min-row-height="0.6694in" style:use-optimal-row-height="false" fo:keep-together="always"/>
    </style:style>
    <style:style style:name="TableCell11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6" style:parent-style-name="Standard" style:family="paragraph">
      <style:text-properties fo:color="#000000"/>
    </style:style>
    <style:style style:name="TableRow1137" style:family="table-row">
      <style:table-row-properties style:min-row-height="0.6694in" style:use-optimal-row-height="false" fo:keep-together="always"/>
    </style:style>
    <style:style style:name="TableCell11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9" style:parent-style-name="Standard" style:family="paragraph">
      <style:text-properties fo:color="#000000"/>
    </style:style>
    <style:style style:name="TableRow1140" style:family="table-row">
      <style:table-row-properties style:min-row-height="0.6694in" style:use-optimal-row-height="false" fo:keep-together="always"/>
    </style:style>
    <style:style style:name="TableCell1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TableRow1143" style:family="table-row">
      <style:table-row-properties style:min-row-height="0.6097in" style:use-optimal-row-height="false" fo:keep-together="always"/>
    </style:style>
    <style:style style:name="TableCell1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5" style:parent-style-name="Standard" style:family="paragraph">
      <style:text-properties fo:color="#000000"/>
    </style:style>
    <style:style style:name="TableRow1146" style:family="table-row">
      <style:table-row-properties style:min-row-height="0.6694in" style:use-optimal-row-height="false" fo:keep-together="always"/>
    </style:style>
    <style:style style:name="TableCell114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8" style:parent-style-name="Standard" style:family="paragraph">
      <style:text-properties fo:color="#000000"/>
    </style:style>
    <style:style style:name="P1149" style:parent-style-name="Titolo2" style:family="paragraph">
      <style:paragraph-properties fo:break-before="page"/>
    </style:style>
    <style:style style:name="TableColumn1151" style:family="table-column">
      <style:table-column-properties style:column-width="3.1013in" style:use-optimal-column-width="false"/>
    </style:style>
    <style:style style:name="TableColumn1152" style:family="table-column">
      <style:table-column-properties style:column-width="3.2326in" style:use-optimal-column-width="false"/>
    </style:style>
    <style:style style:name="Table1150" style:family="table">
      <style:table-properties style:width="6.334in" fo:margin-left="0.068in" table:align="left"/>
    </style:style>
    <style:style style:name="TableRow1153" style:family="table-row">
      <style:table-row-properties style:min-row-height="0.6694in" style:use-optimal-row-height="false" fo:keep-together="always"/>
    </style:style>
    <style:style style:name="TableCell11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5" style:parent-style-name="Standard" style:family="paragraph">
      <style:text-properties fo:color="#000000"/>
    </style:style>
    <style:style style:name="TableCell115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7" style:parent-style-name="Standard" style:family="paragraph">
      <style:text-properties fo:font-style="italic" style:font-style-asian="italic" fo:color="#C00000" fo:font-size="8pt" style:font-size-asian="8pt"/>
    </style:style>
    <style:style style:name="TableRow1158" style:family="table-row">
      <style:table-row-properties style:min-row-height="0.6694in" style:use-optimal-row-height="false" fo:keep-together="always"/>
    </style:style>
    <style:style style:name="TableCell1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0" style:parent-style-name="Standard" style:family="paragraph">
      <style:text-properties fo:color="#000000"/>
    </style:style>
    <style:style style:name="TableCell11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2" style:parent-style-name="Standard" style:family="paragraph">
      <style:text-properties fo:font-style="italic" style:font-style-asian="italic" fo:color="#C00000" fo:font-size="8pt" style:font-size-asian="8pt"/>
    </style:style>
    <style:style style:name="TableRow1163" style:family="table-row">
      <style:table-row-properties style:min-row-height="0.6694in" style:use-optimal-row-height="false" fo:keep-together="always"/>
    </style:style>
    <style:style style:name="TableCell1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5" style:parent-style-name="Standard" style:family="paragraph">
      <style:text-properties fo:color="#000000"/>
    </style:style>
    <style:style style:name="TableRow1166" style:family="table-row">
      <style:table-row-properties style:min-row-height="2.0548in" style:use-optimal-row-height="false" fo:keep-together="always"/>
    </style:style>
    <style:style style:name="TableCell11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8" style:parent-style-name="Standard" style:family="paragraph">
      <style:text-properties fo:color="#000000"/>
    </style:style>
    <style:style style:name="TableRow1169" style:family="table-row">
      <style:table-row-properties style:min-row-height="1.3562in" style:use-optimal-row-height="false" fo:keep-together="always"/>
    </style:style>
    <style:style style:name="TableCell11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1" style:parent-style-name="Standard" style:family="paragraph">
      <style:text-properties fo:color="#000000"/>
    </style:style>
    <style:style style:name="TableRow1172" style:family="table-row">
      <style:table-row-properties style:min-row-height="0.6694in" style:use-optimal-row-height="false" fo:keep-together="always"/>
    </style:style>
    <style:style style:name="TableCell11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4" style:parent-style-name="Standard" style:family="paragraph">
      <style:text-properties fo:color="#000000"/>
    </style:style>
    <style:style style:name="TableRow1175" style:family="table-row">
      <style:table-row-properties style:min-row-height="0.6694in" style:use-optimal-row-height="false" fo:keep-together="always"/>
    </style:style>
    <style:style style:name="TableCell1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7" style:parent-style-name="Standard" style:family="paragraph">
      <style:text-properties fo:color="#000000"/>
    </style:style>
    <style:style style:name="TableRow1178" style:family="table-row">
      <style:table-row-properties style:min-row-height="0.6694in" style:use-optimal-row-height="false" fo:keep-together="always"/>
    </style:style>
    <style:style style:name="TableCell1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0" style:parent-style-name="Standard" style:family="paragraph">
      <style:text-properties fo:color="#000000"/>
    </style:style>
    <style:style style:name="TableRow1181" style:family="table-row">
      <style:table-row-properties style:min-row-height="0.6694in" style:use-optimal-row-height="false" fo:keep-together="always"/>
    </style:style>
    <style:style style:name="TableCell11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Row1184" style:family="table-row">
      <style:table-row-properties style:min-row-height="0.6097in" style:use-optimal-row-height="false" fo:keep-together="always"/>
    </style:style>
    <style:style style:name="TableCell1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6" style:parent-style-name="Standard" style:family="paragraph">
      <style:text-properties fo:color="#000000"/>
    </style:style>
    <style:style style:name="TableRow1187" style:family="table-row">
      <style:table-row-properties style:min-row-height="0.6694in" style:use-optimal-row-height="false" fo:keep-together="always"/>
    </style:style>
    <style:style style:name="TableCell11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89" style:parent-style-name="Standard" style:family="paragraph">
      <style:text-properties fo:color="#000000"/>
    </style:style>
    <style:style style:name="P1190" style:parent-style-name="Titolo2" style:family="paragraph">
      <style:paragraph-properties fo:break-before="page"/>
    </style:style>
    <style:style style:name="TableColumn1192" style:family="table-column">
      <style:table-column-properties style:column-width="3.1013in" style:use-optimal-column-width="false"/>
    </style:style>
    <style:style style:name="TableColumn1193" style:family="table-column">
      <style:table-column-properties style:column-width="3.2326in" style:use-optimal-column-width="false"/>
    </style:style>
    <style:style style:name="Table1191" style:family="table">
      <style:table-properties style:width="6.334in" fo:margin-left="0.068in" table:align="left"/>
    </style:style>
    <style:style style:name="TableRow1194" style:family="table-row">
      <style:table-row-properties style:min-row-height="0.6694in" style:use-optimal-row-height="false" fo:keep-together="always"/>
    </style:style>
    <style:style style:name="TableCell11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6" style:parent-style-name="Standard" style:family="paragraph">
      <style:text-properties fo:color="#000000"/>
    </style:style>
    <style:style style:name="TableCell11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8" style:parent-style-name="Standard" style:family="paragraph">
      <style:text-properties fo:font-style="italic" style:font-style-asian="italic" fo:color="#C00000" fo:font-size="8pt" style:font-size-asian="8pt"/>
    </style:style>
    <style:style style:name="TableRow1199" style:family="table-row">
      <style:table-row-properties style:min-row-height="0.6694in" style:use-optimal-row-height="false" fo:keep-together="always"/>
    </style:style>
    <style:style style:name="TableCell1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1" style:parent-style-name="Standard" style:family="paragraph">
      <style:text-properties fo:color="#000000"/>
    </style:style>
    <style:style style:name="TableCell1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3" style:parent-style-name="Standard" style:family="paragraph">
      <style:text-properties fo:font-style="italic" style:font-style-asian="italic" fo:color="#C00000" fo:font-size="8pt" style:font-size-asian="8pt"/>
    </style:style>
    <style:style style:name="TableRow1204" style:family="table-row">
      <style:table-row-properties style:min-row-height="0.6694in" style:use-optimal-row-height="false" fo:keep-together="always"/>
    </style:style>
    <style:style style:name="TableCell12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6" style:parent-style-name="Standard" style:family="paragraph">
      <style:text-properties fo:color="#000000"/>
    </style:style>
    <style:style style:name="TableRow1207" style:family="table-row">
      <style:table-row-properties style:min-row-height="2.0548in" style:use-optimal-row-height="false" fo:keep-together="always"/>
    </style:style>
    <style:style style:name="TableCell12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9" style:parent-style-name="Standard" style:family="paragraph">
      <style:text-properties fo:color="#000000"/>
    </style:style>
    <style:style style:name="TableRow1210" style:family="table-row">
      <style:table-row-properties style:min-row-height="1.3562in" style:use-optimal-row-height="false" fo:keep-together="always"/>
    </style:style>
    <style:style style:name="TableCell1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2" style:parent-style-name="Standard" style:family="paragraph">
      <style:text-properties fo:color="#000000"/>
    </style:style>
    <style:style style:name="TableRow1213" style:family="table-row">
      <style:table-row-properties style:min-row-height="0.6694in" style:use-optimal-row-height="false" fo:keep-together="always"/>
    </style:style>
    <style:style style:name="TableCell12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5" style:parent-style-name="Standard" style:family="paragraph">
      <style:text-properties fo:color="#000000"/>
    </style:style>
    <style:style style:name="TableRow1216" style:family="table-row">
      <style:table-row-properties style:min-row-height="0.6694in" style:use-optimal-row-height="false" fo:keep-together="always"/>
    </style:style>
    <style:style style:name="TableCell1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8" style:parent-style-name="Standard" style:family="paragraph">
      <style:text-properties fo:color="#000000"/>
    </style:style>
    <style:style style:name="TableRow1219" style:family="table-row">
      <style:table-row-properties style:min-row-height="0.6694in" style:use-optimal-row-height="false" fo:keep-together="always"/>
    </style:style>
    <style:style style:name="TableCell1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1" style:parent-style-name="Standard" style:family="paragraph">
      <style:text-properties fo:color="#000000"/>
    </style:style>
    <style:style style:name="TableRow1222" style:family="table-row">
      <style:table-row-properties style:min-row-height="0.6694in" style:use-optimal-row-height="false" fo:keep-together="always"/>
    </style:style>
    <style:style style:name="TableCell12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text-properties fo:color="#000000"/>
    </style:style>
    <style:style style:name="TableRow1225" style:family="table-row">
      <style:table-row-properties style:min-row-height="0.6097in" style:use-optimal-row-height="false" fo:keep-together="always"/>
    </style:style>
    <style:style style:name="TableCell1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7" style:parent-style-name="Standard" style:family="paragraph">
      <style:text-properties fo:color="#000000"/>
    </style:style>
    <style:style style:name="TableRow1228" style:family="table-row">
      <style:table-row-properties style:min-row-height="0.6694in" style:use-optimal-row-height="false" fo:keep-together="always"/>
    </style:style>
    <style:style style:name="TableCell122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30" style:parent-style-name="Standard" style:family="paragraph">
      <style:text-properties fo:color="#000000"/>
    </style:style>
    <style:style style:name="P1231" style:parent-style-name="Titolo2" style:family="paragraph">
      <style:paragraph-properties fo:break-before="page"/>
    </style:style>
    <style:style style:name="TableColumn1233" style:family="table-column">
      <style:table-column-properties style:column-width="3.1013in" style:use-optimal-column-width="false"/>
    </style:style>
    <style:style style:name="TableColumn1234" style:family="table-column">
      <style:table-column-properties style:column-width="3.2326in" style:use-optimal-column-width="false"/>
    </style:style>
    <style:style style:name="Table1232" style:family="table">
      <style:table-properties style:width="6.334in" fo:margin-left="0.068in" table:align="left"/>
    </style:style>
    <style:style style:name="TableRow1235" style:family="table-row">
      <style:table-row-properties style:min-row-height="0.6694in" style:use-optimal-row-height="false" fo:keep-together="always"/>
    </style:style>
    <style:style style:name="TableCell12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7" style:parent-style-name="Standard" style:family="paragraph">
      <style:text-properties fo:color="#000000"/>
    </style:style>
    <style:style style:name="TableCell12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9" style:parent-style-name="Standard" style:family="paragraph">
      <style:text-properties fo:font-style="italic" style:font-style-asian="italic" fo:color="#C00000" fo:font-size="8pt" style:font-size-asian="8pt"/>
    </style:style>
    <style:style style:name="TableRow1240" style:family="table-row">
      <style:table-row-properties style:min-row-height="0.6694in" style:use-optimal-row-height="false" fo:keep-together="always"/>
    </style:style>
    <style:style style:name="TableCell12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2" style:parent-style-name="Standard" style:family="paragraph">
      <style:text-properties fo:color="#000000"/>
    </style:style>
    <style:style style:name="TableCell12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4" style:parent-style-name="Standard" style:family="paragraph">
      <style:text-properties fo:font-style="italic" style:font-style-asian="italic" fo:color="#C00000" fo:font-size="8pt" style:font-size-asian="8pt"/>
    </style:style>
    <style:style style:name="TableRow1245" style:family="table-row">
      <style:table-row-properties style:min-row-height="0.6694in" style:use-optimal-row-height="false" fo:keep-together="always"/>
    </style:style>
    <style:style style:name="TableCell12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7" style:parent-style-name="Standard" style:family="paragraph">
      <style:text-properties fo:color="#000000"/>
    </style:style>
    <style:style style:name="TableRow1248" style:family="table-row">
      <style:table-row-properties style:min-row-height="2.0548in" style:use-optimal-row-height="false" fo:keep-together="always"/>
    </style:style>
    <style:style style:name="TableCell12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0" style:parent-style-name="Standard" style:family="paragraph">
      <style:text-properties fo:color="#000000"/>
    </style:style>
    <style:style style:name="TableRow1251" style:family="table-row">
      <style:table-row-properties style:min-row-height="1.3562in" style:use-optimal-row-height="false" fo:keep-together="always"/>
    </style:style>
    <style:style style:name="TableCell12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3" style:parent-style-name="Standard" style:family="paragraph">
      <style:text-properties fo:color="#000000"/>
    </style:style>
    <style:style style:name="TableRow1254" style:family="table-row">
      <style:table-row-properties style:min-row-height="0.6694in" style:use-optimal-row-height="false" fo:keep-together="always"/>
    </style:style>
    <style:style style:name="TableCell12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6" style:parent-style-name="Standard" style:family="paragraph">
      <style:text-properties fo:color="#000000"/>
    </style:style>
    <style:style style:name="TableRow1257" style:family="table-row">
      <style:table-row-properties style:min-row-height="0.6694in" style:use-optimal-row-height="false" fo:keep-together="always"/>
    </style:style>
    <style:style style:name="TableCell1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9" style:parent-style-name="Standard" style:family="paragraph">
      <style:text-properties fo:color="#000000"/>
    </style:style>
    <style:style style:name="TableRow1260" style:family="table-row">
      <style:table-row-properties style:min-row-height="0.6694in" style:use-optimal-row-height="false" fo:keep-together="always"/>
    </style:style>
    <style:style style:name="TableCell1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2" style:parent-style-name="Standard" style:family="paragraph">
      <style:text-properties fo:color="#000000"/>
    </style:style>
    <style:style style:name="TableRow1263" style:family="table-row">
      <style:table-row-properties style:min-row-height="0.6694in" style:use-optimal-row-height="false" fo:keep-together="always"/>
    </style:style>
    <style:style style:name="TableCell1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text-properties fo:color="#000000"/>
    </style:style>
    <style:style style:name="TableRow1266" style:family="table-row">
      <style:table-row-properties style:min-row-height="0.6097in" style:use-optimal-row-height="false" fo:keep-together="always"/>
    </style:style>
    <style:style style:name="TableCell1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8" style:parent-style-name="Standard" style:family="paragraph">
      <style:text-properties fo:color="#000000"/>
    </style:style>
    <style:style style:name="TableRow1269" style:family="table-row">
      <style:table-row-properties style:min-row-height="0.6694in" style:use-optimal-row-height="false" fo:keep-together="always"/>
    </style:style>
    <style:style style:name="TableCell12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71" style:parent-style-name="Standard" style:family="paragraph">
      <style:text-properties fo:color="#000000"/>
    </style:style>
    <style:style style:name="TableColumn1273" style:family="table-column">
      <style:table-column-properties style:column-width="3.1013in" style:use-optimal-column-width="false"/>
    </style:style>
    <style:style style:name="TableColumn1274" style:family="table-column">
      <style:table-column-properties style:column-width="3.2326in" style:use-optimal-column-width="false"/>
    </style:style>
    <style:style style:name="Table1272" style:family="table">
      <style:table-properties style:width="6.334in" fo:margin-left="0.068in" table:align="left"/>
    </style:style>
    <style:style style:name="TableRow1275" style:family="table-row">
      <style:table-row-properties style:min-row-height="0.6694in" style:use-optimal-row-height="false" fo:keep-together="always"/>
    </style:style>
    <style:style style:name="TableCell12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7" style:parent-style-name="Standard" style:family="paragraph">
      <style:text-properties fo:color="#000000"/>
    </style:style>
    <style:style style:name="TableCell12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9" style:parent-style-name="Standard" style:family="paragraph">
      <style:text-properties fo:font-style="italic" style:font-style-asian="italic" fo:color="#C00000" fo:font-size="8pt" style:font-size-asian="8pt"/>
    </style:style>
    <style:style style:name="TableRow1280" style:family="table-row">
      <style:table-row-properties style:min-row-height="0.6694in" style:use-optimal-row-height="false" fo:keep-together="always"/>
    </style:style>
    <style:style style:name="TableCell1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2" style:parent-style-name="Standard" style:family="paragraph">
      <style:text-properties fo:color="#000000"/>
    </style:style>
    <style:style style:name="TableCell1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4" style:parent-style-name="Standard" style:family="paragraph">
      <style:text-properties fo:font-style="italic" style:font-style-asian="italic" fo:color="#C00000" fo:font-size="8pt" style:font-size-asian="8pt"/>
    </style:style>
    <style:style style:name="TableRow1285" style:family="table-row">
      <style:table-row-properties style:min-row-height="0.6694in" style:use-optimal-row-height="false" fo:keep-together="always"/>
    </style:style>
    <style:style style:name="TableCell12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7" style:parent-style-name="Standard" style:family="paragraph">
      <style:text-properties fo:color="#000000"/>
    </style:style>
    <style:style style:name="TableRow1288" style:family="table-row">
      <style:table-row-properties style:min-row-height="2.0548in" style:use-optimal-row-height="false" fo:keep-together="always"/>
    </style:style>
    <style:style style:name="TableCell12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0" style:parent-style-name="Standard" style:family="paragraph">
      <style:text-properties fo:color="#000000"/>
    </style:style>
    <style:style style:name="TableRow1291" style:family="table-row">
      <style:table-row-properties style:min-row-height="1.3562in" style:use-optimal-row-height="false" fo:keep-together="always"/>
    </style:style>
    <style:style style:name="TableCell12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3" style:parent-style-name="Standard" style:family="paragraph">
      <style:text-properties fo:color="#000000"/>
    </style:style>
    <style:style style:name="TableRow1294" style:family="table-row">
      <style:table-row-properties style:min-row-height="0.6694in" style:use-optimal-row-height="false" fo:keep-together="always"/>
    </style:style>
    <style:style style:name="TableCell1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6" style:parent-style-name="Standard" style:family="paragraph">
      <style:text-properties fo:color="#000000"/>
    </style:style>
    <style:style style:name="TableRow1297" style:family="table-row">
      <style:table-row-properties style:min-row-height="0.6694in" style:use-optimal-row-height="false" fo:keep-together="always"/>
    </style:style>
    <style:style style:name="TableCell1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9" style:parent-style-name="Standard" style:family="paragraph">
      <style:text-properties fo:color="#000000"/>
    </style:style>
    <style:style style:name="TableRow1300" style:family="table-row">
      <style:table-row-properties style:min-row-height="0.6694in" style:use-optimal-row-height="false" fo:keep-together="always"/>
    </style:style>
    <style:style style:name="TableCell13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2" style:parent-style-name="Standard" style:family="paragraph">
      <style:text-properties fo:color="#000000"/>
    </style:style>
    <style:style style:name="TableRow1303" style:family="table-row">
      <style:table-row-properties style:min-row-height="0.6694in" style:use-optimal-row-height="false" fo:keep-together="always"/>
    </style:style>
    <style:style style:name="TableCell13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5" style:parent-style-name="Standard" style:family="paragraph">
      <style:text-properties fo:color="#000000"/>
    </style:style>
    <style:style style:name="TableRow1306" style:family="table-row">
      <style:table-row-properties style:min-row-height="0.6097in" style:use-optimal-row-height="false" fo:keep-together="always"/>
    </style:style>
    <style:style style:name="TableCell1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8" style:parent-style-name="Standard" style:family="paragraph">
      <style:text-properties fo:color="#000000"/>
    </style:style>
    <style:style style:name="TableRow1309" style:family="table-row">
      <style:table-row-properties style:min-row-height="0.6694in" style:use-optimal-row-height="false" fo:keep-together="always"/>
    </style:style>
    <style:style style:name="TableCell131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11" style:parent-style-name="Standard" style:family="paragraph">
      <style:text-properties fo:color="#000000"/>
    </style:style>
    <style:style style:name="P1312" style:parent-style-name="Titolo2" style:family="paragraph">
      <style:paragraph-properties fo:break-before="page"/>
    </style:style>
    <style:style style:name="TableColumn1314" style:family="table-column">
      <style:table-column-properties style:column-width="3.1013in" style:use-optimal-column-width="false"/>
    </style:style>
    <style:style style:name="TableColumn1315" style:family="table-column">
      <style:table-column-properties style:column-width="3.2326in" style:use-optimal-column-width="false"/>
    </style:style>
    <style:style style:name="Table1313" style:family="table">
      <style:table-properties style:width="6.334in" fo:margin-left="0.068in" table:align="left"/>
    </style:style>
    <style:style style:name="TableRow1316" style:family="table-row">
      <style:table-row-properties style:min-row-height="0.6694in" style:use-optimal-row-height="false" fo:keep-together="always"/>
    </style:style>
    <style:style style:name="TableCell13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text-properties fo:color="#000000"/>
    </style:style>
    <style:style style:name="TableCell13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0" style:parent-style-name="Standard" style:family="paragraph">
      <style:text-properties fo:font-style="italic" style:font-style-asian="italic" fo:color="#C00000" fo:font-size="8pt" style:font-size-asian="8pt"/>
    </style:style>
    <style:style style:name="TableRow1321" style:family="table-row">
      <style:table-row-properties style:min-row-height="0.6694in" style:use-optimal-row-height="false" fo:keep-together="always"/>
    </style:style>
    <style:style style:name="TableCell13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3" style:parent-style-name="Standard" style:family="paragraph">
      <style:text-properties fo:color="#000000"/>
    </style:style>
    <style:style style:name="TableCell1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5" style:parent-style-name="Standard" style:family="paragraph">
      <style:text-properties fo:font-style="italic" style:font-style-asian="italic" fo:color="#C00000" fo:font-size="8pt" style:font-size-asian="8pt"/>
    </style:style>
    <style:style style:name="TableRow1326" style:family="table-row">
      <style:table-row-properties style:min-row-height="0.6694in" style:use-optimal-row-height="false" fo:keep-together="always"/>
    </style:style>
    <style:style style:name="TableCell13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8" style:parent-style-name="Standard" style:family="paragraph">
      <style:text-properties fo:color="#000000"/>
    </style:style>
    <style:style style:name="TableRow1329" style:family="table-row">
      <style:table-row-properties style:min-row-height="2.0548in" style:use-optimal-row-height="false" fo:keep-together="always"/>
    </style:style>
    <style:style style:name="TableCell13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1" style:parent-style-name="Standard" style:family="paragraph">
      <style:text-properties fo:color="#000000"/>
    </style:style>
    <style:style style:name="TableRow1332" style:family="table-row">
      <style:table-row-properties style:min-row-height="1.3562in" style:use-optimal-row-height="false" fo:keep-together="always"/>
    </style:style>
    <style:style style:name="TableCell1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4" style:parent-style-name="Standard" style:family="paragraph">
      <style:text-properties fo:color="#000000"/>
    </style:style>
    <style:style style:name="TableRow1335" style:family="table-row">
      <style:table-row-properties style:min-row-height="0.6694in" style:use-optimal-row-height="false" fo:keep-together="always"/>
    </style:style>
    <style:style style:name="TableCell13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7" style:parent-style-name="Standard" style:family="paragraph">
      <style:text-properties fo:color="#000000"/>
    </style:style>
    <style:style style:name="TableRow1338" style:family="table-row">
      <style:table-row-properties style:min-row-height="0.6694in" style:use-optimal-row-height="false" fo:keep-together="always"/>
    </style:style>
    <style:style style:name="TableCell13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0" style:parent-style-name="Standard" style:family="paragraph">
      <style:text-properties fo:color="#000000"/>
    </style:style>
    <style:style style:name="TableRow1341" style:family="table-row">
      <style:table-row-properties style:min-row-height="0.6694in" style:use-optimal-row-height="false" fo:keep-together="always"/>
    </style:style>
    <style:style style:name="TableCell1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3" style:parent-style-name="Standard" style:family="paragraph">
      <style:text-properties fo:color="#000000"/>
    </style:style>
    <style:style style:name="TableRow1344" style:family="table-row">
      <style:table-row-properties style:min-row-height="0.6694in" style:use-optimal-row-height="false" fo:keep-together="always"/>
    </style:style>
    <style:style style:name="TableCell13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TableRow1347" style:family="table-row">
      <style:table-row-properties style:min-row-height="0.6097in" style:use-optimal-row-height="false" fo:keep-together="always"/>
    </style:style>
    <style:style style:name="TableCell1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9" style:parent-style-name="Standard" style:family="paragraph">
      <style:text-properties fo:color="#000000"/>
    </style:style>
    <style:style style:name="TableRow1350" style:family="table-row">
      <style:table-row-properties style:min-row-height="0.6694in" style:use-optimal-row-height="false" fo:keep-together="always"/>
    </style:style>
    <style:style style:name="TableCell13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52" style:parent-style-name="Standard" style:family="paragraph">
      <style:text-properties fo:color="#000000"/>
    </style:style>
    <style:style style:name="P1353" style:parent-style-name="Titolo2" style:family="paragraph">
      <style:paragraph-properties fo:break-before="page"/>
    </style:style>
    <style:style style:name="TableColumn1355" style:family="table-column">
      <style:table-column-properties style:column-width="3.1013in" style:use-optimal-column-width="false"/>
    </style:style>
    <style:style style:name="TableColumn1356" style:family="table-column">
      <style:table-column-properties style:column-width="3.2326in" style:use-optimal-column-width="false"/>
    </style:style>
    <style:style style:name="Table1354" style:family="table">
      <style:table-properties style:width="6.334in" fo:margin-left="0.068in" table:align="left"/>
    </style:style>
    <style:style style:name="TableRow1357" style:family="table-row">
      <style:table-row-properties style:min-row-height="0.6694in" style:use-optimal-row-height="false" fo:keep-together="always"/>
    </style:style>
    <style:style style:name="TableCell13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text-properties fo:color="#000000"/>
    </style:style>
    <style:style style:name="TableCell13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1" style:parent-style-name="Standard" style:family="paragraph">
      <style:text-properties fo:font-style="italic" style:font-style-asian="italic" fo:color="#C00000" fo:font-size="8pt" style:font-size-asian="8pt"/>
    </style:style>
    <style:style style:name="TableRow1362" style:family="table-row">
      <style:table-row-properties style:min-row-height="0.6694in" style:use-optimal-row-height="false" fo:keep-together="always"/>
    </style:style>
    <style:style style:name="TableCell13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4" style:parent-style-name="Standard" style:family="paragraph">
      <style:text-properties fo:color="#000000"/>
    </style:style>
    <style:style style:name="TableCell13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6" style:parent-style-name="Standard" style:family="paragraph">
      <style:text-properties fo:font-style="italic" style:font-style-asian="italic" fo:color="#C00000" fo:font-size="8pt" style:font-size-asian="8pt"/>
    </style:style>
    <style:style style:name="TableRow1367" style:family="table-row">
      <style:table-row-properties style:min-row-height="0.6694in" style:use-optimal-row-height="false" fo:keep-together="always"/>
    </style:style>
    <style:style style:name="TableCell13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9" style:parent-style-name="Standard" style:family="paragraph">
      <style:text-properties fo:color="#000000"/>
    </style:style>
    <style:style style:name="TableRow1370" style:family="table-row">
      <style:table-row-properties style:min-row-height="2.0548in" style:use-optimal-row-height="false" fo:keep-together="always"/>
    </style:style>
    <style:style style:name="TableCell13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2" style:parent-style-name="Standard" style:family="paragraph">
      <style:text-properties fo:color="#000000"/>
    </style:style>
    <style:style style:name="TableRow1373" style:family="table-row">
      <style:table-row-properties style:min-row-height="1.3562in" style:use-optimal-row-height="false" fo:keep-together="always"/>
    </style:style>
    <style:style style:name="TableCell1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5" style:parent-style-name="Standard" style:family="paragraph">
      <style:text-properties fo:color="#000000"/>
    </style:style>
    <style:style style:name="TableRow1376" style:family="table-row">
      <style:table-row-properties style:min-row-height="0.6694in" style:use-optimal-row-height="false" fo:keep-together="always"/>
    </style:style>
    <style:style style:name="TableCell1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8" style:parent-style-name="Standard" style:family="paragraph">
      <style:text-properties fo:color="#000000"/>
    </style:style>
    <style:style style:name="TableRow1379" style:family="table-row">
      <style:table-row-properties style:min-row-height="0.6694in" style:use-optimal-row-height="false" fo:keep-together="always"/>
    </style:style>
    <style:style style:name="TableCell1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1" style:parent-style-name="Standard" style:family="paragraph">
      <style:text-properties fo:color="#000000"/>
    </style:style>
    <style:style style:name="TableRow1382" style:family="table-row">
      <style:table-row-properties style:min-row-height="0.6694in" style:use-optimal-row-height="false" fo:keep-together="always"/>
    </style:style>
    <style:style style:name="TableCell13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4" style:parent-style-name="Standard" style:family="paragraph">
      <style:text-properties fo:color="#000000"/>
    </style:style>
    <style:style style:name="TableRow1385" style:family="table-row">
      <style:table-row-properties style:min-row-height="0.6694in" style:use-optimal-row-height="false" fo:keep-together="always"/>
    </style:style>
    <style:style style:name="TableCell1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TableRow1388" style:family="table-row">
      <style:table-row-properties style:min-row-height="0.6097in" style:use-optimal-row-height="false" fo:keep-together="always"/>
    </style:style>
    <style:style style:name="TableCell13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0" style:parent-style-name="Standard" style:family="paragraph">
      <style:text-properties fo:color="#000000"/>
    </style:style>
    <style:style style:name="TableRow1391" style:family="table-row">
      <style:table-row-properties style:min-row-height="0.6694in" style:use-optimal-row-height="false" fo:keep-together="always"/>
    </style:style>
    <style:style style:name="TableCell13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93" style:parent-style-name="Standard" style:family="paragraph">
      <style:text-properties fo:color="#000000"/>
    </style:style>
    <style:style style:name="P1394" style:parent-style-name="Titolo2" style:family="paragraph">
      <style:paragraph-properties fo:break-before="page"/>
    </style:style>
    <style:style style:name="TableColumn1396" style:family="table-column">
      <style:table-column-properties style:column-width="3.1013in" style:use-optimal-column-width="false"/>
    </style:style>
    <style:style style:name="TableColumn1397" style:family="table-column">
      <style:table-column-properties style:column-width="3.2326in" style:use-optimal-column-width="false"/>
    </style:style>
    <style:style style:name="Table1395" style:family="table">
      <style:table-properties style:width="6.334in" fo:margin-left="0.068in" table:align="left"/>
    </style:style>
    <style:style style:name="TableRow1398" style:family="table-row">
      <style:table-row-properties style:min-row-height="0.6694in" style:use-optimal-row-height="false" fo:keep-together="always"/>
    </style:style>
    <style:style style:name="TableCell13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text-properties fo:color="#000000"/>
    </style:style>
    <style:style style:name="TableCell14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2" style:parent-style-name="Standard" style:family="paragraph">
      <style:text-properties fo:font-style="italic" style:font-style-asian="italic" fo:color="#C00000" fo:font-size="8pt" style:font-size-asian="8pt"/>
    </style:style>
    <style:style style:name="TableRow1403" style:family="table-row">
      <style:table-row-properties style:min-row-height="0.6694in" style:use-optimal-row-height="false" fo:keep-together="always"/>
    </style:style>
    <style:style style:name="TableCell14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5" style:parent-style-name="Standard" style:family="paragraph">
      <style:text-properties fo:color="#000000"/>
    </style:style>
    <style:style style:name="TableCell14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7" style:parent-style-name="Standard" style:family="paragraph">
      <style:text-properties fo:font-style="italic" style:font-style-asian="italic" fo:color="#C00000" fo:font-size="8pt" style:font-size-asian="8pt"/>
    </style:style>
    <style:style style:name="TableRow1408" style:family="table-row">
      <style:table-row-properties style:min-row-height="0.6694in" style:use-optimal-row-height="false" fo:keep-together="always"/>
    </style:style>
    <style:style style:name="TableCell14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0" style:parent-style-name="Standard" style:family="paragraph">
      <style:text-properties fo:color="#000000"/>
    </style:style>
    <style:style style:name="TableRow1411" style:family="table-row">
      <style:table-row-properties style:min-row-height="2.0548in" style:use-optimal-row-height="false" fo:keep-together="always"/>
    </style:style>
    <style:style style:name="TableCell14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3" style:parent-style-name="Standard" style:family="paragraph">
      <style:text-properties fo:color="#000000"/>
    </style:style>
    <style:style style:name="TableRow1414" style:family="table-row">
      <style:table-row-properties style:min-row-height="1.3562in" style:use-optimal-row-height="false" fo:keep-together="always"/>
    </style:style>
    <style:style style:name="TableCell14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6" style:parent-style-name="Standard" style:family="paragraph">
      <style:text-properties fo:color="#000000"/>
    </style:style>
    <style:style style:name="TableRow1417" style:family="table-row">
      <style:table-row-properties style:min-row-height="0.6694in" style:use-optimal-row-height="false" fo:keep-together="always"/>
    </style:style>
    <style:style style:name="TableCell14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9" style:parent-style-name="Standard" style:family="paragraph">
      <style:text-properties fo:color="#000000"/>
    </style:style>
    <style:style style:name="TableRow1420" style:family="table-row">
      <style:table-row-properties style:min-row-height="0.6694in" style:use-optimal-row-height="false" fo:keep-together="always"/>
    </style:style>
    <style:style style:name="TableCell14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2" style:parent-style-name="Standard" style:family="paragraph">
      <style:text-properties fo:color="#000000"/>
    </style:style>
    <style:style style:name="TableRow1423" style:family="table-row">
      <style:table-row-properties style:min-row-height="0.6694in" style:use-optimal-row-height="false" fo:keep-together="always"/>
    </style:style>
    <style:style style:name="TableCell14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5" style:parent-style-name="Standard" style:family="paragraph">
      <style:text-properties fo:color="#000000"/>
    </style:style>
    <style:style style:name="TableRow1426" style:family="table-row">
      <style:table-row-properties style:min-row-height="0.6694in" style:use-optimal-row-height="false" fo:keep-together="always"/>
    </style:style>
    <style:style style:name="TableCell1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TableRow1429" style:family="table-row">
      <style:table-row-properties style:min-row-height="0.6097in" style:use-optimal-row-height="false" fo:keep-together="always"/>
    </style:style>
    <style:style style:name="TableCell14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1" style:parent-style-name="Standard" style:family="paragraph">
      <style:text-properties fo:color="#000000"/>
    </style:style>
    <style:style style:name="TableRow1432" style:family="table-row">
      <style:table-row-properties style:min-row-height="0.6694in" style:use-optimal-row-height="false" fo:keep-together="always"/>
    </style:style>
    <style:style style:name="TableCell14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34" style:parent-style-name="Standard" style:family="paragraph">
      <style:text-properties fo:color="#000000"/>
    </style:style>
    <style:style style:name="P1435" style:parent-style-name="Titolo2" style:family="paragraph">
      <style:paragraph-properties fo:break-before="page"/>
    </style:style>
    <style:style style:name="TableColumn1437" style:family="table-column">
      <style:table-column-properties style:column-width="3.1013in" style:use-optimal-column-width="false"/>
    </style:style>
    <style:style style:name="TableColumn1438" style:family="table-column">
      <style:table-column-properties style:column-width="3.2326in" style:use-optimal-column-width="false"/>
    </style:style>
    <style:style style:name="Table1436" style:family="table">
      <style:table-properties style:width="6.334in" fo:margin-left="0.068in" table:align="left"/>
    </style:style>
    <style:style style:name="TableRow1439" style:family="table-row">
      <style:table-row-properties style:min-row-height="0.6694in" style:use-optimal-row-height="false" fo:keep-together="always"/>
    </style:style>
    <style:style style:name="TableCell14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text-properties fo:color="#000000"/>
    </style:style>
    <style:style style:name="TableCell14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3" style:parent-style-name="Standard" style:family="paragraph">
      <style:text-properties fo:font-style="italic" style:font-style-asian="italic" fo:color="#C00000" fo:font-size="8pt" style:font-size-asian="8pt"/>
    </style:style>
    <style:style style:name="TableRow1444" style:family="table-row">
      <style:table-row-properties style:min-row-height="0.6694in" style:use-optimal-row-height="false" fo:keep-together="always"/>
    </style:style>
    <style:style style:name="TableCell1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6" style:parent-style-name="Standard" style:family="paragraph">
      <style:text-properties fo:color="#000000"/>
    </style:style>
    <style:style style:name="TableCell14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8" style:parent-style-name="Standard" style:family="paragraph">
      <style:text-properties fo:font-style="italic" style:font-style-asian="italic" fo:color="#C00000" fo:font-size="8pt" style:font-size-asian="8pt"/>
    </style:style>
    <style:style style:name="TableRow1449" style:family="table-row">
      <style:table-row-properties style:min-row-height="0.6694in" style:use-optimal-row-height="false" fo:keep-together="always"/>
    </style:style>
    <style:style style:name="TableCell14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1" style:parent-style-name="Standard" style:family="paragraph">
      <style:text-properties fo:color="#000000"/>
    </style:style>
    <style:style style:name="TableRow1452" style:family="table-row">
      <style:table-row-properties style:min-row-height="2.0548in" style:use-optimal-row-height="false" fo:keep-together="always"/>
    </style:style>
    <style:style style:name="TableCell14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4" style:parent-style-name="Standard" style:family="paragraph">
      <style:text-properties fo:color="#000000"/>
    </style:style>
    <style:style style:name="TableRow1455" style:family="table-row">
      <style:table-row-properties style:min-row-height="1.3562in" style:use-optimal-row-height="false" fo:keep-together="always"/>
    </style:style>
    <style:style style:name="TableCell1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7" style:parent-style-name="Standard" style:family="paragraph">
      <style:text-properties fo:color="#000000"/>
    </style:style>
    <style:style style:name="TableRow1458" style:family="table-row">
      <style:table-row-properties style:min-row-height="0.6694in" style:use-optimal-row-height="false" fo:keep-together="always"/>
    </style:style>
    <style:style style:name="TableCell14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0" style:parent-style-name="Standard" style:family="paragraph">
      <style:text-properties fo:color="#000000"/>
    </style:style>
    <style:style style:name="TableRow1461" style:family="table-row">
      <style:table-row-properties style:min-row-height="0.6694in" style:use-optimal-row-height="false" fo:keep-together="always"/>
    </style:style>
    <style:style style:name="TableCell1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3" style:parent-style-name="Standard" style:family="paragraph">
      <style:text-properties fo:color="#000000"/>
    </style:style>
    <style:style style:name="TableRow1464" style:family="table-row">
      <style:table-row-properties style:min-row-height="0.6694in" style:use-optimal-row-height="false" fo:keep-together="always"/>
    </style:style>
    <style:style style:name="TableCell1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6" style:parent-style-name="Standard" style:family="paragraph">
      <style:text-properties fo:color="#000000"/>
    </style:style>
    <style:style style:name="TableRow1467" style:family="table-row">
      <style:table-row-properties style:min-row-height="0.6694in" style:use-optimal-row-height="false" fo:keep-together="always"/>
    </style:style>
    <style:style style:name="TableCell14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Row1470" style:family="table-row">
      <style:table-row-properties style:min-row-height="0.6097in" style:use-optimal-row-height="false" fo:keep-together="always"/>
    </style:style>
    <style:style style:name="TableCell1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2" style:parent-style-name="Standard" style:family="paragraph">
      <style:text-properties fo:color="#000000"/>
    </style:style>
    <style:style style:name="TableRow1473" style:family="table-row">
      <style:table-row-properties style:min-row-height="0.6694in" style:use-optimal-row-height="false" fo:keep-together="always"/>
    </style:style>
    <style:style style:name="TableCell14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75" style:parent-style-name="Standard" style:family="paragraph">
      <style:text-properties fo:color="#000000"/>
    </style:style>
    <style:style style:name="P1476" style:parent-style-name="Titolo2" style:family="paragraph">
      <style:paragraph-properties fo:break-before="page"/>
    </style:style>
    <style:style style:name="TableColumn1478" style:family="table-column">
      <style:table-column-properties style:column-width="3.1013in" style:use-optimal-column-width="false"/>
    </style:style>
    <style:style style:name="TableColumn1479" style:family="table-column">
      <style:table-column-properties style:column-width="3.2326in" style:use-optimal-column-width="false"/>
    </style:style>
    <style:style style:name="Table1477" style:family="table">
      <style:table-properties style:width="6.334in" fo:margin-left="0.068in" table:align="left"/>
    </style:style>
    <style:style style:name="TableRow1480" style:family="table-row">
      <style:table-row-properties style:min-row-height="0.6694in" style:use-optimal-row-height="false" fo:keep-together="always"/>
    </style:style>
    <style:style style:name="TableCell14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text-properties fo:color="#000000"/>
    </style:style>
    <style:style style:name="TableCell14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4" style:parent-style-name="Standard" style:family="paragraph">
      <style:text-properties fo:font-style="italic" style:font-style-asian="italic" fo:color="#C00000" fo:font-size="8pt" style:font-size-asian="8pt"/>
    </style:style>
    <style:style style:name="TableRow1485" style:family="table-row">
      <style:table-row-properties style:min-row-height="0.6694in" style:use-optimal-row-height="false" fo:keep-together="always"/>
    </style:style>
    <style:style style:name="TableCell14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7" style:parent-style-name="Standard" style:family="paragraph">
      <style:text-properties fo:color="#000000"/>
    </style:style>
    <style:style style:name="TableCell14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9" style:parent-style-name="Standard" style:family="paragraph">
      <style:text-properties fo:font-style="italic" style:font-style-asian="italic" fo:color="#C00000" fo:font-size="8pt" style:font-size-asian="8pt"/>
    </style:style>
    <style:style style:name="TableRow1490" style:family="table-row">
      <style:table-row-properties style:min-row-height="0.6694in" style:use-optimal-row-height="false" fo:keep-together="always"/>
    </style:style>
    <style:style style:name="TableCell1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2" style:parent-style-name="Standard" style:family="paragraph">
      <style:text-properties fo:color="#000000"/>
    </style:style>
    <style:style style:name="TableRow1493" style:family="table-row">
      <style:table-row-properties style:min-row-height="2.0548in" style:use-optimal-row-height="false" fo:keep-together="always"/>
    </style:style>
    <style:style style:name="TableCell14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5" style:parent-style-name="Standard" style:family="paragraph">
      <style:text-properties fo:color="#000000"/>
    </style:style>
    <style:style style:name="TableRow1496" style:family="table-row">
      <style:table-row-properties style:min-row-height="1.3562in" style:use-optimal-row-height="false" fo:keep-together="always"/>
    </style:style>
    <style:style style:name="TableCell14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8" style:parent-style-name="Standard" style:family="paragraph">
      <style:text-properties fo:color="#000000"/>
    </style:style>
    <style:style style:name="TableRow1499" style:family="table-row">
      <style:table-row-properties style:min-row-height="0.6694in" style:use-optimal-row-height="false" fo:keep-together="always"/>
    </style:style>
    <style:style style:name="TableCell15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1" style:parent-style-name="Standard" style:family="paragraph">
      <style:text-properties fo:color="#000000"/>
    </style:style>
    <style:style style:name="TableRow1502" style:family="table-row">
      <style:table-row-properties style:min-row-height="0.6694in" style:use-optimal-row-height="false" fo:keep-together="always"/>
    </style:style>
    <style:style style:name="TableCell1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4" style:parent-style-name="Standard" style:family="paragraph">
      <style:text-properties fo:color="#000000"/>
    </style:style>
    <style:style style:name="TableRow1505" style:family="table-row">
      <style:table-row-properties style:min-row-height="0.6694in" style:use-optimal-row-height="false" fo:keep-together="always"/>
    </style:style>
    <style:style style:name="TableCell1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7" style:parent-style-name="Standard" style:family="paragraph">
      <style:text-properties fo:color="#000000"/>
    </style:style>
    <style:style style:name="TableRow1508" style:family="table-row">
      <style:table-row-properties style:min-row-height="0.6694in" style:use-optimal-row-height="false" fo:keep-together="always"/>
    </style:style>
    <style:style style:name="TableCell1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text-properties fo:color="#000000"/>
    </style:style>
    <style:style style:name="TableRow1511" style:family="table-row">
      <style:table-row-properties style:min-row-height="0.6097in" style:use-optimal-row-height="false" fo:keep-together="always"/>
    </style:style>
    <style:style style:name="TableCell15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3" style:parent-style-name="Standard" style:family="paragraph">
      <style:text-properties fo:color="#000000"/>
    </style:style>
    <style:style style:name="TableRow1514" style:family="table-row">
      <style:table-row-properties style:min-row-height="0.6694in" style:use-optimal-row-height="false" fo:keep-together="always"/>
    </style:style>
    <style:style style:name="TableCell15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16" style:parent-style-name="Standard" style:family="paragraph">
      <style:text-properties fo:color="#000000"/>
    </style:style>
    <style:style style:name="P1517" style:parent-style-name="Titolo2" style:family="paragraph">
      <style:paragraph-properties fo:break-before="page"/>
    </style:style>
    <style:style style:name="TableColumn1519" style:family="table-column">
      <style:table-column-properties style:column-width="3.1013in" style:use-optimal-column-width="false"/>
    </style:style>
    <style:style style:name="TableColumn1520" style:family="table-column">
      <style:table-column-properties style:column-width="3.2326in" style:use-optimal-column-width="false"/>
    </style:style>
    <style:style style:name="Table1518" style:family="table">
      <style:table-properties style:width="6.334in" fo:margin-left="0.068in" table:align="left"/>
    </style:style>
    <style:style style:name="TableRow1521" style:family="table-row">
      <style:table-row-properties style:min-row-height="0.6694in" style:use-optimal-row-height="false" fo:keep-together="always"/>
    </style:style>
    <style:style style:name="TableCell15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text-properties fo:color="#000000"/>
    </style:style>
    <style:style style:name="TableCell15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5" style:parent-style-name="Standard" style:family="paragraph">
      <style:text-properties fo:font-style="italic" style:font-style-asian="italic" fo:color="#C00000" fo:font-size="8pt" style:font-size-asian="8pt"/>
    </style:style>
    <style:style style:name="TableRow1526" style:family="table-row">
      <style:table-row-properties style:min-row-height="0.6694in" style:use-optimal-row-height="false" fo:keep-together="always"/>
    </style:style>
    <style:style style:name="TableCell15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8" style:parent-style-name="Standard" style:family="paragraph">
      <style:text-properties fo:color="#000000"/>
    </style:style>
    <style:style style:name="TableCell15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0" style:parent-style-name="Standard" style:family="paragraph">
      <style:text-properties fo:font-style="italic" style:font-style-asian="italic" fo:color="#C00000" fo:font-size="8pt" style:font-size-asian="8pt"/>
    </style:style>
    <style:style style:name="TableRow1531" style:family="table-row">
      <style:table-row-properties style:min-row-height="0.6694in" style:use-optimal-row-height="false" fo:keep-together="always"/>
    </style:style>
    <style:style style:name="TableCell15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3" style:parent-style-name="Standard" style:family="paragraph">
      <style:text-properties fo:color="#000000"/>
    </style:style>
    <style:style style:name="TableRow1534" style:family="table-row">
      <style:table-row-properties style:min-row-height="2.0548in" style:use-optimal-row-height="false" fo:keep-together="always"/>
    </style:style>
    <style:style style:name="TableCell15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6" style:parent-style-name="Standard" style:family="paragraph">
      <style:text-properties fo:color="#000000"/>
    </style:style>
    <style:style style:name="TableRow1537" style:family="table-row">
      <style:table-row-properties style:min-row-height="1.3562in" style:use-optimal-row-height="false" fo:keep-together="always"/>
    </style:style>
    <style:style style:name="TableCell15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9" style:parent-style-name="Standard" style:family="paragraph">
      <style:text-properties fo:color="#000000"/>
    </style:style>
    <style:style style:name="TableRow1540" style:family="table-row">
      <style:table-row-properties style:min-row-height="0.6694in" style:use-optimal-row-height="false" fo:keep-together="always"/>
    </style:style>
    <style:style style:name="TableCell15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2" style:parent-style-name="Standard" style:family="paragraph">
      <style:text-properties fo:color="#000000"/>
    </style:style>
    <style:style style:name="TableRow1543" style:family="table-row">
      <style:table-row-properties style:min-row-height="0.6694in" style:use-optimal-row-height="false" fo:keep-together="always"/>
    </style:style>
    <style:style style:name="TableCell1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5" style:parent-style-name="Standard" style:family="paragraph">
      <style:text-properties fo:color="#000000"/>
    </style:style>
    <style:style style:name="TableRow1546" style:family="table-row">
      <style:table-row-properties style:min-row-height="0.6694in" style:use-optimal-row-height="false" fo:keep-together="always"/>
    </style:style>
    <style:style style:name="TableCell1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8" style:parent-style-name="Standard" style:family="paragraph">
      <style:text-properties fo:color="#000000"/>
    </style:style>
    <style:style style:name="TableRow1549" style:family="table-row">
      <style:table-row-properties style:min-row-height="0.6694in" style:use-optimal-row-height="false" fo:keep-together="always"/>
    </style:style>
    <style:style style:name="TableCell15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text-properties fo:color="#000000"/>
    </style:style>
    <style:style style:name="TableRow1552" style:family="table-row">
      <style:table-row-properties style:min-row-height="0.6097in" style:use-optimal-row-height="false" fo:keep-together="always"/>
    </style:style>
    <style:style style:name="TableCell1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4" style:parent-style-name="Standard" style:family="paragraph">
      <style:text-properties fo:color="#000000"/>
    </style:style>
    <style:style style:name="TableRow1555" style:family="table-row">
      <style:table-row-properties style:min-row-height="0.6694in" style:use-optimal-row-height="false" fo:keep-together="always"/>
    </style:style>
    <style:style style:name="TableCell155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57" style:parent-style-name="Standard" style:family="paragraph">
      <style:text-properties fo:color="#000000"/>
    </style:style>
    <style:style style:name="TableColumn1559" style:family="table-column">
      <style:table-column-properties style:column-width="3.3152in" style:use-optimal-column-width="false"/>
    </style:style>
    <style:style style:name="TableColumn1560" style:family="table-column">
      <style:table-column-properties style:column-width="0.0687in" style:use-optimal-column-width="false"/>
    </style:style>
    <style:style style:name="TableColumn1561" style:family="table-column">
      <style:table-column-properties style:column-width="3.3847in" style:use-optimal-column-width="false"/>
    </style:style>
    <style:style style:name="Table1558" style:family="table">
      <style:table-properties style:width="6.7687in" fo:margin-left="0.068in" table:align="left"/>
    </style:style>
    <style:style style:name="TableRow1562" style:family="table-row">
      <style:table-row-properties style:min-row-height="0.6694in" style:use-optimal-row-height="false" fo:keep-together="always"/>
    </style:style>
    <style:style style:name="TableCell15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text-properties fo:color="#000000"/>
    </style:style>
    <style:style style:name="P1565" style:parent-style-name="Standard" style:family="paragraph">
      <style:text-properties fo:color="#000000"/>
    </style:style>
    <style:style style:name="TableCell15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7" style:parent-style-name="Standard" style:family="paragraph">
      <style:text-properties fo:font-style="italic" style:font-style-asian="italic" fo:color="#C00000" fo:font-size="8pt" style:font-size-asian="8pt"/>
    </style:style>
    <style:style style:name="P1568" style:parent-style-name="Standard" style:family="paragraph">
      <style:text-properties fo:font-style="italic" style:font-style-asian="italic" fo:color="#C00000" fo:font-size="8pt" style:font-size-asian="8pt"/>
    </style:style>
    <style:style style:name="TableRow1569" style:family="table-row">
      <style:table-row-properties style:min-row-height="0.6694in" style:use-optimal-row-height="false" fo:keep-together="always"/>
    </style:style>
    <style:style style:name="TableCell15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1" style:parent-style-name="Standard" style:family="paragraph">
      <style:text-properties fo:color="#000000"/>
    </style:style>
    <style:style style:name="P1572" style:parent-style-name="Standard" style:family="paragraph">
      <style:text-properties fo:color="#000000"/>
    </style:style>
    <style:style style:name="TableCell15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4" style:parent-style-name="Standard" style:family="paragraph">
      <style:text-properties fo:font-style="italic" style:font-style-asian="italic" fo:color="#C00000" fo:font-size="8pt" style:font-size-asian="8pt"/>
    </style:style>
    <style:style style:name="P1575" style:parent-style-name="Standard" style:family="paragraph">
      <style:text-properties fo:font-style="italic" style:font-style-asian="italic" fo:color="#C00000" fo:font-size="8pt" style:font-size-asian="8pt"/>
    </style:style>
    <style:style style:name="P1576" style:parent-style-name="Standard" style:family="paragraph">
      <style:text-properties fo:font-style="italic" style:font-style-asian="italic" fo:color="#C00000" fo:font-size="8pt" style:font-size-asian="8pt"/>
    </style:style>
    <style:style style:name="P1577" style:parent-style-name="Standard" style:family="paragraph">
      <style:text-properties fo:font-style="italic" style:font-style-asian="italic" fo:color="#C00000" fo:font-size="8pt" style:font-size-asian="8pt"/>
    </style:style>
    <style:style style:name="P1578" style:parent-style-name="Standard" style:family="paragraph">
      <style:text-properties fo:font-style="italic" style:font-style-asian="italic" fo:color="#C00000" fo:font-size="8pt" style:font-size-asian="8pt"/>
    </style:style>
    <style:style style:name="P1579" style:parent-style-name="Standard" style:family="paragraph">
      <style:text-properties fo:font-style="italic" style:font-style-asian="italic" fo:color="#C00000" fo:font-size="8pt" style:font-size-asian="8pt"/>
    </style:style>
    <style:style style:name="P1580" style:parent-style-name="Standard" style:family="paragraph">
      <style:text-properties fo:font-style="italic" style:font-style-asian="italic" fo:color="#C00000" fo:font-size="8pt" style:font-size-asian="8pt"/>
    </style:style>
    <style:style style:name="P1581" style:parent-style-name="Standard" style:family="paragraph">
      <style:text-properties fo:font-style="italic" style:font-style-asian="italic" fo:color="#C00000" fo:font-size="8pt" style:font-size-asian="8pt"/>
    </style:style>
    <style:style style:name="TableRow1582" style:family="table-row">
      <style:table-row-properties style:min-row-height="2.0548in" style:use-optimal-row-height="false" fo:keep-together="always"/>
    </style:style>
    <style:style style:name="TableCell15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4" style:parent-style-name="Standard" style:family="paragraph">
      <style:text-properties fo:color="#000000"/>
    </style:style>
    <style:style style:name="T1585" style:parent-style-name="Car.predefinitoparagrafo" style:family="text">
      <style:text-properties fo:color="#000000"/>
    </style:style>
    <style:style style:name="T1586" style:parent-style-name="Car.predefinitoparagrafo" style:family="text">
      <style:text-properties style:font-name="Open Sans" fo:color="#000000"/>
    </style:style>
    <style:style style:name="P1587" style:parent-style-name="Standard" style:family="paragraph">
      <style:text-properties fo:color="#000000"/>
    </style:style>
    <style:style style:name="TableRow1588" style:family="table-row">
      <style:table-row-properties style:min-row-height="1.3388in" style:use-optimal-row-height="false" fo:keep-together="always"/>
    </style:style>
    <style:style style:name="TableCell15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0" style:parent-style-name="Standard" style:family="paragraph">
      <style:text-properties fo:color="#000000"/>
    </style:style>
    <style:style style:name="P1591" style:parent-style-name="Standard" style:family="paragraph">
      <style:text-properties fo:color="#000000"/>
    </style:style>
    <style:style style:name="TableCell1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3" style:parent-style-name="Standard" style:family="paragraph">
      <style:text-properties fo:font-style="italic" style:font-style-asian="italic" fo:color="#C00000" fo:font-size="8pt" style:font-size-asian="8pt"/>
    </style:style>
    <style:style style:name="P1594" style:parent-style-name="Standard" style:family="paragraph">
      <style:text-properties fo:font-style="italic" style:font-style-asian="italic" fo:color="#C00000" fo:font-size="8pt" style:font-size-asian="8pt"/>
    </style:style>
    <style:style style:name="TableRow1595" style:family="table-row">
      <style:table-row-properties style:min-row-height="1.3388in" style:use-optimal-row-height="false" fo:keep-together="always"/>
    </style:style>
    <style:style style:name="TableCell15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7" style:parent-style-name="Standard" style:family="paragraph">
      <style:text-properties fo:color="#000000"/>
    </style:style>
    <style:style style:name="P1598" style:parent-style-name="Standard" style:family="paragraph">
      <style:text-properties fo:color="#000000"/>
    </style:style>
    <style:style style:name="TableRow1599" style:family="table-row">
      <style:table-row-properties style:min-row-height="0.7868in" style:use-optimal-row-height="false" fo:keep-together="always"/>
    </style:style>
    <style:style style:name="TableCell16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1" style:parent-style-name="Standard" style:family="paragraph">
      <style:text-properties fo:color="#000000"/>
    </style:style>
    <style:style style:name="P1602" style:parent-style-name="Standard" style:family="paragraph">
      <style:text-properties fo:color="#000000"/>
    </style:style>
    <style:style style:name="TableRow1603" style:family="table-row">
      <style:table-row-properties style:min-row-height="1.6729in" style:use-optimal-row-height="false" fo:keep-together="always"/>
    </style:style>
    <style:style style:name="TableCell16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05" style:parent-style-name="Standard" style:family="paragraph">
      <style:text-properties fo:color="#000000"/>
    </style:style>
    <style:style style:name="TableColumn1607" style:family="table-column">
      <style:table-column-properties style:column-width="3.3152in" style:use-optimal-column-width="false"/>
    </style:style>
    <style:style style:name="TableColumn1608" style:family="table-column">
      <style:table-column-properties style:column-width="0.0687in" style:use-optimal-column-width="false"/>
    </style:style>
    <style:style style:name="TableColumn1609" style:family="table-column">
      <style:table-column-properties style:column-width="3.3847in" style:use-optimal-column-width="false"/>
    </style:style>
    <style:style style:name="Table1606" style:family="table">
      <style:table-properties style:width="6.7687in" fo:margin-left="0.068in" table:align="left"/>
    </style:style>
    <style:style style:name="TableRow1610" style:family="table-row">
      <style:table-row-properties style:min-row-height="0.6694in" style:use-optimal-row-height="false" fo:keep-together="always"/>
    </style:style>
    <style:style style:name="TableCell16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2" style:parent-style-name="Standard" style:family="paragraph">
      <style:text-properties fo:color="#000000"/>
    </style:style>
    <style:style style:name="P1613" style:parent-style-name="Standard" style:family="paragraph">
      <style:text-properties fo:color="#000000"/>
    </style:style>
    <style:style style:name="TableCell16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5" style:parent-style-name="Standard" style:family="paragraph">
      <style:text-properties fo:font-style="italic" style:font-style-asian="italic" fo:color="#C00000" fo:font-size="8pt" style:font-size-asian="8pt"/>
    </style:style>
    <style:style style:name="P1616" style:parent-style-name="Standard" style:family="paragraph">
      <style:text-properties fo:font-style="italic" style:font-style-asian="italic" fo:color="#C00000" fo:font-size="8pt" style:font-size-asian="8pt"/>
    </style:style>
    <style:style style:name="TableRow1617" style:family="table-row">
      <style:table-row-properties style:min-row-height="0.6694in" style:use-optimal-row-height="false" fo:keep-together="always"/>
    </style:style>
    <style:style style:name="TableCell16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9" style:parent-style-name="Standard" style:family="paragraph">
      <style:text-properties fo:color="#000000" fo:language="en" fo:country="US"/>
    </style:style>
    <style:style style:name="P1620" style:parent-style-name="Standard" style:family="paragraph">
      <style:text-properties fo:color="#000000" fo:language="en" fo:country="US"/>
    </style:style>
    <style:style style:name="TableCell16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2" style:parent-style-name="Standard" style:family="paragraph">
      <style:text-properties fo:font-style="italic" style:font-style-asian="italic" fo:color="#C00000" fo:font-size="8pt" style:font-size-asian="8pt"/>
    </style:style>
    <style:style style:name="P1623" style:parent-style-name="Standard" style:family="paragraph">
      <style:text-properties fo:font-style="italic" style:font-style-asian="italic" fo:color="#C00000" fo:font-size="8pt" style:font-size-asian="8pt"/>
    </style:style>
    <style:style style:name="P1624" style:parent-style-name="Standard" style:family="paragraph">
      <style:text-properties fo:font-style="italic" style:font-style-asian="italic" fo:color="#C00000" fo:font-size="8pt" style:font-size-asian="8pt"/>
    </style:style>
    <style:style style:name="P1625" style:parent-style-name="Standard" style:family="paragraph">
      <style:text-properties fo:font-style="italic" style:font-style-asian="italic" fo:color="#C00000" fo:font-size="8pt" style:font-size-asian="8pt"/>
    </style:style>
    <style:style style:name="P1626" style:parent-style-name="Standard" style:family="paragraph">
      <style:text-properties fo:font-style="italic" style:font-style-asian="italic" fo:color="#C00000" fo:font-size="8pt" style:font-size-asian="8pt"/>
    </style:style>
    <style:style style:name="P1627" style:parent-style-name="Standard" style:family="paragraph">
      <style:text-properties fo:font-style="italic" style:font-style-asian="italic" fo:color="#C00000" fo:font-size="8pt" style:font-size-asian="8pt"/>
    </style:style>
    <style:style style:name="P1628" style:parent-style-name="Standard" style:family="paragraph">
      <style:text-properties fo:font-style="italic" style:font-style-asian="italic" fo:color="#C00000" fo:font-size="8pt" style:font-size-asian="8pt"/>
    </style:style>
    <style:style style:name="TableRow1629" style:family="table-row">
      <style:table-row-properties style:min-row-height="2.0548in" style:use-optimal-row-height="false" fo:keep-together="always"/>
    </style:style>
    <style:style style:name="TableCell1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1" style:parent-style-name="Standard" style:family="paragraph">
      <style:text-properties fo:color="#000000"/>
    </style:style>
    <style:style style:name="P1632" style:parent-style-name="Standard" style:family="paragraph">
      <style:text-properties fo:color="#000000"/>
    </style:style>
    <style:style style:name="P1633" style:parent-style-name="Standard" style:family="paragraph">
      <style:text-properties style:font-name="Source Sans Pro" fo:color="#000000"/>
    </style:style>
    <style:style style:name="P1634" style:parent-style-name="Standard" style:family="paragraph">
      <style:text-properties style:font-name="Source Sans Pro" fo:color="#000000"/>
    </style:style>
    <style:style style:name="TableRow1635" style:family="table-row">
      <style:table-row-properties style:min-row-height="1.3388in" style:use-optimal-row-height="false" fo:keep-together="always"/>
    </style:style>
    <style:style style:name="TableCell16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7" style:parent-style-name="Standard" style:family="paragraph">
      <style:text-properties fo:color="#000000"/>
    </style:style>
    <style:style style:name="P1638" style:parent-style-name="Standard" style:family="paragraph">
      <style:text-properties fo:color="#000000"/>
    </style:style>
    <style:style style:name="TableCell1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0" style:parent-style-name="Standard" style:family="paragraph">
      <style:text-properties fo:font-style="italic" style:font-style-asian="italic" fo:color="#C00000" fo:font-size="8pt" style:font-size-asian="8pt"/>
    </style:style>
    <style:style style:name="P1641" style:parent-style-name="Standard" style:family="paragraph">
      <style:text-properties fo:font-style="italic" style:font-style-asian="italic" fo:color="#C00000" fo:font-size="8pt" style:font-size-asian="8pt"/>
    </style:style>
    <style:style style:name="TableRow1642" style:family="table-row">
      <style:table-row-properties style:min-row-height="1.3388in" style:use-optimal-row-height="false" fo:keep-together="always"/>
    </style:style>
    <style:style style:name="TableCell1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4" style:parent-style-name="Standard" style:family="paragraph">
      <style:text-properties fo:color="#000000"/>
    </style:style>
    <style:style style:name="P1645" style:parent-style-name="Standard" style:family="paragraph">
      <style:text-properties fo:color="#000000"/>
    </style:style>
    <style:style style:name="TableRow1646" style:family="table-row">
      <style:table-row-properties style:min-row-height="0.7868in" style:use-optimal-row-height="false" fo:keep-together="always"/>
    </style:style>
    <style:style style:name="TableCell1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8" style:parent-style-name="Standard" style:family="paragraph">
      <style:text-properties fo:color="#000000"/>
    </style:style>
    <style:style style:name="P1649" style:parent-style-name="Standard" style:family="paragraph">
      <style:text-properties fo:color="#000000"/>
    </style:style>
    <style:style style:name="P1650" style:parent-style-name="Standard" style:family="paragraph">
      <style:text-properties fo:color="#000000"/>
    </style:style>
    <style:style style:name="TableRow1651" style:family="table-row">
      <style:table-row-properties style:min-row-height="1.6729in" style:use-optimal-row-height="false" fo:keep-together="always"/>
    </style:style>
    <style:style style:name="TableCell16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53" style:parent-style-name="Standard" style:family="paragraph">
      <style:text-properties fo:color="#000000"/>
    </style:style>
    <style:style style:name="P1654" style:parent-style-name="Standard" style:family="paragraph">
      <style:paragraph-properties fo:break-before="page"/>
    </style:style>
    <style:style style:name="TableColumn1656" style:family="table-column">
      <style:table-column-properties style:column-width="3.3152in" style:use-optimal-column-width="false"/>
    </style:style>
    <style:style style:name="TableColumn1657" style:family="table-column">
      <style:table-column-properties style:column-width="0.0687in" style:use-optimal-column-width="false"/>
    </style:style>
    <style:style style:name="TableColumn1658" style:family="table-column">
      <style:table-column-properties style:column-width="3.3847in" style:use-optimal-column-width="false"/>
    </style:style>
    <style:style style:name="Table1655" style:family="table">
      <style:table-properties style:width="6.7687in" fo:margin-left="0.068in" table:align="left"/>
    </style:style>
    <style:style style:name="TableRow1659" style:family="table-row">
      <style:table-row-properties style:min-row-height="0.6694in" style:use-optimal-row-height="false" fo:keep-together="always"/>
    </style:style>
    <style:style style:name="TableCell16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1" style:parent-style-name="Standard" style:family="paragraph">
      <style:text-properties fo:color="#000000"/>
    </style:style>
    <style:style style:name="P1662" style:parent-style-name="Standard" style:family="paragraph">
      <style:text-properties fo:color="#000000"/>
    </style:style>
    <style:style style:name="TableCell16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4" style:parent-style-name="Standard" style:family="paragraph">
      <style:text-properties fo:font-style="italic" style:font-style-asian="italic" fo:color="#C00000" fo:font-size="8pt" style:font-size-asian="8pt"/>
    </style:style>
    <style:style style:name="P1665" style:parent-style-name="Standard" style:family="paragraph">
      <style:text-properties fo:font-style="italic" style:font-style-asian="italic" fo:color="#C00000" fo:font-size="8pt" style:font-size-asian="8pt"/>
    </style:style>
    <style:style style:name="TableRow1666" style:family="table-row">
      <style:table-row-properties style:min-row-height="0.6694in" style:use-optimal-row-height="false" fo:keep-together="always"/>
    </style:style>
    <style:style style:name="TableCell16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8" style:parent-style-name="Standard" style:family="paragraph">
      <style:text-properties fo:color="#000000"/>
    </style:style>
    <style:style style:name="P1669" style:parent-style-name="Standard" style:family="paragraph">
      <style:text-properties fo:color="#000000"/>
    </style:style>
    <style:style style:name="TableCell16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1" style:parent-style-name="Standard" style:family="paragraph">
      <style:text-properties fo:font-style="italic" style:font-style-asian="italic" fo:color="#C00000" fo:font-size="8pt" style:font-size-asian="8pt"/>
    </style:style>
    <style:style style:name="P1672" style:parent-style-name="Standard" style:family="paragraph">
      <style:text-properties fo:font-style="italic" style:font-style-asian="italic" fo:color="#C00000" fo:font-size="8pt" style:font-size-asian="8pt"/>
    </style:style>
    <style:style style:name="P1673" style:parent-style-name="Standard" style:family="paragraph">
      <style:text-properties fo:font-style="italic" style:font-style-asian="italic" fo:color="#C00000" fo:font-size="8pt" style:font-size-asian="8pt"/>
    </style:style>
    <style:style style:name="P1674" style:parent-style-name="Standard" style:family="paragraph">
      <style:text-properties fo:font-style="italic" style:font-style-asian="italic" fo:color="#C00000" fo:font-size="8pt" style:font-size-asian="8pt"/>
    </style:style>
    <style:style style:name="P1675" style:parent-style-name="Standard" style:family="paragraph">
      <style:text-properties fo:font-style="italic" style:font-style-asian="italic" fo:color="#C00000" fo:font-size="8pt" style:font-size-asian="8pt"/>
    </style:style>
    <style:style style:name="P1676" style:parent-style-name="Standard" style:family="paragraph">
      <style:text-properties fo:font-style="italic" style:font-style-asian="italic" fo:color="#C00000" fo:font-size="8pt" style:font-size-asian="8pt"/>
    </style:style>
    <style:style style:name="P1677" style:parent-style-name="Standard" style:family="paragraph">
      <style:text-properties fo:font-style="italic" style:font-style-asian="italic" fo:color="#C00000" fo:font-size="8pt" style:font-size-asian="8pt"/>
    </style:style>
    <style:style style:name="TableRow1678" style:family="table-row">
      <style:table-row-properties style:min-row-height="2.0548in" style:use-optimal-row-height="false" fo:keep-together="always"/>
    </style:style>
    <style:style style:name="TableCell16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0" style:parent-style-name="Standard" style:family="paragraph">
      <style:text-properties fo:color="#000000"/>
    </style:style>
    <style:style style:name="P1681" style:parent-style-name="Standard" style:family="paragraph">
      <style:text-properties fo:color="#000000"/>
    </style:style>
    <style:style style:name="TableRow1682" style:family="table-row">
      <style:table-row-properties style:min-row-height="1.3388in" style:use-optimal-row-height="false" fo:keep-together="always"/>
    </style:style>
    <style:style style:name="TableCell16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4" style:parent-style-name="Standard" style:family="paragraph">
      <style:text-properties fo:color="#000000"/>
    </style:style>
    <style:style style:name="P1685" style:parent-style-name="Standard" style:family="paragraph">
      <style:text-properties fo:color="#000000"/>
    </style:style>
    <style:style style:name="TableCell16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7" style:parent-style-name="Standard" style:family="paragraph">
      <style:text-properties fo:font-style="italic" style:font-style-asian="italic" fo:color="#C00000" fo:font-size="8pt" style:font-size-asian="8pt"/>
    </style:style>
    <style:style style:name="P1688" style:parent-style-name="Standard" style:family="paragraph">
      <style:text-properties fo:font-style="italic" style:font-style-asian="italic" fo:color="#C00000" fo:font-size="8pt" style:font-size-asian="8pt"/>
    </style:style>
    <style:style style:name="TableRow1689" style:family="table-row">
      <style:table-row-properties style:min-row-height="1.3388in" style:use-optimal-row-height="false" fo:keep-together="always"/>
    </style:style>
    <style:style style:name="TableCell16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1" style:parent-style-name="Standard" style:family="paragraph">
      <style:text-properties fo:color="#000000"/>
    </style:style>
    <style:style style:name="P1692" style:parent-style-name="Standard" style:family="paragraph">
      <style:text-properties fo:color="#000000"/>
    </style:style>
    <style:style style:name="P1693" style:parent-style-name="Standard" style:family="paragraph">
      <style:text-properties fo:color="#000000"/>
    </style:style>
    <style:style style:name="P1694" style:parent-style-name="Standard" style:family="paragraph">
      <style:text-properties fo:color="#000000"/>
    </style:style>
    <style:style style:name="P1695" style:parent-style-name="Standard" style:family="paragraph">
      <style:text-properties fo:color="#000000"/>
    </style:style>
    <style:style style:name="TableRow1696" style:family="table-row">
      <style:table-row-properties style:min-row-height="0.7868in" style:use-optimal-row-height="false" fo:keep-together="always"/>
    </style:style>
    <style:style style:name="TableCell16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8" style:parent-style-name="Standard" style:family="paragraph">
      <style:text-properties fo:color="#000000"/>
    </style:style>
    <style:style style:name="P1699" style:parent-style-name="Standard" style:family="paragraph">
      <style:text-properties fo:color="#000000"/>
    </style:style>
    <style:style style:name="P1700" style:parent-style-name="Standard" style:family="paragraph">
      <style:text-properties fo:color="#000000"/>
    </style:style>
    <style:style style:name="TableRow1701" style:family="table-row">
      <style:table-row-properties style:min-row-height="1.6729in" style:use-optimal-row-height="false" fo:keep-together="always"/>
    </style:style>
    <style:style style:name="TableCell17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03" style:parent-style-name="Standard" style:family="paragraph">
      <style:text-properties fo:color="#000000"/>
    </style:style>
    <style:style style:name="P1704" style:parent-style-name="Titolo2" style:family="paragraph">
      <style:paragraph-properties fo:break-before="page"/>
    </style:style>
    <style:style style:name="TableColumn1706" style:family="table-column">
      <style:table-column-properties style:column-width="3.3152in" style:use-optimal-column-width="false"/>
    </style:style>
    <style:style style:name="TableColumn1707" style:family="table-column">
      <style:table-column-properties style:column-width="0.0687in" style:use-optimal-column-width="false"/>
    </style:style>
    <style:style style:name="TableColumn1708" style:family="table-column">
      <style:table-column-properties style:column-width="3.3847in" style:use-optimal-column-width="false"/>
    </style:style>
    <style:style style:name="Table1705" style:family="table">
      <style:table-properties style:width="6.7687in" fo:margin-left="0.068in" table:align="left"/>
    </style:style>
    <style:style style:name="TableRow1709" style:family="table-row">
      <style:table-row-properties style:min-row-height="0.6694in" style:use-optimal-row-height="false" fo:keep-together="always"/>
    </style:style>
    <style:style style:name="TableCell17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1" style:parent-style-name="Standard" style:family="paragraph">
      <style:text-properties fo:color="#000000"/>
    </style:style>
    <style:style style:name="P1712" style:parent-style-name="Standard" style:family="paragraph">
      <style:text-properties fo:color="#000000"/>
    </style:style>
    <style:style style:name="TableCell17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4" style:parent-style-name="Standard" style:family="paragraph">
      <style:text-properties fo:font-style="italic" style:font-style-asian="italic" fo:color="#C00000" fo:font-size="8pt" style:font-size-asian="8pt"/>
    </style:style>
    <style:style style:name="P1715" style:parent-style-name="Standard" style:family="paragraph">
      <style:text-properties fo:font-style="italic" style:font-style-asian="italic" fo:color="#C00000" fo:font-size="8pt" style:font-size-asian="8pt"/>
    </style:style>
    <style:style style:name="TableRow1716" style:family="table-row">
      <style:table-row-properties style:min-row-height="0.6694in" style:use-optimal-row-height="false" fo:keep-together="always"/>
    </style:style>
    <style:style style:name="TableCell17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8" style:parent-style-name="Standard" style:family="paragraph">
      <style:text-properties fo:color="#000000"/>
    </style:style>
    <style:style style:name="P1719" style:parent-style-name="Standard" style:family="paragraph">
      <style:text-properties fo:color="#000000"/>
    </style:style>
    <style:style style:name="TableCell17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1" style:parent-style-name="Standard" style:family="paragraph">
      <style:text-properties fo:font-style="italic" style:font-style-asian="italic" fo:color="#C00000" fo:font-size="8pt" style:font-size-asian="8pt"/>
    </style:style>
    <style:style style:name="P1722" style:parent-style-name="Standard" style:family="paragraph">
      <style:text-properties fo:font-style="italic" style:font-style-asian="italic" fo:color="#C00000" fo:font-size="8pt" style:font-size-asian="8pt"/>
    </style:style>
    <style:style style:name="P1723" style:parent-style-name="Standard" style:family="paragraph">
      <style:text-properties fo:font-style="italic" style:font-style-asian="italic" fo:color="#C00000" fo:font-size="8pt" style:font-size-asian="8pt"/>
    </style:style>
    <style:style style:name="P1724" style:parent-style-name="Standard" style:family="paragraph">
      <style:text-properties fo:font-style="italic" style:font-style-asian="italic" fo:color="#C00000" fo:font-size="8pt" style:font-size-asian="8pt"/>
    </style:style>
    <style:style style:name="TableRow1725" style:family="table-row">
      <style:table-row-properties style:min-row-height="2.0548in" style:use-optimal-row-height="false" fo:keep-together="always"/>
    </style:style>
    <style:style style:name="TableCell17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7" style:parent-style-name="Standard" style:family="paragraph">
      <style:text-properties fo:color="#000000"/>
    </style:style>
    <style:style style:name="P1728" style:parent-style-name="Standard" style:family="paragraph">
      <style:text-properties fo:color="#000000"/>
    </style:style>
    <style:style style:name="TableRow1729" style:family="table-row">
      <style:table-row-properties style:min-row-height="1.3388in" style:use-optimal-row-height="false" fo:keep-together="always"/>
    </style:style>
    <style:style style:name="TableCell17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1" style:parent-style-name="Standard" style:family="paragraph">
      <style:text-properties fo:color="#000000"/>
    </style:style>
    <style:style style:name="P1732" style:parent-style-name="Standard" style:family="paragraph">
      <style:text-properties fo:color="#000000"/>
    </style:style>
    <style:style style:name="TableCell17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4" style:parent-style-name="Standard" style:family="paragraph">
      <style:text-properties fo:font-style="italic" style:font-style-asian="italic" fo:color="#C00000" fo:font-size="8pt" style:font-size-asian="8pt"/>
    </style:style>
    <style:style style:name="P1735" style:parent-style-name="Standard" style:family="paragraph">
      <style:text-properties fo:font-style="italic" style:font-style-asian="italic" fo:color="#C00000" fo:font-size="8pt" style:font-size-asian="8pt"/>
    </style:style>
    <style:style style:name="TableRow1736" style:family="table-row">
      <style:table-row-properties style:min-row-height="1.3388in" style:use-optimal-row-height="false" fo:keep-together="always"/>
    </style:style>
    <style:style style:name="TableCell17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8" style:parent-style-name="Standard" style:family="paragraph">
      <style:text-properties fo:color="#000000"/>
    </style:style>
    <style:style style:name="P1739" style:parent-style-name="Standard" style:family="paragraph">
      <style:text-properties fo:color="#000000"/>
    </style:style>
    <style:style style:name="TableRow1740" style:family="table-row">
      <style:table-row-properties style:min-row-height="0.7868in" style:use-optimal-row-height="false" fo:keep-together="always"/>
    </style:style>
    <style:style style:name="TableCell1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2" style:parent-style-name="Standard" style:family="paragraph">
      <style:text-properties fo:color="#000000"/>
    </style:style>
    <style:style style:name="P1743" style:parent-style-name="Standard" style:family="paragraph">
      <style:text-properties fo:color="#000000"/>
    </style:style>
    <style:style style:name="TableRow1744" style:family="table-row">
      <style:table-row-properties style:min-row-height="1.6729in" style:use-optimal-row-height="false" fo:keep-together="always"/>
    </style:style>
    <style:style style:name="TableCell174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46" style:parent-style-name="Standard" style:family="paragraph">
      <style:text-properties fo:color="#000000"/>
    </style:style>
    <style:style style:name="P1747" style:parent-style-name="Standard" style:family="paragraph">
      <style:text-properties fo:color="#000000"/>
    </style:style>
    <style:style style:name="P1748" style:parent-style-name="Titolo2" style:family="paragraph">
      <style:paragraph-properties fo:break-before="page"/>
    </style:style>
    <style:style style:name="TableColumn1750" style:family="table-column">
      <style:table-column-properties style:column-width="3.3152in" style:use-optimal-column-width="false"/>
    </style:style>
    <style:style style:name="TableColumn1751" style:family="table-column">
      <style:table-column-properties style:column-width="0.0687in" style:use-optimal-column-width="false"/>
    </style:style>
    <style:style style:name="TableColumn1752" style:family="table-column">
      <style:table-column-properties style:column-width="3.3847in" style:use-optimal-column-width="false"/>
    </style:style>
    <style:style style:name="Table1749" style:family="table">
      <style:table-properties style:width="6.7687in" fo:margin-left="0.068in" table:align="left"/>
    </style:style>
    <style:style style:name="TableRow1753" style:family="table-row">
      <style:table-row-properties style:min-row-height="0.6694in" style:use-optimal-row-height="false" fo:keep-together="always"/>
    </style:style>
    <style:style style:name="TableCell17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5" style:parent-style-name="Standard" style:family="paragraph">
      <style:text-properties fo:color="#000000"/>
    </style:style>
    <style:style style:name="P1756" style:parent-style-name="Standard" style:family="paragraph">
      <style:text-properties fo:color="#000000"/>
    </style:style>
    <style:style style:name="TableCell17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8" style:parent-style-name="Standard" style:family="paragraph">
      <style:text-properties fo:font-style="italic" style:font-style-asian="italic" fo:color="#C00000" fo:font-size="8pt" style:font-size-asian="8pt"/>
    </style:style>
    <style:style style:name="TableRow1759" style:family="table-row">
      <style:table-row-properties style:min-row-height="0.6694in" style:use-optimal-row-height="false" fo:keep-together="always"/>
    </style:style>
    <style:style style:name="TableCell1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1" style:parent-style-name="Standard" style:family="paragraph">
      <style:text-properties fo:color="#000000"/>
    </style:style>
    <style:style style:name="P1762" style:parent-style-name="Standard" style:family="paragraph">
      <style:text-properties fo:color="#000000"/>
    </style:style>
    <style:style style:name="TableCell1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4" style:parent-style-name="Standard" style:family="paragraph">
      <style:text-properties fo:font-style="italic" style:font-style-asian="italic" fo:color="#C00000" fo:font-size="8pt" style:font-size-asian="8pt"/>
    </style:style>
    <style:style style:name="P1765" style:parent-style-name="Standard" style:family="paragraph">
      <style:text-properties fo:font-style="italic" style:font-style-asian="italic" fo:color="#C00000" fo:font-size="8pt" style:font-size-asian="8pt"/>
    </style:style>
    <style:style style:name="P1766" style:parent-style-name="Standard" style:family="paragraph">
      <style:text-properties fo:font-style="italic" style:font-style-asian="italic" fo:color="#C00000" fo:font-size="8pt" style:font-size-asian="8pt"/>
    </style:style>
    <style:style style:name="P1767" style:parent-style-name="Standard" style:family="paragraph">
      <style:text-properties fo:font-style="italic" style:font-style-asian="italic" fo:color="#C00000" fo:font-size="8pt" style:font-size-asian="8pt"/>
    </style:style>
    <style:style style:name="P1768" style:parent-style-name="Standard" style:family="paragraph">
      <style:text-properties fo:font-style="italic" style:font-style-asian="italic" fo:color="#C00000" fo:font-size="8pt" style:font-size-asian="8pt"/>
    </style:style>
    <style:style style:name="TableRow1769" style:family="table-row">
      <style:table-row-properties style:min-row-height="2.0548in" style:use-optimal-row-height="false" fo:keep-together="always"/>
    </style:style>
    <style:style style:name="TableCell17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1" style:parent-style-name="Standard" style:family="paragraph">
      <style:text-properties fo:color="#000000"/>
    </style:style>
    <style:style style:name="P1772" style:parent-style-name="Standard" style:family="paragraph">
      <style:text-properties fo:color="#000000"/>
    </style:style>
    <style:style style:name="P1773" style:parent-style-name="Standard" style:family="paragraph">
      <style:text-properties fo:color="#000000"/>
    </style:style>
    <style:style style:name="P1774" style:parent-style-name="Standard" style:family="paragraph">
      <style:text-properties fo:color="#000000"/>
    </style:style>
    <style:style style:name="TableRow1775" style:family="table-row">
      <style:table-row-properties style:min-row-height="1.3388in" style:use-optimal-row-height="false" fo:keep-together="always"/>
    </style:style>
    <style:style style:name="TableCell17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7" style:parent-style-name="Standard" style:family="paragraph">
      <style:text-properties fo:color="#000000"/>
    </style:style>
    <style:style style:name="P1778" style:parent-style-name="Standard" style:family="paragraph">
      <style:text-properties fo:color="#000000"/>
    </style:style>
    <style:style style:name="TableCell17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0" style:parent-style-name="Standard" style:family="paragraph">
      <style:text-properties fo:font-style="italic" style:font-style-asian="italic" fo:color="#C00000" fo:font-size="8pt" style:font-size-asian="8pt"/>
    </style:style>
    <style:style style:name="P1781" style:parent-style-name="Standard" style:family="paragraph">
      <style:text-properties fo:font-style="italic" style:font-style-asian="italic" fo:color="#C00000" fo:font-size="8pt" style:font-size-asian="8pt"/>
    </style:style>
    <style:style style:name="TableRow1782" style:family="table-row">
      <style:table-row-properties style:min-row-height="1.3388in" style:use-optimal-row-height="false" fo:keep-together="always"/>
    </style:style>
    <style:style style:name="TableCell17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4" style:parent-style-name="Standard" style:family="paragraph">
      <style:text-properties fo:color="#000000"/>
    </style:style>
    <style:style style:name="P1785" style:parent-style-name="Standard" style:family="paragraph">
      <style:text-properties fo:color="#000000"/>
    </style:style>
    <style:style style:name="TableRow1786" style:family="table-row">
      <style:table-row-properties style:min-row-height="0.7868in" style:use-optimal-row-height="false" fo:keep-together="always"/>
    </style:style>
    <style:style style:name="TableCell17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8" style:parent-style-name="Standard" style:family="paragraph">
      <style:text-properties fo:color="#000000"/>
    </style:style>
    <style:style style:name="TableRow1789" style:family="table-row">
      <style:table-row-properties style:min-row-height="1.6729in" style:use-optimal-row-height="false" fo:keep-together="always"/>
    </style:style>
    <style:style style:name="TableCell179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91" style:parent-style-name="Standard" style:family="paragraph">
      <style:text-properties fo:color="#000000"/>
    </style:style>
    <style:style style:name="P1792" style:parent-style-name="Titolo2" style:family="paragraph">
      <style:paragraph-properties fo:break-before="page"/>
    </style:style>
    <style:style style:name="TableColumn1794" style:family="table-column">
      <style:table-column-properties style:column-width="3.3152in" style:use-optimal-column-width="false"/>
    </style:style>
    <style:style style:name="TableColumn1795" style:family="table-column">
      <style:table-column-properties style:column-width="0.0687in" style:use-optimal-column-width="false"/>
    </style:style>
    <style:style style:name="TableColumn1796" style:family="table-column">
      <style:table-column-properties style:column-width="3.3847in" style:use-optimal-column-width="false"/>
    </style:style>
    <style:style style:name="Table1793" style:family="table">
      <style:table-properties style:width="6.7687in" fo:margin-left="0.068in" table:align="left"/>
    </style:style>
    <style:style style:name="TableRow1797" style:family="table-row">
      <style:table-row-properties style:min-row-height="0.6694in" style:use-optimal-row-height="false" fo:keep-together="always"/>
    </style:style>
    <style:style style:name="TableCell17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99" style:parent-style-name="Standard" style:family="paragraph">
      <style:text-properties fo:color="#000000"/>
    </style:style>
    <style:style style:name="P1800" style:parent-style-name="Standard" style:family="paragraph">
      <style:text-properties fo:color="#000000"/>
    </style:style>
    <style:style style:name="TableCell18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2" style:parent-style-name="Standard" style:family="paragraph">
      <style:text-properties fo:font-style="italic" style:font-style-asian="italic" fo:color="#C00000" fo:font-size="8pt" style:font-size-asian="8pt"/>
    </style:style>
    <style:style style:name="TableRow1803" style:family="table-row">
      <style:table-row-properties style:min-row-height="0.6694in" style:use-optimal-row-height="false" fo:keep-together="always"/>
    </style:style>
    <style:style style:name="TableCell18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5" style:parent-style-name="Standard" style:family="paragraph">
      <style:text-properties fo:color="#000000"/>
    </style:style>
    <style:style style:name="P1806" style:parent-style-name="Standard" style:family="paragraph">
      <style:text-properties fo:color="#000000"/>
    </style:style>
    <style:style style:name="TableCell18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8" style:parent-style-name="Standard" style:family="paragraph">
      <style:text-properties fo:font-style="italic" style:font-style-asian="italic" fo:color="#C00000" fo:font-size="8pt" style:font-size-asian="8pt"/>
    </style:style>
    <style:style style:name="P1809" style:parent-style-name="Standard" style:family="paragraph">
      <style:text-properties fo:font-style="italic" style:font-style-asian="italic" fo:color="#C00000" fo:font-size="8pt" style:font-size-asian="8pt"/>
    </style:style>
    <style:style style:name="P1810" style:parent-style-name="Standard" style:family="paragraph">
      <style:text-properties fo:font-style="italic" style:font-style-asian="italic" fo:color="#C00000" fo:font-size="8pt" style:font-size-asian="8pt"/>
    </style:style>
    <style:style style:name="P1811" style:parent-style-name="Standard" style:family="paragraph">
      <style:text-properties fo:font-style="italic" style:font-style-asian="italic" fo:color="#C00000" fo:font-size="8pt" style:font-size-asian="8pt"/>
    </style:style>
    <style:style style:name="TableRow1812" style:family="table-row">
      <style:table-row-properties style:min-row-height="2.0548in" style:use-optimal-row-height="false" fo:keep-together="always"/>
    </style:style>
    <style:style style:name="TableCell18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4" style:parent-style-name="Standard" style:family="paragraph">
      <style:text-properties fo:color="#000000"/>
    </style:style>
    <style:style style:name="P1815" style:parent-style-name="Standard" style:family="paragraph">
      <style:paragraph-properties fo:text-align="justify"/>
      <style:text-properties fo:color="#000000"/>
    </style:style>
    <style:style style:name="P1816" style:parent-style-name="Standard" style:family="paragraph">
      <style:paragraph-properties fo:text-align="justify"/>
      <style:text-properties fo:color="#000000"/>
    </style:style>
    <style:style style:name="TableRow1817" style:family="table-row">
      <style:table-row-properties style:min-row-height="1.3388in" style:use-optimal-row-height="false" fo:keep-together="always"/>
    </style:style>
    <style:style style:name="TableCell18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9" style:parent-style-name="Standard" style:family="paragraph">
      <style:text-properties fo:color="#000000"/>
    </style:style>
    <style:style style:name="P1820" style:parent-style-name="Standard" style:family="paragraph">
      <style:paragraph-properties fo:text-align="justify"/>
      <style:text-properties fo:color="#000000"/>
    </style:style>
    <style:style style:name="TableCell18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2" style:parent-style-name="Standard" style:family="paragraph">
      <style:text-properties fo:font-style="italic" style:font-style-asian="italic" fo:color="#C00000" fo:font-size="8pt" style:font-size-asian="8pt"/>
    </style:style>
    <style:style style:name="P1823" style:parent-style-name="Standard" style:family="paragraph">
      <style:text-properties fo:font-style="italic" style:font-style-asian="italic" fo:color="#C00000" fo:font-size="8pt" style:font-size-asian="8pt"/>
    </style:style>
    <style:style style:name="TableRow1824" style:family="table-row">
      <style:table-row-properties style:min-row-height="1.3388in" style:use-optimal-row-height="false" fo:keep-together="always"/>
    </style:style>
    <style:style style:name="TableCell18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6" style:parent-style-name="Standard" style:family="paragraph">
      <style:text-properties fo:color="#000000"/>
    </style:style>
    <style:style style:name="P1827" style:parent-style-name="Standard" style:family="paragraph">
      <style:text-properties fo:color="#000000"/>
    </style:style>
    <style:style style:name="TableRow1828" style:family="table-row">
      <style:table-row-properties style:min-row-height="0.7868in" style:use-optimal-row-height="false" fo:keep-together="always"/>
    </style:style>
    <style:style style:name="TableCell18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0" style:parent-style-name="Standard" style:family="paragraph">
      <style:text-properties fo:color="#000000"/>
    </style:style>
    <style:style style:name="TableRow1831" style:family="table-row">
      <style:table-row-properties style:min-row-height="1.6729in" style:use-optimal-row-height="false" fo:keep-together="always"/>
    </style:style>
    <style:style style:name="TableCell18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33" style:parent-style-name="Standard" style:family="paragraph">
      <style:text-properties fo:color="#000000"/>
    </style:style>
    <style:style style:name="P1834" style:parent-style-name="Titolo2" style:family="paragraph">
      <style:paragraph-properties fo:break-before="page"/>
    </style:style>
    <style:style style:name="TableColumn1836" style:family="table-column">
      <style:table-column-properties style:column-width="3.3152in" style:use-optimal-column-width="false"/>
    </style:style>
    <style:style style:name="TableColumn1837" style:family="table-column">
      <style:table-column-properties style:column-width="0.0687in" style:use-optimal-column-width="false"/>
    </style:style>
    <style:style style:name="TableColumn1838" style:family="table-column">
      <style:table-column-properties style:column-width="3.3847in" style:use-optimal-column-width="false"/>
    </style:style>
    <style:style style:name="Table1835" style:family="table">
      <style:table-properties style:width="6.7687in" fo:margin-left="0.068in" table:align="left"/>
    </style:style>
    <style:style style:name="TableRow1839" style:family="table-row">
      <style:table-row-properties style:min-row-height="0.6694in" style:use-optimal-row-height="false" fo:keep-together="always"/>
    </style:style>
    <style:style style:name="TableCell18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1" style:parent-style-name="Standard" style:family="paragraph">
      <style:text-properties fo:color="#000000"/>
    </style:style>
    <style:style style:name="P1842" style:parent-style-name="Standard" style:family="paragraph">
      <style:text-properties fo:color="#000000"/>
    </style:style>
    <style:style style:name="TableCell18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4" style:parent-style-name="Standard" style:family="paragraph">
      <style:text-properties fo:font-style="italic" style:font-style-asian="italic" fo:color="#C00000" fo:font-size="8pt" style:font-size-asian="8pt"/>
    </style:style>
    <style:style style:name="TableRow1845" style:family="table-row">
      <style:table-row-properties style:min-row-height="0.6694in" style:use-optimal-row-height="false" fo:keep-together="always"/>
    </style:style>
    <style:style style:name="TableCell18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7" style:parent-style-name="Standard" style:family="paragraph">
      <style:text-properties fo:color="#000000"/>
    </style:style>
    <style:style style:name="P1848" style:parent-style-name="Standard" style:family="paragraph">
      <style:text-properties fo:color="#000000"/>
    </style:style>
    <style:style style:name="TableCell18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0" style:parent-style-name="Standard" style:family="paragraph">
      <style:text-properties fo:font-style="italic" style:font-style-asian="italic" fo:color="#C00000" fo:font-size="8pt" style:font-size-asian="8pt"/>
    </style:style>
    <style:style style:name="P1851" style:parent-style-name="Standard" style:family="paragraph">
      <style:text-properties fo:font-style="italic" style:font-style-asian="italic" fo:color="#C00000" fo:font-size="8pt" style:font-size-asian="8pt"/>
    </style:style>
    <style:style style:name="P1852" style:parent-style-name="Standard" style:family="paragraph">
      <style:text-properties fo:font-style="italic" style:font-style-asian="italic" fo:color="#C00000" fo:font-size="8pt" style:font-size-asian="8pt"/>
    </style:style>
    <style:style style:name="TableRow1853" style:family="table-row">
      <style:table-row-properties style:min-row-height="2.0548in" style:use-optimal-row-height="false" fo:keep-together="always"/>
    </style:style>
    <style:style style:name="TableCell1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5" style:parent-style-name="Standard" style:family="paragraph">
      <style:paragraph-properties fo:text-align="justify"/>
      <style:text-properties fo:color="#000000"/>
    </style:style>
    <style:style style:name="P1856" style:parent-style-name="Standard" style:family="paragraph">
      <style:paragraph-properties fo:text-align="justify"/>
      <style:text-properties fo:color="#000000"/>
    </style:style>
    <style:style style:name="P1857" style:parent-style-name="Standard" style:family="paragraph">
      <style:paragraph-properties fo:text-align="justify"/>
      <style:text-properties fo:color="#000000"/>
    </style:style>
    <style:style style:name="TableRow1858" style:family="table-row">
      <style:table-row-properties style:min-row-height="1.3388in" style:use-optimal-row-height="false" fo:keep-together="always"/>
    </style:style>
    <style:style style:name="TableCell18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0" style:parent-style-name="Standard" style:family="paragraph">
      <style:text-properties fo:color="#000000"/>
    </style:style>
    <style:style style:name="P1861" style:parent-style-name="Standard" style:family="paragraph">
      <style:paragraph-properties fo:text-align="justify"/>
      <style:text-properties fo:color="#000000"/>
    </style:style>
    <style:style style:name="TableCell18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3" style:parent-style-name="Standard" style:family="paragraph">
      <style:text-properties fo:font-style="italic" style:font-style-asian="italic" fo:color="#C00000" fo:font-size="8pt" style:font-size-asian="8pt"/>
    </style:style>
    <style:style style:name="P1864" style:parent-style-name="Standard" style:family="paragraph">
      <style:text-properties fo:font-style="italic" style:font-style-asian="italic" fo:color="#C00000" fo:font-size="8pt" style:font-size-asian="8pt"/>
    </style:style>
    <style:style style:name="TableRow1865" style:family="table-row">
      <style:table-row-properties style:min-row-height="1.3388in" style:use-optimal-row-height="false" fo:keep-together="always"/>
    </style:style>
    <style:style style:name="TableCell1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7" style:parent-style-name="Standard" style:family="paragraph">
      <style:text-properties fo:color="#000000"/>
    </style:style>
    <style:style style:name="P1868" style:parent-style-name="Standard" style:family="paragraph">
      <style:text-properties fo:color="#000000"/>
    </style:style>
    <style:style style:name="TableRow1869" style:family="table-row">
      <style:table-row-properties style:min-row-height="0.7868in" style:use-optimal-row-height="false" fo:keep-together="always"/>
    </style:style>
    <style:style style:name="TableCell18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1" style:parent-style-name="Standard" style:family="paragraph">
      <style:text-properties fo:color="#000000"/>
    </style:style>
    <style:style style:name="P1872" style:parent-style-name="Standard" style:family="paragraph">
      <style:text-properties fo:color="#000000"/>
    </style:style>
    <style:style style:name="TableRow1873" style:family="table-row">
      <style:table-row-properties style:min-row-height="1.6729in" style:use-optimal-row-height="false" fo:keep-together="always"/>
    </style:style>
    <style:style style:name="TableCell18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75" style:parent-style-name="Standard" style:family="paragraph">
      <style:paragraph-properties fo:text-align="justify"/>
      <style:text-properties fo:color="#000000"/>
    </style:style>
    <style:style style:name="P1876" style:parent-style-name="Standard" style:family="paragraph">
      <style:paragraph-properties fo:text-align="justify"/>
      <style:text-properties fo:color="#000000"/>
    </style:style>
    <style:style style:name="P1877" style:parent-style-name="Standard" style:family="paragraph">
      <style:paragraph-properties fo:text-align="justify"/>
      <style:text-properties fo:color="#000000"/>
    </style:style>
    <style:style style:name="P1878" style:parent-style-name="Titolo2" style:family="paragraph">
      <style:paragraph-properties fo:break-before="page"/>
    </style:style>
    <style:style style:name="TableColumn1880" style:family="table-column">
      <style:table-column-properties style:column-width="3.3152in" style:use-optimal-column-width="false"/>
    </style:style>
    <style:style style:name="TableColumn1881" style:family="table-column">
      <style:table-column-properties style:column-width="0.0687in" style:use-optimal-column-width="false"/>
    </style:style>
    <style:style style:name="TableColumn1882" style:family="table-column">
      <style:table-column-properties style:column-width="3.3847in" style:use-optimal-column-width="false"/>
    </style:style>
    <style:style style:name="Table1879" style:family="table">
      <style:table-properties style:width="6.7687in" fo:margin-left="0.068in" table:align="left"/>
    </style:style>
    <style:style style:name="TableRow1883" style:family="table-row">
      <style:table-row-properties style:min-row-height="0.6694in" style:use-optimal-row-height="false" fo:keep-together="always"/>
    </style:style>
    <style:style style:name="TableCell18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5" style:parent-style-name="Standard" style:family="paragraph">
      <style:text-properties fo:color="#000000"/>
    </style:style>
    <style:style style:name="P1886" style:parent-style-name="Standard" style:family="paragraph">
      <style:text-properties fo:color="#000000"/>
    </style:style>
    <style:style style:name="TableCell18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8" style:parent-style-name="Standard" style:family="paragraph">
      <style:text-properties fo:font-style="italic" style:font-style-asian="italic" fo:color="#C00000" fo:font-size="8pt" style:font-size-asian="8pt"/>
    </style:style>
    <style:style style:name="P1889" style:parent-style-name="Standard" style:family="paragraph">
      <style:text-properties fo:font-style="italic" style:font-style-asian="italic" fo:color="#C00000" fo:font-size="8pt" style:font-size-asian="8pt"/>
    </style:style>
    <style:style style:name="P1890" style:parent-style-name="Standard" style:family="paragraph">
      <style:text-properties fo:font-style="italic" style:font-style-asian="italic" fo:color="#C00000" fo:font-size="8pt" style:font-size-asian="8pt"/>
    </style:style>
    <style:style style:name="TableRow1891" style:family="table-row">
      <style:table-row-properties style:min-row-height="0.6694in" style:use-optimal-row-height="false" fo:keep-together="always"/>
    </style:style>
    <style:style style:name="TableCell1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3" style:parent-style-name="Standard" style:family="paragraph">
      <style:text-properties fo:color="#000000"/>
    </style:style>
    <style:style style:name="P1894" style:parent-style-name="Standard" style:family="paragraph">
      <style:text-properties fo:color="#000000"/>
    </style:style>
    <style:style style:name="TableCell1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6" style:parent-style-name="Standard" style:family="paragraph">
      <style:text-properties fo:font-style="italic" style:font-style-asian="italic" fo:color="#C00000" fo:font-size="8pt" style:font-size-asian="8pt"/>
    </style:style>
    <style:style style:name="P1897" style:parent-style-name="Standard" style:family="paragraph">
      <style:text-properties fo:font-style="italic" style:font-style-asian="italic" fo:color="#C00000" fo:font-size="8pt" style:font-size-asian="8pt"/>
    </style:style>
    <style:style style:name="TableRow1898" style:family="table-row">
      <style:table-row-properties style:min-row-height="2.0548in" style:use-optimal-row-height="false" fo:keep-together="always"/>
    </style:style>
    <style:style style:name="TableCell18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0" style:parent-style-name="Standard" style:family="paragraph">
      <style:text-properties fo:color="#000000"/>
    </style:style>
    <style:style style:name="P1901" style:parent-style-name="Normale" style:family="paragraph">
      <style:paragraph-properties fo:text-align="justify" style:vertical-align="auto" fo:margin-bottom="0.1388in"/>
      <style:text-properties fo:hyphenate="true"/>
    </style:style>
    <style:style style:name="T1902" style:parent-style-name="Car.predefinitoparagrafo" style:family="text">
      <style:text-properties style:font-name-asian="Times New Roman" style:font-name-complex="Times New Roman" fo:color="#000000" style:language-asian="it" style:country-asian="IT"/>
    </style:style>
    <style:style style:name="P1903" style:parent-style-name="Standard" style:family="paragraph">
      <style:text-properties fo:color="#000000"/>
    </style:style>
    <style:style style:name="TableRow1904" style:family="table-row">
      <style:table-row-properties style:min-row-height="1.3388in" style:use-optimal-row-height="false" fo:keep-together="always"/>
    </style:style>
    <style:style style:name="TableCell19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6" style:parent-style-name="Standard" style:family="paragraph">
      <style:text-properties fo:color="#000000"/>
    </style:style>
    <style:style style:name="P1907" style:parent-style-name="Standard" style:family="paragraph">
      <style:paragraph-properties fo:text-align="justify"/>
      <style:text-properties fo:color="#000000"/>
    </style:style>
    <style:style style:name="TableCell1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9" style:parent-style-name="Standard" style:family="paragraph">
      <style:text-properties fo:font-style="italic" style:font-style-asian="italic" fo:color="#C00000" fo:font-size="8pt" style:font-size-asian="8pt"/>
    </style:style>
    <style:style style:name="P1910" style:parent-style-name="Standard" style:family="paragraph">
      <style:text-properties fo:font-style="italic" style:font-style-asian="italic" fo:color="#C00000" fo:font-size="8pt" style:font-size-asian="8pt"/>
    </style:style>
    <style:style style:name="TableRow1911" style:family="table-row">
      <style:table-row-properties style:min-row-height="1.3388in" style:use-optimal-row-height="false" fo:keep-together="always"/>
    </style:style>
    <style:style style:name="TableCell19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3" style:parent-style-name="Standard" style:family="paragraph">
      <style:text-properties fo:color="#000000"/>
    </style:style>
    <style:style style:name="T1914" style:parent-style-name="Car.predefinitoparagrafo" style:family="text">
      <style:text-properties fo:color="#000000"/>
    </style:style>
    <style:style style:name="P1915" style:parent-style-name="Standard" style:family="paragraph">
      <style:text-properties fo:color="#000000"/>
    </style:style>
    <style:style style:name="P1916" style:parent-style-name="Standard" style:family="paragraph">
      <style:text-properties fo:color="#000000"/>
    </style:style>
    <style:style style:name="TableRow1917" style:family="table-row">
      <style:table-row-properties style:min-row-height="0.7868in" style:use-optimal-row-height="false" fo:keep-together="always"/>
    </style:style>
    <style:style style:name="TableCell19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9" style:parent-style-name="Standard" style:family="paragraph">
      <style:text-properties fo:color="#000000"/>
    </style:style>
    <style:style style:name="T1920" style:parent-style-name="Car.predefinitoparagrafo" style:family="text">
      <style:text-properties fo:color="#000000"/>
    </style:style>
    <style:style style:name="T1921" style:parent-style-name="Car.predefinitoparagrafo" style:family="text">
      <style:text-properties style:font-name-complex="Arial" fo:color="#000000" fo:background-color="#FFFFFF"/>
    </style:style>
    <style:style style:name="TableRow1922" style:family="table-row">
      <style:table-row-properties style:min-row-height="1.6729in" style:use-optimal-row-height="false" fo:keep-together="always"/>
    </style:style>
    <style:style style:name="TableCell192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24" style:parent-style-name="Standard" style:family="paragraph">
      <style:text-properties fo:color="#000000"/>
    </style:style>
    <style:style style:name="P1925" style:parent-style-name="Titolo2" style:family="paragraph">
      <style:paragraph-properties fo:break-before="page"/>
    </style:style>
    <style:style style:name="TableColumn1927" style:family="table-column">
      <style:table-column-properties style:column-width="3.3152in" style:use-optimal-column-width="false"/>
    </style:style>
    <style:style style:name="TableColumn1928" style:family="table-column">
      <style:table-column-properties style:column-width="0.0687in" style:use-optimal-column-width="false"/>
    </style:style>
    <style:style style:name="TableColumn1929" style:family="table-column">
      <style:table-column-properties style:column-width="3.3847in" style:use-optimal-column-width="false"/>
    </style:style>
    <style:style style:name="Table1926" style:family="table">
      <style:table-properties style:width="6.7687in" fo:margin-left="0.068in" table:align="left"/>
    </style:style>
    <style:style style:name="TableRow1930" style:family="table-row">
      <style:table-row-properties style:min-row-height="0.6694in" style:use-optimal-row-height="false" fo:keep-together="always"/>
    </style:style>
    <style:style style:name="TableCell19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2" style:parent-style-name="Standard" style:family="paragraph">
      <style:text-properties fo:color="#000000"/>
    </style:style>
    <style:style style:name="P1933" style:parent-style-name="Standard" style:family="paragraph">
      <style:text-properties fo:color="#000000"/>
    </style:style>
    <style:style style:name="TableCell19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5" style:parent-style-name="Standard" style:family="paragraph">
      <style:text-properties fo:font-style="italic" style:font-style-asian="italic" fo:color="#C00000" fo:font-size="8pt" style:font-size-asian="8pt"/>
    </style:style>
    <style:style style:name="P1936" style:parent-style-name="Standard" style:family="paragraph">
      <style:text-properties fo:font-style="italic" style:font-style-asian="italic" fo:color="#C00000" fo:font-size="8pt" style:font-size-asian="8pt"/>
    </style:style>
    <style:style style:name="P1937" style:parent-style-name="Standard" style:family="paragraph">
      <style:text-properties fo:font-style="italic" style:font-style-asian="italic" fo:color="#C00000" fo:font-size="8pt" style:font-size-asian="8pt"/>
    </style:style>
    <style:style style:name="P1938" style:parent-style-name="Standard" style:family="paragraph">
      <style:text-properties fo:font-style="italic" style:font-style-asian="italic" fo:color="#C00000" fo:font-size="8pt" style:font-size-asian="8pt"/>
    </style:style>
    <style:style style:name="P1939" style:parent-style-name="Standard" style:family="paragraph">
      <style:text-properties fo:font-style="italic" style:font-style-asian="italic" fo:color="#C00000" fo:font-size="8pt" style:font-size-asian="8pt"/>
    </style:style>
    <style:style style:name="TableRow1940" style:family="table-row">
      <style:table-row-properties style:min-row-height="0.6694in" style:use-optimal-row-height="false" fo:keep-together="always"/>
    </style:style>
    <style:style style:name="TableCell19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2" style:parent-style-name="Standard" style:family="paragraph">
      <style:text-properties fo:color="#000000"/>
    </style:style>
    <style:style style:name="P1943" style:parent-style-name="Standard" style:family="paragraph">
      <style:text-properties fo:color="#000000"/>
    </style:style>
    <style:style style:name="P1944" style:parent-style-name="Standard" style:family="paragraph">
      <style:text-properties fo:color="#000000"/>
    </style:style>
    <style:style style:name="P1945" style:parent-style-name="Standard" style:family="paragraph">
      <style:text-properties fo:color="#000000"/>
    </style:style>
    <style:style style:name="TableCell19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7" style:parent-style-name="Standard" style:family="paragraph">
      <style:text-properties fo:font-style="italic" style:font-style-asian="italic" fo:color="#C00000" fo:font-size="8pt" style:font-size-asian="8pt"/>
    </style:style>
    <style:style style:name="P1948" style:parent-style-name="Standard" style:family="paragraph">
      <style:text-properties fo:font-style="italic" style:font-style-asian="italic" fo:color="#C00000" fo:font-size="8pt" style:font-size-asian="8pt"/>
    </style:style>
    <style:style style:name="P1949" style:parent-style-name="Standard" style:family="paragraph">
      <style:text-properties fo:font-style="italic" style:font-style-asian="italic" fo:color="#C00000" fo:font-size="8pt" style:font-size-asian="8pt"/>
    </style:style>
    <style:style style:name="TableRow1950" style:family="table-row">
      <style:table-row-properties style:min-row-height="2.0548in" style:use-optimal-row-height="false" fo:keep-together="always"/>
    </style:style>
    <style:style style:name="TableCell19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52" style:parent-style-name="Car.predefinitoparagrafo" style:family="text">
      <style:text-properties fo:color="#000000"/>
    </style:style>
    <style:style style:name="P1953" style:parent-style-name="Normale" style:family="paragraph">
      <style:paragraph-properties fo:text-align="justify"/>
    </style:style>
    <style:style style:name="P1954" style:parent-style-name="Normale" style:family="paragraph">
      <style:paragraph-properties fo:text-align="justify"/>
    </style:style>
    <style:style style:name="P1955" style:parent-style-name="Normale" style:family="paragraph">
      <style:paragraph-properties fo:text-align="justify"/>
    </style:style>
    <style:style style:name="P1956" style:parent-style-name="Normale" style:family="paragraph">
      <style:paragraph-properties fo:text-align="justify"/>
    </style:style>
    <style:style style:name="P1957" style:parent-style-name="Normale" style:family="paragraph">
      <style:paragraph-properties fo:text-align="justify" style:vertical-align="auto" fo:margin-bottom="0.1388in"/>
      <style:text-properties fo:color="#000000" fo:hyphenate="true"/>
    </style:style>
    <style:style style:name="TableRow1958" style:family="table-row">
      <style:table-row-properties style:min-row-height="1.3388in" style:use-optimal-row-height="false" fo:keep-together="always"/>
    </style:style>
    <style:style style:name="TableCell19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0" style:parent-style-name="Standard" style:family="paragraph">
      <style:paragraph-properties fo:text-align="justify"/>
      <style:text-properties fo:color="#000000"/>
    </style:style>
    <style:style style:name="P1961" style:parent-style-name="Standard" style:family="paragraph">
      <style:paragraph-properties fo:text-align="justify"/>
      <style:text-properties fo:color="#000000"/>
    </style:style>
    <style:style style:name="P1962" style:parent-style-name="Standard" style:family="paragraph">
      <style:paragraph-properties fo:text-align="justify"/>
      <style:text-properties fo:color="#000000"/>
    </style:style>
    <style:style style:name="TableCell1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4" style:parent-style-name="Standard" style:family="paragraph">
      <style:text-properties fo:font-style="italic" style:font-style-asian="italic" fo:color="#C00000" fo:font-size="8pt" style:font-size-asian="8pt"/>
    </style:style>
    <style:style style:name="P1965" style:parent-style-name="Standard" style:family="paragraph">
      <style:text-properties fo:font-style="italic" style:font-style-asian="italic" fo:color="#C00000" fo:font-size="8pt" style:font-size-asian="8pt"/>
    </style:style>
    <style:style style:name="TableRow1966" style:family="table-row">
      <style:table-row-properties style:min-row-height="1.3388in" style:use-optimal-row-height="false" fo:keep-together="always"/>
    </style:style>
    <style:style style:name="TableCell19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8" style:parent-style-name="Standard" style:family="paragraph">
      <style:text-properties fo:color="#000000"/>
    </style:style>
    <style:style style:name="P1969" style:parent-style-name="Standard" style:family="paragraph">
      <style:text-properties fo:color="#000000"/>
    </style:style>
    <style:style style:name="TableRow1970" style:family="table-row">
      <style:table-row-properties style:min-row-height="0.7868in" style:use-optimal-row-height="false" fo:keep-together="always"/>
    </style:style>
    <style:style style:name="TableCell1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72" style:parent-style-name="Car.predefinitoparagrafo" style:family="text">
      <style:text-properties fo:color="#000000"/>
    </style:style>
    <style:style style:name="T1973" style:parent-style-name="Car.predefinitoparagrafo" style:family="text">
      <style:text-properties style:font-name-complex="Arial" fo:color="#000000" fo:background-color="#FFFFFF"/>
    </style:style>
    <style:style style:name="P1974" style:parent-style-name="Standard" style:family="paragraph">
      <style:text-properties fo:color="#000000"/>
    </style:style>
    <style:style style:name="TableRow1975" style:family="table-row">
      <style:table-row-properties style:min-row-height="1.6729in" style:use-optimal-row-height="false" fo:keep-together="always"/>
    </style:style>
    <style:style style:name="TableCell197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77" style:parent-style-name="Standard" style:family="paragraph">
      <style:text-properties fo:color="#000000"/>
    </style:style>
    <style:style style:name="P1978" style:parent-style-name="Titolo2" style:family="paragraph">
      <style:paragraph-properties fo:break-before="page"/>
    </style:style>
    <style:style style:name="TableColumn1980" style:family="table-column">
      <style:table-column-properties style:column-width="3.3152in" style:use-optimal-column-width="false"/>
    </style:style>
    <style:style style:name="TableColumn1981" style:family="table-column">
      <style:table-column-properties style:column-width="0.0687in" style:use-optimal-column-width="false"/>
    </style:style>
    <style:style style:name="TableColumn1982" style:family="table-column">
      <style:table-column-properties style:column-width="3.3847in" style:use-optimal-column-width="false"/>
    </style:style>
    <style:style style:name="Table1979" style:family="table">
      <style:table-properties style:width="6.7687in" fo:margin-left="0.068in" table:align="left"/>
    </style:style>
    <style:style style:name="TableRow1983" style:family="table-row">
      <style:table-row-properties style:min-row-height="0.6694in" style:use-optimal-row-height="false" fo:keep-together="always"/>
    </style:style>
    <style:style style:name="TableCell19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5" style:parent-style-name="Standard" style:family="paragraph">
      <style:text-properties fo:color="#000000"/>
    </style:style>
    <style:style style:name="P1986" style:parent-style-name="Standard" style:family="paragraph">
      <style:text-properties fo:color="#000000"/>
    </style:style>
    <style:style style:name="TableCell19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8" style:parent-style-name="Standard" style:family="paragraph">
      <style:text-properties fo:font-style="italic" style:font-style-asian="italic" fo:color="#C00000" fo:font-size="8pt" style:font-size-asian="8pt"/>
    </style:style>
    <style:style style:name="P1989" style:parent-style-name="Standard" style:family="paragraph">
      <style:text-properties fo:font-style="italic" style:font-style-asian="italic" fo:color="#C00000" fo:font-size="8pt" style:font-size-asian="8pt"/>
    </style:style>
    <style:style style:name="P1990" style:parent-style-name="Standard" style:family="paragraph">
      <style:text-properties fo:font-style="italic" style:font-style-asian="italic" fo:color="#C00000" fo:font-size="8pt" style:font-size-asian="8pt"/>
    </style:style>
    <style:style style:name="P1991" style:parent-style-name="Standard" style:family="paragraph">
      <style:text-properties fo:font-style="italic" style:font-style-asian="italic" fo:color="#C00000" fo:font-size="8pt" style:font-size-asian="8pt"/>
    </style:style>
    <style:style style:name="TableRow1992" style:family="table-row">
      <style:table-row-properties style:min-row-height="0.6694in" style:use-optimal-row-height="false" fo:keep-together="always"/>
    </style:style>
    <style:style style:name="TableCell19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4" style:parent-style-name="Standard" style:family="paragraph">
      <style:text-properties fo:color="#000000"/>
    </style:style>
    <style:style style:name="P1995" style:parent-style-name="Standard" style:family="paragraph">
      <style:text-properties fo:color="#000000"/>
    </style:style>
    <style:style style:name="P1996" style:parent-style-name="Standard" style:family="paragraph">
      <style:text-properties fo:color="#000000"/>
    </style:style>
    <style:style style:name="TableCell19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8" style:parent-style-name="Standard" style:family="paragraph">
      <style:text-properties fo:font-style="italic" style:font-style-asian="italic" fo:color="#C00000" fo:font-size="8pt" style:font-size-asian="8pt"/>
    </style:style>
    <style:style style:name="P1999" style:parent-style-name="Standard" style:family="paragraph">
      <style:text-properties fo:font-style="italic" style:font-style-asian="italic" fo:color="#C00000" fo:font-size="8pt" style:font-size-asian="8pt"/>
    </style:style>
    <style:style style:name="P2000" style:parent-style-name="Standard" style:family="paragraph">
      <style:text-properties fo:font-style="italic" style:font-style-asian="italic" fo:color="#C00000" fo:font-size="8pt" style:font-size-asian="8pt"/>
    </style:style>
    <style:style style:name="TableRow2001" style:family="table-row">
      <style:table-row-properties style:min-row-height="2.0548in" style:use-optimal-row-height="false" fo:keep-together="always"/>
    </style:style>
    <style:style style:name="TableCell20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03" style:parent-style-name="Car.predefinitoparagrafo" style:family="text">
      <style:text-properties fo:color="#000000"/>
    </style:style>
    <style:style style:name="P2004" style:parent-style-name="Normale" style:family="paragraph">
      <style:paragraph-properties fo:text-align="justify"/>
    </style:style>
    <style:style style:name="P2005" style:parent-style-name="Normale" style:family="paragraph">
      <style:paragraph-properties fo:text-align="justify"/>
    </style:style>
    <style:style style:name="P2006" style:parent-style-name="Normale" style:family="paragraph">
      <style:paragraph-properties fo:text-align="justify"/>
    </style:style>
    <style:style style:name="P2007" style:parent-style-name="Normale" style:family="paragraph">
      <style:paragraph-properties fo:text-align="justify"/>
    </style:style>
    <style:style style:name="P2008" style:parent-style-name="Normale" style:family="paragraph">
      <style:paragraph-properties fo:text-align="justify" style:vertical-align="auto" fo:margin-bottom="0.1388in"/>
      <style:text-properties fo:color="#000000" fo:hyphenate="true"/>
    </style:style>
    <style:style style:name="TableRow2009" style:family="table-row">
      <style:table-row-properties style:min-row-height="1.3388in" style:use-optimal-row-height="false" fo:keep-together="always"/>
    </style:style>
    <style:style style:name="TableCell20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1" style:parent-style-name="Standard" style:family="paragraph">
      <style:paragraph-properties fo:text-align="justify"/>
      <style:text-properties fo:color="#000000"/>
    </style:style>
    <style:style style:name="P2012" style:parent-style-name="Standard" style:family="paragraph">
      <style:paragraph-properties fo:text-align="justify"/>
      <style:text-properties fo:color="#000000"/>
    </style:style>
    <style:style style:name="P2013" style:parent-style-name="Standard" style:family="paragraph">
      <style:paragraph-properties fo:text-align="justify"/>
      <style:text-properties fo:color="#000000"/>
    </style:style>
    <style:style style:name="TableCell20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5" style:parent-style-name="Standard" style:family="paragraph">
      <style:text-properties fo:font-style="italic" style:font-style-asian="italic" fo:color="#C00000" fo:font-size="8pt" style:font-size-asian="8pt"/>
    </style:style>
    <style:style style:name="P2016" style:parent-style-name="Standard" style:family="paragraph">
      <style:text-properties fo:font-style="italic" style:font-style-asian="italic" fo:color="#C00000" fo:font-size="8pt" style:font-size-asian="8pt"/>
    </style:style>
    <style:style style:name="TableRow2017" style:family="table-row">
      <style:table-row-properties style:min-row-height="1.3388in" style:use-optimal-row-height="false" fo:keep-together="always"/>
    </style:style>
    <style:style style:name="TableCell2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9" style:parent-style-name="Standard" style:family="paragraph">
      <style:text-properties fo:color="#000000"/>
    </style:style>
    <style:style style:name="P2020" style:parent-style-name="Standard" style:family="paragraph">
      <style:text-properties fo:color="#000000"/>
    </style:style>
    <style:style style:name="TableRow2021" style:family="table-row">
      <style:table-row-properties style:min-row-height="0.7868in" style:use-optimal-row-height="false" fo:keep-together="always"/>
    </style:style>
    <style:style style:name="TableCell20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23" style:parent-style-name="Car.predefinitoparagrafo" style:family="text">
      <style:text-properties fo:color="#000000"/>
    </style:style>
    <style:style style:name="T2024" style:parent-style-name="Car.predefinitoparagrafo" style:family="text">
      <style:text-properties style:font-name-complex="Arial" fo:color="#000000" fo:background-color="#FFFFFF"/>
    </style:style>
    <style:style style:name="P2025" style:parent-style-name="Standard" style:family="paragraph">
      <style:text-properties fo:color="#000000"/>
    </style:style>
    <style:style style:name="TableRow2026" style:family="table-row">
      <style:table-row-properties style:min-row-height="1.6729in" style:use-optimal-row-height="false" fo:keep-together="always"/>
    </style:style>
    <style:style style:name="TableCell202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28" style:parent-style-name="Standard" style:family="paragraph">
      <style:text-properties fo:color="#000000"/>
    </style:style>
    <style:style style:name="P2029" style:parent-style-name="Titolo2" style:family="paragraph">
      <style:paragraph-properties fo:break-before="page"/>
    </style:style>
    <style:style style:name="TableColumn2031" style:family="table-column">
      <style:table-column-properties style:column-width="3.3152in" style:use-optimal-column-width="false"/>
    </style:style>
    <style:style style:name="TableColumn2032" style:family="table-column">
      <style:table-column-properties style:column-width="0.0687in" style:use-optimal-column-width="false"/>
    </style:style>
    <style:style style:name="TableColumn2033" style:family="table-column">
      <style:table-column-properties style:column-width="3.3847in" style:use-optimal-column-width="false"/>
    </style:style>
    <style:style style:name="Table2030" style:family="table">
      <style:table-properties style:width="6.7687in" fo:margin-left="0.068in" table:align="left"/>
    </style:style>
    <style:style style:name="TableRow2034" style:family="table-row">
      <style:table-row-properties style:min-row-height="0.6694in" style:use-optimal-row-height="false" fo:keep-together="always"/>
    </style:style>
    <style:style style:name="TableCell20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36" style:parent-style-name="Standard" style:family="paragraph">
      <style:text-properties fo:color="#000000"/>
    </style:style>
    <style:style style:name="P2037" style:parent-style-name="Standard" style:family="paragraph">
      <style:text-properties fo:color="#000000"/>
    </style:style>
    <style:style style:name="TableCell20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39" style:parent-style-name="Standard" style:family="paragraph">
      <style:text-properties fo:font-style="italic" style:font-style-asian="italic" fo:color="#C00000" fo:font-size="8pt" style:font-size-asian="8pt"/>
    </style:style>
    <style:style style:name="P2040" style:parent-style-name="Standard" style:family="paragraph">
      <style:text-properties fo:font-style="italic" style:font-style-asian="italic" fo:color="#C00000" fo:font-size="8pt" style:font-size-asian="8pt"/>
    </style:style>
    <style:style style:name="P2041" style:parent-style-name="Standard" style:family="paragraph">
      <style:text-properties fo:font-style="italic" style:font-style-asian="italic" fo:color="#C00000" fo:font-size="8pt" style:font-size-asian="8pt"/>
    </style:style>
    <style:style style:name="TableRow2042" style:family="table-row">
      <style:table-row-properties style:min-row-height="0.6694in" style:use-optimal-row-height="false" fo:keep-together="always"/>
    </style:style>
    <style:style style:name="TableCell20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4" style:parent-style-name="Standard" style:family="paragraph">
      <style:text-properties fo:color="#000000"/>
    </style:style>
    <style:style style:name="P2045" style:parent-style-name="Standard" style:family="paragraph">
      <style:text-properties fo:color="#000000"/>
    </style:style>
    <style:style style:name="P2046" style:parent-style-name="Standard" style:family="paragraph">
      <style:text-properties fo:color="#000000"/>
    </style:style>
    <style:style style:name="TableCell2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8" style:parent-style-name="Standard" style:family="paragraph">
      <style:text-properties fo:font-style="italic" style:font-style-asian="italic" fo:color="#C00000" fo:font-size="8pt" style:font-size-asian="8pt"/>
    </style:style>
    <style:style style:name="P2049" style:parent-style-name="Standard" style:family="paragraph">
      <style:text-properties fo:font-style="italic" style:font-style-asian="italic" fo:color="#C00000" fo:font-size="8pt" style:font-size-asian="8pt"/>
    </style:style>
    <style:style style:name="P2050" style:parent-style-name="Standard" style:family="paragraph">
      <style:text-properties fo:font-style="italic" style:font-style-asian="italic" fo:color="#C00000" fo:font-size="8pt" style:font-size-asian="8pt"/>
    </style:style>
    <style:style style:name="TableRow2051" style:family="table-row">
      <style:table-row-properties style:min-row-height="2.0548in" style:use-optimal-row-height="false" fo:keep-together="always"/>
    </style:style>
    <style:style style:name="TableCell20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53" style:parent-style-name="Car.predefinitoparagrafo" style:family="text">
      <style:text-properties fo:color="#000000"/>
    </style:style>
    <style:style style:name="P2054" style:parent-style-name="Normale" style:family="paragraph">
      <style:paragraph-properties fo:text-align="justify"/>
    </style:style>
    <style:style style:name="P2055" style:parent-style-name="Normale" style:family="paragraph">
      <style:paragraph-properties fo:text-align="justify"/>
    </style:style>
    <style:style style:name="P2056" style:parent-style-name="Normale" style:family="paragraph">
      <style:paragraph-properties fo:text-align="justify"/>
    </style:style>
    <style:style style:name="P2057" style:parent-style-name="Normale" style:family="paragraph">
      <style:paragraph-properties fo:text-align="justify"/>
    </style:style>
    <style:style style:name="P2058" style:parent-style-name="Normale" style:family="paragraph">
      <style:paragraph-properties fo:text-align="justify"/>
    </style:style>
    <style:style style:name="P2059" style:parent-style-name="Normale" style:family="paragraph">
      <style:paragraph-properties fo:text-align="justify"/>
    </style:style>
    <style:style style:name="P2060" style:parent-style-name="Normale" style:family="paragraph">
      <style:paragraph-properties fo:text-align="justify" style:vertical-align="auto" fo:margin-bottom="0.1388in"/>
      <style:text-properties fo:color="#000000" fo:hyphenate="true"/>
    </style:style>
    <style:style style:name="TableRow2061" style:family="table-row">
      <style:table-row-properties style:min-row-height="1.3388in" style:use-optimal-row-height="false" fo:keep-together="always"/>
    </style:style>
    <style:style style:name="TableCell2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3" style:parent-style-name="Standard" style:family="paragraph">
      <style:paragraph-properties fo:text-align="justify"/>
      <style:text-properties fo:color="#000000"/>
    </style:style>
    <style:style style:name="P2064" style:parent-style-name="Standard" style:family="paragraph">
      <style:paragraph-properties fo:text-align="justify"/>
      <style:text-properties fo:color="#000000"/>
    </style:style>
    <style:style style:name="P2065" style:parent-style-name="Standard" style:family="paragraph">
      <style:paragraph-properties fo:text-align="justify"/>
      <style:text-properties fo:color="#000000"/>
    </style:style>
    <style:style style:name="TableCell20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7" style:parent-style-name="Standard" style:family="paragraph">
      <style:text-properties fo:font-style="italic" style:font-style-asian="italic" fo:color="#C00000" fo:font-size="8pt" style:font-size-asian="8pt"/>
    </style:style>
    <style:style style:name="P2068" style:parent-style-name="Standard" style:family="paragraph">
      <style:text-properties fo:font-style="italic" style:font-style-asian="italic" fo:color="#C00000" fo:font-size="8pt" style:font-size-asian="8pt"/>
    </style:style>
    <style:style style:name="TableRow2069" style:family="table-row">
      <style:table-row-properties style:min-row-height="1.3388in" style:use-optimal-row-height="false" fo:keep-together="always"/>
    </style:style>
    <style:style style:name="TableCell20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1" style:parent-style-name="Standard" style:family="paragraph">
      <style:text-properties fo:color="#000000"/>
    </style:style>
    <style:style style:name="P2072" style:parent-style-name="Standard" style:family="paragraph">
      <style:text-properties fo:color="#000000"/>
    </style:style>
    <style:style style:name="TableRow2073" style:family="table-row">
      <style:table-row-properties style:min-row-height="0.7868in" style:use-optimal-row-height="false" fo:keep-together="always"/>
    </style:style>
    <style:style style:name="TableCell20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75" style:parent-style-name="Car.predefinitoparagrafo" style:family="text">
      <style:text-properties fo:color="#000000"/>
    </style:style>
    <style:style style:name="T2076" style:parent-style-name="Car.predefinitoparagrafo" style:family="text">
      <style:text-properties fo:color="#000000"/>
    </style:style>
    <style:style style:name="P2077" style:parent-style-name="Standard" style:family="paragraph">
      <style:text-properties fo:color="#000000"/>
    </style:style>
    <style:style style:name="TableRow2078" style:family="table-row">
      <style:table-row-properties style:min-row-height="1.6729in" style:use-optimal-row-height="false" fo:keep-together="always"/>
    </style:style>
    <style:style style:name="TableCell20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80" style:parent-style-name="Standard" style:family="paragraph">
      <style:text-properties fo:color="#000000"/>
    </style:style>
    <style:style style:name="P2081" style:parent-style-name="Standard" style:family="paragraph">
      <style:text-properties fo:color="#000000"/>
    </style:style>
    <style:style style:name="TableColumn2083" style:family="table-column">
      <style:table-column-properties style:column-width="6.693in" style:use-optimal-column-width="false"/>
    </style:style>
    <style:style style:name="Table2082" style:family="table">
      <style:table-properties style:width="6.693in" fo:margin-left="-0.0069in" table:align="left"/>
    </style:style>
    <style:style style:name="TableRow2084" style:family="table-row">
      <style:table-row-properties style:use-optimal-row-height="false"/>
    </style:style>
    <style:style style:name="TableCell2085"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086" style:parent-style-name="Standard" style:family="paragraph">
      <style:paragraph-properties fo:margin-bottom="0in"/>
    </style:style>
    <style:style style:name="TableRow2087" style:family="table-row">
      <style:table-row-properties style:use-optimal-row-height="false"/>
    </style:style>
    <style:style style:name="TableCell2088" style:family="table-cell">
      <style:table-cell-properties fo:border="0.0069in solid #808080" style:writing-mode="lr-tb" fo:padding-top="0in" fo:padding-left="0.0715in" fo:padding-bottom="0in" fo:padding-right="0.075in"/>
    </style:style>
    <style:style style:name="P2089" style:parent-style-name="Standard" style:family="paragraph">
      <style:paragraph-properties fo:margin-bottom="0in"/>
      <style:text-properties style:use-window-font-color="true"/>
    </style:style>
    <style:style style:name="TableRow2090" style:family="table-row">
      <style:table-row-properties style:use-optimal-row-height="false"/>
    </style:style>
    <style:style style:name="TableCell2091" style:family="table-cell">
      <style:table-cell-properties fo:border="0.0069in solid #808080" style:writing-mode="lr-tb" fo:padding-top="0in" fo:padding-left="0.0715in" fo:padding-bottom="0in" fo:padding-right="0.075in"/>
    </style:style>
    <style:style style:name="P2092" style:parent-style-name="Standard" style:family="paragraph">
      <style:paragraph-properties fo:margin-bottom="0in"/>
    </style:style>
    <style:style style:name="T2093" style:parent-style-name="Car.predefinitoparagrafo" style:family="text">
      <style:text-properties style:use-window-font-color="true"/>
    </style:style>
    <style:style style:name="TableRow2094" style:family="table-row">
      <style:table-row-properties style:min-row-height="0.143in" style:use-optimal-row-height="false"/>
    </style:style>
    <style:style style:name="TableCell2095" style:family="table-cell">
      <style:table-cell-properties fo:border="0.0069in solid #808080" style:writing-mode="lr-tb" fo:padding-top="0in" fo:padding-left="0.0715in" fo:padding-bottom="0in" fo:padding-right="0.075in"/>
    </style:style>
    <style:style style:name="P2096" style:parent-style-name="Standard" style:family="paragraph">
      <style:paragraph-properties fo:margin-bottom="0in"/>
      <style:text-properties style:use-window-font-color="true"/>
    </style:style>
    <style:style style:name="TableRow2097" style:family="table-row">
      <style:table-row-properties style:use-optimal-row-height="false"/>
    </style:style>
    <style:style style:name="TableCell2098" style:family="table-cell">
      <style:table-cell-properties fo:border="0.0069in solid #808080" style:writing-mode="lr-tb" fo:padding-top="0in" fo:padding-left="0.0715in" fo:padding-bottom="0in" fo:padding-right="0.075in"/>
    </style:style>
    <style:style style:name="P2099" style:parent-style-name="Standard" style:family="paragraph">
      <style:paragraph-properties fo:margin-bottom="0in"/>
      <style:text-properties style:use-window-font-color="true"/>
    </style:style>
    <style:style style:name="TableRow2100" style:family="table-row">
      <style:table-row-properties style:use-optimal-row-height="false"/>
    </style:style>
    <style:style style:name="TableCell2101" style:family="table-cell">
      <style:table-cell-properties fo:border="0.0069in solid #808080" style:writing-mode="lr-tb" fo:padding-top="0in" fo:padding-left="0.0715in" fo:padding-bottom="0in" fo:padding-right="0.075in"/>
    </style:style>
    <style:style style:name="P2102" style:parent-style-name="Standard" style:family="paragraph">
      <style:paragraph-properties fo:margin-bottom="0in"/>
      <style:text-properties style:use-window-font-color="true"/>
    </style:style>
    <style:style style:name="TableRow2103" style:family="table-row">
      <style:table-row-properties style:use-optimal-row-height="false"/>
    </style:style>
    <style:style style:name="TableCell2104" style:family="table-cell">
      <style:table-cell-properties fo:border="0.0069in solid #808080" style:writing-mode="lr-tb" fo:padding-top="0in" fo:padding-left="0.0715in" fo:padding-bottom="0in" fo:padding-right="0.075in"/>
    </style:style>
    <style:style style:name="P2105" style:parent-style-name="Standard" style:family="paragraph">
      <style:paragraph-properties fo:margin-bottom="0in"/>
      <style:text-properties style:use-window-font-color="true"/>
    </style:style>
    <style:style style:name="TableRow2106" style:family="table-row">
      <style:table-row-properties style:use-optimal-row-height="false"/>
    </style:style>
    <style:style style:name="TableCell2107" style:family="table-cell">
      <style:table-cell-properties fo:border="0.0069in solid #808080" style:writing-mode="lr-tb" fo:padding-top="0in" fo:padding-left="0.0715in" fo:padding-bottom="0in" fo:padding-right="0.075in"/>
    </style:style>
    <style:style style:name="P2108" style:parent-style-name="Standard" style:family="paragraph">
      <style:paragraph-properties fo:margin-bottom="0in"/>
      <style:text-properties style:use-window-font-color="true"/>
    </style:style>
    <style:style style:name="TableRow2109" style:family="table-row">
      <style:table-row-properties style:use-optimal-row-height="false"/>
    </style:style>
    <style:style style:name="TableCell2110" style:family="table-cell">
      <style:table-cell-properties fo:border="0.0069in solid #808080" style:writing-mode="lr-tb" fo:padding-top="0in" fo:padding-left="0.0715in" fo:padding-bottom="0in" fo:padding-right="0.075in"/>
    </style:style>
    <style:style style:name="P2111" style:parent-style-name="Standard" style:family="paragraph">
      <style:paragraph-properties fo:margin-bottom="0in"/>
    </style:style>
    <style:style style:name="TableRow2112" style:family="table-row">
      <style:table-row-properties style:use-optimal-row-height="false"/>
    </style:style>
    <style:style style:name="TableCell2113" style:family="table-cell">
      <style:table-cell-properties fo:border="0.0069in solid #808080" style:writing-mode="lr-tb" fo:padding-top="0in" fo:padding-left="0.0715in" fo:padding-bottom="0in" fo:padding-right="0.075in"/>
    </style:style>
    <style:style style:name="P2114" style:parent-style-name="Standard" style:family="paragraph">
      <style:paragraph-properties fo:margin-bottom="0in"/>
    </style:style>
    <style:style style:name="TableRow2115" style:family="table-row">
      <style:table-row-properties style:use-optimal-row-height="false"/>
    </style:style>
    <style:style style:name="TableCell2116" style:family="table-cell">
      <style:table-cell-properties fo:border="0.0069in solid #808080" style:writing-mode="lr-tb" fo:padding-top="0in" fo:padding-left="0.0715in" fo:padding-bottom="0in" fo:padding-right="0.075in"/>
    </style:style>
    <style:style style:name="P2117" style:parent-style-name="Standard" style:family="paragraph">
      <style:paragraph-properties fo:margin-bottom="0in"/>
    </style:style>
    <style:style style:name="TableRow2118" style:family="table-row">
      <style:table-row-properties style:use-optimal-row-height="false"/>
    </style:style>
    <style:style style:name="TableCell2119" style:family="table-cell">
      <style:table-cell-properties fo:border="0.0069in solid #808080" style:writing-mode="lr-tb" fo:padding-top="0in" fo:padding-left="0.0715in" fo:padding-bottom="0in" fo:padding-right="0.075in"/>
    </style:style>
    <style:style style:name="P2120" style:parent-style-name="Standard" style:family="paragraph">
      <style:paragraph-properties fo:margin-bottom="0in"/>
    </style:style>
    <style:style style:name="TableRow2121" style:family="table-row">
      <style:table-row-properties style:use-optimal-row-height="false"/>
    </style:style>
    <style:style style:name="TableCell2122" style:family="table-cell">
      <style:table-cell-properties fo:border="0.0069in solid #808080" style:writing-mode="lr-tb" fo:padding-top="0in" fo:padding-left="0.0715in" fo:padding-bottom="0in" fo:padding-right="0.075in"/>
    </style:style>
    <style:style style:name="P2123" style:parent-style-name="Standard" style:family="paragraph">
      <style:paragraph-properties fo:margin-bottom="0in"/>
    </style:style>
    <style:style style:name="TableColumn2125" style:family="table-column">
      <style:table-column-properties style:column-width="6.693in" style:use-optimal-column-width="false"/>
    </style:style>
    <style:style style:name="Table2124" style:family="table">
      <style:table-properties style:width="6.693in" fo:margin-left="-0.0069in" table:align="left"/>
    </style:style>
    <style:style style:name="TableRow2126" style:family="table-row">
      <style:table-row-properties style:use-optimal-row-height="false"/>
    </style:style>
    <style:style style:name="TableCell2127"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28" style:parent-style-name="Standard" style:family="paragraph">
      <style:paragraph-properties fo:margin-bottom="0in"/>
    </style:style>
    <style:style style:name="TableRow2129" style:family="table-row">
      <style:table-row-properties style:use-optimal-row-height="false"/>
    </style:style>
    <style:style style:name="TableCell2130" style:family="table-cell">
      <style:table-cell-properties fo:border="0.0069in solid #808080" style:writing-mode="lr-tb" fo:padding-top="0in" fo:padding-left="0.0715in" fo:padding-bottom="0in" fo:padding-right="0.075in"/>
    </style:style>
    <style:style style:name="P2131" style:parent-style-name="Standard" style:family="paragraph">
      <style:paragraph-properties fo:margin-bottom="0in"/>
      <style:text-properties style:use-window-font-color="true"/>
    </style:style>
    <style:style style:name="TableRow2132" style:family="table-row">
      <style:table-row-properties style:use-optimal-row-height="false"/>
    </style:style>
    <style:style style:name="TableCell2133" style:family="table-cell">
      <style:table-cell-properties fo:border="0.0069in solid #808080" style:writing-mode="lr-tb" fo:padding-top="0in" fo:padding-left="0.0715in" fo:padding-bottom="0in" fo:padding-right="0.075in"/>
    </style:style>
    <style:style style:name="P2134" style:parent-style-name="Standard" style:family="paragraph">
      <style:paragraph-properties fo:margin-bottom="0in"/>
      <style:text-properties style:use-window-font-color="true"/>
    </style:style>
    <style:style style:name="TableRow2135" style:family="table-row">
      <style:table-row-properties style:use-optimal-row-height="false"/>
    </style:style>
    <style:style style:name="TableCell2136" style:family="table-cell">
      <style:table-cell-properties fo:border="0.0069in solid #808080" style:writing-mode="lr-tb" fo:padding-top="0in" fo:padding-left="0.0715in" fo:padding-bottom="0in" fo:padding-right="0.075in"/>
    </style:style>
    <style:style style:name="P2137" style:parent-style-name="Standard" style:family="paragraph">
      <style:paragraph-properties fo:margin-bottom="0in"/>
      <style:text-properties style:use-window-font-color="true"/>
    </style:style>
    <style:style style:name="TableRow2138" style:family="table-row">
      <style:table-row-properties style:use-optimal-row-height="false"/>
    </style:style>
    <style:style style:name="TableCell2139" style:family="table-cell">
      <style:table-cell-properties fo:border="0.0069in solid #808080" style:writing-mode="lr-tb" fo:padding-top="0in" fo:padding-left="0.0715in" fo:padding-bottom="0in" fo:padding-right="0.075in"/>
    </style:style>
    <style:style style:name="P2140" style:parent-style-name="Standard" style:family="paragraph">
      <style:paragraph-properties fo:margin-bottom="0in"/>
      <style:text-properties style:use-window-font-color="true"/>
    </style:style>
    <style:style style:name="TableRow2141" style:family="table-row">
      <style:table-row-properties style:use-optimal-row-height="false"/>
    </style:style>
    <style:style style:name="TableCell2142" style:family="table-cell">
      <style:table-cell-properties fo:border="0.0069in solid #808080" style:writing-mode="lr-tb" fo:padding-top="0in" fo:padding-left="0.0715in" fo:padding-bottom="0in" fo:padding-right="0.075in"/>
    </style:style>
    <style:style style:name="P2143" style:parent-style-name="Standard" style:family="paragraph">
      <style:paragraph-properties fo:margin-bottom="0in"/>
      <style:text-properties style:use-window-font-color="true"/>
    </style:style>
    <style:style style:name="TableRow2144" style:family="table-row">
      <style:table-row-properties style:use-optimal-row-height="false"/>
    </style:style>
    <style:style style:name="TableCell2145" style:family="table-cell">
      <style:table-cell-properties fo:border="0.0069in solid #808080" style:writing-mode="lr-tb" fo:padding-top="0in" fo:padding-left="0.0715in" fo:padding-bottom="0in" fo:padding-right="0.075in"/>
    </style:style>
    <style:style style:name="P2146" style:parent-style-name="Standard" style:family="paragraph">
      <style:paragraph-properties fo:margin-bottom="0in"/>
      <style:text-properties style:use-window-font-color="true"/>
    </style:style>
    <style:style style:name="TableRow2147" style:family="table-row">
      <style:table-row-properties style:use-optimal-row-height="false"/>
    </style:style>
    <style:style style:name="TableCell2148" style:family="table-cell">
      <style:table-cell-properties fo:border="0.0069in solid #808080" style:writing-mode="lr-tb" fo:padding-top="0in" fo:padding-left="0.0715in" fo:padding-bottom="0in" fo:padding-right="0.075in"/>
    </style:style>
    <style:style style:name="P2149" style:parent-style-name="Standard" style:family="paragraph">
      <style:paragraph-properties fo:margin-bottom="0in"/>
      <style:text-properties style:use-window-font-color="true"/>
    </style:style>
    <style:style style:name="TableRow2150" style:family="table-row">
      <style:table-row-properties style:use-optimal-row-height="false"/>
    </style:style>
    <style:style style:name="TableCell2151" style:family="table-cell">
      <style:table-cell-properties fo:border="0.0069in solid #808080" style:writing-mode="lr-tb" fo:padding-top="0in" fo:padding-left="0.0715in" fo:padding-bottom="0in" fo:padding-right="0.075in"/>
    </style:style>
    <style:style style:name="P2152" style:parent-style-name="Standard" style:family="paragraph">
      <style:paragraph-properties fo:margin-bottom="0in"/>
      <style:text-properties style:use-window-font-color="true"/>
    </style:style>
    <style:style style:name="TableRow2153" style:family="table-row">
      <style:table-row-properties style:use-optimal-row-height="false"/>
    </style:style>
    <style:style style:name="TableCell2154" style:family="table-cell">
      <style:table-cell-properties fo:border="0.0069in solid #808080" style:writing-mode="lr-tb" fo:padding-top="0in" fo:padding-left="0.0715in" fo:padding-bottom="0in" fo:padding-right="0.075in"/>
    </style:style>
    <style:style style:name="P2155" style:parent-style-name="Standard" style:family="paragraph">
      <style:paragraph-properties fo:margin-bottom="0in"/>
      <style:text-properties style:use-window-font-color="true"/>
    </style:style>
    <style:style style:name="TableRow2156" style:family="table-row">
      <style:table-row-properties style:use-optimal-row-height="false"/>
    </style:style>
    <style:style style:name="TableCell2157" style:family="table-cell">
      <style:table-cell-properties fo:border="0.0069in solid #808080" style:writing-mode="lr-tb" fo:padding-top="0in" fo:padding-left="0.0715in" fo:padding-bottom="0in" fo:padding-right="0.075in"/>
    </style:style>
    <style:style style:name="P2158" style:parent-style-name="Standard" style:family="paragraph">
      <style:paragraph-properties fo:margin-bottom="0in"/>
    </style:style>
    <style:style style:name="TableRow2159" style:family="table-row">
      <style:table-row-properties style:use-optimal-row-height="false"/>
    </style:style>
    <style:style style:name="TableCell2160" style:family="table-cell">
      <style:table-cell-properties fo:border="0.0069in solid #808080" style:writing-mode="lr-tb" fo:padding-top="0in" fo:padding-left="0.0715in" fo:padding-bottom="0in" fo:padding-right="0.075in"/>
    </style:style>
    <style:style style:name="P2161" style:parent-style-name="Standard" style:family="paragraph">
      <style:paragraph-properties fo:margin-bottom="0in"/>
    </style:style>
    <style:style style:name="TableRow2162" style:family="table-row">
      <style:table-row-properties style:use-optimal-row-height="false"/>
    </style:style>
    <style:style style:name="TableCell2163" style:family="table-cell">
      <style:table-cell-properties fo:border="0.0069in solid #808080" style:writing-mode="lr-tb" fo:padding-top="0in" fo:padding-left="0.0715in" fo:padding-bottom="0in" fo:padding-right="0.075in"/>
    </style:style>
    <style:style style:name="P2164" style:parent-style-name="Standard" style:family="paragraph">
      <style:paragraph-properties fo:margin-bottom="0in"/>
    </style:style>
    <style:style style:name="TableColumn2166" style:family="table-column">
      <style:table-column-properties style:column-width="6.693in" style:use-optimal-column-width="false"/>
    </style:style>
    <style:style style:name="Table2165" style:family="table">
      <style:table-properties style:width="6.693in" fo:margin-left="-0.0069in" table:align="left"/>
    </style:style>
    <style:style style:name="TableRow2167" style:family="table-row">
      <style:table-row-properties style:use-optimal-row-height="false"/>
    </style:style>
    <style:style style:name="TableCell2168"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69" style:parent-style-name="Standard" style:family="paragraph">
      <style:paragraph-properties fo:margin-bottom="0in"/>
      <style:text-properties style:use-window-font-color="true"/>
    </style:style>
    <style:style style:name="TableRow2170" style:family="table-row">
      <style:table-row-properties style:use-optimal-row-height="false"/>
    </style:style>
    <style:style style:name="TableCell2171" style:family="table-cell">
      <style:table-cell-properties fo:border="0.0069in solid #808080" style:writing-mode="lr-tb" fo:padding-top="0in" fo:padding-left="0.0715in" fo:padding-bottom="0in" fo:padding-right="0.075in"/>
    </style:style>
    <style:style style:name="P2172" style:parent-style-name="Standard" style:family="paragraph">
      <style:paragraph-properties fo:margin-bottom="0in"/>
      <style:text-properties style:use-window-font-color="true"/>
    </style:style>
    <style:style style:name="TableRow2173" style:family="table-row">
      <style:table-row-properties style:use-optimal-row-height="false"/>
    </style:style>
    <style:style style:name="TableCell2174" style:family="table-cell">
      <style:table-cell-properties fo:border="0.0069in solid #808080" style:writing-mode="lr-tb" fo:padding-top="0in" fo:padding-left="0.0715in" fo:padding-bottom="0in" fo:padding-right="0.075in"/>
    </style:style>
    <style:style style:name="P2175" style:parent-style-name="Standard" style:family="paragraph">
      <style:paragraph-properties fo:margin-bottom="0in"/>
      <style:text-properties style:use-window-font-color="true"/>
    </style:style>
    <style:style style:name="TableRow2176" style:family="table-row">
      <style:table-row-properties style:use-optimal-row-height="false"/>
    </style:style>
    <style:style style:name="TableCell2177" style:family="table-cell">
      <style:table-cell-properties fo:border="0.0069in solid #808080" style:writing-mode="lr-tb" fo:padding-top="0in" fo:padding-left="0.0715in" fo:padding-bottom="0in" fo:padding-right="0.075in"/>
    </style:style>
    <style:style style:name="P2178" style:parent-style-name="Standard" style:family="paragraph">
      <style:paragraph-properties fo:margin-bottom="0in"/>
      <style:text-properties style:use-window-font-color="true"/>
    </style:style>
    <style:style style:name="TableRow2179" style:family="table-row">
      <style:table-row-properties style:use-optimal-row-height="false"/>
    </style:style>
    <style:style style:name="TableCell2180" style:family="table-cell">
      <style:table-cell-properties fo:border="0.0069in solid #808080" style:writing-mode="lr-tb" fo:padding-top="0in" fo:padding-left="0.0715in" fo:padding-bottom="0in" fo:padding-right="0.075in"/>
    </style:style>
    <style:style style:name="P2181" style:parent-style-name="Standard" style:family="paragraph">
      <style:paragraph-properties fo:margin-bottom="0in"/>
      <style:text-properties style:use-window-font-color="true"/>
    </style:style>
    <style:style style:name="TableRow2182" style:family="table-row">
      <style:table-row-properties style:use-optimal-row-height="false"/>
    </style:style>
    <style:style style:name="TableCell2183" style:family="table-cell">
      <style:table-cell-properties fo:border="0.0069in solid #808080" style:writing-mode="lr-tb" fo:padding-top="0in" fo:padding-left="0.0715in" fo:padding-bottom="0in" fo:padding-right="0.075in"/>
    </style:style>
    <style:style style:name="P2184" style:parent-style-name="Standard" style:family="paragraph">
      <style:paragraph-properties fo:margin-bottom="0in"/>
      <style:text-properties style:use-window-font-color="true"/>
    </style:style>
    <style:style style:name="TableRow2185" style:family="table-row">
      <style:table-row-properties style:use-optimal-row-height="false"/>
    </style:style>
    <style:style style:name="TableCell2186" style:family="table-cell">
      <style:table-cell-properties fo:border="0.0069in solid #808080" style:writing-mode="lr-tb" fo:padding-top="0in" fo:padding-left="0.0715in" fo:padding-bottom="0in" fo:padding-right="0.075in"/>
    </style:style>
    <style:style style:name="P2187" style:parent-style-name="Standard" style:family="paragraph">
      <style:paragraph-properties fo:margin-bottom="0in"/>
      <style:text-properties style:use-window-font-color="true"/>
    </style:style>
    <style:style style:name="TableRow2188" style:family="table-row">
      <style:table-row-properties style:use-optimal-row-height="false"/>
    </style:style>
    <style:style style:name="TableCell2189" style:family="table-cell">
      <style:table-cell-properties fo:border="0.0069in solid #808080" style:writing-mode="lr-tb" fo:padding-top="0in" fo:padding-left="0.0715in" fo:padding-bottom="0in" fo:padding-right="0.075in"/>
    </style:style>
    <style:style style:name="P2190" style:parent-style-name="Standard" style:family="paragraph">
      <style:paragraph-properties fo:margin-bottom="0in"/>
      <style:text-properties style:use-window-font-color="true"/>
    </style:style>
    <style:style style:name="TableRow2191" style:family="table-row">
      <style:table-row-properties style:use-optimal-row-height="false"/>
    </style:style>
    <style:style style:name="TableCell2192" style:family="table-cell">
      <style:table-cell-properties fo:border="0.0069in solid #808080" style:writing-mode="lr-tb" fo:padding-top="0in" fo:padding-left="0.0715in" fo:padding-bottom="0in" fo:padding-right="0.075in"/>
    </style:style>
    <style:style style:name="P2193" style:parent-style-name="Standard" style:family="paragraph">
      <style:paragraph-properties fo:margin-bottom="0in"/>
      <style:text-properties style:use-window-font-color="true"/>
    </style:style>
    <style:style style:name="TableRow2194" style:family="table-row">
      <style:table-row-properties style:use-optimal-row-height="false"/>
    </style:style>
    <style:style style:name="TableCell2195" style:family="table-cell">
      <style:table-cell-properties fo:border="0.0069in solid #808080" style:writing-mode="lr-tb" fo:padding-top="0in" fo:padding-left="0.0715in" fo:padding-bottom="0in" fo:padding-right="0.075in"/>
    </style:style>
    <style:style style:name="P2196" style:parent-style-name="Standard" style:family="paragraph">
      <style:paragraph-properties fo:margin-bottom="0in"/>
    </style:style>
    <style:style style:name="TableRow2197" style:family="table-row">
      <style:table-row-properties style:use-optimal-row-height="false"/>
    </style:style>
    <style:style style:name="TableCell2198" style:family="table-cell">
      <style:table-cell-properties fo:border="0.0069in solid #808080" style:writing-mode="lr-tb" fo:padding-top="0in" fo:padding-left="0.0715in" fo:padding-bottom="0in" fo:padding-right="0.075in"/>
    </style:style>
    <style:style style:name="P2199" style:parent-style-name="Standard" style:family="paragraph">
      <style:paragraph-properties fo:margin-bottom="0in"/>
    </style:style>
    <style:style style:name="TableRow2200" style:family="table-row">
      <style:table-row-properties style:use-optimal-row-height="false"/>
    </style:style>
    <style:style style:name="TableCell2201" style:family="table-cell">
      <style:table-cell-properties fo:border="0.0069in solid #808080" style:writing-mode="lr-tb" fo:padding-top="0in" fo:padding-left="0.0715in" fo:padding-bottom="0in" fo:padding-right="0.075in"/>
    </style:style>
    <style:style style:name="P2202" style:parent-style-name="Standard" style:family="paragraph">
      <style:paragraph-properties fo:margin-bottom="0in"/>
    </style:style>
    <style:style style:name="TableRow2203" style:family="table-row">
      <style:table-row-properties style:use-optimal-row-height="false"/>
    </style:style>
    <style:style style:name="TableCell2204" style:family="table-cell">
      <style:table-cell-properties fo:border="0.0069in solid #808080" style:writing-mode="lr-tb" fo:padding-top="0in" fo:padding-left="0.0715in" fo:padding-bottom="0in" fo:padding-right="0.075in"/>
    </style:style>
    <style:style style:name="P2205" style:parent-style-name="Standard" style:family="paragraph">
      <style:paragraph-properties fo:margin-bottom="0in"/>
    </style:style>
    <style:style style:name="P2206" style:parent-style-name="Standard" style:family="paragraph">
      <style:paragraph-properties fo:margin-bottom="0in"/>
      <style:text-properties fo:font-weight="bold" style:font-weight-asian="bold" style:font-weight-complex="bold" fo:color="#000000"/>
    </style:style>
    <style:style style:name="P2207" style:parent-style-name="Standard" style:family="paragraph">
      <style:paragraph-properties fo:margin-bottom="0in"/>
    </style:style>
    <style:style style:name="T2208" style:parent-style-name="Car.predefinitoparagrafo" style:family="text">
      <style:text-properties fo:font-weight="bold" style:font-weight-asian="bold" style:font-weight-complex="bold" fo:color="#000000"/>
    </style:style>
    <style:style style:name="T2209" style:parent-style-name="Car.predefinitoparagrafo" style:family="text">
      <style:text-properties fo:color="#000000"/>
    </style:style>
    <style:style style:name="T2210" style:parent-style-name="Car.predefinitoparagrafo" style:family="text">
      <style:text-properties fo:font-weight="bold" style:font-weight-asian="bold" style:font-weight-complex="bold" fo:color="#000000"/>
    </style:style>
    <style:style style:name="P2211" style:parent-style-name="Standard" style:family="paragraph">
      <style:paragraph-properties fo:text-align="justify" fo:margin-bottom="0in"/>
      <style:text-properties fo:color="#000000"/>
    </style:style>
    <style:style style:name="P2212" style:parent-style-name="Standard" style:family="paragraph">
      <style:paragraph-properties fo:text-align="justify" fo:margin-bottom="0in"/>
      <style:text-properties fo:color="#000000"/>
    </style:style>
    <style:style style:name="P2213" style:parent-style-name="Standard" style:family="paragraph">
      <style:paragraph-properties fo:text-align="justify" fo:margin-bottom="0in"/>
      <style:text-properties fo:color="#000000"/>
    </style:style>
    <style:style style:name="P2214" style:parent-style-name="Standard" style:family="paragraph">
      <style:paragraph-properties fo:text-align="justify" fo:margin-bottom="0in"/>
      <style:text-properties fo:color="#000000"/>
    </style:style>
    <style:style style:name="P2215" style:parent-style-name="Standard" style:family="paragraph">
      <style:paragraph-properties fo:text-align="justify" fo:margin-bottom="0in"/>
      <style:text-properties fo:color="#000000"/>
    </style:style>
    <style:style style:name="P2216" style:parent-style-name="Standard" style:family="paragraph">
      <style:paragraph-properties fo:text-align="justify" fo:margin-bottom="0in"/>
      <style:text-properties fo:color="#000000"/>
    </style:style>
    <style:style style:name="P2217" style:parent-style-name="Standard" style:family="paragraph">
      <style:paragraph-properties fo:text-align="justify" fo:margin-bottom="0in"/>
      <style:text-properties fo:color="#000000"/>
    </style:style>
    <style:style style:name="P2218" style:parent-style-name="Standard" style:family="paragraph">
      <style:paragraph-properties fo:margin-bottom="0in"/>
    </style:style>
    <style:style style:name="P2219" style:parent-style-name="Standard" style:family="paragraph">
      <style:paragraph-properties fo:margin-bottom="0in"/>
      <style:text-properties fo:font-weight="bold" style:font-weight-asian="bold" style:font-weight-complex="bold" fo:color="#000000"/>
    </style:style>
    <style:style style:name="P2220" style:parent-style-name="Standard" style:family="paragraph">
      <style:paragraph-properties fo:margin-bottom="0in"/>
      <style:text-properties fo:font-weight="bold" style:font-weight-asian="bold" style:font-weight-complex="bold" fo:color="#000000"/>
    </style:style>
    <style:style style:name="P2221" style:parent-style-name="Standard" style:family="paragraph">
      <style:paragraph-properties fo:margin-bottom="0in"/>
      <style:text-properties fo:font-weight="bold" style:font-weight-asian="bold" style:font-weight-complex="bold" fo:color="#000000"/>
    </style:style>
    <style:style style:name="P2222" style:parent-style-name="Standard" style:family="paragraph">
      <style:paragraph-properties fo:text-align="justify" fo:margin-bottom="0in"/>
      <style:text-properties fo:color="#000000"/>
    </style:style>
    <style:style style:name="P2223" style:parent-style-name="Standard" style:family="paragraph">
      <style:paragraph-properties fo:text-align="justify" fo:margin-bottom="0in"/>
      <style:text-properties fo:color="#000000"/>
    </style:style>
    <style:style style:name="P2224" style:parent-style-name="Standard" style:family="paragraph">
      <style:paragraph-properties fo:text-align="justify" fo:margin-bottom="0in"/>
      <style:text-properties fo:color="#000000"/>
    </style:style>
    <style:style style:name="P2225" style:parent-style-name="Standard" style:family="paragraph">
      <style:paragraph-properties fo:margin-bottom="0in"/>
      <style:text-properties fo:color="#000000"/>
    </style:style>
    <style:style style:name="P2226" style:parent-style-name="Standard" style:family="paragraph">
      <style:paragraph-properties fo:margin-bottom="0in"/>
      <style:text-properties fo:font-weight="bold" style:font-weight-asian="bold" style:font-weight-complex="bold" fo:color="#000000"/>
    </style:style>
    <style:style style:name="P2227" style:parent-style-name="Standard" style:family="paragraph">
      <style:paragraph-properties fo:margin-bottom="0in"/>
      <style:text-properties fo:font-weight="bold" style:font-weight-asian="bold" style:font-weight-complex="bold" fo:color="#000000"/>
    </style:style>
    <style:style style:name="P2228" style:parent-style-name="Standard" style:family="paragraph">
      <style:paragraph-properties fo:margin-bottom="0in"/>
      <style:text-properties fo:font-weight="bold" style:font-weight-asian="bold" style:font-weight-complex="bold" fo:color="#000000"/>
    </style:style>
    <style:style style:name="P2229" style:parent-style-name="Standard" style:family="paragraph">
      <style:paragraph-properties fo:text-align="justify" fo:margin-bottom="0in"/>
      <style:text-properties fo:color="#000000"/>
    </style:style>
    <style:style style:name="P2230" style:parent-style-name="Standard" style:family="paragraph">
      <style:paragraph-properties fo:text-align="justify" fo:margin-bottom="0in"/>
      <style:text-properties fo:color="#000000"/>
    </style:style>
    <style:style style:name="P2231" style:parent-style-name="Standard" style:family="paragraph">
      <style:paragraph-properties fo:text-align="justify" fo:margin-bottom="0in"/>
      <style:text-properties fo:color="#000000"/>
    </style:style>
    <style:style style:name="P2232" style:parent-style-name="Standard" style:family="paragraph">
      <style:paragraph-properties fo:text-align="justify" fo:margin-bottom="0in"/>
      <style:text-properties fo:color="#000000"/>
    </style:style>
    <style:style style:name="P2233" style:parent-style-name="Standard" style:family="paragraph">
      <style:paragraph-properties fo:margin-bottom="0in"/>
      <style:text-properties fo:color="#000000"/>
    </style:style>
    <style:style style:name="P2234" style:parent-style-name="Standard" style:family="paragraph">
      <style:paragraph-properties fo:margin-bottom="0in"/>
      <style:text-properties fo:color="#000000"/>
    </style:style>
    <style:style style:name="P2235" style:parent-style-name="Standard" style:family="paragraph">
      <style:paragraph-properties fo:margin-bottom="0in"/>
      <style:text-properties fo:color="#000000"/>
    </style:style>
    <style:style style:name="P2236" style:parent-style-name="Standard" style:family="paragraph">
      <style:paragraph-properties fo:margin-bottom="0in"/>
      <style:text-properties fo:color="#000000"/>
    </style:style>
    <style:style style:name="P2237" style:parent-style-name="Standard" style:family="paragraph">
      <style:paragraph-properties fo:margin-bottom="0in"/>
      <style:text-properties fo:color="#000000"/>
    </style:style>
    <style:style style:name="P2238" style:parent-style-name="Standard" style:family="paragraph">
      <style:paragraph-properties fo:margin-bottom="0in"/>
      <style:text-properties fo:font-weight="bold" style:font-weight-asian="bold" style:font-weight-complex="bold" fo:color="#000000"/>
    </style:style>
    <style:style style:name="P2239" style:parent-style-name="Standard" style:family="paragraph">
      <style:paragraph-properties fo:margin-bottom="0in"/>
      <style:text-properties fo:font-weight="bold" style:font-weight-asian="bold" style:font-weight-complex="bold" fo:color="#000000"/>
    </style:style>
    <style:style style:name="P2240" style:parent-style-name="Standard" style:family="paragraph">
      <style:paragraph-properties fo:text-align="justify" fo:margin-bottom="0in"/>
      <style:text-properties fo:color="#000000"/>
    </style:style>
    <style:style style:name="P2241" style:parent-style-name="Standard" style:family="paragraph">
      <style:paragraph-properties fo:text-align="justify" fo:margin-bottom="0in"/>
      <style:text-properties fo:color="#000000"/>
    </style:style>
    <style:style style:name="P2242" style:parent-style-name="Standard" style:family="paragraph">
      <style:paragraph-properties fo:margin-bottom="0in"/>
      <style:text-properties fo:color="#000000"/>
    </style:style>
    <style:style style:name="P2243" style:parent-style-name="Standard" style:family="paragraph">
      <style:paragraph-properties fo:margin-bottom="0in"/>
      <style:text-properties fo:font-weight="bold" style:font-weight-asian="bold" style:font-weight-complex="bold" fo:color="#000000"/>
    </style:style>
    <style:style style:name="P2244" style:parent-style-name="Standard" style:family="paragraph">
      <style:paragraph-properties fo:margin-bottom="0in"/>
      <style:text-properties fo:font-weight="bold" style:font-weight-asian="bold" style:font-weight-complex="bold" fo:color="#000000"/>
    </style:style>
    <style:style style:name="P2245" style:parent-style-name="Standard" style:family="paragraph">
      <style:paragraph-properties fo:margin-bottom="0in"/>
      <style:text-properties fo:font-weight="bold" style:font-weight-asian="bold" style:font-weight-complex="bold" fo:color="#000000"/>
    </style:style>
    <style:style style:name="P2246" style:parent-style-name="Standard" style:family="paragraph">
      <style:paragraph-properties fo:text-align="justify" fo:margin-bottom="0in"/>
      <style:text-properties fo:color="#000000"/>
    </style:style>
    <style:style style:name="P2247" style:parent-style-name="Standard" style:family="paragraph">
      <style:paragraph-properties fo:margin-bottom="0in"/>
      <style:text-properties fo:color="#000000"/>
    </style:style>
    <style:style style:name="P2248" style:parent-style-name="Standard" style:family="paragraph">
      <style:paragraph-properties fo:margin-bottom="0in"/>
      <style:text-properties fo:color="#000000"/>
    </style:style>
    <style:style style:name="P2249" style:parent-style-name="Standard" style:family="paragraph">
      <style:paragraph-properties fo:margin-bottom="0in"/>
      <style:text-properties fo:font-weight="bold" style:font-weight-asian="bold" style:font-weight-complex="bold" fo:color="#000000"/>
    </style:style>
    <style:style style:name="P2250" style:parent-style-name="Standard" style:family="paragraph">
      <style:paragraph-properties fo:margin-bottom="0in"/>
      <style:text-properties fo:font-weight="bold" style:font-weight-asian="bold" style:font-weight-complex="bold" fo:color="#000000"/>
    </style:style>
    <style:style style:name="P2251" style:parent-style-name="Standard" style:family="paragraph">
      <style:paragraph-properties fo:text-align="justify" fo:margin-bottom="0in"/>
      <style:text-properties fo:color="#000000"/>
    </style:style>
    <style:style style:name="P2252" style:parent-style-name="Standard" style:family="paragraph">
      <style:paragraph-properties fo:margin-bottom="0in"/>
      <style:text-properties fo:font-weight="bold" style:font-weight-asian="bold" style:font-weight-complex="bold" fo:color="#000000"/>
    </style:style>
    <style:style style:name="P2253" style:parent-style-name="Standard" style:family="paragraph">
      <style:paragraph-properties fo:margin-bottom="0in"/>
      <style:text-properties fo:font-weight="bold" style:font-weight-asian="bold" style:font-weight-complex="bold" fo:color="#000000"/>
    </style:style>
    <style:style style:name="P2254" style:parent-style-name="Standard" style:family="paragraph">
      <style:paragraph-properties fo:margin-bottom="0in"/>
      <style:text-properties fo:font-weight="bold" style:font-weight-asian="bold" style:font-weight-complex="bold" fo:color="#000000"/>
    </style:style>
    <style:style style:name="P2255" style:parent-style-name="Standard" style:family="paragraph">
      <style:paragraph-properties fo:margin-bottom="0in"/>
      <style:text-properties fo:font-weight="bold" style:font-weight-asian="bold" style:font-weight-complex="bold" fo:color="#000000"/>
    </style:style>
    <style:style style:name="P2256" style:parent-style-name="Standard" style:family="paragraph">
      <style:paragraph-properties fo:text-align="justify" fo:margin-bottom="0in"/>
      <style:text-properties fo:color="#000000"/>
    </style:style>
    <style:style style:name="P2257" style:parent-style-name="Standard" style:family="paragraph">
      <style:paragraph-properties fo:margin-bottom="0in"/>
      <style:text-properties fo:color="#000000"/>
    </style:style>
    <style:style style:name="P2258" style:parent-style-name="Standard" style:family="paragraph">
      <style:paragraph-properties fo:margin-bottom="0in"/>
      <style:text-properties fo:color="#000000"/>
    </style:style>
    <style:style style:name="P2259" style:parent-style-name="Standard" style:family="paragraph">
      <style:paragraph-properties fo:margin-bottom="0in"/>
      <style:text-properties fo:font-weight="bold" style:font-weight-asian="bold" style:font-weight-complex="bold" fo:color="#000000"/>
    </style:style>
    <style:style style:name="P2260" style:parent-style-name="Standard" style:family="paragraph">
      <style:paragraph-properties fo:margin-bottom="0in"/>
    </style:style>
    <style:style style:name="T2261" style:parent-style-name="Car.predefinitoparagrafo" style:family="text">
      <style:text-properties fo:font-weight="bold" style:font-weight-asian="bold" style:font-weight-complex="bold" fo:color="#000000"/>
    </style:style>
    <style:style style:name="P2262" style:parent-style-name="Standard" style:family="paragraph">
      <style:paragraph-properties fo:text-align="justify" fo:margin-bottom="0in"/>
      <style:text-properties fo:color="#000000"/>
    </style:style>
    <style:style style:name="P2263" style:parent-style-name="Standard" style:family="paragraph">
      <style:paragraph-properties fo:margin-bottom="0in"/>
      <style:text-properties fo:color="#000000"/>
    </style:style>
    <style:style style:name="P2264" style:parent-style-name="Standard" style:family="paragraph">
      <style:paragraph-properties fo:margin-bottom="0in"/>
      <style:text-properties fo:color="#000000"/>
    </style:style>
    <style:style style:name="P2265" style:parent-style-name="Standard" style:family="paragraph">
      <style:paragraph-properties fo:margin-bottom="0in"/>
      <style:text-properties fo:font-weight="bold" style:font-weight-asian="bold" style:font-weight-complex="bold" fo:color="#000000"/>
    </style:style>
    <style:style style:name="P2266" style:parent-style-name="Standard" style:family="paragraph">
      <style:paragraph-properties fo:margin-bottom="0in"/>
      <style:text-properties fo:font-weight="bold" style:font-weight-asian="bold" style:font-weight-complex="bold" fo:color="#000000"/>
    </style:style>
    <style:style style:name="P2267" style:parent-style-name="Standard" style:family="paragraph">
      <style:paragraph-properties fo:text-align="justify" fo:margin-bottom="0in"/>
      <style:text-properties fo:color="#000000"/>
    </style:style>
    <style:style style:name="P2268" style:parent-style-name="Standard" style:family="paragraph">
      <style:paragraph-properties fo:margin-bottom="0in"/>
      <style:text-properties fo:color="#000000"/>
    </style:style>
    <style:style style:name="P2269" style:parent-style-name="Standard" style:family="paragraph">
      <style:paragraph-properties fo:margin-bottom="0in"/>
      <style:text-properties fo:font-weight="bold" style:font-weight-asian="bold" style:font-weight-complex="bold" fo:color="#000000"/>
    </style:style>
    <style:style style:name="P2270" style:parent-style-name="Standard" style:family="paragraph">
      <style:paragraph-properties fo:margin-bottom="0in"/>
      <style:text-properties fo:font-weight="bold" style:font-weight-asian="bold" style:font-weight-complex="bold" fo:color="#000000"/>
    </style:style>
    <style:style style:name="P2271" style:parent-style-name="Standard" style:family="paragraph">
      <style:paragraph-properties fo:margin-bottom="0in"/>
      <style:text-properties fo:font-weight="bold" style:font-weight-asian="bold" style:font-weight-complex="bold" fo:color="#000000"/>
    </style:style>
    <style:style style:name="P2272" style:parent-style-name="Standard" style:family="paragraph">
      <style:paragraph-properties fo:text-align="justify" fo:margin-bottom="0in"/>
      <style:text-properties fo:color="#000000"/>
    </style:style>
    <style:style style:name="P2273" style:parent-style-name="Standard" style:family="paragraph">
      <style:paragraph-properties fo:margin-bottom="0in"/>
      <style:text-properties fo:color="#000000"/>
    </style:style>
    <style:style style:name="P2274" style:parent-style-name="Standard" style:family="paragraph">
      <style:paragraph-properties fo:margin-bottom="0in"/>
    </style:style>
    <style:style style:name="P2275" style:parent-style-name="Normale" style:family="paragraph">
      <style:paragraph-properties style:vertical-align="auto" fo:margin-bottom="0.1388in"/>
    </style:style>
    <style:style style:name="T227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77" style:parent-style-name="Normale" style:family="paragraph">
      <style:paragraph-properties style:vertical-align="auto"/>
    </style:style>
    <style:style style:name="T2278" style:parent-style-name="Car.predefinitoparagrafo" style:family="text">
      <style:text-properties style:font-name-asian="Times New Roman" style:font-name-complex="Times New Roman" fo:color="#000000" style:language-asian="it" style:country-asian="IT"/>
    </style:style>
    <style:style style:name="T2279" style:parent-style-name="Car.predefinitoparagrafo" style:family="text">
      <style:text-properties style:font-name-asian="Times New Roman" style:font-name-complex="Times New Roman" fo:color="#000000" style:language-asian="it" style:country-asian="IT"/>
    </style:style>
    <style:style style:name="P2280" style:parent-style-name="Normale" style:family="paragraph">
      <style:paragraph-properties style:vertical-align="auto" fo:margin-left="0.4916in">
        <style:tab-stops/>
      </style:paragraph-properties>
    </style:style>
    <style:style style:name="T2281" style:parent-style-name="Car.predefinitoparagrafo" style:family="text">
      <style:text-properties style:font-name-asian="Times New Roman" style:font-name-complex="Times New Roman" fo:color="#000000" style:language-asian="it" style:country-asian="IT"/>
    </style:style>
    <style:style style:name="P2282" style:parent-style-name="Normale" style:family="paragraph">
      <style:paragraph-properties fo:text-align="justify" style:vertical-align="auto"/>
    </style:style>
    <style:style style:name="T2283" style:parent-style-name="Car.predefinitoparagrafo" style:family="text">
      <style:text-properties style:font-name-asian="Times New Roman" style:font-name-complex="Times New Roman" fo:color="#000000" style:language-asian="it" style:country-asian="IT"/>
    </style:style>
    <style:style style:name="P2284" style:parent-style-name="Normale" style:family="paragraph">
      <style:paragraph-properties fo:text-align="justify" style:vertical-align="auto" fo:margin-left="0.4916in">
        <style:tab-stops/>
      </style:paragraph-properties>
    </style:style>
    <style:style style:name="T2285" style:parent-style-name="Car.predefinitoparagrafo" style:family="text">
      <style:text-properties style:font-name-asian="Times New Roman" style:font-name-complex="Times New Roman" fo:color="#000000" style:language-asian="it" style:country-asian="IT"/>
    </style:style>
    <style:style style:name="P228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9" style:parent-style-name="Normale" style:family="paragraph">
      <style:paragraph-properties style:vertical-align="auto" fo:margin-bottom="0.1388in"/>
    </style:style>
    <style:style style:name="T229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91" style:parent-style-name="Normale" style:family="paragraph">
      <style:paragraph-properties fo:text-align="justify" style:vertical-align="auto"/>
    </style:style>
    <style:style style:name="T2292" style:parent-style-name="Car.predefinitoparagrafo" style:family="text">
      <style:text-properties style:font-name-asian="Times New Roman" style:font-name-complex="Times New Roman" fo:color="#000000" style:language-asian="it" style:country-asian="IT"/>
    </style:style>
    <style:style style:name="P2293" style:parent-style-name="Normale" style:family="paragraph">
      <style:paragraph-properties fo:text-align="justify" style:vertical-align="auto" fo:margin-left="0.4916in">
        <style:tab-stops/>
      </style:paragraph-properties>
    </style:style>
    <style:style style:name="T2294" style:parent-style-name="Car.predefinitoparagrafo" style:family="text">
      <style:text-properties style:font-name-asian="Times New Roman" style:font-name-complex="Times New Roman" fo:color="#000000" style:language-asian="it" style:country-asian="IT"/>
    </style:style>
    <style:style style:name="P2295" style:parent-style-name="Normale" style:family="paragraph">
      <style:paragraph-properties fo:text-align="justify" style:vertical-align="auto"/>
    </style:style>
    <style:style style:name="T2296" style:parent-style-name="Car.predefinitoparagrafo" style:family="text">
      <style:text-properties style:font-name-asian="Times New Roman" style:font-name-complex="Times New Roman" fo:color="#000000" style:language-asian="it" style:country-asian="IT"/>
    </style:style>
    <style:style style:name="P2297"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298" style:parent-style-name="Normale" style:family="paragraph">
      <style:paragraph-properties fo:text-align="justify" style:vertical-align="auto"/>
    </style:style>
    <style:style style:name="P229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00" style:parent-style-name="Normale" style:family="paragraph">
      <style:paragraph-properties style:vertical-align="auto" fo:margin-bottom="0.1388in"/>
    </style:style>
    <style:style style:name="T230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0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3" style:parent-style-name="Normale" style:family="paragraph">
      <style:paragraph-properties fo:text-align="justify" style:vertical-align="auto" fo:margin-left="0.4916in">
        <style:tab-stops/>
      </style:paragraph-properties>
    </style:style>
    <style:style style:name="T2304" style:parent-style-name="Car.predefinitoparagrafo" style:family="text">
      <style:text-properties style:font-name-asian="Times New Roman" style:font-name-complex="Times New Roman" fo:color="#000000" style:language-asian="it" style:country-asian="IT"/>
    </style:style>
    <style:style style:name="P230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6" style:parent-style-name="Normale" style:family="paragraph">
      <style:paragraph-properties fo:text-align="justify" style:vertical-align="auto" fo:margin-left="0.4916in">
        <style:tab-stops/>
      </style:paragraph-properties>
    </style:style>
    <style:style style:name="T2307" style:parent-style-name="Car.predefinitoparagrafo" style:family="text">
      <style:text-properties style:font-name-asian="Times New Roman" style:font-name-complex="Times New Roman" fo:color="#000000" style:language-asian="it" style:country-asian="IT"/>
    </style:style>
    <style:style style:name="P230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0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0" style:parent-style-name="Normale" style:family="paragraph">
      <style:paragraph-properties style:vertical-align="auto" fo:margin-bottom="0.1388in"/>
    </style:style>
    <style:style style:name="T231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1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3"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1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5" style:parent-style-name="Normale" style:family="paragraph">
      <style:paragraph-properties fo:text-align="justify" style:vertical-align="auto" fo:margin-left="0.4916in">
        <style:tab-stops/>
      </style:paragraph-properties>
    </style:style>
    <style:style style:name="T2316" style:parent-style-name="Car.predefinitoparagrafo" style:family="text">
      <style:text-properties style:font-name-asian="Times New Roman" style:font-name-complex="Times New Roman" fo:color="#000000" style:language-asian="it" style:country-asian="IT"/>
    </style:style>
    <style:style style:name="P231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9" style:parent-style-name="Normale" style:family="paragraph">
      <style:paragraph-properties style:vertical-align="auto" fo:margin-bottom="0.1388in"/>
    </style:style>
    <style:style style:name="T232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2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2" style:parent-style-name="Normale" style:family="paragraph">
      <style:paragraph-properties fo:text-align="justify" style:vertical-align="auto" fo:margin-left="0.4916in">
        <style:tab-stops/>
      </style:paragraph-properties>
    </style:style>
    <style:style style:name="T2323" style:parent-style-name="Car.predefinitoparagrafo" style:family="text">
      <style:text-properties style:font-name-asian="Times New Roman" style:font-name-complex="Times New Roman" fo:color="#000000" style:language-asian="it" style:country-asian="IT"/>
    </style:style>
    <style:style style:name="P232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5" style:parent-style-name="Normale" style:family="paragraph">
      <style:paragraph-properties fo:text-align="justify" style:vertical-align="auto" fo:margin-left="0.4916in">
        <style:tab-stops/>
      </style:paragraph-properties>
    </style:style>
    <style:style style:name="T2326" style:parent-style-name="Car.predefinitoparagrafo" style:family="text">
      <style:text-properties style:font-name-asian="Times New Roman" style:font-name-complex="Times New Roman" fo:color="#000000" style:language-asian="it" style:country-asian="IT"/>
    </style:style>
    <style:style style:name="P2327"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28" style:parent-style-name="Normale" style:family="paragraph">
      <style:paragraph-properties fo:text-align="justify" style:vertical-align="auto"/>
    </style:style>
    <style:style style:name="T232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30"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3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2" style:parent-style-name="Normale" style:family="paragraph">
      <style:paragraph-properties fo:text-align="justify" style:vertical-align="auto" fo:margin-left="0.4916in">
        <style:tab-stops/>
      </style:paragraph-properties>
    </style:style>
    <style:style style:name="T2333" style:parent-style-name="Car.predefinitoparagrafo" style:family="text">
      <style:text-properties style:font-name-asian="Times New Roman" style:font-name-complex="Times New Roman" fo:color="#000000" style:language-asian="it" style:country-asian="IT"/>
    </style:style>
    <style:style style:name="P233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5" style:parent-style-name="Normale" style:family="paragraph">
      <style:paragraph-properties fo:text-align="justify" style:vertical-align="auto" fo:margin-left="0.4916in">
        <style:tab-stops/>
      </style:paragraph-properties>
    </style:style>
    <style:style style:name="T2336" style:parent-style-name="Car.predefinitoparagrafo" style:family="text">
      <style:text-properties style:font-name-asian="Times New Roman" style:font-name-complex="Times New Roman" fo:color="#000000" style:language-asian="it" style:country-asian="IT"/>
    </style:style>
    <style:style style:name="P233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38" style:parent-style-name="Normale" style:family="paragraph">
      <style:paragraph-properties style:vertical-align="auto" fo:margin-bottom="0.1388in"/>
    </style:style>
    <style:style style:name="T233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1" style:parent-style-name="Normale" style:family="paragraph">
      <style:paragraph-properties fo:text-align="justify" style:vertical-align="auto" fo:margin-left="0.4916in">
        <style:tab-stops/>
      </style:paragraph-properties>
    </style:style>
    <style:style style:name="T2342" style:parent-style-name="Car.predefinitoparagrafo" style:family="text">
      <style:text-properties style:font-name-asian="Times New Roman" style:font-name-complex="Times New Roman" fo:color="#000000" style:language-asian="it" style:country-asian="IT"/>
    </style:style>
    <style:style style:name="P234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4" style:parent-style-name="Normale" style:family="paragraph">
      <style:paragraph-properties fo:text-align="justify" style:vertical-align="auto" fo:margin-left="0.4916in">
        <style:tab-stops/>
      </style:paragraph-properties>
    </style:style>
    <style:style style:name="T2345" style:parent-style-name="Car.predefinitoparagrafo" style:family="text">
      <style:text-properties style:font-name-asian="Times New Roman" style:font-name-complex="Times New Roman" fo:color="#000000" style:language-asian="it" style:country-asian="IT"/>
    </style:style>
    <style:style style:name="P234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47" style:parent-style-name="Normale" style:family="paragraph">
      <style:paragraph-properties style:vertical-align="auto" fo:margin-bottom="0.1388in"/>
    </style:style>
    <style:style style:name="T234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0"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351" style:parent-style-name="Normale" style:family="paragraph">
      <style:paragraph-properties fo:text-align="justify" style:vertical-align="auto" fo:margin-left="0.4916in" fo:text-indent="0.0333in">
        <style:tab-stops/>
      </style:paragraph-properties>
    </style:style>
    <style:style style:name="P2352" style:parent-style-name="Normale" style:family="paragraph">
      <style:paragraph-properties fo:text-align="justify" style:vertical-align="auto" fo:margin-left="0.4916in" fo:text-indent="0.0333in">
        <style:tab-stops/>
      </style:paragraph-properties>
    </style:style>
    <style:style style:name="P235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4" style:parent-style-name="Normale" style:family="paragraph">
      <style:paragraph-properties fo:text-align="justify" style:vertical-align="auto" fo:margin-left="0.4916in">
        <style:tab-stops/>
      </style:paragraph-properties>
    </style:style>
    <style:style style:name="T2355" style:parent-style-name="Car.predefinitoparagrafo" style:family="text">
      <style:text-properties style:font-name-asian="Times New Roman" style:font-name-complex="Times New Roman" fo:color="#000000" style:language-asian="it" style:country-asian="IT"/>
    </style:style>
    <style:style style:name="P235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7" style:parent-style-name="Normale" style:family="paragraph">
      <style:paragraph-properties style:vertical-align="auto" fo:margin-bottom="0.1388in"/>
    </style:style>
    <style:style style:name="T235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5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0" style:parent-style-name="Normale" style:family="paragraph">
      <style:paragraph-properties fo:text-align="justify" style:vertical-align="auto" fo:margin-left="0.4916in">
        <style:tab-stops/>
      </style:paragraph-properties>
    </style:style>
    <style:style style:name="T2361" style:parent-style-name="Car.predefinitoparagrafo" style:family="text">
      <style:text-properties style:font-name-asian="Times New Roman" style:font-name-complex="Times New Roman" fo:color="#000000" style:language-asian="it" style:country-asian="IT"/>
    </style:style>
    <style:style style:name="P236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3" style:parent-style-name="Normale" style:family="paragraph">
      <style:paragraph-properties fo:text-align="justify" style:vertical-align="auto" fo:margin-left="0.4916in">
        <style:tab-stops/>
      </style:paragraph-properties>
    </style:style>
    <style:style style:name="T2364" style:parent-style-name="Car.predefinitoparagrafo" style:family="text">
      <style:text-properties style:font-name-asian="Times New Roman" style:font-name-complex="Times New Roman" fo:color="#000000" style:language-asian="it" style:country-asian="IT"/>
    </style:style>
    <style:style style:name="P236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6" style:parent-style-name="Normale" style:family="paragraph">
      <style:paragraph-properties style:vertical-align="auto" fo:margin-bottom="0.1388in"/>
    </style:style>
    <style:style style:name="T236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68"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69" style:parent-style-name="Normale" style:family="paragraph">
      <style:paragraph-properties fo:text-align="justify" style:vertical-align="auto" fo:margin-bottom="0.1111in" fo:margin-left="0.4916in">
        <style:tab-stops/>
      </style:paragraph-properties>
    </style:style>
    <style:style style:name="T2370" style:parent-style-name="Car.predefinitoparagrafo" style:family="text">
      <style:text-properties style:font-name-asian="Times New Roman" style:font-name-complex="Times New Roman" fo:color="#000000" style:language-asian="it" style:country-asian="IT"/>
    </style:style>
    <style:style style:name="P2371"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72" style:parent-style-name="Normale" style:family="paragraph">
      <style:paragraph-properties fo:text-align="justify" style:vertical-align="auto" fo:margin-bottom="0.1111in" fo:margin-left="0.4916in">
        <style:tab-stops/>
      </style:paragraph-properties>
    </style:style>
    <style:style style:name="T2373" style:parent-style-name="Car.predefinitoparagrafo" style:family="text">
      <style:text-properties style:font-name-asian="Times New Roman" style:font-name-complex="Times New Roman" fo:color="#000000" style:language-asian="it" style:country-asian="IT"/>
    </style:style>
    <style:style style:name="P2374" style:parent-style-name="Standard" style:family="paragraph">
      <style:text-properties fo:color="#000000"/>
    </style:style>
    <style:style style:name="P2375" style:parent-style-name="Standard" style:family="paragraph">
      <style:paragraph-properties fo:text-align="justify"/>
      <style:text-properties fo:color="#000000"/>
    </style:style>
    <style:style style:name="P2376" style:parent-style-name="Standard" style:family="paragraph">
      <style:paragraph-properties fo:text-align="justify"/>
      <style:text-properties fo:color="#000000"/>
    </style:style>
    <style:style style:name="P2377" style:parent-style-name="Standard" style:family="paragraph">
      <style:paragraph-properties fo:text-align="justify"/>
      <style:text-properties fo:color="#000000"/>
    </style:style>
    <style:style style:name="P2378" style:parent-style-name="Standard" style:family="paragraph">
      <style:paragraph-properties fo:text-align="justify"/>
    </style:style>
    <style:style style:name="T2379" style:parent-style-name="Car.predefinitoparagrafo" style:family="text">
      <style:text-properties fo:color="#000000"/>
    </style:style>
    <style:style style:name="P2380" style:parent-style-name="Titolo1" style:family="paragraph">
      <style:paragraph-properties fo:break-before="page"/>
    </style:style>
    <style:style style:name="T2381" style:parent-style-name="Car.predefinitoparagrafo" style:family="text">
      <style:text-properties fo:color="#FFFFFF" fo:font-size="8pt" style:font-size-asian="8pt" style:font-size-complex="8pt"/>
    </style:style>
    <style:style style:name="T2382" style:parent-style-name="Car.predefinitoparagrafo" style:family="text">
      <style:text-properties fo:color="#000000"/>
    </style:style>
    <style:style style:name="T2383" style:parent-style-name="Car.predefinitoparagrafo" style:family="text">
      <style:text-properties fo:font-weight="bold" style:font-weight-asian="bold" fo:color="#000000"/>
    </style:style>
    <style:style style:name="T2384" style:parent-style-name="Car.predefinitoparagrafo" style:family="text">
      <style:text-properties fo:language="en" fo:country="US"/>
    </style:style>
    <style:style style:name="TableColumn2386" style:family="table-column">
      <style:table-column-properties style:column-width="3.3472in" style:use-optimal-column-width="false"/>
    </style:style>
    <style:style style:name="TableColumn2387" style:family="table-column">
      <style:table-column-properties style:column-width="3.3458in" style:use-optimal-column-width="false"/>
    </style:style>
    <style:style style:name="Table2385" style:family="table">
      <style:table-properties style:width="6.693in" fo:margin-left="-0.0069in" table:align="left"/>
    </style:style>
    <style:style style:name="TableRow2388" style:family="table-row">
      <style:table-row-properties style:min-row-height="0.3937in" style:use-optimal-row-height="false"/>
    </style:style>
    <style:style style:name="TableCell2389"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390" style:parent-style-name="Standard" style:family="paragraph">
      <style:paragraph-properties fo:margin-bottom="0in"/>
    </style:style>
    <style:style style:name="TableRow2391" style:family="table-row">
      <style:table-row-properties style:min-row-height="2.5194in" style:use-optimal-row-height="false"/>
    </style:style>
    <style:style style:name="TableCell239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393" style:parent-style-name="Standard" style:family="paragraph">
      <style:paragraph-properties fo:margin-bottom="0in"/>
      <style:text-properties fo:font-weight="bold" style:font-weight-asian="bold"/>
    </style:style>
    <style:style style:name="P2394" style:parent-style-name="Standard" style:family="paragraph">
      <style:paragraph-properties fo:margin-bottom="0in"/>
      <style:text-properties fo:font-weight="bold" style:font-weight-asian="bold"/>
    </style:style>
    <style:style style:name="P2395" style:parent-style-name="Standard" style:family="paragraph">
      <style:paragraph-properties fo:margin-bottom="0in"/>
      <style:text-properties style:use-window-font-color="true"/>
    </style:style>
    <style:style style:name="P2396" style:parent-style-name="Standard" style:family="paragraph">
      <style:paragraph-properties fo:margin-bottom="0in"/>
      <style:text-properties style:use-window-font-color="true"/>
    </style:style>
    <style:style style:name="P2397" style:parent-style-name="Standard" style:family="paragraph">
      <style:paragraph-properties fo:margin-bottom="0in"/>
      <style:text-properties style:use-window-font-color="true"/>
    </style:style>
    <style:style style:name="P2398" style:parent-style-name="Standard" style:family="paragraph">
      <style:paragraph-properties fo:margin-bottom="0in" fo:margin-left="0.25in">
        <style:tab-stops/>
      </style:paragraph-properties>
      <style:text-properties style:use-window-font-color="true"/>
    </style:style>
    <style:style style:name="P2399" style:parent-style-name="Standard" style:family="paragraph">
      <style:paragraph-properties fo:margin-bottom="0in" fo:margin-left="0.5in">
        <style:tab-stops/>
      </style:paragraph-properties>
    </style:style>
    <style:style style:name="TableCell2400"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01" style:parent-style-name="Standard" style:family="paragraph">
      <style:paragraph-properties fo:margin-bottom="0in"/>
      <style:text-properties fo:font-weight="bold" style:font-weight-asian="bold"/>
    </style:style>
    <style:style style:name="P2402" style:parent-style-name="Paragrafoelenco" style:family="paragraph"/>
    <style:style style:name="P2403" style:parent-style-name="Paragrafoelenco" style:family="paragraph"/>
    <style:style style:name="P2404" style:parent-style-name="Paragrafoelenco" style:family="paragraph"/>
    <style:style style:name="TableRow2405" style:family="table-row">
      <style:table-row-properties style:min-row-height="2.5194in" style:use-optimal-row-height="false"/>
    </style:style>
    <style:style style:name="TableCell2406"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07" style:parent-style-name="Standard" style:family="paragraph">
      <style:paragraph-properties fo:margin-bottom="0in"/>
      <style:text-properties fo:font-weight="bold" style:font-weight-asian="bold"/>
    </style:style>
    <style:style style:name="P2408" style:parent-style-name="Standard" style:family="paragraph">
      <style:paragraph-properties fo:margin-bottom="0in"/>
    </style:style>
    <style:style style:name="P2409" style:parent-style-name="Standard" style:family="paragraph">
      <style:paragraph-properties fo:margin-bottom="0in"/>
      <style:text-properties style:use-window-font-color="true"/>
    </style:style>
    <style:style style:name="P2410" style:parent-style-name="Standard" style:family="paragraph">
      <style:paragraph-properties fo:margin-bottom="0in"/>
    </style:style>
    <style:style style:name="T2411" style:parent-style-name="Car.predefinitoparagrafo" style:family="text">
      <style:text-properties style:use-window-font-color="true"/>
    </style:style>
    <style:style style:name="P2412" style:parent-style-name="Standard" style:family="paragraph">
      <style:paragraph-properties fo:margin-bottom="0in"/>
    </style:style>
    <style:style style:name="T2413" style:parent-style-name="Car.predefinitoparagrafo" style:family="text">
      <style:text-properties style:use-window-font-color="true"/>
    </style:style>
    <style:style style:name="TableCell241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15" style:parent-style-name="Standard" style:family="paragraph">
      <style:paragraph-properties fo:margin-bottom="0in"/>
      <style:text-properties fo:font-weight="bold" style:font-weight-asian="bold"/>
    </style:style>
    <style:style style:name="P2416" style:parent-style-name="Paragrafoelenco" style:family="paragraph"/>
    <style:style style:name="P2417" style:parent-style-name="Paragrafoelenco" style:family="paragraph"/>
    <style:style style:name="P2418" style:parent-style-name="Paragrafoelenco" style:family="paragraph"/>
    <style:style style:name="P2419" style:parent-style-name="Paragrafoelenco" style:family="paragraph"/>
    <style:style style:name="TableColumn2421" style:family="table-column">
      <style:table-column-properties style:column-width="6.693in" style:use-optimal-column-width="false"/>
    </style:style>
    <style:style style:name="Table2420" style:family="table">
      <style:table-properties style:width="6.693in" fo:margin-left="-0.0069in" table:align="left"/>
    </style:style>
    <style:style style:name="TableRow2422" style:family="table-row">
      <style:table-row-properties style:use-optimal-row-height="false"/>
    </style:style>
    <style:style style:name="TableCell24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4" style:parent-style-name="Standard" style:family="paragraph">
      <style:paragraph-properties fo:margin-bottom="0in"/>
      <style:text-properties style:use-window-font-color="true"/>
    </style:style>
    <style:style style:name="P2425" style:parent-style-name="Standard" style:family="paragraph">
      <style:paragraph-properties fo:margin-bottom="0in"/>
    </style:style>
    <style:style style:name="T2426" style:parent-style-name="Car.predefinitoparagrafo" style:family="text">
      <style:text-properties style:use-window-font-color="true"/>
    </style:style>
    <style:style style:name="TableRow2427" style:family="table-row">
      <style:table-row-properties style:use-optimal-row-height="false"/>
    </style:style>
    <style:style style:name="TableCell24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9" style:parent-style-name="Standard" style:family="paragraph">
      <style:paragraph-properties fo:margin-bottom="0in"/>
    </style:style>
    <style:style style:name="TableRow2430" style:family="table-row">
      <style:table-row-properties style:use-optimal-row-height="false"/>
    </style:style>
    <style:style style:name="TableCell2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2" style:parent-style-name="Standard" style:family="paragraph">
      <style:paragraph-properties fo:margin-bottom="0in"/>
    </style:style>
    <style:style style:name="TableRow2433" style:family="table-row">
      <style:table-row-properties style:use-optimal-row-height="false"/>
    </style:style>
    <style:style style:name="TableCell2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5" style:parent-style-name="Standard" style:family="paragraph">
      <style:paragraph-properties fo:margin-bottom="0in"/>
    </style:style>
    <style:style style:name="TableRow2436" style:family="table-row">
      <style:table-row-properties style:use-optimal-row-height="false"/>
    </style:style>
    <style:style style:name="TableCell2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8" style:parent-style-name="Standard" style:family="paragraph">
      <style:paragraph-properties fo:margin-bottom="0in"/>
    </style:style>
    <style:style style:name="TableRow2439" style:family="table-row">
      <style:table-row-properties style:use-optimal-row-height="false"/>
    </style:style>
    <style:style style:name="TableCell2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1" style:parent-style-name="Standard" style:family="paragraph">
      <style:paragraph-properties fo:margin-bottom="0in"/>
    </style:style>
    <style:style style:name="TableRow2442" style:family="table-row">
      <style:table-row-properties style:use-optimal-row-height="false"/>
    </style:style>
    <style:style style:name="TableCell2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4" style:parent-style-name="Standard" style:family="paragraph">
      <style:paragraph-properties fo:margin-bottom="0in"/>
    </style:style>
    <style:style style:name="TableRow2445" style:family="table-row">
      <style:table-row-properties style:use-optimal-row-height="false"/>
    </style:style>
    <style:style style:name="TableCell24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7" style:parent-style-name="Standard" style:family="paragraph">
      <style:paragraph-properties fo:margin-bottom="0in"/>
    </style:style>
    <style:style style:name="TableRow2448" style:family="table-row">
      <style:table-row-properties style:use-optimal-row-height="false"/>
    </style:style>
    <style:style style:name="TableCell24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0" style:parent-style-name="Standard" style:family="paragraph">
      <style:paragraph-properties fo:margin-bottom="0in"/>
    </style:style>
    <style:style style:name="TableRow2451" style:family="table-row">
      <style:table-row-properties style:use-optimal-row-height="false"/>
    </style:style>
    <style:style style:name="TableCell24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3" style:parent-style-name="Standard" style:family="paragraph">
      <style:paragraph-properties fo:margin-bottom="0in"/>
    </style:style>
    <style:style style:name="TableRow2454" style:family="table-row">
      <style:table-row-properties style:use-optimal-row-height="false"/>
    </style:style>
    <style:style style:name="TableCell24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6" style:parent-style-name="Standard" style:family="paragraph">
      <style:paragraph-properties fo:margin-bottom="0in"/>
    </style:style>
    <style:style style:name="TableRow2457" style:family="table-row">
      <style:table-row-properties style:use-optimal-row-height="false"/>
    </style:style>
    <style:style style:name="TableCell24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9" style:parent-style-name="Standard" style:family="paragraph">
      <style:paragraph-properties fo:margin-bottom="0in"/>
    </style:style>
    <style:style style:name="TableRow2460" style:family="table-row">
      <style:table-row-properties style:use-optimal-row-height="false"/>
    </style:style>
    <style:style style:name="TableCell24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2" style:parent-style-name="Standard" style:family="paragraph">
      <style:paragraph-properties fo:margin-bottom="0in"/>
    </style:style>
    <style:style style:name="TableRow2463" style:family="table-row">
      <style:table-row-properties style:use-optimal-row-height="false"/>
    </style:style>
    <style:style style:name="TableCell24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5" style:parent-style-name="Standard" style:family="paragraph">
      <style:paragraph-properties fo:margin-bottom="0in"/>
    </style:style>
    <style:style style:name="TableRow2466" style:family="table-row">
      <style:table-row-properties style:min-row-height="0.0402in" style:use-optimal-row-height="false"/>
    </style:style>
    <style:style style:name="TableCell24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8" style:parent-style-name="Standard" style:family="paragraph">
      <style:paragraph-properties fo:margin-bottom="0in"/>
    </style:style>
    <style:style style:name="P2469" style:parent-style-name="Standard" style:family="paragraph">
      <style:text-properties fo:color="#000000"/>
    </style:style>
    <style:style style:name="T2470" style:parent-style-name="Car.predefinitoparagrafo" style:family="text">
      <style:text-properties fo:color="#000000" fo:language="en" fo:country="US"/>
    </style:style>
    <style:style style:name="T2471" style:parent-style-name="Car.predefinitoparagrafo" style:family="text">
      <style:text-properties fo:font-weight="bold" style:font-weight-asian="bold" fo:color="#000000" fo:language="en" fo:country="US"/>
    </style:style>
    <style:style style:name="T2472" style:parent-style-name="Car.predefinitoparagrafo" style:family="text">
      <style:text-properties fo:language="en" fo:country="US"/>
    </style:style>
    <style:style style:name="TableColumn2474" style:family="table-column">
      <style:table-column-properties style:column-width="3.3472in" style:use-optimal-column-width="false"/>
    </style:style>
    <style:style style:name="TableColumn2475" style:family="table-column">
      <style:table-column-properties style:column-width="3.3458in" style:use-optimal-column-width="false"/>
    </style:style>
    <style:style style:name="Table2473" style:family="table">
      <style:table-properties style:width="6.693in" fo:margin-left="-0.0069in" table:align="left"/>
    </style:style>
    <style:style style:name="TableRow2476" style:family="table-row">
      <style:table-row-properties style:min-row-height="0.3937in" style:use-optimal-row-height="false"/>
    </style:style>
    <style:style style:name="TableCell2477"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78" style:parent-style-name="Standard" style:family="paragraph">
      <style:paragraph-properties fo:margin-bottom="0in"/>
    </style:style>
    <style:style style:name="TableRow2479" style:family="table-row">
      <style:table-row-properties style:min-row-height="2.5194in" style:use-optimal-row-height="false"/>
    </style:style>
    <style:style style:name="TableCell2480"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81" style:parent-style-name="Standard" style:family="paragraph">
      <style:paragraph-properties fo:margin-bottom="0in"/>
      <style:text-properties fo:font-weight="bold" style:font-weight-asian="bold"/>
    </style:style>
    <style:style style:name="P2482" style:parent-style-name="Standard" style:family="paragraph">
      <style:paragraph-properties fo:margin-bottom="0in"/>
      <style:text-properties fo:font-weight="bold" style:font-weight-asian="bold"/>
    </style:style>
    <style:style style:name="P2483" style:parent-style-name="Standard" style:family="paragraph">
      <style:paragraph-properties fo:margin-bottom="0in"/>
      <style:text-properties style:use-window-font-color="true"/>
    </style:style>
    <style:style style:name="P2484" style:parent-style-name="Standard" style:family="paragraph">
      <style:paragraph-properties fo:margin-bottom="0in"/>
    </style:style>
    <style:style style:name="T2485" style:parent-style-name="Car.predefinitoparagrafo" style:family="text">
      <style:text-properties style:use-window-font-color="true"/>
    </style:style>
    <style:style style:name="P2486" style:parent-style-name="Standard" style:family="paragraph">
      <style:paragraph-properties fo:margin-bottom="0in"/>
    </style:style>
    <style:style style:name="T2487" style:parent-style-name="Car.predefinitoparagrafo" style:family="text">
      <style:text-properties style:use-window-font-color="true"/>
    </style:style>
    <style:style style:name="TableCell2488"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89" style:parent-style-name="Standard" style:family="paragraph">
      <style:paragraph-properties fo:margin-bottom="0in"/>
      <style:text-properties fo:font-weight="bold" style:font-weight-asian="bold"/>
    </style:style>
    <style:style style:name="P2490" style:parent-style-name="Standard" style:family="paragraph">
      <style:paragraph-properties fo:margin-bottom="0in"/>
      <style:text-properties fo:font-weight="bold" style:font-weight-asian="bold"/>
    </style:style>
    <style:style style:name="P2491" style:parent-style-name="Standard" style:family="paragraph">
      <style:paragraph-properties fo:margin-bottom="0in"/>
      <style:text-properties style:use-window-font-color="true"/>
    </style:style>
    <style:style style:name="P2492" style:parent-style-name="Standard" style:family="paragraph">
      <style:paragraph-properties fo:margin-bottom="0in"/>
      <style:text-properties style:use-window-font-color="true"/>
    </style:style>
    <style:style style:name="P2493" style:parent-style-name="Standard" style:family="paragraph">
      <style:paragraph-properties fo:margin-bottom="0in"/>
      <style:text-properties style:use-window-font-color="true"/>
    </style:style>
    <style:style style:name="P2494" style:parent-style-name="Standard" style:family="paragraph">
      <style:paragraph-properties fo:margin-bottom="0in"/>
    </style:style>
    <style:style style:name="T2495" style:parent-style-name="Car.predefinitoparagrafo" style:family="text">
      <style:text-properties style:use-window-font-color="true"/>
    </style:style>
    <style:style style:name="TableRow2496" style:family="table-row">
      <style:table-row-properties style:min-row-height="2.5194in" style:use-optimal-row-height="false"/>
    </style:style>
    <style:style style:name="TableCell2497"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98" style:parent-style-name="Standard" style:family="paragraph">
      <style:paragraph-properties fo:margin-bottom="0in"/>
      <style:text-properties fo:font-weight="bold" style:font-weight-asian="bold"/>
    </style:style>
    <style:style style:name="P2499" style:parent-style-name="Standard" style:family="paragraph">
      <style:paragraph-properties fo:margin-bottom="0in"/>
    </style:style>
    <style:style style:name="P2500" style:parent-style-name="Standard" style:family="paragraph">
      <style:paragraph-properties fo:margin-bottom="0in"/>
      <style:text-properties style:use-window-font-color="true"/>
    </style:style>
    <style:style style:name="P2501" style:parent-style-name="Standard" style:family="paragraph">
      <style:paragraph-properties fo:margin-bottom="0in"/>
    </style:style>
    <style:style style:name="T2502" style:parent-style-name="Car.predefinitoparagrafo" style:family="text">
      <style:text-properties style:use-window-font-color="true"/>
    </style:style>
    <style:style style:name="P2503" style:parent-style-name="Standard" style:family="paragraph">
      <style:paragraph-properties fo:margin-bottom="0in" fo:margin-left="0.5in">
        <style:tab-stops/>
      </style:paragraph-properties>
    </style:style>
    <style:style style:name="TableCell250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05" style:parent-style-name="Standard" style:family="paragraph">
      <style:paragraph-properties fo:margin-bottom="0in"/>
      <style:text-properties fo:font-weight="bold" style:font-weight-asian="bold"/>
    </style:style>
    <style:style style:name="P2506" style:parent-style-name="Standard" style:family="paragraph">
      <style:paragraph-properties fo:margin-bottom="0in"/>
      <style:text-properties fo:font-weight="bold" style:font-weight-asian="bold"/>
    </style:style>
    <style:style style:name="P2507" style:parent-style-name="Standard" style:family="paragraph">
      <style:paragraph-properties fo:margin-bottom="0in"/>
    </style:style>
    <style:style style:name="T2508" style:parent-style-name="Car.predefinitoparagrafo" style:family="text">
      <style:text-properties style:use-window-font-color="true"/>
    </style:style>
    <style:style style:name="P2509" style:parent-style-name="Standard" style:family="paragraph">
      <style:paragraph-properties fo:margin-bottom="0in"/>
      <style:text-properties style:use-window-font-color="true"/>
    </style:style>
    <style:style style:name="P2510" style:parent-style-name="Standard" style:family="paragraph">
      <style:paragraph-properties fo:margin-bottom="0in"/>
    </style:style>
    <style:style style:name="T2511" style:parent-style-name="Car.predefinitoparagrafo" style:family="text">
      <style:text-properties style:use-window-font-color="true"/>
    </style:style>
    <style:style style:name="P2512" style:parent-style-name="Standard" style:family="paragraph">
      <style:paragraph-properties fo:margin-bottom="0in" fo:margin-left="0.5in">
        <style:tab-stops/>
      </style:paragraph-properties>
    </style:style>
    <style:style style:name="P2513" style:parent-style-name="Standard" style:family="paragraph">
      <style:paragraph-properties fo:margin-bottom="0in"/>
      <style:text-properties style:use-window-font-color="true"/>
    </style:style>
    <style:style style:name="P2514" style:parent-style-name="Standard" style:family="paragraph">
      <style:paragraph-properties fo:margin-bottom="0in"/>
      <style:text-properties style:use-window-font-color="true"/>
    </style:style>
    <style:style style:name="P2515" style:parent-style-name="Standard" style:family="paragraph">
      <style:text-properties fo:color="#000000"/>
    </style:style>
    <style:style style:name="P2516" style:parent-style-name="Standard" style:family="paragraph">
      <style:text-properties fo:color="#000000"/>
    </style:style>
    <style:style style:name="P2517" style:parent-style-name="Standard" style:family="paragraph">
      <style:text-properties fo:color="#000000"/>
    </style:style>
    <style:style style:name="P2518" style:parent-style-name="Standard" style:family="paragraph">
      <style:text-properties fo:color="#000000"/>
    </style:style>
    <style:style style:name="P2519" style:parent-style-name="Standard" style:family="paragraph">
      <style:text-properties fo:color="#000000"/>
    </style:style>
    <style:style style:name="P2520" style:parent-style-name="Standard" style:family="paragraph">
      <style:text-properties fo:color="#000000"/>
    </style:style>
    <style:style style:name="P2521" style:parent-style-name="Standard" style:family="paragraph">
      <style:text-properties fo:color="#000000"/>
    </style:style>
    <style:style style:name="P2522" style:parent-style-name="Standard" style:family="paragraph">
      <style:text-properties fo:color="#000000"/>
    </style:style>
    <style:style style:name="P2523" style:parent-style-name="Standard" style:family="paragraph">
      <style:text-properties fo:color="#000000"/>
    </style:style>
    <style:style style:name="T2524" style:parent-style-name="Car.predefinitoparagrafo" style:family="text">
      <style:text-properties fo:color="#000000" fo:language="en" fo:country="US"/>
    </style:style>
    <style:style style:name="T2525" style:parent-style-name="Car.predefinitoparagrafo" style:family="text">
      <style:text-properties fo:font-weight="bold" style:font-weight-asian="bold" fo:color="#000000" fo:language="en" fo:country="US"/>
    </style:style>
    <style:style style:name="P2526" style:parent-style-name="Standard" style:family="paragraph">
      <style:text-properties fo:language="en" fo:country="US"/>
    </style:style>
    <style:style style:name="T2527" style:parent-style-name="Car.predefinitoparagrafo" style:family="text">
      <style:text-properties fo:color="#000000" fo:language="en" fo:country="US"/>
    </style:style>
    <style:style style:name="TableColumn2529" style:family="table-column">
      <style:table-column-properties style:column-width="3.3472in" style:use-optimal-column-width="false"/>
    </style:style>
    <style:style style:name="TableColumn2530" style:family="table-column">
      <style:table-column-properties style:column-width="3.3458in" style:use-optimal-column-width="false"/>
    </style:style>
    <style:style style:name="Table2528" style:family="table">
      <style:table-properties style:width="6.693in" fo:margin-left="-0.0069in" table:align="left"/>
    </style:style>
    <style:style style:name="TableRow2531" style:family="table-row">
      <style:table-row-properties style:min-row-height="0.3937in" style:use-optimal-row-height="false"/>
    </style:style>
    <style:style style:name="TableCell2532"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33" style:parent-style-name="Standard" style:family="paragraph">
      <style:paragraph-properties fo:margin-bottom="0in"/>
    </style:style>
    <style:style style:name="TableRow2534" style:family="table-row">
      <style:table-row-properties style:min-row-height="2.5194in" style:use-optimal-row-height="false"/>
    </style:style>
    <style:style style:name="TableCell2535"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36" style:parent-style-name="Standard" style:family="paragraph">
      <style:paragraph-properties fo:margin-bottom="0in"/>
      <style:text-properties fo:font-weight="bold" style:font-weight-asian="bold"/>
    </style:style>
    <style:style style:name="P2537" style:parent-style-name="Standard" style:family="paragraph">
      <style:paragraph-properties fo:margin-bottom="0in"/>
      <style:text-properties fo:font-weight="bold" style:font-weight-asian="bold"/>
    </style:style>
    <style:style style:name="P2538" style:parent-style-name="Standard" style:family="paragraph">
      <style:paragraph-properties fo:margin-bottom="0in"/>
      <style:text-properties style:use-window-font-color="true"/>
    </style:style>
    <style:style style:name="P2539" style:parent-style-name="Standard" style:family="paragraph">
      <style:paragraph-properties fo:margin-bottom="0in"/>
      <style:text-properties style:use-window-font-color="true"/>
    </style:style>
    <style:style style:name="P2540" style:parent-style-name="Standard" style:family="paragraph">
      <style:paragraph-properties fo:margin-bottom="0in"/>
      <style:text-properties style:use-window-font-color="true"/>
    </style:style>
    <style:style style:name="P2541" style:parent-style-name="Standard" style:family="paragraph">
      <style:paragraph-properties fo:margin-bottom="0in" fo:margin-left="0.5in">
        <style:tab-stops/>
      </style:paragraph-properties>
      <style:text-properties style:use-window-font-color="true"/>
    </style:style>
    <style:style style:name="P2542" style:parent-style-name="Standard" style:family="paragraph">
      <style:paragraph-properties fo:margin-bottom="0in" fo:margin-left="0.5in">
        <style:tab-stops/>
      </style:paragraph-properties>
    </style:style>
    <style:style style:name="TableCell2543"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44" style:parent-style-name="Standard" style:family="paragraph">
      <style:paragraph-properties fo:margin-bottom="0in"/>
      <style:text-properties fo:font-weight="bold" style:font-weight-asian="bold"/>
    </style:style>
    <style:style style:name="P2545" style:parent-style-name="Paragrafoelenco" style:family="paragraph"/>
    <style:style style:name="P2546" style:parent-style-name="Paragrafoelenco" style:family="paragraph"/>
    <style:style style:name="P2547" style:parent-style-name="Paragrafoelenco" style:family="paragraph"/>
    <style:style style:name="P2548" style:parent-style-name="Paragrafoelenco" style:family="paragraph"/>
    <style:style style:name="P2549" style:parent-style-name="Paragrafoelenco" style:family="paragraph"/>
    <style:style style:name="P2550" style:parent-style-name="Paragrafoelenco" style:family="paragraph"/>
    <style:style style:name="TableRow2551" style:family="table-row">
      <style:table-row-properties style:min-row-height="2.5194in" style:use-optimal-row-height="false"/>
    </style:style>
    <style:style style:name="TableCell2552"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53" style:parent-style-name="Standard" style:family="paragraph">
      <style:paragraph-properties fo:margin-bottom="0in"/>
      <style:text-properties fo:font-weight="bold" style:font-weight-asian="bold"/>
    </style:style>
    <style:style style:name="P2554" style:parent-style-name="Standard" style:family="paragraph">
      <style:paragraph-properties fo:margin-bottom="0in"/>
    </style:style>
    <style:style style:name="P2555" style:parent-style-name="Standard" style:family="paragraph">
      <style:paragraph-properties fo:margin-bottom="0in"/>
      <style:text-properties style:use-window-font-color="true"/>
    </style:style>
    <style:style style:name="P2556" style:parent-style-name="Standard" style:family="paragraph">
      <style:paragraph-properties fo:margin-bottom="0in"/>
    </style:style>
    <style:style style:name="T2557" style:parent-style-name="Car.predefinitoparagrafo" style:family="text">
      <style:text-properties style:use-window-font-color="true"/>
    </style:style>
    <style:style style:name="P2558" style:parent-style-name="Standard" style:family="paragraph">
      <style:paragraph-properties fo:margin-bottom="0in"/>
    </style:style>
    <style:style style:name="T2559" style:parent-style-name="Car.predefinitoparagrafo" style:family="text">
      <style:text-properties style:use-window-font-color="true"/>
    </style:style>
    <style:style style:name="P2560" style:parent-style-name="Standard" style:family="paragraph">
      <style:paragraph-properties fo:margin-bottom="0in" fo:margin-left="0.5in">
        <style:tab-stops/>
      </style:paragraph-properties>
    </style:style>
    <style:style style:name="TableCell256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62" style:parent-style-name="Standard" style:family="paragraph">
      <style:paragraph-properties fo:margin-bottom="0in"/>
      <style:text-properties fo:font-weight="bold" style:font-weight-asian="bold"/>
    </style:style>
    <style:style style:name="P2563" style:parent-style-name="Paragrafoelenco" style:family="paragraph"/>
    <style:style style:name="P2564" style:parent-style-name="Paragrafoelenco" style:family="paragraph"/>
    <style:style style:name="P2565" style:parent-style-name="Paragrafoelenco" style:family="paragraph"/>
    <style:style style:name="P2566" style:parent-style-name="Paragrafoelenco" style:family="paragraph"/>
    <style:style style:name="P2567" style:parent-style-name="Standard" style:family="paragraph">
      <style:paragraph-properties fo:margin-bottom="0in"/>
      <style:text-properties style:use-window-font-color="true"/>
    </style:style>
    <style:style style:name="TableColumn2569" style:family="table-column">
      <style:table-column-properties style:column-width="3.3472in" style:use-optimal-column-width="false"/>
    </style:style>
    <style:style style:name="TableColumn2570" style:family="table-column">
      <style:table-column-properties style:column-width="3.3458in" style:use-optimal-column-width="false"/>
    </style:style>
    <style:style style:name="Table2568" style:family="table">
      <style:table-properties style:width="6.693in" fo:margin-left="-0.0069in" table:align="left"/>
    </style:style>
    <style:style style:name="TableRow2571" style:family="table-row">
      <style:table-row-properties style:use-optimal-row-height="false"/>
    </style:style>
    <style:style style:name="TableCell25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3" style:parent-style-name="Standard" style:family="paragraph">
      <style:paragraph-properties fo:margin-bottom="0in"/>
    </style:style>
    <style:style style:name="P2574" style:parent-style-name="Standard" style:family="paragraph">
      <style:paragraph-properties fo:margin-bottom="0in"/>
      <style:text-properties style:use-window-font-color="true"/>
    </style:style>
    <style:style style:name="P2575" style:parent-style-name="Standard" style:family="paragraph">
      <style:paragraph-properties fo:margin-bottom="0in"/>
      <style:text-properties style:use-window-font-color="true"/>
    </style:style>
    <style:style style:name="P2576" style:parent-style-name="Standard" style:family="paragraph">
      <style:paragraph-properties fo:margin-bottom="0in"/>
      <style:text-properties style:use-window-font-color="true"/>
    </style:style>
    <style:style style:name="P2577" style:parent-style-name="Standard" style:family="paragraph">
      <style:paragraph-properties fo:margin-bottom="0in"/>
      <style:text-properties style:use-window-font-color="true"/>
    </style:style>
    <style:style style:name="P2578" style:parent-style-name="Standard" style:family="paragraph">
      <style:paragraph-properties fo:margin-bottom="0in"/>
      <style:text-properties style:use-window-font-color="true"/>
    </style:style>
    <style:style style:name="P2579" style:parent-style-name="Standard" style:family="paragraph">
      <style:paragraph-properties fo:margin-bottom="0in"/>
      <style:text-properties style:use-window-font-color="true"/>
    </style:style>
    <style:style style:name="P2580" style:parent-style-name="Standard" style:family="paragraph">
      <style:paragraph-properties fo:margin-bottom="0in"/>
      <style:text-properties style:use-window-font-color="true"/>
    </style:style>
    <style:style style:name="P2581" style:parent-style-name="Standard" style:family="paragraph">
      <style:paragraph-properties fo:margin-bottom="0in"/>
      <style:text-properties style:use-window-font-color="true"/>
    </style:style>
    <style:style style:name="P2582" style:parent-style-name="Standard" style:family="paragraph">
      <style:paragraph-properties fo:margin-bottom="0in"/>
      <style:text-properties style:use-window-font-color="true"/>
    </style:style>
    <style:style style:name="P2583" style:parent-style-name="Standard" style:family="paragraph">
      <style:paragraph-properties fo:margin-bottom="0in"/>
      <style:text-properties style:use-window-font-color="true"/>
    </style:style>
    <style:style style:name="P2584" style:parent-style-name="Standard" style:family="paragraph">
      <style:paragraph-properties fo:margin-bottom="0in"/>
    </style:style>
    <style:style style:name="P2585" style:parent-style-name="Standard" style:family="paragraph">
      <style:paragraph-properties fo:margin-bottom="0in"/>
    </style:style>
    <style:style style:name="TableRow2586" style:family="table-row">
      <style:table-row-properties style:min-row-height="0.3937in" style:use-optimal-row-height="false"/>
    </style:style>
    <style:style style:name="TableCell2587"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88" style:parent-style-name="Standard" style:family="paragraph">
      <style:paragraph-properties fo:margin-bottom="0in"/>
    </style:style>
    <style:style style:name="P2589" style:parent-style-name="Standard" style:family="paragraph">
      <style:paragraph-properties fo:margin-bottom="0in"/>
    </style:style>
    <style:style style:name="T2590" style:parent-style-name="Car.predefinitoparagrafo" style:family="text">
      <style:text-properties fo:font-weight="bold" style:font-weight-asian="bold" fo:color="#000000"/>
    </style:style>
    <style:style style:name="TableRow2591" style:family="table-row">
      <style:table-row-properties style:min-row-height="2.5194in" style:use-optimal-row-height="false"/>
    </style:style>
    <style:style style:name="TableCell259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93" style:parent-style-name="Standard" style:family="paragraph">
      <style:paragraph-properties fo:margin-bottom="0in"/>
      <style:text-properties fo:font-weight="bold" style:font-weight-asian="bold"/>
    </style:style>
    <style:style style:name="P2594" style:parent-style-name="Standard" style:family="paragraph">
      <style:paragraph-properties fo:margin-bottom="0in"/>
      <style:text-properties style:use-window-font-color="true"/>
    </style:style>
    <style:style style:name="P2595" style:parent-style-name="Standard" style:family="paragraph">
      <style:paragraph-properties fo:margin-bottom="0in"/>
      <style:text-properties style:use-window-font-color="true"/>
    </style:style>
    <style:style style:name="P2596" style:parent-style-name="Standard" style:family="paragraph">
      <style:paragraph-properties fo:margin-bottom="0in"/>
      <style:text-properties style:use-window-font-color="true"/>
    </style:style>
    <style:style style:name="P2597" style:parent-style-name="Standard" style:family="paragraph">
      <style:paragraph-properties fo:margin-bottom="0in"/>
      <style:text-properties style:use-window-font-color="true"/>
    </style:style>
    <style:style style:name="P2598" style:parent-style-name="Standard" style:family="paragraph">
      <style:paragraph-properties fo:margin-bottom="0in"/>
      <style:text-properties style:use-window-font-color="true"/>
    </style:style>
    <style:style style:name="P2599" style:parent-style-name="Standard" style:family="paragraph">
      <style:paragraph-properties fo:margin-bottom="0in"/>
      <style:text-properties style:use-window-font-color="true"/>
    </style:style>
    <style:style style:name="P2600" style:parent-style-name="Standard" style:family="paragraph">
      <style:paragraph-properties fo:margin-bottom="0in" fo:margin-left="0.5in">
        <style:tab-stops/>
      </style:paragraph-properties>
    </style:style>
    <style:style style:name="TableCell2601"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02" style:parent-style-name="Standard" style:family="paragraph">
      <style:paragraph-properties fo:margin-bottom="0in"/>
      <style:text-properties fo:font-weight="bold" style:font-weight-asian="bold"/>
    </style:style>
    <style:style style:name="P2603" style:parent-style-name="Paragrafoelenco" style:family="paragraph"/>
    <style:style style:name="P2604" style:parent-style-name="Paragrafoelenco" style:family="paragraph"/>
    <style:style style:name="P2605" style:parent-style-name="Paragrafoelenco" style:family="paragraph"/>
    <style:style style:name="P2606" style:parent-style-name="Paragrafoelenco" style:family="paragraph"/>
    <style:style style:name="TableRow2607" style:family="table-row">
      <style:table-row-properties style:min-row-height="2.5194in" style:use-optimal-row-height="false"/>
    </style:style>
    <style:style style:name="TableCell2608"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09" style:parent-style-name="Standard" style:family="paragraph">
      <style:paragraph-properties fo:margin-bottom="0in"/>
      <style:text-properties fo:font-weight="bold" style:font-weight-asian="bold"/>
    </style:style>
    <style:style style:name="P2610" style:parent-style-name="Standard" style:family="paragraph">
      <style:paragraph-properties fo:margin-bottom="0in"/>
    </style:style>
    <style:style style:name="P2611" style:parent-style-name="Standard" style:family="paragraph">
      <style:paragraph-properties fo:margin-bottom="0in"/>
      <style:text-properties style:use-window-font-color="true"/>
    </style:style>
    <style:style style:name="P2612" style:parent-style-name="Standard" style:family="paragraph">
      <style:paragraph-properties fo:margin-bottom="0in"/>
      <style:text-properties style:use-window-font-color="true"/>
    </style:style>
    <style:style style:name="P2613" style:parent-style-name="Standard" style:family="paragraph">
      <style:paragraph-properties fo:margin-bottom="0in"/>
      <style:text-properties style:use-window-font-color="true"/>
    </style:style>
    <style:style style:name="P2614" style:parent-style-name="Standard" style:family="paragraph">
      <style:paragraph-properties fo:margin-bottom="0in"/>
    </style:style>
    <style:style style:name="T2615" style:parent-style-name="Car.predefinitoparagrafo" style:family="text">
      <style:text-properties style:use-window-font-color="true"/>
    </style:style>
    <style:style style:name="TableCell2616"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17" style:parent-style-name="Standard" style:family="paragraph">
      <style:paragraph-properties fo:margin-bottom="0in"/>
      <style:text-properties fo:font-weight="bold" style:font-weight-asian="bold"/>
    </style:style>
    <style:style style:name="P2618" style:parent-style-name="Paragrafoelenco" style:family="paragraph"/>
    <style:style style:name="P2619" style:parent-style-name="Paragrafoelenco" style:family="paragraph"/>
    <style:style style:name="P2620" style:parent-style-name="Paragrafoelenco" style:family="paragraph"/>
    <style:style style:name="P2621" style:parent-style-name="Paragrafoelenco" style:family="paragraph"/>
    <style:style style:name="TableColumn2623" style:family="table-column">
      <style:table-column-properties style:column-width="6.693in" style:use-optimal-column-width="false"/>
    </style:style>
    <style:style style:name="Table2622" style:family="table">
      <style:table-properties style:width="6.693in" fo:margin-left="-0.0069in" table:align="left"/>
    </style:style>
    <style:style style:name="TableRow2624" style:family="table-row">
      <style:table-row-properties style:use-optimal-row-height="false"/>
    </style:style>
    <style:style style:name="TableCell26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6" style:parent-style-name="Standard" style:family="paragraph">
      <style:paragraph-properties fo:text-align="justify" fo:margin-bottom="0in"/>
      <style:text-properties style:use-window-font-color="true"/>
    </style:style>
    <style:style style:name="P2627" style:parent-style-name="Standard" style:family="paragraph">
      <style:paragraph-properties fo:text-align="justify" fo:margin-bottom="0in"/>
      <style:text-properties style:use-window-font-color="true"/>
    </style:style>
    <style:style style:name="P2628" style:parent-style-name="Standard" style:family="paragraph">
      <style:paragraph-properties fo:margin-bottom="0in" fo:margin-left="0.5in">
        <style:tab-stops/>
      </style:paragraph-properties>
    </style:style>
    <style:style style:name="TableRow2629" style:family="table-row">
      <style:table-row-properties style:use-optimal-row-height="false"/>
    </style:style>
    <style:style style:name="TableCell26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1" style:parent-style-name="Standard" style:family="paragraph">
      <style:paragraph-properties fo:margin-bottom="0in"/>
    </style:style>
    <style:style style:name="TableRow2632" style:family="table-row">
      <style:table-row-properties style:use-optimal-row-height="false"/>
    </style:style>
    <style:style style:name="TableCell26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4" style:parent-style-name="Standard" style:family="paragraph">
      <style:paragraph-properties fo:margin-bottom="0in"/>
    </style:style>
    <style:style style:name="TableRow2635" style:family="table-row">
      <style:table-row-properties style:use-optimal-row-height="false"/>
    </style:style>
    <style:style style:name="TableCell26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7" style:parent-style-name="Standard" style:family="paragraph">
      <style:paragraph-properties fo:margin-bottom="0in"/>
    </style:style>
    <style:style style:name="TableRow2638" style:family="table-row">
      <style:table-row-properties style:use-optimal-row-height="false"/>
    </style:style>
    <style:style style:name="TableCell26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0" style:parent-style-name="Standard" style:family="paragraph">
      <style:paragraph-properties fo:margin-bottom="0in"/>
    </style:style>
    <style:style style:name="TableRow2641" style:family="table-row">
      <style:table-row-properties style:use-optimal-row-height="false"/>
    </style:style>
    <style:style style:name="TableCell26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3" style:parent-style-name="Standard" style:family="paragraph">
      <style:paragraph-properties fo:margin-bottom="0in"/>
    </style:style>
    <style:style style:name="TableRow2644" style:family="table-row">
      <style:table-row-properties style:use-optimal-row-height="false"/>
    </style:style>
    <style:style style:name="TableCell26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6" style:parent-style-name="Standard" style:family="paragraph">
      <style:paragraph-properties fo:margin-bottom="0in"/>
    </style:style>
    <style:style style:name="TableColumn2648" style:family="table-column">
      <style:table-column-properties style:column-width="6.693in" style:use-optimal-column-width="false"/>
    </style:style>
    <style:style style:name="Table2647" style:family="table">
      <style:table-properties style:width="6.693in" fo:margin-left="-0.0069in" table:align="left"/>
    </style:style>
    <style:style style:name="TableRow2649" style:family="table-row">
      <style:table-row-properties style:use-optimal-row-height="false"/>
    </style:style>
    <style:style style:name="TableCell2650" style:family="table-cell">
      <style:table-cell-properties fo:border-top="none" fo:border-left="none" fo:border-bottom="0.0069in solid #808080" fo:border-right="none" style:writing-mode="lr-tb" fo:padding-top="0in" fo:padding-left="0.075in" fo:padding-bottom="0in" fo:padding-right="0.075in"/>
    </style:style>
    <style:style style:name="P2651" style:parent-style-name="Standard" style:family="paragraph">
      <style:paragraph-properties fo:margin-bottom="0in"/>
    </style:style>
    <style:style style:name="T2652" style:parent-style-name="Car.predefinitoparagrafo" style:family="text">
      <style:text-properties fo:language="en" fo:country="US"/>
    </style:style>
    <style:style style:name="T2653" style:parent-style-name="Car.predefinitoparagrafo" style:family="text">
      <style:text-properties fo:color="#000000" fo:language="en" fo:country="US"/>
    </style:style>
    <style:style style:name="TableRow2654" style:family="table-row">
      <style:table-row-properties style:use-optimal-row-height="false"/>
    </style:style>
    <style:style style:name="TableCell26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6" style:parent-style-name="Standard" style:family="paragraph">
      <style:paragraph-properties fo:margin-bottom="0in"/>
    </style:style>
    <style:style style:name="P2657" style:parent-style-name="Standard" style:family="paragraph">
      <style:paragraph-properties fo:text-align="justify" fo:margin-bottom="0in"/>
    </style:style>
    <style:style style:name="T2658" style:parent-style-name="Car.predefinitoparagrafo" style:family="text">
      <style:text-properties style:use-window-font-color="true"/>
    </style:style>
    <style:style style:name="P2659" style:parent-style-name="Standard" style:family="paragraph">
      <style:paragraph-properties fo:text-align="justify" fo:margin-bottom="0in"/>
      <style:text-properties style:use-window-font-color="true"/>
    </style:style>
    <style:style style:name="P2660" style:parent-style-name="Standard" style:family="paragraph">
      <style:paragraph-properties fo:text-align="justify" fo:margin-bottom="0in"/>
      <style:text-properties style:use-window-font-color="true"/>
    </style:style>
    <style:style style:name="P2661" style:parent-style-name="Standard" style:family="paragraph">
      <style:paragraph-properties fo:margin-bottom="0in"/>
    </style:style>
    <style:style style:name="T2662" style:parent-style-name="Car.predefinitoparagrafo" style:family="text">
      <style:text-properties fo:color="#000000"/>
    </style:style>
    <style:style style:name="T2663" style:parent-style-name="Car.predefinitoparagrafo" style:family="text">
      <style:text-properties style:use-window-font-color="true"/>
    </style:style>
    <style:style style:name="P2664" style:parent-style-name="Standard" style:family="paragraph">
      <style:paragraph-properties fo:text-align="justify" fo:margin-bottom="0in"/>
      <style:text-properties style:use-window-font-color="true"/>
    </style:style>
    <style:style style:name="P2665" style:parent-style-name="Standard" style:family="paragraph">
      <style:paragraph-properties fo:text-align="justify" fo:margin-bottom="0in"/>
    </style:style>
    <style:style style:name="P2666" style:parent-style-name="Titolo1" style:family="paragraph">
      <style:paragraph-properties fo:margin-top="0in"/>
      <style:text-properties fo:color="#FF0000"/>
    </style:style>
    <style:style style:name="P2667" style:parent-style-name="Titolo1" style:family="paragraph">
      <style:paragraph-properties fo:margin-top="0in"/>
    </style:style>
    <style:style style:name="P2668" style:parent-style-name="Titolo1" style:family="paragraph">
      <style:paragraph-properties fo:margin-top="0in"/>
    </style:style>
    <style:style style:name="P2669" style:parent-style-name="Paragrafoelenco" style:family="paragraph"/>
    <style:style style:name="P2670" style:parent-style-name="Paragrafoelenco" style:family="paragraph"/>
    <style:style style:name="P2671" style:parent-style-name="Paragrafoelenco" style:family="paragraph"/>
    <style:style style:name="P2672" style:parent-style-name="Paragrafoelenco" style:family="paragraph"/>
    <style:style style:name="P2673" style:parent-style-name="Standard" style:family="paragraph">
      <style:paragraph-properties fo:margin-bottom="0in"/>
      <style:text-properties style:use-window-font-color="true"/>
    </style:style>
    <style:style style:name="P2674" style:parent-style-name="Standard" style:family="paragraph">
      <style:paragraph-properties fo:margin-bottom="0in" fo:margin-left="0.5in">
        <style:tab-stops/>
      </style:paragraph-properties>
      <style:text-properties style:use-window-font-color="true"/>
    </style:style>
    <style:style style:name="P2675" style:parent-style-name="Standard" style:family="paragraph">
      <style:paragraph-properties fo:margin-bottom="0in"/>
      <style:text-properties style:use-window-font-color="true"/>
    </style:style>
    <style:style style:name="P2676" style:parent-style-name="Standard" style:family="paragraph">
      <style:paragraph-properties fo:margin-bottom="0in"/>
      <style:text-properties style:use-window-font-color="true"/>
    </style:style>
    <style:style style:name="TableColumn2678" style:family="table-column">
      <style:table-column-properties style:column-width="6.693in" style:use-optimal-column-width="false"/>
    </style:style>
    <style:style style:name="Table2677" style:family="table">
      <style:table-properties style:width="6.693in" fo:margin-left="-0.0069in" table:align="left"/>
    </style:style>
    <style:style style:name="TableRow2679" style:family="table-row">
      <style:table-row-properties style:use-optimal-row-height="false"/>
    </style:style>
    <style:style style:name="TableCell26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1" style:parent-style-name="Standard" style:family="paragraph">
      <style:paragraph-properties fo:margin-bottom="0in"/>
    </style:style>
    <style:style style:name="P2682" style:parent-style-name="Standard" style:family="paragraph">
      <style:paragraph-properties fo:margin-bottom="0in"/>
    </style:style>
    <style:style style:name="P2683" style:parent-style-name="Standard" style:family="paragraph">
      <style:paragraph-properties fo:margin-bottom="0in"/>
    </style:style>
    <style:style style:name="P2684" style:parent-style-name="Standard" style:family="paragraph">
      <style:paragraph-properties fo:margin-bottom="0in"/>
      <style:text-properties style:use-window-font-color="true"/>
    </style:style>
    <style:style style:name="P2685" style:parent-style-name="Standard" style:family="paragraph">
      <style:paragraph-properties fo:margin-bottom="0in"/>
      <style:text-properties style:use-window-font-color="true"/>
    </style:style>
    <style:style style:name="P2686" style:parent-style-name="Standard" style:family="paragraph">
      <style:paragraph-properties fo:margin-bottom="0in"/>
      <style:text-properties style:use-window-font-color="true"/>
    </style:style>
    <style:style style:name="P2687" style:parent-style-name="Standard" style:family="paragraph">
      <style:paragraph-properties fo:margin-bottom="0in"/>
      <style:text-properties style:use-window-font-color="true"/>
    </style:style>
    <style:style style:name="P2688" style:parent-style-name="Standard" style:family="paragraph">
      <style:paragraph-properties fo:margin-bottom="0in" fo:margin-left="0.5in">
        <style:tab-stops/>
      </style:paragraph-properties>
      <style:text-properties style:use-window-font-color="true"/>
    </style:style>
    <style:style style:name="P2689" style:parent-style-name="Standard" style:family="paragraph">
      <style:paragraph-properties fo:margin-bottom="0in" fo:margin-left="0.5in">
        <style:tab-stops/>
      </style:paragraph-properties>
    </style:style>
    <style:style style:name="P2690" style:parent-style-name="Standard" style:family="paragraph">
      <style:paragraph-properties fo:margin-bottom="0in"/>
      <style:text-properties fo:font-weight="bold" style:font-weight-asian="bold"/>
    </style:style>
    <style:style style:name="P2691" style:parent-style-name="Paragrafoelenco" style:family="paragraph"/>
    <style:style style:name="P2692" style:parent-style-name="Paragrafoelenco" style:family="paragraph"/>
    <style:style style:name="P2693" style:parent-style-name="Paragrafoelenco" style:family="paragraph"/>
    <style:style style:name="P2694" style:parent-style-name="Paragrafoelenco" style:family="paragraph"/>
    <style:style style:name="P2695" style:parent-style-name="Paragrafoelenco" style:family="paragraph"/>
    <style:style style:name="P2696" style:parent-style-name="Standard" style:family="paragraph">
      <style:paragraph-properties fo:margin-bottom="0in"/>
    </style:style>
    <style:style style:name="TableRow2697" style:family="table-row">
      <style:table-row-properties style:use-optimal-row-height="false"/>
    </style:style>
    <style:style style:name="TableCell26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9" style:parent-style-name="Standard" style:family="paragraph">
      <style:paragraph-properties fo:margin-bottom="0in"/>
    </style:style>
    <style:style style:name="TableRow2700" style:family="table-row">
      <style:table-row-properties style:use-optimal-row-height="false"/>
    </style:style>
    <style:style style:name="TableCell27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2" style:parent-style-name="Standard" style:family="paragraph">
      <style:paragraph-properties fo:margin-bottom="0in"/>
    </style:style>
    <style:style style:name="TableRow2703" style:family="table-row">
      <style:table-row-properties style:use-optimal-row-height="false"/>
    </style:style>
    <style:style style:name="TableCell27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5" style:parent-style-name="Standard" style:family="paragraph">
      <style:paragraph-properties fo:margin-bottom="0in"/>
    </style:style>
    <style:style style:name="TableRow2706" style:family="table-row">
      <style:table-row-properties style:use-optimal-row-height="false"/>
    </style:style>
    <style:style style:name="TableCell27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8" style:parent-style-name="Standard" style:family="paragraph">
      <style:paragraph-properties fo:margin-bottom="0in"/>
    </style:style>
    <style:style style:name="TableRow2709" style:family="table-row">
      <style:table-row-properties style:use-optimal-row-height="false"/>
    </style:style>
    <style:style style:name="TableCell27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1" style:parent-style-name="Standard" style:family="paragraph">
      <style:paragraph-properties fo:margin-bottom="0in"/>
    </style:style>
    <style:style style:name="TableRow2712" style:family="table-row">
      <style:table-row-properties style:use-optimal-row-height="false"/>
    </style:style>
    <style:style style:name="TableCell27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4" style:parent-style-name="Standard" style:family="paragraph">
      <style:paragraph-properties fo:margin-bottom="0in"/>
    </style:style>
    <style:style style:name="TableRow2715" style:family="table-row">
      <style:table-row-properties style:use-optimal-row-height="false"/>
    </style:style>
    <style:style style:name="TableCell27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7" style:parent-style-name="Standard" style:family="paragraph">
      <style:paragraph-properties fo:margin-bottom="0in"/>
    </style:style>
    <style:style style:name="TableRow2718" style:family="table-row">
      <style:table-row-properties style:use-optimal-row-height="false"/>
    </style:style>
    <style:style style:name="TableCell27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0" style:parent-style-name="Standard" style:family="paragraph">
      <style:paragraph-properties fo:margin-bottom="0in"/>
    </style:style>
    <style:style style:name="TableRow2721" style:family="table-row">
      <style:table-row-properties style:use-optimal-row-height="false"/>
    </style:style>
    <style:style style:name="TableCell27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3" style:parent-style-name="Standard" style:family="paragraph">
      <style:paragraph-properties fo:margin-bottom="0in"/>
    </style:style>
    <style:style style:name="TableRow2724" style:family="table-row">
      <style:table-row-properties style:use-optimal-row-height="false"/>
    </style:style>
    <style:style style:name="TableCell27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6" style:parent-style-name="Standard" style:family="paragraph">
      <style:paragraph-properties fo:margin-bottom="0in"/>
    </style:style>
    <style:style style:name="TableRow2727" style:family="table-row">
      <style:table-row-properties style:use-optimal-row-height="false"/>
    </style:style>
    <style:style style:name="TableCell27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9" style:parent-style-name="Standard" style:family="paragraph">
      <style:paragraph-properties fo:margin-bottom="0in"/>
    </style:style>
    <style:style style:name="TableRow2730" style:family="table-row">
      <style:table-row-properties style:use-optimal-row-height="false"/>
    </style:style>
    <style:style style:name="TableCell27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2" style:parent-style-name="Standard" style:family="paragraph">
      <style:paragraph-properties fo:margin-bottom="0in"/>
    </style:style>
    <style:style style:name="TableRow2733" style:family="table-row">
      <style:table-row-properties style:use-optimal-row-height="false"/>
    </style:style>
    <style:style style:name="TableCell27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5" style:parent-style-name="Standard" style:family="paragraph">
      <style:paragraph-properties fo:margin-bottom="0in"/>
    </style:style>
    <style:style style:name="TableRow2736" style:family="table-row">
      <style:table-row-properties style:use-optimal-row-height="false"/>
    </style:style>
    <style:style style:name="TableCell27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8" style:parent-style-name="Standard" style:family="paragraph">
      <style:paragraph-properties fo:margin-bottom="0in"/>
    </style:style>
    <style:style style:name="TableRow2739" style:family="table-row">
      <style:table-row-properties style:use-optimal-row-height="false"/>
    </style:style>
    <style:style style:name="TableCell27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1" style:parent-style-name="Standard" style:family="paragraph">
      <style:paragraph-properties fo:margin-bottom="0in"/>
    </style:style>
    <style:style style:name="TableRow2742" style:family="table-row">
      <style:table-row-properties style:use-optimal-row-height="false"/>
    </style:style>
    <style:style style:name="TableCell27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4" style:parent-style-name="Standard" style:family="paragraph">
      <style:paragraph-properties fo:margin-bottom="0in"/>
    </style:style>
    <style:style style:name="TableRow2745" style:family="table-row">
      <style:table-row-properties style:use-optimal-row-height="false"/>
    </style:style>
    <style:style style:name="TableCell27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7" style:parent-style-name="Standard" style:family="paragraph">
      <style:paragraph-properties fo:margin-bottom="0in"/>
    </style:style>
    <style:style style:name="TableRow2748" style:family="table-row">
      <style:table-row-properties style:use-optimal-row-height="false"/>
    </style:style>
    <style:style style:name="TableCell27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0" style:parent-style-name="Standard" style:family="paragraph">
      <style:paragraph-properties fo:margin-bottom="0in"/>
    </style:style>
    <style:style style:name="TableRow2751" style:family="table-row">
      <style:table-row-properties style:use-optimal-row-height="false"/>
    </style:style>
    <style:style style:name="TableCell27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3" style:parent-style-name="Standard" style:family="paragraph">
      <style:paragraph-properties fo:margin-bottom="0in"/>
    </style:style>
    <style:style style:name="TableRow2754" style:family="table-row">
      <style:table-row-properties style:use-optimal-row-height="false"/>
    </style:style>
    <style:style style:name="TableCell27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6" style:parent-style-name="Standard" style:family="paragraph">
      <style:paragraph-properties fo:margin-bottom="0in"/>
    </style:style>
    <style:style style:name="TableRow2757" style:family="table-row">
      <style:table-row-properties style:use-optimal-row-height="false"/>
    </style:style>
    <style:style style:name="TableCell27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9" style:parent-style-name="Standard" style:family="paragraph">
      <style:paragraph-properties fo:margin-bottom="0in"/>
    </style:style>
    <style:style style:name="TableColumn2761" style:family="table-column">
      <style:table-column-properties style:column-width="6.693in" style:use-optimal-column-width="false"/>
    </style:style>
    <style:style style:name="Table2760" style:family="table">
      <style:table-properties style:width="6.693in" fo:margin-left="-0.0069in" table:align="left"/>
    </style:style>
    <style:style style:name="TableRow2762" style:family="table-row">
      <style:table-row-properties style:use-optimal-row-height="false"/>
    </style:style>
    <style:style style:name="TableCell27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4" style:parent-style-name="Standard" style:family="paragraph">
      <style:paragraph-properties fo:margin-bottom="0in"/>
    </style:style>
    <style:style style:name="TableRow2765" style:family="table-row">
      <style:table-row-properties style:use-optimal-row-height="false"/>
    </style:style>
    <style:style style:name="TableCell27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7" style:parent-style-name="Standard" style:family="paragraph">
      <style:paragraph-properties fo:margin-bottom="0in"/>
    </style:style>
    <style:style style:name="TableRow2768" style:family="table-row">
      <style:table-row-properties style:use-optimal-row-height="false"/>
    </style:style>
    <style:style style:name="TableCell27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0" style:parent-style-name="Standard" style:family="paragraph">
      <style:paragraph-properties fo:margin-bottom="0in"/>
    </style:style>
    <style:style style:name="TableRow2771" style:family="table-row">
      <style:table-row-properties style:use-optimal-row-height="false"/>
    </style:style>
    <style:style style:name="TableCell27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3" style:parent-style-name="Standard" style:family="paragraph">
      <style:paragraph-properties fo:margin-bottom="0in"/>
    </style:style>
    <style:style style:name="TableRow2774" style:family="table-row">
      <style:table-row-properties style:use-optimal-row-height="false"/>
    </style:style>
    <style:style style:name="TableCell27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6" style:parent-style-name="Standard" style:family="paragraph">
      <style:paragraph-properties fo:margin-bottom="0in"/>
    </style:style>
    <style:style style:name="TableRow2777" style:family="table-row">
      <style:table-row-properties style:use-optimal-row-height="false"/>
    </style:style>
    <style:style style:name="TableCell27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9" style:parent-style-name="Standard" style:family="paragraph">
      <style:paragraph-properties fo:margin-bottom="0in"/>
    </style:style>
    <style:style style:name="TableRow2780" style:family="table-row">
      <style:table-row-properties style:use-optimal-row-height="false"/>
    </style:style>
    <style:style style:name="TableCell27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2" style:parent-style-name="Standard" style:family="paragraph">
      <style:paragraph-properties fo:margin-bottom="0in"/>
    </style:style>
    <style:style style:name="TableRow2783" style:family="table-row">
      <style:table-row-properties style:use-optimal-row-height="false"/>
    </style:style>
    <style:style style:name="TableCell27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5" style:parent-style-name="Standard" style:family="paragraph">
      <style:paragraph-properties fo:margin-bottom="0in"/>
    </style:style>
    <style:style style:name="TableRow2786" style:family="table-row">
      <style:table-row-properties style:use-optimal-row-height="false"/>
    </style:style>
    <style:style style:name="TableCell27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8" style:parent-style-name="Standard" style:family="paragraph">
      <style:paragraph-properties fo:margin-bottom="0in"/>
    </style:style>
    <style:style style:name="TableRow2789" style:family="table-row">
      <style:table-row-properties style:use-optimal-row-height="false"/>
    </style:style>
    <style:style style:name="TableCell27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1" style:parent-style-name="Standard" style:family="paragraph">
      <style:paragraph-properties fo:margin-bottom="0in"/>
    </style:style>
    <style:style style:name="TableRow2792" style:family="table-row">
      <style:table-row-properties style:use-optimal-row-height="false"/>
    </style:style>
    <style:style style:name="TableCell27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4" style:parent-style-name="Standard" style:family="paragraph">
      <style:paragraph-properties fo:margin-bottom="0in"/>
    </style:style>
    <style:style style:name="TableRow2795" style:family="table-row">
      <style:table-row-properties style:use-optimal-row-height="false"/>
    </style:style>
    <style:style style:name="TableCell27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7" style:parent-style-name="Standard" style:family="paragraph">
      <style:paragraph-properties fo:margin-bottom="0in"/>
    </style:style>
    <style:style style:name="TableRow2798" style:family="table-row">
      <style:table-row-properties style:use-optimal-row-height="false"/>
    </style:style>
    <style:style style:name="TableCell27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0" style:parent-style-name="Standard" style:family="paragraph">
      <style:paragraph-properties fo:margin-bottom="0in"/>
    </style:style>
    <style:style style:name="TableRow2801" style:family="table-row">
      <style:table-row-properties style:use-optimal-row-height="false"/>
    </style:style>
    <style:style style:name="TableCell28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3" style:parent-style-name="Standard" style:family="paragraph">
      <style:paragraph-properties fo:margin-bottom="0in"/>
    </style:style>
    <style:style style:name="TableRow2804" style:family="table-row">
      <style:table-row-properties style:use-optimal-row-height="false"/>
    </style:style>
    <style:style style:name="TableCell28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6" style:parent-style-name="Standard" style:family="paragraph">
      <style:paragraph-properties fo:margin-bottom="0in"/>
    </style:style>
    <style:style style:name="TableColumn2808" style:family="table-column">
      <style:table-column-properties style:column-width="6.693in" style:use-optimal-column-width="false"/>
    </style:style>
    <style:style style:name="Table2807" style:family="table">
      <style:table-properties style:width="6.693in" fo:margin-left="-0.0069in" table:align="left"/>
    </style:style>
    <style:style style:name="TableRow2809" style:family="table-row">
      <style:table-row-properties style:use-optimal-row-height="false"/>
    </style:style>
    <style:style style:name="TableCell2810" style:family="table-cell">
      <style:table-cell-properties fo:border-top="none" fo:border-left="none" fo:border-bottom="0.0069in solid #808080" fo:border-right="none" style:writing-mode="lr-tb" fo:padding-top="0in" fo:padding-left="0.075in" fo:padding-bottom="0in" fo:padding-right="0.075in"/>
    </style:style>
    <style:style style:name="P2811" style:parent-style-name="Standard" style:family="paragraph">
      <style:paragraph-properties fo:margin-bottom="0in"/>
    </style:style>
    <style:style style:name="TableRow2812" style:family="table-row">
      <style:table-row-properties style:use-optimal-row-height="false"/>
    </style:style>
    <style:style style:name="TableCell28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4" style:parent-style-name="Standard" style:family="paragraph">
      <style:paragraph-properties fo:margin-bottom="0in"/>
    </style:style>
    <style:style style:name="P2815" style:parent-style-name="Standard" style:family="paragraph">
      <style:paragraph-properties fo:margin-bottom="0in"/>
    </style:style>
    <style:style style:name="P2816" style:parent-style-name="Standard" style:family="paragraph">
      <style:paragraph-properties fo:margin-bottom="0in"/>
    </style:style>
    <style:style style:name="TableRow2817" style:family="table-row">
      <style:table-row-properties style:use-optimal-row-height="false"/>
    </style:style>
    <style:style style:name="TableCell28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9" style:parent-style-name="Standard" style:family="paragraph">
      <style:paragraph-properties fo:margin-bottom="0in"/>
    </style:style>
    <style:style style:name="TableRow2820" style:family="table-row">
      <style:table-row-properties style:use-optimal-row-height="false"/>
    </style:style>
    <style:style style:name="TableCell28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2" style:parent-style-name="Standard" style:family="paragraph">
      <style:paragraph-properties fo:margin-bottom="0in"/>
    </style:style>
    <style:style style:name="TableRow2823" style:family="table-row">
      <style:table-row-properties style:use-optimal-row-height="false"/>
    </style:style>
    <style:style style:name="TableCell28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5" style:parent-style-name="Standard" style:family="paragraph">
      <style:paragraph-properties fo:margin-bottom="0in"/>
    </style:style>
    <style:style style:name="TableRow2826" style:family="table-row">
      <style:table-row-properties style:use-optimal-row-height="false"/>
    </style:style>
    <style:style style:name="TableCell28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8" style:parent-style-name="Standard" style:family="paragraph">
      <style:paragraph-properties fo:margin-bottom="0in"/>
    </style:style>
    <style:style style:name="TableRow2829" style:family="table-row">
      <style:table-row-properties style:use-optimal-row-height="false"/>
    </style:style>
    <style:style style:name="TableCell28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1" style:parent-style-name="Standard" style:family="paragraph">
      <style:paragraph-properties fo:margin-bottom="0in"/>
    </style:style>
    <style:style style:name="P2832" style:parent-style-name="Standard" style:family="paragraph">
      <style:paragraph-properties fo:break-before="page"/>
    </style:style>
    <style:style style:name="TableColumn2834" style:family="table-column">
      <style:table-column-properties style:column-width="6.693in" style:use-optimal-column-width="false"/>
    </style:style>
    <style:style style:name="Table2833" style:family="table">
      <style:table-properties style:width="6.693in" fo:margin-left="-0.0069in" table:align="left"/>
    </style:style>
    <style:style style:name="TableRow2835" style:family="table-row">
      <style:table-row-properties style:use-optimal-row-height="false"/>
    </style:style>
    <style:style style:name="TableCell28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37" style:parent-style-name="Standard" style:family="paragraph">
      <style:paragraph-properties fo:text-align="justify" fo:margin-bottom="0in"/>
      <style:text-properties fo:color="#000000"/>
    </style:style>
    <style:style style:name="P2838" style:parent-style-name="Standard" style:family="paragraph">
      <style:paragraph-properties fo:text-align="justify" fo:margin-bottom="0in"/>
      <style:text-properties fo:color="#000000"/>
    </style:style>
    <style:style style:name="P2839" style:parent-style-name="Standard" style:family="paragraph">
      <style:paragraph-properties fo:text-align="justify" fo:margin-bottom="0in"/>
      <style:text-properties fo:color="#000000"/>
    </style:style>
    <style:style style:name="P2840" style:parent-style-name="Standard" style:family="paragraph">
      <style:paragraph-properties fo:margin-bottom="0in"/>
    </style:style>
    <style:style style:name="TableRow2841" style:family="table-row">
      <style:table-row-properties style:use-optimal-row-height="false"/>
    </style:style>
    <style:style style:name="TableCell28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3" style:parent-style-name="Standard" style:family="paragraph">
      <style:paragraph-properties fo:margin-bottom="0in"/>
    </style:style>
    <style:style style:name="TableRow2844" style:family="table-row">
      <style:table-row-properties style:use-optimal-row-height="false"/>
    </style:style>
    <style:style style:name="TableCell284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6" style:parent-style-name="Standard" style:family="paragraph">
      <style:paragraph-properties fo:margin-bottom="0in"/>
    </style:style>
    <style:style style:name="TableRow2847" style:family="table-row">
      <style:table-row-properties style:use-optimal-row-height="false"/>
    </style:style>
    <style:style style:name="TableCell28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9" style:parent-style-name="Standard" style:family="paragraph">
      <style:paragraph-properties fo:margin-bottom="0in"/>
    </style:style>
    <style:style style:name="TableRow2850" style:family="table-row">
      <style:table-row-properties style:use-optimal-row-height="false"/>
    </style:style>
    <style:style style:name="TableCell28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52" style:parent-style-name="Standard" style:family="paragraph">
      <style:paragraph-properties fo:margin-bottom="0in"/>
    </style:style>
    <style:style style:name="TableRow2853" style:family="table-row">
      <style:table-row-properties style:use-optimal-row-height="false"/>
    </style:style>
    <style:style style:name="TableCell28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55" style:parent-style-name="Standard" style:family="paragraph">
      <style:paragraph-properties fo:margin-bottom="0in"/>
    </style:style>
    <style:style style:name="TableRow2856" style:family="table-row">
      <style:table-row-properties style:use-optimal-row-height="false"/>
    </style:style>
    <style:style style:name="TableCell28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58" style:parent-style-name="Standard" style:family="paragraph">
      <style:paragraph-properties fo:margin-bottom="0in"/>
    </style:style>
    <style:style style:name="TableRow2859" style:family="table-row">
      <style:table-row-properties style:use-optimal-row-height="false"/>
    </style:style>
    <style:style style:name="TableCell28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1" style:parent-style-name="Standard" style:family="paragraph">
      <style:paragraph-properties fo:margin-bottom="0in"/>
    </style:style>
    <style:style style:name="TableRow2862" style:family="table-row">
      <style:table-row-properties style:use-optimal-row-height="false"/>
    </style:style>
    <style:style style:name="TableCell286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4" style:parent-style-name="Standard" style:family="paragraph">
      <style:paragraph-properties fo:margin-bottom="0in"/>
    </style:style>
    <style:style style:name="TableRow2865" style:family="table-row">
      <style:table-row-properties style:use-optimal-row-height="false"/>
    </style:style>
    <style:style style:name="TableCell286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7" style:parent-style-name="Standard" style:family="paragraph">
      <style:paragraph-properties fo:margin-bottom="0in"/>
    </style:style>
    <style:style style:name="TableRow2868" style:family="table-row">
      <style:table-row-properties style:use-optimal-row-height="false"/>
    </style:style>
    <style:style style:name="TableCell28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0" style:parent-style-name="Standard" style:family="paragraph">
      <style:paragraph-properties fo:margin-bottom="0in"/>
    </style:style>
    <style:style style:name="TableColumn2872" style:family="table-column">
      <style:table-column-properties style:column-width="6.693in" style:use-optimal-column-width="false"/>
    </style:style>
    <style:style style:name="Table2871" style:family="table">
      <style:table-properties style:width="6.693in" fo:margin-left="-0.0069in" table:align="left"/>
    </style:style>
    <style:style style:name="TableRow2873" style:family="table-row">
      <style:table-row-properties style:use-optimal-row-height="false"/>
    </style:style>
    <style:style style:name="TableCell287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5" style:parent-style-name="Standard" style:family="paragraph">
      <style:paragraph-properties fo:text-align="justify" fo:margin-bottom="0in"/>
      <style:text-properties fo:color="#000000"/>
    </style:style>
    <style:style style:name="P2876" style:parent-style-name="Standard" style:family="paragraph">
      <style:paragraph-properties fo:text-align="justify" fo:margin-bottom="0in"/>
      <style:text-properties fo:color="#000000"/>
    </style:style>
    <style:style style:name="P2877" style:parent-style-name="Standard" style:family="paragraph">
      <style:paragraph-properties fo:text-align="justify" fo:margin-bottom="0in"/>
      <style:text-properties fo:color="#000000"/>
    </style:style>
    <style:style style:name="P2878" style:parent-style-name="Standard" style:family="paragraph">
      <style:paragraph-properties fo:text-align="justify" fo:margin-bottom="0in"/>
      <style:text-properties fo:color="#000000"/>
    </style:style>
    <style:style style:name="P2879" style:parent-style-name="Standard" style:family="paragraph">
      <style:paragraph-properties fo:text-align="justify" fo:margin-bottom="0in"/>
      <style:text-properties fo:color="#000000"/>
    </style:style>
    <style:style style:name="P2880" style:parent-style-name="Standard" style:family="paragraph">
      <style:paragraph-properties fo:text-align="justify" fo:margin-bottom="0in"/>
      <style:text-properties fo:color="#000000"/>
    </style:style>
    <style:style style:name="P2881" style:parent-style-name="Standard" style:family="paragraph">
      <style:paragraph-properties fo:text-align="justify" fo:margin-bottom="0in"/>
      <style:text-properties fo:color="#000000"/>
    </style:style>
    <style:style style:name="P2882" style:parent-style-name="Standard" style:family="paragraph">
      <style:paragraph-properties fo:margin-bottom="0in"/>
    </style:style>
    <style:style style:name="T2883" style:parent-style-name="Car.predefinitoparagrafo" style:family="text">
      <style:text-properties fo:color="#000000"/>
    </style:style>
    <style:style style:name="T2884" style:parent-style-name="Car.predefinitoparagrafo" style:family="text">
      <style:text-properties fo:color="#000000"/>
    </style:style>
    <style:style style:name="T2885" style:parent-style-name="Car.predefinitoparagrafo" style:family="text">
      <style:text-properties fo:color="#000000"/>
    </style:style>
    <style:style style:name="TableRow2886" style:family="table-row">
      <style:table-row-properties style:use-optimal-row-height="false"/>
    </style:style>
    <style:style style:name="TableCell288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8" style:parent-style-name="Standard" style:family="paragraph">
      <style:paragraph-properties fo:margin-bottom="0in"/>
    </style:style>
    <style:style style:name="TableRow2889" style:family="table-row">
      <style:table-row-properties style:use-optimal-row-height="false"/>
    </style:style>
    <style:style style:name="TableCell28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1" style:parent-style-name="Standard" style:family="paragraph">
      <style:paragraph-properties fo:margin-bottom="0in"/>
    </style:style>
    <style:style style:name="TableRow2892" style:family="table-row">
      <style:table-row-properties style:use-optimal-row-height="false"/>
    </style:style>
    <style:style style:name="TableCell28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4" style:parent-style-name="Standard" style:family="paragraph">
      <style:paragraph-properties fo:margin-bottom="0in"/>
    </style:style>
    <style:style style:name="TableRow2895" style:family="table-row">
      <style:table-row-properties style:use-optimal-row-height="false"/>
    </style:style>
    <style:style style:name="TableCell289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7" style:parent-style-name="Standard" style:family="paragraph">
      <style:paragraph-properties fo:margin-bottom="0in"/>
    </style:style>
    <style:style style:name="TableRow2898" style:family="table-row">
      <style:table-row-properties style:use-optimal-row-height="false"/>
    </style:style>
    <style:style style:name="TableCell289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0" style:parent-style-name="Standard" style:family="paragraph">
      <style:paragraph-properties fo:margin-bottom="0in"/>
    </style:style>
    <style:style style:name="TableRow2901" style:family="table-row">
      <style:table-row-properties style:use-optimal-row-height="false"/>
    </style:style>
    <style:style style:name="TableCell290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3" style:parent-style-name="Standard" style:family="paragraph">
      <style:paragraph-properties fo:margin-bottom="0in"/>
    </style:style>
    <style:style style:name="TableRow2904" style:family="table-row">
      <style:table-row-properties style:use-optimal-row-height="false"/>
    </style:style>
    <style:style style:name="TableCell29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6" style:parent-style-name="Standard" style:family="paragraph">
      <style:paragraph-properties fo:margin-bottom="0in"/>
    </style:style>
    <style:style style:name="TableRow2907" style:family="table-row">
      <style:table-row-properties style:use-optimal-row-height="false"/>
    </style:style>
    <style:style style:name="TableCell290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9" style:parent-style-name="Standard" style:family="paragraph">
      <style:paragraph-properties fo:margin-bottom="0in"/>
    </style:style>
    <style:style style:name="TableRow2910" style:family="table-row">
      <style:table-row-properties style:use-optimal-row-height="false"/>
    </style:style>
    <style:style style:name="TableCell291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2" style:parent-style-name="Standard" style:family="paragraph">
      <style:paragraph-properties fo:margin-bottom="0in"/>
    </style:style>
    <style:style style:name="TableRow2913" style:family="table-row">
      <style:table-row-properties style:use-optimal-row-height="false"/>
    </style:style>
    <style:style style:name="TableCell29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5" style:parent-style-name="Standard" style:family="paragraph">
      <style:paragraph-properties fo:margin-bottom="0in"/>
    </style:style>
    <style:style style:name="TableColumn2917" style:family="table-column">
      <style:table-column-properties style:column-width="6.693in" style:use-optimal-column-width="false"/>
    </style:style>
    <style:style style:name="Table2916" style:family="table">
      <style:table-properties style:width="6.693in" fo:margin-left="-0.0069in" table:align="left"/>
    </style:style>
    <style:style style:name="TableRow2918" style:family="table-row">
      <style:table-row-properties style:use-optimal-row-height="false"/>
    </style:style>
    <style:style style:name="TableCell291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0" style:parent-style-name="Standard" style:family="paragraph">
      <style:paragraph-properties fo:margin-bottom="0in"/>
    </style:style>
    <style:style style:name="TableRow2921" style:family="table-row">
      <style:table-row-properties style:use-optimal-row-height="false"/>
    </style:style>
    <style:style style:name="TableCell292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3" style:parent-style-name="Standard" style:family="paragraph">
      <style:paragraph-properties fo:margin-bottom="0in"/>
    </style:style>
    <style:style style:name="TableRow2924" style:family="table-row">
      <style:table-row-properties style:use-optimal-row-height="false"/>
    </style:style>
    <style:style style:name="TableCell292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6" style:parent-style-name="Standard" style:family="paragraph">
      <style:paragraph-properties fo:margin-bottom="0in"/>
    </style:style>
    <style:style style:name="TableRow2927" style:family="table-row">
      <style:table-row-properties style:use-optimal-row-height="false"/>
    </style:style>
    <style:style style:name="TableCell292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9" style:parent-style-name="Standard" style:family="paragraph">
      <style:paragraph-properties fo:margin-bottom="0in"/>
    </style:style>
    <style:style style:name="TableRow2930" style:family="table-row">
      <style:table-row-properties style:use-optimal-row-height="false"/>
    </style:style>
    <style:style style:name="TableCell293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2" style:parent-style-name="Standard" style:family="paragraph">
      <style:paragraph-properties fo:margin-bottom="0in"/>
    </style:style>
    <style:style style:name="TableRow2933" style:family="table-row">
      <style:table-row-properties style:use-optimal-row-height="false"/>
    </style:style>
    <style:style style:name="TableCell293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5" style:parent-style-name="Standard" style:family="paragraph">
      <style:paragraph-properties fo:margin-bottom="0in"/>
    </style:style>
    <style:style style:name="TableRow2936" style:family="table-row">
      <style:table-row-properties style:use-optimal-row-height="false"/>
    </style:style>
    <style:style style:name="TableCell293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8" style:parent-style-name="Standard" style:family="paragraph">
      <style:paragraph-properties fo:margin-bottom="0in"/>
    </style:style>
    <style:style style:name="TableRow2939" style:family="table-row">
      <style:table-row-properties style:use-optimal-row-height="false"/>
    </style:style>
    <style:style style:name="TableCell294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1" style:parent-style-name="Standard" style:family="paragraph">
      <style:paragraph-properties fo:margin-bottom="0in"/>
    </style:style>
    <style:style style:name="TableRow2942" style:family="table-row">
      <style:table-row-properties style:use-optimal-row-height="false"/>
    </style:style>
    <style:style style:name="TableCell29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4" style:parent-style-name="Standard" style:family="paragraph">
      <style:paragraph-properties fo:margin-bottom="0in"/>
    </style:style>
    <style:style style:name="TableRow2945" style:family="table-row">
      <style:table-row-properties style:use-optimal-row-height="false"/>
    </style:style>
    <style:style style:name="TableCell29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7" style:parent-style-name="Standard" style:family="paragraph">
      <style:paragraph-properties fo:margin-bottom="0in"/>
    </style:style>
    <style:style style:name="TableRow2948" style:family="table-row">
      <style:table-row-properties style:use-optimal-row-height="false"/>
    </style:style>
    <style:style style:name="TableCell29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0" style:parent-style-name="Standard" style:family="paragraph">
      <style:paragraph-properties fo:margin-bottom="0in"/>
    </style:style>
    <style:style style:name="TableColumn2952" style:family="table-column">
      <style:table-column-properties style:column-width="6.693in" style:use-optimal-column-width="false"/>
    </style:style>
    <style:style style:name="Table2951" style:family="table">
      <style:table-properties style:width="6.693in" fo:margin-left="-0.0069in" table:align="left"/>
    </style:style>
    <style:style style:name="TableRow2953" style:family="table-row">
      <style:table-row-properties style:use-optimal-row-height="false"/>
    </style:style>
    <style:style style:name="TableCell29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5" style:parent-style-name="Standard" style:family="paragraph">
      <style:paragraph-properties fo:margin-bottom="0in"/>
    </style:style>
    <style:style style:name="P2956" style:parent-style-name="Standard" style:family="paragraph">
      <style:paragraph-properties fo:margin-bottom="0in"/>
    </style:style>
    <style:style style:name="P2957" style:parent-style-name="Standard" style:family="paragraph">
      <style:paragraph-properties fo:margin-bottom="0in"/>
    </style:style>
    <style:style style:name="P2958" style:parent-style-name="Standard" style:family="paragraph">
      <style:paragraph-properties fo:margin-bottom="0in"/>
    </style:style>
    <style:style style:name="TableRow2959" style:family="table-row">
      <style:table-row-properties style:use-optimal-row-height="false"/>
    </style:style>
    <style:style style:name="TableCell29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61" style:parent-style-name="Standard" style:family="paragraph">
      <style:paragraph-properties fo:margin-bottom="0in"/>
    </style:style>
    <style:style style:name="TableRow2962" style:family="table-row">
      <style:table-row-properties style:use-optimal-row-height="false"/>
    </style:style>
    <style:style style:name="TableCell296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64" style:parent-style-name="Standard" style:family="paragraph">
      <style:paragraph-properties fo:margin-bottom="0in"/>
    </style:style>
    <style:style style:name="TableRow2965" style:family="table-row">
      <style:table-row-properties style:use-optimal-row-height="false"/>
    </style:style>
    <style:style style:name="TableCell296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67" style:parent-style-name="Standard" style:family="paragraph">
      <style:paragraph-properties fo:margin-bottom="0in"/>
    </style:style>
    <style:style style:name="TableColumn2969" style:family="table-column">
      <style:table-column-properties style:column-width="6.693in" style:use-optimal-column-width="false"/>
    </style:style>
    <style:style style:name="Table2968" style:family="table">
      <style:table-properties style:width="6.693in" fo:margin-left="-0.0069in" table:align="left"/>
    </style:style>
    <style:style style:name="TableRow2970" style:family="table-row">
      <style:table-row-properties style:use-optimal-row-height="false"/>
    </style:style>
    <style:style style:name="TableCell29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2" style:parent-style-name="Standard" style:family="paragraph">
      <style:paragraph-properties fo:margin-bottom="0in"/>
    </style:style>
    <style:style style:name="P2973" style:parent-style-name="Standard" style:family="paragraph">
      <style:paragraph-properties fo:margin-bottom="0in"/>
    </style:style>
    <style:style style:name="TableRow2974" style:family="table-row">
      <style:table-row-properties style:use-optimal-row-height="false"/>
    </style:style>
    <style:style style:name="TableCell29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6" style:parent-style-name="Standard" style:family="paragraph">
      <style:paragraph-properties fo:margin-bottom="0in"/>
    </style:style>
    <style:style style:name="TableRow2977" style:family="table-row">
      <style:table-row-properties style:use-optimal-row-height="false"/>
    </style:style>
    <style:style style:name="TableCell29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9" style:parent-style-name="Standard" style:family="paragraph">
      <style:paragraph-properties fo:margin-bottom="0in"/>
    </style:style>
    <style:style style:name="TableRow2980" style:family="table-row">
      <style:table-row-properties style:use-optimal-row-height="false"/>
    </style:style>
    <style:style style:name="TableCell298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2" style:parent-style-name="Standard" style:family="paragraph">
      <style:paragraph-properties fo:margin-bottom="0in"/>
    </style:style>
    <style:style style:name="TableColumn2984" style:family="table-column">
      <style:table-column-properties style:column-width="6.693in" style:use-optimal-column-width="false"/>
    </style:style>
    <style:style style:name="Table2983" style:family="table">
      <style:table-properties style:width="6.693in" fo:margin-left="-0.0069in" table:align="left"/>
    </style:style>
    <style:style style:name="TableRow2985" style:family="table-row">
      <style:table-row-properties style:use-optimal-row-height="false"/>
    </style:style>
    <style:style style:name="TableCell29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7" style:parent-style-name="Standard" style:family="paragraph">
      <style:paragraph-properties fo:margin-bottom="0in"/>
    </style:style>
    <style:style style:name="TableRow2988" style:family="table-row">
      <style:table-row-properties style:use-optimal-row-height="false"/>
    </style:style>
    <style:style style:name="TableCell29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0" style:parent-style-name="Standard" style:family="paragraph">
      <style:paragraph-properties fo:margin-bottom="0in"/>
    </style:style>
    <style:style style:name="TableRow2991" style:family="table-row">
      <style:table-row-properties style:use-optimal-row-height="false"/>
    </style:style>
    <style:style style:name="TableCell299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3" style:parent-style-name="Standard" style:family="paragraph">
      <style:paragraph-properties fo:margin-bottom="0in"/>
    </style:style>
    <style:style style:name="TableRow2994" style:family="table-row">
      <style:table-row-properties style:use-optimal-row-height="false"/>
    </style:style>
    <style:style style:name="TableCell299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6" style:parent-style-name="Standard" style:family="paragraph">
      <style:paragraph-properties fo:margin-bottom="0in"/>
    </style:style>
    <style:style style:name="TableColumn2998" style:family="table-column">
      <style:table-column-properties style:column-width="6.693in" style:use-optimal-column-width="false"/>
    </style:style>
    <style:style style:name="Table2997" style:family="table">
      <style:table-properties style:width="6.693in" fo:margin-left="-0.0069in" table:align="left"/>
    </style:style>
    <style:style style:name="TableRow2999" style:family="table-row">
      <style:table-row-properties style:use-optimal-row-height="false"/>
    </style:style>
    <style:style style:name="TableCell300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1" style:parent-style-name="Standard" style:family="paragraph">
      <style:paragraph-properties fo:margin-bottom="0in"/>
    </style:style>
    <style:style style:name="TableRow3002" style:family="table-row">
      <style:table-row-properties style:use-optimal-row-height="false"/>
    </style:style>
    <style:style style:name="TableCell30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4" style:parent-style-name="Standard" style:family="paragraph">
      <style:paragraph-properties fo:margin-bottom="0in"/>
    </style:style>
    <style:style style:name="TableRow3005" style:family="table-row">
      <style:table-row-properties style:use-optimal-row-height="false"/>
    </style:style>
    <style:style style:name="TableCell30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7" style:parent-style-name="Standard" style:family="paragraph">
      <style:paragraph-properties fo:margin-bottom="0in"/>
    </style:style>
    <style:style style:name="TableRow3008" style:family="table-row">
      <style:table-row-properties style:use-optimal-row-height="false"/>
    </style:style>
    <style:style style:name="TableCell300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0" style:parent-style-name="Standard" style:family="paragraph">
      <style:paragraph-properties fo:margin-bottom="0in"/>
    </style:style>
    <style:style style:name="TableColumn3012" style:family="table-column">
      <style:table-column-properties style:column-width="6.693in" style:use-optimal-column-width="false"/>
    </style:style>
    <style:style style:name="Table3011" style:family="table">
      <style:table-properties style:width="6.693in" fo:margin-left="-0.0069in" table:align="left"/>
    </style:style>
    <style:style style:name="TableRow3013" style:family="table-row">
      <style:table-row-properties style:use-optimal-row-height="false"/>
    </style:style>
    <style:style style:name="TableCell30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5" style:parent-style-name="Standard" style:family="paragraph">
      <style:paragraph-properties fo:margin-bottom="0in"/>
    </style:style>
    <style:style style:name="TableRow3016" style:family="table-row">
      <style:table-row-properties style:use-optimal-row-height="false"/>
    </style:style>
    <style:style style:name="TableCell30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8" style:parent-style-name="Standard" style:family="paragraph">
      <style:paragraph-properties fo:margin-bottom="0in"/>
    </style:style>
    <style:style style:name="TableRow3019" style:family="table-row">
      <style:table-row-properties style:use-optimal-row-height="false"/>
    </style:style>
    <style:style style:name="TableCell30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1" style:parent-style-name="Standard" style:family="paragraph">
      <style:paragraph-properties fo:margin-bottom="0in"/>
    </style:style>
    <style:style style:name="TableRow3022" style:family="table-row">
      <style:table-row-properties style:use-optimal-row-height="false"/>
    </style:style>
    <style:style style:name="TableCell30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4" style:parent-style-name="Standard" style:family="paragraph">
      <style:paragraph-properties fo:margin-bottom="0in"/>
    </style:style>
    <style:style style:name="P3025" style:parent-style-name="Standard" style:family="paragraph">
      <style:paragraph-properties fo:break-before="page"/>
    </style:style>
    <style:style style:name="TableColumn3027" style:family="table-column">
      <style:table-column-properties style:column-width="6.693in" style:use-optimal-column-width="false"/>
    </style:style>
    <style:style style:name="Table3026" style:family="table">
      <style:table-properties style:width="6.693in" fo:margin-left="-0.0069in" table:align="left"/>
    </style:style>
    <style:style style:name="TableRow3028" style:family="table-row">
      <style:table-row-properties style:use-optimal-row-height="false"/>
    </style:style>
    <style:style style:name="TableCell30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0" style:parent-style-name="Standard" style:family="paragraph">
      <style:paragraph-properties fo:margin-bottom="0in"/>
    </style:style>
    <style:style style:name="P3031" style:parent-style-name="Standard" style:family="paragraph">
      <style:paragraph-properties fo:margin-bottom="0in"/>
    </style:style>
    <style:style style:name="P3032" style:parent-style-name="Standard" style:family="paragraph">
      <style:paragraph-properties fo:margin-bottom="0in"/>
    </style:style>
    <style:style style:name="P3033" style:parent-style-name="Standard" style:family="paragraph">
      <style:paragraph-properties fo:margin-bottom="0in"/>
    </style:style>
    <style:style style:name="P3034" style:parent-style-name="Standard" style:family="paragraph">
      <style:paragraph-properties fo:text-align="justify" fo:margin-bottom="0in"/>
    </style:style>
    <style:style style:name="P3035" style:parent-style-name="Standard" style:family="paragraph">
      <style:paragraph-properties fo:margin-bottom="0in"/>
    </style:style>
    <style:style style:name="P3036" style:parent-style-name="Standard" style:family="paragraph">
      <style:paragraph-properties fo:margin-bottom="0in"/>
    </style:style>
    <style:style style:name="P3037" style:parent-style-name="Standard" style:family="paragraph">
      <style:paragraph-properties fo:margin-bottom="0in"/>
    </style:style>
    <style:style style:name="P3038" style:parent-style-name="Standard" style:family="paragraph">
      <style:paragraph-properties fo:margin-bottom="0in"/>
    </style:style>
    <style:style style:name="P3039" style:parent-style-name="Standard" style:family="paragraph">
      <style:paragraph-properties fo:margin-bottom="0in"/>
    </style:style>
    <style:style style:name="P3040" style:parent-style-name="Standard" style:family="paragraph">
      <style:paragraph-properties fo:margin-bottom="0in"/>
    </style:style>
    <style:style style:name="P3041" style:parent-style-name="Standard" style:family="paragraph">
      <style:paragraph-properties fo:margin-bottom="0in"/>
    </style:style>
    <style:style style:name="P3042" style:parent-style-name="Standard" style:family="paragraph">
      <style:paragraph-properties fo:margin-bottom="0in"/>
    </style:style>
    <style:style style:name="P3043" style:parent-style-name="Standard" style:family="paragraph">
      <style:paragraph-properties fo:margin-bottom="0in"/>
    </style:style>
    <style:style style:name="P3044" style:parent-style-name="Standard" style:family="paragraph">
      <style:paragraph-properties fo:margin-bottom="0in"/>
    </style:style>
    <style:style style:name="TableRow3045" style:family="table-row">
      <style:table-row-properties style:use-optimal-row-height="false"/>
    </style:style>
    <style:style style:name="TableCell30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7" style:parent-style-name="Standard" style:family="paragraph">
      <style:paragraph-properties fo:margin-bottom="0in"/>
    </style:style>
    <style:style style:name="TableRow3048" style:family="table-row">
      <style:table-row-properties style:use-optimal-row-height="false"/>
    </style:style>
    <style:style style:name="TableCell30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0" style:parent-style-name="Standard" style:family="paragraph">
      <style:paragraph-properties fo:margin-bottom="0in"/>
    </style:style>
    <style:style style:name="TableRow3051" style:family="table-row">
      <style:table-row-properties style:use-optimal-row-height="false"/>
    </style:style>
    <style:style style:name="TableCell305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3" style:parent-style-name="Standard" style:family="paragraph">
      <style:paragraph-properties fo:margin-bottom="0in"/>
    </style:style>
    <style:style style:name="TableColumn3055" style:family="table-column">
      <style:table-column-properties style:column-width="6.693in" style:use-optimal-column-width="false"/>
    </style:style>
    <style:style style:name="Table3054" style:family="table">
      <style:table-properties style:width="6.693in" fo:margin-left="-0.0069in" table:align="left"/>
    </style:style>
    <style:style style:name="TableRow3056" style:family="table-row">
      <style:table-row-properties style:use-optimal-row-height="false"/>
    </style:style>
    <style:style style:name="TableCell30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8" style:parent-style-name="Standard" style:family="paragraph">
      <style:paragraph-properties fo:margin-bottom="0in"/>
    </style:style>
    <style:style style:name="P3059" style:parent-style-name="Standard" style:family="paragraph">
      <style:paragraph-properties fo:margin-bottom="0in"/>
    </style:style>
    <style:style style:name="P3060" style:parent-style-name="Standard" style:family="paragraph">
      <style:paragraph-properties fo:margin-bottom="0in"/>
    </style:style>
    <style:style style:name="P3061" style:parent-style-name="Standard" style:family="paragraph">
      <style:paragraph-properties fo:margin-bottom="0in"/>
    </style:style>
    <style:style style:name="P3062" style:parent-style-name="Standard" style:family="paragraph">
      <style:paragraph-properties fo:margin-bottom="0in"/>
    </style:style>
    <style:style style:name="P3063" style:parent-style-name="Standard" style:family="paragraph">
      <style:paragraph-properties fo:margin-bottom="0in"/>
    </style:style>
    <style:style style:name="TableRow3064" style:family="table-row">
      <style:table-row-properties style:use-optimal-row-height="false"/>
    </style:style>
    <style:style style:name="TableCell306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6" style:parent-style-name="Standard" style:family="paragraph">
      <style:paragraph-properties fo:margin-bottom="0in"/>
    </style:style>
    <style:style style:name="TableRow3067" style:family="table-row">
      <style:table-row-properties style:use-optimal-row-height="false"/>
    </style:style>
    <style:style style:name="TableCell306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9" style:parent-style-name="Standard" style:family="paragraph">
      <style:paragraph-properties fo:margin-bottom="0in"/>
    </style:style>
    <style:style style:name="TableRow3070" style:family="table-row">
      <style:table-row-properties style:use-optimal-row-height="false"/>
    </style:style>
    <style:style style:name="TableCell30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2" style:parent-style-name="Standard" style:family="paragraph">
      <style:paragraph-properties fo:margin-bottom="0in"/>
    </style:style>
    <style:style style:name="TableColumn3074" style:family="table-column">
      <style:table-column-properties style:column-width="6.693in" style:use-optimal-column-width="false"/>
    </style:style>
    <style:style style:name="Table3073" style:family="table">
      <style:table-properties style:width="6.693in" fo:margin-left="-0.0069in" table:align="left"/>
    </style:style>
    <style:style style:name="TableRow3075" style:family="table-row">
      <style:table-row-properties style:use-optimal-row-height="false"/>
    </style:style>
    <style:style style:name="TableCell307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7" style:parent-style-name="Standard" style:family="paragraph">
      <style:paragraph-properties fo:margin-bottom="0in"/>
    </style:style>
    <style:style style:name="P3078" style:parent-style-name="Standard" style:family="paragraph">
      <style:paragraph-properties fo:margin-bottom="0in"/>
    </style:style>
    <style:style style:name="P3079" style:parent-style-name="Standard" style:family="paragraph">
      <style:paragraph-properties fo:margin-bottom="0in"/>
    </style:style>
    <style:style style:name="P3080" style:parent-style-name="Standard" style:family="paragraph">
      <style:paragraph-properties fo:margin-bottom="0in"/>
    </style:style>
    <style:style style:name="P3081" style:parent-style-name="Standard" style:family="paragraph">
      <style:paragraph-properties fo:margin-bottom="0in"/>
    </style:style>
    <style:style style:name="P3082" style:parent-style-name="Standard" style:family="paragraph">
      <style:paragraph-properties fo:margin-bottom="0in"/>
    </style:style>
    <style:style style:name="P3083" style:parent-style-name="Standard" style:family="paragraph">
      <style:paragraph-properties fo:margin-bottom="0in"/>
    </style:style>
    <style:style style:name="TableRow3084" style:family="table-row">
      <style:table-row-properties style:use-optimal-row-height="false"/>
    </style:style>
    <style:style style:name="TableCell308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6" style:parent-style-name="Standard" style:family="paragraph">
      <style:paragraph-properties fo:margin-bottom="0in"/>
    </style:style>
    <style:style style:name="TableRow3087" style:family="table-row">
      <style:table-row-properties style:use-optimal-row-height="false"/>
    </style:style>
    <style:style style:name="TableCell30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9" style:parent-style-name="Standard" style:family="paragraph">
      <style:paragraph-properties fo:margin-bottom="0in"/>
    </style:style>
    <style:style style:name="TableRow3090" style:family="table-row">
      <style:table-row-properties style:use-optimal-row-height="false"/>
    </style:style>
    <style:style style:name="TableCell309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2" style:parent-style-name="Standard" style:family="paragraph">
      <style:paragraph-properties fo:margin-bottom="0in"/>
    </style:style>
    <style:style style:name="P3093" style:parent-style-name="Standard" style:family="paragraph">
      <style:paragraph-properties fo:break-before="page"/>
    </style:style>
    <style:style style:name="P3094" style:parent-style-name="Normale" style:family="paragraph">
      <style:paragraph-properties fo:break-before="page"/>
    </style:style>
    <style:style style:name="TableColumn3096" style:family="table-column">
      <style:table-column-properties style:column-width="2.0263in" style:use-optimal-column-width="false"/>
    </style:style>
    <style:style style:name="TableColumn3097" style:family="table-column">
      <style:table-column-properties style:column-width="2.9631in" style:use-optimal-column-width="false"/>
    </style:style>
    <style:style style:name="TableColumn3098" style:family="table-column">
      <style:table-column-properties style:column-width="2.2638in" style:use-optimal-column-width="false"/>
    </style:style>
    <style:style style:name="Table3095" style:family="table">
      <style:table-properties style:width="7.2534in" fo:margin-left="0.0312in" table:align="left"/>
    </style:style>
    <style:style style:name="TableRow3099" style:family="table-row">
      <style:table-row-properties style:min-row-height="0.2604in" style:use-optimal-row-height="false"/>
    </style:style>
    <style:style style:name="TableCell3100" style:family="table-cell">
      <style:table-cell-properties fo:border="none" style:writing-mode="lr-tb" style:vertical-align="bottom" fo:padding-top="0in" fo:padding-left="0.0486in" fo:padding-bottom="0in" fo:padding-right="0.0486in"/>
    </style:style>
    <style:style style:name="P3101" style:parent-style-name="Titolo1" style:family="paragraph">
      <style:paragraph-properties fo:margin-top="0in"/>
      <style:text-properties style:font-name-asian="Times New Roman" style:language-asian="it" style:country-asian="IT"/>
    </style:style>
    <style:style style:name="TableCell3102" style:family="table-cell">
      <style:table-cell-properties fo:border="none" style:writing-mode="lr-tb" style:vertical-align="bottom" fo:padding-top="0in" fo:padding-left="0.0486in" fo:padding-bottom="0in" fo:padding-right="0.0486in"/>
    </style:style>
    <style:style style:name="P3103"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104" style:family="table-cell">
      <style:table-cell-properties fo:border="none" style:writing-mode="lr-tb" style:vertical-align="bottom" fo:padding-top="0in" fo:padding-left="0.0486in" fo:padding-bottom="0in" fo:padding-right="0.0486in"/>
    </style:style>
    <style:style style:name="P3105" style:parent-style-name="Standard" style:family="paragraph">
      <style:paragraph-properties fo:margin-bottom="0in"/>
      <style:text-properties fo:color="#00000A" fo:font-size="10pt" style:font-size-asian="10pt" style:font-size-complex="10pt" style:language-asian="it" style:country-asian="IT"/>
    </style:style>
    <style:style style:name="TableRow3106" style:family="table-row">
      <style:table-row-properties style:row-height="0.0159in" style:use-optimal-row-height="false"/>
    </style:style>
    <style:style style:name="TableCell3107" style:family="table-cell">
      <style:table-cell-properties fo:border="none" style:writing-mode="lr-tb" style:vertical-align="bottom" fo:padding-top="0in" fo:padding-left="0.0486in" fo:padding-bottom="0in" fo:padding-right="0.0486in"/>
    </style:style>
    <style:style style:name="P3108" style:parent-style-name="Standard" style:family="paragraph">
      <style:paragraph-properties fo:margin-bottom="0in"/>
      <style:text-properties fo:color="#00000A" fo:font-size="10pt" style:font-size-asian="10pt" style:font-size-complex="10pt" style:language-asian="it" style:country-asian="IT"/>
    </style:style>
    <style:style style:name="TableCell3109" style:family="table-cell">
      <style:table-cell-properties fo:border="none" style:writing-mode="lr-tb" style:vertical-align="bottom" fo:padding-top="0in" fo:padding-left="0.0486in" fo:padding-bottom="0in" fo:padding-right="0.0486in"/>
    </style:style>
    <style:style style:name="P3110" style:parent-style-name="Standard" style:family="paragraph">
      <style:paragraph-properties fo:margin-bottom="0in"/>
      <style:text-properties fo:color="#00000A" fo:font-size="10pt" style:font-size-asian="10pt" style:font-size-complex="10pt" style:language-asian="it" style:country-asian="IT"/>
    </style:style>
    <style:style style:name="TableCell3111" style:family="table-cell">
      <style:table-cell-properties fo:border="none" style:writing-mode="lr-tb" style:vertical-align="bottom" fo:padding-top="0in" fo:padding-left="0.0486in" fo:padding-bottom="0in" fo:padding-right="0.0486in"/>
    </style:style>
    <style:style style:name="P3112" style:parent-style-name="Standard" style:family="paragraph">
      <style:paragraph-properties fo:margin-bottom="0in"/>
      <style:text-properties fo:color="#00000A" fo:font-size="10pt" style:font-size-asian="10pt" style:font-size-complex="10pt" style:language-asian="it" style:country-asian="IT"/>
    </style:style>
    <style:style style:name="TableRow3113" style:family="table-row">
      <style:table-row-properties style:min-row-height="0.2083in" style:use-optimal-row-height="false"/>
    </style:style>
    <style:style style:name="TableCell3114" style:family="table-cell">
      <style:table-cell-properties fo:border="none" style:writing-mode="lr-tb" style:vertical-align="bottom" fo:padding-top="0in" fo:padding-left="0.0486in" fo:padding-bottom="0in" fo:padding-right="0.0486in"/>
    </style:style>
    <style:style style:name="P311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116" style:family="table-cell">
      <style:table-cell-properties fo:border="none" style:writing-mode="lr-tb" style:vertical-align="bottom" fo:padding-top="0in" fo:padding-left="0.0486in" fo:padding-bottom="0in" fo:padding-right="0.0486in"/>
    </style:style>
    <style:style style:name="P311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18" style:family="table-cell">
      <style:table-cell-properties fo:border="none" style:writing-mode="lr-tb" style:vertical-align="bottom" fo:padding-top="0in" fo:padding-left="0.0486in" fo:padding-bottom="0in" fo:padding-right="0.0486in"/>
    </style:style>
    <style:style style:name="P3119" style:parent-style-name="Standard" style:family="paragraph">
      <style:paragraph-properties fo:margin-bottom="0in"/>
      <style:text-properties fo:color="#00000A" fo:font-size="10pt" style:font-size-asian="10pt" style:font-size-complex="10pt" style:language-asian="it" style:country-asian="IT"/>
    </style:style>
    <style:style style:name="TableRow3120" style:family="table-row">
      <style:table-row-properties style:row-height="0.0159in" style:use-optimal-row-height="false"/>
    </style:style>
    <style:style style:name="TableCell3121" style:family="table-cell">
      <style:table-cell-properties fo:border="none" style:writing-mode="lr-tb" style:vertical-align="bottom" fo:padding-top="0in" fo:padding-left="0.0486in" fo:padding-bottom="0in" fo:padding-right="0.0486in"/>
    </style:style>
    <style:style style:name="P3122" style:parent-style-name="Standard" style:family="paragraph">
      <style:paragraph-properties fo:margin-bottom="0in"/>
      <style:text-properties fo:color="#00000A" fo:font-size="10pt" style:font-size-asian="10pt" style:font-size-complex="10pt" style:language-asian="it" style:country-asian="IT"/>
    </style:style>
    <style:style style:name="TableCell3123" style:family="table-cell">
      <style:table-cell-properties fo:border="none" style:writing-mode="lr-tb" style:vertical-align="bottom" fo:padding-top="0in" fo:padding-left="0.0486in" fo:padding-bottom="0in" fo:padding-right="0.0486in"/>
    </style:style>
    <style:style style:name="P3124" style:parent-style-name="Standard" style:family="paragraph">
      <style:paragraph-properties fo:margin-bottom="0in"/>
      <style:text-properties fo:color="#00000A" fo:font-size="10pt" style:font-size-asian="10pt" style:font-size-complex="10pt" style:language-asian="it" style:country-asian="IT"/>
    </style:style>
    <style:style style:name="TableCell3125" style:family="table-cell">
      <style:table-cell-properties fo:border="none" style:writing-mode="lr-tb" style:vertical-align="bottom" fo:padding-top="0in" fo:padding-left="0.0486in" fo:padding-bottom="0in" fo:padding-right="0.0486in"/>
    </style:style>
    <style:style style:name="P3126" style:parent-style-name="Standard" style:family="paragraph">
      <style:paragraph-properties fo:margin-bottom="0in"/>
      <style:text-properties fo:color="#00000A" fo:font-size="10pt" style:font-size-asian="10pt" style:font-size-complex="10pt" style:language-asian="it" style:country-asian="IT"/>
    </style:style>
    <style:style style:name="TableRow3127" style:family="table-row">
      <style:table-row-properties style:min-row-height="0.2083in" style:use-optimal-row-height="false"/>
    </style:style>
    <style:style style:name="TableCell3128" style:family="table-cell">
      <style:table-cell-properties fo:border="none" style:writing-mode="lr-tb" style:vertical-align="bottom" fo:padding-top="0in" fo:padding-left="0.0486in" fo:padding-bottom="0in" fo:padding-right="0.0486in"/>
    </style:style>
    <style:style style:name="P312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130" style:family="table-cell">
      <style:table-cell-properties fo:border="none" style:writing-mode="lr-tb" style:vertical-align="bottom" fo:padding-top="0in" fo:padding-left="0.0486in" fo:padding-bottom="0in" fo:padding-right="0.0486in"/>
    </style:style>
    <style:style style:name="P313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32" style:family="table-cell">
      <style:table-cell-properties fo:border="none" style:writing-mode="lr-tb" style:vertical-align="bottom" fo:padding-top="0in" fo:padding-left="0.0486in" fo:padding-bottom="0in" fo:padding-right="0.0486in"/>
    </style:style>
    <style:style style:name="P3133" style:parent-style-name="Standard" style:family="paragraph">
      <style:paragraph-properties fo:margin-bottom="0in"/>
      <style:text-properties fo:color="#00000A" fo:font-size="10pt" style:font-size-asian="10pt" style:font-size-complex="10pt" style:language-asian="it" style:country-asian="IT"/>
    </style:style>
    <style:style style:name="TableRow3134" style:family="table-row">
      <style:table-row-properties style:min-row-height="0.2083in" style:use-optimal-row-height="false"/>
    </style:style>
    <style:style style:name="TableCell3135" style:family="table-cell">
      <style:table-cell-properties fo:border="none" style:writing-mode="lr-tb" style:vertical-align="bottom" fo:padding-top="0in" fo:padding-left="0.0486in" fo:padding-bottom="0in" fo:padding-right="0.0486in"/>
    </style:style>
    <style:style style:name="P3136"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3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38"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39"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40"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Cell3141" style:family="table-cell">
      <style:table-cell-properties fo:border="none" style:writing-mode="lr-tb" style:vertical-align="bottom" fo:padding-top="0in" fo:padding-left="0.0486in" fo:padding-bottom="0in" fo:padding-right="0.0486in"/>
    </style:style>
    <style:style style:name="P3142"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43"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44"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45"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46" style:parent-style-name="Standard" style:family="paragraph">
      <style:paragraph-properties fo:margin-bottom="0in"/>
    </style:style>
    <style:style style:name="T3147" style:parent-style-name="Car.predefinitoparagrafo" style:family="text">
      <style:text-properties style:font-name-asian="Times New Roman" style:font-name-complex="Calibri" style:font-style-complex="italic" fo:color="#000000" style:language-asian="it" style:country-asian="IT"/>
    </style:style>
    <style:style style:name="T3148"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ableCell3149" style:family="table-cell">
      <style:table-cell-properties fo:border="none" style:writing-mode="lr-tb" style:vertical-align="bottom" fo:padding-top="0in" fo:padding-left="0.0486in" fo:padding-bottom="0in" fo:padding-right="0.0486in"/>
    </style:style>
    <style:style style:name="P3150"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51"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52"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53"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154"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Row3155" style:family="table-row">
      <style:table-row-properties style:row-height="0.0159in" style:use-optimal-row-height="false"/>
    </style:style>
    <style:style style:name="TableCell3156" style:family="table-cell">
      <style:table-cell-properties fo:border="none" style:writing-mode="lr-tb" style:vertical-align="bottom" fo:padding-top="0in" fo:padding-left="0.0486in" fo:padding-bottom="0in" fo:padding-right="0.0486in"/>
    </style:style>
    <style:style style:name="P315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58" style:family="table-cell">
      <style:table-cell-properties fo:border="none" style:writing-mode="lr-tb" style:vertical-align="bottom" fo:padding-top="0in" fo:padding-left="0.0486in" fo:padding-bottom="0in" fo:padding-right="0.0486in"/>
    </style:style>
    <style:style style:name="P3159" style:parent-style-name="Standard" style:family="paragraph">
      <style:paragraph-properties fo:margin-bottom="0in"/>
      <style:text-properties fo:color="#00000A" fo:font-size="10pt" style:font-size-asian="10pt" style:font-size-complex="10pt" style:language-asian="it" style:country-asian="IT"/>
    </style:style>
    <style:style style:name="TableCell3160" style:family="table-cell">
      <style:table-cell-properties fo:border="none" style:writing-mode="lr-tb" style:vertical-align="bottom" fo:padding-top="0in" fo:padding-left="0.0486in" fo:padding-bottom="0in" fo:padding-right="0.0486in"/>
    </style:style>
    <style:style style:name="P3161" style:parent-style-name="Standard" style:family="paragraph">
      <style:paragraph-properties fo:margin-bottom="0in"/>
      <style:text-properties fo:color="#00000A" fo:font-size="10pt" style:font-size-asian="10pt" style:font-size-complex="10pt" style:language-asian="it" style:country-asian="IT"/>
    </style:style>
    <style:style style:name="TableRow3162" style:family="table-row">
      <style:table-row-properties style:row-height="0.0159in" style:use-optimal-row-height="false"/>
    </style:style>
    <style:style style:name="TableCell3163" style:family="table-cell">
      <style:table-cell-properties fo:border="none" style:writing-mode="lr-tb" style:vertical-align="bottom" fo:padding-top="0in" fo:padding-left="0.0486in" fo:padding-bottom="0in" fo:padding-right="0.0486in"/>
    </style:style>
    <style:style style:name="P3164" style:parent-style-name="Standard" style:family="paragraph">
      <style:paragraph-properties fo:margin-bottom="0in"/>
      <style:text-properties fo:color="#00000A" fo:font-size="10pt" style:font-size-asian="10pt" style:font-size-complex="10pt" style:language-asian="it" style:country-asian="IT"/>
    </style:style>
    <style:style style:name="TableCell3165" style:family="table-cell">
      <style:table-cell-properties fo:border="none" style:writing-mode="lr-tb" style:vertical-align="bottom" fo:padding-top="0in" fo:padding-left="0.0486in" fo:padding-bottom="0in" fo:padding-right="0.0486in"/>
    </style:style>
    <style:style style:name="P3166" style:parent-style-name="Standard" style:family="paragraph">
      <style:paragraph-properties fo:margin-bottom="0in"/>
      <style:text-properties fo:color="#00000A" fo:font-size="10pt" style:font-size-asian="10pt" style:font-size-complex="10pt" style:language-asian="it" style:country-asian="IT"/>
    </style:style>
    <style:style style:name="TableCell3167" style:family="table-cell">
      <style:table-cell-properties fo:border="none" style:writing-mode="lr-tb" style:vertical-align="bottom" fo:padding-top="0in" fo:padding-left="0.0486in" fo:padding-bottom="0in" fo:padding-right="0.0486in"/>
    </style:style>
    <style:style style:name="P3168" style:parent-style-name="Standard" style:family="paragraph">
      <style:paragraph-properties fo:margin-bottom="0in"/>
      <style:text-properties fo:color="#00000A" fo:font-size="10pt" style:font-size-asian="10pt" style:font-size-complex="10pt" style:language-asian="it" style:country-asian="IT"/>
    </style:style>
    <style:style style:name="TableRow3169" style:family="table-row">
      <style:table-row-properties style:row-height="0.0159in" style:use-optimal-row-height="false"/>
    </style:style>
    <style:style style:name="TableCell3170" style:family="table-cell">
      <style:table-cell-properties fo:border="none" style:writing-mode="lr-tb" style:vertical-align="bottom" fo:padding-top="0in" fo:padding-left="0.0486in" fo:padding-bottom="0in" fo:padding-right="0.0486in"/>
    </style:style>
    <style:style style:name="P3171" style:parent-style-name="Standard" style:family="paragraph">
      <style:paragraph-properties fo:margin-bottom="0in"/>
      <style:text-properties fo:color="#00000A" fo:font-size="10pt" style:font-size-asian="10pt" style:font-size-complex="10pt" style:language-asian="it" style:country-asian="IT"/>
    </style:style>
    <style:style style:name="TableCell3172" style:family="table-cell">
      <style:table-cell-properties fo:border="none" style:writing-mode="lr-tb" style:vertical-align="bottom" fo:padding-top="0in" fo:padding-left="0.0486in" fo:padding-bottom="0in" fo:padding-right="0.0486in"/>
    </style:style>
    <style:style style:name="P3173" style:parent-style-name="Standard" style:family="paragraph">
      <style:paragraph-properties fo:margin-bottom="0in"/>
      <style:text-properties fo:color="#00000A" fo:font-size="10pt" style:font-size-asian="10pt" style:font-size-complex="10pt" style:language-asian="it" style:country-asian="IT"/>
    </style:style>
    <style:style style:name="TableCell3174" style:family="table-cell">
      <style:table-cell-properties fo:border="none" style:writing-mode="lr-tb" style:vertical-align="bottom" fo:padding-top="0in" fo:padding-left="0.0486in" fo:padding-bottom="0in" fo:padding-right="0.0486in"/>
    </style:style>
    <style:style style:name="P3175" style:parent-style-name="Standard" style:family="paragraph">
      <style:paragraph-properties fo:margin-bottom="0in"/>
      <style:text-properties fo:color="#00000A" fo:font-size="10pt" style:font-size-asian="10pt" style:font-size-complex="10pt" style:language-asian="it" style:country-asian="IT"/>
    </style:style>
    <style:style style:name="TableRow3176" style:family="table-row">
      <style:table-row-properties style:row-height="0.0159in" style:use-optimal-row-height="false"/>
    </style:style>
    <style:style style:name="TableCell3177" style:family="table-cell">
      <style:table-cell-properties fo:border="none" style:writing-mode="lr-tb" style:vertical-align="bottom" fo:padding-top="0in" fo:padding-left="0.0486in" fo:padding-bottom="0in" fo:padding-right="0.0486in"/>
    </style:style>
    <style:style style:name="P3178" style:parent-style-name="Standard" style:family="paragraph">
      <style:paragraph-properties fo:margin-bottom="0in"/>
      <style:text-properties fo:color="#00000A" fo:font-size="10pt" style:font-size-asian="10pt" style:font-size-complex="10pt" style:language-asian="it" style:country-asian="IT"/>
    </style:style>
    <style:style style:name="TableCell3179" style:family="table-cell">
      <style:table-cell-properties fo:border="none" style:writing-mode="lr-tb" style:vertical-align="bottom" fo:padding-top="0in" fo:padding-left="0.0486in" fo:padding-bottom="0in" fo:padding-right="0.0486in"/>
    </style:style>
    <style:style style:name="P3180" style:parent-style-name="Standard" style:family="paragraph">
      <style:paragraph-properties fo:margin-bottom="0in"/>
      <style:text-properties fo:color="#00000A" fo:font-size="10pt" style:font-size-asian="10pt" style:font-size-complex="10pt" style:language-asian="it" style:country-asian="IT"/>
    </style:style>
    <style:style style:name="TableCell3181" style:family="table-cell">
      <style:table-cell-properties fo:border="none" style:writing-mode="lr-tb" style:vertical-align="bottom" fo:padding-top="0in" fo:padding-left="0.0486in" fo:padding-bottom="0in" fo:padding-right="0.0486in"/>
    </style:style>
    <style:style style:name="P3182" style:parent-style-name="Standard" style:family="paragraph">
      <style:paragraph-properties fo:margin-bottom="0in"/>
      <style:text-properties fo:color="#00000A" fo:font-size="10pt" style:font-size-asian="10pt" style:font-size-complex="10pt" style:language-asian="it" style:country-asian="IT"/>
    </style:style>
    <style:style style:name="TableRow3183" style:family="table-row">
      <style:table-row-properties style:row-height="0.0159in" style:use-optimal-row-height="false"/>
    </style:style>
    <style:style style:name="TableCell3184" style:family="table-cell">
      <style:table-cell-properties fo:border="none" style:writing-mode="lr-tb" style:vertical-align="bottom" fo:padding-top="0in" fo:padding-left="0.0486in" fo:padding-bottom="0in" fo:padding-right="0.0486in"/>
    </style:style>
    <style:style style:name="P3185" style:parent-style-name="Standard" style:family="paragraph">
      <style:paragraph-properties fo:margin-bottom="0in"/>
      <style:text-properties fo:color="#00000A" fo:font-size="10pt" style:font-size-asian="10pt" style:font-size-complex="10pt" style:language-asian="it" style:country-asian="IT"/>
    </style:style>
    <style:style style:name="TableCell3186" style:family="table-cell">
      <style:table-cell-properties fo:border="none" style:writing-mode="lr-tb" style:vertical-align="bottom" fo:padding-top="0in" fo:padding-left="0.0486in" fo:padding-bottom="0in" fo:padding-right="0.0486in"/>
    </style:style>
    <style:style style:name="P3187" style:parent-style-name="Standard" style:family="paragraph">
      <style:paragraph-properties fo:margin-bottom="0in"/>
      <style:text-properties fo:color="#00000A" fo:font-size="10pt" style:font-size-asian="10pt" style:font-size-complex="10pt" style:language-asian="it" style:country-asian="IT"/>
    </style:style>
    <style:style style:name="TableCell3188" style:family="table-cell">
      <style:table-cell-properties fo:border="none" style:writing-mode="lr-tb" style:vertical-align="bottom" fo:padding-top="0in" fo:padding-left="0.0486in" fo:padding-bottom="0in" fo:padding-right="0.0486in"/>
    </style:style>
    <style:style style:name="P3189" style:parent-style-name="Standard" style:family="paragraph">
      <style:paragraph-properties fo:margin-bottom="0in"/>
      <style:text-properties fo:color="#00000A" fo:font-size="10pt" style:font-size-asian="10pt" style:font-size-complex="10pt" style:language-asian="it" style:country-asian="IT"/>
    </style:style>
    <style:style style:name="TableRow3190" style:family="table-row">
      <style:table-row-properties style:row-height="0.0159in" style:use-optimal-row-height="false"/>
    </style:style>
    <style:style style:name="TableCell3191" style:family="table-cell">
      <style:table-cell-properties fo:border="none" style:writing-mode="lr-tb" style:vertical-align="bottom" fo:padding-top="0in" fo:padding-left="0.0486in" fo:padding-bottom="0in" fo:padding-right="0.0486in"/>
    </style:style>
    <style:style style:name="P3192" style:parent-style-name="Standard" style:family="paragraph">
      <style:paragraph-properties fo:margin-bottom="0in"/>
      <style:text-properties fo:color="#00000A" fo:font-size="10pt" style:font-size-asian="10pt" style:font-size-complex="10pt" style:language-asian="it" style:country-asian="IT"/>
    </style:style>
    <style:style style:name="TableCell3193" style:family="table-cell">
      <style:table-cell-properties fo:border="none" style:writing-mode="lr-tb" style:vertical-align="bottom" fo:padding-top="0in" fo:padding-left="0.0486in" fo:padding-bottom="0in" fo:padding-right="0.0486in"/>
    </style:style>
    <style:style style:name="P3194" style:parent-style-name="Standard" style:family="paragraph">
      <style:paragraph-properties fo:margin-bottom="0in"/>
      <style:text-properties fo:color="#00000A" fo:font-size="10pt" style:font-size-asian="10pt" style:font-size-complex="10pt" style:language-asian="it" style:country-asian="IT"/>
    </style:style>
    <style:style style:name="TableCell3195" style:family="table-cell">
      <style:table-cell-properties fo:border="none" style:writing-mode="lr-tb" style:vertical-align="bottom" fo:padding-top="0in" fo:padding-left="0.0486in" fo:padding-bottom="0in" fo:padding-right="0.0486in"/>
    </style:style>
    <style:style style:name="P3196" style:parent-style-name="Standard" style:family="paragraph">
      <style:paragraph-properties fo:margin-bottom="0in"/>
      <style:text-properties fo:color="#00000A" fo:font-size="10pt" style:font-size-asian="10pt" style:font-size-complex="10pt" style:language-asian="it" style:country-asian="IT"/>
    </style:style>
    <style:style style:name="TableRow3197" style:family="table-row">
      <style:table-row-properties style:min-row-height="0.2083in" style:use-optimal-row-height="false"/>
    </style:style>
    <style:style style:name="TableCell3198" style:family="table-cell">
      <style:table-cell-properties fo:border="none" style:writing-mode="lr-tb" style:vertical-align="bottom" fo:padding-top="0in" fo:padding-left="0.0486in" fo:padding-bottom="0in" fo:padding-right="0.0486in"/>
    </style:style>
    <style:style style:name="P319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00" style:family="table-cell">
      <style:table-cell-properties fo:border="none" style:writing-mode="lr-tb" style:vertical-align="bottom" fo:padding-top="0in" fo:padding-left="0.0486in" fo:padding-bottom="0in" fo:padding-right="0.0486in"/>
    </style:style>
    <style:style style:name="P320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02" style:family="table-cell">
      <style:table-cell-properties fo:border="none" style:writing-mode="lr-tb" style:vertical-align="bottom" fo:padding-top="0in" fo:padding-left="0.0486in" fo:padding-bottom="0in" fo:padding-right="0.0486in"/>
    </style:style>
    <style:style style:name="P3203" style:parent-style-name="Standard" style:family="paragraph">
      <style:paragraph-properties fo:margin-bottom="0in"/>
      <style:text-properties fo:color="#00000A" fo:font-size="10pt" style:font-size-asian="10pt" style:font-size-complex="10pt" style:language-asian="it" style:country-asian="IT"/>
    </style:style>
    <style:style style:name="TableRow3204" style:family="table-row">
      <style:table-row-properties style:min-row-height="0.6854in" style:use-optimal-row-height="false"/>
    </style:style>
    <style:style style:name="TableCell3205" style:family="table-cell">
      <style:table-cell-properties fo:border="none" style:writing-mode="lr-tb" style:vertical-align="bottom" fo:padding-top="0in" fo:padding-left="0.0486in" fo:padding-bottom="0in" fo:padding-right="0.0486in"/>
    </style:style>
    <style:style style:name="P32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2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208" style:family="table-cell">
      <style:table-cell-properties fo:border="none" style:writing-mode="lr-tb" style:vertical-align="bottom" fo:padding-top="0in" fo:padding-left="0.0486in" fo:padding-bottom="0in" fo:padding-right="0.0486in"/>
    </style:style>
    <style:style style:name="P32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21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211" style:family="table-cell">
      <style:table-cell-properties fo:border="none" style:writing-mode="lr-tb" style:vertical-align="bottom" fo:padding-top="0in" fo:padding-left="0.0486in" fo:padding-bottom="0in" fo:padding-right="0.0486in"/>
    </style:style>
    <style:style style:name="P321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21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214" style:family="table-row">
      <style:table-row-properties style:row-height="0.0472in" style:use-optimal-row-height="false"/>
    </style:style>
    <style:style style:name="TableCell3215" style:family="table-cell">
      <style:table-cell-properties fo:border="none" style:writing-mode="lr-tb" style:vertical-align="bottom" fo:padding-top="0in" fo:padding-left="0.0486in" fo:padding-bottom="0in" fo:padding-right="0.0486in"/>
    </style:style>
    <style:style style:name="P321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17" style:family="table-cell">
      <style:table-cell-properties fo:border="none" style:writing-mode="lr-tb" style:vertical-align="bottom" fo:padding-top="0in" fo:padding-left="0.0486in" fo:padding-bottom="0in" fo:padding-right="0.0486in"/>
    </style:style>
    <style:style style:name="P3218" style:parent-style-name="Standard" style:family="paragraph">
      <style:paragraph-properties fo:margin-bottom="0in"/>
      <style:text-properties fo:color="#00000A" fo:font-size="10pt" style:font-size-asian="10pt" style:font-size-complex="10pt" style:language-asian="it" style:country-asian="IT"/>
    </style:style>
    <style:style style:name="TableCell3219" style:family="table-cell">
      <style:table-cell-properties fo:border="none" style:writing-mode="lr-tb" style:vertical-align="bottom" fo:padding-top="0in" fo:padding-left="0.0486in" fo:padding-bottom="0in" fo:padding-right="0.0486in"/>
    </style:style>
    <style:style style:name="P3220" style:parent-style-name="Standard" style:family="paragraph">
      <style:paragraph-properties fo:margin-bottom="0in"/>
      <style:text-properties fo:color="#00000A" fo:font-size="10pt" style:font-size-asian="10pt" style:font-size-complex="10pt" style:language-asian="it" style:country-asian="IT"/>
    </style:style>
    <style:style style:name="TableRow3221" style:family="table-row">
      <style:table-row-properties style:row-height="0.0159in" style:use-optimal-row-height="false"/>
    </style:style>
    <style:style style:name="TableCell3222" style:family="table-cell">
      <style:table-cell-properties fo:border="none" style:writing-mode="lr-tb" style:vertical-align="bottom" fo:padding-top="0in" fo:padding-left="0.0486in" fo:padding-bottom="0in" fo:padding-right="0.0486in"/>
    </style:style>
    <style:style style:name="P3223" style:parent-style-name="Standard" style:family="paragraph">
      <style:paragraph-properties fo:margin-bottom="0in"/>
      <style:text-properties fo:color="#00000A" fo:font-size="10pt" style:font-size-asian="10pt" style:font-size-complex="10pt" style:language-asian="it" style:country-asian="IT"/>
    </style:style>
    <style:style style:name="TableCell3224" style:family="table-cell">
      <style:table-cell-properties fo:border="none" style:writing-mode="lr-tb" style:vertical-align="bottom" fo:padding-top="0in" fo:padding-left="0.0486in" fo:padding-bottom="0in" fo:padding-right="0.0486in"/>
    </style:style>
    <style:style style:name="P3225" style:parent-style-name="Standard" style:family="paragraph">
      <style:paragraph-properties fo:margin-bottom="0in"/>
      <style:text-properties fo:color="#00000A" fo:font-size="10pt" style:font-size-asian="10pt" style:font-size-complex="10pt" style:language-asian="it" style:country-asian="IT"/>
    </style:style>
    <style:style style:name="TableCell3226" style:family="table-cell">
      <style:table-cell-properties fo:border="none" style:writing-mode="lr-tb" style:vertical-align="bottom" fo:padding-top="0in" fo:padding-left="0.0486in" fo:padding-bottom="0in" fo:padding-right="0.0486in"/>
    </style:style>
    <style:style style:name="P3227" style:parent-style-name="Standard" style:family="paragraph">
      <style:paragraph-properties fo:margin-bottom="0in"/>
      <style:text-properties fo:color="#00000A" fo:font-size="10pt" style:font-size-asian="10pt" style:font-size-complex="10pt" style:language-asian="it" style:country-asian="IT"/>
    </style:style>
    <style:style style:name="TableRow3228" style:family="table-row">
      <style:table-row-properties style:row-height="0.0159in" style:use-optimal-row-height="false"/>
    </style:style>
    <style:style style:name="TableCell3229" style:family="table-cell">
      <style:table-cell-properties fo:border="none" style:writing-mode="lr-tb" style:vertical-align="bottom" fo:padding-top="0in" fo:padding-left="0.0486in" fo:padding-bottom="0in" fo:padding-right="0.0486in"/>
    </style:style>
    <style:style style:name="P3230" style:parent-style-name="Standard" style:family="paragraph">
      <style:paragraph-properties fo:margin-bottom="0in"/>
      <style:text-properties fo:color="#00000A" fo:font-size="10pt" style:font-size-asian="10pt" style:font-size-complex="10pt" style:language-asian="it" style:country-asian="IT"/>
    </style:style>
    <style:style style:name="TableCell3231" style:family="table-cell">
      <style:table-cell-properties fo:border="none" style:writing-mode="lr-tb" style:vertical-align="bottom" fo:padding-top="0in" fo:padding-left="0.0486in" fo:padding-bottom="0in" fo:padding-right="0.0486in"/>
    </style:style>
    <style:style style:name="P3232" style:parent-style-name="Standard" style:family="paragraph">
      <style:paragraph-properties fo:margin-bottom="0in"/>
      <style:text-properties fo:color="#00000A" fo:font-size="10pt" style:font-size-asian="10pt" style:font-size-complex="10pt" style:language-asian="it" style:country-asian="IT"/>
    </style:style>
    <style:style style:name="TableCell3233" style:family="table-cell">
      <style:table-cell-properties fo:border="none" style:writing-mode="lr-tb" style:vertical-align="bottom" fo:padding-top="0in" fo:padding-left="0.0486in" fo:padding-bottom="0in" fo:padding-right="0.0486in"/>
    </style:style>
    <style:style style:name="P3234" style:parent-style-name="Standard" style:family="paragraph">
      <style:paragraph-properties fo:margin-bottom="0in"/>
      <style:text-properties fo:color="#00000A" fo:font-size="10pt" style:font-size-asian="10pt" style:font-size-complex="10pt" style:language-asian="it" style:country-asian="IT"/>
    </style:style>
    <style:style style:name="TableRow3235" style:family="table-row">
      <style:table-row-properties style:row-height="0.0159in" style:use-optimal-row-height="false"/>
    </style:style>
    <style:style style:name="TableCell3236" style:family="table-cell">
      <style:table-cell-properties fo:border="none" style:writing-mode="lr-tb" style:vertical-align="bottom" fo:padding-top="0in" fo:padding-left="0.0486in" fo:padding-bottom="0in" fo:padding-right="0.0486in"/>
    </style:style>
    <style:style style:name="P3237" style:parent-style-name="Standard" style:family="paragraph">
      <style:paragraph-properties fo:margin-bottom="0in"/>
      <style:text-properties fo:color="#00000A" fo:font-size="10pt" style:font-size-asian="10pt" style:font-size-complex="10pt" style:language-asian="it" style:country-asian="IT"/>
    </style:style>
    <style:style style:name="TableCell3238" style:family="table-cell">
      <style:table-cell-properties fo:border="none" style:writing-mode="lr-tb" style:vertical-align="bottom" fo:padding-top="0in" fo:padding-left="0.0486in" fo:padding-bottom="0in" fo:padding-right="0.0486in"/>
    </style:style>
    <style:style style:name="P3239" style:parent-style-name="Standard" style:family="paragraph">
      <style:paragraph-properties fo:margin-bottom="0in"/>
      <style:text-properties fo:color="#00000A" fo:font-size="10pt" style:font-size-asian="10pt" style:font-size-complex="10pt" style:language-asian="it" style:country-asian="IT"/>
    </style:style>
    <style:style style:name="TableCell3240" style:family="table-cell">
      <style:table-cell-properties fo:border="none" style:writing-mode="lr-tb" style:vertical-align="bottom" fo:padding-top="0in" fo:padding-left="0.0486in" fo:padding-bottom="0in" fo:padding-right="0.0486in"/>
    </style:style>
    <style:style style:name="P3241" style:parent-style-name="Standard" style:family="paragraph">
      <style:paragraph-properties fo:margin-bottom="0in"/>
      <style:text-properties fo:color="#00000A" fo:font-size="10pt" style:font-size-asian="10pt" style:font-size-complex="10pt" style:language-asian="it" style:country-asian="IT"/>
    </style:style>
    <style:style style:name="TableRow3242" style:family="table-row">
      <style:table-row-properties style:row-height="0.0472in" style:use-optimal-row-height="false"/>
    </style:style>
    <style:style style:name="TableCell3243" style:family="table-cell">
      <style:table-cell-properties fo:border="none" style:writing-mode="lr-tb" style:vertical-align="bottom" fo:padding-top="0in" fo:padding-left="0.0486in" fo:padding-bottom="0in" fo:padding-right="0.0486in"/>
    </style:style>
    <style:style style:name="P3244" style:parent-style-name="Standard" style:family="paragraph">
      <style:paragraph-properties fo:margin-bottom="0in"/>
      <style:text-properties fo:color="#00000A" fo:font-size="10pt" style:font-size-asian="10pt" style:font-size-complex="10pt" style:language-asian="it" style:country-asian="IT"/>
    </style:style>
    <style:style style:name="TableCell3245" style:family="table-cell">
      <style:table-cell-properties fo:border="none" style:writing-mode="lr-tb" style:vertical-align="bottom" fo:padding-top="0in" fo:padding-left="0.0486in" fo:padding-bottom="0in" fo:padding-right="0.0486in"/>
    </style:style>
    <style:style style:name="P3246" style:parent-style-name="Standard" style:family="paragraph">
      <style:paragraph-properties fo:margin-bottom="0in"/>
      <style:text-properties fo:color="#00000A" fo:font-size="10pt" style:font-size-asian="10pt" style:font-size-complex="10pt" style:language-asian="it" style:country-asian="IT"/>
    </style:style>
    <style:style style:name="TableCell3247" style:family="table-cell">
      <style:table-cell-properties fo:border="none" style:writing-mode="lr-tb" style:vertical-align="bottom" fo:padding-top="0in" fo:padding-left="0.0486in" fo:padding-bottom="0in" fo:padding-right="0.0486in"/>
    </style:style>
    <style:style style:name="P3248" style:parent-style-name="Standard" style:family="paragraph">
      <style:paragraph-properties fo:margin-bottom="0in"/>
      <style:text-properties fo:color="#00000A" fo:font-size="10pt" style:font-size-asian="10pt" style:font-size-complex="10pt" style:language-asian="it" style:country-asian="IT"/>
    </style:style>
    <style:style style:name="TableRow3249" style:family="table-row">
      <style:table-row-properties style:row-height="0.0159in" style:use-optimal-row-height="false"/>
    </style:style>
    <style:style style:name="TableCell3250" style:family="table-cell">
      <style:table-cell-properties fo:border="none" style:writing-mode="lr-tb" style:vertical-align="bottom" fo:padding-top="0in" fo:padding-left="0.0486in" fo:padding-bottom="0in" fo:padding-right="0.0486in"/>
    </style:style>
    <style:style style:name="P3251" style:parent-style-name="Standard" style:family="paragraph">
      <style:paragraph-properties fo:margin-bottom="0in"/>
      <style:text-properties fo:color="#00000A" fo:font-size="10pt" style:font-size-asian="10pt" style:font-size-complex="10pt" style:language-asian="it" style:country-asian="IT"/>
    </style:style>
    <style:style style:name="TableCell3252" style:family="table-cell">
      <style:table-cell-properties fo:border="none" style:writing-mode="lr-tb" style:vertical-align="bottom" fo:padding-top="0in" fo:padding-left="0.0486in" fo:padding-bottom="0in" fo:padding-right="0.0486in"/>
    </style:style>
    <style:style style:name="P3253" style:parent-style-name="Standard" style:family="paragraph">
      <style:paragraph-properties fo:margin-bottom="0in"/>
      <style:text-properties fo:color="#00000A" fo:font-size="10pt" style:font-size-asian="10pt" style:font-size-complex="10pt" style:language-asian="it" style:country-asian="IT"/>
    </style:style>
    <style:style style:name="TableCell3254" style:family="table-cell">
      <style:table-cell-properties fo:border="none" style:writing-mode="lr-tb" style:vertical-align="bottom" fo:padding-top="0in" fo:padding-left="0.0486in" fo:padding-bottom="0in" fo:padding-right="0.0486in"/>
    </style:style>
    <style:style style:name="P3255" style:parent-style-name="Standard" style:family="paragraph">
      <style:paragraph-properties fo:margin-bottom="0in"/>
      <style:text-properties fo:color="#00000A" fo:font-size="10pt" style:font-size-asian="10pt" style:font-size-complex="10pt" style:language-asian="it" style:country-asian="IT"/>
    </style:style>
    <style:style style:name="TableRow3256" style:family="table-row">
      <style:table-row-properties style:row-height="0.0159in" style:use-optimal-row-height="false"/>
    </style:style>
    <style:style style:name="TableCell3257" style:family="table-cell">
      <style:table-cell-properties fo:border="none" style:writing-mode="lr-tb" style:vertical-align="bottom" fo:padding-top="0in" fo:padding-left="0.0486in" fo:padding-bottom="0in" fo:padding-right="0.0486in"/>
    </style:style>
    <style:style style:name="P3258" style:parent-style-name="Standard" style:family="paragraph">
      <style:paragraph-properties fo:margin-bottom="0in"/>
      <style:text-properties fo:color="#00000A" fo:font-size="10pt" style:font-size-asian="10pt" style:font-size-complex="10pt" style:language-asian="it" style:country-asian="IT"/>
    </style:style>
    <style:style style:name="TableCell3259" style:family="table-cell">
      <style:table-cell-properties fo:border="none" style:writing-mode="lr-tb" style:vertical-align="bottom" fo:padding-top="0in" fo:padding-left="0.0486in" fo:padding-bottom="0in" fo:padding-right="0.0486in"/>
    </style:style>
    <style:style style:name="P3260" style:parent-style-name="Standard" style:family="paragraph">
      <style:paragraph-properties fo:margin-bottom="0in"/>
      <style:text-properties fo:color="#00000A" fo:font-size="10pt" style:font-size-asian="10pt" style:font-size-complex="10pt" style:language-asian="it" style:country-asian="IT"/>
    </style:style>
    <style:style style:name="TableCell3261" style:family="table-cell">
      <style:table-cell-properties fo:border="none" style:writing-mode="lr-tb" style:vertical-align="bottom" fo:padding-top="0in" fo:padding-left="0.0486in" fo:padding-bottom="0in" fo:padding-right="0.0486in"/>
    </style:style>
    <style:style style:name="P3262" style:parent-style-name="Standard" style:family="paragraph">
      <style:paragraph-properties fo:margin-bottom="0in"/>
      <style:text-properties fo:color="#00000A" fo:font-size="10pt" style:font-size-asian="10pt" style:font-size-complex="10pt" style:language-asian="it" style:country-asian="IT"/>
    </style:style>
    <style:style style:name="TableRow3263" style:family="table-row">
      <style:table-row-properties style:row-height="0.0159in" style:use-optimal-row-height="false"/>
    </style:style>
    <style:style style:name="TableCell3264" style:family="table-cell">
      <style:table-cell-properties fo:border="none" style:writing-mode="lr-tb" style:vertical-align="bottom" fo:padding-top="0in" fo:padding-left="0.0486in" fo:padding-bottom="0in" fo:padding-right="0.0486in"/>
    </style:style>
    <style:style style:name="P3265" style:parent-style-name="Standard" style:family="paragraph">
      <style:paragraph-properties fo:margin-bottom="0in"/>
      <style:text-properties fo:color="#00000A" fo:font-size="10pt" style:font-size-asian="10pt" style:font-size-complex="10pt" style:language-asian="it" style:country-asian="IT"/>
    </style:style>
    <style:style style:name="TableCell3266" style:family="table-cell">
      <style:table-cell-properties fo:border="none" style:writing-mode="lr-tb" style:vertical-align="bottom" fo:padding-top="0in" fo:padding-left="0.0486in" fo:padding-bottom="0in" fo:padding-right="0.0486in"/>
    </style:style>
    <style:style style:name="P3267" style:parent-style-name="Standard" style:family="paragraph">
      <style:paragraph-properties fo:margin-bottom="0in"/>
      <style:text-properties fo:color="#00000A" fo:font-size="10pt" style:font-size-asian="10pt" style:font-size-complex="10pt" style:language-asian="it" style:country-asian="IT"/>
    </style:style>
    <style:style style:name="TableCell3268" style:family="table-cell">
      <style:table-cell-properties fo:border="none" style:writing-mode="lr-tb" style:vertical-align="bottom" fo:padding-top="0in" fo:padding-left="0.0486in" fo:padding-bottom="0in" fo:padding-right="0.0486in"/>
    </style:style>
    <style:style style:name="P3269" style:parent-style-name="Standard" style:family="paragraph">
      <style:paragraph-properties fo:margin-bottom="0in"/>
      <style:text-properties fo:color="#00000A" fo:font-size="10pt" style:font-size-asian="10pt" style:font-size-complex="10pt" style:language-asian="it" style:country-asian="IT"/>
    </style:style>
    <style:style style:name="TableRow3270" style:family="table-row">
      <style:table-row-properties style:row-height="0.0159in" style:use-optimal-row-height="false"/>
    </style:style>
    <style:style style:name="TableCell3271" style:family="table-cell">
      <style:table-cell-properties fo:border="none" style:writing-mode="lr-tb" style:vertical-align="bottom" fo:padding-top="0in" fo:padding-left="0.0486in" fo:padding-bottom="0in" fo:padding-right="0.0486in"/>
    </style:style>
    <style:style style:name="P3272" style:parent-style-name="Standard" style:family="paragraph">
      <style:paragraph-properties fo:margin-bottom="0in"/>
      <style:text-properties fo:color="#00000A" fo:font-size="10pt" style:font-size-asian="10pt" style:font-size-complex="10pt" style:language-asian="it" style:country-asian="IT"/>
    </style:style>
    <style:style style:name="TableCell3273" style:family="table-cell">
      <style:table-cell-properties fo:border="none" style:writing-mode="lr-tb" style:vertical-align="bottom" fo:padding-top="0in" fo:padding-left="0.0486in" fo:padding-bottom="0in" fo:padding-right="0.0486in"/>
    </style:style>
    <style:style style:name="P3274" style:parent-style-name="Standard" style:family="paragraph">
      <style:paragraph-properties fo:margin-bottom="0in"/>
      <style:text-properties fo:color="#00000A" fo:font-size="10pt" style:font-size-asian="10pt" style:font-size-complex="10pt" style:language-asian="it" style:country-asian="IT"/>
    </style:style>
    <style:style style:name="TableCell3275" style:family="table-cell">
      <style:table-cell-properties fo:border="none" style:writing-mode="lr-tb" style:vertical-align="bottom" fo:padding-top="0in" fo:padding-left="0.0486in" fo:padding-bottom="0in" fo:padding-right="0.0486in"/>
    </style:style>
    <style:style style:name="P3276" style:parent-style-name="Standard" style:family="paragraph">
      <style:paragraph-properties fo:margin-bottom="0in"/>
      <style:text-properties fo:color="#00000A" fo:font-size="10pt" style:font-size-asian="10pt" style:font-size-complex="10pt" style:language-asian="it" style:country-asian="IT"/>
    </style:style>
    <style:style style:name="TableRow3277" style:family="table-row">
      <style:table-row-properties style:row-height="0.0159in" style:use-optimal-row-height="false"/>
    </style:style>
    <style:style style:name="TableCell3278" style:family="table-cell">
      <style:table-cell-properties fo:border="none" style:writing-mode="lr-tb" style:vertical-align="bottom" fo:padding-top="0in" fo:padding-left="0.0486in" fo:padding-bottom="0in" fo:padding-right="0.0486in"/>
    </style:style>
    <style:style style:name="P3279" style:parent-style-name="Standard" style:family="paragraph">
      <style:paragraph-properties fo:margin-bottom="0in"/>
      <style:text-properties fo:color="#00000A" fo:font-size="10pt" style:font-size-asian="10pt" style:font-size-complex="10pt" style:language-asian="it" style:country-asian="IT"/>
    </style:style>
    <style:style style:name="TableCell3280" style:family="table-cell">
      <style:table-cell-properties fo:border="none" style:writing-mode="lr-tb" style:vertical-align="bottom" fo:padding-top="0in" fo:padding-left="0.0486in" fo:padding-bottom="0in" fo:padding-right="0.0486in"/>
    </style:style>
    <style:style style:name="P3281" style:parent-style-name="Standard" style:family="paragraph">
      <style:paragraph-properties fo:margin-bottom="0in"/>
      <style:text-properties fo:color="#00000A" fo:font-size="10pt" style:font-size-asian="10pt" style:font-size-complex="10pt" style:language-asian="it" style:country-asian="IT"/>
    </style:style>
    <style:style style:name="TableCell3282" style:family="table-cell">
      <style:table-cell-properties fo:border="none" style:writing-mode="lr-tb" style:vertical-align="bottom" fo:padding-top="0in" fo:padding-left="0.0486in" fo:padding-bottom="0in" fo:padding-right="0.0486in"/>
    </style:style>
    <style:style style:name="P3283" style:parent-style-name="Standard" style:family="paragraph">
      <style:paragraph-properties fo:margin-bottom="0in"/>
      <style:text-properties fo:color="#00000A" fo:font-size="10pt" style:font-size-asian="10pt" style:font-size-complex="10pt" style:language-asian="it" style:country-asian="IT"/>
    </style:style>
    <style:style style:name="TableRow3284" style:family="table-row">
      <style:table-row-properties style:min-row-height="0.2083in" style:use-optimal-row-height="false"/>
    </style:style>
    <style:style style:name="TableCell3285" style:family="table-cell">
      <style:table-cell-properties fo:border="none" style:writing-mode="lr-tb" style:vertical-align="bottom" fo:padding-top="0in" fo:padding-left="0.0486in" fo:padding-bottom="0in" fo:padding-right="0.0486in"/>
    </style:style>
    <style:style style:name="P328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87" style:family="table-cell">
      <style:table-cell-properties fo:border="none" style:writing-mode="lr-tb" style:vertical-align="bottom" fo:padding-top="0in" fo:padding-left="0.0486in" fo:padding-bottom="0in" fo:padding-right="0.0486in"/>
    </style:style>
    <style:style style:name="P328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89" style:family="table-cell">
      <style:table-cell-properties fo:border="none" style:writing-mode="lr-tb" style:vertical-align="bottom" fo:padding-top="0in" fo:padding-left="0.0486in" fo:padding-bottom="0in" fo:padding-right="0.0486in"/>
    </style:style>
    <style:style style:name="P3290" style:parent-style-name="Standard" style:family="paragraph">
      <style:paragraph-properties fo:margin-bottom="0in"/>
      <style:text-properties fo:color="#00000A" fo:font-size="10pt" style:font-size-asian="10pt" style:font-size-complex="10pt" style:language-asian="it" style:country-asian="IT"/>
    </style:style>
    <style:style style:name="TableRow3291" style:family="table-row">
      <style:table-row-properties style:min-row-height="0.2083in" style:use-optimal-row-height="false"/>
    </style:style>
    <style:style style:name="TableCell3292" style:family="table-cell">
      <style:table-cell-properties fo:border="none" style:writing-mode="lr-tb" style:vertical-align="bottom" fo:padding-top="0in" fo:padding-left="0.0486in" fo:padding-bottom="0in" fo:padding-right="0.0486in"/>
    </style:style>
    <style:style style:name="P32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294" style:family="table-cell">
      <style:table-cell-properties fo:border="none" style:writing-mode="lr-tb" style:vertical-align="bottom" fo:padding-top="0in" fo:padding-left="0.0486in" fo:padding-bottom="0in" fo:padding-right="0.0486in"/>
    </style:style>
    <style:style style:name="P329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96" style:family="table-cell">
      <style:table-cell-properties fo:border="none" style:writing-mode="lr-tb" style:vertical-align="bottom" fo:padding-top="0in" fo:padding-left="0.0486in" fo:padding-bottom="0in" fo:padding-right="0.0486in"/>
    </style:style>
    <style:style style:name="P329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298" style:family="table-row">
      <style:table-row-properties style:row-height="0.0159in" style:use-optimal-row-height="false"/>
    </style:style>
    <style:style style:name="TableCell3299" style:family="table-cell">
      <style:table-cell-properties fo:border="none" style:writing-mode="lr-tb" style:vertical-align="bottom" fo:padding-top="0in" fo:padding-left="0.0486in" fo:padding-bottom="0in" fo:padding-right="0.0486in"/>
    </style:style>
    <style:style style:name="P330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01" style:family="table-cell">
      <style:table-cell-properties fo:border="none" style:writing-mode="lr-tb" style:vertical-align="bottom" fo:padding-top="0in" fo:padding-left="0.0486in" fo:padding-bottom="0in" fo:padding-right="0.0486in"/>
    </style:style>
    <style:style style:name="P3302" style:parent-style-name="Standard" style:family="paragraph">
      <style:paragraph-properties fo:margin-bottom="0in"/>
      <style:text-properties fo:color="#00000A" fo:font-size="10pt" style:font-size-asian="10pt" style:font-size-complex="10pt" style:language-asian="it" style:country-asian="IT"/>
    </style:style>
    <style:style style:name="TableCell3303" style:family="table-cell">
      <style:table-cell-properties fo:border="none" style:writing-mode="lr-tb" style:vertical-align="bottom" fo:padding-top="0in" fo:padding-left="0.0486in" fo:padding-bottom="0in" fo:padding-right="0.0486in"/>
    </style:style>
    <style:style style:name="P3304" style:parent-style-name="Standard" style:family="paragraph">
      <style:paragraph-properties fo:margin-bottom="0in"/>
      <style:text-properties fo:color="#00000A" fo:font-size="10pt" style:font-size-asian="10pt" style:font-size-complex="10pt" style:language-asian="it" style:country-asian="IT"/>
    </style:style>
    <style:style style:name="TableRow3305" style:family="table-row">
      <style:table-row-properties style:row-height="0.0159in" style:use-optimal-row-height="false"/>
    </style:style>
    <style:style style:name="TableCell3306" style:family="table-cell">
      <style:table-cell-properties fo:border="none" style:writing-mode="lr-tb" style:vertical-align="bottom" fo:padding-top="0in" fo:padding-left="0.0486in" fo:padding-bottom="0in" fo:padding-right="0.0486in"/>
    </style:style>
    <style:style style:name="P3307" style:parent-style-name="Standard" style:family="paragraph">
      <style:paragraph-properties fo:margin-bottom="0in"/>
      <style:text-properties fo:color="#00000A" fo:font-size="10pt" style:font-size-asian="10pt" style:font-size-complex="10pt" style:language-asian="it" style:country-asian="IT"/>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paragraph-properties fo:margin-bottom="0in"/>
      <style:text-properties fo:color="#00000A" fo:font-size="10pt" style:font-size-asian="10pt" style:font-size-complex="10pt" style:language-asian="it" style:country-asian="IT"/>
    </style:style>
    <style:style style:name="TableCell3310" style:family="table-cell">
      <style:table-cell-properties fo:border="none" style:writing-mode="lr-tb" style:vertical-align="bottom" fo:padding-top="0in" fo:padding-left="0.0486in" fo:padding-bottom="0in" fo:padding-right="0.0486in"/>
    </style:style>
    <style:style style:name="P3311" style:parent-style-name="Standard" style:family="paragraph">
      <style:paragraph-properties fo:margin-bottom="0in"/>
      <style:text-properties fo:color="#00000A" fo:font-size="10pt" style:font-size-asian="10pt" style:font-size-complex="10pt" style:language-asian="it" style:country-asian="IT"/>
    </style:style>
    <style:style style:name="TableRow3312" style:family="table-row">
      <style:table-row-properties style:row-height="0.0159in" style:use-optimal-row-height="false"/>
    </style:style>
    <style:style style:name="TableCell3313" style:family="table-cell">
      <style:table-cell-properties fo:border="none" style:writing-mode="lr-tb" style:vertical-align="bottom" fo:padding-top="0in" fo:padding-left="0.0486in" fo:padding-bottom="0in" fo:padding-right="0.0486in"/>
    </style:style>
    <style:style style:name="P3314" style:parent-style-name="Standard" style:family="paragraph">
      <style:paragraph-properties fo:margin-bottom="0in"/>
      <style:text-properties fo:color="#00000A" fo:font-size="10pt" style:font-size-asian="10pt" style:font-size-complex="10pt" style:language-asian="it" style:country-asian="IT"/>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Standard" style:family="paragraph">
      <style:paragraph-properties fo:margin-bottom="0in"/>
      <style:text-properties fo:color="#00000A" fo:font-size="10pt" style:font-size-asian="10pt" style:font-size-complex="10pt" style:language-asian="it" style:country-asian="IT"/>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paragraph-properties fo:margin-bottom="0in"/>
      <style:text-properties fo:color="#00000A" fo:font-size="10pt" style:font-size-asian="10pt" style:font-size-complex="10pt" style:language-asian="it" style:country-asian="IT"/>
    </style:style>
    <style:style style:name="TableRow3319" style:family="table-row">
      <style:table-row-properties style:min-row-height="0.2083in" style:use-optimal-row-height="false"/>
    </style:style>
    <style:style style:name="TableCell3320" style:family="table-cell">
      <style:table-cell-properties fo:border="none" style:writing-mode="lr-tb" style:vertical-align="bottom" fo:padding-top="0in" fo:padding-left="0.0486in" fo:padding-bottom="0in" fo:padding-right="0.0486in"/>
    </style:style>
    <style:style style:name="P332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3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23" style:family="table-cell">
      <style:table-cell-properties fo:border="none" style:writing-mode="lr-tb" style:vertical-align="bottom" fo:padding-top="0in" fo:padding-left="0.0486in" fo:padding-bottom="0in" fo:padding-right="0.0486in"/>
    </style:style>
    <style:style style:name="P3324" style:parent-style-name="Standard" style:family="paragraph">
      <style:paragraph-properties fo:text-align="justify" fo:margin-bottom="0in"/>
    </style:style>
    <style:style style:name="T332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326" style:parent-style-name="Car.predefinitoparagrafo" style:family="text">
      <style:text-properties style:font-name-asian="Times New Roman" style:font-name-complex="Calibri" fo:font-style="italic" style:font-style-asian="italic" style:font-style-complex="italic" fo:color="#FF0000" style:language-asian="it" style:country-asian="IT"/>
    </style:style>
    <style:style style:name="T3327"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P3328"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329" style:family="table-row">
      <style:table-row-properties style:row-height="0.0472in" style:use-optimal-row-height="false"/>
    </style:style>
    <style:style style:name="TableCell3330" style:family="table-cell">
      <style:table-cell-properties fo:border="none" style:writing-mode="lr-tb" style:vertical-align="bottom" fo:padding-top="0in" fo:padding-left="0.0486in" fo:padding-bottom="0in" fo:padding-right="0.0486in"/>
    </style:style>
    <style:style style:name="P333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32" style:family="table-cell">
      <style:table-cell-properties fo:border="none" style:writing-mode="lr-tb" style:vertical-align="bottom" fo:padding-top="0in" fo:padding-left="0.0486in" fo:padding-bottom="0in" fo:padding-right="0.0486in"/>
    </style:style>
    <style:style style:name="P3333" style:parent-style-name="Standard" style:family="paragraph">
      <style:paragraph-properties fo:margin-bottom="0in"/>
      <style:text-properties fo:color="#00000A" fo:font-size="10pt" style:font-size-asian="10pt" style:font-size-complex="10pt" style:language-asian="it" style:country-asian="IT"/>
    </style:style>
    <style:style style:name="TableCell3334" style:family="table-cell">
      <style:table-cell-properties fo:border="none" style:writing-mode="lr-tb" style:vertical-align="bottom" fo:padding-top="0in" fo:padding-left="0.0486in" fo:padding-bottom="0in" fo:padding-right="0.0486in"/>
    </style:style>
    <style:style style:name="P3335" style:parent-style-name="Standard" style:family="paragraph">
      <style:paragraph-properties fo:margin-bottom="0in"/>
      <style:text-properties fo:color="#00000A" fo:font-size="10pt" style:font-size-asian="10pt" style:font-size-complex="10pt" style:language-asian="it" style:country-asian="IT"/>
    </style:style>
    <style:style style:name="TableRow3336" style:family="table-row">
      <style:table-row-properties style:row-height="0.0159in" style:use-optimal-row-height="false"/>
    </style:style>
    <style:style style:name="TableCell3337" style:family="table-cell">
      <style:table-cell-properties fo:border="none" style:writing-mode="lr-tb" style:vertical-align="bottom" fo:padding-top="0in" fo:padding-left="0.0486in" fo:padding-bottom="0in" fo:padding-right="0.0486in"/>
    </style:style>
    <style:style style:name="P3338" style:parent-style-name="Standard" style:family="paragraph">
      <style:paragraph-properties fo:margin-bottom="0in"/>
      <style:text-properties fo:color="#00000A" fo:font-size="10pt" style:font-size-asian="10pt" style:font-size-complex="10pt" style:language-asian="it" style:country-asian="IT"/>
    </style:style>
    <style:style style:name="TableCell3339" style:family="table-cell">
      <style:table-cell-properties fo:border="none" style:writing-mode="lr-tb" style:vertical-align="bottom" fo:padding-top="0in" fo:padding-left="0.0486in" fo:padding-bottom="0in" fo:padding-right="0.0486in"/>
    </style:style>
    <style:style style:name="P3340" style:parent-style-name="Standard" style:family="paragraph">
      <style:paragraph-properties fo:margin-bottom="0in"/>
      <style:text-properties fo:color="#00000A" fo:font-size="10pt" style:font-size-asian="10pt" style:font-size-complex="10pt" style:language-asian="it" style:country-asian="IT"/>
    </style:style>
    <style:style style:name="TableCell3341" style:family="table-cell">
      <style:table-cell-properties fo:border="none" style:writing-mode="lr-tb" style:vertical-align="bottom" fo:padding-top="0in" fo:padding-left="0.0486in" fo:padding-bottom="0in" fo:padding-right="0.0486in"/>
    </style:style>
    <style:style style:name="P3342" style:parent-style-name="Standard" style:family="paragraph">
      <style:paragraph-properties fo:margin-bottom="0in"/>
      <style:text-properties fo:color="#00000A" fo:font-size="10pt" style:font-size-asian="10pt" style:font-size-complex="10pt" style:language-asian="it" style:country-asian="IT"/>
    </style:style>
    <style:style style:name="TableRow3343" style:family="table-row">
      <style:table-row-properties style:row-height="0.0159in" style:use-optimal-row-height="false"/>
    </style:style>
    <style:style style:name="TableCell3344" style:family="table-cell">
      <style:table-cell-properties fo:border="none" style:writing-mode="lr-tb" style:vertical-align="bottom" fo:padding-top="0in" fo:padding-left="0.0486in" fo:padding-bottom="0in" fo:padding-right="0.0486in"/>
    </style:style>
    <style:style style:name="P3345" style:parent-style-name="Standard" style:family="paragraph">
      <style:paragraph-properties fo:margin-bottom="0in"/>
      <style:text-properties fo:color="#00000A" fo:font-size="10pt" style:font-size-asian="10pt" style:font-size-complex="10pt" style:language-asian="it" style:country-asian="IT"/>
    </style:style>
    <style:style style:name="TableCell3346" style:family="table-cell">
      <style:table-cell-properties fo:border="none" style:writing-mode="lr-tb" style:vertical-align="bottom" fo:padding-top="0in" fo:padding-left="0.0486in" fo:padding-bottom="0in" fo:padding-right="0.0486in"/>
    </style:style>
    <style:style style:name="P3347" style:parent-style-name="Standard" style:family="paragraph">
      <style:paragraph-properties fo:margin-bottom="0in"/>
      <style:text-properties fo:color="#00000A" fo:font-size="10pt" style:font-size-asian="10pt" style:font-size-complex="10pt" style:language-asian="it" style:country-asian="IT"/>
    </style:style>
    <style:style style:name="TableCell3348" style:family="table-cell">
      <style:table-cell-properties fo:border="none" style:writing-mode="lr-tb" style:vertical-align="bottom" fo:padding-top="0in" fo:padding-left="0.0486in" fo:padding-bottom="0in" fo:padding-right="0.0486in"/>
    </style:style>
    <style:style style:name="P3349" style:parent-style-name="Standard" style:family="paragraph">
      <style:paragraph-properties fo:margin-bottom="0in"/>
      <style:text-properties fo:color="#00000A" fo:font-size="10pt" style:font-size-asian="10pt" style:font-size-complex="10pt" style:language-asian="it" style:country-asian="IT"/>
    </style:style>
    <style:style style:name="TableRow3350" style:family="table-row">
      <style:table-row-properties style:row-height="0.0159in" style:use-optimal-row-height="false"/>
    </style:style>
    <style:style style:name="TableCell3351" style:family="table-cell">
      <style:table-cell-properties fo:border="none" style:writing-mode="lr-tb" style:vertical-align="bottom" fo:padding-top="0in" fo:padding-left="0.0486in" fo:padding-bottom="0in" fo:padding-right="0.0486in"/>
    </style:style>
    <style:style style:name="P3352" style:parent-style-name="Standard" style:family="paragraph">
      <style:paragraph-properties fo:margin-bottom="0in"/>
      <style:text-properties fo:color="#00000A" fo:font-size="10pt" style:font-size-asian="10pt" style:font-size-complex="10pt" style:language-asian="it" style:country-asian="IT"/>
    </style:style>
    <style:style style:name="TableCell3353" style:family="table-cell">
      <style:table-cell-properties fo:border="none" style:writing-mode="lr-tb" style:vertical-align="bottom" fo:padding-top="0in" fo:padding-left="0.0486in" fo:padding-bottom="0in" fo:padding-right="0.0486in"/>
    </style:style>
    <style:style style:name="P3354" style:parent-style-name="Standard" style:family="paragraph">
      <style:paragraph-properties fo:margin-bottom="0in"/>
      <style:text-properties fo:color="#00000A" fo:font-size="10pt" style:font-size-asian="10pt" style:font-size-complex="10pt" style:language-asian="it" style:country-asian="IT"/>
    </style:style>
    <style:style style:name="TableCell3355" style:family="table-cell">
      <style:table-cell-properties fo:border="none" style:writing-mode="lr-tb" style:vertical-align="bottom" fo:padding-top="0in" fo:padding-left="0.0486in" fo:padding-bottom="0in" fo:padding-right="0.0486in"/>
    </style:style>
    <style:style style:name="P3356" style:parent-style-name="Standard" style:family="paragraph">
      <style:paragraph-properties fo:margin-bottom="0in"/>
      <style:text-properties fo:color="#00000A" fo:font-size="10pt" style:font-size-asian="10pt" style:font-size-complex="10pt" style:language-asian="it" style:country-asian="IT"/>
    </style:style>
    <style:style style:name="TableRow3357" style:family="table-row">
      <style:table-row-properties style:row-height="0.0159in" style:use-optimal-row-height="false"/>
    </style:style>
    <style:style style:name="TableCell3358" style:family="table-cell">
      <style:table-cell-properties fo:border="none" style:writing-mode="lr-tb" style:vertical-align="bottom" fo:padding-top="0in" fo:padding-left="0.0486in" fo:padding-bottom="0in" fo:padding-right="0.0486in"/>
    </style:style>
    <style:style style:name="P3359" style:parent-style-name="Standard" style:family="paragraph">
      <style:paragraph-properties fo:margin-bottom="0in"/>
      <style:text-properties fo:color="#00000A" fo:font-size="10pt" style:font-size-asian="10pt" style:font-size-complex="10pt" style:language-asian="it" style:country-asian="IT"/>
    </style:style>
    <style:style style:name="TableCell3360" style:family="table-cell">
      <style:table-cell-properties fo:border="none" style:writing-mode="lr-tb" style:vertical-align="bottom" fo:padding-top="0in" fo:padding-left="0.0486in" fo:padding-bottom="0in" fo:padding-right="0.0486in"/>
    </style:style>
    <style:style style:name="P3361" style:parent-style-name="Standard" style:family="paragraph">
      <style:paragraph-properties fo:margin-bottom="0in"/>
      <style:text-properties fo:color="#00000A" fo:font-size="10pt" style:font-size-asian="10pt" style:font-size-complex="10pt" style:language-asian="it" style:country-asian="IT"/>
    </style:style>
    <style:style style:name="TableCell3362" style:family="table-cell">
      <style:table-cell-properties fo:border="none" style:writing-mode="lr-tb" style:vertical-align="bottom" fo:padding-top="0in" fo:padding-left="0.0486in" fo:padding-bottom="0in" fo:padding-right="0.0486in"/>
    </style:style>
    <style:style style:name="P3363" style:parent-style-name="Standard" style:family="paragraph">
      <style:paragraph-properties fo:margin-bottom="0in"/>
      <style:text-properties fo:color="#00000A" fo:font-size="10pt" style:font-size-asian="10pt" style:font-size-complex="10pt" style:language-asian="it" style:country-asian="IT"/>
    </style:style>
    <style:style style:name="TableRow3364" style:family="table-row">
      <style:table-row-properties style:row-height="0.0159in" style:use-optimal-row-height="false"/>
    </style:style>
    <style:style style:name="TableCell3365" style:family="table-cell">
      <style:table-cell-properties fo:border="none" style:writing-mode="lr-tb" style:vertical-align="bottom" fo:padding-top="0in" fo:padding-left="0.0486in" fo:padding-bottom="0in" fo:padding-right="0.0486in"/>
    </style:style>
    <style:style style:name="P3366" style:parent-style-name="Standard" style:family="paragraph">
      <style:paragraph-properties fo:margin-bottom="0in"/>
      <style:text-properties fo:color="#00000A" fo:font-size="10pt" style:font-size-asian="10pt" style:font-size-complex="10pt" style:language-asian="it" style:country-asian="IT"/>
    </style:style>
    <style:style style:name="TableCell3367" style:family="table-cell">
      <style:table-cell-properties fo:border="none" style:writing-mode="lr-tb" style:vertical-align="bottom" fo:padding-top="0in" fo:padding-left="0.0486in" fo:padding-bottom="0in" fo:padding-right="0.0486in"/>
    </style:style>
    <style:style style:name="P3368" style:parent-style-name="Standard" style:family="paragraph">
      <style:paragraph-properties fo:margin-bottom="0in"/>
      <style:text-properties fo:color="#00000A" fo:font-size="10pt" style:font-size-asian="10pt" style:font-size-complex="10pt" style:language-asian="it" style:country-asian="IT"/>
    </style:style>
    <style:style style:name="TableCell3369" style:family="table-cell">
      <style:table-cell-properties fo:border="none" style:writing-mode="lr-tb" style:vertical-align="bottom" fo:padding-top="0in" fo:padding-left="0.0486in" fo:padding-bottom="0in" fo:padding-right="0.0486in"/>
    </style:style>
    <style:style style:name="P3370" style:parent-style-name="Standard" style:family="paragraph">
      <style:paragraph-properties fo:margin-bottom="0in"/>
      <style:text-properties fo:color="#00000A" fo:font-size="10pt" style:font-size-asian="10pt" style:font-size-complex="10pt" style:language-asian="it" style:country-asian="IT"/>
    </style:style>
    <style:style style:name="TableRow3371" style:family="table-row">
      <style:table-row-properties style:row-height="0.0159in" style:use-optimal-row-height="false"/>
    </style:style>
    <style:style style:name="TableCell3372" style:family="table-cell">
      <style:table-cell-properties fo:border="none" style:writing-mode="lr-tb" style:vertical-align="bottom" fo:padding-top="0in" fo:padding-left="0.0486in" fo:padding-bottom="0in" fo:padding-right="0.0486in"/>
    </style:style>
    <style:style style:name="P3373" style:parent-style-name="Standard" style:family="paragraph">
      <style:paragraph-properties fo:margin-bottom="0in"/>
      <style:text-properties fo:color="#00000A" fo:font-size="10pt" style:font-size-asian="10pt" style:font-size-complex="10pt" style:language-asian="it" style:country-asian="IT"/>
    </style:style>
    <style:style style:name="TableCell3374" style:family="table-cell">
      <style:table-cell-properties fo:border="none" style:writing-mode="lr-tb" style:vertical-align="bottom" fo:padding-top="0in" fo:padding-left="0.0486in" fo:padding-bottom="0in" fo:padding-right="0.0486in"/>
    </style:style>
    <style:style style:name="P3375" style:parent-style-name="Standard" style:family="paragraph">
      <style:paragraph-properties fo:margin-bottom="0in"/>
      <style:text-properties fo:color="#00000A" fo:font-size="10pt" style:font-size-asian="10pt" style:font-size-complex="10pt" style:language-asian="it" style:country-asian="IT"/>
    </style:style>
    <style:style style:name="TableCell3376" style:family="table-cell">
      <style:table-cell-properties fo:border="none" style:writing-mode="lr-tb" style:vertical-align="bottom" fo:padding-top="0in" fo:padding-left="0.0486in" fo:padding-bottom="0in" fo:padding-right="0.0486in"/>
    </style:style>
    <style:style style:name="P3377" style:parent-style-name="Standard" style:family="paragraph">
      <style:paragraph-properties fo:margin-bottom="0in"/>
      <style:text-properties fo:color="#00000A" fo:font-size="10pt" style:font-size-asian="10pt" style:font-size-complex="10pt" style:language-asian="it" style:country-asian="IT"/>
    </style:style>
    <style:style style:name="TableRow3378" style:family="table-row">
      <style:table-row-properties style:row-height="0.0159in" style:use-optimal-row-height="false"/>
    </style:style>
    <style:style style:name="TableCell3379" style:family="table-cell">
      <style:table-cell-properties fo:border="none" style:writing-mode="lr-tb" style:vertical-align="bottom" fo:padding-top="0in" fo:padding-left="0.0486in" fo:padding-bottom="0in" fo:padding-right="0.0486in"/>
    </style:style>
    <style:style style:name="P3380" style:parent-style-name="Standard" style:family="paragraph">
      <style:paragraph-properties fo:margin-bottom="0in"/>
      <style:text-properties fo:color="#00000A" fo:font-size="10pt" style:font-size-asian="10pt" style:font-size-complex="10pt" style:language-asian="it" style:country-asian="IT"/>
    </style:style>
    <style:style style:name="TableCell3381" style:family="table-cell">
      <style:table-cell-properties fo:border="none" style:writing-mode="lr-tb" style:vertical-align="bottom" fo:padding-top="0in" fo:padding-left="0.0486in" fo:padding-bottom="0in" fo:padding-right="0.0486in"/>
    </style:style>
    <style:style style:name="P3382" style:parent-style-name="Standard" style:family="paragraph">
      <style:paragraph-properties fo:margin-bottom="0in"/>
      <style:text-properties fo:color="#00000A" fo:font-size="10pt" style:font-size-asian="10pt" style:font-size-complex="10pt" style:language-asian="it" style:country-asian="IT"/>
    </style:style>
    <style:style style:name="TableCell3383" style:family="table-cell">
      <style:table-cell-properties fo:border="none" style:writing-mode="lr-tb" style:vertical-align="bottom" fo:padding-top="0in" fo:padding-left="0.0486in" fo:padding-bottom="0in" fo:padding-right="0.0486in"/>
    </style:style>
    <style:style style:name="P3384" style:parent-style-name="Standard" style:family="paragraph">
      <style:paragraph-properties fo:margin-bottom="0in"/>
      <style:text-properties fo:color="#00000A" fo:font-size="10pt" style:font-size-asian="10pt" style:font-size-complex="10pt" style:language-asian="it" style:country-asian="IT"/>
    </style:style>
    <style:style style:name="TableRow3385" style:family="table-row">
      <style:table-row-properties style:row-height="0.0159in" style:use-optimal-row-height="false"/>
    </style:style>
    <style:style style:name="TableCell3386" style:family="table-cell">
      <style:table-cell-properties fo:border="none" style:writing-mode="lr-tb" style:vertical-align="bottom" fo:padding-top="0in" fo:padding-left="0.0486in" fo:padding-bottom="0in" fo:padding-right="0.0486in"/>
    </style:style>
    <style:style style:name="P3387" style:parent-style-name="Standard" style:family="paragraph">
      <style:paragraph-properties fo:margin-bottom="0in"/>
      <style:text-properties fo:color="#00000A" fo:font-size="10pt" style:font-size-asian="10pt" style:font-size-complex="10pt" style:language-asian="it" style:country-asian="IT"/>
    </style:style>
    <style:style style:name="TableCell3388" style:family="table-cell">
      <style:table-cell-properties fo:border="none" style:writing-mode="lr-tb" style:vertical-align="bottom" fo:padding-top="0in" fo:padding-left="0.0486in" fo:padding-bottom="0in" fo:padding-right="0.0486in"/>
    </style:style>
    <style:style style:name="P3389" style:parent-style-name="Standard" style:family="paragraph">
      <style:paragraph-properties fo:margin-bottom="0in"/>
      <style:text-properties fo:color="#00000A" fo:font-size="10pt" style:font-size-asian="10pt" style:font-size-complex="10pt" style:language-asian="it" style:country-asian="IT"/>
    </style:style>
    <style:style style:name="TableCell3390" style:family="table-cell">
      <style:table-cell-properties fo:border="none" style:writing-mode="lr-tb" style:vertical-align="bottom" fo:padding-top="0in" fo:padding-left="0.0486in" fo:padding-bottom="0in" fo:padding-right="0.0486in"/>
    </style:style>
    <style:style style:name="P3391" style:parent-style-name="Standard" style:family="paragraph">
      <style:paragraph-properties fo:margin-bottom="0in"/>
      <style:text-properties fo:color="#00000A" fo:font-size="10pt" style:font-size-asian="10pt" style:font-size-complex="10pt" style:language-asian="it" style:country-asian="IT"/>
    </style:style>
    <style:style style:name="TableRow3392" style:family="table-row">
      <style:table-row-properties style:row-height="0.0159in" style:use-optimal-row-height="false"/>
    </style:style>
    <style:style style:name="TableCell3393" style:family="table-cell">
      <style:table-cell-properties fo:border="none" style:writing-mode="lr-tb" style:vertical-align="bottom" fo:padding-top="0in" fo:padding-left="0.0486in" fo:padding-bottom="0in" fo:padding-right="0.0486in"/>
    </style:style>
    <style:style style:name="P3394" style:parent-style-name="Standard" style:family="paragraph">
      <style:paragraph-properties fo:margin-bottom="0in"/>
      <style:text-properties fo:color="#00000A" fo:font-size="10pt" style:font-size-asian="10pt" style:font-size-complex="10pt" style:language-asian="it" style:country-asian="IT"/>
    </style:style>
    <style:style style:name="TableCell3395" style:family="table-cell">
      <style:table-cell-properties fo:border="none" style:writing-mode="lr-tb" style:vertical-align="bottom" fo:padding-top="0in" fo:padding-left="0.0486in" fo:padding-bottom="0in" fo:padding-right="0.0486in"/>
    </style:style>
    <style:style style:name="P3396" style:parent-style-name="Standard" style:family="paragraph">
      <style:paragraph-properties fo:margin-bottom="0in"/>
      <style:text-properties fo:color="#00000A" fo:font-size="10pt" style:font-size-asian="10pt" style:font-size-complex="10pt" style:language-asian="it" style:country-asian="IT"/>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Standard" style:family="paragraph">
      <style:paragraph-properties fo:margin-bottom="0in"/>
      <style:text-properties fo:color="#00000A" fo:font-size="10pt" style:font-size-asian="10pt" style:font-size-complex="10pt" style:language-asian="it" style:country-asian="IT"/>
    </style:style>
    <style:style style:name="TableRow3399" style:family="table-row">
      <style:table-row-properties style:row-height="0.0159in" style:use-optimal-row-height="false"/>
    </style:style>
    <style:style style:name="TableCell3400" style:family="table-cell">
      <style:table-cell-properties fo:border="none" style:writing-mode="lr-tb" style:vertical-align="bottom" fo:padding-top="0in" fo:padding-left="0.0486in" fo:padding-bottom="0in" fo:padding-right="0.0486in"/>
    </style:style>
    <style:style style:name="P3401" style:parent-style-name="Standard" style:family="paragraph">
      <style:paragraph-properties fo:margin-bottom="0in"/>
      <style:text-properties fo:color="#00000A" fo:font-size="10pt" style:font-size-asian="10pt" style:font-size-complex="10pt" style:language-asian="it" style:country-asian="IT"/>
    </style:style>
    <style:style style:name="TableCell3402" style:family="table-cell">
      <style:table-cell-properties fo:border="none" style:writing-mode="lr-tb" style:vertical-align="bottom" fo:padding-top="0in" fo:padding-left="0.0486in" fo:padding-bottom="0in" fo:padding-right="0.0486in"/>
    </style:style>
    <style:style style:name="P3403" style:parent-style-name="Standard" style:family="paragraph">
      <style:paragraph-properties fo:margin-bottom="0in"/>
      <style:text-properties fo:color="#00000A" fo:font-size="10pt" style:font-size-asian="10pt" style:font-size-complex="10pt" style:language-asian="it" style:country-asian="IT"/>
    </style:style>
    <style:style style:name="TableCell3404" style:family="table-cell">
      <style:table-cell-properties fo:border="none" style:writing-mode="lr-tb" style:vertical-align="bottom" fo:padding-top="0in" fo:padding-left="0.0486in" fo:padding-bottom="0in" fo:padding-right="0.0486in"/>
    </style:style>
    <style:style style:name="P3405" style:parent-style-name="Standard" style:family="paragraph">
      <style:paragraph-properties fo:margin-bottom="0in"/>
      <style:text-properties fo:color="#00000A" fo:font-size="10pt" style:font-size-asian="10pt" style:font-size-complex="10pt" style:language-asian="it" style:country-asian="IT"/>
    </style:style>
    <style:style style:name="TableRow3406" style:family="table-row">
      <style:table-row-properties style:row-height="0.0159in" style:use-optimal-row-height="false"/>
    </style:style>
    <style:style style:name="TableCell3407" style:family="table-cell">
      <style:table-cell-properties fo:border="none" style:writing-mode="lr-tb" style:vertical-align="bottom" fo:padding-top="0in" fo:padding-left="0.0486in" fo:padding-bottom="0in" fo:padding-right="0.0486in"/>
    </style:style>
    <style:style style:name="P3408" style:parent-style-name="Standard" style:family="paragraph">
      <style:paragraph-properties fo:margin-bottom="0in"/>
      <style:text-properties fo:color="#00000A" fo:font-size="10pt" style:font-size-asian="10pt" style:font-size-complex="10pt" style:language-asian="it" style:country-asian="IT"/>
    </style:style>
    <style:style style:name="TableCell3409" style:family="table-cell">
      <style:table-cell-properties fo:border="none" style:writing-mode="lr-tb" style:vertical-align="bottom" fo:padding-top="0in" fo:padding-left="0.0486in" fo:padding-bottom="0in" fo:padding-right="0.0486in"/>
    </style:style>
    <style:style style:name="P3410" style:parent-style-name="Standard" style:family="paragraph">
      <style:paragraph-properties fo:margin-bottom="0in"/>
      <style:text-properties fo:color="#00000A" fo:font-size="10pt" style:font-size-asian="10pt" style:font-size-complex="10pt" style:language-asian="it" style:country-asian="IT"/>
    </style:style>
    <style:style style:name="TableCell3411" style:family="table-cell">
      <style:table-cell-properties fo:border="none" style:writing-mode="lr-tb" style:vertical-align="bottom" fo:padding-top="0in" fo:padding-left="0.0486in" fo:padding-bottom="0in" fo:padding-right="0.0486in"/>
    </style:style>
    <style:style style:name="P3412" style:parent-style-name="Standard" style:family="paragraph">
      <style:paragraph-properties fo:margin-bottom="0in"/>
      <style:text-properties fo:color="#00000A" fo:font-size="10pt" style:font-size-asian="10pt" style:font-size-complex="10pt" style:language-asian="it" style:country-asian="IT"/>
    </style:style>
    <style:style style:name="TableRow3413" style:family="table-row">
      <style:table-row-properties style:row-height="0.0159in" style:use-optimal-row-height="false"/>
    </style:style>
    <style:style style:name="TableCell3414" style:family="table-cell">
      <style:table-cell-properties fo:border="none" style:writing-mode="lr-tb" style:vertical-align="bottom" fo:padding-top="0in" fo:padding-left="0.0486in" fo:padding-bottom="0in" fo:padding-right="0.0486in"/>
    </style:style>
    <style:style style:name="P3415" style:parent-style-name="Standard" style:family="paragraph">
      <style:paragraph-properties fo:margin-bottom="0in"/>
      <style:text-properties fo:color="#00000A" fo:font-size="10pt" style:font-size-asian="10pt" style:font-size-complex="10pt" style:language-asian="it" style:country-asian="IT"/>
    </style:style>
    <style:style style:name="TableCell3416" style:family="table-cell">
      <style:table-cell-properties fo:border="none" style:writing-mode="lr-tb" style:vertical-align="bottom" fo:padding-top="0in" fo:padding-left="0.0486in" fo:padding-bottom="0in" fo:padding-right="0.0486in"/>
    </style:style>
    <style:style style:name="P3417" style:parent-style-name="Standard" style:family="paragraph">
      <style:paragraph-properties fo:margin-bottom="0in"/>
      <style:text-properties fo:color="#00000A" fo:font-size="10pt" style:font-size-asian="10pt" style:font-size-complex="10pt" style:language-asian="it" style:country-asian="IT"/>
    </style:style>
    <style:style style:name="TableCell3418" style:family="table-cell">
      <style:table-cell-properties fo:border="none" style:writing-mode="lr-tb" style:vertical-align="bottom" fo:padding-top="0in" fo:padding-left="0.0486in" fo:padding-bottom="0in" fo:padding-right="0.0486in"/>
    </style:style>
    <style:style style:name="P3419" style:parent-style-name="Standard" style:family="paragraph">
      <style:paragraph-properties fo:margin-bottom="0in"/>
      <style:text-properties fo:color="#00000A" fo:font-size="10pt" style:font-size-asian="10pt" style:font-size-complex="10pt" style:language-asian="it" style:country-asian="IT"/>
    </style:style>
    <style:style style:name="TableRow3420" style:family="table-row">
      <style:table-row-properties style:row-height="0.0159in" style:use-optimal-row-height="false"/>
    </style:style>
    <style:style style:name="TableCell3421" style:family="table-cell">
      <style:table-cell-properties fo:border="none" style:writing-mode="lr-tb" style:vertical-align="bottom" fo:padding-top="0in" fo:padding-left="0.0486in" fo:padding-bottom="0in" fo:padding-right="0.0486in"/>
    </style:style>
    <style:style style:name="P3422" style:parent-style-name="Standard" style:family="paragraph">
      <style:paragraph-properties fo:margin-bottom="0in"/>
      <style:text-properties fo:color="#00000A" fo:font-size="10pt" style:font-size-asian="10pt" style:font-size-complex="10pt" style:language-asian="it" style:country-asian="IT"/>
    </style:style>
    <style:style style:name="TableCell3423" style:family="table-cell">
      <style:table-cell-properties fo:border="none" style:writing-mode="lr-tb" style:vertical-align="bottom" fo:padding-top="0in" fo:padding-left="0.0486in" fo:padding-bottom="0in" fo:padding-right="0.0486in"/>
    </style:style>
    <style:style style:name="P3424" style:parent-style-name="Standard" style:family="paragraph">
      <style:paragraph-properties fo:margin-bottom="0in"/>
      <style:text-properties fo:color="#00000A" fo:font-size="10pt" style:font-size-asian="10pt" style:font-size-complex="10pt" style:language-asian="it" style:country-asian="IT"/>
    </style:style>
    <style:style style:name="TableCell3425" style:family="table-cell">
      <style:table-cell-properties fo:border="none" style:writing-mode="lr-tb" style:vertical-align="bottom" fo:padding-top="0in" fo:padding-left="0.0486in" fo:padding-bottom="0in" fo:padding-right="0.0486in"/>
    </style:style>
    <style:style style:name="P3426" style:parent-style-name="Standard" style:family="paragraph">
      <style:paragraph-properties fo:margin-bottom="0in"/>
      <style:text-properties fo:color="#00000A" fo:font-size="10pt" style:font-size-asian="10pt" style:font-size-complex="10pt" style:language-asian="it" style:country-asian="IT"/>
    </style:style>
    <style:style style:name="TableRow3427" style:family="table-row">
      <style:table-row-properties style:row-height="0.0159in" style:use-optimal-row-height="false"/>
    </style:style>
    <style:style style:name="TableCell3428" style:family="table-cell">
      <style:table-cell-properties fo:border="none" style:writing-mode="lr-tb" style:vertical-align="bottom" fo:padding-top="0in" fo:padding-left="0.0486in" fo:padding-bottom="0in" fo:padding-right="0.0486in"/>
    </style:style>
    <style:style style:name="P3429" style:parent-style-name="Standard" style:family="paragraph">
      <style:paragraph-properties fo:margin-bottom="0in"/>
      <style:text-properties fo:color="#00000A" fo:font-size="10pt" style:font-size-asian="10pt" style:font-size-complex="10pt" style:language-asian="it" style:country-asian="IT"/>
    </style:style>
    <style:style style:name="TableCell3430" style:family="table-cell">
      <style:table-cell-properties fo:border="none" style:writing-mode="lr-tb" style:vertical-align="bottom" fo:padding-top="0in" fo:padding-left="0.0486in" fo:padding-bottom="0in" fo:padding-right="0.0486in"/>
    </style:style>
    <style:style style:name="P3431" style:parent-style-name="Standard" style:family="paragraph">
      <style:paragraph-properties fo:margin-bottom="0in"/>
      <style:text-properties fo:color="#00000A" fo:font-size="10pt" style:font-size-asian="10pt" style:font-size-complex="10pt" style:language-asian="it" style:country-asian="IT"/>
    </style:style>
    <style:style style:name="TableCell3432" style:family="table-cell">
      <style:table-cell-properties fo:border="none" style:writing-mode="lr-tb" style:vertical-align="bottom" fo:padding-top="0in" fo:padding-left="0.0486in" fo:padding-bottom="0in" fo:padding-right="0.0486in"/>
    </style:style>
    <style:style style:name="P3433" style:parent-style-name="Standard" style:family="paragraph">
      <style:paragraph-properties fo:margin-bottom="0in"/>
      <style:text-properties fo:color="#00000A" fo:font-size="10pt" style:font-size-asian="10pt" style:font-size-complex="10pt" style:language-asian="it" style:country-asian="IT"/>
    </style:style>
    <style:style style:name="TableRow3434" style:family="table-row">
      <style:table-row-properties style:row-height="0.0159in" style:use-optimal-row-height="false"/>
    </style:style>
    <style:style style:name="TableCell3435" style:family="table-cell">
      <style:table-cell-properties fo:border="none" style:writing-mode="lr-tb" style:vertical-align="bottom" fo:padding-top="0in" fo:padding-left="0.0486in" fo:padding-bottom="0in" fo:padding-right="0.0486in"/>
    </style:style>
    <style:style style:name="P3436" style:parent-style-name="Standard" style:family="paragraph">
      <style:paragraph-properties fo:margin-bottom="0in"/>
      <style:text-properties fo:color="#00000A" fo:font-size="10pt" style:font-size-asian="10pt" style:font-size-complex="10pt" style:language-asian="it" style:country-asian="IT"/>
    </style:style>
    <style:style style:name="TableCell3437" style:family="table-cell">
      <style:table-cell-properties fo:border="none" style:writing-mode="lr-tb" style:vertical-align="bottom" fo:padding-top="0in" fo:padding-left="0.0486in" fo:padding-bottom="0in" fo:padding-right="0.0486in"/>
    </style:style>
    <style:style style:name="P3438" style:parent-style-name="Standard" style:family="paragraph">
      <style:paragraph-properties fo:margin-bottom="0in"/>
      <style:text-properties fo:color="#00000A" fo:font-size="10pt" style:font-size-asian="10pt" style:font-size-complex="10pt" style:language-asian="it" style:country-asian="IT"/>
    </style:style>
    <style:style style:name="TableCell3439" style:family="table-cell">
      <style:table-cell-properties fo:border="none" style:writing-mode="lr-tb" style:vertical-align="bottom" fo:padding-top="0in" fo:padding-left="0.0486in" fo:padding-bottom="0in" fo:padding-right="0.0486in"/>
    </style:style>
    <style:style style:name="P3440" style:parent-style-name="Standard" style:family="paragraph">
      <style:paragraph-properties fo:margin-bottom="0in"/>
      <style:text-properties fo:color="#00000A" fo:font-size="10pt" style:font-size-asian="10pt" style:font-size-complex="10pt" style:language-asian="it" style:country-asian="IT"/>
    </style:style>
    <style:style style:name="TableRow3441" style:family="table-row">
      <style:table-row-properties style:row-height="0.0159in" style:use-optimal-row-height="false"/>
    </style:style>
    <style:style style:name="TableCell3442" style:family="table-cell">
      <style:table-cell-properties fo:border="none" style:writing-mode="lr-tb" style:vertical-align="bottom" fo:padding-top="0in" fo:padding-left="0.0486in" fo:padding-bottom="0in" fo:padding-right="0.0486in"/>
    </style:style>
    <style:style style:name="P3443" style:parent-style-name="Standard" style:family="paragraph">
      <style:paragraph-properties fo:margin-bottom="0in"/>
      <style:text-properties fo:color="#00000A" fo:font-size="10pt" style:font-size-asian="10pt" style:font-size-complex="10pt" style:language-asian="it" style:country-asian="IT"/>
    </style:style>
    <style:style style:name="TableCell3444" style:family="table-cell">
      <style:table-cell-properties fo:border="none" style:writing-mode="lr-tb" style:vertical-align="bottom" fo:padding-top="0in" fo:padding-left="0.0486in" fo:padding-bottom="0in" fo:padding-right="0.0486in"/>
    </style:style>
    <style:style style:name="P3445" style:parent-style-name="Standard" style:family="paragraph">
      <style:paragraph-properties fo:margin-bottom="0in"/>
      <style:text-properties fo:color="#00000A" fo:font-size="10pt" style:font-size-asian="10pt" style:font-size-complex="10pt" style:language-asian="it" style:country-asian="IT"/>
    </style:style>
    <style:style style:name="TableCell3446" style:family="table-cell">
      <style:table-cell-properties fo:border="none" style:writing-mode="lr-tb" style:vertical-align="bottom" fo:padding-top="0in" fo:padding-left="0.0486in" fo:padding-bottom="0in" fo:padding-right="0.0486in"/>
    </style:style>
    <style:style style:name="P3447" style:parent-style-name="Standard" style:family="paragraph">
      <style:paragraph-properties fo:margin-bottom="0in"/>
      <style:text-properties fo:color="#00000A" fo:font-size="10pt" style:font-size-asian="10pt" style:font-size-complex="10pt" style:language-asian="it" style:country-asian="IT"/>
    </style:style>
    <style:style style:name="TableRow3448" style:family="table-row">
      <style:table-row-properties style:row-height="0.0159in" style:use-optimal-row-height="false"/>
    </style:style>
    <style:style style:name="TableCell3449" style:family="table-cell">
      <style:table-cell-properties fo:border="none" style:writing-mode="lr-tb" style:vertical-align="bottom" fo:padding-top="0in" fo:padding-left="0.0486in" fo:padding-bottom="0in" fo:padding-right="0.0486in"/>
    </style:style>
    <style:style style:name="P345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51" style:family="table-cell">
      <style:table-cell-properties fo:border="none" style:writing-mode="lr-tb" style:vertical-align="bottom" fo:padding-top="0in" fo:padding-left="0.0486in" fo:padding-bottom="0in" fo:padding-right="0.0486in"/>
    </style:style>
    <style:style style:name="P3452" style:parent-style-name="Standard" style:family="paragraph">
      <style:paragraph-properties fo:margin-bottom="0in"/>
      <style:text-properties fo:color="#00000A" fo:font-size="10pt" style:font-size-asian="10pt" style:font-size-complex="10pt" style:language-asian="it" style:country-asian="IT"/>
    </style:style>
    <style:style style:name="TableCell3453" style:family="table-cell">
      <style:table-cell-properties fo:border="none" style:writing-mode="lr-tb" style:vertical-align="bottom" fo:padding-top="0in" fo:padding-left="0.0486in" fo:padding-bottom="0in" fo:padding-right="0.0486in"/>
    </style:style>
    <style:style style:name="P3454" style:parent-style-name="Standard" style:family="paragraph">
      <style:paragraph-properties fo:margin-bottom="0in"/>
      <style:text-properties fo:color="#00000A" fo:font-size="10pt" style:font-size-asian="10pt" style:font-size-complex="10pt" style:language-asian="it" style:country-asian="IT"/>
    </style:style>
    <style:style style:name="TableRow3455" style:family="table-row">
      <style:table-row-properties style:row-height="0.0159in" style:use-optimal-row-height="false"/>
    </style:style>
    <style:style style:name="TableCell3456" style:family="table-cell">
      <style:table-cell-properties fo:border="none" style:writing-mode="lr-tb" style:vertical-align="bottom" fo:padding-top="0in" fo:padding-left="0.0486in" fo:padding-bottom="0in" fo:padding-right="0.0486in"/>
    </style:style>
    <style:style style:name="P3457" style:parent-style-name="Standard" style:family="paragraph">
      <style:paragraph-properties fo:margin-bottom="0in"/>
      <style:text-properties fo:color="#00000A" fo:font-size="10pt" style:font-size-asian="10pt" style:font-size-complex="10pt" style:language-asian="it" style:country-asian="IT"/>
    </style:style>
    <style:style style:name="TableCell3458" style:family="table-cell">
      <style:table-cell-properties fo:border="none" style:writing-mode="lr-tb" style:vertical-align="bottom" fo:padding-top="0in" fo:padding-left="0.0486in" fo:padding-bottom="0in" fo:padding-right="0.0486in"/>
    </style:style>
    <style:style style:name="P3459" style:parent-style-name="Standard" style:family="paragraph">
      <style:paragraph-properties fo:margin-bottom="0in"/>
      <style:text-properties fo:color="#00000A" fo:font-size="10pt" style:font-size-asian="10pt" style:font-size-complex="10pt" style:language-asian="it" style:country-asian="IT"/>
    </style:style>
    <style:style style:name="TableCell3460" style:family="table-cell">
      <style:table-cell-properties fo:border="none" style:writing-mode="lr-tb" style:vertical-align="bottom" fo:padding-top="0in" fo:padding-left="0.0486in" fo:padding-bottom="0in" fo:padding-right="0.0486in"/>
    </style:style>
    <style:style style:name="P3461" style:parent-style-name="Standard" style:family="paragraph">
      <style:paragraph-properties fo:margin-bottom="0in"/>
      <style:text-properties fo:color="#00000A" fo:font-size="10pt" style:font-size-asian="10pt" style:font-size-complex="10pt" style:language-asian="it" style:country-asian="IT"/>
    </style:style>
    <style:style style:name="TableRow3462" style:family="table-row">
      <style:table-row-properties style:row-height="0.0159in" style:use-optimal-row-height="false"/>
    </style:style>
    <style:style style:name="TableCell3463" style:family="table-cell">
      <style:table-cell-properties fo:border="none" style:writing-mode="lr-tb" style:vertical-align="bottom" fo:padding-top="0in" fo:padding-left="0.0486in" fo:padding-bottom="0in" fo:padding-right="0.0486in"/>
    </style:style>
    <style:style style:name="P3464" style:parent-style-name="Standard" style:family="paragraph">
      <style:paragraph-properties fo:margin-bottom="0in"/>
      <style:text-properties fo:color="#00000A" fo:font-size="10pt" style:font-size-asian="10pt" style:font-size-complex="10pt" style:language-asian="it" style:country-asian="IT"/>
    </style:style>
    <style:style style:name="TableCell3465" style:family="table-cell">
      <style:table-cell-properties fo:border="none" style:writing-mode="lr-tb" style:vertical-align="bottom" fo:padding-top="0in" fo:padding-left="0.0486in" fo:padding-bottom="0in" fo:padding-right="0.0486in"/>
    </style:style>
    <style:style style:name="P3466" style:parent-style-name="Standard" style:family="paragraph">
      <style:paragraph-properties fo:margin-bottom="0in"/>
      <style:text-properties fo:color="#00000A" fo:font-size="10pt" style:font-size-asian="10pt" style:font-size-complex="10pt" style:language-asian="it" style:country-asian="IT"/>
    </style:style>
    <style:style style:name="TableCell3467" style:family="table-cell">
      <style:table-cell-properties fo:border="none" style:writing-mode="lr-tb" style:vertical-align="bottom" fo:padding-top="0in" fo:padding-left="0.0486in" fo:padding-bottom="0in" fo:padding-right="0.0486in"/>
    </style:style>
    <style:style style:name="P3468" style:parent-style-name="Standard" style:family="paragraph">
      <style:paragraph-properties fo:margin-bottom="0in"/>
      <style:text-properties fo:color="#00000A" fo:font-size="10pt" style:font-size-asian="10pt" style:font-size-complex="10pt" style:language-asian="it" style:country-asian="IT"/>
    </style:style>
    <style:style style:name="TableRow3469" style:family="table-row">
      <style:table-row-properties style:row-height="0.0159in" style:use-optimal-row-height="false"/>
    </style:style>
    <style:style style:name="TableCell3470" style:family="table-cell">
      <style:table-cell-properties fo:border="none" style:writing-mode="lr-tb" style:vertical-align="bottom" fo:padding-top="0in" fo:padding-left="0.0486in" fo:padding-bottom="0in" fo:padding-right="0.0486in"/>
    </style:style>
    <style:style style:name="P3471" style:parent-style-name="Standard" style:family="paragraph">
      <style:paragraph-properties fo:margin-bottom="0in"/>
      <style:text-properties fo:color="#00000A" fo:font-size="10pt" style:font-size-asian="10pt" style:font-size-complex="10pt" style:language-asian="it" style:country-asian="IT"/>
    </style:style>
    <style:style style:name="TableCell3472" style:family="table-cell">
      <style:table-cell-properties fo:border="none" style:writing-mode="lr-tb" style:vertical-align="bottom" fo:padding-top="0in" fo:padding-left="0.0486in" fo:padding-bottom="0in" fo:padding-right="0.0486in"/>
    </style:style>
    <style:style style:name="P3473" style:parent-style-name="Standard" style:family="paragraph">
      <style:paragraph-properties fo:margin-bottom="0in"/>
      <style:text-properties fo:color="#00000A" fo:font-size="10pt" style:font-size-asian="10pt" style:font-size-complex="10pt" style:language-asian="it" style:country-asian="IT"/>
    </style:style>
    <style:style style:name="TableCell3474" style:family="table-cell">
      <style:table-cell-properties fo:border="none" style:writing-mode="lr-tb" style:vertical-align="bottom" fo:padding-top="0in" fo:padding-left="0.0486in" fo:padding-bottom="0in" fo:padding-right="0.0486in"/>
    </style:style>
    <style:style style:name="P3475" style:parent-style-name="Standard" style:family="paragraph">
      <style:paragraph-properties fo:margin-bottom="0in"/>
      <style:text-properties fo:color="#00000A" fo:font-size="10pt" style:font-size-asian="10pt" style:font-size-complex="10pt" style:language-asian="it" style:country-asian="IT"/>
    </style:style>
    <style:style style:name="TableRow3476" style:family="table-row">
      <style:table-row-properties style:row-height="0.0159in" style:use-optimal-row-height="false"/>
    </style:style>
    <style:style style:name="TableCell3477" style:family="table-cell">
      <style:table-cell-properties fo:border="none" style:writing-mode="lr-tb" style:vertical-align="bottom" fo:padding-top="0in" fo:padding-left="0.0486in" fo:padding-bottom="0in" fo:padding-right="0.0486in"/>
    </style:style>
    <style:style style:name="P3478" style:parent-style-name="Standard" style:family="paragraph">
      <style:paragraph-properties fo:margin-bottom="0in"/>
      <style:text-properties fo:color="#00000A" fo:font-size="10pt" style:font-size-asian="10pt" style:font-size-complex="10pt" style:language-asian="it" style:country-asian="IT"/>
    </style:style>
    <style:style style:name="TableCell3479" style:family="table-cell">
      <style:table-cell-properties fo:border="none" style:writing-mode="lr-tb" style:vertical-align="bottom" fo:padding-top="0in" fo:padding-left="0.0486in" fo:padding-bottom="0in" fo:padding-right="0.0486in"/>
    </style:style>
    <style:style style:name="P3480" style:parent-style-name="Standard" style:family="paragraph">
      <style:paragraph-properties fo:margin-bottom="0in"/>
      <style:text-properties fo:color="#00000A" fo:font-size="10pt" style:font-size-asian="10pt" style:font-size-complex="10pt" style:language-asian="it" style:country-asian="IT"/>
    </style:style>
    <style:style style:name="TableCell3481" style:family="table-cell">
      <style:table-cell-properties fo:border="none" style:writing-mode="lr-tb" style:vertical-align="bottom" fo:padding-top="0in" fo:padding-left="0.0486in" fo:padding-bottom="0in" fo:padding-right="0.0486in"/>
    </style:style>
    <style:style style:name="P3482" style:parent-style-name="Standard" style:family="paragraph">
      <style:paragraph-properties fo:margin-bottom="0in"/>
      <style:text-properties fo:color="#00000A" fo:font-size="10pt" style:font-size-asian="10pt" style:font-size-complex="10pt" style:language-asian="it" style:country-asian="IT"/>
    </style:style>
    <style:style style:name="TableRow3483" style:family="table-row">
      <style:table-row-properties style:row-height="0.0159in" style:use-optimal-row-height="false"/>
    </style:style>
    <style:style style:name="TableCell3484" style:family="table-cell">
      <style:table-cell-properties fo:border="none" style:writing-mode="lr-tb" style:vertical-align="bottom" fo:padding-top="0in" fo:padding-left="0.0486in" fo:padding-bottom="0in" fo:padding-right="0.0486in"/>
    </style:style>
    <style:style style:name="P3485" style:parent-style-name="Standard" style:family="paragraph">
      <style:paragraph-properties fo:margin-bottom="0in"/>
      <style:text-properties fo:color="#00000A" fo:font-size="10pt" style:font-size-asian="10pt" style:font-size-complex="10pt" style:language-asian="it" style:country-asian="IT"/>
    </style:style>
    <style:style style:name="TableCell3486" style:family="table-cell">
      <style:table-cell-properties fo:border="none" style:writing-mode="lr-tb" style:vertical-align="bottom" fo:padding-top="0in" fo:padding-left="0.0486in" fo:padding-bottom="0in" fo:padding-right="0.0486in"/>
    </style:style>
    <style:style style:name="P3487" style:parent-style-name="Standard" style:family="paragraph">
      <style:paragraph-properties fo:margin-bottom="0in"/>
      <style:text-properties fo:color="#00000A" fo:font-size="10pt" style:font-size-asian="10pt" style:font-size-complex="10pt" style:language-asian="it" style:country-asian="IT"/>
    </style:style>
    <style:style style:name="TableCell3488" style:family="table-cell">
      <style:table-cell-properties fo:border="none" style:writing-mode="lr-tb" style:vertical-align="bottom" fo:padding-top="0in" fo:padding-left="0.0486in" fo:padding-bottom="0in" fo:padding-right="0.0486in"/>
    </style:style>
    <style:style style:name="P3489" style:parent-style-name="Standard" style:family="paragraph">
      <style:paragraph-properties fo:margin-bottom="0in"/>
      <style:text-properties fo:color="#00000A" fo:font-size="10pt" style:font-size-asian="10pt" style:font-size-complex="10pt" style:language-asian="it" style:country-asian="IT"/>
    </style:style>
    <style:style style:name="TableRow3490" style:family="table-row">
      <style:table-row-properties style:row-height="0.0159in" style:use-optimal-row-height="false"/>
    </style:style>
    <style:style style:name="TableCell3491" style:family="table-cell">
      <style:table-cell-properties fo:border="none" style:writing-mode="lr-tb" style:vertical-align="bottom" fo:padding-top="0in" fo:padding-left="0.0486in" fo:padding-bottom="0in" fo:padding-right="0.0486in"/>
    </style:style>
    <style:style style:name="P3492" style:parent-style-name="Standard" style:family="paragraph">
      <style:paragraph-properties fo:margin-bottom="0in"/>
      <style:text-properties fo:color="#00000A" fo:font-size="10pt" style:font-size-asian="10pt" style:font-size-complex="10pt" style:language-asian="it" style:country-asian="IT"/>
    </style:style>
    <style:style style:name="TableCell3493" style:family="table-cell">
      <style:table-cell-properties fo:border="none" style:writing-mode="lr-tb" style:vertical-align="bottom" fo:padding-top="0in" fo:padding-left="0.0486in" fo:padding-bottom="0in" fo:padding-right="0.0486in"/>
    </style:style>
    <style:style style:name="P3494" style:parent-style-name="Standard" style:family="paragraph">
      <style:paragraph-properties fo:margin-bottom="0in"/>
      <style:text-properties fo:color="#00000A" fo:font-size="10pt" style:font-size-asian="10pt" style:font-size-complex="10pt" style:language-asian="it" style:country-asian="IT"/>
    </style:style>
    <style:style style:name="TableCell3495" style:family="table-cell">
      <style:table-cell-properties fo:border="none" style:writing-mode="lr-tb" style:vertical-align="bottom" fo:padding-top="0in" fo:padding-left="0.0486in" fo:padding-bottom="0in" fo:padding-right="0.0486in"/>
    </style:style>
    <style:style style:name="P3496" style:parent-style-name="Standard" style:family="paragraph">
      <style:paragraph-properties fo:margin-bottom="0in"/>
      <style:text-properties fo:color="#00000A" fo:font-size="10pt" style:font-size-asian="10pt" style:font-size-complex="10pt" style:language-asian="it" style:country-asian="IT"/>
    </style:style>
    <style:style style:name="TableRow3497" style:family="table-row">
      <style:table-row-properties style:row-height="0.0159in" style:use-optimal-row-height="false"/>
    </style:style>
    <style:style style:name="TableCell3498" style:family="table-cell">
      <style:table-cell-properties fo:border="none" style:writing-mode="lr-tb" style:vertical-align="bottom" fo:padding-top="0in" fo:padding-left="0.0486in" fo:padding-bottom="0in" fo:padding-right="0.0486in"/>
    </style:style>
    <style:style style:name="P3499" style:parent-style-name="Standard" style:family="paragraph">
      <style:paragraph-properties fo:margin-bottom="0in"/>
      <style:text-properties fo:color="#00000A" fo:font-size="10pt" style:font-size-asian="10pt" style:font-size-complex="10pt" style:language-asian="it" style:country-asian="IT"/>
    </style:style>
    <style:style style:name="TableCell3500" style:family="table-cell">
      <style:table-cell-properties fo:border="none" style:writing-mode="lr-tb" style:vertical-align="bottom" fo:padding-top="0in" fo:padding-left="0.0486in" fo:padding-bottom="0in" fo:padding-right="0.0486in"/>
    </style:style>
    <style:style style:name="P3501" style:parent-style-name="Standard" style:family="paragraph">
      <style:paragraph-properties fo:margin-bottom="0in"/>
      <style:text-properties fo:color="#00000A" fo:font-size="10pt" style:font-size-asian="10pt" style:font-size-complex="10pt" style:language-asian="it" style:country-asian="IT"/>
    </style:style>
    <style:style style:name="TableCell3502" style:family="table-cell">
      <style:table-cell-properties fo:border="none" style:writing-mode="lr-tb" style:vertical-align="bottom" fo:padding-top="0in" fo:padding-left="0.0486in" fo:padding-bottom="0in" fo:padding-right="0.0486in"/>
    </style:style>
    <style:style style:name="P3503" style:parent-style-name="Standard" style:family="paragraph">
      <style:paragraph-properties fo:margin-bottom="0in"/>
      <style:text-properties fo:color="#00000A" fo:font-size="10pt" style:font-size-asian="10pt" style:font-size-complex="10pt" style:language-asian="it" style:country-asian="IT"/>
    </style:style>
    <style:style style:name="TableRow3504" style:family="table-row">
      <style:table-row-properties style:row-height="0.0159in" style:use-optimal-row-height="false"/>
    </style:style>
    <style:style style:name="TableCell3505" style:family="table-cell">
      <style:table-cell-properties fo:border="none" style:writing-mode="lr-tb" style:vertical-align="bottom" fo:padding-top="0in" fo:padding-left="0.0486in" fo:padding-bottom="0in" fo:padding-right="0.0486in"/>
    </style:style>
    <style:style style:name="P3506" style:parent-style-name="Standard" style:family="paragraph">
      <style:paragraph-properties fo:margin-bottom="0in"/>
      <style:text-properties fo:color="#00000A" fo:font-size="10pt" style:font-size-asian="10pt" style:font-size-complex="10pt" style:language-asian="it" style:country-asian="IT"/>
    </style:style>
    <style:style style:name="TableCell3507" style:family="table-cell">
      <style:table-cell-properties fo:border="none" style:writing-mode="lr-tb" style:vertical-align="bottom" fo:padding-top="0in" fo:padding-left="0.0486in" fo:padding-bottom="0in" fo:padding-right="0.0486in"/>
    </style:style>
    <style:style style:name="P3508" style:parent-style-name="Standard" style:family="paragraph">
      <style:paragraph-properties fo:margin-bottom="0in"/>
      <style:text-properties fo:color="#00000A" fo:font-size="10pt" style:font-size-asian="10pt" style:font-size-complex="10pt" style:language-asian="it" style:country-asian="IT"/>
    </style:style>
    <style:style style:name="TableCell3509" style:family="table-cell">
      <style:table-cell-properties fo:border="none" style:writing-mode="lr-tb" style:vertical-align="bottom" fo:padding-top="0in" fo:padding-left="0.0486in" fo:padding-bottom="0in" fo:padding-right="0.0486in"/>
    </style:style>
    <style:style style:name="P3510" style:parent-style-name="Standard" style:family="paragraph">
      <style:paragraph-properties fo:margin-bottom="0in"/>
      <style:text-properties fo:color="#00000A" fo:font-size="10pt" style:font-size-asian="10pt" style:font-size-complex="10pt" style:language-asian="it" style:country-asian="IT"/>
    </style:style>
    <style:style style:name="TableRow3511" style:family="table-row">
      <style:table-row-properties style:row-height="0.0159in" style:use-optimal-row-height="false"/>
    </style:style>
    <style:style style:name="TableCell3512" style:family="table-cell">
      <style:table-cell-properties fo:border="none" style:writing-mode="lr-tb" style:vertical-align="bottom" fo:padding-top="0in" fo:padding-left="0.0486in" fo:padding-bottom="0in" fo:padding-right="0.0486in"/>
    </style:style>
    <style:style style:name="P3513" style:parent-style-name="Standard" style:family="paragraph">
      <style:paragraph-properties fo:margin-bottom="0in"/>
      <style:text-properties fo:color="#00000A" fo:font-size="10pt" style:font-size-asian="10pt" style:font-size-complex="10pt" style:language-asian="it" style:country-asian="IT"/>
    </style:style>
    <style:style style:name="TableCell3514" style:family="table-cell">
      <style:table-cell-properties fo:border="none" style:writing-mode="lr-tb" style:vertical-align="bottom" fo:padding-top="0in" fo:padding-left="0.0486in" fo:padding-bottom="0in" fo:padding-right="0.0486in"/>
    </style:style>
    <style:style style:name="P3515" style:parent-style-name="Standard" style:family="paragraph">
      <style:paragraph-properties fo:margin-bottom="0in"/>
      <style:text-properties fo:color="#00000A" fo:font-size="10pt" style:font-size-asian="10pt" style:font-size-complex="10pt" style:language-asian="it" style:country-asian="IT"/>
    </style:style>
    <style:style style:name="TableCell3516" style:family="table-cell">
      <style:table-cell-properties fo:border="none" style:writing-mode="lr-tb" style:vertical-align="bottom" fo:padding-top="0in" fo:padding-left="0.0486in" fo:padding-bottom="0in" fo:padding-right="0.0486in"/>
    </style:style>
    <style:style style:name="P3517" style:parent-style-name="Standard" style:family="paragraph">
      <style:paragraph-properties fo:margin-bottom="0in"/>
      <style:text-properties fo:color="#00000A" fo:font-size="10pt" style:font-size-asian="10pt" style:font-size-complex="10pt" style:language-asian="it" style:country-asian="IT"/>
    </style:style>
    <style:style style:name="TableRow3518" style:family="table-row">
      <style:table-row-properties style:row-height="0.0159in" style:use-optimal-row-height="false"/>
    </style:style>
    <style:style style:name="TableCell3519" style:family="table-cell">
      <style:table-cell-properties fo:border="none" style:writing-mode="lr-tb" style:vertical-align="bottom" fo:padding-top="0in" fo:padding-left="0.0486in" fo:padding-bottom="0in" fo:padding-right="0.0486in"/>
    </style:style>
    <style:style style:name="P3520" style:parent-style-name="Standard" style:family="paragraph">
      <style:paragraph-properties fo:margin-bottom="0in"/>
      <style:text-properties fo:color="#00000A" fo:font-size="10pt" style:font-size-asian="10pt" style:font-size-complex="10pt" style:language-asian="it" style:country-asian="IT"/>
    </style:style>
    <style:style style:name="TableCell3521" style:family="table-cell">
      <style:table-cell-properties fo:border="none" style:writing-mode="lr-tb" style:vertical-align="bottom" fo:padding-top="0in" fo:padding-left="0.0486in" fo:padding-bottom="0in" fo:padding-right="0.0486in"/>
    </style:style>
    <style:style style:name="P3522" style:parent-style-name="Standard" style:family="paragraph">
      <style:paragraph-properties fo:margin-bottom="0in"/>
      <style:text-properties fo:color="#00000A" fo:font-size="10pt" style:font-size-asian="10pt" style:font-size-complex="10pt" style:language-asian="it" style:country-asian="IT"/>
    </style:style>
    <style:style style:name="TableCell3523" style:family="table-cell">
      <style:table-cell-properties fo:border="none" style:writing-mode="lr-tb" style:vertical-align="bottom" fo:padding-top="0in" fo:padding-left="0.0486in" fo:padding-bottom="0in" fo:padding-right="0.0486in"/>
    </style:style>
    <style:style style:name="P3524" style:parent-style-name="Standard" style:family="paragraph">
      <style:paragraph-properties fo:margin-bottom="0in"/>
      <style:text-properties fo:color="#00000A" fo:font-size="10pt" style:font-size-asian="10pt" style:font-size-complex="10pt" style:language-asian="it" style:country-asian="IT"/>
    </style:style>
    <style:style style:name="TableRow3525" style:family="table-row">
      <style:table-row-properties style:row-height="0.0159in" style:use-optimal-row-height="false"/>
    </style:style>
    <style:style style:name="TableCell3526" style:family="table-cell">
      <style:table-cell-properties fo:border="none" style:writing-mode="lr-tb" style:vertical-align="bottom" fo:padding-top="0in" fo:padding-left="0.0486in" fo:padding-bottom="0in" fo:padding-right="0.0486in"/>
    </style:style>
    <style:style style:name="P3527" style:parent-style-name="Standard" style:family="paragraph">
      <style:paragraph-properties fo:margin-bottom="0in"/>
      <style:text-properties fo:color="#00000A" fo:font-size="10pt" style:font-size-asian="10pt" style:font-size-complex="10pt" style:language-asian="it" style:country-asian="IT"/>
    </style:style>
    <style:style style:name="TableCell3528" style:family="table-cell">
      <style:table-cell-properties fo:border="none" style:writing-mode="lr-tb" style:vertical-align="bottom" fo:padding-top="0in" fo:padding-left="0.0486in" fo:padding-bottom="0in" fo:padding-right="0.0486in"/>
    </style:style>
    <style:style style:name="P3529" style:parent-style-name="Standard" style:family="paragraph">
      <style:paragraph-properties fo:margin-bottom="0in"/>
      <style:text-properties fo:color="#00000A" fo:font-size="10pt" style:font-size-asian="10pt" style:font-size-complex="10pt" style:language-asian="it" style:country-asian="IT"/>
    </style:style>
    <style:style style:name="TableCell3530" style:family="table-cell">
      <style:table-cell-properties fo:border="none" style:writing-mode="lr-tb" style:vertical-align="bottom" fo:padding-top="0in" fo:padding-left="0.0486in" fo:padding-bottom="0in" fo:padding-right="0.0486in"/>
    </style:style>
    <style:style style:name="P3531" style:parent-style-name="Standard" style:family="paragraph">
      <style:paragraph-properties fo:margin-bottom="0in"/>
      <style:text-properties fo:color="#00000A" fo:font-size="10pt" style:font-size-asian="10pt" style:font-size-complex="10pt" style:language-asian="it" style:country-asian="IT"/>
    </style:style>
    <style:style style:name="TableRow3532" style:family="table-row">
      <style:table-row-properties style:min-row-height="0.2083in" style:use-optimal-row-height="false"/>
    </style:style>
    <style:style style:name="TableCell3533" style:family="table-cell">
      <style:table-cell-properties fo:border="none" style:writing-mode="lr-tb" style:vertical-align="bottom" fo:padding-top="0in" fo:padding-left="0.0486in" fo:padding-bottom="0in" fo:padding-right="0.0486in"/>
    </style:style>
    <style:style style:name="P353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535"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3536"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353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53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53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540" style:family="table-cell">
      <style:table-cell-properties fo:border="none" style:writing-mode="lr-tb" style:vertical-align="bottom" fo:padding-top="0in" fo:padding-left="0.0486in" fo:padding-bottom="0in" fo:padding-right="0.0486in"/>
    </style:style>
    <style:style style:name="P354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42" style:family="table-cell">
      <style:table-cell-properties fo:border="none" style:writing-mode="lr-tb" style:vertical-align="bottom" fo:padding-top="0in" fo:padding-left="0.0486in" fo:padding-bottom="0in" fo:padding-right="0.0486in"/>
    </style:style>
    <style:style style:name="P3543" style:parent-style-name="Standard" style:family="paragraph">
      <style:paragraph-properties fo:margin-bottom="0in"/>
      <style:text-properties fo:color="#00000A" fo:font-size="10pt" style:font-size-asian="10pt" style:font-size-complex="10pt" style:language-asian="it" style:country-asian="IT"/>
    </style:style>
    <style:style style:name="TableRow3544" style:family="table-row">
      <style:table-row-properties style:min-row-height="0.2083in" style:use-optimal-row-height="false"/>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547" style:family="table-cell">
      <style:table-cell-properties fo:border="none" style:writing-mode="lr-tb" style:vertical-align="bottom" fo:padding-top="0in" fo:padding-left="0.0486in" fo:padding-bottom="0in" fo:padding-right="0.0486in"/>
    </style:style>
    <style:style style:name="P354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49" style:family="table-cell">
      <style:table-cell-properties fo:border="none" style:writing-mode="lr-tb" style:vertical-align="bottom" fo:padding-top="0in" fo:padding-left="0.0486in" fo:padding-bottom="0in" fo:padding-right="0.0486in"/>
    </style:style>
    <style:style style:name="P355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551" style:family="table-row">
      <style:table-row-properties style:row-height="0.0159in" style:use-optimal-row-height="false"/>
    </style:style>
    <style:style style:name="TableCell3552" style:family="table-cell">
      <style:table-cell-properties fo:border="none" style:writing-mode="lr-tb" style:vertical-align="bottom" fo:padding-top="0in" fo:padding-left="0.0486in" fo:padding-bottom="0in" fo:padding-right="0.0486in"/>
    </style:style>
    <style:style style:name="P355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54" style:family="table-cell">
      <style:table-cell-properties fo:border="none" style:writing-mode="lr-tb" style:vertical-align="bottom" fo:padding-top="0in" fo:padding-left="0.0486in" fo:padding-bottom="0in" fo:padding-right="0.0486in"/>
    </style:style>
    <style:style style:name="P3555" style:parent-style-name="Standard" style:family="paragraph">
      <style:paragraph-properties fo:margin-bottom="0in"/>
      <style:text-properties fo:color="#00000A" fo:font-size="10pt" style:font-size-asian="10pt" style:font-size-complex="10pt" style:language-asian="it" style:country-asian="IT"/>
    </style:style>
    <style:style style:name="TableCell3556" style:family="table-cell">
      <style:table-cell-properties fo:border="none" style:writing-mode="lr-tb" style:vertical-align="bottom" fo:padding-top="0in" fo:padding-left="0.0486in" fo:padding-bottom="0in" fo:padding-right="0.0486in"/>
    </style:style>
    <style:style style:name="P3557" style:parent-style-name="Standard" style:family="paragraph">
      <style:paragraph-properties fo:margin-bottom="0in"/>
      <style:text-properties fo:color="#00000A" fo:font-size="10pt" style:font-size-asian="10pt" style:font-size-complex="10pt" style:language-asian="it" style:country-asian="IT"/>
    </style:style>
    <style:style style:name="TableRow3558" style:family="table-row">
      <style:table-row-properties style:row-height="0.0159in" style:use-optimal-row-height="false"/>
    </style:style>
    <style:style style:name="TableCell3559"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margin-bottom="0in"/>
      <style:text-properties fo:color="#00000A" fo:font-size="10pt" style:font-size-asian="10pt" style:font-size-complex="10pt" style:language-asian="it" style:country-asian="IT"/>
    </style:style>
    <style:style style:name="TableCell3561" style:family="table-cell">
      <style:table-cell-properties fo:border="none" style:writing-mode="lr-tb" style:vertical-align="bottom" fo:padding-top="0in" fo:padding-left="0.0486in" fo:padding-bottom="0in" fo:padding-right="0.0486in"/>
    </style:style>
    <style:style style:name="P3562" style:parent-style-name="Standard" style:family="paragraph">
      <style:paragraph-properties fo:margin-bottom="0in"/>
      <style:text-properties fo:color="#00000A" fo:font-size="10pt" style:font-size-asian="10pt" style:font-size-complex="10pt" style:language-asian="it" style:country-asian="IT"/>
    </style:style>
    <style:style style:name="TableCell3563" style:family="table-cell">
      <style:table-cell-properties fo:border="none" style:writing-mode="lr-tb" style:vertical-align="bottom" fo:padding-top="0in" fo:padding-left="0.0486in" fo:padding-bottom="0in" fo:padding-right="0.0486in"/>
    </style:style>
    <style:style style:name="P3564" style:parent-style-name="Standard" style:family="paragraph">
      <style:paragraph-properties fo:margin-bottom="0in"/>
      <style:text-properties fo:color="#00000A" fo:font-size="10pt" style:font-size-asian="10pt" style:font-size-complex="10pt" style:language-asian="it" style:country-asian="IT"/>
    </style:style>
    <style:style style:name="TableRow3565" style:family="table-row">
      <style:table-row-properties style:row-height="0.0159in" style:use-optimal-row-height="false"/>
    </style:style>
    <style:style style:name="TableCell3566"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margin-bottom="0in"/>
      <style:text-properties fo:color="#00000A" fo:font-size="10pt" style:font-size-asian="10pt" style:font-size-complex="10pt" style:language-asian="it" style:country-asian="IT"/>
    </style:style>
    <style:style style:name="TableCell3568" style:family="table-cell">
      <style:table-cell-properties fo:border="none" style:writing-mode="lr-tb" style:vertical-align="bottom" fo:padding-top="0in" fo:padding-left="0.0486in" fo:padding-bottom="0in" fo:padding-right="0.0486in"/>
    </style:style>
    <style:style style:name="P3569" style:parent-style-name="Standard" style:family="paragraph">
      <style:paragraph-properties fo:margin-bottom="0in"/>
      <style:text-properties fo:color="#00000A" fo:font-size="10pt" style:font-size-asian="10pt" style:font-size-complex="10pt" style:language-asian="it" style:country-asian="IT"/>
    </style:style>
    <style:style style:name="TableCell3570" style:family="table-cell">
      <style:table-cell-properties fo:border="none" style:writing-mode="lr-tb" style:vertical-align="bottom" fo:padding-top="0in" fo:padding-left="0.0486in" fo:padding-bottom="0in" fo:padding-right="0.0486in"/>
    </style:style>
    <style:style style:name="P3571" style:parent-style-name="Standard" style:family="paragraph">
      <style:paragraph-properties fo:margin-bottom="0in"/>
      <style:text-properties fo:color="#00000A" fo:font-size="10pt" style:font-size-asian="10pt" style:font-size-complex="10pt" style:language-asian="it" style:country-asian="IT"/>
    </style:style>
    <style:style style:name="TableRow3572" style:family="table-row">
      <style:table-row-properties style:row-height="0.0159in" style:use-optimal-row-height="false"/>
    </style:style>
    <style:style style:name="TableCell3573" style:family="table-cell">
      <style:table-cell-properties fo:border="none" style:writing-mode="lr-tb" style:vertical-align="bottom" fo:padding-top="0in" fo:padding-left="0.0486in" fo:padding-bottom="0in" fo:padding-right="0.0486in"/>
    </style:style>
    <style:style style:name="P3574" style:parent-style-name="Standard" style:family="paragraph">
      <style:paragraph-properties fo:margin-bottom="0in"/>
      <style:text-properties fo:color="#00000A" fo:font-size="10pt" style:font-size-asian="10pt" style:font-size-complex="10pt" style:language-asian="it" style:country-asian="IT"/>
    </style:style>
    <style:style style:name="TableCell3575" style:family="table-cell">
      <style:table-cell-properties fo:border="none" style:writing-mode="lr-tb" style:vertical-align="bottom" fo:padding-top="0in" fo:padding-left="0.0486in" fo:padding-bottom="0in" fo:padding-right="0.0486in"/>
    </style:style>
    <style:style style:name="P3576" style:parent-style-name="Standard" style:family="paragraph">
      <style:paragraph-properties fo:margin-bottom="0in"/>
      <style:text-properties fo:color="#00000A" fo:font-size="10pt" style:font-size-asian="10pt" style:font-size-complex="10pt" style:language-asian="it" style:country-asian="IT"/>
    </style:style>
    <style:style style:name="TableCell3577" style:family="table-cell">
      <style:table-cell-properties fo:border="none" style:writing-mode="lr-tb" style:vertical-align="bottom" fo:padding-top="0in" fo:padding-left="0.0486in" fo:padding-bottom="0in" fo:padding-right="0.0486in"/>
    </style:style>
    <style:style style:name="P3578" style:parent-style-name="Standard" style:family="paragraph">
      <style:paragraph-properties fo:margin-bottom="0in"/>
      <style:text-properties fo:color="#00000A" fo:font-size="10pt" style:font-size-asian="10pt" style:font-size-complex="10pt" style:language-asian="it" style:country-asian="IT"/>
    </style:style>
    <style:style style:name="TableRow3579" style:family="table-row">
      <style:table-row-properties style:row-height="0.0159in" style:use-optimal-row-height="false"/>
    </style:style>
    <style:style style:name="TableCell3580" style:family="table-cell">
      <style:table-cell-properties fo:border="none" style:writing-mode="lr-tb" style:vertical-align="bottom" fo:padding-top="0in" fo:padding-left="0.0486in" fo:padding-bottom="0in" fo:padding-right="0.0486in"/>
    </style:style>
    <style:style style:name="P3581" style:parent-style-name="Standard" style:family="paragraph">
      <style:paragraph-properties fo:margin-bottom="0in"/>
      <style:text-properties fo:color="#00000A" fo:font-size="10pt" style:font-size-asian="10pt" style:font-size-complex="10pt" style:language-asian="it" style:country-asian="IT"/>
    </style:style>
    <style:style style:name="TableCell3582" style:family="table-cell">
      <style:table-cell-properties fo:border="none" style:writing-mode="lr-tb" style:vertical-align="bottom" fo:padding-top="0in" fo:padding-left="0.0486in" fo:padding-bottom="0in" fo:padding-right="0.0486in"/>
    </style:style>
    <style:style style:name="P3583" style:parent-style-name="Standard" style:family="paragraph">
      <style:paragraph-properties fo:margin-bottom="0in"/>
      <style:text-properties fo:color="#00000A" fo:font-size="10pt" style:font-size-asian="10pt" style:font-size-complex="10pt" style:language-asian="it" style:country-asian="IT"/>
    </style:style>
    <style:style style:name="TableCell3584" style:family="table-cell">
      <style:table-cell-properties fo:border="none" style:writing-mode="lr-tb" style:vertical-align="bottom" fo:padding-top="0in" fo:padding-left="0.0486in" fo:padding-bottom="0in" fo:padding-right="0.0486in"/>
    </style:style>
    <style:style style:name="P3585" style:parent-style-name="Standard" style:family="paragraph">
      <style:paragraph-properties fo:margin-bottom="0in"/>
      <style:text-properties fo:color="#00000A" fo:font-size="10pt" style:font-size-asian="10pt" style:font-size-complex="10pt" style:language-asian="it" style:country-asian="IT"/>
    </style:style>
    <style:style style:name="TableRow3586" style:family="table-row">
      <style:table-row-properties style:row-height="0.0159in" style:use-optimal-row-height="false"/>
    </style:style>
    <style:style style:name="TableCell3587" style:family="table-cell">
      <style:table-cell-properties fo:border="none" style:writing-mode="lr-tb" style:vertical-align="bottom" fo:padding-top="0in" fo:padding-left="0.0486in" fo:padding-bottom="0in" fo:padding-right="0.0486in"/>
    </style:style>
    <style:style style:name="P3588" style:parent-style-name="Standard" style:family="paragraph">
      <style:paragraph-properties fo:margin-bottom="0in"/>
      <style:text-properties fo:color="#00000A" fo:font-size="10pt" style:font-size-asian="10pt" style:font-size-complex="10pt" style:language-asian="it" style:country-asian="IT"/>
    </style:style>
    <style:style style:name="TableCell3589" style:family="table-cell">
      <style:table-cell-properties fo:border="none" style:writing-mode="lr-tb" style:vertical-align="bottom" fo:padding-top="0in" fo:padding-left="0.0486in" fo:padding-bottom="0in" fo:padding-right="0.0486in"/>
    </style:style>
    <style:style style:name="P3590" style:parent-style-name="Standard" style:family="paragraph">
      <style:paragraph-properties fo:margin-bottom="0in"/>
      <style:text-properties fo:color="#00000A" fo:font-size="10pt" style:font-size-asian="10pt" style:font-size-complex="10pt" style:language-asian="it" style:country-asian="IT"/>
    </style:style>
    <style:style style:name="TableCell3591" style:family="table-cell">
      <style:table-cell-properties fo:border="none" style:writing-mode="lr-tb" style:vertical-align="bottom" fo:padding-top="0in" fo:padding-left="0.0486in" fo:padding-bottom="0in" fo:padding-right="0.0486in"/>
    </style:style>
    <style:style style:name="P3592" style:parent-style-name="Standard" style:family="paragraph">
      <style:paragraph-properties fo:margin-bottom="0in"/>
      <style:text-properties fo:color="#00000A" fo:font-size="10pt" style:font-size-asian="10pt" style:font-size-complex="10pt" style:language-asian="it" style:country-asian="IT"/>
    </style:style>
    <style:style style:name="TableRow3593" style:family="table-row">
      <style:table-row-properties style:row-height="0.0159in" style:use-optimal-row-height="false"/>
    </style:style>
    <style:style style:name="TableCell3594" style:family="table-cell">
      <style:table-cell-properties fo:border="none" style:writing-mode="lr-tb" style:vertical-align="bottom" fo:padding-top="0in" fo:padding-left="0.0486in" fo:padding-bottom="0in" fo:padding-right="0.0486in"/>
    </style:style>
    <style:style style:name="P3595" style:parent-style-name="Standard" style:family="paragraph">
      <style:paragraph-properties fo:margin-bottom="0in"/>
      <style:text-properties fo:color="#00000A" fo:font-size="10pt" style:font-size-asian="10pt" style:font-size-complex="10pt" style:language-asian="it" style:country-asian="IT"/>
    </style:style>
    <style:style style:name="TableCell3596" style:family="table-cell">
      <style:table-cell-properties fo:border="none" style:writing-mode="lr-tb" style:vertical-align="bottom" fo:padding-top="0in" fo:padding-left="0.0486in" fo:padding-bottom="0in" fo:padding-right="0.0486in"/>
    </style:style>
    <style:style style:name="P3597" style:parent-style-name="Standard" style:family="paragraph">
      <style:paragraph-properties fo:margin-bottom="0in"/>
      <style:text-properties fo:color="#00000A" fo:font-size="10pt" style:font-size-asian="10pt" style:font-size-complex="10pt" style:language-asian="it" style:country-asian="IT"/>
    </style:style>
    <style:style style:name="TableCell3598" style:family="table-cell">
      <style:table-cell-properties fo:border="none" style:writing-mode="lr-tb" style:vertical-align="bottom" fo:padding-top="0in" fo:padding-left="0.0486in" fo:padding-bottom="0in" fo:padding-right="0.0486in"/>
    </style:style>
    <style:style style:name="P3599" style:parent-style-name="Standard" style:family="paragraph">
      <style:paragraph-properties fo:margin-bottom="0in"/>
      <style:text-properties fo:color="#00000A" fo:font-size="10pt" style:font-size-asian="10pt" style:font-size-complex="10pt" style:language-asian="it" style:country-asian="IT"/>
    </style:style>
    <style:style style:name="TableRow3600" style:family="table-row">
      <style:table-row-properties style:row-height="0.0159in" style:use-optimal-row-height="false"/>
    </style:style>
    <style:style style:name="TableCell3601" style:family="table-cell">
      <style:table-cell-properties fo:border="none" style:writing-mode="lr-tb" style:vertical-align="bottom" fo:padding-top="0in" fo:padding-left="0.0486in" fo:padding-bottom="0in" fo:padding-right="0.0486in"/>
    </style:style>
    <style:style style:name="P3602" style:parent-style-name="Standard" style:family="paragraph">
      <style:paragraph-properties fo:margin-bottom="0in"/>
      <style:text-properties fo:color="#00000A" fo:font-size="10pt" style:font-size-asian="10pt" style:font-size-complex="10pt" style:language-asian="it" style:country-asian="IT"/>
    </style:style>
    <style:style style:name="TableCell3603" style:family="table-cell">
      <style:table-cell-properties fo:border="none" style:writing-mode="lr-tb" style:vertical-align="bottom" fo:padding-top="0in" fo:padding-left="0.0486in" fo:padding-bottom="0in" fo:padding-right="0.0486in"/>
    </style:style>
    <style:style style:name="P3604" style:parent-style-name="Standard" style:family="paragraph">
      <style:paragraph-properties fo:margin-bottom="0in"/>
      <style:text-properties fo:color="#00000A" fo:font-size="10pt" style:font-size-asian="10pt" style:font-size-complex="10pt" style:language-asian="it" style:country-asian="IT"/>
    </style:style>
    <style:style style:name="TableCell3605" style:family="table-cell">
      <style:table-cell-properties fo:border="none" style:writing-mode="lr-tb" style:vertical-align="bottom" fo:padding-top="0in" fo:padding-left="0.0486in" fo:padding-bottom="0in" fo:padding-right="0.0486in"/>
    </style:style>
    <style:style style:name="P3606" style:parent-style-name="Standard" style:family="paragraph">
      <style:paragraph-properties fo:margin-bottom="0in"/>
      <style:text-properties fo:color="#00000A" fo:font-size="10pt" style:font-size-asian="10pt" style:font-size-complex="10pt" style:language-asian="it" style:country-asian="IT"/>
    </style:style>
    <style:style style:name="TableRow3607" style:family="table-row">
      <style:table-row-properties style:min-row-height="0.2083in" style:use-optimal-row-height="false"/>
    </style:style>
    <style:style style:name="TableCell3608" style:family="table-cell">
      <style:table-cell-properties fo:border="none" style:writing-mode="lr-tb" style:vertical-align="bottom" fo:padding-top="0in" fo:padding-left="0.0486in" fo:padding-bottom="0in" fo:padding-right="0.0486in"/>
    </style:style>
    <style:style style:name="P360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10" style:family="table-cell">
      <style:table-cell-properties fo:border="none" style:writing-mode="lr-tb" style:vertical-align="bottom" fo:padding-top="0in" fo:padding-left="0.0486in" fo:padding-bottom="0in" fo:padding-right="0.0486in"/>
    </style:style>
    <style:style style:name="P361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12" style:family="table-cell">
      <style:table-cell-properties fo:border="none" style:writing-mode="lr-tb" style:vertical-align="bottom" fo:padding-top="0in" fo:padding-left="0.0486in" fo:padding-bottom="0in" fo:padding-right="0.0486in"/>
    </style:style>
    <style:style style:name="P3613" style:parent-style-name="Standard" style:family="paragraph">
      <style:paragraph-properties fo:margin-bottom="0in"/>
      <style:text-properties fo:color="#00000A" fo:font-size="10pt" style:font-size-asian="10pt" style:font-size-complex="10pt" style:language-asian="it" style:country-asian="IT"/>
    </style:style>
    <style:style style:name="TableRow3614" style:family="table-row">
      <style:table-row-properties style:row-height="0.0159in" style:use-optimal-row-height="false"/>
    </style:style>
    <style:style style:name="TableCell3615" style:family="table-cell">
      <style:table-cell-properties fo:border="none" style:writing-mode="lr-tb" style:vertical-align="bottom" fo:padding-top="0in" fo:padding-left="0.0486in" fo:padding-bottom="0in" fo:padding-right="0.0486in"/>
    </style:style>
    <style:style style:name="P361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17" style:family="table-cell">
      <style:table-cell-properties fo:border="none" style:writing-mode="lr-tb" style:vertical-align="bottom" fo:padding-top="0in" fo:padding-left="0.0486in" fo:padding-bottom="0in" fo:padding-right="0.0486in"/>
    </style:style>
    <style:style style:name="P3618" style:parent-style-name="Standard" style:family="paragraph">
      <style:paragraph-properties fo:margin-bottom="0in"/>
      <style:text-properties fo:color="#00000A" fo:font-size="10pt" style:font-size-asian="10pt" style:font-size-complex="10pt" style:language-asian="it" style:country-asian="IT"/>
    </style:style>
    <style:style style:name="TableCell3619" style:family="table-cell">
      <style:table-cell-properties fo:border="none" style:writing-mode="lr-tb" style:vertical-align="bottom" fo:padding-top="0in" fo:padding-left="0.0486in" fo:padding-bottom="0in" fo:padding-right="0.0486in"/>
    </style:style>
    <style:style style:name="P3620" style:parent-style-name="Standard" style:family="paragraph">
      <style:paragraph-properties fo:margin-bottom="0in"/>
      <style:text-properties fo:color="#00000A" fo:font-size="10pt" style:font-size-asian="10pt" style:font-size-complex="10pt" style:language-asian="it" style:country-asian="IT"/>
    </style:style>
    <style:style style:name="TableRow3621" style:family="table-row">
      <style:table-row-properties style:row-height="0.0159in" style:use-optimal-row-height="false"/>
    </style:style>
    <style:style style:name="TableCell3622" style:family="table-cell">
      <style:table-cell-properties fo:border="none" style:writing-mode="lr-tb" style:vertical-align="bottom" fo:padding-top="0in" fo:padding-left="0.0486in" fo:padding-bottom="0in" fo:padding-right="0.0486in"/>
    </style:style>
    <style:style style:name="P3623" style:parent-style-name="Standard" style:family="paragraph">
      <style:paragraph-properties fo:margin-bottom="0in"/>
      <style:text-properties fo:color="#00000A" fo:font-size="10pt" style:font-size-asian="10pt" style:font-size-complex="10pt" style:language-asian="it" style:country-asian="IT"/>
    </style:style>
    <style:style style:name="TableCell3624" style:family="table-cell">
      <style:table-cell-properties fo:border="none" style:writing-mode="lr-tb" style:vertical-align="bottom" fo:padding-top="0in" fo:padding-left="0.0486in" fo:padding-bottom="0in" fo:padding-right="0.0486in"/>
    </style:style>
    <style:style style:name="P3625" style:parent-style-name="Standard" style:family="paragraph">
      <style:paragraph-properties fo:margin-bottom="0in"/>
      <style:text-properties fo:color="#00000A" fo:font-size="10pt" style:font-size-asian="10pt" style:font-size-complex="10pt" style:language-asian="it" style:country-asian="IT"/>
    </style:style>
    <style:style style:name="TableCell3626" style:family="table-cell">
      <style:table-cell-properties fo:border="none" style:writing-mode="lr-tb" style:vertical-align="bottom" fo:padding-top="0in" fo:padding-left="0.0486in" fo:padding-bottom="0in" fo:padding-right="0.0486in"/>
    </style:style>
    <style:style style:name="P3627" style:parent-style-name="Standard" style:family="paragraph">
      <style:paragraph-properties fo:margin-bottom="0in"/>
      <style:text-properties fo:color="#00000A" fo:font-size="10pt" style:font-size-asian="10pt" style:font-size-complex="10pt" style:language-asian="it" style:country-asian="IT"/>
    </style:style>
    <style:style style:name="TableRow3628" style:family="table-row">
      <style:table-row-properties style:row-height="0.0159in" style:use-optimal-row-height="false"/>
    </style:style>
    <style:style style:name="TableCell3629" style:family="table-cell">
      <style:table-cell-properties fo:border="none" style:writing-mode="lr-tb" style:vertical-align="bottom" fo:padding-top="0in" fo:padding-left="0.0486in" fo:padding-bottom="0in" fo:padding-right="0.0486in"/>
    </style:style>
    <style:style style:name="P3630" style:parent-style-name="Standard" style:family="paragraph">
      <style:paragraph-properties fo:margin-bottom="0in"/>
      <style:text-properties fo:color="#00000A" fo:font-size="10pt" style:font-size-asian="10pt" style:font-size-complex="10pt" style:language-asian="it" style:country-asian="IT"/>
    </style:style>
    <style:style style:name="TableCell3631" style:family="table-cell">
      <style:table-cell-properties fo:border="none" style:writing-mode="lr-tb" style:vertical-align="bottom" fo:padding-top="0in" fo:padding-left="0.0486in" fo:padding-bottom="0in" fo:padding-right="0.0486in"/>
    </style:style>
    <style:style style:name="P3632" style:parent-style-name="Standard" style:family="paragraph">
      <style:paragraph-properties fo:margin-bottom="0in"/>
      <style:text-properties fo:color="#00000A" fo:font-size="10pt" style:font-size-asian="10pt" style:font-size-complex="10pt" style:language-asian="it" style:country-asian="IT"/>
    </style:style>
    <style:style style:name="TableCell3633" style:family="table-cell">
      <style:table-cell-properties fo:border="none" style:writing-mode="lr-tb" style:vertical-align="bottom" fo:padding-top="0in" fo:padding-left="0.0486in" fo:padding-bottom="0in" fo:padding-right="0.0486in"/>
    </style:style>
    <style:style style:name="P3634" style:parent-style-name="Standard" style:family="paragraph">
      <style:paragraph-properties fo:margin-bottom="0in"/>
      <style:text-properties fo:color="#00000A" fo:font-size="10pt" style:font-size-asian="10pt" style:font-size-complex="10pt" style:language-asian="it" style:country-asian="IT"/>
    </style:style>
    <style:style style:name="TableRow3635" style:family="table-row">
      <style:table-row-properties style:row-height="0.0159in" style:use-optimal-row-height="false"/>
    </style:style>
    <style:style style:name="TableCell3636" style:family="table-cell">
      <style:table-cell-properties fo:border="none" style:writing-mode="lr-tb" style:vertical-align="bottom" fo:padding-top="0in" fo:padding-left="0.0486in" fo:padding-bottom="0in" fo:padding-right="0.0486in"/>
    </style:style>
    <style:style style:name="P3637" style:parent-style-name="Standard" style:family="paragraph">
      <style:paragraph-properties fo:margin-bottom="0in"/>
      <style:text-properties fo:color="#00000A" fo:font-size="10pt" style:font-size-asian="10pt" style:font-size-complex="10pt" style:language-asian="it" style:country-asian="IT"/>
    </style:style>
    <style:style style:name="TableCell3638" style:family="table-cell">
      <style:table-cell-properties fo:border="none" style:writing-mode="lr-tb" style:vertical-align="bottom" fo:padding-top="0in" fo:padding-left="0.0486in" fo:padding-bottom="0in" fo:padding-right="0.0486in"/>
    </style:style>
    <style:style style:name="P3639" style:parent-style-name="Standard" style:family="paragraph">
      <style:paragraph-properties fo:margin-bottom="0in"/>
      <style:text-properties fo:color="#00000A" fo:font-size="10pt" style:font-size-asian="10pt" style:font-size-complex="10pt" style:language-asian="it" style:country-asian="IT"/>
    </style:style>
    <style:style style:name="TableCell3640" style:family="table-cell">
      <style:table-cell-properties fo:border="none" style:writing-mode="lr-tb" style:vertical-align="bottom" fo:padding-top="0in" fo:padding-left="0.0486in" fo:padding-bottom="0in" fo:padding-right="0.0486in"/>
    </style:style>
    <style:style style:name="P3641" style:parent-style-name="Standard" style:family="paragraph">
      <style:paragraph-properties fo:margin-bottom="0in"/>
      <style:text-properties fo:color="#00000A" fo:font-size="10pt" style:font-size-asian="10pt" style:font-size-complex="10pt" style:language-asian="it" style:country-asian="IT"/>
    </style:style>
    <style:style style:name="P3642" style:parent-style-name="Standard" style:family="paragraph">
      <style:paragraph-properties fo:margin-left="4.9166in">
        <style:tab-stops>
          <style:tab-stop style:type="left" style:position="0.325in"/>
        </style:tab-stops>
      </style:paragraph-properties>
    </style:style>
    <style:style style:name="T3643"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644"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P3645" style:parent-style-name="Normale" style:family="paragraph">
      <style:paragraph-properties fo:break-before="page"/>
    </style:style>
    <style:style style:name="TableColumn3647" style:family="table-column">
      <style:table-column-properties style:column-width="2.0263in" style:use-optimal-column-width="false"/>
    </style:style>
    <style:style style:name="TableColumn3648" style:family="table-column">
      <style:table-column-properties style:column-width="1.7791in" style:use-optimal-column-width="false"/>
    </style:style>
    <style:style style:name="TableColumn3649" style:family="table-column">
      <style:table-column-properties style:column-width="2.2666in" style:use-optimal-column-width="false"/>
    </style:style>
    <style:style style:name="Table3646" style:family="table">
      <style:table-properties style:width="6.0722in" fo:margin-left="0.0312in" table:align="left"/>
    </style:style>
    <style:style style:name="TableRow3650" style:family="table-row">
      <style:table-row-properties style:min-row-height="0.2604in" style:use-optimal-row-height="false"/>
    </style:style>
    <style:style style:name="TableCell3651" style:family="table-cell">
      <style:table-cell-properties fo:border="none" style:writing-mode="lr-tb" style:vertical-align="bottom" fo:padding-top="0in" fo:padding-left="0.0486in" fo:padding-bottom="0in" fo:padding-right="0.0486in"/>
    </style:style>
    <style:style style:name="P3652" style:parent-style-name="Titolo1" style:family="paragraph">
      <style:text-properties style:font-name-asian="Times New Roman" style:language-asian="it" style:country-asian="IT"/>
    </style:style>
    <style:style style:name="TableCell3653" style:family="table-cell">
      <style:table-cell-properties fo:border="none" style:writing-mode="lr-tb" style:vertical-align="bottom" fo:padding-top="0in" fo:padding-left="0.0486in" fo:padding-bottom="0in" fo:padding-right="0.0486in"/>
    </style:style>
    <style:style style:name="P3654"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655" style:family="table-cell">
      <style:table-cell-properties fo:border="none" style:writing-mode="lr-tb" style:vertical-align="bottom" fo:padding-top="0in" fo:padding-left="0.0486in" fo:padding-bottom="0in" fo:padding-right="0.0486in"/>
    </style:style>
    <style:style style:name="P3656" style:parent-style-name="Standard" style:family="paragraph">
      <style:paragraph-properties fo:margin-bottom="0in"/>
      <style:text-properties fo:color="#00000A" fo:font-size="10pt" style:font-size-asian="10pt" style:font-size-complex="10pt" style:language-asian="it" style:country-asian="IT"/>
    </style:style>
    <style:style style:name="TableRow3657" style:family="table-row">
      <style:table-row-properties style:row-height="0.0159in" style:use-optimal-row-height="false"/>
    </style:style>
    <style:style style:name="TableCell3658" style:family="table-cell">
      <style:table-cell-properties fo:border="none" style:writing-mode="lr-tb" style:vertical-align="bottom" fo:padding-top="0in" fo:padding-left="0.0486in" fo:padding-bottom="0in" fo:padding-right="0.0486in"/>
    </style:style>
    <style:style style:name="P3659" style:parent-style-name="Standard" style:family="paragraph">
      <style:paragraph-properties fo:margin-bottom="0in"/>
      <style:text-properties fo:color="#00000A" fo:font-size="10pt" style:font-size-asian="10pt" style:font-size-complex="10pt" style:language-asian="it" style:country-asian="IT"/>
    </style:style>
    <style:style style:name="TableCell3660" style:family="table-cell">
      <style:table-cell-properties fo:border="none" style:writing-mode="lr-tb" style:vertical-align="bottom" fo:padding-top="0in" fo:padding-left="0.0486in" fo:padding-bottom="0in" fo:padding-right="0.0486in"/>
    </style:style>
    <style:style style:name="P3661" style:parent-style-name="Standard" style:family="paragraph">
      <style:paragraph-properties fo:margin-bottom="0in"/>
      <style:text-properties fo:color="#00000A" fo:font-size="10pt" style:font-size-asian="10pt" style:font-size-complex="10pt" style:language-asian="it" style:country-asian="IT"/>
    </style:style>
    <style:style style:name="TableCell3662" style:family="table-cell">
      <style:table-cell-properties fo:border="none" style:writing-mode="lr-tb" style:vertical-align="bottom" fo:padding-top="0in" fo:padding-left="0.0486in" fo:padding-bottom="0in" fo:padding-right="0.0486in"/>
    </style:style>
    <style:style style:name="P3663" style:parent-style-name="Standard" style:family="paragraph">
      <style:paragraph-properties fo:margin-bottom="0in"/>
      <style:text-properties fo:color="#00000A" fo:font-size="10pt" style:font-size-asian="10pt" style:font-size-complex="10pt" style:language-asian="it" style:country-asian="IT"/>
    </style:style>
    <style:style style:name="TableRow3664" style:family="table-row">
      <style:table-row-properties style:min-row-height="0.2083in" style:use-optimal-row-height="false"/>
    </style:style>
    <style:style style:name="TableCell3665" style:family="table-cell">
      <style:table-cell-properties fo:border="none" style:writing-mode="lr-tb" style:vertical-align="bottom" fo:padding-top="0in" fo:padding-left="0.0486in" fo:padding-bottom="0in" fo:padding-right="0.0486in"/>
    </style:style>
    <style:style style:name="P366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67" style:family="table-cell">
      <style:table-cell-properties fo:border="none" style:writing-mode="lr-tb" style:vertical-align="bottom" fo:padding-top="0in" fo:padding-left="0.0486in" fo:padding-bottom="0in" fo:padding-right="0.0486in"/>
    </style:style>
    <style:style style:name="P366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69" style:family="table-cell">
      <style:table-cell-properties fo:border="none" style:writing-mode="lr-tb" style:vertical-align="bottom" fo:padding-top="0in" fo:padding-left="0.0486in" fo:padding-bottom="0in" fo:padding-right="0.0486in"/>
    </style:style>
    <style:style style:name="P3670" style:parent-style-name="Standard" style:family="paragraph">
      <style:paragraph-properties fo:margin-bottom="0in"/>
      <style:text-properties fo:color="#00000A" fo:font-size="10pt" style:font-size-asian="10pt" style:font-size-complex="10pt" style:language-asian="it" style:country-asian="IT"/>
    </style:style>
    <style:style style:name="TableRow3671" style:family="table-row">
      <style:table-row-properties style:row-height="0.0159in" style:use-optimal-row-height="false"/>
    </style:style>
    <style:style style:name="TableCell3672" style:family="table-cell">
      <style:table-cell-properties fo:border="none" style:writing-mode="lr-tb" style:vertical-align="bottom" fo:padding-top="0in" fo:padding-left="0.0486in" fo:padding-bottom="0in" fo:padding-right="0.0486in"/>
    </style:style>
    <style:style style:name="P3673" style:parent-style-name="Standard" style:family="paragraph">
      <style:paragraph-properties fo:margin-bottom="0in"/>
      <style:text-properties fo:color="#00000A" fo:font-size="10pt" style:font-size-asian="10pt" style:font-size-complex="10pt" style:language-asian="it" style:country-asian="IT"/>
    </style:style>
    <style:style style:name="TableCell3674" style:family="table-cell">
      <style:table-cell-properties fo:border="none" style:writing-mode="lr-tb" style:vertical-align="bottom" fo:padding-top="0in" fo:padding-left="0.0486in" fo:padding-bottom="0in" fo:padding-right="0.0486in"/>
    </style:style>
    <style:style style:name="P3675" style:parent-style-name="Standard" style:family="paragraph">
      <style:paragraph-properties fo:margin-bottom="0in"/>
      <style:text-properties fo:color="#00000A" fo:font-size="10pt" style:font-size-asian="10pt" style:font-size-complex="10pt" style:language-asian="it" style:country-asian="IT"/>
    </style:style>
    <style:style style:name="TableCell3676" style:family="table-cell">
      <style:table-cell-properties fo:border="none" style:writing-mode="lr-tb" style:vertical-align="bottom" fo:padding-top="0in" fo:padding-left="0.0486in" fo:padding-bottom="0in" fo:padding-right="0.0486in"/>
    </style:style>
    <style:style style:name="P3677" style:parent-style-name="Standard" style:family="paragraph">
      <style:paragraph-properties fo:margin-bottom="0in"/>
      <style:text-properties fo:color="#00000A" fo:font-size="10pt" style:font-size-asian="10pt" style:font-size-complex="10pt" style:language-asian="it" style:country-asian="IT"/>
    </style:style>
    <style:style style:name="TableRow3678" style:family="table-row">
      <style:table-row-properties style:min-row-height="0.2083in" style:use-optimal-row-height="false"/>
    </style:style>
    <style:style style:name="TableCell3679" style:family="table-cell">
      <style:table-cell-properties fo:border="none" style:writing-mode="lr-tb" style:vertical-align="bottom" fo:padding-top="0in" fo:padding-left="0.0486in" fo:padding-bottom="0in" fo:padding-right="0.0486in"/>
    </style:style>
    <style:style style:name="P368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81" style:family="table-cell">
      <style:table-cell-properties fo:border="none" style:writing-mode="lr-tb" style:vertical-align="bottom" fo:padding-top="0in" fo:padding-left="0.0486in" fo:padding-bottom="0in" fo:padding-right="0.0486in"/>
    </style:style>
    <style:style style:name="P368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83" style:family="table-cell">
      <style:table-cell-properties fo:border="none" style:writing-mode="lr-tb" style:vertical-align="bottom" fo:padding-top="0in" fo:padding-left="0.0486in" fo:padding-bottom="0in" fo:padding-right="0.0486in"/>
    </style:style>
    <style:style style:name="P3684" style:parent-style-name="Standard" style:family="paragraph">
      <style:paragraph-properties fo:margin-bottom="0in"/>
      <style:text-properties fo:color="#00000A" fo:font-size="10pt" style:font-size-asian="10pt" style:font-size-complex="10pt" style:language-asian="it" style:country-asian="IT"/>
    </style:style>
    <style:style style:name="TableRow3685" style:family="table-row">
      <style:table-row-properties style:min-row-height="0.2083in" style:use-optimal-row-height="false"/>
    </style:style>
    <style:style style:name="TableCell3686" style:family="table-cell">
      <style:table-cell-properties fo:border="none" style:writing-mode="lr-tb" style:vertical-align="bottom" fo:padding-top="0in" fo:padding-left="0.0486in" fo:padding-bottom="0in" fo:padding-right="0.0486in"/>
    </style:style>
    <style:style style:name="P368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88" style:family="table-cell">
      <style:table-cell-properties fo:border="none" style:writing-mode="lr-tb" style:vertical-align="bottom" fo:padding-top="0in" fo:padding-left="0.0486in" fo:padding-bottom="0in" fo:padding-right="0.0486in"/>
    </style:style>
    <style:style style:name="P368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90" style:family="table-cell">
      <style:table-cell-properties fo:border="none" style:writing-mode="lr-tb" style:vertical-align="bottom" fo:padding-top="0in" fo:padding-left="0.0486in" fo:padding-bottom="0in" fo:padding-right="0.0486in"/>
    </style:style>
    <style:style style:name="P369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692" style:family="table-row">
      <style:table-row-properties style:row-height="0.0159in" style:use-optimal-row-height="false"/>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95" style:family="table-cell">
      <style:table-cell-properties fo:border="none" style:writing-mode="lr-tb" style:vertical-align="bottom" fo:padding-top="0in" fo:padding-left="0.0486in" fo:padding-bottom="0in" fo:padding-right="0.0486in"/>
    </style:style>
    <style:style style:name="P3696" style:parent-style-name="Standard" style:family="paragraph">
      <style:paragraph-properties fo:margin-bottom="0in"/>
      <style:text-properties fo:color="#00000A" fo:font-size="10pt" style:font-size-asian="10pt" style:font-size-complex="10pt" style:language-asian="it" style:country-asian="IT"/>
    </style:style>
    <style:style style:name="TableCell3697" style:family="table-cell">
      <style:table-cell-properties fo:border="none" style:writing-mode="lr-tb" style:vertical-align="bottom" fo:padding-top="0in" fo:padding-left="0.0486in" fo:padding-bottom="0in" fo:padding-right="0.0486in"/>
    </style:style>
    <style:style style:name="P3698" style:parent-style-name="Standard" style:family="paragraph">
      <style:paragraph-properties fo:margin-bottom="0in"/>
      <style:text-properties fo:color="#00000A" fo:font-size="10pt" style:font-size-asian="10pt" style:font-size-complex="10pt" style:language-asian="it" style:country-asian="IT"/>
    </style:style>
    <style:style style:name="TableRow3699" style:family="table-row">
      <style:table-row-properties style:row-height="0.0159in" style:use-optimal-row-height="false"/>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margin-bottom="0in"/>
      <style:text-properties fo:color="#00000A" fo:font-size="10pt" style:font-size-asian="10pt" style:font-size-complex="10pt" style:language-asian="it" style:country-asian="IT"/>
    </style:style>
    <style:style style:name="TableCell3702" style:family="table-cell">
      <style:table-cell-properties fo:border="none" style:writing-mode="lr-tb" style:vertical-align="bottom" fo:padding-top="0in" fo:padding-left="0.0486in" fo:padding-bottom="0in" fo:padding-right="0.0486in"/>
    </style:style>
    <style:style style:name="P3703" style:parent-style-name="Standard" style:family="paragraph">
      <style:paragraph-properties fo:margin-bottom="0in"/>
      <style:text-properties fo:color="#00000A" fo:font-size="10pt" style:font-size-asian="10pt" style:font-size-complex="10pt" style:language-asian="it" style:country-asian="IT"/>
    </style:style>
    <style:style style:name="TableCell3704" style:family="table-cell">
      <style:table-cell-properties fo:border="none" style:writing-mode="lr-tb" style:vertical-align="bottom" fo:padding-top="0in" fo:padding-left="0.0486in" fo:padding-bottom="0in" fo:padding-right="0.0486in"/>
    </style:style>
    <style:style style:name="P3705" style:parent-style-name="Standard" style:family="paragraph">
      <style:paragraph-properties fo:margin-bottom="0in"/>
      <style:text-properties fo:color="#00000A" fo:font-size="10pt" style:font-size-asian="10pt" style:font-size-complex="10pt" style:language-asian="it" style:country-asian="IT"/>
    </style:style>
    <style:style style:name="TableRow3706" style:family="table-row">
      <style:table-row-properties style:row-height="0.0159in" style:use-optimal-row-height="false"/>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paragraph-properties fo:margin-bottom="0in"/>
      <style:text-properties fo:color="#00000A" fo:font-size="10pt" style:font-size-asian="10pt" style:font-size-complex="10pt" style:language-asian="it" style:country-asian="IT"/>
    </style:style>
    <style:style style:name="TableCell3709" style:family="table-cell">
      <style:table-cell-properties fo:border="none" style:writing-mode="lr-tb" style:vertical-align="bottom" fo:padding-top="0in" fo:padding-left="0.0486in" fo:padding-bottom="0in" fo:padding-right="0.0486in"/>
    </style:style>
    <style:style style:name="P3710" style:parent-style-name="Standard" style:family="paragraph">
      <style:paragraph-properties fo:margin-bottom="0in"/>
      <style:text-properties fo:color="#00000A" fo:font-size="10pt" style:font-size-asian="10pt" style:font-size-complex="10pt" style:language-asian="it" style:country-asian="IT"/>
    </style:style>
    <style:style style:name="TableCell3711" style:family="table-cell">
      <style:table-cell-properties fo:border="none" style:writing-mode="lr-tb" style:vertical-align="bottom" fo:padding-top="0in" fo:padding-left="0.0486in" fo:padding-bottom="0in" fo:padding-right="0.0486in"/>
    </style:style>
    <style:style style:name="P3712" style:parent-style-name="Standard" style:family="paragraph">
      <style:paragraph-properties fo:margin-bottom="0in"/>
      <style:text-properties fo:color="#00000A" fo:font-size="10pt" style:font-size-asian="10pt" style:font-size-complex="10pt" style:language-asian="it" style:country-asian="IT"/>
    </style:style>
    <style:style style:name="TableRow3713" style:family="table-row">
      <style:table-row-properties style:row-height="0.0159in" style:use-optimal-row-height="false"/>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margin-bottom="0in"/>
      <style:text-properties fo:color="#00000A" fo:font-size="10pt" style:font-size-asian="10pt" style:font-size-complex="10pt" style:language-asian="it" style:country-asian="IT"/>
    </style:style>
    <style:style style:name="TableCell3716" style:family="table-cell">
      <style:table-cell-properties fo:border="none" style:writing-mode="lr-tb" style:vertical-align="bottom" fo:padding-top="0in" fo:padding-left="0.0486in" fo:padding-bottom="0in" fo:padding-right="0.0486in"/>
    </style:style>
    <style:style style:name="P3717" style:parent-style-name="Standard" style:family="paragraph">
      <style:paragraph-properties fo:margin-bottom="0in"/>
      <style:text-properties fo:color="#00000A" fo:font-size="10pt" style:font-size-asian="10pt" style:font-size-complex="10pt" style:language-asian="it" style:country-asian="IT"/>
    </style:style>
    <style:style style:name="TableCell3718" style:family="table-cell">
      <style:table-cell-properties fo:border="none" style:writing-mode="lr-tb" style:vertical-align="bottom" fo:padding-top="0in" fo:padding-left="0.0486in" fo:padding-bottom="0in" fo:padding-right="0.0486in"/>
    </style:style>
    <style:style style:name="P3719" style:parent-style-name="Standard" style:family="paragraph">
      <style:paragraph-properties fo:margin-bottom="0in"/>
      <style:text-properties fo:color="#00000A" fo:font-size="10pt" style:font-size-asian="10pt" style:font-size-complex="10pt" style:language-asian="it" style:country-asian="IT"/>
    </style:style>
    <style:style style:name="TableRow3720" style:family="table-row">
      <style:table-row-properties style:row-height="0.0159in" style:use-optimal-row-height="false"/>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margin-bottom="0in"/>
      <style:text-properties fo:color="#00000A" fo:font-size="10pt" style:font-size-asian="10pt" style:font-size-complex="10pt" style:language-asian="it" style:country-asian="IT"/>
    </style:style>
    <style:style style:name="TableCell3723" style:family="table-cell">
      <style:table-cell-properties fo:border="none" style:writing-mode="lr-tb" style:vertical-align="bottom" fo:padding-top="0in" fo:padding-left="0.0486in" fo:padding-bottom="0in" fo:padding-right="0.0486in"/>
    </style:style>
    <style:style style:name="P3724" style:parent-style-name="Standard" style:family="paragraph">
      <style:paragraph-properties fo:margin-bottom="0in"/>
      <style:text-properties fo:color="#00000A" fo:font-size="10pt" style:font-size-asian="10pt" style:font-size-complex="10pt" style:language-asian="it" style:country-asian="IT"/>
    </style:style>
    <style:style style:name="TableCell3725" style:family="table-cell">
      <style:table-cell-properties fo:border="none" style:writing-mode="lr-tb" style:vertical-align="bottom" fo:padding-top="0in" fo:padding-left="0.0486in" fo:padding-bottom="0in" fo:padding-right="0.0486in"/>
    </style:style>
    <style:style style:name="P3726" style:parent-style-name="Standard" style:family="paragraph">
      <style:paragraph-properties fo:margin-bottom="0in"/>
      <style:text-properties fo:color="#00000A" fo:font-size="10pt" style:font-size-asian="10pt" style:font-size-complex="10pt" style:language-asian="it" style:country-asian="IT"/>
    </style:style>
    <style:style style:name="TableRow3727" style:family="table-row">
      <style:table-row-properties style:row-height="0.0159in" style:use-optimal-row-height="false"/>
    </style:style>
    <style:style style:name="TableCell3728" style:family="table-cell">
      <style:table-cell-properties fo:border="none" style:writing-mode="lr-tb" style:vertical-align="bottom" fo:padding-top="0in" fo:padding-left="0.0486in" fo:padding-bottom="0in" fo:padding-right="0.0486in"/>
    </style:style>
    <style:style style:name="P3729" style:parent-style-name="Standard" style:family="paragraph">
      <style:paragraph-properties fo:margin-bottom="0in"/>
      <style:text-properties fo:color="#00000A" fo:font-size="10pt" style:font-size-asian="10pt" style:font-size-complex="10pt" style:language-asian="it" style:country-asian="IT"/>
    </style:style>
    <style:style style:name="TableCell3730" style:family="table-cell">
      <style:table-cell-properties fo:border="none" style:writing-mode="lr-tb" style:vertical-align="bottom" fo:padding-top="0in" fo:padding-left="0.0486in" fo:padding-bottom="0in" fo:padding-right="0.0486in"/>
    </style:style>
    <style:style style:name="P3731" style:parent-style-name="Standard" style:family="paragraph">
      <style:paragraph-properties fo:margin-bottom="0in"/>
      <style:text-properties fo:color="#00000A" fo:font-size="10pt" style:font-size-asian="10pt" style:font-size-complex="10pt" style:language-asian="it" style:country-asian="IT"/>
    </style:style>
    <style:style style:name="TableCell3732" style:family="table-cell">
      <style:table-cell-properties fo:border="none" style:writing-mode="lr-tb" style:vertical-align="bottom" fo:padding-top="0in" fo:padding-left="0.0486in" fo:padding-bottom="0in" fo:padding-right="0.0486in"/>
    </style:style>
    <style:style style:name="P3733" style:parent-style-name="Standard" style:family="paragraph">
      <style:paragraph-properties fo:margin-bottom="0in"/>
      <style:text-properties fo:color="#00000A" fo:font-size="10pt" style:font-size-asian="10pt" style:font-size-complex="10pt" style:language-asian="it" style:country-asian="IT"/>
    </style:style>
    <style:style style:name="TableRow3734" style:family="table-row">
      <style:table-row-properties style:min-row-height="0.2083in" style:use-optimal-row-height="false"/>
    </style:style>
    <style:style style:name="TableCell3735" style:family="table-cell">
      <style:table-cell-properties fo:border="none" style:writing-mode="lr-tb" style:vertical-align="bottom" fo:padding-top="0in" fo:padding-left="0.0486in" fo:padding-bottom="0in" fo:padding-right="0.0486in"/>
    </style:style>
    <style:style style:name="P373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37" style:family="table-cell">
      <style:table-cell-properties fo:border="none" style:writing-mode="lr-tb" style:vertical-align="bottom" fo:padding-top="0in" fo:padding-left="0.0486in" fo:padding-bottom="0in" fo:padding-right="0.0486in"/>
    </style:style>
    <style:style style:name="P373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39" style:family="table-cell">
      <style:table-cell-properties fo:border="none" style:writing-mode="lr-tb" style:vertical-align="bottom" fo:padding-top="0in" fo:padding-left="0.0486in" fo:padding-bottom="0in" fo:padding-right="0.0486in"/>
    </style:style>
    <style:style style:name="P3740" style:parent-style-name="Standard" style:family="paragraph">
      <style:paragraph-properties fo:margin-bottom="0in"/>
      <style:text-properties fo:color="#00000A" fo:font-size="10pt" style:font-size-asian="10pt" style:font-size-complex="10pt" style:language-asian="it" style:country-asian="IT"/>
    </style:style>
    <style:style style:name="TableRow3741" style:family="table-row">
      <style:table-row-properties style:min-row-height="0.2083in" style:use-optimal-row-height="false"/>
    </style:style>
    <style:style style:name="TableCell3742" style:family="table-cell">
      <style:table-cell-properties fo:border="none" style:writing-mode="lr-tb" style:vertical-align="bottom" fo:padding-top="0in" fo:padding-left="0.0486in" fo:padding-bottom="0in" fo:padding-right="0.0486in"/>
    </style:style>
    <style:style style:name="P374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74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745" style:family="table-cell">
      <style:table-cell-properties fo:border="none" style:writing-mode="lr-tb" style:vertical-align="bottom" fo:padding-top="0in" fo:padding-left="0.0486in" fo:padding-bottom="0in" fo:padding-right="0.0486in"/>
    </style:style>
    <style:style style:name="P374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74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748" style:family="table-cell">
      <style:table-cell-properties fo:border="none" style:writing-mode="lr-tb" style:vertical-align="bottom" fo:padding-top="0in" fo:padding-left="0.0486in" fo:padding-bottom="0in" fo:padding-right="0.0486in"/>
    </style:style>
    <style:style style:name="P374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75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751" style:family="table-row">
      <style:table-row-properties style:row-height="0.0159in" style:use-optimal-row-height="false"/>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54" style:family="table-cell">
      <style:table-cell-properties fo:border="none" style:writing-mode="lr-tb" style:vertical-align="bottom" fo:padding-top="0in" fo:padding-left="0.0486in" fo:padding-bottom="0in" fo:padding-right="0.0486in"/>
    </style:style>
    <style:style style:name="P3755" style:parent-style-name="Standard" style:family="paragraph">
      <style:paragraph-properties fo:margin-bottom="0in"/>
      <style:text-properties fo:color="#00000A" fo:font-size="10pt" style:font-size-asian="10pt" style:font-size-complex="10pt" style:language-asian="it" style:country-asian="IT"/>
    </style:style>
    <style:style style:name="TableCell3756" style:family="table-cell">
      <style:table-cell-properties fo:border="none" style:writing-mode="lr-tb" style:vertical-align="bottom" fo:padding-top="0in" fo:padding-left="0.0486in" fo:padding-bottom="0in" fo:padding-right="0.0486in"/>
    </style:style>
    <style:style style:name="P3757" style:parent-style-name="Standard" style:family="paragraph">
      <style:paragraph-properties fo:margin-bottom="0in"/>
      <style:text-properties fo:color="#00000A" fo:font-size="10pt" style:font-size-asian="10pt" style:font-size-complex="10pt" style:language-asian="it" style:country-asian="IT"/>
    </style:style>
    <style:style style:name="TableRow3758" style:family="table-row">
      <style:table-row-properties style:row-height="0.0159in" style:use-optimal-row-height="false"/>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paragraph-properties fo:margin-bottom="0in"/>
      <style:text-properties fo:color="#00000A" fo:font-size="10pt" style:font-size-asian="10pt" style:font-size-complex="10pt" style:language-asian="it" style:country-asian="IT"/>
    </style:style>
    <style:style style:name="TableCell3761" style:family="table-cell">
      <style:table-cell-properties fo:border="none" style:writing-mode="lr-tb" style:vertical-align="bottom" fo:padding-top="0in" fo:padding-left="0.0486in" fo:padding-bottom="0in" fo:padding-right="0.0486in"/>
    </style:style>
    <style:style style:name="P3762" style:parent-style-name="Standard" style:family="paragraph">
      <style:paragraph-properties fo:margin-bottom="0in"/>
      <style:text-properties fo:color="#00000A" fo:font-size="10pt" style:font-size-asian="10pt" style:font-size-complex="10pt" style:language-asian="it" style:country-asian="IT"/>
    </style:style>
    <style:style style:name="TableCell3763" style:family="table-cell">
      <style:table-cell-properties fo:border="none" style:writing-mode="lr-tb" style:vertical-align="bottom" fo:padding-top="0in" fo:padding-left="0.0486in" fo:padding-bottom="0in" fo:padding-right="0.0486in"/>
    </style:style>
    <style:style style:name="P3764" style:parent-style-name="Standard" style:family="paragraph">
      <style:paragraph-properties fo:margin-bottom="0in"/>
      <style:text-properties fo:color="#00000A" fo:font-size="10pt" style:font-size-asian="10pt" style:font-size-complex="10pt" style:language-asian="it" style:country-asian="IT"/>
    </style:style>
    <style:style style:name="TableRow3765" style:family="table-row">
      <style:table-row-properties style:row-height="0.0159in" style:use-optimal-row-height="false"/>
    </style:style>
    <style:style style:name="TableCell3766" style:family="table-cell">
      <style:table-cell-properties fo:border="none" style:writing-mode="lr-tb" style:vertical-align="bottom" fo:padding-top="0in" fo:padding-left="0.0486in" fo:padding-bottom="0in" fo:padding-right="0.0486in"/>
    </style:style>
    <style:style style:name="P3767" style:parent-style-name="Standard" style:family="paragraph">
      <style:paragraph-properties fo:margin-bottom="0in"/>
      <style:text-properties fo:color="#00000A" fo:font-size="10pt" style:font-size-asian="10pt" style:font-size-complex="10pt" style:language-asian="it" style:country-asian="IT"/>
    </style:style>
    <style:style style:name="TableCell3768" style:family="table-cell">
      <style:table-cell-properties fo:border="none" style:writing-mode="lr-tb" style:vertical-align="bottom" fo:padding-top="0in" fo:padding-left="0.0486in" fo:padding-bottom="0in" fo:padding-right="0.0486in"/>
    </style:style>
    <style:style style:name="P3769" style:parent-style-name="Standard" style:family="paragraph">
      <style:paragraph-properties fo:margin-bottom="0in"/>
      <style:text-properties fo:color="#00000A" fo:font-size="10pt" style:font-size-asian="10pt" style:font-size-complex="10pt" style:language-asian="it" style:country-asian="IT"/>
    </style:style>
    <style:style style:name="TableCell3770" style:family="table-cell">
      <style:table-cell-properties fo:border="none" style:writing-mode="lr-tb" style:vertical-align="bottom" fo:padding-top="0in" fo:padding-left="0.0486in" fo:padding-bottom="0in" fo:padding-right="0.0486in"/>
    </style:style>
    <style:style style:name="P3771" style:parent-style-name="Standard" style:family="paragraph">
      <style:paragraph-properties fo:margin-bottom="0in"/>
      <style:text-properties fo:color="#00000A" fo:font-size="10pt" style:font-size-asian="10pt" style:font-size-complex="10pt" style:language-asian="it" style:country-asian="IT"/>
    </style:style>
    <style:style style:name="TableRow3772" style:family="table-row">
      <style:table-row-properties style:row-height="0.0159in" style:use-optimal-row-height="false"/>
    </style:style>
    <style:style style:name="TableCell3773" style:family="table-cell">
      <style:table-cell-properties fo:border="none" style:writing-mode="lr-tb" style:vertical-align="bottom" fo:padding-top="0in" fo:padding-left="0.0486in" fo:padding-bottom="0in" fo:padding-right="0.0486in"/>
    </style:style>
    <style:style style:name="P3774" style:parent-style-name="Standard" style:family="paragraph">
      <style:paragraph-properties fo:margin-bottom="0in"/>
      <style:text-properties fo:color="#00000A" fo:font-size="10pt" style:font-size-asian="10pt" style:font-size-complex="10pt" style:language-asian="it" style:country-asian="IT"/>
    </style:style>
    <style:style style:name="TableCell3775" style:family="table-cell">
      <style:table-cell-properties fo:border="none" style:writing-mode="lr-tb" style:vertical-align="bottom" fo:padding-top="0in" fo:padding-left="0.0486in" fo:padding-bottom="0in" fo:padding-right="0.0486in"/>
    </style:style>
    <style:style style:name="P3776" style:parent-style-name="Standard" style:family="paragraph">
      <style:paragraph-properties fo:margin-bottom="0in"/>
      <style:text-properties fo:color="#00000A" fo:font-size="10pt" style:font-size-asian="10pt" style:font-size-complex="10pt" style:language-asian="it" style:country-asian="IT"/>
    </style:style>
    <style:style style:name="TableCell3777" style:family="table-cell">
      <style:table-cell-properties fo:border="none" style:writing-mode="lr-tb" style:vertical-align="bottom" fo:padding-top="0in" fo:padding-left="0.0486in" fo:padding-bottom="0in" fo:padding-right="0.0486in"/>
    </style:style>
    <style:style style:name="P3778" style:parent-style-name="Standard" style:family="paragraph">
      <style:paragraph-properties fo:margin-bottom="0in"/>
      <style:text-properties fo:color="#00000A" fo:font-size="10pt" style:font-size-asian="10pt" style:font-size-complex="10pt" style:language-asian="it" style:country-asian="IT"/>
    </style:style>
    <style:style style:name="TableRow3779" style:family="table-row">
      <style:table-row-properties style:row-height="0.0159in" style:use-optimal-row-height="false"/>
    </style:style>
    <style:style style:name="TableCell3780" style:family="table-cell">
      <style:table-cell-properties fo:border="none" style:writing-mode="lr-tb" style:vertical-align="bottom" fo:padding-top="0in" fo:padding-left="0.0486in" fo:padding-bottom="0in" fo:padding-right="0.0486in"/>
    </style:style>
    <style:style style:name="P3781" style:parent-style-name="Standard" style:family="paragraph">
      <style:paragraph-properties fo:margin-bottom="0in"/>
      <style:text-properties fo:color="#00000A" fo:font-size="10pt" style:font-size-asian="10pt" style:font-size-complex="10pt" style:language-asian="it" style:country-asian="IT"/>
    </style:style>
    <style:style style:name="TableCell3782" style:family="table-cell">
      <style:table-cell-properties fo:border="none" style:writing-mode="lr-tb" style:vertical-align="bottom" fo:padding-top="0in" fo:padding-left="0.0486in" fo:padding-bottom="0in" fo:padding-right="0.0486in"/>
    </style:style>
    <style:style style:name="P3783" style:parent-style-name="Standard" style:family="paragraph">
      <style:paragraph-properties fo:margin-bottom="0in"/>
      <style:text-properties fo:color="#00000A" fo:font-size="10pt" style:font-size-asian="10pt" style:font-size-complex="10pt" style:language-asian="it" style:country-asian="IT"/>
    </style:style>
    <style:style style:name="TableCell3784" style:family="table-cell">
      <style:table-cell-properties fo:border="none" style:writing-mode="lr-tb" style:vertical-align="bottom" fo:padding-top="0in" fo:padding-left="0.0486in" fo:padding-bottom="0in" fo:padding-right="0.0486in"/>
    </style:style>
    <style:style style:name="P3785" style:parent-style-name="Standard" style:family="paragraph">
      <style:paragraph-properties fo:margin-bottom="0in"/>
      <style:text-properties fo:color="#00000A" fo:font-size="10pt" style:font-size-asian="10pt" style:font-size-complex="10pt" style:language-asian="it" style:country-asian="IT"/>
    </style:style>
    <style:style style:name="TableRow3786" style:family="table-row">
      <style:table-row-properties style:row-height="0.0159in" style:use-optimal-row-height="false"/>
    </style:style>
    <style:style style:name="TableCell3787" style:family="table-cell">
      <style:table-cell-properties fo:border="none" style:writing-mode="lr-tb" style:vertical-align="bottom" fo:padding-top="0in" fo:padding-left="0.0486in" fo:padding-bottom="0in" fo:padding-right="0.0486in"/>
    </style:style>
    <style:style style:name="P3788" style:parent-style-name="Standard" style:family="paragraph">
      <style:paragraph-properties fo:margin-bottom="0in"/>
      <style:text-properties fo:color="#00000A" fo:font-size="10pt" style:font-size-asian="10pt" style:font-size-complex="10pt" style:language-asian="it" style:country-asian="IT"/>
    </style:style>
    <style:style style:name="TableCell3789" style:family="table-cell">
      <style:table-cell-properties fo:border="none" style:writing-mode="lr-tb" style:vertical-align="bottom" fo:padding-top="0in" fo:padding-left="0.0486in" fo:padding-bottom="0in" fo:padding-right="0.0486in"/>
    </style:style>
    <style:style style:name="P3790" style:parent-style-name="Standard" style:family="paragraph">
      <style:paragraph-properties fo:margin-bottom="0in"/>
      <style:text-properties fo:color="#00000A" fo:font-size="10pt" style:font-size-asian="10pt" style:font-size-complex="10pt" style:language-asian="it" style:country-asian="IT"/>
    </style:style>
    <style:style style:name="TableCell3791" style:family="table-cell">
      <style:table-cell-properties fo:border="none" style:writing-mode="lr-tb" style:vertical-align="bottom" fo:padding-top="0in" fo:padding-left="0.0486in" fo:padding-bottom="0in" fo:padding-right="0.0486in"/>
    </style:style>
    <style:style style:name="P3792" style:parent-style-name="Standard" style:family="paragraph">
      <style:paragraph-properties fo:margin-bottom="0in"/>
      <style:text-properties fo:color="#00000A" fo:font-size="10pt" style:font-size-asian="10pt" style:font-size-complex="10pt" style:language-asian="it" style:country-asian="IT"/>
    </style:style>
    <style:style style:name="TableRow3793" style:family="table-row">
      <style:table-row-properties style:row-height="0.0159in" style:use-optimal-row-height="false"/>
    </style:style>
    <style:style style:name="TableCell3794" style:family="table-cell">
      <style:table-cell-properties fo:border="none" style:writing-mode="lr-tb" style:vertical-align="bottom" fo:padding-top="0in" fo:padding-left="0.0486in" fo:padding-bottom="0in" fo:padding-right="0.0486in"/>
    </style:style>
    <style:style style:name="P3795" style:parent-style-name="Standard" style:family="paragraph">
      <style:paragraph-properties fo:margin-bottom="0in"/>
      <style:text-properties fo:color="#00000A" fo:font-size="10pt" style:font-size-asian="10pt" style:font-size-complex="10pt" style:language-asian="it" style:country-asian="IT"/>
    </style:style>
    <style:style style:name="TableCell3796" style:family="table-cell">
      <style:table-cell-properties fo:border="none" style:writing-mode="lr-tb" style:vertical-align="bottom" fo:padding-top="0in" fo:padding-left="0.0486in" fo:padding-bottom="0in" fo:padding-right="0.0486in"/>
    </style:style>
    <style:style style:name="P3797" style:parent-style-name="Standard" style:family="paragraph">
      <style:paragraph-properties fo:margin-bottom="0in"/>
      <style:text-properties fo:color="#00000A" fo:font-size="10pt" style:font-size-asian="10pt" style:font-size-complex="10pt" style:language-asian="it" style:country-asian="IT"/>
    </style:style>
    <style:style style:name="TableCell3798" style:family="table-cell">
      <style:table-cell-properties fo:border="none" style:writing-mode="lr-tb" style:vertical-align="bottom" fo:padding-top="0in" fo:padding-left="0.0486in" fo:padding-bottom="0in" fo:padding-right="0.0486in"/>
    </style:style>
    <style:style style:name="P3799" style:parent-style-name="Standard" style:family="paragraph">
      <style:paragraph-properties fo:margin-bottom="0in"/>
      <style:text-properties fo:color="#00000A" fo:font-size="10pt" style:font-size-asian="10pt" style:font-size-complex="10pt" style:language-asian="it" style:country-asian="IT"/>
    </style:style>
    <style:style style:name="TableRow3800" style:family="table-row">
      <style:table-row-properties style:row-height="0.0159in" style:use-optimal-row-height="false"/>
    </style:style>
    <style:style style:name="TableCell3801" style:family="table-cell">
      <style:table-cell-properties fo:border="none" style:writing-mode="lr-tb" style:vertical-align="bottom" fo:padding-top="0in" fo:padding-left="0.0486in" fo:padding-bottom="0in" fo:padding-right="0.0486in"/>
    </style:style>
    <style:style style:name="P3802" style:parent-style-name="Standard" style:family="paragraph">
      <style:paragraph-properties fo:margin-bottom="0in"/>
      <style:text-properties fo:color="#00000A" fo:font-size="10pt" style:font-size-asian="10pt" style:font-size-complex="10pt" style:language-asian="it" style:country-asian="IT"/>
    </style:style>
    <style:style style:name="TableCell3803" style:family="table-cell">
      <style:table-cell-properties fo:border="none" style:writing-mode="lr-tb" style:vertical-align="bottom" fo:padding-top="0in" fo:padding-left="0.0486in" fo:padding-bottom="0in" fo:padding-right="0.0486in"/>
    </style:style>
    <style:style style:name="P3804" style:parent-style-name="Standard" style:family="paragraph">
      <style:paragraph-properties fo:margin-bottom="0in"/>
      <style:text-properties fo:color="#00000A" fo:font-size="10pt" style:font-size-asian="10pt" style:font-size-complex="10pt" style:language-asian="it" style:country-asian="IT"/>
    </style:style>
    <style:style style:name="TableCell3805" style:family="table-cell">
      <style:table-cell-properties fo:border="none" style:writing-mode="lr-tb" style:vertical-align="bottom" fo:padding-top="0in" fo:padding-left="0.0486in" fo:padding-bottom="0in" fo:padding-right="0.0486in"/>
    </style:style>
    <style:style style:name="P3806" style:parent-style-name="Standard" style:family="paragraph">
      <style:paragraph-properties fo:margin-bottom="0in"/>
      <style:text-properties fo:color="#00000A" fo:font-size="10pt" style:font-size-asian="10pt" style:font-size-complex="10pt" style:language-asian="it" style:country-asian="IT"/>
    </style:style>
    <style:style style:name="TableRow3807" style:family="table-row">
      <style:table-row-properties style:row-height="0.0159in" style:use-optimal-row-height="false"/>
    </style:style>
    <style:style style:name="TableCell3808" style:family="table-cell">
      <style:table-cell-properties fo:border="none" style:writing-mode="lr-tb" style:vertical-align="bottom" fo:padding-top="0in" fo:padding-left="0.0486in" fo:padding-bottom="0in" fo:padding-right="0.0486in"/>
    </style:style>
    <style:style style:name="P3809" style:parent-style-name="Standard" style:family="paragraph">
      <style:paragraph-properties fo:margin-bottom="0in"/>
      <style:text-properties fo:color="#00000A" fo:font-size="10pt" style:font-size-asian="10pt" style:font-size-complex="10pt" style:language-asian="it" style:country-asian="IT"/>
    </style:style>
    <style:style style:name="TableCell3810" style:family="table-cell">
      <style:table-cell-properties fo:border="none" style:writing-mode="lr-tb" style:vertical-align="bottom" fo:padding-top="0in" fo:padding-left="0.0486in" fo:padding-bottom="0in" fo:padding-right="0.0486in"/>
    </style:style>
    <style:style style:name="P3811" style:parent-style-name="Standard" style:family="paragraph">
      <style:paragraph-properties fo:margin-bottom="0in"/>
      <style:text-properties fo:color="#00000A" fo:font-size="10pt" style:font-size-asian="10pt" style:font-size-complex="10pt" style:language-asian="it" style:country-asian="IT"/>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Standard" style:family="paragraph">
      <style:paragraph-properties fo:margin-bottom="0in"/>
      <style:text-properties fo:color="#00000A" fo:font-size="10pt" style:font-size-asian="10pt" style:font-size-complex="10pt" style:language-asian="it" style:country-asian="IT"/>
    </style:style>
    <style:style style:name="TableRow3814" style:family="table-row">
      <style:table-row-properties style:row-height="0.0159in" style:use-optimal-row-height="false"/>
    </style:style>
    <style:style style:name="TableCell3815" style:family="table-cell">
      <style:table-cell-properties fo:border="none" style:writing-mode="lr-tb" style:vertical-align="bottom" fo:padding-top="0in" fo:padding-left="0.0486in" fo:padding-bottom="0in" fo:padding-right="0.0486in"/>
    </style:style>
    <style:style style:name="P3816" style:parent-style-name="Standard" style:family="paragraph">
      <style:paragraph-properties fo:margin-bottom="0in"/>
      <style:text-properties fo:color="#00000A" fo:font-size="10pt" style:font-size-asian="10pt" style:font-size-complex="10pt" style:language-asian="it" style:country-asian="IT"/>
    </style:style>
    <style:style style:name="TableCell3817" style:family="table-cell">
      <style:table-cell-properties fo:border="none" style:writing-mode="lr-tb" style:vertical-align="bottom" fo:padding-top="0in" fo:padding-left="0.0486in" fo:padding-bottom="0in" fo:padding-right="0.0486in"/>
    </style:style>
    <style:style style:name="P3818" style:parent-style-name="Standard" style:family="paragraph">
      <style:paragraph-properties fo:margin-bottom="0in"/>
      <style:text-properties fo:color="#00000A" fo:font-size="10pt" style:font-size-asian="10pt" style:font-size-complex="10pt" style:language-asian="it" style:country-asian="IT"/>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paragraph-properties fo:margin-bottom="0in"/>
      <style:text-properties fo:color="#00000A" fo:font-size="10pt" style:font-size-asian="10pt" style:font-size-complex="10pt" style:language-asian="it" style:country-asian="IT"/>
    </style:style>
    <style:style style:name="TableRow3821" style:family="table-row">
      <style:table-row-properties style:min-row-height="0.2083in" style:use-optimal-row-height="false"/>
    </style:style>
    <style:style style:name="TableCell3822" style:family="table-cell">
      <style:table-cell-properties fo:border="none" style:writing-mode="lr-tb" style:vertical-align="bottom" fo:padding-top="0in" fo:padding-left="0.0486in" fo:padding-bottom="0in" fo:padding-right="0.0486in"/>
    </style:style>
    <style:style style:name="P382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margin-bottom="0in"/>
      <style:text-properties fo:color="#00000A" fo:font-size="10pt" style:font-size-asian="10pt" style:font-size-complex="10pt" style:language-asian="it" style:country-asian="IT"/>
    </style:style>
    <style:style style:name="TableRow3828" style:family="table-row">
      <style:table-row-properties style:min-row-height="0.2083in" style:use-optimal-row-height="false"/>
    </style:style>
    <style:style style:name="TableCell3829" style:family="table-cell">
      <style:table-cell-properties fo:border="none" style:writing-mode="lr-tb" style:vertical-align="bottom" fo:padding-top="0in" fo:padding-left="0.0486in" fo:padding-bottom="0in" fo:padding-right="0.0486in"/>
    </style:style>
    <style:style style:name="P383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31" style:family="table-cell">
      <style:table-cell-properties fo:border="none" style:writing-mode="lr-tb" style:vertical-align="bottom" fo:padding-top="0in" fo:padding-left="0.0486in" fo:padding-bottom="0in" fo:padding-right="0.0486in"/>
    </style:style>
    <style:style style:name="P383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835" style:family="table-row">
      <style:table-row-properties style:row-height="0.0159in" style:use-optimal-row-height="false"/>
    </style:style>
    <style:style style:name="TableCell3836" style:family="table-cell">
      <style:table-cell-properties fo:border="none" style:writing-mode="lr-tb" style:vertical-align="bottom" fo:padding-top="0in" fo:padding-left="0.0486in" fo:padding-bottom="0in" fo:padding-right="0.0486in"/>
    </style:style>
    <style:style style:name="P383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paragraph-properties fo:margin-bottom="0in"/>
      <style:text-properties fo:color="#00000A" fo:font-size="10pt" style:font-size-asian="10pt" style:font-size-complex="10pt" style:language-asian="it" style:country-asian="IT"/>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margin-bottom="0in"/>
      <style:text-properties fo:color="#00000A" fo:font-size="10pt" style:font-size-asian="10pt" style:font-size-complex="10pt" style:language-asian="it" style:country-asian="IT"/>
    </style:style>
    <style:style style:name="TableRow3842" style:family="table-row">
      <style:table-row-properties style:row-height="0.0159in" style:use-optimal-row-height="false"/>
    </style:style>
    <style:style style:name="TableCell3843" style:family="table-cell">
      <style:table-cell-properties fo:border="none" style:writing-mode="lr-tb" style:vertical-align="bottom" fo:padding-top="0in" fo:padding-left="0.0486in" fo:padding-bottom="0in" fo:padding-right="0.0486in"/>
    </style:style>
    <style:style style:name="P3844" style:parent-style-name="Standard" style:family="paragraph">
      <style:paragraph-properties fo:margin-bottom="0in"/>
      <style:text-properties fo:color="#00000A" fo:font-size="10pt" style:font-size-asian="10pt" style:font-size-complex="10pt" style:language-asian="it" style:country-asian="IT"/>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paragraph-properties fo:margin-bottom="0in"/>
      <style:text-properties fo:color="#00000A" fo:font-size="10pt" style:font-size-asian="10pt" style:font-size-complex="10pt" style:language-asian="it" style:country-asian="IT"/>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margin-bottom="0in"/>
      <style:text-properties fo:color="#00000A" fo:font-size="10pt" style:font-size-asian="10pt" style:font-size-complex="10pt" style:language-asian="it" style:country-asian="IT"/>
    </style:style>
    <style:style style:name="TableRow3849" style:family="table-row">
      <style:table-row-properties style:row-height="0.0159in" style:use-optimal-row-height="false"/>
    </style:style>
    <style:style style:name="TableCell3850" style:family="table-cell">
      <style:table-cell-properties fo:border="none" style:writing-mode="lr-tb" style:vertical-align="bottom" fo:padding-top="0in" fo:padding-left="0.0486in" fo:padding-bottom="0in" fo:padding-right="0.0486in"/>
    </style:style>
    <style:style style:name="P3851" style:parent-style-name="Standard" style:family="paragraph">
      <style:paragraph-properties fo:margin-bottom="0in"/>
      <style:text-properties fo:color="#00000A" fo:font-size="10pt" style:font-size-asian="10pt" style:font-size-complex="10pt" style:language-asian="it" style:country-asian="IT"/>
    </style:style>
    <style:style style:name="TableCell3852" style:family="table-cell">
      <style:table-cell-properties fo:border="none" style:writing-mode="lr-tb" style:vertical-align="bottom" fo:padding-top="0in" fo:padding-left="0.0486in" fo:padding-bottom="0in" fo:padding-right="0.0486in"/>
    </style:style>
    <style:style style:name="P3853" style:parent-style-name="Standard" style:family="paragraph">
      <style:paragraph-properties fo:margin-bottom="0in"/>
      <style:text-properties fo:color="#00000A" fo:font-size="10pt" style:font-size-asian="10pt" style:font-size-complex="10pt" style:language-asian="it" style:country-asian="IT"/>
    </style:style>
    <style:style style:name="TableCell3854" style:family="table-cell">
      <style:table-cell-properties fo:border="none" style:writing-mode="lr-tb" style:vertical-align="bottom" fo:padding-top="0in" fo:padding-left="0.0486in" fo:padding-bottom="0in" fo:padding-right="0.0486in"/>
    </style:style>
    <style:style style:name="P3855" style:parent-style-name="Standard" style:family="paragraph">
      <style:paragraph-properties fo:margin-bottom="0in"/>
      <style:text-properties fo:color="#00000A" fo:font-size="10pt" style:font-size-asian="10pt" style:font-size-complex="10pt" style:language-asian="it" style:country-asian="IT"/>
    </style:style>
    <style:style style:name="TableRow3856" style:family="table-row">
      <style:table-row-properties style:min-row-height="0.2083in" style:use-optimal-row-height="false"/>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5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60" style:family="table-cell">
      <style:table-cell-properties fo:border="none" style:writing-mode="lr-tb" style:vertical-align="bottom" fo:padding-top="0in" fo:padding-left="0.0486in" fo:padding-bottom="0in" fo:padding-right="0.0486in"/>
    </style:style>
    <style:style style:name="P386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6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863" style:family="table-row">
      <style:table-row-properties style:row-height="0.0159in" style:use-optimal-row-height="false"/>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66" style:family="table-cell">
      <style:table-cell-properties fo:border="none" style:writing-mode="lr-tb" style:vertical-align="bottom" fo:padding-top="0in" fo:padding-left="0.0486in" fo:padding-bottom="0in" fo:padding-right="0.0486in"/>
    </style:style>
    <style:style style:name="P3867" style:parent-style-name="Standard" style:family="paragraph">
      <style:paragraph-properties fo:margin-bottom="0in"/>
      <style:text-properties fo:color="#00000A" fo:font-size="10pt" style:font-size-asian="10pt" style:font-size-complex="10pt" style:language-asian="it" style:country-asian="IT"/>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margin-bottom="0in"/>
      <style:text-properties fo:color="#00000A" fo:font-size="10pt" style:font-size-asian="10pt" style:font-size-complex="10pt" style:language-asian="it" style:country-asian="IT"/>
    </style:style>
    <style:style style:name="TableRow3870" style:family="table-row">
      <style:table-row-properties style:row-height="0.0159in" style:use-optimal-row-height="false"/>
    </style:style>
    <style:style style:name="TableCell3871" style:family="table-cell">
      <style:table-cell-properties fo:border="none" style:writing-mode="lr-tb" style:vertical-align="bottom" fo:padding-top="0in" fo:padding-left="0.0486in" fo:padding-bottom="0in" fo:padding-right="0.0486in"/>
    </style:style>
    <style:style style:name="P3872" style:parent-style-name="Standard" style:family="paragraph">
      <style:paragraph-properties fo:margin-bottom="0in"/>
      <style:text-properties fo:color="#00000A" fo:font-size="10pt" style:font-size-asian="10pt" style:font-size-complex="10pt" style:language-asian="it" style:country-asian="IT"/>
    </style:style>
    <style:style style:name="TableCell3873" style:family="table-cell">
      <style:table-cell-properties fo:border="none" style:writing-mode="lr-tb" style:vertical-align="bottom" fo:padding-top="0in" fo:padding-left="0.0486in" fo:padding-bottom="0in" fo:padding-right="0.0486in"/>
    </style:style>
    <style:style style:name="P3874" style:parent-style-name="Standard" style:family="paragraph">
      <style:paragraph-properties fo:margin-bottom="0in"/>
      <style:text-properties fo:color="#00000A" fo:font-size="10pt" style:font-size-asian="10pt" style:font-size-complex="10pt" style:language-asian="it" style:country-asian="IT"/>
    </style:style>
    <style:style style:name="TableCell3875" style:family="table-cell">
      <style:table-cell-properties fo:border="none" style:writing-mode="lr-tb" style:vertical-align="bottom" fo:padding-top="0in" fo:padding-left="0.0486in" fo:padding-bottom="0in" fo:padding-right="0.0486in"/>
    </style:style>
    <style:style style:name="P3876" style:parent-style-name="Standard" style:family="paragraph">
      <style:paragraph-properties fo:margin-bottom="0in"/>
      <style:text-properties fo:color="#00000A" fo:font-size="10pt" style:font-size-asian="10pt" style:font-size-complex="10pt" style:language-asian="it" style:country-asian="IT"/>
    </style:style>
    <style:style style:name="TableRow3877" style:family="table-row">
      <style:table-row-properties style:row-height="0.0159in" style:use-optimal-row-height="false"/>
    </style:style>
    <style:style style:name="TableCell3878" style:family="table-cell">
      <style:table-cell-properties fo:border="none" style:writing-mode="lr-tb" style:vertical-align="bottom" fo:padding-top="0in" fo:padding-left="0.0486in" fo:padding-bottom="0in" fo:padding-right="0.0486in"/>
    </style:style>
    <style:style style:name="P3879" style:parent-style-name="Standard" style:family="paragraph">
      <style:paragraph-properties fo:margin-bottom="0in"/>
      <style:text-properties fo:color="#00000A" fo:font-size="10pt" style:font-size-asian="10pt" style:font-size-complex="10pt" style:language-asian="it" style:country-asian="IT"/>
    </style:style>
    <style:style style:name="TableCell3880" style:family="table-cell">
      <style:table-cell-properties fo:border="none" style:writing-mode="lr-tb" style:vertical-align="bottom" fo:padding-top="0in" fo:padding-left="0.0486in" fo:padding-bottom="0in" fo:padding-right="0.0486in"/>
    </style:style>
    <style:style style:name="P3881" style:parent-style-name="Standard" style:family="paragraph">
      <style:paragraph-properties fo:margin-bottom="0in"/>
      <style:text-properties fo:color="#00000A" fo:font-size="10pt" style:font-size-asian="10pt" style:font-size-complex="10pt" style:language-asian="it" style:country-asian="IT"/>
    </style:style>
    <style:style style:name="TableCell3882" style:family="table-cell">
      <style:table-cell-properties fo:border="none" style:writing-mode="lr-tb" style:vertical-align="bottom" fo:padding-top="0in" fo:padding-left="0.0486in" fo:padding-bottom="0in" fo:padding-right="0.0486in"/>
    </style:style>
    <style:style style:name="P3883" style:parent-style-name="Standard" style:family="paragraph">
      <style:paragraph-properties fo:margin-bottom="0in"/>
      <style:text-properties fo:color="#00000A" fo:font-size="10pt" style:font-size-asian="10pt" style:font-size-complex="10pt" style:language-asian="it" style:country-asian="IT"/>
    </style:style>
    <style:style style:name="TableRow3884" style:family="table-row">
      <style:table-row-properties style:row-height="0.0159in" style:use-optimal-row-height="false"/>
    </style:style>
    <style:style style:name="TableCell3885" style:family="table-cell">
      <style:table-cell-properties fo:border="none" style:writing-mode="lr-tb" style:vertical-align="bottom" fo:padding-top="0in" fo:padding-left="0.0486in" fo:padding-bottom="0in" fo:padding-right="0.0486in"/>
    </style:style>
    <style:style style:name="P3886" style:parent-style-name="Standard" style:family="paragraph">
      <style:paragraph-properties fo:margin-bottom="0in"/>
      <style:text-properties fo:color="#00000A" fo:font-size="10pt" style:font-size-asian="10pt" style:font-size-complex="10pt" style:language-asian="it" style:country-asian="IT"/>
    </style:style>
    <style:style style:name="TableCell3887" style:family="table-cell">
      <style:table-cell-properties fo:border="none" style:writing-mode="lr-tb" style:vertical-align="bottom" fo:padding-top="0in" fo:padding-left="0.0486in" fo:padding-bottom="0in" fo:padding-right="0.0486in"/>
    </style:style>
    <style:style style:name="P3888" style:parent-style-name="Standard" style:family="paragraph">
      <style:paragraph-properties fo:margin-bottom="0in"/>
      <style:text-properties fo:color="#00000A" fo:font-size="10pt" style:font-size-asian="10pt" style:font-size-complex="10pt" style:language-asian="it" style:country-asian="IT"/>
    </style:style>
    <style:style style:name="TableCell3889" style:family="table-cell">
      <style:table-cell-properties fo:border="none" style:writing-mode="lr-tb" style:vertical-align="bottom" fo:padding-top="0in" fo:padding-left="0.0486in" fo:padding-bottom="0in" fo:padding-right="0.0486in"/>
    </style:style>
    <style:style style:name="P3890" style:parent-style-name="Standard" style:family="paragraph">
      <style:paragraph-properties fo:margin-bottom="0in"/>
      <style:text-properties fo:color="#00000A" fo:font-size="10pt" style:font-size-asian="10pt" style:font-size-complex="10pt" style:language-asian="it" style:country-asian="IT"/>
    </style:style>
    <style:style style:name="TableRow3891" style:family="table-row">
      <style:table-row-properties style:row-height="0.0159in" style:use-optimal-row-height="false"/>
    </style:style>
    <style:style style:name="TableCell3892" style:family="table-cell">
      <style:table-cell-properties fo:border="none" style:writing-mode="lr-tb" style:vertical-align="bottom" fo:padding-top="0in" fo:padding-left="0.0486in" fo:padding-bottom="0in" fo:padding-right="0.0486in"/>
    </style:style>
    <style:style style:name="P3893" style:parent-style-name="Standard" style:family="paragraph">
      <style:paragraph-properties fo:margin-bottom="0in"/>
      <style:text-properties fo:color="#00000A" fo:font-size="10pt" style:font-size-asian="10pt" style:font-size-complex="10pt" style:language-asian="it" style:country-asian="IT"/>
    </style:style>
    <style:style style:name="TableCell3894" style:family="table-cell">
      <style:table-cell-properties fo:border="none" style:writing-mode="lr-tb" style:vertical-align="bottom" fo:padding-top="0in" fo:padding-left="0.0486in" fo:padding-bottom="0in" fo:padding-right="0.0486in"/>
    </style:style>
    <style:style style:name="P3895" style:parent-style-name="Standard" style:family="paragraph">
      <style:paragraph-properties fo:margin-bottom="0in"/>
      <style:text-properties fo:color="#00000A" fo:font-size="10pt" style:font-size-asian="10pt" style:font-size-complex="10pt" style:language-asian="it" style:country-asian="IT"/>
    </style:style>
    <style:style style:name="TableCell3896" style:family="table-cell">
      <style:table-cell-properties fo:border="none" style:writing-mode="lr-tb" style:vertical-align="bottom" fo:padding-top="0in" fo:padding-left="0.0486in" fo:padding-bottom="0in" fo:padding-right="0.0486in"/>
    </style:style>
    <style:style style:name="P3897" style:parent-style-name="Standard" style:family="paragraph">
      <style:paragraph-properties fo:margin-bottom="0in"/>
      <style:text-properties fo:color="#00000A" fo:font-size="10pt" style:font-size-asian="10pt" style:font-size-complex="10pt" style:language-asian="it" style:country-asian="IT"/>
    </style:style>
    <style:style style:name="TableRow3898" style:family="table-row">
      <style:table-row-properties style:row-height="0.0159in" style:use-optimal-row-height="false"/>
    </style:style>
    <style:style style:name="TableCell3899" style:family="table-cell">
      <style:table-cell-properties fo:border="none" style:writing-mode="lr-tb" style:vertical-align="bottom" fo:padding-top="0in" fo:padding-left="0.0486in" fo:padding-bottom="0in" fo:padding-right="0.0486in"/>
    </style:style>
    <style:style style:name="P3900" style:parent-style-name="Standard" style:family="paragraph">
      <style:paragraph-properties fo:margin-bottom="0in"/>
      <style:text-properties fo:color="#00000A" fo:font-size="10pt" style:font-size-asian="10pt" style:font-size-complex="10pt" style:language-asian="it" style:country-asian="IT"/>
    </style:style>
    <style:style style:name="TableCell3901" style:family="table-cell">
      <style:table-cell-properties fo:border="none" style:writing-mode="lr-tb" style:vertical-align="bottom" fo:padding-top="0in" fo:padding-left="0.0486in" fo:padding-bottom="0in" fo:padding-right="0.0486in"/>
    </style:style>
    <style:style style:name="P3902" style:parent-style-name="Standard" style:family="paragraph">
      <style:paragraph-properties fo:margin-bottom="0in"/>
      <style:text-properties fo:color="#00000A" fo:font-size="10pt" style:font-size-asian="10pt" style:font-size-complex="10pt" style:language-asian="it" style:country-asian="IT"/>
    </style:style>
    <style:style style:name="TableCell3903" style:family="table-cell">
      <style:table-cell-properties fo:border="none" style:writing-mode="lr-tb" style:vertical-align="bottom" fo:padding-top="0in" fo:padding-left="0.0486in" fo:padding-bottom="0in" fo:padding-right="0.0486in"/>
    </style:style>
    <style:style style:name="P3904" style:parent-style-name="Standard" style:family="paragraph">
      <style:paragraph-properties fo:margin-bottom="0in"/>
      <style:text-properties fo:color="#00000A" fo:font-size="10pt" style:font-size-asian="10pt" style:font-size-complex="10pt" style:language-asian="it" style:country-asian="IT"/>
    </style:style>
    <style:style style:name="TableRow3905" style:family="table-row">
      <style:table-row-properties style:row-height="0.0159in" style:use-optimal-row-height="false"/>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paragraph-properties fo:margin-bottom="0in"/>
      <style:text-properties fo:color="#00000A" fo:font-size="10pt" style:font-size-asian="10pt" style:font-size-complex="10pt" style:language-asian="it" style:country-asian="IT"/>
    </style:style>
    <style:style style:name="TableCell3908" style:family="table-cell">
      <style:table-cell-properties fo:border="none" style:writing-mode="lr-tb" style:vertical-align="bottom" fo:padding-top="0in" fo:padding-left="0.0486in" fo:padding-bottom="0in" fo:padding-right="0.0486in"/>
    </style:style>
    <style:style style:name="P3909" style:parent-style-name="Standard" style:family="paragraph">
      <style:paragraph-properties fo:margin-bottom="0in"/>
      <style:text-properties fo:color="#00000A" fo:font-size="10pt" style:font-size-asian="10pt" style:font-size-complex="10pt" style:language-asian="it" style:country-asian="IT"/>
    </style:style>
    <style:style style:name="TableCell3910" style:family="table-cell">
      <style:table-cell-properties fo:border="none" style:writing-mode="lr-tb" style:vertical-align="bottom" fo:padding-top="0in" fo:padding-left="0.0486in" fo:padding-bottom="0in" fo:padding-right="0.0486in"/>
    </style:style>
    <style:style style:name="P3911" style:parent-style-name="Standard" style:family="paragraph">
      <style:paragraph-properties fo:margin-bottom="0in"/>
      <style:text-properties fo:color="#00000A" fo:font-size="10pt" style:font-size-asian="10pt" style:font-size-complex="10pt" style:language-asian="it" style:country-asian="IT"/>
    </style:style>
    <style:style style:name="TableRow3912" style:family="table-row">
      <style:table-row-properties style:row-height="0.0159in" style:use-optimal-row-height="false"/>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paragraph-properties fo:margin-bottom="0in"/>
      <style:text-properties fo:color="#00000A" fo:font-size="10pt" style:font-size-asian="10pt" style:font-size-complex="10pt" style:language-asian="it" style:country-asian="IT"/>
    </style:style>
    <style:style style:name="TableCell3915" style:family="table-cell">
      <style:table-cell-properties fo:border="none" style:writing-mode="lr-tb" style:vertical-align="bottom" fo:padding-top="0in" fo:padding-left="0.0486in" fo:padding-bottom="0in" fo:padding-right="0.0486in"/>
    </style:style>
    <style:style style:name="P3916" style:parent-style-name="Standard" style:family="paragraph">
      <style:paragraph-properties fo:margin-bottom="0in"/>
      <style:text-properties fo:color="#00000A" fo:font-size="10pt" style:font-size-asian="10pt" style:font-size-complex="10pt" style:language-asian="it" style:country-asian="IT"/>
    </style:style>
    <style:style style:name="TableCell3917" style:family="table-cell">
      <style:table-cell-properties fo:border="none" style:writing-mode="lr-tb" style:vertical-align="bottom" fo:padding-top="0in" fo:padding-left="0.0486in" fo:padding-bottom="0in" fo:padding-right="0.0486in"/>
    </style:style>
    <style:style style:name="P3918" style:parent-style-name="Standard" style:family="paragraph">
      <style:paragraph-properties fo:margin-bottom="0in"/>
      <style:text-properties fo:color="#00000A" fo:font-size="10pt" style:font-size-asian="10pt" style:font-size-complex="10pt" style:language-asian="it" style:country-asian="IT"/>
    </style:style>
    <style:style style:name="TableRow3919" style:family="table-row">
      <style:table-row-properties style:row-height="0.0159in" style:use-optimal-row-height="false"/>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paragraph-properties fo:margin-bottom="0in"/>
      <style:text-properties fo:color="#00000A" fo:font-size="10pt" style:font-size-asian="10pt" style:font-size-complex="10pt" style:language-asian="it" style:country-asian="IT"/>
    </style:style>
    <style:style style:name="TableCell3922" style:family="table-cell">
      <style:table-cell-properties fo:border="none" style:writing-mode="lr-tb" style:vertical-align="bottom" fo:padding-top="0in" fo:padding-left="0.0486in" fo:padding-bottom="0in" fo:padding-right="0.0486in"/>
    </style:style>
    <style:style style:name="P3923" style:parent-style-name="Standard" style:family="paragraph">
      <style:paragraph-properties fo:margin-bottom="0in"/>
      <style:text-properties fo:color="#00000A" fo:font-size="10pt" style:font-size-asian="10pt" style:font-size-complex="10pt" style:language-asian="it" style:country-asian="IT"/>
    </style:style>
    <style:style style:name="TableCell3924" style:family="table-cell">
      <style:table-cell-properties fo:border="none" style:writing-mode="lr-tb" style:vertical-align="bottom" fo:padding-top="0in" fo:padding-left="0.0486in" fo:padding-bottom="0in" fo:padding-right="0.0486in"/>
    </style:style>
    <style:style style:name="P3925" style:parent-style-name="Standard" style:family="paragraph">
      <style:paragraph-properties fo:margin-bottom="0in"/>
      <style:text-properties fo:color="#00000A" fo:font-size="10pt" style:font-size-asian="10pt" style:font-size-complex="10pt" style:language-asian="it" style:country-asian="IT"/>
    </style:style>
    <style:style style:name="TableRow3926" style:family="table-row">
      <style:table-row-properties style:row-height="0.0159in" style:use-optimal-row-height="false"/>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style:text-properties fo:color="#00000A" fo:font-size="10pt" style:font-size-asian="10pt" style:font-size-complex="10pt" style:language-asian="it" style:country-asian="IT"/>
    </style:style>
    <style:style style:name="TableCell3929" style:family="table-cell">
      <style:table-cell-properties fo:border="none" style:writing-mode="lr-tb" style:vertical-align="bottom" fo:padding-top="0in" fo:padding-left="0.0486in" fo:padding-bottom="0in" fo:padding-right="0.0486in"/>
    </style:style>
    <style:style style:name="P3930" style:parent-style-name="Standard" style:family="paragraph">
      <style:paragraph-properties fo:margin-bottom="0in"/>
      <style:text-properties fo:color="#00000A" fo:font-size="10pt" style:font-size-asian="10pt" style:font-size-complex="10pt" style:language-asian="it" style:country-asian="IT"/>
    </style:style>
    <style:style style:name="TableCell3931" style:family="table-cell">
      <style:table-cell-properties fo:border="none" style:writing-mode="lr-tb" style:vertical-align="bottom" fo:padding-top="0in" fo:padding-left="0.0486in" fo:padding-bottom="0in" fo:padding-right="0.0486in"/>
    </style:style>
    <style:style style:name="P3932" style:parent-style-name="Standard" style:family="paragraph">
      <style:paragraph-properties fo:margin-bottom="0in"/>
      <style:text-properties fo:color="#00000A" fo:font-size="10pt" style:font-size-asian="10pt" style:font-size-complex="10pt" style:language-asian="it" style:country-asian="IT"/>
    </style:style>
    <style:style style:name="TableRow3933" style:family="table-row">
      <style:table-row-properties style:row-height="0.0159in" style:use-optimal-row-height="false"/>
    </style:style>
    <style:style style:name="TableCell3934" style:family="table-cell">
      <style:table-cell-properties fo:border="none" style:writing-mode="lr-tb" style:vertical-align="bottom" fo:padding-top="0in" fo:padding-left="0.0486in" fo:padding-bottom="0in" fo:padding-right="0.0486in"/>
    </style:style>
    <style:style style:name="P3935" style:parent-style-name="Standard" style:family="paragraph">
      <style:paragraph-properties fo:margin-bottom="0in"/>
      <style:text-properties fo:color="#00000A" fo:font-size="10pt" style:font-size-asian="10pt" style:font-size-complex="10pt" style:language-asian="it" style:country-asian="IT"/>
    </style:style>
    <style:style style:name="TableCell3936" style:family="table-cell">
      <style:table-cell-properties fo:border="none" style:writing-mode="lr-tb" style:vertical-align="bottom" fo:padding-top="0in" fo:padding-left="0.0486in" fo:padding-bottom="0in" fo:padding-right="0.0486in"/>
    </style:style>
    <style:style style:name="P3937" style:parent-style-name="Standard" style:family="paragraph">
      <style:paragraph-properties fo:margin-bottom="0in"/>
      <style:text-properties fo:color="#00000A" fo:font-size="10pt" style:font-size-asian="10pt" style:font-size-complex="10pt" style:language-asian="it" style:country-asian="IT"/>
    </style:style>
    <style:style style:name="TableCell3938" style:family="table-cell">
      <style:table-cell-properties fo:border="none" style:writing-mode="lr-tb" style:vertical-align="bottom" fo:padding-top="0in" fo:padding-left="0.0486in" fo:padding-bottom="0in" fo:padding-right="0.0486in"/>
    </style:style>
    <style:style style:name="P3939" style:parent-style-name="Standard" style:family="paragraph">
      <style:paragraph-properties fo:margin-bottom="0in"/>
      <style:text-properties fo:color="#00000A" fo:font-size="10pt" style:font-size-asian="10pt" style:font-size-complex="10pt" style:language-asian="it" style:country-asian="IT"/>
    </style:style>
    <style:style style:name="TableRow3940" style:family="table-row">
      <style:table-row-properties style:row-height="0.0159in" style:use-optimal-row-height="false"/>
    </style:style>
    <style:style style:name="TableCell3941" style:family="table-cell">
      <style:table-cell-properties fo:border="none" style:writing-mode="lr-tb" style:vertical-align="bottom" fo:padding-top="0in" fo:padding-left="0.0486in" fo:padding-bottom="0in" fo:padding-right="0.0486in"/>
    </style:style>
    <style:style style:name="P3942" style:parent-style-name="Standard" style:family="paragraph">
      <style:paragraph-properties fo:margin-bottom="0in"/>
      <style:text-properties fo:color="#00000A" fo:font-size="10pt" style:font-size-asian="10pt" style:font-size-complex="10pt" style:language-asian="it" style:country-asian="IT"/>
    </style:style>
    <style:style style:name="TableCell3943" style:family="table-cell">
      <style:table-cell-properties fo:border="none" style:writing-mode="lr-tb" style:vertical-align="bottom" fo:padding-top="0in" fo:padding-left="0.0486in" fo:padding-bottom="0in" fo:padding-right="0.0486in"/>
    </style:style>
    <style:style style:name="P3944" style:parent-style-name="Standard" style:family="paragraph">
      <style:paragraph-properties fo:margin-bottom="0in"/>
      <style:text-properties fo:color="#00000A" fo:font-size="10pt" style:font-size-asian="10pt" style:font-size-complex="10pt" style:language-asian="it" style:country-asian="IT"/>
    </style:style>
    <style:style style:name="TableCell3945" style:family="table-cell">
      <style:table-cell-properties fo:border="none" style:writing-mode="lr-tb" style:vertical-align="bottom" fo:padding-top="0in" fo:padding-left="0.0486in" fo:padding-bottom="0in" fo:padding-right="0.0486in"/>
    </style:style>
    <style:style style:name="P3946" style:parent-style-name="Standard" style:family="paragraph">
      <style:paragraph-properties fo:margin-bottom="0in"/>
      <style:text-properties fo:color="#00000A" fo:font-size="10pt" style:font-size-asian="10pt" style:font-size-complex="10pt" style:language-asian="it" style:country-asian="IT"/>
    </style:style>
    <style:style style:name="TableRow3947" style:family="table-row">
      <style:table-row-properties style:row-height="0.0159in" style:use-optimal-row-height="false"/>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margin-bottom="0in"/>
      <style:text-properties fo:color="#00000A" fo:font-size="10pt" style:font-size-asian="10pt" style:font-size-complex="10pt" style:language-asian="it" style:country-asian="IT"/>
    </style:style>
    <style:style style:name="TableCell3950" style:family="table-cell">
      <style:table-cell-properties fo:border="none" style:writing-mode="lr-tb" style:vertical-align="bottom" fo:padding-top="0in" fo:padding-left="0.0486in" fo:padding-bottom="0in" fo:padding-right="0.0486in"/>
    </style:style>
    <style:style style:name="P3951" style:parent-style-name="Standard" style:family="paragraph">
      <style:paragraph-properties fo:margin-bottom="0in"/>
      <style:text-properties fo:color="#00000A" fo:font-size="10pt" style:font-size-asian="10pt" style:font-size-complex="10pt" style:language-asian="it" style:country-asian="IT"/>
    </style:style>
    <style:style style:name="TableCell3952" style:family="table-cell">
      <style:table-cell-properties fo:border="none" style:writing-mode="lr-tb" style:vertical-align="bottom" fo:padding-top="0in" fo:padding-left="0.0486in" fo:padding-bottom="0in" fo:padding-right="0.0486in"/>
    </style:style>
    <style:style style:name="P3953" style:parent-style-name="Standard" style:family="paragraph">
      <style:paragraph-properties fo:margin-bottom="0in"/>
      <style:text-properties fo:color="#00000A" fo:font-size="10pt" style:font-size-asian="10pt" style:font-size-complex="10pt" style:language-asian="it" style:country-asian="IT"/>
    </style:style>
    <style:style style:name="TableRow3954" style:family="table-row">
      <style:table-row-properties style:row-height="0.0159in" style:use-optimal-row-height="false"/>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paragraph-properties fo:margin-bottom="0in"/>
      <style:text-properties fo:color="#00000A" fo:font-size="10pt" style:font-size-asian="10pt" style:font-size-complex="10pt" style:language-asian="it" style:country-asian="IT"/>
    </style:style>
    <style:style style:name="TableCell3957" style:family="table-cell">
      <style:table-cell-properties fo:border="none" style:writing-mode="lr-tb" style:vertical-align="bottom" fo:padding-top="0in" fo:padding-left="0.0486in" fo:padding-bottom="0in" fo:padding-right="0.0486in"/>
    </style:style>
    <style:style style:name="P3958" style:parent-style-name="Standard" style:family="paragraph">
      <style:paragraph-properties fo:margin-bottom="0in"/>
      <style:text-properties fo:color="#00000A" fo:font-size="10pt" style:font-size-asian="10pt" style:font-size-complex="10pt" style:language-asian="it" style:country-asian="IT"/>
    </style:style>
    <style:style style:name="TableCell3959" style:family="table-cell">
      <style:table-cell-properties fo:border="none" style:writing-mode="lr-tb" style:vertical-align="bottom" fo:padding-top="0in" fo:padding-left="0.0486in" fo:padding-bottom="0in" fo:padding-right="0.0486in"/>
    </style:style>
    <style:style style:name="P3960" style:parent-style-name="Standard" style:family="paragraph">
      <style:paragraph-properties fo:margin-bottom="0in"/>
      <style:text-properties fo:color="#00000A" fo:font-size="10pt" style:font-size-asian="10pt" style:font-size-complex="10pt" style:language-asian="it" style:country-asian="IT"/>
    </style:style>
    <style:style style:name="TableRow3961" style:family="table-row">
      <style:table-row-properties style:row-height="0.0159in" style:use-optimal-row-height="false"/>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margin-bottom="0in"/>
      <style:text-properties fo:color="#00000A" fo:font-size="10pt" style:font-size-asian="10pt" style:font-size-complex="10pt" style:language-asian="it" style:country-asian="IT"/>
    </style:style>
    <style:style style:name="TableCell3964" style:family="table-cell">
      <style:table-cell-properties fo:border="none" style:writing-mode="lr-tb" style:vertical-align="bottom" fo:padding-top="0in" fo:padding-left="0.0486in" fo:padding-bottom="0in" fo:padding-right="0.0486in"/>
    </style:style>
    <style:style style:name="P3965" style:parent-style-name="Standard" style:family="paragraph">
      <style:paragraph-properties fo:margin-bottom="0in"/>
      <style:text-properties fo:color="#00000A" fo:font-size="10pt" style:font-size-asian="10pt" style:font-size-complex="10pt" style:language-asian="it" style:country-asian="IT"/>
    </style:style>
    <style:style style:name="TableCell3966" style:family="table-cell">
      <style:table-cell-properties fo:border="none" style:writing-mode="lr-tb" style:vertical-align="bottom" fo:padding-top="0in" fo:padding-left="0.0486in" fo:padding-bottom="0in" fo:padding-right="0.0486in"/>
    </style:style>
    <style:style style:name="P3967" style:parent-style-name="Standard" style:family="paragraph">
      <style:paragraph-properties fo:margin-bottom="0in"/>
      <style:text-properties fo:color="#00000A" fo:font-size="10pt" style:font-size-asian="10pt" style:font-size-complex="10pt" style:language-asian="it" style:country-asian="IT"/>
    </style:style>
    <style:style style:name="TableRow3968" style:family="table-row">
      <style:table-row-properties style:row-height="0.0159in" style:use-optimal-row-height="false"/>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paragraph-properties fo:margin-bottom="0in"/>
      <style:text-properties fo:color="#00000A" fo:font-size="10pt" style:font-size-asian="10pt" style:font-size-complex="10pt" style:language-asian="it" style:country-asian="IT"/>
    </style:style>
    <style:style style:name="TableCell3971" style:family="table-cell">
      <style:table-cell-properties fo:border="none" style:writing-mode="lr-tb" style:vertical-align="bottom" fo:padding-top="0in" fo:padding-left="0.0486in" fo:padding-bottom="0in" fo:padding-right="0.0486in"/>
    </style:style>
    <style:style style:name="P3972" style:parent-style-name="Standard" style:family="paragraph">
      <style:paragraph-properties fo:margin-bottom="0in"/>
      <style:text-properties fo:color="#00000A" fo:font-size="10pt" style:font-size-asian="10pt" style:font-size-complex="10pt" style:language-asian="it" style:country-asian="IT"/>
    </style:style>
    <style:style style:name="TableCell3973" style:family="table-cell">
      <style:table-cell-properties fo:border="none" style:writing-mode="lr-tb" style:vertical-align="bottom" fo:padding-top="0in" fo:padding-left="0.0486in" fo:padding-bottom="0in" fo:padding-right="0.0486in"/>
    </style:style>
    <style:style style:name="P3974" style:parent-style-name="Standard" style:family="paragraph">
      <style:paragraph-properties fo:margin-bottom="0in"/>
      <style:text-properties fo:color="#00000A" fo:font-size="10pt" style:font-size-asian="10pt" style:font-size-complex="10pt" style:language-asian="it" style:country-asian="IT"/>
    </style:style>
    <style:style style:name="TableRow3975" style:family="table-row">
      <style:table-row-properties style:row-height="0.0159in" style:use-optimal-row-height="false"/>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paragraph-properties fo:margin-bottom="0in"/>
      <style:text-properties fo:color="#00000A" fo:font-size="10pt" style:font-size-asian="10pt" style:font-size-complex="10pt" style:language-asian="it" style:country-asian="IT"/>
    </style:style>
    <style:style style:name="TableCell3978" style:family="table-cell">
      <style:table-cell-properties fo:border="none" style:writing-mode="lr-tb" style:vertical-align="bottom" fo:padding-top="0in" fo:padding-left="0.0486in" fo:padding-bottom="0in" fo:padding-right="0.0486in"/>
    </style:style>
    <style:style style:name="P3979" style:parent-style-name="Standard" style:family="paragraph">
      <style:paragraph-properties fo:margin-bottom="0in"/>
      <style:text-properties fo:color="#00000A" fo:font-size="10pt" style:font-size-asian="10pt" style:font-size-complex="10pt" style:language-asian="it" style:country-asian="IT"/>
    </style:style>
    <style:style style:name="TableCell3980" style:family="table-cell">
      <style:table-cell-properties fo:border="none" style:writing-mode="lr-tb" style:vertical-align="bottom" fo:padding-top="0in" fo:padding-left="0.0486in" fo:padding-bottom="0in" fo:padding-right="0.0486in"/>
    </style:style>
    <style:style style:name="P3981" style:parent-style-name="Standard" style:family="paragraph">
      <style:paragraph-properties fo:margin-bottom="0in"/>
      <style:text-properties fo:color="#00000A" fo:font-size="10pt" style:font-size-asian="10pt" style:font-size-complex="10pt" style:language-asian="it" style:country-asian="IT"/>
    </style:style>
    <style:style style:name="TableRow3982" style:family="table-row">
      <style:table-row-properties style:row-height="0.0159in" style:use-optimal-row-height="false"/>
    </style:style>
    <style:style style:name="TableCell3983" style:family="table-cell">
      <style:table-cell-properties fo:border="none" style:writing-mode="lr-tb" style:vertical-align="bottom" fo:padding-top="0in" fo:padding-left="0.0486in" fo:padding-bottom="0in" fo:padding-right="0.0486in"/>
    </style:style>
    <style:style style:name="P398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85" style:family="table-cell">
      <style:table-cell-properties fo:border="none" style:writing-mode="lr-tb" style:vertical-align="bottom" fo:padding-top="0in" fo:padding-left="0.0486in" fo:padding-bottom="0in" fo:padding-right="0.0486in"/>
    </style:style>
    <style:style style:name="P3986" style:parent-style-name="Standard" style:family="paragraph">
      <style:paragraph-properties fo:margin-bottom="0in"/>
      <style:text-properties fo:color="#00000A" fo:font-size="10pt" style:font-size-asian="10pt" style:font-size-complex="10pt" style:language-asian="it" style:country-asian="IT"/>
    </style:style>
    <style:style style:name="TableCell3987" style:family="table-cell">
      <style:table-cell-properties fo:border="none" style:writing-mode="lr-tb" style:vertical-align="bottom" fo:padding-top="0in" fo:padding-left="0.0486in" fo:padding-bottom="0in" fo:padding-right="0.0486in"/>
    </style:style>
    <style:style style:name="P3988" style:parent-style-name="Standard" style:family="paragraph">
      <style:paragraph-properties fo:margin-bottom="0in"/>
      <style:text-properties fo:color="#00000A" fo:font-size="10pt" style:font-size-asian="10pt" style:font-size-complex="10pt" style:language-asian="it" style:country-asian="IT"/>
    </style:style>
    <style:style style:name="TableRow3989" style:family="table-row">
      <style:table-row-properties style:row-height="0.0159in" style:use-optimal-row-height="false"/>
    </style:style>
    <style:style style:name="TableCell3990" style:family="table-cell">
      <style:table-cell-properties fo:border="none" style:writing-mode="lr-tb" style:vertical-align="bottom" fo:padding-top="0in" fo:padding-left="0.0486in" fo:padding-bottom="0in" fo:padding-right="0.0486in"/>
    </style:style>
    <style:style style:name="P3991" style:parent-style-name="Standard" style:family="paragraph">
      <style:paragraph-properties fo:margin-bottom="0in"/>
      <style:text-properties fo:color="#00000A" fo:font-size="10pt" style:font-size-asian="10pt" style:font-size-complex="10pt" style:language-asian="it" style:country-asian="IT"/>
    </style:style>
    <style:style style:name="TableCell3992" style:family="table-cell">
      <style:table-cell-properties fo:border="none" style:writing-mode="lr-tb" style:vertical-align="bottom" fo:padding-top="0in" fo:padding-left="0.0486in" fo:padding-bottom="0in" fo:padding-right="0.0486in"/>
    </style:style>
    <style:style style:name="P3993" style:parent-style-name="Standard" style:family="paragraph">
      <style:paragraph-properties fo:margin-bottom="0in"/>
      <style:text-properties fo:color="#00000A" fo:font-size="10pt" style:font-size-asian="10pt" style:font-size-complex="10pt" style:language-asian="it" style:country-asian="IT"/>
    </style:style>
    <style:style style:name="TableCell3994" style:family="table-cell">
      <style:table-cell-properties fo:border="none" style:writing-mode="lr-tb" style:vertical-align="bottom" fo:padding-top="0in" fo:padding-left="0.0486in" fo:padding-bottom="0in" fo:padding-right="0.0486in"/>
    </style:style>
    <style:style style:name="P3995" style:parent-style-name="Standard" style:family="paragraph">
      <style:paragraph-properties fo:margin-bottom="0in"/>
      <style:text-properties fo:color="#00000A" fo:font-size="10pt" style:font-size-asian="10pt" style:font-size-complex="10pt" style:language-asian="it" style:country-asian="IT"/>
    </style:style>
    <style:style style:name="TableRow3996" style:family="table-row">
      <style:table-row-properties style:row-height="0.0159in" style:use-optimal-row-height="false"/>
    </style:style>
    <style:style style:name="TableCell3997" style:family="table-cell">
      <style:table-cell-properties fo:border="none" style:writing-mode="lr-tb" style:vertical-align="bottom" fo:padding-top="0in" fo:padding-left="0.0486in" fo:padding-bottom="0in" fo:padding-right="0.0486in"/>
    </style:style>
    <style:style style:name="P3998" style:parent-style-name="Standard" style:family="paragraph">
      <style:paragraph-properties fo:margin-bottom="0in"/>
      <style:text-properties fo:color="#00000A" fo:font-size="10pt" style:font-size-asian="10pt" style:font-size-complex="10pt" style:language-asian="it" style:country-asian="IT"/>
    </style:style>
    <style:style style:name="TableCell3999" style:family="table-cell">
      <style:table-cell-properties fo:border="none" style:writing-mode="lr-tb" style:vertical-align="bottom" fo:padding-top="0in" fo:padding-left="0.0486in" fo:padding-bottom="0in" fo:padding-right="0.0486in"/>
    </style:style>
    <style:style style:name="P4000" style:parent-style-name="Standard" style:family="paragraph">
      <style:paragraph-properties fo:margin-bottom="0in"/>
      <style:text-properties fo:color="#00000A" fo:font-size="10pt" style:font-size-asian="10pt" style:font-size-complex="10pt" style:language-asian="it" style:country-asian="IT"/>
    </style:style>
    <style:style style:name="TableCell4001" style:family="table-cell">
      <style:table-cell-properties fo:border="none" style:writing-mode="lr-tb" style:vertical-align="bottom" fo:padding-top="0in" fo:padding-left="0.0486in" fo:padding-bottom="0in" fo:padding-right="0.0486in"/>
    </style:style>
    <style:style style:name="P4002" style:parent-style-name="Standard" style:family="paragraph">
      <style:paragraph-properties fo:margin-bottom="0in"/>
      <style:text-properties fo:color="#00000A" fo:font-size="10pt" style:font-size-asian="10pt" style:font-size-complex="10pt" style:language-asian="it" style:country-asian="IT"/>
    </style:style>
    <style:style style:name="TableRow4003" style:family="table-row">
      <style:table-row-properties style:row-height="0.0159in" style:use-optimal-row-height="false"/>
    </style:style>
    <style:style style:name="TableCell4004" style:family="table-cell">
      <style:table-cell-properties fo:border="none" style:writing-mode="lr-tb" style:vertical-align="bottom" fo:padding-top="0in" fo:padding-left="0.0486in" fo:padding-bottom="0in" fo:padding-right="0.0486in"/>
    </style:style>
    <style:style style:name="P4005" style:parent-style-name="Standard" style:family="paragraph">
      <style:paragraph-properties fo:margin-bottom="0in"/>
      <style:text-properties fo:color="#00000A" fo:font-size="10pt" style:font-size-asian="10pt" style:font-size-complex="10pt" style:language-asian="it" style:country-asian="IT"/>
    </style:style>
    <style:style style:name="TableCell4006" style:family="table-cell">
      <style:table-cell-properties fo:border="none" style:writing-mode="lr-tb" style:vertical-align="bottom" fo:padding-top="0in" fo:padding-left="0.0486in" fo:padding-bottom="0in" fo:padding-right="0.0486in"/>
    </style:style>
    <style:style style:name="P4007" style:parent-style-name="Standard" style:family="paragraph">
      <style:paragraph-properties fo:margin-bottom="0in"/>
      <style:text-properties fo:color="#00000A" fo:font-size="10pt" style:font-size-asian="10pt" style:font-size-complex="10pt" style:language-asian="it" style:country-asian="IT"/>
    </style:style>
    <style:style style:name="TableCell4008" style:family="table-cell">
      <style:table-cell-properties fo:border="none" style:writing-mode="lr-tb" style:vertical-align="bottom" fo:padding-top="0in" fo:padding-left="0.0486in" fo:padding-bottom="0in" fo:padding-right="0.0486in"/>
    </style:style>
    <style:style style:name="P4009" style:parent-style-name="Standard" style:family="paragraph">
      <style:paragraph-properties fo:margin-bottom="0in"/>
      <style:text-properties fo:color="#00000A" fo:font-size="10pt" style:font-size-asian="10pt" style:font-size-complex="10pt" style:language-asian="it" style:country-asian="IT"/>
    </style:style>
    <style:style style:name="TableRow4010" style:family="table-row">
      <style:table-row-properties style:row-height="0.0159in" style:use-optimal-row-height="false"/>
    </style:style>
    <style:style style:name="TableCell4011" style:family="table-cell">
      <style:table-cell-properties fo:border="none" style:writing-mode="lr-tb" style:vertical-align="bottom" fo:padding-top="0in" fo:padding-left="0.0486in" fo:padding-bottom="0in" fo:padding-right="0.0486in"/>
    </style:style>
    <style:style style:name="P4012" style:parent-style-name="Standard" style:family="paragraph">
      <style:paragraph-properties fo:margin-bottom="0in"/>
      <style:text-properties fo:color="#00000A" fo:font-size="10pt" style:font-size-asian="10pt" style:font-size-complex="10pt" style:language-asian="it" style:country-asian="IT"/>
    </style:style>
    <style:style style:name="TableCell4013" style:family="table-cell">
      <style:table-cell-properties fo:border="none" style:writing-mode="lr-tb" style:vertical-align="bottom" fo:padding-top="0in" fo:padding-left="0.0486in" fo:padding-bottom="0in" fo:padding-right="0.0486in"/>
    </style:style>
    <style:style style:name="P4014" style:parent-style-name="Standard" style:family="paragraph">
      <style:paragraph-properties fo:margin-bottom="0in"/>
      <style:text-properties fo:color="#00000A" fo:font-size="10pt" style:font-size-asian="10pt" style:font-size-complex="10pt" style:language-asian="it" style:country-asian="IT"/>
    </style:style>
    <style:style style:name="TableCell4015" style:family="table-cell">
      <style:table-cell-properties fo:border="none" style:writing-mode="lr-tb" style:vertical-align="bottom" fo:padding-top="0in" fo:padding-left="0.0486in" fo:padding-bottom="0in" fo:padding-right="0.0486in"/>
    </style:style>
    <style:style style:name="P4016" style:parent-style-name="Standard" style:family="paragraph">
      <style:paragraph-properties fo:margin-bottom="0in"/>
      <style:text-properties fo:color="#00000A" fo:font-size="10pt" style:font-size-asian="10pt" style:font-size-complex="10pt" style:language-asian="it" style:country-asian="IT"/>
    </style:style>
    <style:style style:name="TableRow4017" style:family="table-row">
      <style:table-row-properties style:row-height="0.0159in" style:use-optimal-row-height="false"/>
    </style:style>
    <style:style style:name="TableCell4018" style:family="table-cell">
      <style:table-cell-properties fo:border="none" style:writing-mode="lr-tb" style:vertical-align="bottom" fo:padding-top="0in" fo:padding-left="0.0486in" fo:padding-bottom="0in" fo:padding-right="0.0486in"/>
    </style:style>
    <style:style style:name="P4019" style:parent-style-name="Standard" style:family="paragraph">
      <style:paragraph-properties fo:margin-bottom="0in"/>
      <style:text-properties fo:color="#00000A" fo:font-size="10pt" style:font-size-asian="10pt" style:font-size-complex="10pt" style:language-asian="it" style:country-asian="IT"/>
    </style:style>
    <style:style style:name="TableCell4020" style:family="table-cell">
      <style:table-cell-properties fo:border="none" style:writing-mode="lr-tb" style:vertical-align="bottom" fo:padding-top="0in" fo:padding-left="0.0486in" fo:padding-bottom="0in" fo:padding-right="0.0486in"/>
    </style:style>
    <style:style style:name="P4021" style:parent-style-name="Standard" style:family="paragraph">
      <style:paragraph-properties fo:margin-bottom="0in"/>
      <style:text-properties fo:color="#00000A" fo:font-size="10pt" style:font-size-asian="10pt" style:font-size-complex="10pt" style:language-asian="it" style:country-asian="IT"/>
    </style:style>
    <style:style style:name="TableCell4022" style:family="table-cell">
      <style:table-cell-properties fo:border="none" style:writing-mode="lr-tb" style:vertical-align="bottom" fo:padding-top="0in" fo:padding-left="0.0486in" fo:padding-bottom="0in" fo:padding-right="0.0486in"/>
    </style:style>
    <style:style style:name="P4023" style:parent-style-name="Standard" style:family="paragraph">
      <style:paragraph-properties fo:margin-bottom="0in"/>
      <style:text-properties fo:color="#00000A" fo:font-size="10pt" style:font-size-asian="10pt" style:font-size-complex="10pt" style:language-asian="it" style:country-asian="IT"/>
    </style:style>
    <style:style style:name="TableRow4024" style:family="table-row">
      <style:table-row-properties style:row-height="0.0159in" style:use-optimal-row-height="false"/>
    </style:style>
    <style:style style:name="TableCell4025" style:family="table-cell">
      <style:table-cell-properties fo:border="none" style:writing-mode="lr-tb" style:vertical-align="bottom" fo:padding-top="0in" fo:padding-left="0.0486in" fo:padding-bottom="0in" fo:padding-right="0.0486in"/>
    </style:style>
    <style:style style:name="P4026" style:parent-style-name="Standard" style:family="paragraph">
      <style:paragraph-properties fo:margin-bottom="0in"/>
      <style:text-properties fo:color="#00000A" fo:font-size="10pt" style:font-size-asian="10pt" style:font-size-complex="10pt" style:language-asian="it" style:country-asian="IT"/>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Standard" style:family="paragraph">
      <style:paragraph-properties fo:margin-bottom="0in"/>
      <style:text-properties fo:color="#00000A" fo:font-size="10pt" style:font-size-asian="10pt" style:font-size-complex="10pt" style:language-asian="it" style:country-asian="IT"/>
    </style:style>
    <style:style style:name="TableCell4029" style:family="table-cell">
      <style:table-cell-properties fo:border="none" style:writing-mode="lr-tb" style:vertical-align="bottom" fo:padding-top="0in" fo:padding-left="0.0486in" fo:padding-bottom="0in" fo:padding-right="0.0486in"/>
    </style:style>
    <style:style style:name="P4030" style:parent-style-name="Standard" style:family="paragraph">
      <style:paragraph-properties fo:margin-bottom="0in"/>
      <style:text-properties fo:color="#00000A" fo:font-size="10pt" style:font-size-asian="10pt" style:font-size-complex="10pt" style:language-asian="it" style:country-asian="IT"/>
    </style:style>
    <style:style style:name="TableRow4031" style:family="table-row">
      <style:table-row-properties style:row-height="0.0159in" style:use-optimal-row-height="false"/>
    </style:style>
    <style:style style:name="TableCell4032" style:family="table-cell">
      <style:table-cell-properties fo:border="none" style:writing-mode="lr-tb" style:vertical-align="bottom" fo:padding-top="0in" fo:padding-left="0.0486in" fo:padding-bottom="0in" fo:padding-right="0.0486in"/>
    </style:style>
    <style:style style:name="P4033" style:parent-style-name="Standard" style:family="paragraph">
      <style:paragraph-properties fo:margin-bottom="0in"/>
      <style:text-properties fo:color="#00000A" fo:font-size="10pt" style:font-size-asian="10pt" style:font-size-complex="10pt" style:language-asian="it" style:country-asian="IT"/>
    </style:style>
    <style:style style:name="TableCell4034" style:family="table-cell">
      <style:table-cell-properties fo:border="none" style:writing-mode="lr-tb" style:vertical-align="bottom" fo:padding-top="0in" fo:padding-left="0.0486in" fo:padding-bottom="0in" fo:padding-right="0.0486in"/>
    </style:style>
    <style:style style:name="P4035" style:parent-style-name="Standard" style:family="paragraph">
      <style:paragraph-properties fo:margin-bottom="0in"/>
      <style:text-properties fo:color="#00000A" fo:font-size="10pt" style:font-size-asian="10pt" style:font-size-complex="10pt" style:language-asian="it" style:country-asian="IT"/>
    </style:style>
    <style:style style:name="TableCell4036" style:family="table-cell">
      <style:table-cell-properties fo:border="none" style:writing-mode="lr-tb" style:vertical-align="bottom" fo:padding-top="0in" fo:padding-left="0.0486in" fo:padding-bottom="0in" fo:padding-right="0.0486in"/>
    </style:style>
    <style:style style:name="P4037" style:parent-style-name="Standard" style:family="paragraph">
      <style:paragraph-properties fo:margin-bottom="0in"/>
      <style:text-properties fo:color="#00000A" fo:font-size="10pt" style:font-size-asian="10pt" style:font-size-complex="10pt" style:language-asian="it" style:country-asian="IT"/>
    </style:style>
    <style:style style:name="TableRow4038" style:family="table-row">
      <style:table-row-properties style:row-height="0.0159in" style:use-optimal-row-height="false"/>
    </style:style>
    <style:style style:name="TableCell4039" style:family="table-cell">
      <style:table-cell-properties fo:border="none" style:writing-mode="lr-tb" style:vertical-align="bottom" fo:padding-top="0in" fo:padding-left="0.0486in" fo:padding-bottom="0in" fo:padding-right="0.0486in"/>
    </style:style>
    <style:style style:name="P4040" style:parent-style-name="Standard" style:family="paragraph">
      <style:paragraph-properties fo:margin-bottom="0in"/>
      <style:text-properties fo:color="#00000A" fo:font-size="10pt" style:font-size-asian="10pt" style:font-size-complex="10pt" style:language-asian="it" style:country-asian="IT"/>
    </style:style>
    <style:style style:name="TableCell4041" style:family="table-cell">
      <style:table-cell-properties fo:border="none" style:writing-mode="lr-tb" style:vertical-align="bottom" fo:padding-top="0in" fo:padding-left="0.0486in" fo:padding-bottom="0in" fo:padding-right="0.0486in"/>
    </style:style>
    <style:style style:name="P4042" style:parent-style-name="Standard" style:family="paragraph">
      <style:paragraph-properties fo:margin-bottom="0in"/>
      <style:text-properties fo:color="#00000A" fo:font-size="10pt" style:font-size-asian="10pt" style:font-size-complex="10pt" style:language-asian="it" style:country-asian="IT"/>
    </style:style>
    <style:style style:name="TableCell4043" style:family="table-cell">
      <style:table-cell-properties fo:border="none" style:writing-mode="lr-tb" style:vertical-align="bottom" fo:padding-top="0in" fo:padding-left="0.0486in" fo:padding-bottom="0in" fo:padding-right="0.0486in"/>
    </style:style>
    <style:style style:name="P4044" style:parent-style-name="Standard" style:family="paragraph">
      <style:paragraph-properties fo:margin-bottom="0in"/>
      <style:text-properties fo:color="#00000A" fo:font-size="10pt" style:font-size-asian="10pt" style:font-size-complex="10pt" style:language-asian="it" style:country-asian="IT"/>
    </style:style>
    <style:style style:name="TableRow4045" style:family="table-row">
      <style:table-row-properties style:row-height="0.0159in" style:use-optimal-row-height="false"/>
    </style:style>
    <style:style style:name="TableCell4046" style:family="table-cell">
      <style:table-cell-properties fo:border="none" style:writing-mode="lr-tb" style:vertical-align="bottom" fo:padding-top="0in" fo:padding-left="0.0486in" fo:padding-bottom="0in" fo:padding-right="0.0486in"/>
    </style:style>
    <style:style style:name="P4047" style:parent-style-name="Standard" style:family="paragraph">
      <style:paragraph-properties fo:margin-bottom="0in"/>
      <style:text-properties fo:color="#00000A" fo:font-size="10pt" style:font-size-asian="10pt" style:font-size-complex="10pt" style:language-asian="it" style:country-asian="IT"/>
    </style:style>
    <style:style style:name="TableCell4048" style:family="table-cell">
      <style:table-cell-properties fo:border="none" style:writing-mode="lr-tb" style:vertical-align="bottom" fo:padding-top="0in" fo:padding-left="0.0486in" fo:padding-bottom="0in" fo:padding-right="0.0486in"/>
    </style:style>
    <style:style style:name="P4049" style:parent-style-name="Standard" style:family="paragraph">
      <style:paragraph-properties fo:margin-bottom="0in"/>
      <style:text-properties fo:color="#00000A" fo:font-size="10pt" style:font-size-asian="10pt" style:font-size-complex="10pt" style:language-asian="it" style:country-asian="IT"/>
    </style:style>
    <style:style style:name="TableCell4050" style:family="table-cell">
      <style:table-cell-properties fo:border="none" style:writing-mode="lr-tb" style:vertical-align="bottom" fo:padding-top="0in" fo:padding-left="0.0486in" fo:padding-bottom="0in" fo:padding-right="0.0486in"/>
    </style:style>
    <style:style style:name="P4051" style:parent-style-name="Standard" style:family="paragraph">
      <style:paragraph-properties fo:margin-bottom="0in"/>
      <style:text-properties fo:color="#00000A" fo:font-size="10pt" style:font-size-asian="10pt" style:font-size-complex="10pt" style:language-asian="it" style:country-asian="IT"/>
    </style:style>
    <style:style style:name="TableRow4052" style:family="table-row">
      <style:table-row-properties style:row-height="0.0159in" style:use-optimal-row-height="false"/>
    </style:style>
    <style:style style:name="TableCell4053" style:family="table-cell">
      <style:table-cell-properties fo:border="none" style:writing-mode="lr-tb" style:vertical-align="bottom" fo:padding-top="0in" fo:padding-left="0.0486in" fo:padding-bottom="0in" fo:padding-right="0.0486in"/>
    </style:style>
    <style:style style:name="P4054" style:parent-style-name="Standard" style:family="paragraph">
      <style:paragraph-properties fo:margin-bottom="0in"/>
      <style:text-properties fo:color="#00000A" fo:font-size="10pt" style:font-size-asian="10pt" style:font-size-complex="10pt" style:language-asian="it" style:country-asian="IT"/>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paragraph-properties fo:margin-bottom="0in"/>
      <style:text-properties fo:color="#00000A" fo:font-size="10pt" style:font-size-asian="10pt" style:font-size-complex="10pt" style:language-asian="it" style:country-asian="IT"/>
    </style:style>
    <style:style style:name="TableCell4057" style:family="table-cell">
      <style:table-cell-properties fo:border="none" style:writing-mode="lr-tb" style:vertical-align="bottom" fo:padding-top="0in" fo:padding-left="0.0486in" fo:padding-bottom="0in" fo:padding-right="0.0486in"/>
    </style:style>
    <style:style style:name="P4058" style:parent-style-name="Standard" style:family="paragraph">
      <style:paragraph-properties fo:margin-bottom="0in"/>
      <style:text-properties fo:color="#00000A" fo:font-size="10pt" style:font-size-asian="10pt" style:font-size-complex="10pt" style:language-asian="it" style:country-asian="IT"/>
    </style:style>
    <style:style style:name="TableRow4059" style:family="table-row">
      <style:table-row-properties style:row-height="0.0159in" style:use-optimal-row-height="false"/>
    </style:style>
    <style:style style:name="TableCell4060" style:family="table-cell">
      <style:table-cell-properties fo:border="none" style:writing-mode="lr-tb" style:vertical-align="bottom" fo:padding-top="0in" fo:padding-left="0.0486in" fo:padding-bottom="0in" fo:padding-right="0.0486in"/>
    </style:style>
    <style:style style:name="P4061" style:parent-style-name="Standard" style:family="paragraph">
      <style:paragraph-properties fo:margin-bottom="0in"/>
      <style:text-properties fo:color="#00000A" fo:font-size="10pt" style:font-size-asian="10pt" style:font-size-complex="10pt" style:language-asian="it" style:country-asian="IT"/>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margin-bottom="0in"/>
      <style:text-properties fo:color="#00000A" fo:font-size="10pt" style:font-size-asian="10pt" style:font-size-complex="10pt" style:language-asian="it" style:country-asian="IT"/>
    </style:style>
    <style:style style:name="TableCell4064" style:family="table-cell">
      <style:table-cell-properties fo:border="none" style:writing-mode="lr-tb" style:vertical-align="bottom" fo:padding-top="0in" fo:padding-left="0.0486in" fo:padding-bottom="0in" fo:padding-right="0.0486in"/>
    </style:style>
    <style:style style:name="P4065" style:parent-style-name="Standard" style:family="paragraph">
      <style:paragraph-properties fo:margin-bottom="0in"/>
      <style:text-properties fo:color="#00000A" fo:font-size="10pt" style:font-size-asian="10pt" style:font-size-complex="10pt" style:language-asian="it" style:country-asian="IT"/>
    </style:style>
    <style:style style:name="TableRow4066" style:family="table-row">
      <style:table-row-properties style:min-row-height="0.2083in" style:use-optimal-row-height="false"/>
    </style:style>
    <style:style style:name="TableCell4067" style:family="table-cell">
      <style:table-cell-properties fo:border="none" style:writing-mode="lr-tb" style:vertical-align="bottom" fo:padding-top="0in" fo:padding-left="0.0486in" fo:padding-bottom="0in" fo:padding-right="0.0486in"/>
    </style:style>
    <style:style style:name="P406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69"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07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7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7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073" style:family="table-cell">
      <style:table-cell-properties fo:border="none" style:writing-mode="lr-tb" style:vertical-align="bottom" fo:padding-top="0in" fo:padding-left="0.0486in" fo:padding-bottom="0in" fo:padding-right="0.0486in"/>
    </style:style>
    <style:style style:name="P407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75" style:family="table-cell">
      <style:table-cell-properties fo:border="none" style:writing-mode="lr-tb" style:vertical-align="bottom" fo:padding-top="0in" fo:padding-left="0.0486in" fo:padding-bottom="0in" fo:padding-right="0.0486in"/>
    </style:style>
    <style:style style:name="P4076" style:parent-style-name="Standard" style:family="paragraph">
      <style:paragraph-properties fo:margin-bottom="0in"/>
      <style:text-properties fo:color="#00000A" fo:font-size="10pt" style:font-size-asian="10pt" style:font-size-complex="10pt" style:language-asian="it" style:country-asian="IT"/>
    </style:style>
    <style:style style:name="TableRow4077" style:family="table-row">
      <style:table-row-properties style:min-row-height="0.2083in" style:use-optimal-row-height="false"/>
    </style:style>
    <style:style style:name="TableCell4078" style:family="table-cell">
      <style:table-cell-properties fo:border="none" style:writing-mode="lr-tb" style:vertical-align="bottom" fo:padding-top="0in" fo:padding-left="0.0486in" fo:padding-bottom="0in" fo:padding-right="0.0486in"/>
    </style:style>
    <style:style style:name="P407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08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081" style:family="table-cell">
      <style:table-cell-properties fo:border="none" style:writing-mode="lr-tb" style:vertical-align="bottom" fo:padding-top="0in" fo:padding-left="0.0486in" fo:padding-bottom="0in" fo:padding-right="0.0486in"/>
    </style:style>
    <style:style style:name="P408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085" style:family="table-row">
      <style:table-row-properties style:row-height="0.0159in" style:use-optimal-row-height="false"/>
    </style:style>
    <style:style style:name="TableCell4086" style:family="table-cell">
      <style:table-cell-properties fo:border="none" style:writing-mode="lr-tb" style:vertical-align="bottom" fo:padding-top="0in" fo:padding-left="0.0486in" fo:padding-bottom="0in" fo:padding-right="0.0486in"/>
    </style:style>
    <style:style style:name="P408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88" style:family="table-cell">
      <style:table-cell-properties fo:border="none" style:writing-mode="lr-tb" style:vertical-align="bottom" fo:padding-top="0in" fo:padding-left="0.0486in" fo:padding-bottom="0in" fo:padding-right="0.0486in"/>
    </style:style>
    <style:style style:name="P4089" style:parent-style-name="Standard" style:family="paragraph">
      <style:paragraph-properties fo:margin-bottom="0in"/>
      <style:text-properties fo:color="#00000A" fo:font-size="10pt" style:font-size-asian="10pt" style:font-size-complex="10pt" style:language-asian="it" style:country-asian="IT"/>
    </style:style>
    <style:style style:name="TableCell4090" style:family="table-cell">
      <style:table-cell-properties fo:border="none" style:writing-mode="lr-tb" style:vertical-align="bottom" fo:padding-top="0in" fo:padding-left="0.0486in" fo:padding-bottom="0in" fo:padding-right="0.0486in"/>
    </style:style>
    <style:style style:name="P4091" style:parent-style-name="Standard" style:family="paragraph">
      <style:paragraph-properties fo:margin-bottom="0in"/>
      <style:text-properties fo:color="#00000A" fo:font-size="10pt" style:font-size-asian="10pt" style:font-size-complex="10pt" style:language-asian="it" style:country-asian="IT"/>
    </style:style>
    <style:style style:name="TableRow4092" style:family="table-row">
      <style:table-row-properties style:row-height="0.0159in" style:use-optimal-row-height="false"/>
    </style:style>
    <style:style style:name="TableCell4093" style:family="table-cell">
      <style:table-cell-properties fo:border="none" style:writing-mode="lr-tb" style:vertical-align="bottom" fo:padding-top="0in" fo:padding-left="0.0486in" fo:padding-bottom="0in" fo:padding-right="0.0486in"/>
    </style:style>
    <style:style style:name="P4094" style:parent-style-name="Standard" style:family="paragraph">
      <style:paragraph-properties fo:margin-bottom="0in"/>
      <style:text-properties fo:color="#00000A" fo:font-size="10pt" style:font-size-asian="10pt" style:font-size-complex="10pt" style:language-asian="it" style:country-asian="IT"/>
    </style:style>
    <style:style style:name="TableCell4095" style:family="table-cell">
      <style:table-cell-properties fo:border="none" style:writing-mode="lr-tb" style:vertical-align="bottom" fo:padding-top="0in" fo:padding-left="0.0486in" fo:padding-bottom="0in" fo:padding-right="0.0486in"/>
    </style:style>
    <style:style style:name="P4096" style:parent-style-name="Standard" style:family="paragraph">
      <style:paragraph-properties fo:margin-bottom="0in"/>
      <style:text-properties fo:color="#00000A" fo:font-size="10pt" style:font-size-asian="10pt" style:font-size-complex="10pt" style:language-asian="it" style:country-asian="IT"/>
    </style:style>
    <style:style style:name="TableCell4097" style:family="table-cell">
      <style:table-cell-properties fo:border="none" style:writing-mode="lr-tb" style:vertical-align="bottom" fo:padding-top="0in" fo:padding-left="0.0486in" fo:padding-bottom="0in" fo:padding-right="0.0486in"/>
    </style:style>
    <style:style style:name="P4098" style:parent-style-name="Standard" style:family="paragraph">
      <style:paragraph-properties fo:margin-bottom="0in"/>
      <style:text-properties fo:color="#00000A" fo:font-size="10pt" style:font-size-asian="10pt" style:font-size-complex="10pt" style:language-asian="it" style:country-asian="IT"/>
    </style:style>
    <style:style style:name="TableRow4099" style:family="table-row">
      <style:table-row-properties style:row-height="0.0159in" style:use-optimal-row-height="false"/>
    </style:style>
    <style:style style:name="TableCell4100" style:family="table-cell">
      <style:table-cell-properties fo:border="none" style:writing-mode="lr-tb" style:vertical-align="bottom" fo:padding-top="0in" fo:padding-left="0.0486in" fo:padding-bottom="0in" fo:padding-right="0.0486in"/>
    </style:style>
    <style:style style:name="P4101" style:parent-style-name="Standard" style:family="paragraph">
      <style:paragraph-properties fo:margin-bottom="0in"/>
      <style:text-properties fo:color="#00000A" fo:font-size="10pt" style:font-size-asian="10pt" style:font-size-complex="10pt" style:language-asian="it" style:country-asian="IT"/>
    </style:style>
    <style:style style:name="TableCell4102" style:family="table-cell">
      <style:table-cell-properties fo:border="none" style:writing-mode="lr-tb" style:vertical-align="bottom" fo:padding-top="0in" fo:padding-left="0.0486in" fo:padding-bottom="0in" fo:padding-right="0.0486in"/>
    </style:style>
    <style:style style:name="P4103" style:parent-style-name="Standard" style:family="paragraph">
      <style:paragraph-properties fo:margin-bottom="0in"/>
      <style:text-properties fo:color="#00000A" fo:font-size="10pt" style:font-size-asian="10pt" style:font-size-complex="10pt" style:language-asian="it" style:country-asian="IT"/>
    </style:style>
    <style:style style:name="TableCell4104" style:family="table-cell">
      <style:table-cell-properties fo:border="none" style:writing-mode="lr-tb" style:vertical-align="bottom" fo:padding-top="0in" fo:padding-left="0.0486in" fo:padding-bottom="0in" fo:padding-right="0.0486in"/>
    </style:style>
    <style:style style:name="P4105" style:parent-style-name="Standard" style:family="paragraph">
      <style:paragraph-properties fo:margin-bottom="0in"/>
      <style:text-properties fo:color="#00000A" fo:font-size="10pt" style:font-size-asian="10pt" style:font-size-complex="10pt" style:language-asian="it" style:country-asian="IT"/>
    </style:style>
    <style:style style:name="TableRow4106" style:family="table-row">
      <style:table-row-properties style:row-height="0.0159in" style:use-optimal-row-height="false"/>
    </style:style>
    <style:style style:name="TableCell4107" style:family="table-cell">
      <style:table-cell-properties fo:border="none" style:writing-mode="lr-tb" style:vertical-align="bottom" fo:padding-top="0in" fo:padding-left="0.0486in" fo:padding-bottom="0in" fo:padding-right="0.0486in"/>
    </style:style>
    <style:style style:name="P4108" style:parent-style-name="Standard" style:family="paragraph">
      <style:paragraph-properties fo:margin-bottom="0in"/>
      <style:text-properties fo:color="#00000A" fo:font-size="10pt" style:font-size-asian="10pt" style:font-size-complex="10pt" style:language-asian="it" style:country-asian="IT"/>
    </style:style>
    <style:style style:name="TableCell4109" style:family="table-cell">
      <style:table-cell-properties fo:border="none" style:writing-mode="lr-tb" style:vertical-align="bottom" fo:padding-top="0in" fo:padding-left="0.0486in" fo:padding-bottom="0in" fo:padding-right="0.0486in"/>
    </style:style>
    <style:style style:name="P4110" style:parent-style-name="Standard" style:family="paragraph">
      <style:paragraph-properties fo:margin-bottom="0in"/>
      <style:text-properties fo:color="#00000A" fo:font-size="10pt" style:font-size-asian="10pt" style:font-size-complex="10pt" style:language-asian="it" style:country-asian="IT"/>
    </style:style>
    <style:style style:name="TableCell4111" style:family="table-cell">
      <style:table-cell-properties fo:border="none" style:writing-mode="lr-tb" style:vertical-align="bottom" fo:padding-top="0in" fo:padding-left="0.0486in" fo:padding-bottom="0in" fo:padding-right="0.0486in"/>
    </style:style>
    <style:style style:name="P4112" style:parent-style-name="Standard" style:family="paragraph">
      <style:paragraph-properties fo:margin-bottom="0in"/>
      <style:text-properties fo:color="#00000A" fo:font-size="10pt" style:font-size-asian="10pt" style:font-size-complex="10pt" style:language-asian="it" style:country-asian="IT"/>
    </style:style>
    <style:style style:name="TableRow4113" style:family="table-row">
      <style:table-row-properties style:row-height="0.0159in" style:use-optimal-row-height="false"/>
    </style:style>
    <style:style style:name="TableCell4114" style:family="table-cell">
      <style:table-cell-properties fo:border="none" style:writing-mode="lr-tb" style:vertical-align="bottom" fo:padding-top="0in" fo:padding-left="0.0486in" fo:padding-bottom="0in" fo:padding-right="0.0486in"/>
    </style:style>
    <style:style style:name="P4115" style:parent-style-name="Standard" style:family="paragraph">
      <style:paragraph-properties fo:margin-bottom="0in"/>
      <style:text-properties fo:color="#00000A" fo:font-size="10pt" style:font-size-asian="10pt" style:font-size-complex="10pt" style:language-asian="it" style:country-asian="IT"/>
    </style:style>
    <style:style style:name="TableCell4116" style:family="table-cell">
      <style:table-cell-properties fo:border="none" style:writing-mode="lr-tb" style:vertical-align="bottom" fo:padding-top="0in" fo:padding-left="0.0486in" fo:padding-bottom="0in" fo:padding-right="0.0486in"/>
    </style:style>
    <style:style style:name="P4117" style:parent-style-name="Standard" style:family="paragraph">
      <style:paragraph-properties fo:margin-bottom="0in"/>
      <style:text-properties fo:color="#00000A" fo:font-size="10pt" style:font-size-asian="10pt" style:font-size-complex="10pt" style:language-asian="it" style:country-asian="IT"/>
    </style:style>
    <style:style style:name="TableCell4118" style:family="table-cell">
      <style:table-cell-properties fo:border="none" style:writing-mode="lr-tb" style:vertical-align="bottom" fo:padding-top="0in" fo:padding-left="0.0486in" fo:padding-bottom="0in" fo:padding-right="0.0486in"/>
    </style:style>
    <style:style style:name="P4119" style:parent-style-name="Standard" style:family="paragraph">
      <style:paragraph-properties fo:margin-bottom="0in"/>
      <style:text-properties fo:color="#00000A" fo:font-size="10pt" style:font-size-asian="10pt" style:font-size-complex="10pt" style:language-asian="it" style:country-asian="IT"/>
    </style:style>
    <style:style style:name="TableRow4120" style:family="table-row">
      <style:table-row-properties style:row-height="0.0159in" style:use-optimal-row-height="false"/>
    </style:style>
    <style:style style:name="TableCell4121" style:family="table-cell">
      <style:table-cell-properties fo:border="none" style:writing-mode="lr-tb" style:vertical-align="bottom" fo:padding-top="0in" fo:padding-left="0.0486in" fo:padding-bottom="0in" fo:padding-right="0.0486in"/>
    </style:style>
    <style:style style:name="P4122" style:parent-style-name="Standard" style:family="paragraph">
      <style:paragraph-properties fo:margin-bottom="0in"/>
      <style:text-properties fo:color="#00000A" fo:font-size="10pt" style:font-size-asian="10pt" style:font-size-complex="10pt" style:language-asian="it" style:country-asian="IT"/>
    </style:style>
    <style:style style:name="TableCell4123" style:family="table-cell">
      <style:table-cell-properties fo:border="none" style:writing-mode="lr-tb" style:vertical-align="bottom" fo:padding-top="0in" fo:padding-left="0.0486in" fo:padding-bottom="0in" fo:padding-right="0.0486in"/>
    </style:style>
    <style:style style:name="P4124" style:parent-style-name="Standard" style:family="paragraph">
      <style:paragraph-properties fo:margin-bottom="0in"/>
      <style:text-properties fo:color="#00000A" fo:font-size="10pt" style:font-size-asian="10pt" style:font-size-complex="10pt" style:language-asian="it" style:country-asian="IT"/>
    </style:style>
    <style:style style:name="TableCell4125" style:family="table-cell">
      <style:table-cell-properties fo:border="none" style:writing-mode="lr-tb" style:vertical-align="bottom" fo:padding-top="0in" fo:padding-left="0.0486in" fo:padding-bottom="0in" fo:padding-right="0.0486in"/>
    </style:style>
    <style:style style:name="P4126" style:parent-style-name="Standard" style:family="paragraph">
      <style:paragraph-properties fo:margin-bottom="0in"/>
      <style:text-properties fo:color="#00000A" fo:font-size="10pt" style:font-size-asian="10pt" style:font-size-complex="10pt" style:language-asian="it" style:country-asian="IT"/>
    </style:style>
    <style:style style:name="TableRow4127" style:family="table-row">
      <style:table-row-properties style:row-height="0.0159in" style:use-optimal-row-height="false"/>
    </style:style>
    <style:style style:name="TableCell4128" style:family="table-cell">
      <style:table-cell-properties fo:border="none" style:writing-mode="lr-tb" style:vertical-align="bottom" fo:padding-top="0in" fo:padding-left="0.0486in" fo:padding-bottom="0in" fo:padding-right="0.0486in"/>
    </style:style>
    <style:style style:name="P4129" style:parent-style-name="Standard" style:family="paragraph">
      <style:paragraph-properties fo:margin-bottom="0in"/>
      <style:text-properties fo:color="#00000A" fo:font-size="10pt" style:font-size-asian="10pt" style:font-size-complex="10pt" style:language-asian="it" style:country-asian="IT"/>
    </style:style>
    <style:style style:name="TableCell4130" style:family="table-cell">
      <style:table-cell-properties fo:border="none" style:writing-mode="lr-tb" style:vertical-align="bottom" fo:padding-top="0in" fo:padding-left="0.0486in" fo:padding-bottom="0in" fo:padding-right="0.0486in"/>
    </style:style>
    <style:style style:name="P4131" style:parent-style-name="Standard" style:family="paragraph">
      <style:paragraph-properties fo:margin-bottom="0in"/>
      <style:text-properties fo:color="#00000A" fo:font-size="10pt" style:font-size-asian="10pt" style:font-size-complex="10pt" style:language-asian="it" style:country-asian="IT"/>
    </style:style>
    <style:style style:name="TableCell4132" style:family="table-cell">
      <style:table-cell-properties fo:border="none" style:writing-mode="lr-tb" style:vertical-align="bottom" fo:padding-top="0in" fo:padding-left="0.0486in" fo:padding-bottom="0in" fo:padding-right="0.0486in"/>
    </style:style>
    <style:style style:name="P4133" style:parent-style-name="Standard" style:family="paragraph">
      <style:paragraph-properties fo:margin-bottom="0in"/>
      <style:text-properties fo:color="#00000A" fo:font-size="10pt" style:font-size-asian="10pt" style:font-size-complex="10pt" style:language-asian="it" style:country-asian="IT"/>
    </style:style>
    <style:style style:name="TableRow4134" style:family="table-row">
      <style:table-row-properties style:row-height="0.0159in" style:use-optimal-row-height="false"/>
    </style:style>
    <style:style style:name="TableCell4135" style:family="table-cell">
      <style:table-cell-properties fo:border="none" style:writing-mode="lr-tb" style:vertical-align="bottom" fo:padding-top="0in" fo:padding-left="0.0486in" fo:padding-bottom="0in" fo:padding-right="0.0486in"/>
    </style:style>
    <style:style style:name="P4136" style:parent-style-name="Standard" style:family="paragraph">
      <style:paragraph-properties fo:margin-bottom="0in"/>
      <style:text-properties fo:color="#00000A" fo:font-size="10pt" style:font-size-asian="10pt" style:font-size-complex="10pt" style:language-asian="it" style:country-asian="IT"/>
    </style:style>
    <style:style style:name="TableCell4137" style:family="table-cell">
      <style:table-cell-properties fo:border="none" style:writing-mode="lr-tb" style:vertical-align="bottom" fo:padding-top="0in" fo:padding-left="0.0486in" fo:padding-bottom="0in" fo:padding-right="0.0486in"/>
    </style:style>
    <style:style style:name="P4138" style:parent-style-name="Standard" style:family="paragraph">
      <style:paragraph-properties fo:margin-bottom="0in"/>
      <style:text-properties fo:color="#00000A" fo:font-size="10pt" style:font-size-asian="10pt" style:font-size-complex="10pt" style:language-asian="it" style:country-asian="IT"/>
    </style:style>
    <style:style style:name="TableCell4139" style:family="table-cell">
      <style:table-cell-properties fo:border="none" style:writing-mode="lr-tb" style:vertical-align="bottom" fo:padding-top="0in" fo:padding-left="0.0486in" fo:padding-bottom="0in" fo:padding-right="0.0486in"/>
    </style:style>
    <style:style style:name="P4140" style:parent-style-name="Standard" style:family="paragraph">
      <style:paragraph-properties fo:margin-bottom="0in"/>
      <style:text-properties fo:color="#00000A" fo:font-size="10pt" style:font-size-asian="10pt" style:font-size-complex="10pt" style:language-asian="it" style:country-asian="IT"/>
    </style:style>
    <style:style style:name="TableRow4141" style:family="table-row">
      <style:table-row-properties style:min-row-height="0.2083in" style:use-optimal-row-height="false"/>
    </style:style>
    <style:style style:name="TableCell4142" style:family="table-cell">
      <style:table-cell-properties fo:border="none" style:writing-mode="lr-tb" style:vertical-align="bottom" fo:padding-top="0in" fo:padding-left="0.0486in" fo:padding-bottom="0in" fo:padding-right="0.0486in"/>
    </style:style>
    <style:style style:name="P414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44" style:family="table-cell">
      <style:table-cell-properties fo:border="none" style:writing-mode="lr-tb" style:vertical-align="bottom" fo:padding-top="0in" fo:padding-left="0.0486in" fo:padding-bottom="0in" fo:padding-right="0.0486in"/>
    </style:style>
    <style:style style:name="P414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46" style:family="table-cell">
      <style:table-cell-properties fo:border="none" style:writing-mode="lr-tb" style:vertical-align="bottom" fo:padding-top="0in" fo:padding-left="0.0486in" fo:padding-bottom="0in" fo:padding-right="0.0486in"/>
    </style:style>
    <style:style style:name="P4147" style:parent-style-name="Standard" style:family="paragraph">
      <style:paragraph-properties fo:margin-bottom="0in"/>
      <style:text-properties fo:color="#00000A" fo:font-size="10pt" style:font-size-asian="10pt" style:font-size-complex="10pt" style:language-asian="it" style:country-asian="IT"/>
    </style:style>
    <style:style style:name="TableRow4148" style:family="table-row">
      <style:table-row-properties style:min-row-height="0.2083in" style:use-optimal-row-height="false"/>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paragraph-properties fo:margin-bottom="0in"/>
      <style:text-properties fo:color="#00000A" fo:font-size="10pt" style:font-size-asian="10pt" style:font-size-complex="10pt" style:language-asian="it" style:country-asian="IT"/>
    </style:style>
    <style:style style:name="TableCell4151" style:family="table-cell">
      <style:table-cell-properties fo:border="none" style:writing-mode="lr-tb" style:vertical-align="bottom" fo:padding-top="0in" fo:padding-left="0.0486in" fo:padding-bottom="0in" fo:padding-right="0.0486in"/>
    </style:style>
    <style:style style:name="P4152" style:parent-style-name="Standard" style:family="paragraph">
      <style:paragraph-properties fo:margin-bottom="0in"/>
      <style:text-properties fo:color="#00000A" fo:font-size="10pt" style:font-size-asian="10pt" style:font-size-complex="10pt" style:language-asian="it" style:country-asian="IT"/>
    </style:style>
    <style:style style:name="TableCell4153" style:family="table-cell">
      <style:table-cell-properties fo:border="none" style:writing-mode="lr-tb" style:vertical-align="bottom" fo:padding-top="0in" fo:padding-left="0.0486in" fo:padding-bottom="0in" fo:padding-right="0.0486in"/>
    </style:style>
    <style:style style:name="P415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155" style:family="table-row">
      <style:table-row-properties style:row-height="0.0159in" style:use-optimal-row-height="false"/>
    </style:style>
    <style:style style:name="TableCell4156" style:family="table-cell">
      <style:table-cell-properties fo:border="none" style:writing-mode="lr-tb" style:vertical-align="bottom" fo:padding-top="0in" fo:padding-left="0.0486in" fo:padding-bottom="0in" fo:padding-right="0.0486in"/>
    </style:style>
    <style:style style:name="P415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58" style:family="table-cell">
      <style:table-cell-properties fo:border="none" style:writing-mode="lr-tb" style:vertical-align="bottom" fo:padding-top="0in" fo:padding-left="0.0486in" fo:padding-bottom="0in" fo:padding-right="0.0486in"/>
    </style:style>
    <style:style style:name="P4159" style:parent-style-name="Standard" style:family="paragraph">
      <style:paragraph-properties fo:margin-bottom="0in"/>
      <style:text-properties fo:color="#00000A" fo:font-size="10pt" style:font-size-asian="10pt" style:font-size-complex="10pt" style:language-asian="it" style:country-asian="IT"/>
    </style:style>
    <style:style style:name="TableCell4160" style:family="table-cell">
      <style:table-cell-properties fo:border="none" style:writing-mode="lr-tb" style:vertical-align="bottom" fo:padding-top="0in" fo:padding-left="0.0486in" fo:padding-bottom="0in" fo:padding-right="0.0486in"/>
    </style:style>
    <style:style style:name="P4161" style:parent-style-name="Standard" style:family="paragraph">
      <style:paragraph-properties fo:margin-bottom="0in"/>
      <style:text-properties fo:color="#00000A" fo:font-size="10pt" style:font-size-asian="10pt" style:font-size-complex="10pt" style:language-asian="it" style:country-asian="IT"/>
    </style:style>
    <style:style style:name="TableRow4162" style:family="table-row">
      <style:table-row-properties style:row-height="0.0159in" style:use-optimal-row-height="false"/>
    </style:style>
    <style:style style:name="TableCell4163" style:family="table-cell">
      <style:table-cell-properties fo:border="none" style:writing-mode="lr-tb" style:vertical-align="bottom" fo:padding-top="0in" fo:padding-left="0.0486in" fo:padding-bottom="0in" fo:padding-right="0.0486in"/>
    </style:style>
    <style:style style:name="P4164" style:parent-style-name="Standard" style:family="paragraph">
      <style:paragraph-properties fo:margin-bottom="0in"/>
      <style:text-properties fo:color="#00000A" fo:font-size="10pt" style:font-size-asian="10pt" style:font-size-complex="10pt" style:language-asian="it" style:country-asian="IT"/>
    </style:style>
    <style:style style:name="TableCell4165" style:family="table-cell">
      <style:table-cell-properties fo:border="none" style:writing-mode="lr-tb" style:vertical-align="bottom" fo:padding-top="0in" fo:padding-left="0.0486in" fo:padding-bottom="0in" fo:padding-right="0.0486in"/>
    </style:style>
    <style:style style:name="P4166" style:parent-style-name="Standard" style:family="paragraph">
      <style:paragraph-properties fo:margin-bottom="0in"/>
      <style:text-properties fo:color="#00000A" fo:font-size="10pt" style:font-size-asian="10pt" style:font-size-complex="10pt" style:language-asian="it" style:country-asian="IT"/>
    </style:style>
    <style:style style:name="TableCell4167" style:family="table-cell">
      <style:table-cell-properties fo:border="none" style:writing-mode="lr-tb" style:vertical-align="bottom" fo:padding-top="0in" fo:padding-left="0.0486in" fo:padding-bottom="0in" fo:padding-right="0.0486in"/>
    </style:style>
    <style:style style:name="P4168" style:parent-style-name="Standard" style:family="paragraph">
      <style:paragraph-properties fo:margin-bottom="0in"/>
      <style:text-properties fo:color="#00000A" fo:font-size="10pt" style:font-size-asian="10pt" style:font-size-complex="10pt" style:language-asian="it" style:country-asian="IT"/>
    </style:style>
    <style:style style:name="TableRow4169" style:family="table-row">
      <style:table-row-properties style:row-height="0.0159in" style:use-optimal-row-height="false"/>
    </style:style>
    <style:style style:name="TableCell4170" style:family="table-cell">
      <style:table-cell-properties fo:border="none" style:writing-mode="lr-tb" style:vertical-align="bottom" fo:padding-top="0in" fo:padding-left="0.0486in" fo:padding-bottom="0in" fo:padding-right="0.0486in"/>
    </style:style>
    <style:style style:name="P4171" style:parent-style-name="Standard" style:family="paragraph">
      <style:paragraph-properties fo:margin-bottom="0in"/>
      <style:text-properties fo:color="#00000A" fo:font-size="10pt" style:font-size-asian="10pt" style:font-size-complex="10pt" style:language-asian="it" style:country-asian="IT"/>
    </style:style>
    <style:style style:name="TableCell4172" style:family="table-cell">
      <style:table-cell-properties fo:border="none" style:writing-mode="lr-tb" style:vertical-align="bottom" fo:padding-top="0in" fo:padding-left="0.0486in" fo:padding-bottom="0in" fo:padding-right="0.0486in"/>
    </style:style>
    <style:style style:name="P4173" style:parent-style-name="Standard" style:family="paragraph">
      <style:paragraph-properties fo:margin-bottom="0in"/>
      <style:text-properties fo:color="#00000A" fo:font-size="10pt" style:font-size-asian="10pt" style:font-size-complex="10pt" style:language-asian="it" style:country-asian="IT"/>
    </style:style>
    <style:style style:name="TableCell4174" style:family="table-cell">
      <style:table-cell-properties fo:border="none" style:writing-mode="lr-tb" style:vertical-align="bottom" fo:padding-top="0in" fo:padding-left="0.0486in" fo:padding-bottom="0in" fo:padding-right="0.0486in"/>
    </style:style>
    <style:style style:name="P4175" style:parent-style-name="Standard" style:family="paragraph">
      <style:paragraph-properties fo:margin-bottom="0in"/>
      <style:text-properties fo:color="#00000A" fo:font-size="10pt" style:font-size-asian="10pt" style:font-size-complex="10pt" style:language-asian="it" style:country-asian="IT"/>
    </style:style>
    <style:style style:name="TableRow4176" style:family="table-row">
      <style:table-row-properties style:row-height="0.0159in" style:use-optimal-row-height="false"/>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margin-bottom="0in"/>
      <style:text-properties fo:color="#00000A" fo:font-size="10pt" style:font-size-asian="10pt" style:font-size-complex="10pt" style:language-asian="it" style:country-asian="IT"/>
    </style:style>
    <style:style style:name="TableCell4181" style:family="table-cell">
      <style:table-cell-properties fo:border="none" style:writing-mode="lr-tb" style:vertical-align="bottom" fo:padding-top="0in" fo:padding-left="0.0486in" fo:padding-bottom="0in" fo:padding-right="0.0486in"/>
    </style:style>
    <style:style style:name="P4182" style:parent-style-name="Standard" style:family="paragraph">
      <style:paragraph-properties fo:margin-bottom="0in"/>
      <style:text-properties fo:color="#00000A" fo:font-size="10pt" style:font-size-asian="10pt" style:font-size-complex="10pt" style:language-asian="it" style:country-asian="IT"/>
    </style:style>
    <style:style style:name="P4183" style:parent-style-name="Normale" style:family="paragraph">
      <style:paragraph-properties fo:break-before="page"/>
    </style:style>
    <style:style style:name="TableColumn4185" style:family="table-column">
      <style:table-column-properties style:column-width="2.0263in" style:use-optimal-column-width="false"/>
    </style:style>
    <style:style style:name="TableColumn4186" style:family="table-column">
      <style:table-column-properties style:column-width="1.7791in" style:use-optimal-column-width="false"/>
    </style:style>
    <style:style style:name="TableColumn4187" style:family="table-column">
      <style:table-column-properties style:column-width="1.9027in" style:use-optimal-column-width="false"/>
    </style:style>
    <style:style style:name="Table4184" style:family="table">
      <style:table-properties style:width="5.7083in" fo:margin-left="0.0312in" table:align="left"/>
    </style:style>
    <style:style style:name="TableRow4188" style:family="table-row">
      <style:table-row-properties style:min-row-height="0.2604in" style:use-optimal-row-height="false"/>
    </style:style>
    <style:style style:name="TableCell4189" style:family="table-cell">
      <style:table-cell-properties fo:border="none" style:writing-mode="lr-tb" style:vertical-align="bottom" fo:padding-top="0in" fo:padding-left="0.0486in" fo:padding-bottom="0in" fo:padding-right="0.0486in"/>
    </style:style>
    <style:style style:name="P4190" style:parent-style-name="Titolo1" style:family="paragraph">
      <style:text-properties style:font-name-asian="Times New Roman" style:language-asian="it" style:country-asian="IT"/>
    </style:style>
    <style:style style:name="TableCell4191" style:family="table-cell">
      <style:table-cell-properties fo:border="none" style:writing-mode="lr-tb" style:vertical-align="bottom" fo:padding-top="0in" fo:padding-left="0.0486in" fo:padding-bottom="0in" fo:padding-right="0.0486in"/>
    </style:style>
    <style:style style:name="P4192"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margin-bottom="0in"/>
      <style:text-properties fo:color="#00000A" fo:font-size="10pt" style:font-size-asian="10pt" style:font-size-complex="10pt" style:language-asian="it" style:country-asian="IT"/>
    </style:style>
    <style:style style:name="TableRow4195" style:family="table-row">
      <style:table-row-properties style:row-height="0.0159in" style:use-optimal-row-height="false"/>
    </style:style>
    <style:style style:name="TableCell4196" style:family="table-cell">
      <style:table-cell-properties fo:border="none" style:writing-mode="lr-tb" style:vertical-align="bottom" fo:padding-top="0in" fo:padding-left="0.0486in" fo:padding-bottom="0in" fo:padding-right="0.0486in"/>
    </style:style>
    <style:style style:name="P4197" style:parent-style-name="Standard" style:family="paragraph">
      <style:paragraph-properties fo:margin-bottom="0in"/>
      <style:text-properties fo:color="#00000A" fo:font-size="10pt" style:font-size-asian="10pt" style:font-size-complex="10pt" style:language-asian="it" style:country-asian="IT"/>
    </style:style>
    <style:style style:name="TableCell4198" style:family="table-cell">
      <style:table-cell-properties fo:border="none" style:writing-mode="lr-tb" style:vertical-align="bottom" fo:padding-top="0in" fo:padding-left="0.0486in" fo:padding-bottom="0in" fo:padding-right="0.0486in"/>
    </style:style>
    <style:style style:name="P4199" style:parent-style-name="Standard" style:family="paragraph">
      <style:paragraph-properties fo:margin-bottom="0in"/>
      <style:text-properties fo:color="#00000A" fo:font-size="10pt" style:font-size-asian="10pt" style:font-size-complex="10pt" style:language-asian="it" style:country-asian="IT"/>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margin-bottom="0in"/>
      <style:text-properties fo:color="#00000A" fo:font-size="10pt" style:font-size-asian="10pt" style:font-size-complex="10pt" style:language-asian="it" style:country-asian="IT"/>
    </style:style>
    <style:style style:name="TableRow4202" style:family="table-row">
      <style:table-row-properties style:min-row-height="0.2083in" style:use-optimal-row-height="false"/>
    </style:style>
    <style:style style:name="TableCell4203" style:family="table-cell">
      <style:table-cell-properties fo:border="none" style:writing-mode="lr-tb" style:vertical-align="bottom" fo:padding-top="0in" fo:padding-left="0.0486in" fo:padding-bottom="0in" fo:padding-right="0.0486in"/>
    </style:style>
    <style:style style:name="P420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05" style:family="table-cell">
      <style:table-cell-properties fo:border="none" style:writing-mode="lr-tb" style:vertical-align="bottom" fo:padding-top="0in" fo:padding-left="0.0486in" fo:padding-bottom="0in" fo:padding-right="0.0486in"/>
    </style:style>
    <style:style style:name="P420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07" style:family="table-cell">
      <style:table-cell-properties fo:border="none" style:writing-mode="lr-tb" style:vertical-align="bottom" fo:padding-top="0in" fo:padding-left="0.0486in" fo:padding-bottom="0in" fo:padding-right="0.0486in"/>
    </style:style>
    <style:style style:name="P4208" style:parent-style-name="Standard" style:family="paragraph">
      <style:paragraph-properties fo:margin-bottom="0in"/>
      <style:text-properties fo:color="#00000A" fo:font-size="10pt" style:font-size-asian="10pt" style:font-size-complex="10pt" style:language-asian="it" style:country-asian="IT"/>
    </style:style>
    <style:style style:name="TableRow4209" style:family="table-row">
      <style:table-row-properties style:row-height="0.0159in" style:use-optimal-row-height="false"/>
    </style:style>
    <style:style style:name="TableCell4210" style:family="table-cell">
      <style:table-cell-properties fo:border="none" style:writing-mode="lr-tb" style:vertical-align="bottom" fo:padding-top="0in" fo:padding-left="0.0486in" fo:padding-bottom="0in" fo:padding-right="0.0486in"/>
    </style:style>
    <style:style style:name="P4211" style:parent-style-name="Standard" style:family="paragraph">
      <style:paragraph-properties fo:margin-bottom="0in"/>
      <style:text-properties fo:color="#00000A" fo:font-size="10pt" style:font-size-asian="10pt" style:font-size-complex="10pt" style:language-asian="it" style:country-asian="IT"/>
    </style:style>
    <style:style style:name="TableCell4212" style:family="table-cell">
      <style:table-cell-properties fo:border="none" style:writing-mode="lr-tb" style:vertical-align="bottom" fo:padding-top="0in" fo:padding-left="0.0486in" fo:padding-bottom="0in" fo:padding-right="0.0486in"/>
    </style:style>
    <style:style style:name="P4213" style:parent-style-name="Standard" style:family="paragraph">
      <style:paragraph-properties fo:margin-bottom="0in"/>
      <style:text-properties fo:color="#00000A" fo:font-size="10pt" style:font-size-asian="10pt" style:font-size-complex="10pt" style:language-asian="it" style:country-asian="IT"/>
    </style:style>
    <style:style style:name="TableCell4214" style:family="table-cell">
      <style:table-cell-properties fo:border="none" style:writing-mode="lr-tb" style:vertical-align="bottom" fo:padding-top="0in" fo:padding-left="0.0486in" fo:padding-bottom="0in" fo:padding-right="0.0486in"/>
    </style:style>
    <style:style style:name="P4215" style:parent-style-name="Standard" style:family="paragraph">
      <style:paragraph-properties fo:margin-bottom="0in"/>
      <style:text-properties fo:color="#00000A" fo:font-size="10pt" style:font-size-asian="10pt" style:font-size-complex="10pt" style:language-asian="it" style:country-asian="IT"/>
    </style:style>
    <style:style style:name="TableRow4216" style:family="table-row">
      <style:table-row-properties style:min-row-height="0.2083in" style:use-optimal-row-height="false"/>
    </style:style>
    <style:style style:name="TableCell4217" style:family="table-cell">
      <style:table-cell-properties fo:border="none" style:writing-mode="lr-tb" style:vertical-align="bottom" fo:padding-top="0in" fo:padding-left="0.0486in" fo:padding-bottom="0in" fo:padding-right="0.0486in"/>
    </style:style>
    <style:style style:name="P421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19" style:family="table-cell">
      <style:table-cell-properties fo:border="none" style:writing-mode="lr-tb" style:vertical-align="bottom" fo:padding-top="0in" fo:padding-left="0.0486in" fo:padding-bottom="0in" fo:padding-right="0.0486in"/>
    </style:style>
    <style:style style:name="P422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21" style:family="table-cell">
      <style:table-cell-properties fo:border="none" style:writing-mode="lr-tb" style:vertical-align="bottom" fo:padding-top="0in" fo:padding-left="0.0486in" fo:padding-bottom="0in" fo:padding-right="0.0486in"/>
    </style:style>
    <style:style style:name="P4222" style:parent-style-name="Standard" style:family="paragraph">
      <style:paragraph-properties fo:margin-bottom="0in"/>
      <style:text-properties fo:color="#00000A" fo:font-size="10pt" style:font-size-asian="10pt" style:font-size-complex="10pt" style:language-asian="it" style:country-asian="IT"/>
    </style:style>
    <style:style style:name="TableRow4223" style:family="table-row">
      <style:table-row-properties style:min-row-height="0.2083in" style:use-optimal-row-height="false"/>
    </style:style>
    <style:style style:name="TableCell4224" style:family="table-cell">
      <style:table-cell-properties fo:border="none" style:writing-mode="lr-tb" style:vertical-align="bottom" fo:padding-top="0in" fo:padding-left="0.0486in" fo:padding-bottom="0in" fo:padding-right="0.0486in"/>
    </style:style>
    <style:style style:name="P42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26" style:family="table-cell">
      <style:table-cell-properties fo:border="none" style:writing-mode="lr-tb" style:vertical-align="bottom" fo:padding-top="0in" fo:padding-left="0.0486in" fo:padding-bottom="0in" fo:padding-right="0.0486in"/>
    </style:style>
    <style:style style:name="P422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28" style:family="table-cell">
      <style:table-cell-properties fo:border="none" style:writing-mode="lr-tb" style:vertical-align="bottom" fo:padding-top="0in" fo:padding-left="0.0486in" fo:padding-bottom="0in" fo:padding-right="0.0486in"/>
    </style:style>
    <style:style style:name="P42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30" style:family="table-row">
      <style:table-row-properties style:row-height="0.0159in" style:use-optimal-row-height="false"/>
    </style:style>
    <style:style style:name="TableCell4231" style:family="table-cell">
      <style:table-cell-properties fo:border="none" style:writing-mode="lr-tb" style:vertical-align="bottom" fo:padding-top="0in" fo:padding-left="0.0486in" fo:padding-bottom="0in" fo:padding-right="0.0486in"/>
    </style:style>
    <style:style style:name="P423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fo:color="#00000A" fo:font-size="10pt" style:font-size-asian="10pt" style:font-size-complex="10pt" style:language-asian="it" style:country-asian="IT"/>
    </style:style>
    <style:style style:name="TableCell4235" style:family="table-cell">
      <style:table-cell-properties fo:border="none" style:writing-mode="lr-tb" style:vertical-align="bottom" fo:padding-top="0in" fo:padding-left="0.0486in" fo:padding-bottom="0in" fo:padding-right="0.0486in"/>
    </style:style>
    <style:style style:name="P4236" style:parent-style-name="Standard" style:family="paragraph">
      <style:paragraph-properties fo:margin-bottom="0in"/>
      <style:text-properties fo:color="#00000A" fo:font-size="10pt" style:font-size-asian="10pt" style:font-size-complex="10pt" style:language-asian="it" style:country-asian="IT"/>
    </style:style>
    <style:style style:name="TableRow4237" style:family="table-row">
      <style:table-row-properties style:row-height="0.0159in" style:use-optimal-row-height="false"/>
    </style:style>
    <style:style style:name="TableCell4238" style:family="table-cell">
      <style:table-cell-properties fo:border="none" style:writing-mode="lr-tb" style:vertical-align="bottom" fo:padding-top="0in" fo:padding-left="0.0486in" fo:padding-bottom="0in" fo:padding-right="0.0486in"/>
    </style:style>
    <style:style style:name="P4239" style:parent-style-name="Standard" style:family="paragraph">
      <style:paragraph-properties fo:margin-bottom="0in"/>
      <style:text-properties fo:color="#00000A" fo:font-size="10pt" style:font-size-asian="10pt" style:font-size-complex="10pt" style:language-asian="it" style:country-asian="IT"/>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fo:color="#00000A" fo:font-size="10pt" style:font-size-asian="10pt" style:font-size-complex="10pt" style:language-asian="it" style:country-asian="IT"/>
    </style:style>
    <style:style style:name="TableCell4242" style:family="table-cell">
      <style:table-cell-properties fo:border="none" style:writing-mode="lr-tb" style:vertical-align="bottom" fo:padding-top="0in" fo:padding-left="0.0486in" fo:padding-bottom="0in" fo:padding-right="0.0486in"/>
    </style:style>
    <style:style style:name="P4243" style:parent-style-name="Standard" style:family="paragraph">
      <style:paragraph-properties fo:margin-bottom="0in"/>
      <style:text-properties fo:color="#00000A" fo:font-size="10pt" style:font-size-asian="10pt" style:font-size-complex="10pt" style:language-asian="it" style:country-asian="IT"/>
    </style:style>
    <style:style style:name="TableRow4244" style:family="table-row">
      <style:table-row-properties style:row-height="0.0159in" style:use-optimal-row-height="false"/>
    </style:style>
    <style:style style:name="TableCell4245" style:family="table-cell">
      <style:table-cell-properties fo:border="none" style:writing-mode="lr-tb" style:vertical-align="bottom" fo:padding-top="0in" fo:padding-left="0.0486in" fo:padding-bottom="0in" fo:padding-right="0.0486in"/>
    </style:style>
    <style:style style:name="P4246" style:parent-style-name="Standard" style:family="paragraph">
      <style:paragraph-properties fo:margin-bottom="0in"/>
      <style:text-properties fo:color="#00000A" fo:font-size="10pt" style:font-size-asian="10pt" style:font-size-complex="10pt" style:language-asian="it" style:country-asian="IT"/>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Standard" style:family="paragraph">
      <style:paragraph-properties fo:margin-bottom="0in"/>
      <style:text-properties fo:color="#00000A" fo:font-size="10pt" style:font-size-asian="10pt" style:font-size-complex="10pt" style:language-asian="it" style:country-asian="IT"/>
    </style:style>
    <style:style style:name="TableCell4249" style:family="table-cell">
      <style:table-cell-properties fo:border="none" style:writing-mode="lr-tb" style:vertical-align="bottom" fo:padding-top="0in" fo:padding-left="0.0486in" fo:padding-bottom="0in" fo:padding-right="0.0486in"/>
    </style:style>
    <style:style style:name="P4250" style:parent-style-name="Standard" style:family="paragraph">
      <style:paragraph-properties fo:margin-bottom="0in"/>
      <style:text-properties fo:color="#00000A" fo:font-size="10pt" style:font-size-asian="10pt" style:font-size-complex="10pt" style:language-asian="it" style:country-asian="IT"/>
    </style:style>
    <style:style style:name="TableRow4251" style:family="table-row">
      <style:table-row-properties style:row-height="0.0159in" style:use-optimal-row-height="false"/>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margin-bottom="0in"/>
      <style:text-properties fo:color="#00000A" fo:font-size="10pt" style:font-size-asian="10pt" style:font-size-complex="10pt" style:language-asian="it" style:country-asian="IT"/>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margin-bottom="0in"/>
      <style:text-properties fo:color="#00000A" fo:font-size="10pt" style:font-size-asian="10pt" style:font-size-complex="10pt" style:language-asian="it" style:country-asian="IT"/>
    </style:style>
    <style:style style:name="TableCell4256" style:family="table-cell">
      <style:table-cell-properties fo:border="none" style:writing-mode="lr-tb" style:vertical-align="bottom" fo:padding-top="0in" fo:padding-left="0.0486in" fo:padding-bottom="0in" fo:padding-right="0.0486in"/>
    </style:style>
    <style:style style:name="P4257" style:parent-style-name="Standard" style:family="paragraph">
      <style:paragraph-properties fo:margin-bottom="0in"/>
      <style:text-properties fo:color="#00000A" fo:font-size="10pt" style:font-size-asian="10pt" style:font-size-complex="10pt" style:language-asian="it" style:country-asian="IT"/>
    </style:style>
    <style:style style:name="TableRow4258" style:family="table-row">
      <style:table-row-properties style:row-height="0.0159in" style:use-optimal-row-height="false"/>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margin-bottom="0in"/>
      <style:text-properties fo:color="#00000A" fo:font-size="10pt" style:font-size-asian="10pt" style:font-size-complex="10pt" style:language-asian="it" style:country-asian="IT"/>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margin-bottom="0in"/>
      <style:text-properties fo:color="#00000A" fo:font-size="10pt" style:font-size-asian="10pt" style:font-size-complex="10pt" style:language-asian="it" style:country-asian="IT"/>
    </style:style>
    <style:style style:name="TableCell4263" style:family="table-cell">
      <style:table-cell-properties fo:border="none" style:writing-mode="lr-tb" style:vertical-align="bottom" fo:padding-top="0in" fo:padding-left="0.0486in" fo:padding-bottom="0in" fo:padding-right="0.0486in"/>
    </style:style>
    <style:style style:name="P4264" style:parent-style-name="Standard" style:family="paragraph">
      <style:paragraph-properties fo:margin-bottom="0in"/>
      <style:text-properties fo:color="#00000A" fo:font-size="10pt" style:font-size-asian="10pt" style:font-size-complex="10pt" style:language-asian="it" style:country-asian="IT"/>
    </style:style>
    <style:style style:name="TableRow4265" style:family="table-row">
      <style:table-row-properties style:row-height="0.0159in" style:use-optimal-row-height="false"/>
    </style:style>
    <style:style style:name="TableCell4266" style:family="table-cell">
      <style:table-cell-properties fo:border="none" style:writing-mode="lr-tb" style:vertical-align="bottom" fo:padding-top="0in" fo:padding-left="0.0486in" fo:padding-bottom="0in" fo:padding-right="0.0486in"/>
    </style:style>
    <style:style style:name="P4267" style:parent-style-name="Standard" style:family="paragraph">
      <style:paragraph-properties fo:margin-bottom="0in"/>
      <style:text-properties fo:color="#00000A" fo:font-size="10pt" style:font-size-asian="10pt" style:font-size-complex="10pt" style:language-asian="it" style:country-asian="IT"/>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paragraph-properties fo:margin-bottom="0in"/>
      <style:text-properties fo:color="#00000A" fo:font-size="10pt" style:font-size-asian="10pt" style:font-size-complex="10pt" style:language-asian="it" style:country-asian="IT"/>
    </style:style>
    <style:style style:name="TableCell4270" style:family="table-cell">
      <style:table-cell-properties fo:border="none" style:writing-mode="lr-tb" style:vertical-align="bottom" fo:padding-top="0in" fo:padding-left="0.0486in" fo:padding-bottom="0in" fo:padding-right="0.0486in"/>
    </style:style>
    <style:style style:name="P4271" style:parent-style-name="Standard" style:family="paragraph">
      <style:paragraph-properties fo:margin-bottom="0in"/>
      <style:text-properties fo:color="#00000A" fo:font-size="10pt" style:font-size-asian="10pt" style:font-size-complex="10pt" style:language-asian="it" style:country-asian="IT"/>
    </style:style>
    <style:style style:name="TableRow4272" style:family="table-row">
      <style:table-row-properties style:min-row-height="0.2083in" style:use-optimal-row-height="false"/>
    </style:style>
    <style:style style:name="TableCell4273" style:family="table-cell">
      <style:table-cell-properties fo:border="none" style:writing-mode="lr-tb" style:vertical-align="bottom" fo:padding-top="0in" fo:padding-left="0.0486in" fo:padding-bottom="0in" fo:padding-right="0.0486in"/>
    </style:style>
    <style:style style:name="P427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75" style:family="table-cell">
      <style:table-cell-properties fo:border="none" style:writing-mode="lr-tb" style:vertical-align="bottom" fo:padding-top="0in" fo:padding-left="0.0486in" fo:padding-bottom="0in" fo:padding-right="0.0486in"/>
    </style:style>
    <style:style style:name="P427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77" style:family="table-cell">
      <style:table-cell-properties fo:border="none" style:writing-mode="lr-tb" style:vertical-align="bottom" fo:padding-top="0in" fo:padding-left="0.0486in" fo:padding-bottom="0in" fo:padding-right="0.0486in"/>
    </style:style>
    <style:style style:name="P4278" style:parent-style-name="Standard" style:family="paragraph">
      <style:paragraph-properties fo:margin-bottom="0in"/>
      <style:text-properties fo:color="#00000A" fo:font-size="10pt" style:font-size-asian="10pt" style:font-size-complex="10pt" style:language-asian="it" style:country-asian="IT"/>
    </style:style>
    <style:style style:name="TableRow4279" style:family="table-row">
      <style:table-row-properties style:min-row-height="0.2083in" style:use-optimal-row-height="false"/>
    </style:style>
    <style:style style:name="TableCell4280" style:family="table-cell">
      <style:table-cell-properties fo:border="none" style:writing-mode="lr-tb" style:vertical-align="bottom" fo:padding-top="0in" fo:padding-left="0.0486in" fo:padding-bottom="0in" fo:padding-right="0.0486in"/>
    </style:style>
    <style:style style:name="P428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84" style:family="table-cell">
      <style:table-cell-properties fo:border="none" style:writing-mode="lr-tb" style:vertical-align="bottom" fo:padding-top="0in" fo:padding-left="0.0486in" fo:padding-bottom="0in" fo:padding-right="0.0486in"/>
    </style:style>
    <style:style style:name="P428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86" style:family="table-row">
      <style:table-row-properties style:row-height="0.0159in" style:use-optimal-row-height="false"/>
    </style:style>
    <style:style style:name="TableCell4287" style:family="table-cell">
      <style:table-cell-properties fo:border="none" style:writing-mode="lr-tb" style:vertical-align="bottom" fo:padding-top="0in" fo:padding-left="0.0486in" fo:padding-bottom="0in" fo:padding-right="0.0486in"/>
    </style:style>
    <style:style style:name="P428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fo:color="#00000A" fo:font-size="10pt" style:font-size-asian="10pt" style:font-size-complex="10pt" style:language-asian="it" style:country-asian="IT"/>
    </style:style>
    <style:style style:name="TableCell4291" style:family="table-cell">
      <style:table-cell-properties fo:border="none" style:writing-mode="lr-tb" style:vertical-align="bottom" fo:padding-top="0in" fo:padding-left="0.0486in" fo:padding-bottom="0in" fo:padding-right="0.0486in"/>
    </style:style>
    <style:style style:name="P4292" style:parent-style-name="Standard" style:family="paragraph">
      <style:paragraph-properties fo:margin-bottom="0in"/>
      <style:text-properties fo:color="#00000A" fo:font-size="10pt" style:font-size-asian="10pt" style:font-size-complex="10pt" style:language-asian="it" style:country-asian="IT"/>
    </style:style>
    <style:style style:name="TableRow4293" style:family="table-row">
      <style:table-row-properties style:row-height="0.0159in" style:use-optimal-row-height="false"/>
    </style:style>
    <style:style style:name="TableCell4294" style:family="table-cell">
      <style:table-cell-properties fo:border="none" style:writing-mode="lr-tb" style:vertical-align="bottom" fo:padding-top="0in" fo:padding-left="0.0486in" fo:padding-bottom="0in" fo:padding-right="0.0486in"/>
    </style:style>
    <style:style style:name="P4295" style:parent-style-name="Standard" style:family="paragraph">
      <style:paragraph-properties fo:margin-bottom="0in"/>
      <style:text-properties fo:color="#00000A" fo:font-size="10pt" style:font-size-asian="10pt" style:font-size-complex="10pt" style:language-asian="it" style:country-asian="IT"/>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margin-bottom="0in"/>
      <style:text-properties fo:color="#00000A" fo:font-size="10pt" style:font-size-asian="10pt" style:font-size-complex="10pt" style:language-asian="it" style:country-asian="IT"/>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margin-bottom="0in"/>
      <style:text-properties fo:color="#00000A" fo:font-size="10pt" style:font-size-asian="10pt" style:font-size-complex="10pt" style:language-asian="it" style:country-asian="IT"/>
    </style:style>
    <style:style style:name="TableRow4300" style:family="table-row">
      <style:table-row-properties style:row-height="0.0159in" style:use-optimal-row-height="false"/>
    </style:style>
    <style:style style:name="TableCell4301" style:family="table-cell">
      <style:table-cell-properties fo:border="none" style:writing-mode="lr-tb" style:vertical-align="bottom" fo:padding-top="0in" fo:padding-left="0.0486in" fo:padding-bottom="0in" fo:padding-right="0.0486in"/>
    </style:style>
    <style:style style:name="P4302" style:parent-style-name="Standard" style:family="paragraph">
      <style:paragraph-properties fo:margin-bottom="0in"/>
      <style:text-properties fo:color="#00000A" fo:font-size="10pt" style:font-size-asian="10pt" style:font-size-complex="10pt" style:language-asian="it" style:country-asian="IT"/>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style:text-properties fo:color="#00000A" fo:font-size="10pt" style:font-size-asian="10pt" style:font-size-complex="10pt" style:language-asian="it" style:country-asian="IT"/>
    </style:style>
    <style:style style:name="TableCell4305" style:family="table-cell">
      <style:table-cell-properties fo:border="none" style:writing-mode="lr-tb" style:vertical-align="bottom" fo:padding-top="0in" fo:padding-left="0.0486in" fo:padding-bottom="0in" fo:padding-right="0.0486in"/>
    </style:style>
    <style:style style:name="P4306" style:parent-style-name="Standard" style:family="paragraph">
      <style:paragraph-properties fo:margin-bottom="0in"/>
      <style:text-properties fo:color="#00000A" fo:font-size="10pt" style:font-size-asian="10pt" style:font-size-complex="10pt" style:language-asian="it" style:country-asian="IT"/>
    </style:style>
    <style:style style:name="TableRow4307" style:family="table-row">
      <style:table-row-properties style:row-height="0.0159in" style:use-optimal-row-height="false"/>
    </style:style>
    <style:style style:name="TableCell4308" style:family="table-cell">
      <style:table-cell-properties fo:border="none" style:writing-mode="lr-tb" style:vertical-align="bottom" fo:padding-top="0in" fo:padding-left="0.0486in" fo:padding-bottom="0in" fo:padding-right="0.0486in"/>
    </style:style>
    <style:style style:name="P4309" style:parent-style-name="Standard" style:family="paragraph">
      <style:paragraph-properties fo:margin-bottom="0in"/>
      <style:text-properties fo:color="#00000A" fo:font-size="10pt" style:font-size-asian="10pt" style:font-size-complex="10pt" style:language-asian="it" style:country-asian="IT"/>
    </style:style>
    <style:style style:name="TableCell4310" style:family="table-cell">
      <style:table-cell-properties fo:border="none" style:writing-mode="lr-tb" style:vertical-align="bottom" fo:padding-top="0in" fo:padding-left="0.0486in" fo:padding-bottom="0in" fo:padding-right="0.0486in"/>
    </style:style>
    <style:style style:name="P4311" style:parent-style-name="Standard" style:family="paragraph">
      <style:paragraph-properties fo:margin-bottom="0in"/>
      <style:text-properties fo:color="#00000A" fo:font-size="10pt" style:font-size-asian="10pt" style:font-size-complex="10pt" style:language-asian="it" style:country-asian="IT"/>
    </style:style>
    <style:style style:name="TableCell4312" style:family="table-cell">
      <style:table-cell-properties fo:border="none" style:writing-mode="lr-tb" style:vertical-align="bottom" fo:padding-top="0in" fo:padding-left="0.0486in" fo:padding-bottom="0in" fo:padding-right="0.0486in"/>
    </style:style>
    <style:style style:name="P4313" style:parent-style-name="Standard" style:family="paragraph">
      <style:paragraph-properties fo:margin-bottom="0in"/>
      <style:text-properties fo:color="#00000A" fo:font-size="10pt" style:font-size-asian="10pt" style:font-size-complex="10pt" style:language-asian="it" style:country-asian="IT"/>
    </style:style>
    <style:style style:name="TableRow4314" style:family="table-row">
      <style:table-row-properties style:row-height="0.0159in" style:use-optimal-row-height="false"/>
    </style:style>
    <style:style style:name="TableCell4315" style:family="table-cell">
      <style:table-cell-properties fo:border="none" style:writing-mode="lr-tb" style:vertical-align="bottom" fo:padding-top="0in" fo:padding-left="0.0486in" fo:padding-bottom="0in" fo:padding-right="0.0486in"/>
    </style:style>
    <style:style style:name="P4316" style:parent-style-name="Standard" style:family="paragraph">
      <style:paragraph-properties fo:margin-bottom="0in"/>
      <style:text-properties fo:color="#00000A" fo:font-size="10pt" style:font-size-asian="10pt" style:font-size-complex="10pt" style:language-asian="it" style:country-asian="IT"/>
    </style:style>
    <style:style style:name="TableCell4317" style:family="table-cell">
      <style:table-cell-properties fo:border="none" style:writing-mode="lr-tb" style:vertical-align="bottom" fo:padding-top="0in" fo:padding-left="0.0486in" fo:padding-bottom="0in" fo:padding-right="0.0486in"/>
    </style:style>
    <style:style style:name="P4318" style:parent-style-name="Standard" style:family="paragraph">
      <style:paragraph-properties fo:margin-bottom="0in"/>
      <style:text-properties fo:color="#00000A" fo:font-size="10pt" style:font-size-asian="10pt" style:font-size-complex="10pt" style:language-asian="it" style:country-asian="IT"/>
    </style:style>
    <style:style style:name="TableCell4319" style:family="table-cell">
      <style:table-cell-properties fo:border="none" style:writing-mode="lr-tb" style:vertical-align="bottom" fo:padding-top="0in" fo:padding-left="0.0486in" fo:padding-bottom="0in" fo:padding-right="0.0486in"/>
    </style:style>
    <style:style style:name="P4320" style:parent-style-name="Standard" style:family="paragraph">
      <style:paragraph-properties fo:margin-bottom="0in"/>
      <style:text-properties fo:color="#00000A" fo:font-size="10pt" style:font-size-asian="10pt" style:font-size-complex="10pt" style:language-asian="it" style:country-asian="IT"/>
    </style:style>
    <style:style style:name="TableRow4321" style:family="table-row">
      <style:table-row-properties style:row-height="0.0159in" style:use-optimal-row-height="false"/>
    </style:style>
    <style:style style:name="TableCell4322" style:family="table-cell">
      <style:table-cell-properties fo:border="none" style:writing-mode="lr-tb" style:vertical-align="bottom" fo:padding-top="0in" fo:padding-left="0.0486in" fo:padding-bottom="0in" fo:padding-right="0.0486in"/>
    </style:style>
    <style:style style:name="P4323" style:parent-style-name="Standard" style:family="paragraph">
      <style:paragraph-properties fo:margin-bottom="0in"/>
      <style:text-properties fo:color="#00000A" fo:font-size="10pt" style:font-size-asian="10pt" style:font-size-complex="10pt" style:language-asian="it" style:country-asian="IT"/>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margin-bottom="0in"/>
      <style:text-properties fo:color="#00000A" fo:font-size="10pt" style:font-size-asian="10pt" style:font-size-complex="10pt" style:language-asian="it" style:country-asian="IT"/>
    </style:style>
    <style:style style:name="TableCell4326" style:family="table-cell">
      <style:table-cell-properties fo:border="none" style:writing-mode="lr-tb" style:vertical-align="bottom" fo:padding-top="0in" fo:padding-left="0.0486in" fo:padding-bottom="0in" fo:padding-right="0.0486in"/>
    </style:style>
    <style:style style:name="P4327" style:parent-style-name="Standard" style:family="paragraph">
      <style:paragraph-properties fo:margin-bottom="0in"/>
      <style:text-properties fo:color="#00000A" fo:font-size="10pt" style:font-size-asian="10pt" style:font-size-complex="10pt" style:language-asian="it" style:country-asian="IT"/>
    </style:style>
    <style:style style:name="TableRow4328" style:family="table-row">
      <style:table-row-properties style:row-height="0.0159in" style:use-optimal-row-height="false"/>
    </style:style>
    <style:style style:name="TableCell4329" style:family="table-cell">
      <style:table-cell-properties fo:border="none" style:writing-mode="lr-tb" style:vertical-align="bottom" fo:padding-top="0in" fo:padding-left="0.0486in" fo:padding-bottom="0in" fo:padding-right="0.0486in"/>
    </style:style>
    <style:style style:name="P4330" style:parent-style-name="Standard" style:family="paragraph">
      <style:paragraph-properties fo:margin-bottom="0in"/>
      <style:text-properties fo:color="#00000A" fo:font-size="10pt" style:font-size-asian="10pt" style:font-size-complex="10pt" style:language-asian="it" style:country-asian="IT"/>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margin-bottom="0in"/>
      <style:text-properties fo:color="#00000A" fo:font-size="10pt" style:font-size-asian="10pt" style:font-size-complex="10pt" style:language-asian="it" style:country-asian="IT"/>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paragraph-properties fo:margin-bottom="0in"/>
      <style:text-properties fo:color="#00000A" fo:font-size="10pt" style:font-size-asian="10pt" style:font-size-complex="10pt" style:language-asian="it" style:country-asian="IT"/>
    </style:style>
    <style:style style:name="TableRow4335" style:family="table-row">
      <style:table-row-properties style:row-height="0.0159in" style:use-optimal-row-height="false"/>
    </style:style>
    <style:style style:name="TableCell4336" style:family="table-cell">
      <style:table-cell-properties fo:border="none" style:writing-mode="lr-tb" style:vertical-align="bottom" fo:padding-top="0in" fo:padding-left="0.0486in" fo:padding-bottom="0in" fo:padding-right="0.0486in"/>
    </style:style>
    <style:style style:name="P4337" style:parent-style-name="Standard" style:family="paragraph">
      <style:paragraph-properties fo:margin-bottom="0in"/>
      <style:text-properties fo:color="#00000A" fo:font-size="10pt" style:font-size-asian="10pt" style:font-size-complex="10pt" style:language-asian="it" style:country-asian="IT"/>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paragraph-properties fo:margin-bottom="0in"/>
      <style:text-properties fo:color="#00000A" fo:font-size="10pt" style:font-size-asian="10pt" style:font-size-complex="10pt" style:language-asian="it" style:country-asian="IT"/>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paragraph-properties fo:margin-bottom="0in"/>
      <style:text-properties fo:color="#00000A" fo:font-size="10pt" style:font-size-asian="10pt" style:font-size-complex="10pt" style:language-asian="it" style:country-asian="IT"/>
    </style:style>
    <style:style style:name="TableRow4342" style:family="table-row">
      <style:table-row-properties style:row-height="0.0159in" style:use-optimal-row-height="false"/>
    </style:style>
    <style:style style:name="TableCell4343" style:family="table-cell">
      <style:table-cell-properties fo:border="none" style:writing-mode="lr-tb" style:vertical-align="bottom" fo:padding-top="0in" fo:padding-left="0.0486in" fo:padding-bottom="0in" fo:padding-right="0.0486in"/>
    </style:style>
    <style:style style:name="P4344" style:parent-style-name="Standard" style:family="paragraph">
      <style:paragraph-properties fo:margin-bottom="0in"/>
      <style:text-properties fo:color="#00000A" fo:font-size="10pt" style:font-size-asian="10pt" style:font-size-complex="10pt" style:language-asian="it" style:country-asian="IT"/>
    </style:style>
    <style:style style:name="TableCell4345" style:family="table-cell">
      <style:table-cell-properties fo:border="none" style:writing-mode="lr-tb" style:vertical-align="bottom" fo:padding-top="0in" fo:padding-left="0.0486in" fo:padding-bottom="0in" fo:padding-right="0.0486in"/>
    </style:style>
    <style:style style:name="P4346" style:parent-style-name="Standard" style:family="paragraph">
      <style:paragraph-properties fo:margin-bottom="0in"/>
      <style:text-properties fo:color="#00000A" fo:font-size="10pt" style:font-size-asian="10pt" style:font-size-complex="10pt" style:language-asian="it" style:country-asian="IT"/>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paragraph-properties fo:margin-bottom="0in"/>
      <style:text-properties fo:color="#00000A" fo:font-size="10pt" style:font-size-asian="10pt" style:font-size-complex="10pt" style:language-asian="it" style:country-asian="IT"/>
    </style:style>
    <style:style style:name="TableRow4349" style:family="table-row">
      <style:table-row-properties style:row-height="0.0159in" style:use-optimal-row-height="false"/>
    </style:style>
    <style:style style:name="TableCell4350" style:family="table-cell">
      <style:table-cell-properties fo:border="none" style:writing-mode="lr-tb" style:vertical-align="bottom" fo:padding-top="0in" fo:padding-left="0.0486in" fo:padding-bottom="0in" fo:padding-right="0.0486in"/>
    </style:style>
    <style:style style:name="P4351" style:parent-style-name="Standard" style:family="paragraph">
      <style:paragraph-properties fo:margin-bottom="0in"/>
      <style:text-properties fo:color="#00000A" fo:font-size="10pt" style:font-size-asian="10pt" style:font-size-complex="10pt" style:language-asian="it" style:country-asian="IT"/>
    </style:style>
    <style:style style:name="TableCell4352" style:family="table-cell">
      <style:table-cell-properties fo:border="none" style:writing-mode="lr-tb" style:vertical-align="bottom" fo:padding-top="0in" fo:padding-left="0.0486in" fo:padding-bottom="0in" fo:padding-right="0.0486in"/>
    </style:style>
    <style:style style:name="P4353" style:parent-style-name="Standard" style:family="paragraph">
      <style:paragraph-properties fo:margin-bottom="0in"/>
      <style:text-properties fo:color="#00000A" fo:font-size="10pt" style:font-size-asian="10pt" style:font-size-complex="10pt" style:language-asian="it" style:country-asian="IT"/>
    </style:style>
    <style:style style:name="TableCell4354" style:family="table-cell">
      <style:table-cell-properties fo:border="none" style:writing-mode="lr-tb" style:vertical-align="bottom" fo:padding-top="0in" fo:padding-left="0.0486in" fo:padding-bottom="0in" fo:padding-right="0.0486in"/>
    </style:style>
    <style:style style:name="P4355" style:parent-style-name="Standard" style:family="paragraph">
      <style:paragraph-properties fo:margin-bottom="0in"/>
      <style:text-properties fo:color="#00000A" fo:font-size="10pt" style:font-size-asian="10pt" style:font-size-complex="10pt" style:language-asian="it" style:country-asian="IT"/>
    </style:style>
    <style:style style:name="TableRow4356" style:family="table-row">
      <style:table-row-properties style:min-row-height="0.2083in" style:use-optimal-row-height="false"/>
    </style:style>
    <style:style style:name="TableCell4357" style:family="table-cell">
      <style:table-cell-properties fo:border="none" style:writing-mode="lr-tb" style:vertical-align="bottom" fo:padding-top="0in" fo:padding-left="0.0486in" fo:padding-bottom="0in" fo:padding-right="0.0486in"/>
    </style:style>
    <style:style style:name="P435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59" style:family="table-cell">
      <style:table-cell-properties fo:border="none" style:writing-mode="lr-tb" style:vertical-align="bottom" fo:padding-top="0in" fo:padding-left="0.0486in" fo:padding-bottom="0in" fo:padding-right="0.0486in"/>
    </style:style>
    <style:style style:name="P436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paragraph-properties fo:margin-bottom="0in"/>
      <style:text-properties fo:color="#00000A" fo:font-size="10pt" style:font-size-asian="10pt" style:font-size-complex="10pt" style:language-asian="it" style:country-asian="IT"/>
    </style:style>
    <style:style style:name="TableRow4363" style:family="table-row">
      <style:table-row-properties style:min-row-height="0.2083in" style:use-optimal-row-height="false"/>
    </style:style>
    <style:style style:name="TableCell4364" style:family="table-cell">
      <style:table-cell-properties fo:border="none" style:writing-mode="lr-tb" style:vertical-align="bottom" fo:padding-top="0in" fo:padding-left="0.0486in" fo:padding-bottom="0in" fo:padding-right="0.0486in"/>
    </style:style>
    <style:style style:name="P436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66" style:family="table-cell">
      <style:table-cell-properties fo:border="none" style:writing-mode="lr-tb" style:vertical-align="bottom" fo:padding-top="0in" fo:padding-left="0.0486in" fo:padding-bottom="0in" fo:padding-right="0.0486in"/>
    </style:style>
    <style:style style:name="P436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68" style:family="table-cell">
      <style:table-cell-properties fo:border="none" style:writing-mode="lr-tb" style:vertical-align="bottom" fo:padding-top="0in" fo:padding-left="0.0486in" fo:padding-bottom="0in" fo:padding-right="0.0486in"/>
    </style:style>
    <style:style style:name="P436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70" style:family="table-row">
      <style:table-row-properties style:row-height="0.0159in" style:use-optimal-row-height="false"/>
    </style:style>
    <style:style style:name="TableCell4371" style:family="table-cell">
      <style:table-cell-properties fo:border="none" style:writing-mode="lr-tb" style:vertical-align="bottom" fo:padding-top="0in" fo:padding-left="0.0486in" fo:padding-bottom="0in" fo:padding-right="0.0486in"/>
    </style:style>
    <style:style style:name="P437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73" style:family="table-cell">
      <style:table-cell-properties fo:border="none" style:writing-mode="lr-tb" style:vertical-align="bottom" fo:padding-top="0in" fo:padding-left="0.0486in" fo:padding-bottom="0in" fo:padding-right="0.0486in"/>
    </style:style>
    <style:style style:name="P4374" style:parent-style-name="Standard" style:family="paragraph">
      <style:paragraph-properties fo:margin-bottom="0in"/>
      <style:text-properties fo:color="#00000A" fo:font-size="10pt" style:font-size-asian="10pt" style:font-size-complex="10pt" style:language-asian="it" style:country-asian="IT"/>
    </style:style>
    <style:style style:name="TableCell4375" style:family="table-cell">
      <style:table-cell-properties fo:border="none" style:writing-mode="lr-tb" style:vertical-align="bottom" fo:padding-top="0in" fo:padding-left="0.0486in" fo:padding-bottom="0in" fo:padding-right="0.0486in"/>
    </style:style>
    <style:style style:name="P4376" style:parent-style-name="Standard" style:family="paragraph">
      <style:paragraph-properties fo:margin-bottom="0in"/>
      <style:text-properties fo:color="#00000A" fo:font-size="10pt" style:font-size-asian="10pt" style:font-size-complex="10pt" style:language-asian="it" style:country-asian="IT"/>
    </style:style>
    <style:style style:name="TableRow4377" style:family="table-row">
      <style:table-row-properties style:row-height="0.0159in" style:use-optimal-row-height="false"/>
    </style:style>
    <style:style style:name="TableCell4378" style:family="table-cell">
      <style:table-cell-properties fo:border="none" style:writing-mode="lr-tb" style:vertical-align="bottom" fo:padding-top="0in" fo:padding-left="0.0486in" fo:padding-bottom="0in" fo:padding-right="0.0486in"/>
    </style:style>
    <style:style style:name="P4379" style:parent-style-name="Standard" style:family="paragraph">
      <style:paragraph-properties fo:margin-bottom="0in"/>
      <style:text-properties fo:color="#00000A" fo:font-size="10pt" style:font-size-asian="10pt" style:font-size-complex="10pt" style:language-asian="it" style:country-asian="IT"/>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paragraph-properties fo:margin-bottom="0in"/>
      <style:text-properties fo:color="#00000A" fo:font-size="10pt" style:font-size-asian="10pt" style:font-size-complex="10pt" style:language-asian="it" style:country-asian="IT"/>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paragraph-properties fo:margin-bottom="0in"/>
      <style:text-properties fo:color="#00000A" fo:font-size="10pt" style:font-size-asian="10pt" style:font-size-complex="10pt" style:language-asian="it" style:country-asian="IT"/>
    </style:style>
    <style:style style:name="TableRow4384" style:family="table-row">
      <style:table-row-properties style:row-height="0.0159in" style:use-optimal-row-height="false"/>
    </style:style>
    <style:style style:name="TableCell4385" style:family="table-cell">
      <style:table-cell-properties fo:border="none" style:writing-mode="lr-tb" style:vertical-align="bottom" fo:padding-top="0in" fo:padding-left="0.0486in" fo:padding-bottom="0in" fo:padding-right="0.0486in"/>
    </style:style>
    <style:style style:name="P4386" style:parent-style-name="Standard" style:family="paragraph">
      <style:paragraph-properties fo:margin-bottom="0in"/>
      <style:text-properties fo:color="#00000A" fo:font-size="10pt" style:font-size-asian="10pt" style:font-size-complex="10pt" style:language-asian="it" style:country-asian="IT"/>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paragraph-properties fo:margin-bottom="0in"/>
      <style:text-properties fo:color="#00000A" fo:font-size="10pt" style:font-size-asian="10pt" style:font-size-complex="10pt" style:language-asian="it" style:country-asian="IT"/>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margin-bottom="0in"/>
      <style:text-properties fo:color="#00000A" fo:font-size="10pt" style:font-size-asian="10pt" style:font-size-complex="10pt" style:language-asian="it" style:country-asian="IT"/>
    </style:style>
    <style:style style:name="TableRow4391" style:family="table-row">
      <style:table-row-properties style:min-row-height="0.2083in" style:use-optimal-row-height="false"/>
    </style:style>
    <style:style style:name="TableCell4392" style:family="table-cell">
      <style:table-cell-properties fo:border="none" style:writing-mode="lr-tb" style:vertical-align="bottom" fo:padding-top="0in" fo:padding-left="0.0486in" fo:padding-bottom="0in" fo:padding-right="0.0486in"/>
    </style:style>
    <style:style style:name="P43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94" style:family="table-cell">
      <style:table-cell-properties fo:border="none" style:writing-mode="lr-tb" style:vertical-align="bottom" fo:padding-top="0in" fo:padding-left="0.0486in" fo:padding-bottom="0in" fo:padding-right="0.0486in"/>
    </style:style>
    <style:style style:name="P439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96" style:family="table-row">
      <style:table-row-properties style:row-height="0.0159in" style:use-optimal-row-height="false"/>
    </style:style>
    <style:style style:name="TableCell4397" style:family="table-cell">
      <style:table-cell-properties fo:border="none" style:writing-mode="lr-tb" style:vertical-align="bottom" fo:padding-top="0in" fo:padding-left="0.0486in" fo:padding-bottom="0in" fo:padding-right="0.0486in"/>
    </style:style>
    <style:style style:name="P439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99" style:family="table-cell">
      <style:table-cell-properties fo:border="none" style:writing-mode="lr-tb" style:vertical-align="bottom" fo:padding-top="0in" fo:padding-left="0.0486in" fo:padding-bottom="0in" fo:padding-right="0.0486in"/>
    </style:style>
    <style:style style:name="P4400" style:parent-style-name="Standard" style:family="paragraph">
      <style:paragraph-properties fo:margin-bottom="0in"/>
      <style:text-properties fo:color="#00000A" fo:font-size="10pt" style:font-size-asian="10pt" style:font-size-complex="10pt" style:language-asian="it" style:country-asian="IT"/>
    </style:style>
    <style:style style:name="TableCell4401" style:family="table-cell">
      <style:table-cell-properties fo:border="none" style:writing-mode="lr-tb" style:vertical-align="bottom" fo:padding-top="0in" fo:padding-left="0.0486in" fo:padding-bottom="0in" fo:padding-right="0.0486in"/>
    </style:style>
    <style:style style:name="P4402" style:parent-style-name="Standard" style:family="paragraph">
      <style:paragraph-properties fo:margin-bottom="0in"/>
      <style:text-properties fo:color="#00000A" fo:font-size="10pt" style:font-size-asian="10pt" style:font-size-complex="10pt" style:language-asian="it" style:country-asian="IT"/>
    </style:style>
    <style:style style:name="TableRow4403" style:family="table-row">
      <style:table-row-properties style:row-height="0.0159in" style:use-optimal-row-height="false"/>
    </style:style>
    <style:style style:name="TableCell4404" style:family="table-cell">
      <style:table-cell-properties fo:border="none" style:writing-mode="lr-tb" style:vertical-align="bottom" fo:padding-top="0in" fo:padding-left="0.0486in" fo:padding-bottom="0in" fo:padding-right="0.0486in"/>
    </style:style>
    <style:style style:name="P4405" style:parent-style-name="Standard" style:family="paragraph">
      <style:paragraph-properties fo:margin-bottom="0in"/>
      <style:text-properties fo:color="#00000A" fo:font-size="10pt" style:font-size-asian="10pt" style:font-size-complex="10pt" style:language-asian="it" style:country-asian="IT"/>
    </style:style>
    <style:style style:name="TableCell4406" style:family="table-cell">
      <style:table-cell-properties fo:border="none" style:writing-mode="lr-tb" style:vertical-align="bottom" fo:padding-top="0in" fo:padding-left="0.0486in" fo:padding-bottom="0in" fo:padding-right="0.0486in"/>
    </style:style>
    <style:style style:name="P4407" style:parent-style-name="Standard" style:family="paragraph">
      <style:paragraph-properties fo:margin-bottom="0in"/>
      <style:text-properties fo:color="#00000A" fo:font-size="10pt" style:font-size-asian="10pt" style:font-size-complex="10pt" style:language-asian="it" style:country-asian="IT"/>
    </style:style>
    <style:style style:name="TableCell4408" style:family="table-cell">
      <style:table-cell-properties fo:border="none" style:writing-mode="lr-tb" style:vertical-align="bottom" fo:padding-top="0in" fo:padding-left="0.0486in" fo:padding-bottom="0in" fo:padding-right="0.0486in"/>
    </style:style>
    <style:style style:name="P4409" style:parent-style-name="Standard" style:family="paragraph">
      <style:paragraph-properties fo:margin-bottom="0in"/>
      <style:text-properties fo:color="#00000A" fo:font-size="10pt" style:font-size-asian="10pt" style:font-size-complex="10pt" style:language-asian="it" style:country-asian="IT"/>
    </style:style>
    <style:style style:name="TableRow4410" style:family="table-row">
      <style:table-row-properties style:row-height="0.0159in" style:use-optimal-row-height="false"/>
    </style:style>
    <style:style style:name="TableCell4411" style:family="table-cell">
      <style:table-cell-properties fo:border="none" style:writing-mode="lr-tb" style:vertical-align="bottom" fo:padding-top="0in" fo:padding-left="0.0486in" fo:padding-bottom="0in" fo:padding-right="0.0486in"/>
    </style:style>
    <style:style style:name="P4412" style:parent-style-name="Standard" style:family="paragraph">
      <style:paragraph-properties fo:margin-bottom="0in"/>
      <style:text-properties fo:color="#00000A" fo:font-size="10pt" style:font-size-asian="10pt" style:font-size-complex="10pt" style:language-asian="it" style:country-asian="IT"/>
    </style:style>
    <style:style style:name="TableCell4413" style:family="table-cell">
      <style:table-cell-properties fo:border="none" style:writing-mode="lr-tb" style:vertical-align="bottom" fo:padding-top="0in" fo:padding-left="0.0486in" fo:padding-bottom="0in" fo:padding-right="0.0486in"/>
    </style:style>
    <style:style style:name="P4414" style:parent-style-name="Standard" style:family="paragraph">
      <style:paragraph-properties fo:margin-bottom="0in"/>
      <style:text-properties fo:color="#00000A" fo:font-size="10pt" style:font-size-asian="10pt" style:font-size-complex="10pt" style:language-asian="it" style:country-asian="IT"/>
    </style:style>
    <style:style style:name="TableCell4415" style:family="table-cell">
      <style:table-cell-properties fo:border="none" style:writing-mode="lr-tb" style:vertical-align="bottom" fo:padding-top="0in" fo:padding-left="0.0486in" fo:padding-bottom="0in" fo:padding-right="0.0486in"/>
    </style:style>
    <style:style style:name="P4416" style:parent-style-name="Standard" style:family="paragraph">
      <style:paragraph-properties fo:margin-bottom="0in"/>
      <style:text-properties fo:color="#00000A" fo:font-size="10pt" style:font-size-asian="10pt" style:font-size-complex="10pt" style:language-asian="it" style:country-asian="IT"/>
    </style:style>
    <style:style style:name="TableRow4417" style:family="table-row">
      <style:table-row-properties style:row-height="0.0159in" style:use-optimal-row-height="false"/>
    </style:style>
    <style:style style:name="TableCell4418" style:family="table-cell">
      <style:table-cell-properties fo:border="none" style:writing-mode="lr-tb" style:vertical-align="bottom" fo:padding-top="0in" fo:padding-left="0.0486in" fo:padding-bottom="0in" fo:padding-right="0.0486in"/>
    </style:style>
    <style:style style:name="P4419" style:parent-style-name="Standard" style:family="paragraph">
      <style:paragraph-properties fo:margin-bottom="0in"/>
      <style:text-properties fo:color="#00000A" fo:font-size="10pt" style:font-size-asian="10pt" style:font-size-complex="10pt" style:language-asian="it" style:country-asian="IT"/>
    </style:style>
    <style:style style:name="TableCell4420" style:family="table-cell">
      <style:table-cell-properties fo:border="none" style:writing-mode="lr-tb" style:vertical-align="bottom" fo:padding-top="0in" fo:padding-left="0.0486in" fo:padding-bottom="0in" fo:padding-right="0.0486in"/>
    </style:style>
    <style:style style:name="P4421" style:parent-style-name="Standard" style:family="paragraph">
      <style:paragraph-properties fo:margin-bottom="0in"/>
      <style:text-properties fo:color="#00000A" fo:font-size="10pt" style:font-size-asian="10pt" style:font-size-complex="10pt" style:language-asian="it" style:country-asian="IT"/>
    </style:style>
    <style:style style:name="TableCell4422" style:family="table-cell">
      <style:table-cell-properties fo:border="none" style:writing-mode="lr-tb" style:vertical-align="bottom" fo:padding-top="0in" fo:padding-left="0.0486in" fo:padding-bottom="0in" fo:padding-right="0.0486in"/>
    </style:style>
    <style:style style:name="P4423" style:parent-style-name="Standard" style:family="paragraph">
      <style:paragraph-properties fo:margin-bottom="0in"/>
      <style:text-properties fo:color="#00000A" fo:font-size="10pt" style:font-size-asian="10pt" style:font-size-complex="10pt" style:language-asian="it" style:country-asian="IT"/>
    </style:style>
    <style:style style:name="TableRow4424" style:family="table-row">
      <style:table-row-properties style:row-height="0.0159in" style:use-optimal-row-height="false"/>
    </style:style>
    <style:style style:name="TableCell4425" style:family="table-cell">
      <style:table-cell-properties fo:border="none" style:writing-mode="lr-tb" style:vertical-align="bottom" fo:padding-top="0in" fo:padding-left="0.0486in" fo:padding-bottom="0in" fo:padding-right="0.0486in"/>
    </style:style>
    <style:style style:name="P4426" style:parent-style-name="Standard" style:family="paragraph">
      <style:paragraph-properties fo:margin-bottom="0in"/>
      <style:text-properties fo:color="#00000A" fo:font-size="10pt" style:font-size-asian="10pt" style:font-size-complex="10pt" style:language-asian="it" style:country-asian="IT"/>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margin-bottom="0in"/>
      <style:text-properties fo:color="#00000A" fo:font-size="10pt" style:font-size-asian="10pt" style:font-size-complex="10pt" style:language-asian="it" style:country-asian="IT"/>
    </style:style>
    <style:style style:name="TableCell4429" style:family="table-cell">
      <style:table-cell-properties fo:border="none" style:writing-mode="lr-tb" style:vertical-align="bottom" fo:padding-top="0in" fo:padding-left="0.0486in" fo:padding-bottom="0in" fo:padding-right="0.0486in"/>
    </style:style>
    <style:style style:name="P4430" style:parent-style-name="Standard" style:family="paragraph">
      <style:paragraph-properties fo:margin-bottom="0in"/>
      <style:text-properties fo:color="#00000A" fo:font-size="10pt" style:font-size-asian="10pt" style:font-size-complex="10pt" style:language-asian="it" style:country-asian="IT"/>
    </style:style>
    <style:style style:name="TableRow4431" style:family="table-row">
      <style:table-row-properties style:row-height="0.0159in" style:use-optimal-row-height="false"/>
    </style:style>
    <style:style style:name="TableCell4432" style:family="table-cell">
      <style:table-cell-properties fo:border="none" style:writing-mode="lr-tb" style:vertical-align="bottom" fo:padding-top="0in" fo:padding-left="0.0486in" fo:padding-bottom="0in" fo:padding-right="0.0486in"/>
    </style:style>
    <style:style style:name="P4433" style:parent-style-name="Standard" style:family="paragraph">
      <style:paragraph-properties fo:margin-bottom="0in"/>
      <style:text-properties fo:color="#00000A" fo:font-size="10pt" style:font-size-asian="10pt" style:font-size-complex="10pt" style:language-asian="it" style:country-asian="IT"/>
    </style:style>
    <style:style style:name="TableCell4434" style:family="table-cell">
      <style:table-cell-properties fo:border="none" style:writing-mode="lr-tb" style:vertical-align="bottom" fo:padding-top="0in" fo:padding-left="0.0486in" fo:padding-bottom="0in" fo:padding-right="0.0486in"/>
    </style:style>
    <style:style style:name="P4435" style:parent-style-name="Standard" style:family="paragraph">
      <style:paragraph-properties fo:margin-bottom="0in"/>
      <style:text-properties fo:color="#00000A" fo:font-size="10pt" style:font-size-asian="10pt" style:font-size-complex="10pt" style:language-asian="it" style:country-asian="IT"/>
    </style:style>
    <style:style style:name="TableCell4436" style:family="table-cell">
      <style:table-cell-properties fo:border="none" style:writing-mode="lr-tb" style:vertical-align="bottom" fo:padding-top="0in" fo:padding-left="0.0486in" fo:padding-bottom="0in" fo:padding-right="0.0486in"/>
    </style:style>
    <style:style style:name="P4437" style:parent-style-name="Standard" style:family="paragraph">
      <style:paragraph-properties fo:margin-bottom="0in"/>
      <style:text-properties fo:color="#00000A" fo:font-size="10pt" style:font-size-asian="10pt" style:font-size-complex="10pt" style:language-asian="it" style:country-asian="IT"/>
    </style:style>
    <style:style style:name="TableRow4438" style:family="table-row">
      <style:table-row-properties style:row-height="0.0159in" style:use-optimal-row-height="false"/>
    </style:style>
    <style:style style:name="TableCell4439" style:family="table-cell">
      <style:table-cell-properties fo:border="none" style:writing-mode="lr-tb" style:vertical-align="bottom" fo:padding-top="0in" fo:padding-left="0.0486in" fo:padding-bottom="0in" fo:padding-right="0.0486in"/>
    </style:style>
    <style:style style:name="P4440" style:parent-style-name="Standard" style:family="paragraph">
      <style:paragraph-properties fo:margin-bottom="0in"/>
      <style:text-properties fo:color="#00000A" fo:font-size="10pt" style:font-size-asian="10pt" style:font-size-complex="10pt" style:language-asian="it" style:country-asian="IT"/>
    </style:style>
    <style:style style:name="TableCell4441" style:family="table-cell">
      <style:table-cell-properties fo:border="none" style:writing-mode="lr-tb" style:vertical-align="bottom" fo:padding-top="0in" fo:padding-left="0.0486in" fo:padding-bottom="0in" fo:padding-right="0.0486in"/>
    </style:style>
    <style:style style:name="P4442" style:parent-style-name="Standard" style:family="paragraph">
      <style:paragraph-properties fo:margin-bottom="0in"/>
      <style:text-properties fo:color="#00000A" fo:font-size="10pt" style:font-size-asian="10pt" style:font-size-complex="10pt" style:language-asian="it" style:country-asian="IT"/>
    </style:style>
    <style:style style:name="TableCell4443" style:family="table-cell">
      <style:table-cell-properties fo:border="none" style:writing-mode="lr-tb" style:vertical-align="bottom" fo:padding-top="0in" fo:padding-left="0.0486in" fo:padding-bottom="0in" fo:padding-right="0.0486in"/>
    </style:style>
    <style:style style:name="P4444" style:parent-style-name="Standard" style:family="paragraph">
      <style:paragraph-properties fo:margin-bottom="0in"/>
      <style:text-properties fo:color="#00000A" fo:font-size="10pt" style:font-size-asian="10pt" style:font-size-complex="10pt" style:language-asian="it" style:country-asian="IT"/>
    </style:style>
    <style:style style:name="TableRow4445" style:family="table-row">
      <style:table-row-properties style:row-height="0.0159in" style:use-optimal-row-height="false"/>
    </style:style>
    <style:style style:name="TableCell4446" style:family="table-cell">
      <style:table-cell-properties fo:border="none" style:writing-mode="lr-tb" style:vertical-align="bottom" fo:padding-top="0in" fo:padding-left="0.0486in" fo:padding-bottom="0in" fo:padding-right="0.0486in"/>
    </style:style>
    <style:style style:name="P4447" style:parent-style-name="Standard" style:family="paragraph">
      <style:paragraph-properties fo:margin-bottom="0in"/>
      <style:text-properties fo:color="#00000A" fo:font-size="10pt" style:font-size-asian="10pt" style:font-size-complex="10pt" style:language-asian="it" style:country-asian="IT"/>
    </style:style>
    <style:style style:name="TableCell4448" style:family="table-cell">
      <style:table-cell-properties fo:border="none" style:writing-mode="lr-tb" style:vertical-align="bottom" fo:padding-top="0in" fo:padding-left="0.0486in" fo:padding-bottom="0in" fo:padding-right="0.0486in"/>
    </style:style>
    <style:style style:name="P4449" style:parent-style-name="Standard" style:family="paragraph">
      <style:paragraph-properties fo:margin-bottom="0in"/>
      <style:text-properties fo:color="#00000A" fo:font-size="10pt" style:font-size-asian="10pt" style:font-size-complex="10pt" style:language-asian="it" style:country-asian="IT"/>
    </style:style>
    <style:style style:name="TableCell4450" style:family="table-cell">
      <style:table-cell-properties fo:border="none" style:writing-mode="lr-tb" style:vertical-align="bottom" fo:padding-top="0in" fo:padding-left="0.0486in" fo:padding-bottom="0in" fo:padding-right="0.0486in"/>
    </style:style>
    <style:style style:name="P4451" style:parent-style-name="Standard" style:family="paragraph">
      <style:paragraph-properties fo:margin-bottom="0in"/>
      <style:text-properties fo:color="#00000A" fo:font-size="10pt" style:font-size-asian="10pt" style:font-size-complex="10pt" style:language-asian="it" style:country-asian="IT"/>
    </style:style>
    <style:style style:name="TableRow4452" style:family="table-row">
      <style:table-row-properties style:row-height="0.0159in" style:use-optimal-row-height="false"/>
    </style:style>
    <style:style style:name="TableCell4453" style:family="table-cell">
      <style:table-cell-properties fo:border="none" style:writing-mode="lr-tb" style:vertical-align="bottom" fo:padding-top="0in" fo:padding-left="0.0486in" fo:padding-bottom="0in" fo:padding-right="0.0486in"/>
    </style:style>
    <style:style style:name="P4454" style:parent-style-name="Standard" style:family="paragraph">
      <style:paragraph-properties fo:margin-bottom="0in"/>
      <style:text-properties fo:color="#00000A" fo:font-size="10pt" style:font-size-asian="10pt" style:font-size-complex="10pt" style:language-asian="it" style:country-asian="IT"/>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margin-bottom="0in"/>
      <style:text-properties fo:color="#00000A" fo:font-size="10pt" style:font-size-asian="10pt" style:font-size-complex="10pt" style:language-asian="it" style:country-asian="IT"/>
    </style:style>
    <style:style style:name="TableCell4457" style:family="table-cell">
      <style:table-cell-properties fo:border="none" style:writing-mode="lr-tb" style:vertical-align="bottom" fo:padding-top="0in" fo:padding-left="0.0486in" fo:padding-bottom="0in" fo:padding-right="0.0486in"/>
    </style:style>
    <style:style style:name="P4458" style:parent-style-name="Standard" style:family="paragraph">
      <style:paragraph-properties fo:margin-bottom="0in"/>
      <style:text-properties fo:color="#00000A" fo:font-size="10pt" style:font-size-asian="10pt" style:font-size-complex="10pt" style:language-asian="it" style:country-asian="IT"/>
    </style:style>
    <style:style style:name="TableRow4459" style:family="table-row">
      <style:table-row-properties style:row-height="0.0159in" style:use-optimal-row-height="false"/>
    </style:style>
    <style:style style:name="TableCell4460" style:family="table-cell">
      <style:table-cell-properties fo:border="none" style:writing-mode="lr-tb" style:vertical-align="bottom" fo:padding-top="0in" fo:padding-left="0.0486in" fo:padding-bottom="0in" fo:padding-right="0.0486in"/>
    </style:style>
    <style:style style:name="P4461" style:parent-style-name="Standard" style:family="paragraph">
      <style:paragraph-properties fo:margin-bottom="0in"/>
      <style:text-properties fo:color="#00000A" fo:font-size="10pt" style:font-size-asian="10pt" style:font-size-complex="10pt" style:language-asian="it" style:country-asian="IT"/>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paragraph-properties fo:margin-bottom="0in"/>
      <style:text-properties fo:color="#00000A" fo:font-size="10pt" style:font-size-asian="10pt" style:font-size-complex="10pt" style:language-asian="it" style:country-asian="IT"/>
    </style:style>
    <style:style style:name="TableCell4464" style:family="table-cell">
      <style:table-cell-properties fo:border="none" style:writing-mode="lr-tb" style:vertical-align="bottom" fo:padding-top="0in" fo:padding-left="0.0486in" fo:padding-bottom="0in" fo:padding-right="0.0486in"/>
    </style:style>
    <style:style style:name="P4465" style:parent-style-name="Standard" style:family="paragraph">
      <style:paragraph-properties fo:margin-bottom="0in"/>
      <style:text-properties fo:color="#00000A" fo:font-size="10pt" style:font-size-asian="10pt" style:font-size-complex="10pt" style:language-asian="it" style:country-asian="IT"/>
    </style:style>
    <style:style style:name="TableRow4466" style:family="table-row">
      <style:table-row-properties style:row-height="0.0159in" style:use-optimal-row-height="false"/>
    </style:style>
    <style:style style:name="TableCell4467" style:family="table-cell">
      <style:table-cell-properties fo:border="none" style:writing-mode="lr-tb" style:vertical-align="bottom" fo:padding-top="0in" fo:padding-left="0.0486in" fo:padding-bottom="0in" fo:padding-right="0.0486in"/>
    </style:style>
    <style:style style:name="P4468" style:parent-style-name="Standard" style:family="paragraph">
      <style:paragraph-properties fo:margin-bottom="0in"/>
      <style:text-properties fo:color="#00000A" fo:font-size="10pt" style:font-size-asian="10pt" style:font-size-complex="10pt" style:language-asian="it" style:country-asian="IT"/>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margin-bottom="0in"/>
      <style:text-properties fo:color="#00000A" fo:font-size="10pt" style:font-size-asian="10pt" style:font-size-complex="10pt" style:language-asian="it" style:country-asian="IT"/>
    </style:style>
    <style:style style:name="TableCell4471" style:family="table-cell">
      <style:table-cell-properties fo:border="none" style:writing-mode="lr-tb" style:vertical-align="bottom" fo:padding-top="0in" fo:padding-left="0.0486in" fo:padding-bottom="0in" fo:padding-right="0.0486in"/>
    </style:style>
    <style:style style:name="P4472" style:parent-style-name="Standard" style:family="paragraph">
      <style:paragraph-properties fo:margin-bottom="0in"/>
      <style:text-properties fo:color="#00000A" fo:font-size="10pt" style:font-size-asian="10pt" style:font-size-complex="10pt" style:language-asian="it" style:country-asian="IT"/>
    </style:style>
    <style:style style:name="TableRow4473" style:family="table-row">
      <style:table-row-properties style:row-height="0.0159in" style:use-optimal-row-height="false"/>
    </style:style>
    <style:style style:name="TableCell4474" style:family="table-cell">
      <style:table-cell-properties fo:border="none" style:writing-mode="lr-tb" style:vertical-align="bottom" fo:padding-top="0in" fo:padding-left="0.0486in" fo:padding-bottom="0in" fo:padding-right="0.0486in"/>
    </style:style>
    <style:style style:name="P4475" style:parent-style-name="Standard" style:family="paragraph">
      <style:paragraph-properties fo:margin-bottom="0in"/>
      <style:text-properties fo:color="#00000A" fo:font-size="10pt" style:font-size-asian="10pt" style:font-size-complex="10pt" style:language-asian="it" style:country-asian="IT"/>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margin-bottom="0in"/>
      <style:text-properties fo:color="#00000A" fo:font-size="10pt" style:font-size-asian="10pt" style:font-size-complex="10pt" style:language-asian="it" style:country-asian="IT"/>
    </style:style>
    <style:style style:name="TableCell4478" style:family="table-cell">
      <style:table-cell-properties fo:border="none" style:writing-mode="lr-tb" style:vertical-align="bottom" fo:padding-top="0in" fo:padding-left="0.0486in" fo:padding-bottom="0in" fo:padding-right="0.0486in"/>
    </style:style>
    <style:style style:name="P4479" style:parent-style-name="Standard" style:family="paragraph">
      <style:paragraph-properties fo:margin-bottom="0in"/>
      <style:text-properties fo:color="#00000A" fo:font-size="10pt" style:font-size-asian="10pt" style:font-size-complex="10pt" style:language-asian="it" style:country-asian="IT"/>
    </style:style>
    <style:style style:name="TableRow4480" style:family="table-row">
      <style:table-row-properties style:row-height="0.0159in" style:use-optimal-row-height="false"/>
    </style:style>
    <style:style style:name="TableCell4481" style:family="table-cell">
      <style:table-cell-properties fo:border="none" style:writing-mode="lr-tb" style:vertical-align="bottom" fo:padding-top="0in" fo:padding-left="0.0486in" fo:padding-bottom="0in" fo:padding-right="0.0486in"/>
    </style:style>
    <style:style style:name="P4482" style:parent-style-name="Standard" style:family="paragraph">
      <style:paragraph-properties fo:margin-bottom="0in"/>
      <style:text-properties fo:color="#00000A" fo:font-size="10pt" style:font-size-asian="10pt" style:font-size-complex="10pt" style:language-asian="it" style:country-asian="IT"/>
    </style:style>
    <style:style style:name="TableCell4483" style:family="table-cell">
      <style:table-cell-properties fo:border="none" style:writing-mode="lr-tb" style:vertical-align="bottom" fo:padding-top="0in" fo:padding-left="0.0486in" fo:padding-bottom="0in" fo:padding-right="0.0486in"/>
    </style:style>
    <style:style style:name="P4484" style:parent-style-name="Standard" style:family="paragraph">
      <style:paragraph-properties fo:margin-bottom="0in"/>
      <style:text-properties fo:color="#00000A" fo:font-size="10pt" style:font-size-asian="10pt" style:font-size-complex="10pt" style:language-asian="it" style:country-asian="IT"/>
    </style:style>
    <style:style style:name="TableCell4485" style:family="table-cell">
      <style:table-cell-properties fo:border="none" style:writing-mode="lr-tb" style:vertical-align="bottom" fo:padding-top="0in" fo:padding-left="0.0486in" fo:padding-bottom="0in" fo:padding-right="0.0486in"/>
    </style:style>
    <style:style style:name="P4486" style:parent-style-name="Standard" style:family="paragraph">
      <style:paragraph-properties fo:margin-bottom="0in"/>
      <style:text-properties fo:color="#00000A" fo:font-size="10pt" style:font-size-asian="10pt" style:font-size-complex="10pt" style:language-asian="it" style:country-asian="IT"/>
    </style:style>
    <style:style style:name="TableRow4487" style:family="table-row">
      <style:table-row-properties style:row-height="0.0159in" style:use-optimal-row-height="false"/>
    </style:style>
    <style:style style:name="TableCell4488" style:family="table-cell">
      <style:table-cell-properties fo:border="none" style:writing-mode="lr-tb" style:vertical-align="bottom" fo:padding-top="0in" fo:padding-left="0.0486in" fo:padding-bottom="0in" fo:padding-right="0.0486in"/>
    </style:style>
    <style:style style:name="P4489" style:parent-style-name="Standard" style:family="paragraph">
      <style:paragraph-properties fo:margin-bottom="0in"/>
      <style:text-properties fo:color="#00000A" fo:font-size="10pt" style:font-size-asian="10pt" style:font-size-complex="10pt" style:language-asian="it" style:country-asian="IT"/>
    </style:style>
    <style:style style:name="TableCell4490" style:family="table-cell">
      <style:table-cell-properties fo:border="none" style:writing-mode="lr-tb" style:vertical-align="bottom" fo:padding-top="0in" fo:padding-left="0.0486in" fo:padding-bottom="0in" fo:padding-right="0.0486in"/>
    </style:style>
    <style:style style:name="P4491" style:parent-style-name="Standard" style:family="paragraph">
      <style:paragraph-properties fo:margin-bottom="0in"/>
      <style:text-properties fo:color="#00000A" fo:font-size="10pt" style:font-size-asian="10pt" style:font-size-complex="10pt" style:language-asian="it" style:country-asian="IT"/>
    </style:style>
    <style:style style:name="TableCell4492" style:family="table-cell">
      <style:table-cell-properties fo:border="none" style:writing-mode="lr-tb" style:vertical-align="bottom" fo:padding-top="0in" fo:padding-left="0.0486in" fo:padding-bottom="0in" fo:padding-right="0.0486in"/>
    </style:style>
    <style:style style:name="P4493" style:parent-style-name="Standard" style:family="paragraph">
      <style:paragraph-properties fo:margin-bottom="0in"/>
      <style:text-properties fo:color="#00000A" fo:font-size="10pt" style:font-size-asian="10pt" style:font-size-complex="10pt" style:language-asian="it" style:country-asian="IT"/>
    </style:style>
    <style:style style:name="TableRow4494" style:family="table-row">
      <style:table-row-properties style:row-height="0.0159in" style:use-optimal-row-height="false"/>
    </style:style>
    <style:style style:name="TableCell4495" style:family="table-cell">
      <style:table-cell-properties fo:border="none" style:writing-mode="lr-tb" style:vertical-align="bottom" fo:padding-top="0in" fo:padding-left="0.0486in" fo:padding-bottom="0in" fo:padding-right="0.0486in"/>
    </style:style>
    <style:style style:name="P4496" style:parent-style-name="Standard" style:family="paragraph">
      <style:paragraph-properties fo:margin-bottom="0in"/>
      <style:text-properties fo:color="#00000A" fo:font-size="10pt" style:font-size-asian="10pt" style:font-size-complex="10pt" style:language-asian="it" style:country-asian="IT"/>
    </style:style>
    <style:style style:name="TableCell4497" style:family="table-cell">
      <style:table-cell-properties fo:border="none" style:writing-mode="lr-tb" style:vertical-align="bottom" fo:padding-top="0in" fo:padding-left="0.0486in" fo:padding-bottom="0in" fo:padding-right="0.0486in"/>
    </style:style>
    <style:style style:name="P4498" style:parent-style-name="Standard" style:family="paragraph">
      <style:paragraph-properties fo:margin-bottom="0in"/>
      <style:text-properties fo:color="#00000A" fo:font-size="10pt" style:font-size-asian="10pt" style:font-size-complex="10pt" style:language-asian="it" style:country-asian="IT"/>
    </style:style>
    <style:style style:name="TableCell4499" style:family="table-cell">
      <style:table-cell-properties fo:border="none" style:writing-mode="lr-tb" style:vertical-align="bottom" fo:padding-top="0in" fo:padding-left="0.0486in" fo:padding-bottom="0in" fo:padding-right="0.0486in"/>
    </style:style>
    <style:style style:name="P4500" style:parent-style-name="Standard" style:family="paragraph">
      <style:paragraph-properties fo:margin-bottom="0in"/>
      <style:text-properties fo:color="#00000A" fo:font-size="10pt" style:font-size-asian="10pt" style:font-size-complex="10pt" style:language-asian="it" style:country-asian="IT"/>
    </style:style>
    <style:style style:name="TableRow4501" style:family="table-row">
      <style:table-row-properties style:row-height="0.0159in" style:use-optimal-row-height="false"/>
    </style:style>
    <style:style style:name="TableCell4502" style:family="table-cell">
      <style:table-cell-properties fo:border="none" style:writing-mode="lr-tb" style:vertical-align="bottom" fo:padding-top="0in" fo:padding-left="0.0486in" fo:padding-bottom="0in" fo:padding-right="0.0486in"/>
    </style:style>
    <style:style style:name="P4503" style:parent-style-name="Standard" style:family="paragraph">
      <style:paragraph-properties fo:margin-bottom="0in"/>
      <style:text-properties fo:color="#00000A" fo:font-size="10pt" style:font-size-asian="10pt" style:font-size-complex="10pt" style:language-asian="it" style:country-asian="IT"/>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margin-bottom="0in"/>
      <style:text-properties fo:color="#00000A" fo:font-size="10pt" style:font-size-asian="10pt" style:font-size-complex="10pt" style:language-asian="it" style:country-asian="IT"/>
    </style:style>
    <style:style style:name="TableCell4506" style:family="table-cell">
      <style:table-cell-properties fo:border="none" style:writing-mode="lr-tb" style:vertical-align="bottom" fo:padding-top="0in" fo:padding-left="0.0486in" fo:padding-bottom="0in" fo:padding-right="0.0486in"/>
    </style:style>
    <style:style style:name="P4507" style:parent-style-name="Standard" style:family="paragraph">
      <style:paragraph-properties fo:margin-bottom="0in"/>
      <style:text-properties fo:color="#00000A" fo:font-size="10pt" style:font-size-asian="10pt" style:font-size-complex="10pt" style:language-asian="it" style:country-asian="IT"/>
    </style:style>
    <style:style style:name="TableRow4508" style:family="table-row">
      <style:table-row-properties style:row-height="0.0159in" style:use-optimal-row-height="false"/>
    </style:style>
    <style:style style:name="TableCell4509" style:family="table-cell">
      <style:table-cell-properties fo:border="none" style:writing-mode="lr-tb" style:vertical-align="bottom" fo:padding-top="0in" fo:padding-left="0.0486in" fo:padding-bottom="0in" fo:padding-right="0.0486in"/>
    </style:style>
    <style:style style:name="P4510" style:parent-style-name="Standard" style:family="paragraph">
      <style:paragraph-properties fo:margin-bottom="0in"/>
      <style:text-properties fo:color="#00000A" fo:font-size="10pt" style:font-size-asian="10pt" style:font-size-complex="10pt" style:language-asian="it" style:country-asian="IT"/>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margin-bottom="0in"/>
      <style:text-properties fo:color="#00000A" fo:font-size="10pt" style:font-size-asian="10pt" style:font-size-complex="10pt" style:language-asian="it" style:country-asian="IT"/>
    </style:style>
    <style:style style:name="TableCell4513" style:family="table-cell">
      <style:table-cell-properties fo:border="none" style:writing-mode="lr-tb" style:vertical-align="bottom" fo:padding-top="0in" fo:padding-left="0.0486in" fo:padding-bottom="0in" fo:padding-right="0.0486in"/>
    </style:style>
    <style:style style:name="P4514" style:parent-style-name="Standard" style:family="paragraph">
      <style:paragraph-properties fo:margin-bottom="0in"/>
      <style:text-properties fo:color="#00000A" fo:font-size="10pt" style:font-size-asian="10pt" style:font-size-complex="10pt" style:language-asian="it" style:country-asian="IT"/>
    </style:style>
    <style:style style:name="TableRow4515" style:family="table-row">
      <style:table-row-properties style:min-row-height="0.2083in" style:use-optimal-row-height="false"/>
    </style:style>
    <style:style style:name="TableCell4516" style:family="table-cell">
      <style:table-cell-properties fo:border="none" style:writing-mode="lr-tb" style:vertical-align="bottom" fo:padding-top="0in" fo:padding-left="0.0486in" fo:padding-bottom="0in" fo:padding-right="0.0486in"/>
    </style:style>
    <style:style style:name="P451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518" style:family="table-cell">
      <style:table-cell-properties fo:border="none" style:writing-mode="lr-tb" style:vertical-align="bottom" fo:padding-top="0in" fo:padding-left="0.0486in" fo:padding-bottom="0in" fo:padding-right="0.0486in"/>
    </style:style>
    <style:style style:name="P451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520" style:family="table-cell">
      <style:table-cell-properties fo:border="none" style:writing-mode="lr-tb" style:vertical-align="bottom" fo:padding-top="0in" fo:padding-left="0.0486in" fo:padding-bottom="0in" fo:padding-right="0.0486in"/>
    </style:style>
    <style:style style:name="P4521" style:parent-style-name="Standard" style:family="paragraph">
      <style:paragraph-properties fo:margin-bottom="0in"/>
      <style:text-properties fo:color="#00000A" fo:font-size="10pt" style:font-size-asian="10pt" style:font-size-complex="10pt" style:language-asian="it" style:country-asian="IT"/>
    </style:style>
    <style:style style:name="TableRow4522" style:family="table-row">
      <style:table-row-properties style:min-row-height="0.2083in" style:use-optimal-row-height="false"/>
    </style:style>
    <style:style style:name="TableCell4523" style:family="table-cell">
      <style:table-cell-properties fo:border="none" style:writing-mode="lr-tb" style:vertical-align="bottom" fo:padding-top="0in" fo:padding-left="0.0486in" fo:padding-bottom="0in" fo:padding-right="0.0486in"/>
    </style:style>
    <style:style style:name="P45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25" style:family="table-cell">
      <style:table-cell-properties fo:border="none" style:writing-mode="lr-tb" style:vertical-align="bottom" fo:padding-top="0in" fo:padding-left="0.0486in" fo:padding-bottom="0in" fo:padding-right="0.0486in"/>
    </style:style>
    <style:style style:name="P452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27" style:family="table-cell">
      <style:table-cell-properties fo:border="none" style:writing-mode="lr-tb" style:vertical-align="bottom" fo:padding-top="0in" fo:padding-left="0.0486in" fo:padding-bottom="0in" fo:padding-right="0.0486in"/>
    </style:style>
    <style:style style:name="P452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529" style:family="table-row">
      <style:table-row-properties style:row-height="0.0159in" style:use-optimal-row-height="false"/>
    </style:style>
    <style:style style:name="TableCell4530" style:family="table-cell">
      <style:table-cell-properties fo:border="none" style:writing-mode="lr-tb" style:vertical-align="bottom" fo:padding-top="0in" fo:padding-left="0.0486in" fo:padding-bottom="0in" fo:padding-right="0.0486in"/>
    </style:style>
    <style:style style:name="P453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32" style:family="table-cell">
      <style:table-cell-properties fo:border="none" style:writing-mode="lr-tb" style:vertical-align="bottom" fo:padding-top="0in" fo:padding-left="0.0486in" fo:padding-bottom="0in" fo:padding-right="0.0486in"/>
    </style:style>
    <style:style style:name="P4533" style:parent-style-name="Standard" style:family="paragraph">
      <style:paragraph-properties fo:margin-bottom="0in"/>
      <style:text-properties fo:color="#00000A" fo:font-size="10pt" style:font-size-asian="10pt" style:font-size-complex="10pt" style:language-asian="it" style:country-asian="IT"/>
    </style:style>
    <style:style style:name="TableCell4534" style:family="table-cell">
      <style:table-cell-properties fo:border="none" style:writing-mode="lr-tb" style:vertical-align="bottom" fo:padding-top="0in" fo:padding-left="0.0486in" fo:padding-bottom="0in" fo:padding-right="0.0486in"/>
    </style:style>
    <style:style style:name="P4535" style:parent-style-name="Standard" style:family="paragraph">
      <style:paragraph-properties fo:margin-bottom="0in"/>
      <style:text-properties fo:color="#00000A" fo:font-size="10pt" style:font-size-asian="10pt" style:font-size-complex="10pt" style:language-asian="it" style:country-asian="IT"/>
    </style:style>
    <style:style style:name="TableRow4536" style:family="table-row">
      <style:table-row-properties style:row-height="0.0159in" style:use-optimal-row-height="false"/>
    </style:style>
    <style:style style:name="TableCell4537" style:family="table-cell">
      <style:table-cell-properties fo:border="none" style:writing-mode="lr-tb" style:vertical-align="bottom" fo:padding-top="0in" fo:padding-left="0.0486in" fo:padding-bottom="0in" fo:padding-right="0.0486in"/>
    </style:style>
    <style:style style:name="P4538" style:parent-style-name="Standard" style:family="paragraph">
      <style:paragraph-properties fo:margin-bottom="0in"/>
      <style:text-properties fo:color="#00000A" fo:font-size="10pt" style:font-size-asian="10pt" style:font-size-complex="10pt" style:language-asian="it" style:country-asian="IT"/>
    </style:style>
    <style:style style:name="TableCell4539" style:family="table-cell">
      <style:table-cell-properties fo:border="none" style:writing-mode="lr-tb" style:vertical-align="bottom" fo:padding-top="0in" fo:padding-left="0.0486in" fo:padding-bottom="0in" fo:padding-right="0.0486in"/>
    </style:style>
    <style:style style:name="P4540" style:parent-style-name="Standard" style:family="paragraph">
      <style:paragraph-properties fo:margin-bottom="0in"/>
      <style:text-properties fo:color="#00000A" fo:font-size="10pt" style:font-size-asian="10pt" style:font-size-complex="10pt" style:language-asian="it" style:country-asian="IT"/>
    </style:style>
    <style:style style:name="TableCell4541" style:family="table-cell">
      <style:table-cell-properties fo:border="none" style:writing-mode="lr-tb" style:vertical-align="bottom" fo:padding-top="0in" fo:padding-left="0.0486in" fo:padding-bottom="0in" fo:padding-right="0.0486in"/>
    </style:style>
    <style:style style:name="P4542" style:parent-style-name="Standard" style:family="paragraph">
      <style:paragraph-properties fo:margin-bottom="0in"/>
      <style:text-properties fo:color="#00000A" fo:font-size="10pt" style:font-size-asian="10pt" style:font-size-complex="10pt" style:language-asian="it" style:country-asian="IT"/>
    </style:style>
    <style:style style:name="TableRow4543" style:family="table-row">
      <style:table-row-properties style:row-height="0.0159in" style:use-optimal-row-height="false"/>
    </style:style>
    <style:style style:name="TableCell4544" style:family="table-cell">
      <style:table-cell-properties fo:border="none" style:writing-mode="lr-tb" style:vertical-align="bottom" fo:padding-top="0in" fo:padding-left="0.0486in" fo:padding-bottom="0in" fo:padding-right="0.0486in"/>
    </style:style>
    <style:style style:name="P4545" style:parent-style-name="Standard" style:family="paragraph">
      <style:paragraph-properties fo:margin-bottom="0in"/>
      <style:text-properties fo:color="#00000A" fo:font-size="10pt" style:font-size-asian="10pt" style:font-size-complex="10pt" style:language-asian="it" style:country-asian="IT"/>
    </style:style>
    <style:style style:name="TableCell4546" style:family="table-cell">
      <style:table-cell-properties fo:border="none" style:writing-mode="lr-tb" style:vertical-align="bottom" fo:padding-top="0in" fo:padding-left="0.0486in" fo:padding-bottom="0in" fo:padding-right="0.0486in"/>
    </style:style>
    <style:style style:name="P4547" style:parent-style-name="Standard" style:family="paragraph">
      <style:paragraph-properties fo:margin-bottom="0in"/>
      <style:text-properties fo:color="#00000A" fo:font-size="10pt" style:font-size-asian="10pt" style:font-size-complex="10pt" style:language-asian="it" style:country-asian="IT"/>
    </style:style>
    <style:style style:name="TableCell4548" style:family="table-cell">
      <style:table-cell-properties fo:border="none" style:writing-mode="lr-tb" style:vertical-align="bottom" fo:padding-top="0in" fo:padding-left="0.0486in" fo:padding-bottom="0in" fo:padding-right="0.0486in"/>
    </style:style>
    <style:style style:name="P4549" style:parent-style-name="Standard" style:family="paragraph">
      <style:paragraph-properties fo:margin-bottom="0in"/>
      <style:text-properties fo:color="#00000A" fo:font-size="10pt" style:font-size-asian="10pt" style:font-size-complex="10pt" style:language-asian="it" style:country-asian="IT"/>
    </style:style>
    <style:style style:name="TableRow4550" style:family="table-row">
      <style:table-row-properties style:row-height="0.0159in" style:use-optimal-row-height="false"/>
    </style:style>
    <style:style style:name="TableCell4551" style:family="table-cell">
      <style:table-cell-properties fo:border="none" style:writing-mode="lr-tb" style:vertical-align="bottom" fo:padding-top="0in" fo:padding-left="0.0486in" fo:padding-bottom="0in" fo:padding-right="0.0486in"/>
    </style:style>
    <style:style style:name="P4552" style:parent-style-name="Standard" style:family="paragraph">
      <style:paragraph-properties fo:margin-bottom="0in"/>
      <style:text-properties fo:color="#00000A" fo:font-size="10pt" style:font-size-asian="10pt" style:font-size-complex="10pt" style:language-asian="it" style:country-asian="IT"/>
    </style:style>
    <style:style style:name="TableCell4553" style:family="table-cell">
      <style:table-cell-properties fo:border="none" style:writing-mode="lr-tb" style:vertical-align="bottom" fo:padding-top="0in" fo:padding-left="0.0486in" fo:padding-bottom="0in" fo:padding-right="0.0486in"/>
    </style:style>
    <style:style style:name="P4554" style:parent-style-name="Standard" style:family="paragraph">
      <style:paragraph-properties fo:margin-bottom="0in"/>
      <style:text-properties fo:color="#00000A" fo:font-size="10pt" style:font-size-asian="10pt" style:font-size-complex="10pt" style:language-asian="it" style:country-asian="IT"/>
    </style:style>
    <style:style style:name="TableCell4555" style:family="table-cell">
      <style:table-cell-properties fo:border="none" style:writing-mode="lr-tb" style:vertical-align="bottom" fo:padding-top="0in" fo:padding-left="0.0486in" fo:padding-bottom="0in" fo:padding-right="0.0486in"/>
    </style:style>
    <style:style style:name="P4556" style:parent-style-name="Standard" style:family="paragraph">
      <style:paragraph-properties fo:margin-bottom="0in"/>
      <style:text-properties fo:color="#00000A" fo:font-size="10pt" style:font-size-asian="10pt" style:font-size-complex="10pt" style:language-asian="it" style:country-asian="IT"/>
    </style:style>
    <style:style style:name="TableRow4557" style:family="table-row">
      <style:table-row-properties style:row-height="0.0159in" style:use-optimal-row-height="false"/>
    </style:style>
    <style:style style:name="TableCell4558" style:family="table-cell">
      <style:table-cell-properties fo:border="none" style:writing-mode="lr-tb" style:vertical-align="bottom" fo:padding-top="0in" fo:padding-left="0.0486in" fo:padding-bottom="0in" fo:padding-right="0.0486in"/>
    </style:style>
    <style:style style:name="P4559" style:parent-style-name="Standard" style:family="paragraph">
      <style:paragraph-properties fo:margin-bottom="0in"/>
      <style:text-properties fo:color="#00000A" fo:font-size="10pt" style:font-size-asian="10pt" style:font-size-complex="10pt" style:language-asian="it" style:country-asian="IT"/>
    </style:style>
    <style:style style:name="TableCell4560" style:family="table-cell">
      <style:table-cell-properties fo:border="none" style:writing-mode="lr-tb" style:vertical-align="bottom" fo:padding-top="0in" fo:padding-left="0.0486in" fo:padding-bottom="0in" fo:padding-right="0.0486in"/>
    </style:style>
    <style:style style:name="P4561" style:parent-style-name="Standard" style:family="paragraph">
      <style:paragraph-properties fo:margin-bottom="0in"/>
      <style:text-properties fo:color="#00000A" fo:font-size="10pt" style:font-size-asian="10pt" style:font-size-complex="10pt" style:language-asian="it" style:country-asian="IT"/>
    </style:style>
    <style:style style:name="TableCell4562" style:family="table-cell">
      <style:table-cell-properties fo:border="none" style:writing-mode="lr-tb" style:vertical-align="bottom" fo:padding-top="0in" fo:padding-left="0.0486in" fo:padding-bottom="0in" fo:padding-right="0.0486in"/>
    </style:style>
    <style:style style:name="P4563" style:parent-style-name="Standard" style:family="paragraph">
      <style:paragraph-properties fo:margin-bottom="0in"/>
      <style:text-properties fo:color="#00000A" fo:font-size="10pt" style:font-size-asian="10pt" style:font-size-complex="10pt" style:language-asian="it" style:country-asian="IT"/>
    </style:style>
    <style:style style:name="TableRow4564" style:family="table-row">
      <style:table-row-properties style:row-height="0.0159in" style:use-optimal-row-height="false"/>
    </style:style>
    <style:style style:name="TableCell4565" style:family="table-cell">
      <style:table-cell-properties fo:border="none" style:writing-mode="lr-tb" style:vertical-align="bottom" fo:padding-top="0in" fo:padding-left="0.0486in" fo:padding-bottom="0in" fo:padding-right="0.0486in"/>
    </style:style>
    <style:style style:name="P4566" style:parent-style-name="Standard" style:family="paragraph">
      <style:paragraph-properties fo:margin-bottom="0in"/>
      <style:text-properties fo:color="#00000A" fo:font-size="10pt" style:font-size-asian="10pt" style:font-size-complex="10pt" style:language-asian="it" style:country-asian="IT"/>
    </style:style>
    <style:style style:name="TableCell4567" style:family="table-cell">
      <style:table-cell-properties fo:border="none" style:writing-mode="lr-tb" style:vertical-align="bottom" fo:padding-top="0in" fo:padding-left="0.0486in" fo:padding-bottom="0in" fo:padding-right="0.0486in"/>
    </style:style>
    <style:style style:name="P4568" style:parent-style-name="Standard" style:family="paragraph">
      <style:paragraph-properties fo:margin-bottom="0in"/>
      <style:text-properties fo:color="#00000A" fo:font-size="10pt" style:font-size-asian="10pt" style:font-size-complex="10pt" style:language-asian="it" style:country-asian="IT"/>
    </style:style>
    <style:style style:name="TableCell4569" style:family="table-cell">
      <style:table-cell-properties fo:border="none" style:writing-mode="lr-tb" style:vertical-align="bottom" fo:padding-top="0in" fo:padding-left="0.0486in" fo:padding-bottom="0in" fo:padding-right="0.0486in"/>
    </style:style>
    <style:style style:name="P4570" style:parent-style-name="Standard" style:family="paragraph">
      <style:paragraph-properties fo:margin-bottom="0in"/>
      <style:text-properties fo:color="#00000A" fo:font-size="10pt" style:font-size-asian="10pt" style:font-size-complex="10pt" style:language-asian="it" style:country-asian="IT"/>
    </style:style>
    <style:style style:name="TableRow4571" style:family="table-row">
      <style:table-row-properties style:row-height="0.0159in" style:use-optimal-row-height="false"/>
    </style:style>
    <style:style style:name="TableCell4572" style:family="table-cell">
      <style:table-cell-properties fo:border="none" style:writing-mode="lr-tb" style:vertical-align="bottom" fo:padding-top="0in" fo:padding-left="0.0486in" fo:padding-bottom="0in" fo:padding-right="0.0486in"/>
    </style:style>
    <style:style style:name="P4573" style:parent-style-name="Standard" style:family="paragraph">
      <style:paragraph-properties fo:margin-bottom="0in"/>
      <style:text-properties fo:color="#00000A" fo:font-size="10pt" style:font-size-asian="10pt" style:font-size-complex="10pt" style:language-asian="it" style:country-asian="IT"/>
    </style:style>
    <style:style style:name="TableCell4574" style:family="table-cell">
      <style:table-cell-properties fo:border="none" style:writing-mode="lr-tb" style:vertical-align="bottom" fo:padding-top="0in" fo:padding-left="0.0486in" fo:padding-bottom="0in" fo:padding-right="0.0486in"/>
    </style:style>
    <style:style style:name="P4575" style:parent-style-name="Standard" style:family="paragraph">
      <style:paragraph-properties fo:margin-bottom="0in"/>
      <style:text-properties fo:color="#00000A" fo:font-size="10pt" style:font-size-asian="10pt" style:font-size-complex="10pt" style:language-asian="it" style:country-asian="IT"/>
    </style:style>
    <style:style style:name="TableCell4576" style:family="table-cell">
      <style:table-cell-properties fo:border="none" style:writing-mode="lr-tb" style:vertical-align="bottom" fo:padding-top="0in" fo:padding-left="0.0486in" fo:padding-bottom="0in" fo:padding-right="0.0486in"/>
    </style:style>
    <style:style style:name="P4577" style:parent-style-name="Standard" style:family="paragraph">
      <style:paragraph-properties fo:margin-bottom="0in"/>
      <style:text-properties fo:color="#00000A" fo:font-size="10pt" style:font-size-asian="10pt" style:font-size-complex="10pt" style:language-asian="it" style:country-asian="IT"/>
    </style:style>
    <style:style style:name="TableRow4578" style:family="table-row">
      <style:table-row-properties style:row-height="0.0159in" style:use-optimal-row-height="false"/>
    </style:style>
    <style:style style:name="TableCell4579" style:family="table-cell">
      <style:table-cell-properties fo:border="none" style:writing-mode="lr-tb" style:vertical-align="bottom" fo:padding-top="0in" fo:padding-left="0.0486in" fo:padding-bottom="0in" fo:padding-right="0.0486in"/>
    </style:style>
    <style:style style:name="P4580" style:parent-style-name="Standard" style:family="paragraph">
      <style:paragraph-properties fo:margin-bottom="0in"/>
      <style:text-properties fo:color="#00000A" fo:font-size="10pt" style:font-size-asian="10pt" style:font-size-complex="10pt" style:language-asian="it" style:country-asian="IT"/>
    </style:style>
    <style:style style:name="TableCell4581" style:family="table-cell">
      <style:table-cell-properties fo:border="none" style:writing-mode="lr-tb" style:vertical-align="bottom" fo:padding-top="0in" fo:padding-left="0.0486in" fo:padding-bottom="0in" fo:padding-right="0.0486in"/>
    </style:style>
    <style:style style:name="P4582" style:parent-style-name="Standard" style:family="paragraph">
      <style:paragraph-properties fo:margin-bottom="0in"/>
      <style:text-properties fo:color="#00000A" fo:font-size="10pt" style:font-size-asian="10pt" style:font-size-complex="10pt" style:language-asian="it" style:country-asian="IT"/>
    </style:style>
    <style:style style:name="TableCell4583" style:family="table-cell">
      <style:table-cell-properties fo:border="none" style:writing-mode="lr-tb" style:vertical-align="bottom" fo:padding-top="0in" fo:padding-left="0.0486in" fo:padding-bottom="0in" fo:padding-right="0.0486in"/>
    </style:style>
    <style:style style:name="P4584" style:parent-style-name="Standard" style:family="paragraph">
      <style:paragraph-properties fo:margin-bottom="0in"/>
      <style:text-properties fo:color="#00000A" fo:font-size="10pt" style:font-size-asian="10pt" style:font-size-complex="10pt" style:language-asian="it" style:country-asian="IT"/>
    </style:style>
    <style:style style:name="TableRow4585" style:family="table-row">
      <style:table-row-properties style:row-height="0.0159in" style:use-optimal-row-height="false"/>
    </style:style>
    <style:style style:name="TableCell4586" style:family="table-cell">
      <style:table-cell-properties fo:border="none" style:writing-mode="lr-tb" style:vertical-align="bottom" fo:padding-top="0in" fo:padding-left="0.0486in" fo:padding-bottom="0in" fo:padding-right="0.0486in"/>
    </style:style>
    <style:style style:name="P4587" style:parent-style-name="Standard" style:family="paragraph">
      <style:paragraph-properties fo:margin-bottom="0in"/>
      <style:text-properties fo:color="#00000A" fo:font-size="10pt" style:font-size-asian="10pt" style:font-size-complex="10pt" style:language-asian="it" style:country-asian="IT"/>
    </style:style>
    <style:style style:name="TableCell4588" style:family="table-cell">
      <style:table-cell-properties fo:border="none" style:writing-mode="lr-tb" style:vertical-align="bottom" fo:padding-top="0in" fo:padding-left="0.0486in" fo:padding-bottom="0in" fo:padding-right="0.0486in"/>
    </style:style>
    <style:style style:name="P4589" style:parent-style-name="Standard" style:family="paragraph">
      <style:paragraph-properties fo:margin-bottom="0in"/>
      <style:text-properties fo:color="#00000A" fo:font-size="10pt" style:font-size-asian="10pt" style:font-size-complex="10pt" style:language-asian="it" style:country-asian="IT"/>
    </style:style>
    <style:style style:name="TableCell4590" style:family="table-cell">
      <style:table-cell-properties fo:border="none" style:writing-mode="lr-tb" style:vertical-align="bottom" fo:padding-top="0in" fo:padding-left="0.0486in" fo:padding-bottom="0in" fo:padding-right="0.0486in"/>
    </style:style>
    <style:style style:name="P4591" style:parent-style-name="Standard" style:family="paragraph">
      <style:paragraph-properties fo:margin-bottom="0in"/>
      <style:text-properties fo:color="#00000A" fo:font-size="10pt" style:font-size-asian="10pt" style:font-size-complex="10pt" style:language-asian="it" style:country-asian="IT"/>
    </style:style>
    <style:style style:name="TableRow4592" style:family="table-row">
      <style:table-row-properties style:row-height="0.0159in" style:use-optimal-row-height="false"/>
    </style:style>
    <style:style style:name="TableCell4593" style:family="table-cell">
      <style:table-cell-properties fo:border="none" style:writing-mode="lr-tb" style:vertical-align="bottom" fo:padding-top="0in" fo:padding-left="0.0486in" fo:padding-bottom="0in" fo:padding-right="0.0486in"/>
    </style:style>
    <style:style style:name="P4594" style:parent-style-name="Standard" style:family="paragraph">
      <style:paragraph-properties fo:margin-bottom="0in"/>
      <style:text-properties fo:color="#00000A" fo:font-size="10pt" style:font-size-asian="10pt" style:font-size-complex="10pt" style:language-asian="it" style:country-asian="IT"/>
    </style:style>
    <style:style style:name="TableCell4595" style:family="table-cell">
      <style:table-cell-properties fo:border="none" style:writing-mode="lr-tb" style:vertical-align="bottom" fo:padding-top="0in" fo:padding-left="0.0486in" fo:padding-bottom="0in" fo:padding-right="0.0486in"/>
    </style:style>
    <style:style style:name="P4596" style:parent-style-name="Standard" style:family="paragraph">
      <style:paragraph-properties fo:margin-bottom="0in"/>
      <style:text-properties fo:color="#00000A" fo:font-size="10pt" style:font-size-asian="10pt" style:font-size-complex="10pt" style:language-asian="it" style:country-asian="IT"/>
    </style:style>
    <style:style style:name="TableCell4597" style:family="table-cell">
      <style:table-cell-properties fo:border="none" style:writing-mode="lr-tb" style:vertical-align="bottom" fo:padding-top="0in" fo:padding-left="0.0486in" fo:padding-bottom="0in" fo:padding-right="0.0486in"/>
    </style:style>
    <style:style style:name="P4598" style:parent-style-name="Standard" style:family="paragraph">
      <style:paragraph-properties fo:margin-bottom="0in"/>
      <style:text-properties fo:color="#00000A" fo:font-size="10pt" style:font-size-asian="10pt" style:font-size-complex="10pt" style:language-asian="it" style:country-asian="IT"/>
    </style:style>
    <style:style style:name="TableRow4599" style:family="table-row">
      <style:table-row-properties style:row-height="0.0159in" style:use-optimal-row-height="false"/>
    </style:style>
    <style:style style:name="TableCell4600" style:family="table-cell">
      <style:table-cell-properties fo:border="none" style:writing-mode="lr-tb" style:vertical-align="bottom" fo:padding-top="0in" fo:padding-left="0.0486in" fo:padding-bottom="0in" fo:padding-right="0.0486in"/>
    </style:style>
    <style:style style:name="P4601" style:parent-style-name="Standard" style:family="paragraph">
      <style:paragraph-properties fo:margin-bottom="0in"/>
      <style:text-properties fo:color="#00000A" fo:font-size="10pt" style:font-size-asian="10pt" style:font-size-complex="10pt" style:language-asian="it" style:country-asian="IT"/>
    </style:style>
    <style:style style:name="TableCell4602" style:family="table-cell">
      <style:table-cell-properties fo:border="none" style:writing-mode="lr-tb" style:vertical-align="bottom" fo:padding-top="0in" fo:padding-left="0.0486in" fo:padding-bottom="0in" fo:padding-right="0.0486in"/>
    </style:style>
    <style:style style:name="P4603" style:parent-style-name="Standard" style:family="paragraph">
      <style:paragraph-properties fo:margin-bottom="0in"/>
      <style:text-properties fo:color="#00000A" fo:font-size="10pt" style:font-size-asian="10pt" style:font-size-complex="10pt" style:language-asian="it" style:country-asian="IT"/>
    </style:style>
    <style:style style:name="TableCell4604" style:family="table-cell">
      <style:table-cell-properties fo:border="none" style:writing-mode="lr-tb" style:vertical-align="bottom" fo:padding-top="0in" fo:padding-left="0.0486in" fo:padding-bottom="0in" fo:padding-right="0.0486in"/>
    </style:style>
    <style:style style:name="P4605" style:parent-style-name="Standard" style:family="paragraph">
      <style:paragraph-properties fo:margin-bottom="0in"/>
      <style:text-properties fo:color="#00000A" fo:font-size="10pt" style:font-size-asian="10pt" style:font-size-complex="10pt" style:language-asian="it" style:country-asian="IT"/>
    </style:style>
    <style:style style:name="TableRow4606" style:family="table-row">
      <style:table-row-properties style:row-height="0.0159in" style:use-optimal-row-height="false"/>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paragraph-properties fo:margin-bottom="0in"/>
      <style:text-properties fo:color="#00000A" fo:font-size="10pt" style:font-size-asian="10pt" style:font-size-complex="10pt" style:language-asian="it" style:country-asian="IT"/>
    </style:style>
    <style:style style:name="TableCell4609" style:family="table-cell">
      <style:table-cell-properties fo:border="none" style:writing-mode="lr-tb" style:vertical-align="bottom" fo:padding-top="0in" fo:padding-left="0.0486in" fo:padding-bottom="0in" fo:padding-right="0.0486in"/>
    </style:style>
    <style:style style:name="P4610" style:parent-style-name="Standard" style:family="paragraph">
      <style:paragraph-properties fo:margin-bottom="0in"/>
      <style:text-properties fo:color="#00000A" fo:font-size="10pt" style:font-size-asian="10pt" style:font-size-complex="10pt" style:language-asian="it" style:country-asian="IT"/>
    </style:style>
    <style:style style:name="TableCell4611" style:family="table-cell">
      <style:table-cell-properties fo:border="none" style:writing-mode="lr-tb" style:vertical-align="bottom" fo:padding-top="0in" fo:padding-left="0.0486in" fo:padding-bottom="0in" fo:padding-right="0.0486in"/>
    </style:style>
    <style:style style:name="P4612" style:parent-style-name="Standard" style:family="paragraph">
      <style:paragraph-properties fo:margin-bottom="0in"/>
      <style:text-properties fo:color="#00000A" fo:font-size="10pt" style:font-size-asian="10pt" style:font-size-complex="10pt" style:language-asian="it" style:country-asian="IT"/>
    </style:style>
    <style:style style:name="TableRow4613" style:family="table-row">
      <style:table-row-properties style:min-row-height="0.2083in" style:use-optimal-row-height="false"/>
    </style:style>
    <style:style style:name="TableCell4614" style:family="table-cell">
      <style:table-cell-properties fo:border="none" style:writing-mode="lr-tb" style:vertical-align="bottom" fo:padding-top="0in" fo:padding-left="0.0486in" fo:padding-bottom="0in" fo:padding-right="0.0486in"/>
    </style:style>
    <style:style style:name="P461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616" style:family="table-cell">
      <style:table-cell-properties fo:border="none" style:writing-mode="lr-tb" style:vertical-align="bottom" fo:padding-top="0in" fo:padding-left="0.0486in" fo:padding-bottom="0in" fo:padding-right="0.0486in"/>
    </style:style>
    <style:style style:name="P461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618" style:family="table-cell">
      <style:table-cell-properties fo:border="none" style:writing-mode="lr-tb" style:vertical-align="bottom" fo:padding-top="0in" fo:padding-left="0.0486in" fo:padding-bottom="0in" fo:padding-right="0.0486in"/>
    </style:style>
    <style:style style:name="P4619" style:parent-style-name="Standard" style:family="paragraph">
      <style:paragraph-properties fo:margin-bottom="0in"/>
      <style:text-properties fo:color="#00000A" fo:font-size="10pt" style:font-size-asian="10pt" style:font-size-complex="10pt" style:language-asian="it" style:country-asian="IT"/>
    </style:style>
    <style:style style:name="TableRow4620" style:family="table-row">
      <style:table-row-properties style:min-row-height="0.2083in" style:use-optimal-row-height="false"/>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23" style:family="table-cell">
      <style:table-cell-properties fo:border="none" style:writing-mode="lr-tb" style:vertical-align="bottom" fo:padding-top="0in" fo:padding-left="0.0486in" fo:padding-bottom="0in" fo:padding-right="0.0486in"/>
    </style:style>
    <style:style style:name="P462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25" style:family="table-cell">
      <style:table-cell-properties fo:border="none" style:writing-mode="lr-tb" style:vertical-align="bottom" fo:padding-top="0in" fo:padding-left="0.0486in" fo:padding-bottom="0in" fo:padding-right="0.0486in"/>
    </style:style>
    <style:style style:name="P46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27" style:family="table-row">
      <style:table-row-properties style:row-height="0.0159in" style:use-optimal-row-height="false"/>
    </style:style>
    <style:style style:name="TableCell4628" style:family="table-cell">
      <style:table-cell-properties fo:border="none" style:writing-mode="lr-tb" style:vertical-align="bottom" fo:padding-top="0in" fo:padding-left="0.0486in" fo:padding-bottom="0in" fo:padding-right="0.0486in"/>
    </style:style>
    <style:style style:name="P462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30" style:family="table-cell">
      <style:table-cell-properties fo:border="none" style:writing-mode="lr-tb" style:vertical-align="bottom" fo:padding-top="0in" fo:padding-left="0.0486in" fo:padding-bottom="0in" fo:padding-right="0.0486in"/>
    </style:style>
    <style:style style:name="P4631" style:parent-style-name="Standard" style:family="paragraph">
      <style:paragraph-properties fo:margin-bottom="0in"/>
      <style:text-properties fo:color="#00000A" fo:font-size="10pt" style:font-size-asian="10pt" style:font-size-complex="10pt" style:language-asian="it" style:country-asian="IT"/>
    </style:style>
    <style:style style:name="TableCell4632" style:family="table-cell">
      <style:table-cell-properties fo:border="none" style:writing-mode="lr-tb" style:vertical-align="bottom" fo:padding-top="0in" fo:padding-left="0.0486in" fo:padding-bottom="0in" fo:padding-right="0.0486in"/>
    </style:style>
    <style:style style:name="P4633" style:parent-style-name="Standard" style:family="paragraph">
      <style:paragraph-properties fo:margin-bottom="0in"/>
      <style:text-properties fo:color="#00000A" fo:font-size="10pt" style:font-size-asian="10pt" style:font-size-complex="10pt" style:language-asian="it" style:country-asian="IT"/>
    </style:style>
    <style:style style:name="TableRow4634" style:family="table-row">
      <style:table-row-properties style:row-height="0.0159in" style:use-optimal-row-height="false"/>
    </style:style>
    <style:style style:name="TableCell4635" style:family="table-cell">
      <style:table-cell-properties fo:border="none" style:writing-mode="lr-tb" style:vertical-align="bottom" fo:padding-top="0in" fo:padding-left="0.0486in" fo:padding-bottom="0in" fo:padding-right="0.0486in"/>
    </style:style>
    <style:style style:name="P4636" style:parent-style-name="Standard" style:family="paragraph">
      <style:paragraph-properties fo:margin-bottom="0in"/>
      <style:text-properties fo:color="#00000A" fo:font-size="10pt" style:font-size-asian="10pt" style:font-size-complex="10pt" style:language-asian="it" style:country-asian="IT"/>
    </style:style>
    <style:style style:name="TableCell4637" style:family="table-cell">
      <style:table-cell-properties fo:border="none" style:writing-mode="lr-tb" style:vertical-align="bottom" fo:padding-top="0in" fo:padding-left="0.0486in" fo:padding-bottom="0in" fo:padding-right="0.0486in"/>
    </style:style>
    <style:style style:name="P4638" style:parent-style-name="Standard" style:family="paragraph">
      <style:paragraph-properties fo:margin-bottom="0in"/>
      <style:text-properties fo:color="#00000A" fo:font-size="10pt" style:font-size-asian="10pt" style:font-size-complex="10pt" style:language-asian="it" style:country-asian="IT"/>
    </style:style>
    <style:style style:name="TableCell4639" style:family="table-cell">
      <style:table-cell-properties fo:border="none" style:writing-mode="lr-tb" style:vertical-align="bottom" fo:padding-top="0in" fo:padding-left="0.0486in" fo:padding-bottom="0in" fo:padding-right="0.0486in"/>
    </style:style>
    <style:style style:name="P4640" style:parent-style-name="Standard" style:family="paragraph">
      <style:paragraph-properties fo:margin-bottom="0in"/>
      <style:text-properties fo:color="#00000A" fo:font-size="10pt" style:font-size-asian="10pt" style:font-size-complex="10pt" style:language-asian="it" style:country-asian="IT"/>
    </style:style>
    <style:style style:name="TableRow4641" style:family="table-row">
      <style:table-row-properties style:row-height="0.0159in" style:use-optimal-row-height="false"/>
    </style:style>
    <style:style style:name="TableCell4642" style:family="table-cell">
      <style:table-cell-properties fo:border="none" style:writing-mode="lr-tb" style:vertical-align="bottom" fo:padding-top="0in" fo:padding-left="0.0486in" fo:padding-bottom="0in" fo:padding-right="0.0486in"/>
    </style:style>
    <style:style style:name="P4643" style:parent-style-name="Standard" style:family="paragraph">
      <style:paragraph-properties fo:margin-bottom="0in"/>
      <style:text-properties fo:color="#00000A" fo:font-size="10pt" style:font-size-asian="10pt" style:font-size-complex="10pt" style:language-asian="it" style:country-asian="IT"/>
    </style:style>
    <style:style style:name="TableCell4644" style:family="table-cell">
      <style:table-cell-properties fo:border="none" style:writing-mode="lr-tb" style:vertical-align="bottom" fo:padding-top="0in" fo:padding-left="0.0486in" fo:padding-bottom="0in" fo:padding-right="0.0486in"/>
    </style:style>
    <style:style style:name="P4645" style:parent-style-name="Standard" style:family="paragraph">
      <style:paragraph-properties fo:margin-bottom="0in"/>
      <style:text-properties fo:color="#00000A" fo:font-size="10pt" style:font-size-asian="10pt" style:font-size-complex="10pt" style:language-asian="it" style:country-asian="IT"/>
    </style:style>
    <style:style style:name="TableCell4646" style:family="table-cell">
      <style:table-cell-properties fo:border="none" style:writing-mode="lr-tb" style:vertical-align="bottom" fo:padding-top="0in" fo:padding-left="0.0486in" fo:padding-bottom="0in" fo:padding-right="0.0486in"/>
    </style:style>
    <style:style style:name="P4647" style:parent-style-name="Standard" style:family="paragraph">
      <style:paragraph-properties fo:margin-bottom="0in"/>
      <style:text-properties fo:color="#00000A" fo:font-size="10pt" style:font-size-asian="10pt" style:font-size-complex="10pt" style:language-asian="it" style:country-asian="IT"/>
    </style:style>
    <style:style style:name="TableRow4648" style:family="table-row">
      <style:table-row-properties style:row-height="0.0159in" style:use-optimal-row-height="false"/>
    </style:style>
    <style:style style:name="TableCell4649" style:family="table-cell">
      <style:table-cell-properties fo:border="none" style:writing-mode="lr-tb" style:vertical-align="bottom" fo:padding-top="0in" fo:padding-left="0.0486in" fo:padding-bottom="0in" fo:padding-right="0.0486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Cell4651" style:family="table-cell">
      <style:table-cell-properties fo:border="none" style:writing-mode="lr-tb" style:vertical-align="bottom" fo:padding-top="0in" fo:padding-left="0.0486in" fo:padding-bottom="0in" fo:padding-right="0.0486in"/>
    </style:style>
    <style:style style:name="P4652" style:parent-style-name="Standard" style:family="paragraph">
      <style:paragraph-properties fo:margin-bottom="0in"/>
      <style:text-properties fo:color="#00000A" fo:font-size="10pt" style:font-size-asian="10pt" style:font-size-complex="10pt" style:language-asian="it" style:country-asian="IT"/>
    </style:style>
    <style:style style:name="TableCell4653" style:family="table-cell">
      <style:table-cell-properties fo:border="none" style:writing-mode="lr-tb" style:vertical-align="bottom" fo:padding-top="0in" fo:padding-left="0.0486in" fo:padding-bottom="0in" fo:padding-right="0.0486in"/>
    </style:style>
    <style:style style:name="P4654" style:parent-style-name="Standard" style:family="paragraph">
      <style:paragraph-properties fo:margin-bottom="0in"/>
      <style:text-properties fo:color="#00000A" fo:font-size="10pt" style:font-size-asian="10pt" style:font-size-complex="10pt" style:language-asian="it" style:country-asian="IT"/>
    </style:style>
    <style:style style:name="TableRow4655" style:family="table-row">
      <style:table-row-properties style:row-height="0.0159in" style:use-optimal-row-height="false"/>
    </style:style>
    <style:style style:name="TableCell4656" style:family="table-cell">
      <style:table-cell-properties fo:border="none" style:writing-mode="lr-tb" style:vertical-align="bottom" fo:padding-top="0in" fo:padding-left="0.0486in" fo:padding-bottom="0in" fo:padding-right="0.0486in"/>
    </style:style>
    <style:style style:name="P4657" style:parent-style-name="Standard" style:family="paragraph">
      <style:paragraph-properties fo:margin-bottom="0in"/>
      <style:text-properties fo:color="#00000A" fo:font-size="10pt" style:font-size-asian="10pt" style:font-size-complex="10pt" style:language-asian="it" style:country-asian="IT"/>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margin-bottom="0in"/>
      <style:text-properties fo:color="#00000A" fo:font-size="10pt" style:font-size-asian="10pt" style:font-size-complex="10pt" style:language-asian="it" style:country-asian="IT"/>
    </style:style>
    <style:style style:name="TableCell4660" style:family="table-cell">
      <style:table-cell-properties fo:border="none" style:writing-mode="lr-tb" style:vertical-align="bottom" fo:padding-top="0in" fo:padding-left="0.0486in" fo:padding-bottom="0in" fo:padding-right="0.0486in"/>
    </style:style>
    <style:style style:name="P4661" style:parent-style-name="Standard" style:family="paragraph">
      <style:paragraph-properties fo:margin-bottom="0in"/>
      <style:text-properties fo:color="#00000A" fo:font-size="10pt" style:font-size-asian="10pt" style:font-size-complex="10pt" style:language-asian="it" style:country-asian="IT"/>
    </style:style>
    <style:style style:name="TableRow4662" style:family="table-row">
      <style:table-row-properties style:row-height="0.0159in" style:use-optimal-row-height="false"/>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paragraph-properties fo:margin-bottom="0in"/>
      <style:text-properties fo:color="#00000A" fo:font-size="10pt" style:font-size-asian="10pt" style:font-size-complex="10pt" style:language-asian="it" style:country-asian="IT"/>
    </style:style>
    <style:style style:name="TableCell4665" style:family="table-cell">
      <style:table-cell-properties fo:border="none" style:writing-mode="lr-tb" style:vertical-align="bottom" fo:padding-top="0in" fo:padding-left="0.0486in" fo:padding-bottom="0in" fo:padding-right="0.0486in"/>
    </style:style>
    <style:style style:name="P4666" style:parent-style-name="Standard" style:family="paragraph">
      <style:paragraph-properties fo:margin-bottom="0in"/>
      <style:text-properties fo:color="#00000A" fo:font-size="10pt" style:font-size-asian="10pt" style:font-size-complex="10pt" style:language-asian="it" style:country-asian="IT"/>
    </style:style>
    <style:style style:name="TableCell4667" style:family="table-cell">
      <style:table-cell-properties fo:border="none" style:writing-mode="lr-tb" style:vertical-align="bottom" fo:padding-top="0in" fo:padding-left="0.0486in" fo:padding-bottom="0in" fo:padding-right="0.0486in"/>
    </style:style>
    <style:style style:name="P4668" style:parent-style-name="Standard" style:family="paragraph">
      <style:paragraph-properties fo:margin-bottom="0in"/>
      <style:text-properties fo:color="#00000A" fo:font-size="10pt" style:font-size-asian="10pt" style:font-size-complex="10pt" style:language-asian="it" style:country-asian="IT"/>
    </style:style>
    <style:style style:name="TableRow4669" style:family="table-row">
      <style:table-row-properties style:row-height="0.0159in" style:use-optimal-row-height="false"/>
    </style:style>
    <style:style style:name="TableCell4670" style:family="table-cell">
      <style:table-cell-properties fo:border="none" style:writing-mode="lr-tb" style:vertical-align="bottom" fo:padding-top="0in" fo:padding-left="0.0486in" fo:padding-bottom="0in" fo:padding-right="0.0486in"/>
    </style:style>
    <style:style style:name="P4671" style:parent-style-name="Standard" style:family="paragraph">
      <style:paragraph-properties fo:margin-bottom="0in"/>
      <style:text-properties fo:color="#00000A" fo:font-size="10pt" style:font-size-asian="10pt" style:font-size-complex="10pt" style:language-asian="it" style:country-asian="IT"/>
    </style:style>
    <style:style style:name="TableCell4672" style:family="table-cell">
      <style:table-cell-properties fo:border="none" style:writing-mode="lr-tb" style:vertical-align="bottom" fo:padding-top="0in" fo:padding-left="0.0486in" fo:padding-bottom="0in" fo:padding-right="0.0486in"/>
    </style:style>
    <style:style style:name="P4673" style:parent-style-name="Standard" style:family="paragraph">
      <style:paragraph-properties fo:margin-bottom="0in"/>
      <style:text-properties fo:color="#00000A" fo:font-size="10pt" style:font-size-asian="10pt" style:font-size-complex="10pt" style:language-asian="it" style:country-asian="IT"/>
    </style:style>
    <style:style style:name="TableCell4674" style:family="table-cell">
      <style:table-cell-properties fo:border="none" style:writing-mode="lr-tb" style:vertical-align="bottom" fo:padding-top="0in" fo:padding-left="0.0486in" fo:padding-bottom="0in" fo:padding-right="0.0486in"/>
    </style:style>
    <style:style style:name="P4675" style:parent-style-name="Standard" style:family="paragraph">
      <style:paragraph-properties fo:margin-bottom="0in"/>
      <style:text-properties fo:color="#00000A" fo:font-size="10pt" style:font-size-asian="10pt" style:font-size-complex="10pt" style:language-asian="it" style:country-asian="IT"/>
    </style:style>
    <style:style style:name="TableRow4676" style:family="table-row">
      <style:table-row-properties style:row-height="0.0159in" style:use-optimal-row-height="false"/>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margin-bottom="0in"/>
      <style:text-properties fo:color="#00000A" fo:font-size="10pt" style:font-size-asian="10pt" style:font-size-complex="10pt" style:language-asian="it" style:country-asian="IT"/>
    </style:style>
    <style:style style:name="TableCell4679" style:family="table-cell">
      <style:table-cell-properties fo:border="none" style:writing-mode="lr-tb" style:vertical-align="bottom" fo:padding-top="0in" fo:padding-left="0.0486in" fo:padding-bottom="0in" fo:padding-right="0.0486in"/>
    </style:style>
    <style:style style:name="P4680" style:parent-style-name="Standard" style:family="paragraph">
      <style:paragraph-properties fo:margin-bottom="0in"/>
      <style:text-properties fo:color="#00000A" fo:font-size="10pt" style:font-size-asian="10pt" style:font-size-complex="10pt" style:language-asian="it" style:country-asian="IT"/>
    </style:style>
    <style:style style:name="TableCell4681" style:family="table-cell">
      <style:table-cell-properties fo:border="none" style:writing-mode="lr-tb" style:vertical-align="bottom" fo:padding-top="0in" fo:padding-left="0.0486in" fo:padding-bottom="0in" fo:padding-right="0.0486in"/>
    </style:style>
    <style:style style:name="P4682" style:parent-style-name="Standard" style:family="paragraph">
      <style:paragraph-properties fo:margin-bottom="0in"/>
      <style:text-properties fo:color="#00000A" fo:font-size="10pt" style:font-size-asian="10pt" style:font-size-complex="10pt" style:language-asian="it" style:country-asian="IT"/>
    </style:style>
    <style:style style:name="TableRow4683" style:family="table-row">
      <style:table-row-properties style:min-row-height="0.2083in" style:use-optimal-row-height="false"/>
    </style:style>
    <style:style style:name="TableCell4684" style:family="table-cell">
      <style:table-cell-properties fo:border="none" style:writing-mode="lr-tb" style:vertical-align="bottom" fo:padding-top="0in" fo:padding-left="0.0486in" fo:padding-bottom="0in" fo:padding-right="0.0486in"/>
    </style:style>
    <style:style style:name="P468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686" style:family="table-cell">
      <style:table-cell-properties fo:border="none" style:writing-mode="lr-tb" style:vertical-align="bottom" fo:padding-top="0in" fo:padding-left="0.0486in" fo:padding-bottom="0in" fo:padding-right="0.0486in"/>
    </style:style>
    <style:style style:name="P468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688" style:family="table-cell">
      <style:table-cell-properties fo:border="none" style:writing-mode="lr-tb" style:vertical-align="bottom" fo:padding-top="0in" fo:padding-left="0.0486in" fo:padding-bottom="0in" fo:padding-right="0.0486in"/>
    </style:style>
    <style:style style:name="P4689" style:parent-style-name="Standard" style:family="paragraph">
      <style:paragraph-properties fo:margin-bottom="0in"/>
      <style:text-properties fo:color="#00000A" fo:font-size="10pt" style:font-size-asian="10pt" style:font-size-complex="10pt" style:language-asian="it" style:country-asian="IT"/>
    </style:style>
    <style:style style:name="TableRow4690" style:family="table-row">
      <style:table-row-properties style:min-row-height="0.2083in" style:use-optimal-row-height="false"/>
    </style:style>
    <style:style style:name="TableCell4691" style:family="table-cell">
      <style:table-cell-properties fo:border="none" style:writing-mode="lr-tb" style:vertical-align="bottom" fo:padding-top="0in" fo:padding-left="0.0486in" fo:padding-bottom="0in" fo:padding-right="0.0486in"/>
    </style:style>
    <style:style style:name="P4692" style:parent-style-name="Standard" style:family="paragraph">
      <style:paragraph-properties fo:margin-bottom="0in"/>
      <style:text-properties fo:color="#00000A" fo:font-size="10pt" style:font-size-asian="10pt" style:font-size-complex="10pt" style:language-asian="it" style:country-asian="IT"/>
    </style:style>
    <style:style style:name="TableCell4693" style:family="table-cell">
      <style:table-cell-properties fo:border="none" style:writing-mode="lr-tb" style:vertical-align="bottom" fo:padding-top="0in" fo:padding-left="0.0486in" fo:padding-bottom="0in" fo:padding-right="0.0486in"/>
    </style:style>
    <style:style style:name="P4694" style:parent-style-name="Standard" style:family="paragraph">
      <style:paragraph-properties fo:margin-bottom="0in"/>
      <style:text-properties fo:color="#00000A" fo:font-size="10pt" style:font-size-asian="10pt" style:font-size-complex="10pt" style:language-asian="it" style:country-asian="IT"/>
    </style:style>
    <style:style style:name="TableCell4695" style:family="table-cell">
      <style:table-cell-properties fo:border="none" style:writing-mode="lr-tb" style:vertical-align="bottom" fo:padding-top="0in" fo:padding-left="0.0486in" fo:padding-bottom="0in" fo:padding-right="0.0486in"/>
    </style:style>
    <style:style style:name="P469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97" style:family="table-row">
      <style:table-row-properties style:row-height="0.0159in" style:use-optimal-row-height="false"/>
    </style:style>
    <style:style style:name="TableCell4698" style:family="table-cell">
      <style:table-cell-properties fo:border="none" style:writing-mode="lr-tb" style:vertical-align="bottom" fo:padding-top="0in" fo:padding-left="0.0486in" fo:padding-bottom="0in" fo:padding-right="0.0486in"/>
    </style:style>
    <style:style style:name="P469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00" style:family="table-cell">
      <style:table-cell-properties fo:border="none" style:writing-mode="lr-tb" style:vertical-align="bottom" fo:padding-top="0in" fo:padding-left="0.0486in" fo:padding-bottom="0in" fo:padding-right="0.0486in"/>
    </style:style>
    <style:style style:name="P4701" style:parent-style-name="Standard" style:family="paragraph">
      <style:paragraph-properties fo:margin-bottom="0in"/>
      <style:text-properties fo:color="#00000A" fo:font-size="10pt" style:font-size-asian="10pt" style:font-size-complex="10pt" style:language-asian="it" style:country-asian="IT"/>
    </style:style>
    <style:style style:name="TableCell4702" style:family="table-cell">
      <style:table-cell-properties fo:border="none" style:writing-mode="lr-tb" style:vertical-align="bottom" fo:padding-top="0in" fo:padding-left="0.0486in" fo:padding-bottom="0in" fo:padding-right="0.0486in"/>
    </style:style>
    <style:style style:name="P4703" style:parent-style-name="Standard" style:family="paragraph">
      <style:paragraph-properties fo:margin-bottom="0in"/>
      <style:text-properties fo:color="#00000A" fo:font-size="10pt" style:font-size-asian="10pt" style:font-size-complex="10pt" style:language-asian="it" style:country-asian="IT"/>
    </style:style>
    <style:style style:name="TableRow4704" style:family="table-row">
      <style:table-row-properties style:min-row-height="0.2083in" style:use-optimal-row-height="false"/>
    </style:style>
    <style:style style:name="TableCell4705" style:family="table-cell">
      <style:table-cell-properties fo:border="none" style:writing-mode="lr-tb" style:vertical-align="bottom" fo:padding-top="0in" fo:padding-left="0.0486in" fo:padding-bottom="0in" fo:padding-right="0.0486in"/>
    </style:style>
    <style:style style:name="P4706" style:parent-style-name="Standard" style:family="paragraph">
      <style:paragraph-properties fo:margin-bottom="0in"/>
      <style:text-properties style:font-name-asian="Times New Roman" style:font-name-complex="Calibri" fo:color="#000000" style:language-asian="it" style:country-asian="IT"/>
    </style:style>
    <style:style style:name="P4707" style:parent-style-name="Standard" style:family="paragraph">
      <style:paragraph-properties fo:margin-bottom="0in"/>
      <style:text-properties style:font-name-asian="Times New Roman" style:font-name-complex="Calibri" fo:color="#000000" style:language-asian="it" style:country-asian="IT"/>
    </style:style>
    <style:style style:name="P4708" style:parent-style-name="Standard" style:family="paragraph">
      <style:paragraph-properties fo:margin-bottom="0in"/>
      <style:text-properties style:font-name-asian="Times New Roman" style:font-name-complex="Calibri" fo:color="#000000" style:language-asian="it" style:country-asian="IT"/>
    </style:style>
    <style:style style:name="P4709" style:parent-style-name="Standard" style:family="paragraph">
      <style:paragraph-properties fo:margin-bottom="0in"/>
      <style:text-properties style:font-name-asian="Times New Roman" style:font-name-complex="Calibri" fo:color="#000000" style:language-asian="it" style:country-asian="IT"/>
    </style:style>
    <style:style style:name="P4710" style:parent-style-name="Standard" style:family="paragraph">
      <style:paragraph-properties fo:margin-bottom="0in"/>
      <style:text-properties style:font-name-asian="Times New Roman" style:font-name-complex="Calibri" fo:color="#000000" style:language-asian="it" style:country-asian="IT"/>
    </style:style>
    <style:style style:name="P4711" style:parent-style-name="Standard" style:family="paragraph">
      <style:paragraph-properties fo:margin-bottom="0in"/>
      <style:text-properties style:font-name-asian="Times New Roman" style:font-name-complex="Calibri" fo:color="#000000" style:language-asian="it" style:country-asian="IT"/>
    </style:style>
    <style:style style:name="TableCell4712" style:family="table-cell">
      <style:table-cell-properties fo:border="none" style:writing-mode="lr-tb" style:vertical-align="bottom" fo:padding-top="0in" fo:padding-left="0.0486in" fo:padding-bottom="0in" fo:padding-right="0.0486in"/>
    </style:style>
    <style:style style:name="P4713" style:parent-style-name="Standard" style:family="paragraph">
      <style:text-properties style:font-name-asian="Times New Roman" style:font-name-complex="Calibri" fo:color="#000000" style:language-asian="it" style:country-asian="IT"/>
    </style:style>
    <style:style style:name="TableCell4714" style:family="table-cell">
      <style:table-cell-properties fo:border="none" style:writing-mode="lr-tb" style:vertical-align="bottom" fo:padding-top="0in" fo:padding-left="0.0486in" fo:padding-bottom="0in" fo:padding-right="0.0486in"/>
    </style:style>
    <style:style style:name="P4715" style:parent-style-name="Standard" style:family="paragraph">
      <style:paragraph-properties fo:margin-bottom="0in"/>
      <style:text-properties fo:color="#00000A" fo:font-size="10pt" style:font-size-asian="10pt" style:font-size-complex="10pt" style:language-asian="it" style:country-asian="IT"/>
    </style:style>
    <style:style style:name="P4716" style:parent-style-name="Normale" style:family="paragraph">
      <style:paragraph-properties fo:break-before="page"/>
    </style:style>
    <style:style style:name="TableColumn4718" style:family="table-column">
      <style:table-column-properties style:column-width="1.9027in" style:use-optimal-column-width="false"/>
    </style:style>
    <style:style style:name="TableColumn4719" style:family="table-column">
      <style:table-column-properties style:column-width="0.1236in" style:use-optimal-column-width="false"/>
    </style:style>
    <style:style style:name="TableColumn4720" style:family="table-column">
      <style:table-column-properties style:column-width="1.7791in" style:use-optimal-column-width="false"/>
    </style:style>
    <style:style style:name="TableColumn4721" style:family="table-column">
      <style:table-column-properties style:column-width="1.9027in" style:use-optimal-column-width="false"/>
    </style:style>
    <style:style style:name="Table4717" style:family="table">
      <style:table-properties style:width="5.7083in" fo:margin-left="0.0312in" table:align="left"/>
    </style:style>
    <style:style style:name="TableRow4722" style:family="table-row">
      <style:table-row-properties style:min-row-height="0.2083in" style:use-optimal-row-height="false"/>
    </style:style>
    <style:style style:name="TableCell4723" style:family="table-cell">
      <style:table-cell-properties fo:border="none" style:writing-mode="lr-tb" style:vertical-align="bottom" fo:padding-top="0in" fo:padding-left="0.0486in" fo:padding-bottom="0in" fo:padding-right="0.0486in"/>
    </style:style>
    <style:style style:name="P4724" style:parent-style-name="Titolo1" style:family="paragraph">
      <style:text-properties style:font-name-asian="Times New Roman" style:language-asian="it" style:country-asian="IT"/>
    </style:style>
    <style:style style:name="TableCell4725" style:family="table-cell">
      <style:table-cell-properties fo:border="none" style:writing-mode="lr-tb" style:vertical-align="bottom" fo:padding-top="0in" fo:padding-left="0.0486in" fo:padding-bottom="0in" fo:padding-right="0.0486in"/>
    </style:style>
    <style:style style:name="P4726" style:parent-style-name="Standard" style:family="paragraph">
      <style:text-properties style:font-name-asian="Times New Roman" style:font-name-complex="Calibri" fo:font-weight="bold" style:font-weight-asian="bold" fo:color="#000000" style:language-asian="it" style:country-asian="IT"/>
    </style:style>
    <style:style style:name="TableCell4727" style:family="table-cell">
      <style:table-cell-properties fo:border="none" style:writing-mode="lr-tb" style:vertical-align="bottom" fo:padding-top="0in" fo:padding-left="0.0486in" fo:padding-bottom="0in" fo:padding-right="0.0486in"/>
    </style:style>
    <style:style style:name="P4728" style:parent-style-name="Standard" style:family="paragraph">
      <style:paragraph-properties fo:margin-bottom="0in"/>
      <style:text-properties fo:color="#00000A" fo:font-size="10pt" style:font-size-asian="10pt" style:font-size-complex="10pt" style:language-asian="it" style:country-asian="IT"/>
    </style:style>
    <style:style style:name="TableRow4729" style:family="table-row">
      <style:table-row-properties style:row-height="0.0159in" style:use-optimal-row-height="false"/>
    </style:style>
    <style:style style:name="TableCell4730" style:family="table-cell">
      <style:table-cell-properties fo:border="none" style:writing-mode="lr-tb" style:vertical-align="bottom" fo:padding-top="0in" fo:padding-left="0.0486in" fo:padding-bottom="0in" fo:padding-right="0.0486in"/>
    </style:style>
    <style:style style:name="P4731" style:parent-style-name="Standard" style:family="paragraph">
      <style:paragraph-properties fo:margin-bottom="0in"/>
      <style:text-properties fo:color="#00000A" fo:font-size="10pt" style:font-size-asian="10pt" style:font-size-complex="10pt" style:language-asian="it" style:country-asian="IT"/>
    </style:style>
    <style:style style:name="TableCell4732" style:family="table-cell">
      <style:table-cell-properties fo:border="none" style:writing-mode="lr-tb" style:vertical-align="bottom" fo:padding-top="0in" fo:padding-left="0.0486in" fo:padding-bottom="0in" fo:padding-right="0.0486in"/>
    </style:style>
    <style:style style:name="P4733" style:parent-style-name="Standard" style:family="paragraph">
      <style:paragraph-properties fo:margin-bottom="0in"/>
      <style:text-properties fo:color="#00000A" fo:font-size="10pt" style:font-size-asian="10pt" style:font-size-complex="10pt" style:language-asian="it" style:country-asian="IT"/>
    </style:style>
    <style:style style:name="TableCell4734" style:family="table-cell">
      <style:table-cell-properties fo:border="none" style:writing-mode="lr-tb" style:vertical-align="bottom" fo:padding-top="0in" fo:padding-left="0.0486in" fo:padding-bottom="0in" fo:padding-right="0.0486in"/>
    </style:style>
    <style:style style:name="P4735" style:parent-style-name="Standard" style:family="paragraph">
      <style:paragraph-properties fo:margin-bottom="0in"/>
      <style:text-properties fo:color="#00000A" fo:font-size="10pt" style:font-size-asian="10pt" style:font-size-complex="10pt" style:language-asian="it" style:country-asian="IT"/>
    </style:style>
    <style:style style:name="TableRow4736" style:family="table-row">
      <style:table-row-properties style:min-row-height="0.2083in" style:use-optimal-row-height="false"/>
    </style:style>
    <style:style style:name="TableCell4737" style:family="table-cell">
      <style:table-cell-properties fo:border="none" style:writing-mode="lr-tb" style:vertical-align="bottom" fo:padding-top="0in" fo:padding-left="0.0486in" fo:padding-bottom="0in" fo:padding-right="0.0486in"/>
    </style:style>
    <style:style style:name="P4738" style:parent-style-name="Standard" style:family="paragraph">
      <style:paragraph-properties fo:margin-bottom="0in"/>
      <style:text-properties style:font-name-asian="Times New Roman" style:font-name-complex="Calibri" fo:color="#000000" style:language-asian="it" style:country-asian="IT"/>
    </style:style>
    <style:style style:name="P4739" style:parent-style-name="Standard" style:family="paragraph">
      <style:paragraph-properties fo:margin-bottom="0in"/>
      <style:text-properties style:font-name-asian="Times New Roman" style:font-name-complex="Calibri" fo:color="#000000" style:language-asian="it" style:country-asian="IT"/>
    </style:style>
    <style:style style:name="TableCell4740" style:family="table-cell">
      <style:table-cell-properties fo:border="none" style:writing-mode="lr-tb" style:vertical-align="bottom" fo:padding-top="0in" fo:padding-left="0.0486in" fo:padding-bottom="0in" fo:padding-right="0.0486in"/>
    </style:style>
    <style:style style:name="P4741" style:parent-style-name="Standard" style:family="paragraph">
      <style:text-properties style:font-name-asian="Times New Roman" style:font-name-complex="Calibri" fo:color="#000000" style:language-asian="it" style:country-asian="IT"/>
    </style:style>
    <style:style style:name="TableCell4742" style:family="table-cell">
      <style:table-cell-properties fo:border="none" style:writing-mode="lr-tb" style:vertical-align="bottom" fo:padding-top="0in" fo:padding-left="0.0486in" fo:padding-bottom="0in" fo:padding-right="0.0486in"/>
    </style:style>
    <style:style style:name="P4743" style:parent-style-name="Standard" style:family="paragraph">
      <style:paragraph-properties fo:margin-bottom="0in"/>
      <style:text-properties fo:color="#00000A" fo:font-size="10pt" style:font-size-asian="10pt" style:font-size-complex="10pt" style:language-asian="it" style:country-asian="IT"/>
    </style:style>
    <style:style style:name="TableRow4744" style:family="table-row">
      <style:table-row-properties style:row-height="0.0159in" style:use-optimal-row-height="false"/>
    </style:style>
    <style:style style:name="TableCell4745" style:family="table-cell">
      <style:table-cell-properties fo:border="none" style:writing-mode="lr-tb" style:vertical-align="bottom" fo:padding-top="0in" fo:padding-left="0.0486in" fo:padding-bottom="0in" fo:padding-right="0.0486in"/>
    </style:style>
    <style:style style:name="P4746" style:parent-style-name="Standard" style:family="paragraph">
      <style:paragraph-properties fo:margin-bottom="0in"/>
      <style:text-properties fo:color="#00000A" fo:font-size="10pt" style:font-size-asian="10pt" style:font-size-complex="10pt" style:language-asian="it" style:country-asian="IT"/>
    </style:style>
    <style:style style:name="TableCell4747" style:family="table-cell">
      <style:table-cell-properties fo:border="none" style:writing-mode="lr-tb" style:vertical-align="bottom" fo:padding-top="0in" fo:padding-left="0.0486in" fo:padding-bottom="0in" fo:padding-right="0.0486in"/>
    </style:style>
    <style:style style:name="P4748" style:parent-style-name="Standard" style:family="paragraph">
      <style:paragraph-properties fo:margin-bottom="0in"/>
      <style:text-properties fo:color="#00000A" fo:font-size="10pt" style:font-size-asian="10pt" style:font-size-complex="10pt" style:language-asian="it" style:country-asian="IT"/>
    </style:style>
    <style:style style:name="TableCell4749" style:family="table-cell">
      <style:table-cell-properties fo:border="none" style:writing-mode="lr-tb" style:vertical-align="bottom" fo:padding-top="0in" fo:padding-left="0.0486in" fo:padding-bottom="0in" fo:padding-right="0.0486in"/>
    </style:style>
    <style:style style:name="P4750" style:parent-style-name="Standard" style:family="paragraph">
      <style:paragraph-properties fo:margin-bottom="0in"/>
      <style:text-properties fo:color="#00000A" fo:font-size="10pt" style:font-size-asian="10pt" style:font-size-complex="10pt" style:language-asian="it" style:country-asian="IT"/>
    </style:style>
    <style:style style:name="TableRow4751" style:family="table-row">
      <style:table-row-properties style:row-height="0.0159in" style:use-optimal-row-height="false"/>
    </style:style>
    <style:style style:name="TableCell4752" style:family="table-cell">
      <style:table-cell-properties fo:border="none" style:writing-mode="lr-tb" style:vertical-align="bottom" fo:padding-top="0in" fo:padding-left="0.0486in" fo:padding-bottom="0in" fo:padding-right="0.0486in"/>
    </style:style>
    <style:style style:name="P4753" style:parent-style-name="Standard" style:family="paragraph">
      <style:paragraph-properties fo:margin-bottom="0in"/>
      <style:text-properties fo:color="#00000A" fo:font-size="10pt" style:font-size-asian="10pt" style:font-size-complex="10pt" style:language-asian="it" style:country-asian="IT"/>
    </style:style>
    <style:style style:name="TableCell4754" style:family="table-cell">
      <style:table-cell-properties fo:border="none" style:writing-mode="lr-tb" style:vertical-align="bottom" fo:padding-top="0in" fo:padding-left="0.0486in" fo:padding-bottom="0in" fo:padding-right="0.0486in"/>
    </style:style>
    <style:style style:name="P4755" style:parent-style-name="Standard" style:family="paragraph">
      <style:paragraph-properties fo:margin-bottom="0in"/>
      <style:text-properties fo:color="#00000A" fo:font-size="10pt" style:font-size-asian="10pt" style:font-size-complex="10pt" style:language-asian="it" style:country-asian="IT"/>
    </style:style>
    <style:style style:name="TableCell4756" style:family="table-cell">
      <style:table-cell-properties fo:border="none" style:writing-mode="lr-tb" style:vertical-align="bottom" fo:padding-top="0in" fo:padding-left="0.0486in" fo:padding-bottom="0in" fo:padding-right="0.0486in"/>
    </style:style>
    <style:style style:name="P4757" style:parent-style-name="Standard" style:family="paragraph">
      <style:paragraph-properties fo:margin-bottom="0in"/>
      <style:text-properties fo:color="#00000A" fo:font-size="10pt" style:font-size-asian="10pt" style:font-size-complex="10pt" style:language-asian="it" style:country-asian="IT"/>
    </style:style>
    <style:style style:name="TableRow4758" style:family="table-row">
      <style:table-row-properties style:min-row-height="0.2083in" style:use-optimal-row-height="false"/>
    </style:style>
    <style:style style:name="TableCell4759" style:family="table-cell">
      <style:table-cell-properties fo:border="none" style:writing-mode="lr-tb" style:vertical-align="bottom" fo:padding-top="0in" fo:padding-left="0.0486in" fo:padding-bottom="0in" fo:padding-right="0.0486in"/>
    </style:style>
    <style:style style:name="P4760" style:parent-style-name="Standard" style:family="paragraph">
      <style:paragraph-properties fo:margin-bottom="0in"/>
      <style:text-properties style:font-name-asian="Times New Roman" style:font-name-complex="Calibri" fo:color="#000000" style:language-asian="it" style:country-asian="IT"/>
    </style:style>
    <style:style style:name="TableCell4761" style:family="table-cell">
      <style:table-cell-properties fo:border="none" style:writing-mode="lr-tb" style:vertical-align="bottom" fo:padding-top="0in" fo:padding-left="0.0486in" fo:padding-bottom="0in" fo:padding-right="0.0486in"/>
    </style:style>
    <style:style style:name="P4762" style:parent-style-name="Standard" style:family="paragraph">
      <style:text-properties style:font-name-asian="Times New Roman" style:font-name-complex="Calibri" fo:color="#000000" style:language-asian="it" style:country-asian="IT"/>
    </style:style>
    <style:style style:name="TableCell4763" style:family="table-cell">
      <style:table-cell-properties fo:border="none" style:writing-mode="lr-tb" style:vertical-align="bottom" fo:padding-top="0in" fo:padding-left="0.0486in" fo:padding-bottom="0in" fo:padding-right="0.0486in"/>
    </style:style>
    <style:style style:name="P4764" style:parent-style-name="Standard" style:family="paragraph">
      <style:paragraph-properties fo:margin-bottom="0in"/>
      <style:text-properties fo:color="#00000A" fo:font-size="10pt" style:font-size-asian="10pt" style:font-size-complex="10pt" style:language-asian="it" style:country-asian="IT"/>
    </style:style>
    <style:style style:name="TableRow4765" style:family="table-row">
      <style:table-row-properties style:row-height="0.0159in" style:use-optimal-row-height="false"/>
    </style:style>
    <style:style style:name="TableCell4766" style:family="table-cell">
      <style:table-cell-properties fo:border="none" style:writing-mode="lr-tb" style:vertical-align="bottom" fo:padding-top="0in" fo:padding-left="0.0486in" fo:padding-bottom="0in" fo:padding-right="0.0486in"/>
    </style:style>
    <style:style style:name="P4767" style:parent-style-name="Standard" style:family="paragraph">
      <style:paragraph-properties fo:margin-bottom="0in"/>
      <style:text-properties fo:color="#00000A" fo:font-size="10pt" style:font-size-asian="10pt" style:font-size-complex="10pt" style:language-asian="it" style:country-asian="IT"/>
    </style:style>
    <style:style style:name="TableCell4768" style:family="table-cell">
      <style:table-cell-properties fo:border="none" style:writing-mode="lr-tb" style:vertical-align="bottom" fo:padding-top="0in" fo:padding-left="0.0486in" fo:padding-bottom="0in" fo:padding-right="0.0486in"/>
    </style:style>
    <style:style style:name="P4769" style:parent-style-name="Standard" style:family="paragraph">
      <style:paragraph-properties fo:margin-bottom="0in"/>
      <style:text-properties fo:color="#00000A" fo:font-size="10pt" style:font-size-asian="10pt" style:font-size-complex="10pt" style:language-asian="it" style:country-asian="IT"/>
    </style:style>
    <style:style style:name="TableCell4770" style:family="table-cell">
      <style:table-cell-properties fo:border="none" style:writing-mode="lr-tb" style:vertical-align="bottom" fo:padding-top="0in" fo:padding-left="0.0486in" fo:padding-bottom="0in" fo:padding-right="0.0486in"/>
    </style:style>
    <style:style style:name="P4771" style:parent-style-name="Standard" style:family="paragraph">
      <style:paragraph-properties fo:margin-bottom="0in"/>
      <style:text-properties fo:color="#00000A" fo:font-size="10pt" style:font-size-asian="10pt" style:font-size-complex="10pt" style:language-asian="it" style:country-asian="IT"/>
    </style:style>
    <style:style style:name="TableRow4772" style:family="table-row">
      <style:table-row-properties style:row-height="0.0159in" style:use-optimal-row-height="false"/>
    </style:style>
    <style:style style:name="TableCell4773" style:family="table-cell">
      <style:table-cell-properties fo:border="none" style:writing-mode="lr-tb" style:vertical-align="bottom" fo:padding-top="0in" fo:padding-left="0.0486in" fo:padding-bottom="0in" fo:padding-right="0.0486in"/>
    </style:style>
    <style:style style:name="P4774" style:parent-style-name="Standard" style:family="paragraph">
      <style:paragraph-properties fo:margin-bottom="0in"/>
      <style:text-properties fo:color="#00000A" fo:font-size="10pt" style:font-size-asian="10pt" style:font-size-complex="10pt" style:language-asian="it" style:country-asian="IT"/>
    </style:style>
    <style:style style:name="TableCell4775" style:family="table-cell">
      <style:table-cell-properties fo:border="none" style:writing-mode="lr-tb" style:vertical-align="bottom" fo:padding-top="0in" fo:padding-left="0.0486in" fo:padding-bottom="0in" fo:padding-right="0.0486in"/>
    </style:style>
    <style:style style:name="P4776" style:parent-style-name="Standard" style:family="paragraph">
      <style:paragraph-properties fo:margin-bottom="0in"/>
      <style:text-properties fo:color="#00000A" fo:font-size="10pt" style:font-size-asian="10pt" style:font-size-complex="10pt" style:language-asian="it" style:country-asian="IT"/>
    </style:style>
    <style:style style:name="TableCell4777" style:family="table-cell">
      <style:table-cell-properties fo:border="none" style:writing-mode="lr-tb" style:vertical-align="bottom" fo:padding-top="0in" fo:padding-left="0.0486in" fo:padding-bottom="0in" fo:padding-right="0.0486in"/>
    </style:style>
    <style:style style:name="P4778" style:parent-style-name="Standard" style:family="paragraph">
      <style:paragraph-properties fo:margin-bottom="0in"/>
      <style:text-properties fo:color="#00000A" fo:font-size="10pt" style:font-size-asian="10pt" style:font-size-complex="10pt" style:language-asian="it" style:country-asian="IT"/>
    </style:style>
    <style:style style:name="TableRow4779" style:family="table-row">
      <style:table-row-properties style:min-row-height="0.2083in" style:use-optimal-row-height="false"/>
    </style:style>
    <style:style style:name="TableCell4780" style:family="table-cell">
      <style:table-cell-properties fo:border="none" style:writing-mode="lr-tb" style:vertical-align="bottom" fo:padding-top="0in" fo:padding-left="0.0486in" fo:padding-bottom="0in" fo:padding-right="0.0486in"/>
    </style:style>
    <style:style style:name="P4781" style:parent-style-name="Standard" style:family="paragraph">
      <style:paragraph-properties fo:margin-bottom="0in"/>
      <style:text-properties style:font-name-asian="Times New Roman" style:font-name-complex="Calibri" fo:color="#000000" style:language-asian="it" style:country-asian="IT"/>
    </style:style>
    <style:style style:name="TableCell4782" style:family="table-cell">
      <style:table-cell-properties fo:border="none" style:writing-mode="lr-tb" style:vertical-align="bottom" fo:padding-top="0in" fo:padding-left="0.0486in" fo:padding-bottom="0in" fo:padding-right="0.0486in"/>
    </style:style>
    <style:style style:name="P4783" style:parent-style-name="Standard" style:family="paragraph">
      <style:text-properties style:font-name-asian="Times New Roman" style:font-name-complex="Calibri" fo:color="#000000" style:language-asian="it" style:country-asian="IT"/>
    </style:style>
    <style:style style:name="TableCell4784" style:family="table-cell">
      <style:table-cell-properties fo:border="none" style:writing-mode="lr-tb" style:vertical-align="bottom" fo:padding-top="0in" fo:padding-left="0.0486in" fo:padding-bottom="0in" fo:padding-right="0.0486in"/>
    </style:style>
    <style:style style:name="P4785" style:parent-style-name="Standard" style:family="paragraph">
      <style:paragraph-properties fo:margin-bottom="0in"/>
      <style:text-properties style:font-name-asian="Times New Roman" style:font-name-complex="Calibri" fo:color="#000000" style:language-asian="it" style:country-asian="IT"/>
    </style:style>
    <style:style style:name="TableRow4786" style:family="table-row">
      <style:table-row-properties style:row-height="0.0159in" style:use-optimal-row-height="false"/>
    </style:style>
    <style:style style:name="TableCell4787" style:family="table-cell">
      <style:table-cell-properties fo:border="none" style:writing-mode="lr-tb" style:vertical-align="bottom" fo:padding-top="0in" fo:padding-left="0.0486in" fo:padding-bottom="0in" fo:padding-right="0.0486in"/>
    </style:style>
    <style:style style:name="P4788" style:parent-style-name="Standard" style:family="paragraph">
      <style:text-properties style:font-name-asian="Times New Roman" style:font-name-complex="Calibri" fo:color="#000000" style:language-asian="it" style:country-asian="IT"/>
    </style:style>
    <style:style style:name="TableCell4789" style:family="table-cell">
      <style:table-cell-properties fo:border="none" style:writing-mode="lr-tb" style:vertical-align="bottom" fo:padding-top="0in" fo:padding-left="0.0486in" fo:padding-bottom="0in" fo:padding-right="0.0486in"/>
    </style:style>
    <style:style style:name="P4790" style:parent-style-name="Standard" style:family="paragraph">
      <style:paragraph-properties fo:margin-bottom="0in"/>
      <style:text-properties fo:color="#00000A" fo:font-size="10pt" style:font-size-asian="10pt" style:font-size-complex="10pt" style:language-asian="it" style:country-asian="IT"/>
    </style:style>
    <style:style style:name="TableCell4791" style:family="table-cell">
      <style:table-cell-properties fo:border="none" style:writing-mode="lr-tb" style:vertical-align="bottom" fo:padding-top="0in" fo:padding-left="0.0486in" fo:padding-bottom="0in" fo:padding-right="0.0486in"/>
    </style:style>
    <style:style style:name="P4792" style:parent-style-name="Standard" style:family="paragraph">
      <style:paragraph-properties fo:margin-bottom="0in"/>
      <style:text-properties fo:color="#00000A" fo:font-size="10pt" style:font-size-asian="10pt" style:font-size-complex="10pt" style:language-asian="it" style:country-asian="IT"/>
    </style:style>
    <style:style style:name="TableRow4793" style:family="table-row">
      <style:table-row-properties style:row-height="0.0159in" style:use-optimal-row-height="false"/>
    </style:style>
    <style:style style:name="TableCell4794" style:family="table-cell">
      <style:table-cell-properties fo:border="none" style:writing-mode="lr-tb" style:vertical-align="bottom" fo:padding-top="0in" fo:padding-left="0.0486in" fo:padding-bottom="0in" fo:padding-right="0.0486in"/>
    </style:style>
    <style:style style:name="P4795" style:parent-style-name="Standard" style:family="paragraph">
      <style:paragraph-properties fo:margin-bottom="0in"/>
      <style:text-properties fo:color="#00000A" fo:font-size="10pt" style:font-size-asian="10pt" style:font-size-complex="10pt" style:language-asian="it" style:country-asian="IT"/>
    </style:style>
    <style:style style:name="TableCell4796" style:family="table-cell">
      <style:table-cell-properties fo:border="none" style:writing-mode="lr-tb" style:vertical-align="bottom" fo:padding-top="0in" fo:padding-left="0.0486in" fo:padding-bottom="0in" fo:padding-right="0.0486in"/>
    </style:style>
    <style:style style:name="P4797" style:parent-style-name="Standard" style:family="paragraph">
      <style:paragraph-properties fo:margin-bottom="0in"/>
      <style:text-properties fo:color="#00000A" fo:font-size="10pt" style:font-size-asian="10pt" style:font-size-complex="10pt" style:language-asian="it" style:country-asian="IT"/>
    </style:style>
    <style:style style:name="TableCell4798" style:family="table-cell">
      <style:table-cell-properties fo:border="none" style:writing-mode="lr-tb" style:vertical-align="bottom" fo:padding-top="0in" fo:padding-left="0.0486in" fo:padding-bottom="0in" fo:padding-right="0.0486in"/>
    </style:style>
    <style:style style:name="P4799" style:parent-style-name="Standard" style:family="paragraph">
      <style:paragraph-properties fo:margin-bottom="0in"/>
      <style:text-properties fo:color="#00000A" fo:font-size="10pt" style:font-size-asian="10pt" style:font-size-complex="10pt" style:language-asian="it" style:country-asian="IT"/>
    </style:style>
    <style:style style:name="TableRow4800" style:family="table-row">
      <style:table-row-properties style:row-height="0.0159in" style:use-optimal-row-height="false"/>
    </style:style>
    <style:style style:name="TableCell4801" style:family="table-cell">
      <style:table-cell-properties fo:border="none" style:writing-mode="lr-tb" style:vertical-align="bottom" fo:padding-top="0in" fo:padding-left="0.0486in" fo:padding-bottom="0in" fo:padding-right="0.0486in"/>
    </style:style>
    <style:style style:name="P4802" style:parent-style-name="Standard" style:family="paragraph">
      <style:paragraph-properties fo:margin-bottom="0in"/>
      <style:text-properties fo:color="#00000A" fo:font-size="10pt" style:font-size-asian="10pt" style:font-size-complex="10pt" style:language-asian="it" style:country-asian="IT"/>
    </style:style>
    <style:style style:name="TableCell4803" style:family="table-cell">
      <style:table-cell-properties fo:border="none" style:writing-mode="lr-tb" style:vertical-align="bottom" fo:padding-top="0in" fo:padding-left="0.0486in" fo:padding-bottom="0in" fo:padding-right="0.0486in"/>
    </style:style>
    <style:style style:name="P4804" style:parent-style-name="Standard" style:family="paragraph">
      <style:paragraph-properties fo:margin-bottom="0in"/>
      <style:text-properties fo:color="#00000A" fo:font-size="10pt" style:font-size-asian="10pt" style:font-size-complex="10pt" style:language-asian="it" style:country-asian="IT"/>
    </style:style>
    <style:style style:name="TableCell4805" style:family="table-cell">
      <style:table-cell-properties fo:border="none" style:writing-mode="lr-tb" style:vertical-align="bottom" fo:padding-top="0in" fo:padding-left="0.0486in" fo:padding-bottom="0in" fo:padding-right="0.0486in"/>
    </style:style>
    <style:style style:name="P4806" style:parent-style-name="Standard" style:family="paragraph">
      <style:paragraph-properties fo:margin-bottom="0in"/>
      <style:text-properties fo:color="#00000A" fo:font-size="10pt" style:font-size-asian="10pt" style:font-size-complex="10pt" style:language-asian="it" style:country-asian="IT"/>
    </style:style>
    <style:style style:name="TableRow4807" style:family="table-row">
      <style:table-row-properties style:min-row-height="0.2083in" style:use-optimal-row-height="false"/>
    </style:style>
    <style:style style:name="TableCell4808" style:family="table-cell">
      <style:table-cell-properties fo:border="none" style:writing-mode="lr-tb" style:vertical-align="bottom" fo:padding-top="0in" fo:padding-left="0.0486in" fo:padding-bottom="0in" fo:padding-right="0.0486in"/>
    </style:style>
    <style:style style:name="P4809" style:parent-style-name="Standard" style:family="paragraph">
      <style:paragraph-properties fo:margin-bottom="0in"/>
      <style:text-properties style:font-name-asian="Times New Roman" style:font-name-complex="Calibri" fo:color="#000000" style:language-asian="it" style:country-asian="IT"/>
    </style:style>
    <style:style style:name="TableCell4810" style:family="table-cell">
      <style:table-cell-properties fo:border="none" style:writing-mode="lr-tb" style:vertical-align="bottom" fo:padding-top="0in" fo:padding-left="0.0486in" fo:padding-bottom="0in" fo:padding-right="0.0486in"/>
    </style:style>
    <style:style style:name="P4811" style:parent-style-name="Standard" style:family="paragraph">
      <style:text-properties style:font-name-asian="Times New Roman" style:font-name-complex="Calibri" fo:color="#000000" style:language-asian="it" style:country-asian="IT"/>
    </style:style>
    <style:style style:name="TableCell4812" style:family="table-cell">
      <style:table-cell-properties fo:border="none" style:writing-mode="lr-tb" style:vertical-align="bottom" fo:padding-top="0in" fo:padding-left="0.0486in" fo:padding-bottom="0in" fo:padding-right="0.0486in"/>
    </style:style>
    <style:style style:name="P4813" style:parent-style-name="Standard" style:family="paragraph">
      <style:paragraph-properties fo:margin-bottom="0in"/>
      <style:text-properties style:font-name-asian="Times New Roman" style:font-name-complex="Calibri" fo:color="#000000" style:language-asian="it" style:country-asian="IT"/>
    </style:style>
    <style:style style:name="TableRow4814" style:family="table-row">
      <style:table-row-properties style:row-height="0.0159in" style:use-optimal-row-height="false"/>
    </style:style>
    <style:style style:name="TableCell4815" style:family="table-cell">
      <style:table-cell-properties fo:border="none" style:writing-mode="lr-tb" style:vertical-align="bottom" fo:padding-top="0in" fo:padding-left="0.0486in" fo:padding-bottom="0in" fo:padding-right="0.0486in"/>
    </style:style>
    <style:style style:name="P4816" style:parent-style-name="Standard" style:family="paragraph">
      <style:text-properties style:font-name-asian="Times New Roman" style:font-name-complex="Calibri" fo:color="#000000" style:language-asian="it" style:country-asian="IT"/>
    </style:style>
    <style:style style:name="TableCell4817" style:family="table-cell">
      <style:table-cell-properties fo:border="none" style:writing-mode="lr-tb" style:vertical-align="bottom" fo:padding-top="0in" fo:padding-left="0.0486in" fo:padding-bottom="0in" fo:padding-right="0.0486in"/>
    </style:style>
    <style:style style:name="P4818" style:parent-style-name="Standard" style:family="paragraph">
      <style:paragraph-properties fo:margin-bottom="0in"/>
      <style:text-properties fo:color="#00000A" fo:font-size="10pt" style:font-size-asian="10pt" style:font-size-complex="10pt" style:language-asian="it" style:country-asian="IT"/>
    </style:style>
    <style:style style:name="TableCell4819" style:family="table-cell">
      <style:table-cell-properties fo:border="none" style:writing-mode="lr-tb" style:vertical-align="bottom" fo:padding-top="0in" fo:padding-left="0.0486in" fo:padding-bottom="0in" fo:padding-right="0.0486in"/>
    </style:style>
    <style:style style:name="P4820" style:parent-style-name="Standard" style:family="paragraph">
      <style:paragraph-properties fo:margin-bottom="0in"/>
      <style:text-properties fo:color="#00000A" fo:font-size="10pt" style:font-size-asian="10pt" style:font-size-complex="10pt" style:language-asian="it" style:country-asian="IT"/>
    </style:style>
    <style:style style:name="TableRow4821" style:family="table-row">
      <style:table-row-properties style:row-height="0.0159in" style:use-optimal-row-height="false"/>
    </style:style>
    <style:style style:name="TableCell4822" style:family="table-cell">
      <style:table-cell-properties fo:border="none" style:writing-mode="lr-tb" style:vertical-align="bottom" fo:padding-top="0in" fo:padding-left="0.0486in" fo:padding-bottom="0in" fo:padding-right="0.0486in"/>
    </style:style>
    <style:style style:name="P4823" style:parent-style-name="Standard" style:family="paragraph">
      <style:paragraph-properties fo:margin-bottom="0in"/>
      <style:text-properties fo:color="#00000A" fo:font-size="10pt" style:font-size-asian="10pt" style:font-size-complex="10pt" style:language-asian="it" style:country-asian="IT"/>
    </style:style>
    <style:style style:name="TableCell4824" style:family="table-cell">
      <style:table-cell-properties fo:border="none" style:writing-mode="lr-tb" style:vertical-align="bottom" fo:padding-top="0in" fo:padding-left="0.0486in" fo:padding-bottom="0in" fo:padding-right="0.0486in"/>
    </style:style>
    <style:style style:name="P4825" style:parent-style-name="Standard" style:family="paragraph">
      <style:paragraph-properties fo:margin-bottom="0in"/>
      <style:text-properties fo:color="#00000A" fo:font-size="10pt" style:font-size-asian="10pt" style:font-size-complex="10pt" style:language-asian="it" style:country-asian="IT"/>
    </style:style>
    <style:style style:name="TableCell4826" style:family="table-cell">
      <style:table-cell-properties fo:border="none" style:writing-mode="lr-tb" style:vertical-align="bottom" fo:padding-top="0in" fo:padding-left="0.0486in" fo:padding-bottom="0in" fo:padding-right="0.0486in"/>
    </style:style>
    <style:style style:name="P4827" style:parent-style-name="Standard" style:family="paragraph">
      <style:paragraph-properties fo:margin-bottom="0in"/>
      <style:text-properties fo:color="#00000A" fo:font-size="10pt" style:font-size-asian="10pt" style:font-size-complex="10pt" style:language-asian="it" style:country-asian="IT"/>
    </style:style>
    <style:style style:name="TableRow4828" style:family="table-row">
      <style:table-row-properties style:row-height="0.0159in" style:use-optimal-row-height="false"/>
    </style:style>
    <style:style style:name="TableCell4829" style:family="table-cell">
      <style:table-cell-properties fo:border="none" style:writing-mode="lr-tb" style:vertical-align="bottom" fo:padding-top="0in" fo:padding-left="0.0486in" fo:padding-bottom="0in" fo:padding-right="0.0486in"/>
    </style:style>
    <style:style style:name="P4830" style:parent-style-name="Standard" style:family="paragraph">
      <style:paragraph-properties fo:margin-bottom="0in"/>
      <style:text-properties fo:color="#00000A" fo:font-size="10pt" style:font-size-asian="10pt" style:font-size-complex="10pt" style:language-asian="it" style:country-asian="IT"/>
    </style:style>
    <style:style style:name="TableCell4831" style:family="table-cell">
      <style:table-cell-properties fo:border="none" style:writing-mode="lr-tb" style:vertical-align="bottom" fo:padding-top="0in" fo:padding-left="0.0486in" fo:padding-bottom="0in" fo:padding-right="0.0486in"/>
    </style:style>
    <style:style style:name="P4832" style:parent-style-name="Standard" style:family="paragraph">
      <style:paragraph-properties fo:margin-bottom="0in"/>
      <style:text-properties fo:color="#00000A" fo:font-size="10pt" style:font-size-asian="10pt" style:font-size-complex="10pt" style:language-asian="it" style:country-asian="IT"/>
    </style:style>
    <style:style style:name="TableCell4833" style:family="table-cell">
      <style:table-cell-properties fo:border="none" style:writing-mode="lr-tb" style:vertical-align="bottom" fo:padding-top="0in" fo:padding-left="0.0486in" fo:padding-bottom="0in" fo:padding-right="0.0486in"/>
    </style:style>
    <style:style style:name="P4834" style:parent-style-name="Standard" style:family="paragraph">
      <style:paragraph-properties fo:margin-bottom="0in"/>
      <style:text-properties fo:color="#00000A" fo:font-size="10pt" style:font-size-asian="10pt" style:font-size-complex="10pt" style:language-asian="it" style:country-asian="IT"/>
    </style:style>
    <style:style style:name="TableRow4835" style:family="table-row">
      <style:table-row-properties style:min-row-height="0.2083in" style:use-optimal-row-height="false"/>
    </style:style>
    <style:style style:name="TableCell4836" style:family="table-cell">
      <style:table-cell-properties fo:border="none" style:writing-mode="lr-tb" style:vertical-align="bottom" fo:padding-top="0in" fo:padding-left="0.0486in" fo:padding-bottom="0in" fo:padding-right="0.0486in"/>
    </style:style>
    <style:style style:name="P4837" style:parent-style-name="Standard" style:family="paragraph">
      <style:paragraph-properties fo:margin-bottom="0in"/>
      <style:text-properties style:font-name-asian="Times New Roman" style:font-name-complex="Calibri" fo:color="#000000" style:language-asian="it" style:country-asian="IT"/>
    </style:style>
    <style:style style:name="TableCell4838" style:family="table-cell">
      <style:table-cell-properties fo:border="none" style:writing-mode="lr-tb" style:vertical-align="bottom" fo:padding-top="0in" fo:padding-left="0.0486in" fo:padding-bottom="0in" fo:padding-right="0.0486in"/>
    </style:style>
    <style:style style:name="P4839" style:parent-style-name="Standard" style:family="paragraph">
      <style:text-properties style:font-name-asian="Times New Roman" style:font-name-complex="Calibri" fo:color="#000000" style:language-asian="it" style:country-asian="IT"/>
    </style:style>
    <style:style style:name="TableCell4840" style:family="table-cell">
      <style:table-cell-properties fo:border="none" style:writing-mode="lr-tb" style:vertical-align="bottom" fo:padding-top="0in" fo:padding-left="0.0486in" fo:padding-bottom="0in" fo:padding-right="0.0486in"/>
    </style:style>
    <style:style style:name="P4841" style:parent-style-name="Standard" style:family="paragraph">
      <style:paragraph-properties fo:margin-bottom="0in"/>
      <style:text-properties style:font-name-asian="Times New Roman" style:font-name-complex="Calibri" fo:color="#000000" style:language-asian="it" style:country-asian="IT"/>
    </style:style>
    <style:style style:name="TableRow4842" style:family="table-row">
      <style:table-row-properties style:row-height="0.0159in" style:use-optimal-row-height="false"/>
    </style:style>
    <style:style style:name="TableCell4843" style:family="table-cell">
      <style:table-cell-properties fo:border="none" style:writing-mode="lr-tb" style:vertical-align="bottom" fo:padding-top="0in" fo:padding-left="0.0486in" fo:padding-bottom="0in" fo:padding-right="0.0486in"/>
    </style:style>
    <style:style style:name="P4844" style:parent-style-name="Standard" style:family="paragraph">
      <style:text-properties style:font-name-asian="Times New Roman" style:font-name-complex="Calibri" fo:color="#000000" style:language-asian="it" style:country-asian="IT"/>
    </style:style>
    <style:style style:name="TableCell4845" style:family="table-cell">
      <style:table-cell-properties fo:border="none" style:writing-mode="lr-tb" style:vertical-align="bottom" fo:padding-top="0in" fo:padding-left="0.0486in" fo:padding-bottom="0in" fo:padding-right="0.0486in"/>
    </style:style>
    <style:style style:name="P4846" style:parent-style-name="Standard" style:family="paragraph">
      <style:paragraph-properties fo:margin-bottom="0in"/>
      <style:text-properties fo:color="#00000A" fo:font-size="10pt" style:font-size-asian="10pt" style:font-size-complex="10pt" style:language-asian="it" style:country-asian="IT"/>
    </style:style>
    <style:style style:name="TableCell4847" style:family="table-cell">
      <style:table-cell-properties fo:border="none" style:writing-mode="lr-tb" style:vertical-align="bottom" fo:padding-top="0in" fo:padding-left="0.0486in" fo:padding-bottom="0in" fo:padding-right="0.0486in"/>
    </style:style>
    <style:style style:name="P4848" style:parent-style-name="Standard" style:family="paragraph">
      <style:paragraph-properties fo:margin-bottom="0in"/>
      <style:text-properties fo:color="#00000A" fo:font-size="10pt" style:font-size-asian="10pt" style:font-size-complex="10pt" style:language-asian="it" style:country-asian="IT"/>
    </style:style>
    <style:style style:name="TableRow4849" style:family="table-row">
      <style:table-row-properties style:row-height="0.0159in" style:use-optimal-row-height="false"/>
    </style:style>
    <style:style style:name="TableCell4850" style:family="table-cell">
      <style:table-cell-properties fo:border="none" style:writing-mode="lr-tb" style:vertical-align="bottom" fo:padding-top="0in" fo:padding-left="0.0486in" fo:padding-bottom="0in" fo:padding-right="0.0486in"/>
    </style:style>
    <style:style style:name="P4851" style:parent-style-name="Standard" style:family="paragraph">
      <style:paragraph-properties fo:margin-bottom="0in"/>
      <style:text-properties fo:color="#00000A" fo:font-size="10pt" style:font-size-asian="10pt" style:font-size-complex="10pt" style:language-asian="it" style:country-asian="IT"/>
    </style:style>
    <style:style style:name="TableCell4852" style:family="table-cell">
      <style:table-cell-properties fo:border="none" style:writing-mode="lr-tb" style:vertical-align="bottom" fo:padding-top="0in" fo:padding-left="0.0486in" fo:padding-bottom="0in" fo:padding-right="0.0486in"/>
    </style:style>
    <style:style style:name="P4853" style:parent-style-name="Standard" style:family="paragraph">
      <style:paragraph-properties fo:margin-bottom="0in"/>
      <style:text-properties fo:color="#00000A" fo:font-size="10pt" style:font-size-asian="10pt" style:font-size-complex="10pt" style:language-asian="it" style:country-asian="IT"/>
    </style:style>
    <style:style style:name="TableCell4854" style:family="table-cell">
      <style:table-cell-properties fo:border="none" style:writing-mode="lr-tb" style:vertical-align="bottom" fo:padding-top="0in" fo:padding-left="0.0486in" fo:padding-bottom="0in" fo:padding-right="0.0486in"/>
    </style:style>
    <style:style style:name="P4855" style:parent-style-name="Standard" style:family="paragraph">
      <style:paragraph-properties fo:margin-bottom="0in"/>
      <style:text-properties fo:color="#00000A" fo:font-size="10pt" style:font-size-asian="10pt" style:font-size-complex="10pt" style:language-asian="it" style:country-asian="IT"/>
    </style:style>
    <style:style style:name="TableRow4856" style:family="table-row">
      <style:table-row-properties style:row-height="0.0159in" style:use-optimal-row-height="false"/>
    </style:style>
    <style:style style:name="TableCell4857" style:family="table-cell">
      <style:table-cell-properties fo:border="none" style:writing-mode="lr-tb" style:vertical-align="bottom" fo:padding-top="0in" fo:padding-left="0.0486in" fo:padding-bottom="0in" fo:padding-right="0.0486in"/>
    </style:style>
    <style:style style:name="P4858" style:parent-style-name="Standard" style:family="paragraph">
      <style:paragraph-properties fo:margin-bottom="0in"/>
      <style:text-properties fo:color="#00000A" fo:font-size="10pt" style:font-size-asian="10pt" style:font-size-complex="10pt" style:language-asian="it" style:country-asian="IT"/>
    </style:style>
    <style:style style:name="TableCell4859" style:family="table-cell">
      <style:table-cell-properties fo:border="none" style:writing-mode="lr-tb" style:vertical-align="bottom" fo:padding-top="0in" fo:padding-left="0.0486in" fo:padding-bottom="0in" fo:padding-right="0.0486in"/>
    </style:style>
    <style:style style:name="P4860" style:parent-style-name="Standard" style:family="paragraph">
      <style:paragraph-properties fo:margin-bottom="0in"/>
      <style:text-properties fo:color="#00000A" fo:font-size="10pt" style:font-size-asian="10pt" style:font-size-complex="10pt" style:language-asian="it" style:country-asian="IT"/>
    </style:style>
    <style:style style:name="TableCell4861" style:family="table-cell">
      <style:table-cell-properties fo:border="none" style:writing-mode="lr-tb" style:vertical-align="bottom" fo:padding-top="0in" fo:padding-left="0.0486in" fo:padding-bottom="0in" fo:padding-right="0.0486in"/>
    </style:style>
    <style:style style:name="P4862" style:parent-style-name="Standard" style:family="paragraph">
      <style:paragraph-properties fo:margin-bottom="0in"/>
      <style:text-properties fo:color="#00000A" fo:font-size="10pt" style:font-size-asian="10pt" style:font-size-complex="10pt" style:language-asian="it" style:country-asian="IT"/>
    </style:style>
    <style:style style:name="TableRow4863" style:family="table-row">
      <style:table-row-properties style:row-height="0.0159in" style:use-optimal-row-height="false"/>
    </style:style>
    <style:style style:name="TableCell4864" style:family="table-cell">
      <style:table-cell-properties fo:border="none" style:writing-mode="lr-tb" style:vertical-align="bottom" fo:padding-top="0in" fo:padding-left="0.0486in" fo:padding-bottom="0in" fo:padding-right="0.0486in"/>
    </style:style>
    <style:style style:name="P4865" style:parent-style-name="Standard" style:family="paragraph">
      <style:paragraph-properties fo:margin-bottom="0in"/>
      <style:text-properties fo:color="#00000A" fo:font-size="10pt" style:font-size-asian="10pt" style:font-size-complex="10pt" style:language-asian="it" style:country-asian="IT"/>
    </style:style>
    <style:style style:name="TableCell4866" style:family="table-cell">
      <style:table-cell-properties fo:border="none" style:writing-mode="lr-tb" style:vertical-align="bottom" fo:padding-top="0in" fo:padding-left="0.0486in" fo:padding-bottom="0in" fo:padding-right="0.0486in"/>
    </style:style>
    <style:style style:name="P4867" style:parent-style-name="Standard" style:family="paragraph">
      <style:paragraph-properties fo:margin-bottom="0in"/>
      <style:text-properties fo:color="#00000A" fo:font-size="10pt" style:font-size-asian="10pt" style:font-size-complex="10pt" style:language-asian="it" style:country-asian="IT"/>
    </style:style>
    <style:style style:name="TableCell4868" style:family="table-cell">
      <style:table-cell-properties fo:border="none" style:writing-mode="lr-tb" style:vertical-align="bottom" fo:padding-top="0in" fo:padding-left="0.0486in" fo:padding-bottom="0in" fo:padding-right="0.0486in"/>
    </style:style>
    <style:style style:name="P4869" style:parent-style-name="Standard" style:family="paragraph">
      <style:paragraph-properties fo:margin-bottom="0in"/>
      <style:text-properties fo:color="#00000A" fo:font-size="10pt" style:font-size-asian="10pt" style:font-size-complex="10pt" style:language-asian="it" style:country-asian="IT"/>
    </style:style>
    <style:style style:name="TableRow4870" style:family="table-row">
      <style:table-row-properties style:min-row-height="0.2083in" style:use-optimal-row-height="false"/>
    </style:style>
    <style:style style:name="TableCell4871" style:family="table-cell">
      <style:table-cell-properties fo:border="none" style:writing-mode="lr-tb" style:vertical-align="bottom" fo:padding-top="0in" fo:padding-left="0.0486in" fo:padding-bottom="0in" fo:padding-right="0.0486in"/>
    </style:style>
    <style:style style:name="P4872" style:parent-style-name="Standard" style:family="paragraph">
      <style:paragraph-properties fo:margin-bottom="0in"/>
      <style:text-properties style:font-name-asian="Times New Roman" style:font-name-complex="Calibri" fo:color="#FF0000" style:language-asian="it" style:country-asian="IT"/>
    </style:style>
    <style:style style:name="TableCell4873" style:family="table-cell">
      <style:table-cell-properties fo:border="none" style:writing-mode="lr-tb" style:vertical-align="bottom" fo:padding-top="0in" fo:padding-left="0.0486in" fo:padding-bottom="0in" fo:padding-right="0.0486in"/>
    </style:style>
    <style:style style:name="P4874" style:parent-style-name="Standard" style:family="paragraph">
      <style:text-properties style:font-name-asian="Times New Roman" style:font-name-complex="Calibri" fo:color="#FF0000" style:language-asian="it" style:country-asian="IT"/>
    </style:style>
    <style:style style:name="TableCell4875" style:family="table-cell">
      <style:table-cell-properties fo:border="none" style:writing-mode="lr-tb" style:vertical-align="bottom" fo:padding-top="0in" fo:padding-left="0.0486in" fo:padding-bottom="0in" fo:padding-right="0.0486in"/>
    </style:style>
    <style:style style:name="P4876" style:parent-style-name="Standard" style:family="paragraph">
      <style:paragraph-properties fo:margin-bottom="0in"/>
      <style:text-properties fo:color="#FF0000" fo:font-size="10pt" style:font-size-asian="10pt" style:font-size-complex="10pt" style:language-asian="it" style:country-asian="IT"/>
    </style:style>
    <style:style style:name="TableRow4877" style:family="table-row">
      <style:table-row-properties style:row-height="0.0159in" style:use-optimal-row-height="false"/>
    </style:style>
    <style:style style:name="TableCell4878" style:family="table-cell">
      <style:table-cell-properties fo:border="none" style:writing-mode="lr-tb" style:vertical-align="bottom" fo:padding-top="0in" fo:padding-left="0.0486in" fo:padding-bottom="0in" fo:padding-right="0.0486in"/>
    </style:style>
    <style:style style:name="P4879" style:parent-style-name="Standard" style:family="paragraph">
      <style:paragraph-properties fo:margin-bottom="0in"/>
      <style:text-properties fo:color="#FF0000" fo:font-size="10pt" style:font-size-asian="10pt" style:font-size-complex="10pt" style:language-asian="it" style:country-asian="IT"/>
    </style:style>
    <style:style style:name="TableCell4880" style:family="table-cell">
      <style:table-cell-properties fo:border="none" style:writing-mode="lr-tb" style:vertical-align="bottom" fo:padding-top="0in" fo:padding-left="0.0486in" fo:padding-bottom="0in" fo:padding-right="0.0486in"/>
    </style:style>
    <style:style style:name="P4881" style:parent-style-name="Standard" style:family="paragraph">
      <style:paragraph-properties fo:margin-bottom="0in"/>
      <style:text-properties fo:color="#FF0000" fo:font-size="10pt" style:font-size-asian="10pt" style:font-size-complex="10pt" style:language-asian="it" style:country-asian="IT"/>
    </style:style>
    <style:style style:name="TableCell4882" style:family="table-cell">
      <style:table-cell-properties fo:border="none" style:writing-mode="lr-tb" style:vertical-align="bottom" fo:padding-top="0in" fo:padding-left="0.0486in" fo:padding-bottom="0in" fo:padding-right="0.0486in"/>
    </style:style>
    <style:style style:name="P4883" style:parent-style-name="Standard" style:family="paragraph">
      <style:paragraph-properties fo:margin-bottom="0in"/>
      <style:text-properties fo:color="#FF0000" fo:font-size="10pt" style:font-size-asian="10pt" style:font-size-complex="10pt" style:language-asian="it" style:country-asian="IT"/>
    </style:style>
    <style:style style:name="TableRow4884" style:family="table-row">
      <style:table-row-properties style:row-height="0.4895in" style:use-optimal-row-height="false"/>
    </style:style>
    <style:style style:name="TableCell4885" style:family="table-cell">
      <style:table-cell-properties fo:border="none" style:writing-mode="lr-tb" style:vertical-align="bottom" fo:padding-top="0in" fo:padding-left="0.0486in" fo:padding-bottom="0in" fo:padding-right="0.0486in"/>
    </style:style>
    <style:style style:name="P4886" style:parent-style-name="Standard" style:family="paragraph">
      <style:paragraph-properties fo:margin-bottom="0in"/>
      <style:text-properties fo:color="#FF0000" fo:font-size="10pt" style:font-size-asian="10pt" style:font-size-complex="10pt" style:language-asian="it" style:country-asian="IT"/>
    </style:style>
    <style:style style:name="TableCell4887" style:family="table-cell">
      <style:table-cell-properties fo:border="none" style:writing-mode="lr-tb" style:vertical-align="bottom" fo:padding-top="0in" fo:padding-left="0.0486in" fo:padding-bottom="0in" fo:padding-right="0.0486in"/>
    </style:style>
    <style:style style:name="P4888" style:parent-style-name="Standard" style:family="paragraph">
      <style:paragraph-properties fo:margin-bottom="0in"/>
      <style:text-properties fo:color="#FF0000" fo:font-size="10pt" style:font-size-asian="10pt" style:font-size-complex="10pt" style:language-asian="it" style:country-asian="IT"/>
    </style:style>
    <style:style style:name="TableCell4889" style:family="table-cell">
      <style:table-cell-properties fo:border="none" style:writing-mode="lr-tb" style:vertical-align="bottom" fo:padding-top="0in" fo:padding-left="0.0486in" fo:padding-bottom="0in" fo:padding-right="0.0486in"/>
    </style:style>
    <style:style style:name="P4890" style:parent-style-name="Standard" style:family="paragraph">
      <style:paragraph-properties fo:margin-bottom="0in"/>
      <style:text-properties fo:color="#FF0000" fo:font-size="10pt" style:font-size-asian="10pt" style:font-size-complex="10pt" style:language-asian="it" style:country-asian="IT"/>
    </style:style>
    <style:style style:name="TableRow4891" style:family="table-row">
      <style:table-row-properties style:min-row-height="0.0868in" style:use-optimal-row-height="false"/>
    </style:style>
    <style:style style:name="TableCell4892" style:family="table-cell">
      <style:table-cell-properties fo:border="none" style:writing-mode="lr-tb" style:vertical-align="bottom" fo:padding-top="0in" fo:padding-left="0.0486in" fo:padding-bottom="0in" fo:padding-right="0.0486in"/>
    </style:style>
    <style:style style:name="P4893" style:parent-style-name="Standard" style:family="paragraph">
      <style:paragraph-properties fo:margin-bottom="0in"/>
      <style:text-properties fo:color="#FF0000" fo:font-size="10pt" style:font-size-asian="10pt" style:font-size-complex="10pt" style:language-asian="it" style:country-asian="IT"/>
    </style:style>
    <style:style style:name="TableRow4894" style:family="table-row">
      <style:table-row-properties style:row-height="0.0159in" style:use-optimal-row-height="false"/>
    </style:style>
    <style:style style:name="TableCell4895" style:family="table-cell">
      <style:table-cell-properties fo:border="none" style:writing-mode="lr-tb" style:vertical-align="bottom" fo:padding-top="0in" fo:padding-left="0.0486in" fo:padding-bottom="0in" fo:padding-right="0.0486in"/>
    </style:style>
    <style:style style:name="P4896" style:parent-style-name="Standard" style:family="paragraph">
      <style:paragraph-properties fo:margin-bottom="0in"/>
      <style:text-properties fo:color="#FF0000" fo:font-size="10pt" style:font-size-asian="10pt" style:font-size-complex="10pt" style:language-asian="it" style:country-asian="IT"/>
    </style:style>
    <style:style style:name="TableCell4897" style:family="table-cell">
      <style:table-cell-properties fo:border="none" style:writing-mode="lr-tb" style:vertical-align="bottom" fo:padding-top="0in" fo:padding-left="0.0486in" fo:padding-bottom="0in" fo:padding-right="0.0486in"/>
    </style:style>
    <style:style style:name="P4898" style:parent-style-name="Standard" style:family="paragraph">
      <style:paragraph-properties fo:margin-bottom="0in"/>
      <style:text-properties fo:color="#FF0000" fo:font-size="10pt" style:font-size-asian="10pt" style:font-size-complex="10pt" style:language-asian="it" style:country-asian="IT"/>
    </style:style>
    <style:style style:name="TableCell4899" style:family="table-cell">
      <style:table-cell-properties fo:border="none" style:writing-mode="lr-tb" style:vertical-align="bottom" fo:padding-top="0in" fo:padding-left="0.0486in" fo:padding-bottom="0in" fo:padding-right="0.0486in"/>
    </style:style>
    <style:style style:name="P4900" style:parent-style-name="Standard" style:family="paragraph">
      <style:paragraph-properties fo:margin-bottom="0in"/>
      <style:text-properties fo:color="#FF0000" fo:font-size="10pt" style:font-size-asian="10pt" style:font-size-complex="10pt" style:language-asian="it" style:country-asian="IT"/>
    </style:style>
    <style:style style:name="TableRow4901" style:family="table-row">
      <style:table-row-properties style:row-height="0.0159in" style:use-optimal-row-height="false"/>
    </style:style>
    <style:style style:name="TableCell4902" style:family="table-cell">
      <style:table-cell-properties fo:border="none" style:writing-mode="lr-tb" style:vertical-align="bottom" fo:padding-top="0in" fo:padding-left="0.0486in" fo:padding-bottom="0in" fo:padding-right="0.0486in"/>
    </style:style>
    <style:style style:name="P4903" style:parent-style-name="Standard" style:family="paragraph">
      <style:paragraph-properties fo:margin-bottom="0in"/>
      <style:text-properties fo:color="#FF0000" fo:font-size="10pt" style:font-size-asian="10pt" style:font-size-complex="10pt" style:language-asian="it" style:country-asian="IT"/>
    </style:style>
    <style:style style:name="TableCell4904" style:family="table-cell">
      <style:table-cell-properties fo:border="none" style:writing-mode="lr-tb" style:vertical-align="bottom" fo:padding-top="0in" fo:padding-left="0.0486in" fo:padding-bottom="0in" fo:padding-right="0.0486in"/>
    </style:style>
    <style:style style:name="P4905" style:parent-style-name="Standard" style:family="paragraph">
      <style:paragraph-properties fo:margin-bottom="0in"/>
      <style:text-properties fo:color="#FF0000" fo:font-size="10pt" style:font-size-asian="10pt" style:font-size-complex="10pt" style:language-asian="it" style:country-asian="IT"/>
    </style:style>
    <style:style style:name="TableCell4906" style:family="table-cell">
      <style:table-cell-properties fo:border="none" style:writing-mode="lr-tb" style:vertical-align="bottom" fo:padding-top="0in" fo:padding-left="0.0486in" fo:padding-bottom="0in" fo:padding-right="0.0486in"/>
    </style:style>
    <style:style style:name="P4907" style:parent-style-name="Standard" style:family="paragraph">
      <style:paragraph-properties fo:margin-bottom="0in"/>
      <style:text-properties fo:color="#FF0000" fo:font-size="10pt" style:font-size-asian="10pt" style:font-size-complex="10pt" style:language-asian="it" style:country-asian="IT"/>
    </style:style>
    <style:style style:name="TableRow4908" style:family="table-row">
      <style:table-row-properties style:min-row-height="0.2083in" style:use-optimal-row-height="false"/>
    </style:style>
    <style:style style:name="TableCell4909" style:family="table-cell">
      <style:table-cell-properties fo:border="none" style:writing-mode="lr-tb" style:vertical-align="bottom" fo:padding-top="0in" fo:padding-left="0.0486in" fo:padding-bottom="0in" fo:padding-right="0.0486in"/>
    </style:style>
    <style:style style:name="P4910" style:parent-style-name="Standard" style:family="paragraph">
      <style:paragraph-properties fo:margin-bottom="0in"/>
      <style:text-properties style:font-name-asian="Times New Roman" style:font-name-complex="Calibri" fo:color="#FF0000" style:language-asian="it" style:country-asian="IT"/>
    </style:style>
    <style:style style:name="TableCell4911" style:family="table-cell">
      <style:table-cell-properties fo:border="none" style:writing-mode="lr-tb" style:vertical-align="bottom" fo:padding-top="0in" fo:padding-left="0.0486in" fo:padding-bottom="0in" fo:padding-right="0.0486in"/>
    </style:style>
    <style:style style:name="P4912" style:parent-style-name="Standard" style:family="paragraph">
      <style:text-properties style:font-name-asian="Times New Roman" style:font-name-complex="Calibri" fo:color="#FF0000" style:language-asian="it" style:country-asian="IT"/>
    </style:style>
    <style:style style:name="TableCell4913" style:family="table-cell">
      <style:table-cell-properties fo:border="none" style:writing-mode="lr-tb" style:vertical-align="bottom" fo:padding-top="0in" fo:padding-left="0.0486in" fo:padding-bottom="0in" fo:padding-right="0.0486in"/>
    </style:style>
    <style:style style:name="P4914" style:parent-style-name="Standard" style:family="paragraph">
      <style:paragraph-properties fo:margin-bottom="0in"/>
      <style:text-properties style:font-name-asian="Times New Roman" style:font-name-complex="Calibri" fo:color="#FF0000" style:language-asian="it" style:country-asian="IT"/>
    </style:style>
    <style:style style:name="TableRow4915" style:family="table-row">
      <style:table-row-properties style:min-row-height="0.2083in" style:use-optimal-row-height="false"/>
    </style:style>
    <style:style style:name="TableCell4916" style:family="table-cell">
      <style:table-cell-properties fo:border="none" style:writing-mode="lr-tb" style:vertical-align="bottom" fo:padding-top="0in" fo:padding-left="0.0486in" fo:padding-bottom="0in" fo:padding-right="0.0486in"/>
    </style:style>
    <style:style style:name="P4917" style:parent-style-name="Standard" style:family="paragraph">
      <style:paragraph-properties fo:margin-bottom="0in"/>
      <style:text-properties style:font-name-asian="Times New Roman" style:font-name-complex="Calibri" fo:color="#FF0000" style:language-asian="it" style:country-asian="IT"/>
    </style:style>
    <style:style style:name="TableCell4918" style:family="table-cell">
      <style:table-cell-properties fo:border="none" style:writing-mode="lr-tb" style:vertical-align="bottom" fo:padding-top="0in" fo:padding-left="0.0486in" fo:padding-bottom="0in" fo:padding-right="0.0486in"/>
    </style:style>
    <style:style style:name="P4919" style:parent-style-name="Standard" style:family="paragraph">
      <style:text-properties style:font-name-asian="Times New Roman" style:font-name-complex="Calibri" fo:color="#FF0000" style:language-asian="it" style:country-asian="IT"/>
    </style:style>
    <style:style style:name="TableCell4920" style:family="table-cell">
      <style:table-cell-properties fo:border="none" style:writing-mode="lr-tb" style:vertical-align="bottom" fo:padding-top="0in" fo:padding-left="0.0486in" fo:padding-bottom="0in" fo:padding-right="0.0486in"/>
    </style:style>
    <style:style style:name="P4921" style:parent-style-name="Standard" style:family="paragraph">
      <style:paragraph-properties fo:margin-bottom="0in"/>
      <style:text-properties style:font-name-asian="Times New Roman" style:font-name-complex="Calibri" fo:color="#FF0000" style:language-asian="it" style:country-asian="IT"/>
    </style:style>
    <style:style style:name="TableRow4922" style:family="table-row">
      <style:table-row-properties style:row-height="0.0159in" style:use-optimal-row-height="false"/>
    </style:style>
    <style:style style:name="TableCell4923" style:family="table-cell">
      <style:table-cell-properties fo:border="none" style:writing-mode="lr-tb" style:vertical-align="bottom" fo:padding-top="0in" fo:padding-left="0.0486in" fo:padding-bottom="0in" fo:padding-right="0.0486in"/>
    </style:style>
    <style:style style:name="P4924" style:parent-style-name="Standard" style:family="paragraph">
      <style:text-properties style:font-name-asian="Times New Roman" style:font-name-complex="Calibri" fo:color="#FF0000" style:language-asian="it" style:country-asian="IT"/>
    </style:style>
    <style:style style:name="TableCell4925" style:family="table-cell">
      <style:table-cell-properties fo:border="none" style:writing-mode="lr-tb" style:vertical-align="bottom" fo:padding-top="0in" fo:padding-left="0.0486in" fo:padding-bottom="0in" fo:padding-right="0.0486in"/>
    </style:style>
    <style:style style:name="P4926" style:parent-style-name="Standard" style:family="paragraph">
      <style:paragraph-properties fo:margin-bottom="0in"/>
      <style:text-properties fo:color="#FF0000" fo:font-size="10pt" style:font-size-asian="10pt" style:font-size-complex="10pt" style:language-asian="it" style:country-asian="IT"/>
    </style:style>
    <style:style style:name="TableCell4927" style:family="table-cell">
      <style:table-cell-properties fo:border="none" style:writing-mode="lr-tb" style:vertical-align="bottom" fo:padding-top="0in" fo:padding-left="0.0486in" fo:padding-bottom="0in" fo:padding-right="0.0486in"/>
    </style:style>
    <style:style style:name="P4928" style:parent-style-name="Standard" style:family="paragraph">
      <style:paragraph-properties fo:margin-bottom="0in"/>
      <style:text-properties fo:color="#FF0000" fo:font-size="10pt" style:font-size-asian="10pt" style:font-size-complex="10pt" style:language-asian="it" style:country-asian="IT"/>
    </style:style>
    <style:style style:name="TableRow4929" style:family="table-row">
      <style:table-row-properties style:row-height="0.0159in" style:use-optimal-row-height="false"/>
    </style:style>
    <style:style style:name="TableCell4930" style:family="table-cell">
      <style:table-cell-properties fo:border="none" style:writing-mode="lr-tb" style:vertical-align="bottom" fo:padding-top="0in" fo:padding-left="0.0486in" fo:padding-bottom="0in" fo:padding-right="0.0486in"/>
    </style:style>
    <style:style style:name="P4931" style:parent-style-name="Standard" style:family="paragraph">
      <style:paragraph-properties fo:margin-bottom="0in"/>
      <style:text-properties fo:color="#FF0000" fo:font-size="10pt" style:font-size-asian="10pt" style:font-size-complex="10pt" style:language-asian="it" style:country-asian="IT"/>
    </style:style>
    <style:style style:name="TableCell4932" style:family="table-cell">
      <style:table-cell-properties fo:border="none" style:writing-mode="lr-tb" style:vertical-align="bottom" fo:padding-top="0in" fo:padding-left="0.0486in" fo:padding-bottom="0in" fo:padding-right="0.0486in"/>
    </style:style>
    <style:style style:name="P4933" style:parent-style-name="Standard" style:family="paragraph">
      <style:paragraph-properties fo:margin-bottom="0in"/>
      <style:text-properties fo:color="#FF0000" fo:font-size="10pt" style:font-size-asian="10pt" style:font-size-complex="10pt" style:language-asian="it" style:country-asian="IT"/>
    </style:style>
    <style:style style:name="TableCell4934" style:family="table-cell">
      <style:table-cell-properties fo:border="none" style:writing-mode="lr-tb" style:vertical-align="bottom" fo:padding-top="0in" fo:padding-left="0.0486in" fo:padding-bottom="0in" fo:padding-right="0.0486in"/>
    </style:style>
    <style:style style:name="P4935" style:parent-style-name="Standard" style:family="paragraph">
      <style:paragraph-properties fo:margin-bottom="0in"/>
      <style:text-properties fo:color="#FF0000" fo:font-size="10pt" style:font-size-asian="10pt" style:font-size-complex="10pt" style:language-asian="it" style:country-asian="IT"/>
    </style:style>
    <style:style style:name="TableRow4936" style:family="table-row">
      <style:table-row-properties style:row-height="0.0159in" style:use-optimal-row-height="false"/>
    </style:style>
    <style:style style:name="TableCell4937" style:family="table-cell">
      <style:table-cell-properties fo:border="none" style:writing-mode="lr-tb" style:vertical-align="bottom" fo:padding-top="0in" fo:padding-left="0.0486in" fo:padding-bottom="0in" fo:padding-right="0.0486in"/>
    </style:style>
    <style:style style:name="P4938" style:parent-style-name="Standard" style:family="paragraph">
      <style:paragraph-properties fo:margin-bottom="0in"/>
      <style:text-properties fo:color="#FF0000" fo:font-size="10pt" style:font-size-asian="10pt" style:font-size-complex="10pt" style:language-asian="it" style:country-asian="IT"/>
    </style:style>
    <style:style style:name="TableCell4939" style:family="table-cell">
      <style:table-cell-properties fo:border="none" style:writing-mode="lr-tb" style:vertical-align="bottom" fo:padding-top="0in" fo:padding-left="0.0486in" fo:padding-bottom="0in" fo:padding-right="0.0486in"/>
    </style:style>
    <style:style style:name="P4940" style:parent-style-name="Standard" style:family="paragraph">
      <style:paragraph-properties fo:margin-bottom="0in"/>
      <style:text-properties fo:color="#FF0000" fo:font-size="10pt" style:font-size-asian="10pt" style:font-size-complex="10pt" style:language-asian="it" style:country-asian="IT"/>
    </style:style>
    <style:style style:name="TableCell4941" style:family="table-cell">
      <style:table-cell-properties fo:border="none" style:writing-mode="lr-tb" style:vertical-align="bottom" fo:padding-top="0in" fo:padding-left="0.0486in" fo:padding-bottom="0in" fo:padding-right="0.0486in"/>
    </style:style>
    <style:style style:name="P4942" style:parent-style-name="Standard" style:family="paragraph">
      <style:paragraph-properties fo:margin-bottom="0in"/>
      <style:text-properties fo:color="#FF0000" fo:font-size="10pt" style:font-size-asian="10pt" style:font-size-complex="10pt" style:language-asian="it" style:country-asian="IT"/>
    </style:style>
    <style:style style:name="TableRow4943" style:family="table-row">
      <style:table-row-properties style:min-row-height="0.2083in" style:use-optimal-row-height="false"/>
    </style:style>
    <style:style style:name="TableCell4944" style:family="table-cell">
      <style:table-cell-properties fo:border="none" style:writing-mode="lr-tb" style:vertical-align="bottom" fo:padding-top="0in" fo:padding-left="0.0486in" fo:padding-bottom="0in" fo:padding-right="0.0486in"/>
    </style:style>
    <style:style style:name="P4945" style:parent-style-name="Standard" style:family="paragraph">
      <style:paragraph-properties fo:margin-bottom="0in"/>
      <style:text-properties style:font-name-asian="Times New Roman" style:font-name-complex="Calibri" fo:color="#FF0000" style:language-asian="it" style:country-asian="IT"/>
    </style:style>
    <style:style style:name="TableCell4946" style:family="table-cell">
      <style:table-cell-properties fo:border="none" style:writing-mode="lr-tb" style:vertical-align="bottom" fo:padding-top="0in" fo:padding-left="0.0486in" fo:padding-bottom="0in" fo:padding-right="0.0486in"/>
    </style:style>
    <style:style style:name="P4947" style:parent-style-name="Standard" style:family="paragraph">
      <style:text-properties style:font-name-asian="Times New Roman" style:font-name-complex="Calibri" fo:color="#FF0000" style:language-asian="it" style:country-asian="IT"/>
    </style:style>
    <style:style style:name="TableCell4948" style:family="table-cell">
      <style:table-cell-properties fo:border="none" style:writing-mode="lr-tb" style:vertical-align="bottom" fo:padding-top="0in" fo:padding-left="0.0486in" fo:padding-bottom="0in" fo:padding-right="0.0486in"/>
    </style:style>
    <style:style style:name="P4949" style:parent-style-name="Standard" style:family="paragraph">
      <style:paragraph-properties fo:margin-bottom="0in"/>
      <style:text-properties style:font-name-asian="Times New Roman" style:font-name-complex="Calibri" fo:color="#FF0000" style:language-asian="it" style:country-asian="IT"/>
    </style:style>
    <style:style style:name="TableRow4950" style:family="table-row">
      <style:table-row-properties style:row-height="0.0159in" style:use-optimal-row-height="false"/>
    </style:style>
    <style:style style:name="TableCell4951" style:family="table-cell">
      <style:table-cell-properties fo:border="none" style:writing-mode="lr-tb" style:vertical-align="bottom" fo:padding-top="0in" fo:padding-left="0.0486in" fo:padding-bottom="0in" fo:padding-right="0.0486in"/>
    </style:style>
    <style:style style:name="P4952" style:parent-style-name="Standard" style:family="paragraph">
      <style:text-properties style:font-name-asian="Times New Roman" style:font-name-complex="Calibri" fo:color="#FF0000" style:language-asian="it" style:country-asian="IT"/>
    </style:style>
    <style:style style:name="TableCell4953" style:family="table-cell">
      <style:table-cell-properties fo:border="none" style:writing-mode="lr-tb" style:vertical-align="bottom" fo:padding-top="0in" fo:padding-left="0.0486in" fo:padding-bottom="0in" fo:padding-right="0.0486in"/>
    </style:style>
    <style:style style:name="P4954" style:parent-style-name="Standard" style:family="paragraph">
      <style:paragraph-properties fo:margin-bottom="0in"/>
      <style:text-properties fo:color="#FF0000" fo:font-size="10pt" style:font-size-asian="10pt" style:font-size-complex="10pt" style:language-asian="it" style:country-asian="IT"/>
    </style:style>
    <style:style style:name="TableCell4955" style:family="table-cell">
      <style:table-cell-properties fo:border="none" style:writing-mode="lr-tb" style:vertical-align="bottom" fo:padding-top="0in" fo:padding-left="0.0486in" fo:padding-bottom="0in" fo:padding-right="0.0486in"/>
    </style:style>
    <style:style style:name="P4956" style:parent-style-name="Standard" style:family="paragraph">
      <style:paragraph-properties fo:margin-bottom="0in"/>
      <style:text-properties fo:color="#FF0000" fo:font-size="10pt" style:font-size-asian="10pt" style:font-size-complex="10pt" style:language-asian="it" style:country-asian="IT"/>
    </style:style>
    <style:style style:name="TableRow4957" style:family="table-row">
      <style:table-row-properties style:row-height="0.0159in" style:use-optimal-row-height="false"/>
    </style:style>
    <style:style style:name="TableCell4958" style:family="table-cell">
      <style:table-cell-properties fo:border="none" style:writing-mode="lr-tb" style:vertical-align="bottom" fo:padding-top="0in" fo:padding-left="0.0486in" fo:padding-bottom="0in" fo:padding-right="0.0486in"/>
    </style:style>
    <style:style style:name="P4959" style:parent-style-name="Standard" style:family="paragraph">
      <style:paragraph-properties fo:margin-bottom="0in"/>
      <style:text-properties fo:color="#FF0000" fo:font-size="10pt" style:font-size-asian="10pt" style:font-size-complex="10pt" style:language-asian="it" style:country-asian="IT"/>
    </style:style>
    <style:style style:name="TableCell4960" style:family="table-cell">
      <style:table-cell-properties fo:border="none" style:writing-mode="lr-tb" style:vertical-align="bottom" fo:padding-top="0in" fo:padding-left="0.0486in" fo:padding-bottom="0in" fo:padding-right="0.0486in"/>
    </style:style>
    <style:style style:name="P4961" style:parent-style-name="Standard" style:family="paragraph">
      <style:paragraph-properties fo:margin-bottom="0in"/>
      <style:text-properties fo:color="#FF0000" fo:font-size="10pt" style:font-size-asian="10pt" style:font-size-complex="10pt" style:language-asian="it" style:country-asian="IT"/>
    </style:style>
    <style:style style:name="TableCell4962" style:family="table-cell">
      <style:table-cell-properties fo:border="none" style:writing-mode="lr-tb" style:vertical-align="bottom" fo:padding-top="0in" fo:padding-left="0.0486in" fo:padding-bottom="0in" fo:padding-right="0.0486in"/>
    </style:style>
    <style:style style:name="P4963" style:parent-style-name="Standard" style:family="paragraph">
      <style:paragraph-properties fo:margin-bottom="0in"/>
      <style:text-properties fo:color="#FF0000" fo:font-size="10pt" style:font-size-asian="10pt" style:font-size-complex="10pt" style:language-asian="it" style:country-asian="IT"/>
    </style:style>
    <style:style style:name="TableRow4964" style:family="table-row">
      <style:table-row-properties style:row-height="0.0159in" style:use-optimal-row-height="false"/>
    </style:style>
    <style:style style:name="TableCell4965" style:family="table-cell">
      <style:table-cell-properties fo:border="none" style:writing-mode="lr-tb" style:vertical-align="bottom" fo:padding-top="0in" fo:padding-left="0.0486in" fo:padding-bottom="0in" fo:padding-right="0.0486in"/>
    </style:style>
    <style:style style:name="P4966" style:parent-style-name="Standard" style:family="paragraph">
      <style:paragraph-properties fo:margin-bottom="0in"/>
      <style:text-properties fo:color="#FF0000" fo:font-size="10pt" style:font-size-asian="10pt" style:font-size-complex="10pt" style:language-asian="it" style:country-asian="IT"/>
    </style:style>
    <style:style style:name="TableCell4967" style:family="table-cell">
      <style:table-cell-properties fo:border="none" style:writing-mode="lr-tb" style:vertical-align="bottom" fo:padding-top="0in" fo:padding-left="0.0486in" fo:padding-bottom="0in" fo:padding-right="0.0486in"/>
    </style:style>
    <style:style style:name="P4968" style:parent-style-name="Standard" style:family="paragraph">
      <style:paragraph-properties fo:margin-bottom="0in"/>
      <style:text-properties fo:color="#FF0000" fo:font-size="10pt" style:font-size-asian="10pt" style:font-size-complex="10pt" style:language-asian="it" style:country-asian="IT"/>
    </style:style>
    <style:style style:name="TableCell4969" style:family="table-cell">
      <style:table-cell-properties fo:border="none" style:writing-mode="lr-tb" style:vertical-align="bottom" fo:padding-top="0in" fo:padding-left="0.0486in" fo:padding-bottom="0in" fo:padding-right="0.0486in"/>
    </style:style>
    <style:style style:name="P4970" style:parent-style-name="Standard" style:family="paragraph">
      <style:paragraph-properties fo:margin-bottom="0in"/>
      <style:text-properties fo:color="#FF0000" fo:font-size="10pt" style:font-size-asian="10pt" style:font-size-complex="10pt" style:language-asian="it" style:country-asian="IT"/>
    </style:style>
    <style:style style:name="TableRow4971" style:family="table-row">
      <style:table-row-properties style:min-row-height="0.2083in" style:use-optimal-row-height="false"/>
    </style:style>
    <style:style style:name="TableCell4972" style:family="table-cell">
      <style:table-cell-properties fo:border="none" style:writing-mode="lr-tb" style:vertical-align="bottom" fo:padding-top="0in" fo:padding-left="0.0486in" fo:padding-bottom="0in" fo:padding-right="0.0486in"/>
    </style:style>
    <style:style style:name="P4973" style:parent-style-name="Standard" style:family="paragraph">
      <style:paragraph-properties fo:margin-bottom="0in"/>
      <style:text-properties style:font-name-asian="Times New Roman" style:font-name-complex="Calibri" fo:color="#FF0000" style:language-asian="it" style:country-asian="IT"/>
    </style:style>
    <style:style style:name="TableCell4974" style:family="table-cell">
      <style:table-cell-properties fo:border="none" style:writing-mode="lr-tb" style:vertical-align="bottom" fo:padding-top="0in" fo:padding-left="0.0486in" fo:padding-bottom="0in" fo:padding-right="0.0486in"/>
    </style:style>
    <style:style style:name="P4975" style:parent-style-name="Standard" style:family="paragraph">
      <style:text-properties style:font-name-asian="Times New Roman" style:font-name-complex="Calibri" fo:color="#FF0000" style:language-asian="it" style:country-asian="IT"/>
    </style:style>
    <style:style style:name="TableCell4976" style:family="table-cell">
      <style:table-cell-properties fo:border="none" style:writing-mode="lr-tb" style:vertical-align="bottom" fo:padding-top="0in" fo:padding-left="0.0486in" fo:padding-bottom="0in" fo:padding-right="0.0486in"/>
    </style:style>
    <style:style style:name="P4977" style:parent-style-name="Standard" style:family="paragraph">
      <style:paragraph-properties fo:margin-bottom="0in"/>
      <style:text-properties style:font-name-asian="Times New Roman" style:font-name-complex="Calibri" fo:color="#FF0000" style:language-asian="it" style:country-asian="IT"/>
    </style:style>
    <style:style style:name="TableRow4978" style:family="table-row">
      <style:table-row-properties style:row-height="0.0159in" style:use-optimal-row-height="false"/>
    </style:style>
    <style:style style:name="TableCell4979" style:family="table-cell">
      <style:table-cell-properties fo:border="none" style:writing-mode="lr-tb" style:vertical-align="bottom" fo:padding-top="0in" fo:padding-left="0.0486in" fo:padding-bottom="0in" fo:padding-right="0.0486in"/>
    </style:style>
    <style:style style:name="P4980" style:parent-style-name="Standard" style:family="paragraph">
      <style:text-properties style:font-name-asian="Times New Roman" style:font-name-complex="Calibri" fo:color="#000000" style:language-asian="it" style:country-asian="IT"/>
    </style:style>
    <style:style style:name="TableCell4981" style:family="table-cell">
      <style:table-cell-properties fo:border="none" style:writing-mode="lr-tb" style:vertical-align="bottom" fo:padding-top="0in" fo:padding-left="0.0486in" fo:padding-bottom="0in" fo:padding-right="0.0486in"/>
    </style:style>
    <style:style style:name="P4982" style:parent-style-name="Standard" style:family="paragraph">
      <style:paragraph-properties fo:margin-bottom="0in"/>
      <style:text-properties fo:color="#00000A" fo:font-size="10pt" style:font-size-asian="10pt" style:font-size-complex="10pt" style:language-asian="it" style:country-asian="IT"/>
    </style:style>
    <style:style style:name="TableCell4983" style:family="table-cell">
      <style:table-cell-properties fo:border="none" style:writing-mode="lr-tb" style:vertical-align="bottom" fo:padding-top="0in" fo:padding-left="0.0486in" fo:padding-bottom="0in" fo:padding-right="0.0486in"/>
    </style:style>
    <style:style style:name="P4984" style:parent-style-name="Standard" style:family="paragraph">
      <style:paragraph-properties fo:margin-bottom="0in"/>
      <style:text-properties fo:color="#00000A" fo:font-size="10pt" style:font-size-asian="10pt" style:font-size-complex="10pt" style:language-asian="it" style:country-asian="IT"/>
    </style:style>
    <style:style style:name="TableRow4985" style:family="table-row">
      <style:table-row-properties style:row-height="0.0159in" style:use-optimal-row-height="false"/>
    </style:style>
    <style:style style:name="TableCell4986" style:family="table-cell">
      <style:table-cell-properties fo:border="none" style:writing-mode="lr-tb" style:vertical-align="bottom" fo:padding-top="0in" fo:padding-left="0.0486in" fo:padding-bottom="0in" fo:padding-right="0.0486in"/>
    </style:style>
    <style:style style:name="P4987" style:parent-style-name="Standard" style:family="paragraph">
      <style:paragraph-properties fo:margin-bottom="0in"/>
      <style:text-properties fo:color="#00000A" fo:font-size="10pt" style:font-size-asian="10pt" style:font-size-complex="10pt" style:language-asian="it" style:country-asian="IT"/>
    </style:style>
    <style:style style:name="TableCell4988" style:family="table-cell">
      <style:table-cell-properties fo:border="none" style:writing-mode="lr-tb" style:vertical-align="bottom" fo:padding-top="0in" fo:padding-left="0.0486in" fo:padding-bottom="0in" fo:padding-right="0.0486in"/>
    </style:style>
    <style:style style:name="P4989" style:parent-style-name="Standard" style:family="paragraph">
      <style:paragraph-properties fo:margin-bottom="0in"/>
      <style:text-properties fo:color="#00000A" fo:font-size="10pt" style:font-size-asian="10pt" style:font-size-complex="10pt" style:language-asian="it" style:country-asian="IT"/>
    </style:style>
    <style:style style:name="TableCell4990" style:family="table-cell">
      <style:table-cell-properties fo:border="none" style:writing-mode="lr-tb" style:vertical-align="bottom" fo:padding-top="0in" fo:padding-left="0.0486in" fo:padding-bottom="0in" fo:padding-right="0.0486in"/>
    </style:style>
    <style:style style:name="P4991" style:parent-style-name="Standard" style:family="paragraph">
      <style:paragraph-properties fo:margin-bottom="0in"/>
      <style:text-properties fo:color="#00000A" fo:font-size="10pt" style:font-size-asian="10pt" style:font-size-complex="10pt" style:language-asian="it" style:country-asian="IT"/>
    </style:style>
    <style:style style:name="TableRow4992" style:family="table-row">
      <style:table-row-properties style:row-height="0.0159in" style:use-optimal-row-height="false"/>
    </style:style>
    <style:style style:name="TableCell4993" style:family="table-cell">
      <style:table-cell-properties fo:border="none" style:writing-mode="lr-tb" style:vertical-align="bottom" fo:padding-top="0in" fo:padding-left="0.0486in" fo:padding-bottom="0in" fo:padding-right="0.0486in"/>
    </style:style>
    <style:style style:name="P4994" style:parent-style-name="Standard" style:family="paragraph">
      <style:paragraph-properties fo:margin-bottom="0in"/>
      <style:text-properties fo:color="#00000A" fo:font-size="10pt" style:font-size-asian="10pt" style:font-size-complex="10pt" style:language-asian="it" style:country-asian="IT"/>
    </style:style>
    <style:style style:name="TableCell4995" style:family="table-cell">
      <style:table-cell-properties fo:border="none" style:writing-mode="lr-tb" style:vertical-align="bottom" fo:padding-top="0in" fo:padding-left="0.0486in" fo:padding-bottom="0in" fo:padding-right="0.0486in"/>
    </style:style>
    <style:style style:name="P4996" style:parent-style-name="Standard" style:family="paragraph">
      <style:paragraph-properties fo:margin-bottom="0in"/>
      <style:text-properties fo:color="#00000A" fo:font-size="10pt" style:font-size-asian="10pt" style:font-size-complex="10pt" style:language-asian="it" style:country-asian="IT"/>
    </style:style>
    <style:style style:name="TableCell4997" style:family="table-cell">
      <style:table-cell-properties fo:border="none" style:writing-mode="lr-tb" style:vertical-align="bottom" fo:padding-top="0in" fo:padding-left="0.0486in" fo:padding-bottom="0in" fo:padding-right="0.0486in"/>
    </style:style>
    <style:style style:name="P4998" style:parent-style-name="Standard" style:family="paragraph">
      <style:paragraph-properties fo:margin-bottom="0in"/>
      <style:text-properties fo:color="#00000A" fo:font-size="10pt" style:font-size-asian="10pt" style:font-size-complex="10pt" style:language-asian="it" style:country-asian="IT"/>
    </style:style>
    <style:style style:name="TableRow4999" style:family="table-row">
      <style:table-row-properties style:row-height="0.0159in" style:use-optimal-row-height="false"/>
    </style:style>
    <style:style style:name="TableCell5000" style:family="table-cell">
      <style:table-cell-properties fo:border="none" style:writing-mode="lr-tb" style:vertical-align="bottom" fo:padding-top="0in" fo:padding-left="0.0486in" fo:padding-bottom="0in" fo:padding-right="0.0486in"/>
    </style:style>
    <style:style style:name="P5001" style:parent-style-name="Standard" style:family="paragraph">
      <style:paragraph-properties fo:margin-bottom="0in"/>
      <style:text-properties fo:color="#00000A" fo:font-size="10pt" style:font-size-asian="10pt" style:font-size-complex="10pt" style:language-asian="it" style:country-asian="IT"/>
    </style:style>
    <style:style style:name="P5002" style:parent-style-name="Standard" style:family="paragraph">
      <style:paragraph-properties fo:margin-bottom="0in"/>
      <style:text-properties fo:color="#00000A" fo:font-size="10pt" style:font-size-asian="10pt" style:font-size-complex="10pt" style:language-asian="it" style:country-asian="IT"/>
    </style:style>
    <style:style style:name="P5003" style:parent-style-name="Standard" style:family="paragraph">
      <style:paragraph-properties fo:margin-bottom="0in"/>
      <style:text-properties fo:color="#00000A" fo:font-size="10pt" style:font-size-asian="10pt" style:font-size-complex="10pt" style:language-asian="it" style:country-asian="IT"/>
    </style:style>
    <style:style style:name="P5004" style:parent-style-name="Standard" style:family="paragraph">
      <style:paragraph-properties fo:margin-bottom="0in"/>
      <style:text-properties fo:color="#00000A" fo:font-size="10pt" style:font-size-asian="10pt" style:font-size-complex="10pt" style:language-asian="it" style:country-asian="IT"/>
    </style:style>
    <style:style style:name="TableCell5005" style:family="table-cell">
      <style:table-cell-properties fo:border="none" style:writing-mode="lr-tb" style:vertical-align="bottom" fo:padding-top="0in" fo:padding-left="0.0486in" fo:padding-bottom="0in" fo:padding-right="0.0486in"/>
    </style:style>
    <style:style style:name="P5006" style:parent-style-name="Standard" style:family="paragraph">
      <style:paragraph-properties fo:margin-bottom="0in"/>
      <style:text-properties fo:color="#00000A" fo:font-size="10pt" style:font-size-asian="10pt" style:font-size-complex="10pt" style:language-asian="it" style:country-asian="IT"/>
    </style:style>
    <style:style style:name="TableCell5007" style:family="table-cell">
      <style:table-cell-properties fo:border="none" style:writing-mode="lr-tb" style:vertical-align="bottom" fo:padding-top="0in" fo:padding-left="0.0486in" fo:padding-bottom="0in" fo:padding-right="0.0486in"/>
    </style:style>
    <style:style style:name="P5008" style:parent-style-name="Standard" style:family="paragraph">
      <style:paragraph-properties fo:margin-bottom="0in"/>
      <style:text-properties fo:color="#00000A" fo:font-size="10pt" style:font-size-asian="10pt" style:font-size-complex="10pt" style:language-asian="it" style:country-asian="IT"/>
    </style:style>
    <style:style style:name="P5009" style:parent-style-name="Standard" style:family="paragraph">
      <style:text-properties fo:font-weight="bold" style:font-weight-asian="bold" fo:color="#FF0000"/>
    </style:style>
    <style:style style:name="P5010" style:parent-style-name="Standard" style:family="paragraph">
      <style:text-properties fo:font-weight="bold" style:font-weight-asian="bold" fo:color="#FF0000"/>
    </style:style>
    <style:style style:name="TableColumn5012" style:family="table-column">
      <style:table-column-properties style:column-width="6.693in" style:use-optimal-column-width="false"/>
    </style:style>
    <style:style style:name="Table5011" style:family="table">
      <style:table-properties style:width="6.693in" fo:margin-left="-0.0069in" table:align="left"/>
    </style:style>
    <style:style style:name="TableRow5013" style:family="table-row">
      <style:table-row-properties style:use-optimal-row-height="false"/>
    </style:style>
    <style:style style:name="TableCell5014" style:family="table-cell">
      <style:table-cell-properties fo:border-top="none" fo:border-left="none" fo:border-bottom="0.0069in solid #808080" fo:border-right="none" style:writing-mode="lr-tb" fo:padding-top="0in" fo:padding-left="0.075in" fo:padding-bottom="0in" fo:padding-right="0.075in"/>
    </style:style>
    <style:style style:name="P5015" style:parent-style-name="Standard" style:family="paragraph">
      <style:paragraph-properties fo:margin-bottom="0in"/>
    </style:style>
    <style:style style:name="TableRow5016" style:family="table-row">
      <style:table-row-properties style:use-optimal-row-height="false"/>
    </style:style>
    <style:style style:name="TableCell50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8" style:parent-style-name="Standard" style:family="paragraph">
      <style:paragraph-properties fo:margin-bottom="0in"/>
    </style:style>
    <style:style style:name="TableRow5019" style:family="table-row">
      <style:table-row-properties style:use-optimal-row-height="false"/>
    </style:style>
    <style:style style:name="TableCell50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1" style:parent-style-name="Standard" style:family="paragraph">
      <style:paragraph-properties fo:margin-bottom="0in"/>
    </style:style>
    <style:style style:name="TableRow5022" style:family="table-row">
      <style:table-row-properties style:use-optimal-row-height="false"/>
    </style:style>
    <style:style style:name="TableCell50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4" style:parent-style-name="Standard" style:family="paragraph">
      <style:paragraph-properties fo:margin-bottom="0in"/>
    </style:style>
    <style:style style:name="TableRow5025" style:family="table-row">
      <style:table-row-properties style:use-optimal-row-height="false"/>
    </style:style>
    <style:style style:name="TableCell50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7" style:parent-style-name="Standard" style:family="paragraph">
      <style:paragraph-properties fo:margin-bottom="0in"/>
    </style:style>
    <style:style style:name="TableRow5028" style:family="table-row">
      <style:table-row-properties style:use-optimal-row-height="false"/>
    </style:style>
    <style:style style:name="TableCell50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0" style:parent-style-name="Standard" style:family="paragraph">
      <style:paragraph-properties fo:margin-bottom="0in"/>
    </style:style>
    <style:style style:name="TableRow5031" style:family="table-row">
      <style:table-row-properties style:use-optimal-row-height="false"/>
    </style:style>
    <style:style style:name="TableCell50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3" style:parent-style-name="Standard" style:family="paragraph">
      <style:paragraph-properties fo:margin-bottom="0in"/>
    </style:style>
    <style:style style:name="TableRow5034" style:family="table-row">
      <style:table-row-properties style:use-optimal-row-height="false"/>
    </style:style>
    <style:style style:name="TableCell50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6" style:parent-style-name="Standard" style:family="paragraph">
      <style:paragraph-properties fo:margin-bottom="0in"/>
    </style:style>
    <style:style style:name="TableRow5037" style:family="table-row">
      <style:table-row-properties style:use-optimal-row-height="false"/>
    </style:style>
    <style:style style:name="TableCell50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9" style:parent-style-name="Standard" style:family="paragraph">
      <style:paragraph-properties fo:margin-bottom="0in"/>
    </style:style>
    <style:style style:name="TableRow5040" style:family="table-row">
      <style:table-row-properties style:use-optimal-row-height="false"/>
    </style:style>
    <style:style style:name="TableCell50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2" style:parent-style-name="Standard" style:family="paragraph">
      <style:paragraph-properties fo:margin-bottom="0in"/>
    </style:style>
    <style:style style:name="TableRow5043" style:family="table-row">
      <style:table-row-properties style:use-optimal-row-height="false"/>
    </style:style>
    <style:style style:name="TableCell50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5" style:parent-style-name="Standard" style:family="paragraph">
      <style:paragraph-properties fo:margin-bottom="0in"/>
    </style:style>
    <style:style style:name="TableRow5046" style:family="table-row">
      <style:table-row-properties style:use-optimal-row-height="false"/>
    </style:style>
    <style:style style:name="TableCell50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8" style:parent-style-name="Standard" style:family="paragraph">
      <style:paragraph-properties fo:margin-bottom="0in"/>
    </style:style>
    <style:style style:name="TableRow5049" style:family="table-row">
      <style:table-row-properties style:use-optimal-row-height="false"/>
    </style:style>
    <style:style style:name="TableCell50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1" style:parent-style-name="Standard" style:family="paragraph">
      <style:paragraph-properties fo:margin-bottom="0in"/>
    </style:style>
    <style:style style:name="P5052" style:parent-style-name="Titolo2" style:family="paragraph">
      <style:paragraph-properties fo:break-before="page"/>
    </style:style>
    <style:style style:name="TableColumn5054" style:family="table-column">
      <style:table-column-properties style:column-width="6.693in" style:use-optimal-column-width="false"/>
    </style:style>
    <style:style style:name="Table5053" style:family="table">
      <style:table-properties style:width="6.693in" fo:margin-left="-0.0069in" table:align="left"/>
    </style:style>
    <style:style style:name="TableRow5055" style:family="table-row">
      <style:table-row-properties style:use-optimal-row-height="false"/>
    </style:style>
    <style:style style:name="TableCell50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7" style:parent-style-name="Standard" style:family="paragraph">
      <style:paragraph-properties fo:margin-bottom="0in"/>
    </style:style>
    <style:style style:name="TableRow5058" style:family="table-row">
      <style:table-row-properties style:use-optimal-row-height="false"/>
    </style:style>
    <style:style style:name="TableCell50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0" style:parent-style-name="Standard" style:family="paragraph">
      <style:paragraph-properties fo:margin-bottom="0in"/>
    </style:style>
    <style:style style:name="TableRow5061" style:family="table-row">
      <style:table-row-properties style:use-optimal-row-height="false"/>
    </style:style>
    <style:style style:name="TableCell50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3" style:parent-style-name="Standard" style:family="paragraph">
      <style:paragraph-properties fo:margin-bottom="0in"/>
    </style:style>
    <style:style style:name="TableRow5064" style:family="table-row">
      <style:table-row-properties style:use-optimal-row-height="false"/>
    </style:style>
    <style:style style:name="TableCell50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6" style:parent-style-name="Standard" style:family="paragraph">
      <style:paragraph-properties fo:margin-bottom="0in"/>
    </style:style>
    <style:style style:name="TableRow5067" style:family="table-row">
      <style:table-row-properties style:use-optimal-row-height="false"/>
    </style:style>
    <style:style style:name="TableCell50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9" style:parent-style-name="Standard" style:family="paragraph">
      <style:paragraph-properties fo:margin-bottom="0in"/>
    </style:style>
    <style:style style:name="TableRow5070" style:family="table-row">
      <style:table-row-properties style:use-optimal-row-height="false"/>
    </style:style>
    <style:style style:name="TableCell50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2" style:parent-style-name="Standard" style:family="paragraph">
      <style:paragraph-properties fo:margin-bottom="0in"/>
    </style:style>
    <style:style style:name="TableRow5073" style:family="table-row">
      <style:table-row-properties style:use-optimal-row-height="false"/>
    </style:style>
    <style:style style:name="TableCell50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5" style:parent-style-name="Standard" style:family="paragraph">
      <style:paragraph-properties fo:margin-bottom="0in"/>
    </style:style>
    <style:style style:name="TableRow5076" style:family="table-row">
      <style:table-row-properties style:use-optimal-row-height="false"/>
    </style:style>
    <style:style style:name="TableCell50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8" style:parent-style-name="Standard" style:family="paragraph">
      <style:paragraph-properties fo:margin-bottom="0in"/>
    </style:style>
    <style:style style:name="TableRow5079" style:family="table-row">
      <style:table-row-properties style:use-optimal-row-height="false"/>
    </style:style>
    <style:style style:name="TableCell50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1" style:parent-style-name="Standard" style:family="paragraph">
      <style:paragraph-properties fo:margin-bottom="0in"/>
    </style:style>
    <style:style style:name="TableRow5082" style:family="table-row">
      <style:table-row-properties style:use-optimal-row-height="false"/>
    </style:style>
    <style:style style:name="TableCell50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4" style:parent-style-name="Standard" style:family="paragraph">
      <style:paragraph-properties fo:margin-bottom="0in"/>
    </style:style>
    <style:style style:name="TableRow5085" style:family="table-row">
      <style:table-row-properties style:use-optimal-row-height="false"/>
    </style:style>
    <style:style style:name="TableCell50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7" style:parent-style-name="Standard" style:family="paragraph">
      <style:paragraph-properties fo:margin-bottom="0in"/>
    </style:style>
    <style:style style:name="TableRow5088" style:family="table-row">
      <style:table-row-properties style:use-optimal-row-height="false"/>
    </style:style>
    <style:style style:name="TableCell50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0" style:parent-style-name="Standard" style:family="paragraph">
      <style:paragraph-properties fo:margin-bottom="0in"/>
    </style:style>
    <style:style style:name="TableRow5091" style:family="table-row">
      <style:table-row-properties style:use-optimal-row-height="false"/>
    </style:style>
    <style:style style:name="TableCell50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3" style:parent-style-name="Standard" style:family="paragraph">
      <style:paragraph-properties fo:margin-bottom="0in"/>
    </style:style>
    <style:style style:name="TableRow5094" style:family="table-row">
      <style:table-row-properties style:use-optimal-row-height="false"/>
    </style:style>
    <style:style style:name="TableCell50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6" style:parent-style-name="Standard" style:family="paragraph">
      <style:paragraph-properties fo:margin-bottom="0in"/>
    </style:style>
    <style:style style:name="TableRow5097" style:family="table-row">
      <style:table-row-properties style:use-optimal-row-height="false"/>
    </style:style>
    <style:style style:name="TableCell50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9" style:parent-style-name="Standard" style:family="paragraph">
      <style:paragraph-properties fo:margin-bottom="0in"/>
    </style:style>
    <style:style style:name="TableRow5100" style:family="table-row">
      <style:table-row-properties style:use-optimal-row-height="false"/>
    </style:style>
    <style:style style:name="TableCell51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2" style:parent-style-name="Standard" style:family="paragraph">
      <style:paragraph-properties fo:margin-bottom="0in"/>
    </style:style>
    <style:style style:name="TableRow5103" style:family="table-row">
      <style:table-row-properties style:use-optimal-row-height="false"/>
    </style:style>
    <style:style style:name="TableCell51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5" style:parent-style-name="Standard" style:family="paragraph">
      <style:paragraph-properties fo:margin-bottom="0in"/>
    </style:style>
    <style:style style:name="TableRow5106" style:family="table-row">
      <style:table-row-properties style:use-optimal-row-height="false"/>
    </style:style>
    <style:style style:name="TableCell51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8" style:parent-style-name="Standard" style:family="paragraph">
      <style:paragraph-properties fo:margin-bottom="0in"/>
    </style:style>
    <style:style style:name="TableRow5109" style:family="table-row">
      <style:table-row-properties style:use-optimal-row-height="false"/>
    </style:style>
    <style:style style:name="TableCell51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1" style:parent-style-name="Standard" style:family="paragraph">
      <style:paragraph-properties fo:margin-bottom="0in"/>
    </style:style>
    <style:style style:name="TableRow5112" style:family="table-row">
      <style:table-row-properties style:use-optimal-row-height="false"/>
    </style:style>
    <style:style style:name="TableCell51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4" style:parent-style-name="Standard" style:family="paragraph">
      <style:paragraph-properties fo:margin-bottom="0in"/>
    </style:style>
    <style:style style:name="TableRow5115" style:family="table-row">
      <style:table-row-properties style:use-optimal-row-height="false"/>
    </style:style>
    <style:style style:name="TableCell51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7" style:parent-style-name="Standard" style:family="paragraph">
      <style:paragraph-properties fo:margin-bottom="0in"/>
    </style:style>
    <style:style style:name="TableRow5118" style:family="table-row">
      <style:table-row-properties style:use-optimal-row-height="false"/>
    </style:style>
    <style:style style:name="TableCell51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0" style:parent-style-name="Standard" style:family="paragraph">
      <style:paragraph-properties fo:margin-bottom="0in"/>
    </style:style>
    <style:style style:name="TableRow5121" style:family="table-row">
      <style:table-row-properties style:use-optimal-row-height="false"/>
    </style:style>
    <style:style style:name="TableCell51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3" style:parent-style-name="Standard" style:family="paragraph">
      <style:paragraph-properties fo:margin-bottom="0in"/>
    </style:style>
    <style:style style:name="TableRow5124" style:family="table-row">
      <style:table-row-properties style:use-optimal-row-height="false"/>
    </style:style>
    <style:style style:name="TableCell51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6" style:parent-style-name="Standard" style:family="paragraph">
      <style:paragraph-properties fo:margin-bottom="0in"/>
    </style:style>
    <style:style style:name="TableRow5127" style:family="table-row">
      <style:table-row-properties style:use-optimal-row-height="false"/>
    </style:style>
    <style:style style:name="TableCell51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9" style:parent-style-name="Standard" style:family="paragraph">
      <style:paragraph-properties fo:margin-bottom="0in"/>
    </style:style>
    <style:style style:name="TableRow5130" style:family="table-row">
      <style:table-row-properties style:use-optimal-row-height="false"/>
    </style:style>
    <style:style style:name="TableCell51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2" style:parent-style-name="Standard" style:family="paragraph">
      <style:paragraph-properties fo:margin-bottom="0in"/>
    </style:style>
    <style:style style:name="TableRow5133" style:family="table-row">
      <style:table-row-properties style:use-optimal-row-height="false"/>
    </style:style>
    <style:style style:name="TableCell51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5" style:parent-style-name="Standard" style:family="paragraph">
      <style:paragraph-properties fo:margin-bottom="0in"/>
    </style:style>
    <style:style style:name="TableRow5136" style:family="table-row">
      <style:table-row-properties style:use-optimal-row-height="false"/>
    </style:style>
    <style:style style:name="TableCell51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8" style:parent-style-name="Standard" style:family="paragraph">
      <style:paragraph-properties fo:margin-bottom="0in"/>
    </style:style>
    <style:style style:name="TableRow5139" style:family="table-row">
      <style:table-row-properties style:use-optimal-row-height="false"/>
    </style:style>
    <style:style style:name="TableCell51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1" style:parent-style-name="Standard" style:family="paragraph">
      <style:paragraph-properties fo:margin-bottom="0in"/>
    </style:style>
    <style:style style:name="TableRow5142" style:family="table-row">
      <style:table-row-properties style:use-optimal-row-height="false"/>
    </style:style>
    <style:style style:name="TableCell51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4" style:parent-style-name="Standard" style:family="paragraph">
      <style:paragraph-properties fo:margin-bottom="0in"/>
    </style:style>
    <style:style style:name="TableRow5145" style:family="table-row">
      <style:table-row-properties style:use-optimal-row-height="false"/>
    </style:style>
    <style:style style:name="TableCell51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7" style:parent-style-name="Standard" style:family="paragraph">
      <style:paragraph-properties fo:margin-bottom="0in"/>
    </style:style>
    <style:style style:name="TableRow5148" style:family="table-row">
      <style:table-row-properties style:use-optimal-row-height="false"/>
    </style:style>
    <style:style style:name="TableCell51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0" style:parent-style-name="Standard" style:family="paragraph">
      <style:paragraph-properties fo:margin-bottom="0in"/>
    </style:style>
    <style:style style:name="TableRow5151" style:family="table-row">
      <style:table-row-properties style:use-optimal-row-height="false"/>
    </style:style>
    <style:style style:name="TableCell51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3" style:parent-style-name="Standard" style:family="paragraph">
      <style:paragraph-properties fo:margin-bottom="0in"/>
    </style:style>
    <style:style style:name="TableRow5154" style:family="table-row">
      <style:table-row-properties style:use-optimal-row-height="false"/>
    </style:style>
    <style:style style:name="TableCell51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6" style:parent-style-name="Standard" style:family="paragraph">
      <style:paragraph-properties fo:margin-bottom="0in"/>
    </style:style>
    <style:style style:name="TableRow5157" style:family="table-row">
      <style:table-row-properties style:use-optimal-row-height="false"/>
    </style:style>
    <style:style style:name="TableCell51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9" style:parent-style-name="Standard" style:family="paragraph">
      <style:paragraph-properties fo:margin-bottom="0in"/>
    </style:style>
    <style:style style:name="TableRow5160" style:family="table-row">
      <style:table-row-properties style:use-optimal-row-height="false"/>
    </style:style>
    <style:style style:name="TableCell51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2" style:parent-style-name="Standard" style:family="paragraph">
      <style:paragraph-properties fo:margin-bottom="0in"/>
    </style:style>
    <style:style style:name="TableRow5163" style:family="table-row">
      <style:table-row-properties style:use-optimal-row-height="false"/>
    </style:style>
    <style:style style:name="TableCell51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5" style:parent-style-name="Standard" style:family="paragraph">
      <style:paragraph-properties fo:margin-bottom="0in"/>
    </style:style>
    <style:style style:name="TableRow5166" style:family="table-row">
      <style:table-row-properties style:use-optimal-row-height="false"/>
    </style:style>
    <style:style style:name="TableCell51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8" style:parent-style-name="Standard" style:family="paragraph">
      <style:paragraph-properties fo:margin-bottom="0in"/>
    </style:style>
    <style:style style:name="TableRow5169" style:family="table-row">
      <style:table-row-properties style:use-optimal-row-height="false"/>
    </style:style>
    <style:style style:name="TableCell51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1" style:parent-style-name="Standard" style:family="paragraph">
      <style:paragraph-properties fo:margin-bottom="0in"/>
    </style:style>
    <style:style style:name="TableRow5172" style:family="table-row">
      <style:table-row-properties style:use-optimal-row-height="false"/>
    </style:style>
    <style:style style:name="TableCell51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4" style:parent-style-name="Standard" style:family="paragraph">
      <style:paragraph-properties fo:margin-bottom="0in"/>
    </style:style>
    <style:style style:name="TableRow5175" style:family="table-row">
      <style:table-row-properties style:use-optimal-row-height="false"/>
    </style:style>
    <style:style style:name="TableCell51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7" style:parent-style-name="Standard" style:family="paragraph">
      <style:paragraph-properties fo:margin-bottom="0in"/>
    </style:style>
    <style:style style:name="TableRow5178" style:family="table-row">
      <style:table-row-properties style:use-optimal-row-height="false"/>
    </style:style>
    <style:style style:name="TableCell51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0" style:parent-style-name="Standard" style:family="paragraph">
      <style:paragraph-properties fo:margin-bottom="0in"/>
    </style:style>
    <style:style style:name="TableRow5181" style:family="table-row">
      <style:table-row-properties style:use-optimal-row-height="false"/>
    </style:style>
    <style:style style:name="TableCell51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3" style:parent-style-name="Standard" style:family="paragraph">
      <style:paragraph-properties fo:margin-bottom="0in"/>
    </style:style>
    <style:style style:name="TableRow5184" style:family="table-row">
      <style:table-row-properties style:use-optimal-row-height="false"/>
    </style:style>
    <style:style style:name="TableCell51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6" style:parent-style-name="Standard" style:family="paragraph">
      <style:paragraph-properties fo:margin-bottom="0in"/>
    </style:style>
    <style:style style:name="TableRow5187" style:family="table-row">
      <style:table-row-properties style:use-optimal-row-height="false"/>
    </style:style>
    <style:style style:name="TableCell51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9" style:parent-style-name="Standard" style:family="paragraph">
      <style:paragraph-properties fo:margin-bottom="0in"/>
    </style:style>
    <style:style style:name="TableRow5190" style:family="table-row">
      <style:table-row-properties style:use-optimal-row-height="false"/>
    </style:style>
    <style:style style:name="TableCell51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2" style:parent-style-name="Standard" style:family="paragraph">
      <style:paragraph-properties fo:margin-bottom="0in"/>
    </style:style>
    <style:style style:name="TableColumn5194" style:family="table-column">
      <style:table-column-properties style:column-width="6.693in" style:use-optimal-column-width="false"/>
    </style:style>
    <style:style style:name="Table5193" style:family="table">
      <style:table-properties style:width="6.693in" fo:margin-left="-0.0069in" table:align="left"/>
    </style:style>
    <style:style style:name="TableRow5195" style:family="table-row">
      <style:table-row-properties style:use-optimal-row-height="false"/>
    </style:style>
    <style:style style:name="TableCell51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7" style:parent-style-name="Standard" style:family="paragraph">
      <style:paragraph-properties fo:margin-bottom="0in"/>
    </style:style>
    <style:style style:name="TableRow5198" style:family="table-row">
      <style:table-row-properties style:use-optimal-row-height="false"/>
    </style:style>
    <style:style style:name="TableCell51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0" style:parent-style-name="Standard" style:family="paragraph">
      <style:paragraph-properties fo:margin-bottom="0in"/>
    </style:style>
    <style:style style:name="TableRow5201" style:family="table-row">
      <style:table-row-properties style:use-optimal-row-height="false"/>
    </style:style>
    <style:style style:name="TableCell52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3" style:parent-style-name="Standard" style:family="paragraph">
      <style:paragraph-properties fo:margin-bottom="0in"/>
    </style:style>
    <style:style style:name="TableRow5204" style:family="table-row">
      <style:table-row-properties style:use-optimal-row-height="false"/>
    </style:style>
    <style:style style:name="TableCell52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6" style:parent-style-name="Standard" style:family="paragraph">
      <style:paragraph-properties fo:margin-bottom="0in"/>
    </style:style>
    <style:style style:name="TableRow5207" style:family="table-row">
      <style:table-row-properties style:use-optimal-row-height="false"/>
    </style:style>
    <style:style style:name="TableCell52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9" style:parent-style-name="Standard" style:family="paragraph">
      <style:paragraph-properties fo:margin-bottom="0in"/>
    </style:style>
    <style:style style:name="TableRow5210" style:family="table-row">
      <style:table-row-properties style:use-optimal-row-height="false"/>
    </style:style>
    <style:style style:name="TableCell52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2" style:parent-style-name="Standard" style:family="paragraph">
      <style:paragraph-properties fo:margin-bottom="0in"/>
    </style:style>
    <style:style style:name="TableRow5213" style:family="table-row">
      <style:table-row-properties style:use-optimal-row-height="false"/>
    </style:style>
    <style:style style:name="TableCell52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5" style:parent-style-name="Standard" style:family="paragraph">
      <style:paragraph-properties fo:margin-bottom="0in"/>
    </style:style>
    <style:style style:name="TableRow5216" style:family="table-row">
      <style:table-row-properties style:use-optimal-row-height="false"/>
    </style:style>
    <style:style style:name="TableCell52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8" style:parent-style-name="Standard" style:family="paragraph">
      <style:paragraph-properties fo:margin-bottom="0in"/>
    </style:style>
    <style:style style:name="TableRow5219" style:family="table-row">
      <style:table-row-properties style:use-optimal-row-height="false"/>
    </style:style>
    <style:style style:name="TableCell52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1" style:parent-style-name="Standard" style:family="paragraph">
      <style:paragraph-properties fo:margin-bottom="0in"/>
    </style:style>
    <style:style style:name="TableRow5222" style:family="table-row">
      <style:table-row-properties style:use-optimal-row-height="false"/>
    </style:style>
    <style:style style:name="TableCell52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4" style:parent-style-name="Standard" style:family="paragraph">
      <style:paragraph-properties fo:margin-bottom="0in"/>
    </style:style>
    <style:style style:name="TableRow5225" style:family="table-row">
      <style:table-row-properties style:use-optimal-row-height="false"/>
    </style:style>
    <style:style style:name="TableCell52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7" style:parent-style-name="Standard" style:family="paragraph">
      <style:paragraph-properties fo:margin-bottom="0in"/>
    </style:style>
    <style:style style:name="TableRow5228" style:family="table-row">
      <style:table-row-properties style:use-optimal-row-height="false"/>
    </style:style>
    <style:style style:name="TableCell52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0" style:parent-style-name="Standard" style:family="paragraph">
      <style:paragraph-properties fo:margin-bottom="0in"/>
    </style:style>
    <style:style style:name="TableRow5231" style:family="table-row">
      <style:table-row-properties style:use-optimal-row-height="false"/>
    </style:style>
    <style:style style:name="TableCell52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3" style:parent-style-name="Standard" style:family="paragraph">
      <style:paragraph-properties fo:margin-bottom="0in"/>
    </style:style>
    <style:style style:name="TableRow5234" style:family="table-row">
      <style:table-row-properties style:use-optimal-row-height="false"/>
    </style:style>
    <style:style style:name="TableCell52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6" style:parent-style-name="Standard" style:family="paragraph">
      <style:paragraph-properties fo:margin-bottom="0in"/>
    </style:style>
    <style:style style:name="TableRow5237" style:family="table-row">
      <style:table-row-properties style:use-optimal-row-height="false"/>
    </style:style>
    <style:style style:name="TableCell52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9" style:parent-style-name="Standard" style:family="paragraph">
      <style:paragraph-properties fo:margin-bottom="0in"/>
    </style:style>
    <style:style style:name="TableRow5240" style:family="table-row">
      <style:table-row-properties style:use-optimal-row-height="false"/>
    </style:style>
    <style:style style:name="TableCell52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2" style:parent-style-name="Standard" style:family="paragraph">
      <style:paragraph-properties fo:margin-bottom="0in"/>
    </style:style>
    <style:style style:name="TableRow5243" style:family="table-row">
      <style:table-row-properties style:use-optimal-row-height="false"/>
    </style:style>
    <style:style style:name="TableCell52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5" style:parent-style-name="Standard" style:family="paragraph">
      <style:paragraph-properties fo:margin-bottom="0in"/>
    </style:style>
    <style:style style:name="TableRow5246" style:family="table-row">
      <style:table-row-properties style:use-optimal-row-height="false"/>
    </style:style>
    <style:style style:name="TableCell5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8" style:parent-style-name="Standard" style:family="paragraph">
      <style:paragraph-properties fo:margin-bottom="0in"/>
    </style:style>
    <style:style style:name="TableRow5249" style:family="table-row">
      <style:table-row-properties style:use-optimal-row-height="false"/>
    </style:style>
    <style:style style:name="TableCell52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1" style:parent-style-name="Standard" style:family="paragraph">
      <style:paragraph-properties fo:margin-bottom="0in"/>
    </style:style>
    <style:style style:name="TableRow5252" style:family="table-row">
      <style:table-row-properties style:use-optimal-row-height="false"/>
    </style:style>
    <style:style style:name="TableCell52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4" style:parent-style-name="Standard" style:family="paragraph">
      <style:paragraph-properties fo:margin-bottom="0in"/>
    </style:style>
    <style:style style:name="TableRow5255" style:family="table-row">
      <style:table-row-properties style:use-optimal-row-height="false"/>
    </style:style>
    <style:style style:name="TableCell52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7" style:parent-style-name="Standard" style:family="paragraph">
      <style:paragraph-properties fo:margin-bottom="0in"/>
    </style:style>
    <style:style style:name="TableRow5258" style:family="table-row">
      <style:table-row-properties style:use-optimal-row-height="false"/>
    </style:style>
    <style:style style:name="TableCell52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0" style:parent-style-name="Standard" style:family="paragraph">
      <style:paragraph-properties fo:margin-bottom="0in"/>
    </style:style>
    <style:style style:name="TableRow5261" style:family="table-row">
      <style:table-row-properties style:use-optimal-row-height="false"/>
    </style:style>
    <style:style style:name="TableCell52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3" style:parent-style-name="Standard" style:family="paragraph">
      <style:paragraph-properties fo:margin-bottom="0in"/>
    </style:style>
    <style:style style:name="TableRow5264" style:family="table-row">
      <style:table-row-properties style:use-optimal-row-height="false"/>
    </style:style>
    <style:style style:name="TableCell52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6" style:parent-style-name="Standard" style:family="paragraph">
      <style:paragraph-properties fo:margin-bottom="0in"/>
    </style:style>
    <style:style style:name="TableRow5267" style:family="table-row">
      <style:table-row-properties style:use-optimal-row-height="false"/>
    </style:style>
    <style:style style:name="TableCell52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9" style:parent-style-name="Standard" style:family="paragraph">
      <style:paragraph-properties fo:margin-bottom="0in"/>
    </style:style>
    <style:style style:name="TableRow5270" style:family="table-row">
      <style:table-row-properties style:use-optimal-row-height="false"/>
    </style:style>
    <style:style style:name="TableCell52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2" style:parent-style-name="Standard" style:family="paragraph">
      <style:paragraph-properties fo:margin-bottom="0in"/>
    </style:style>
    <style:style style:name="TableRow5273" style:family="table-row">
      <style:table-row-properties style:use-optimal-row-height="false"/>
    </style:style>
    <style:style style:name="TableCell52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5" style:parent-style-name="Standard" style:family="paragraph">
      <style:paragraph-properties fo:margin-bottom="0in"/>
    </style:style>
    <style:style style:name="TableRow5276" style:family="table-row">
      <style:table-row-properties style:use-optimal-row-height="false"/>
    </style:style>
    <style:style style:name="TableCell52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8" style:parent-style-name="Standard" style:family="paragraph">
      <style:paragraph-properties fo:margin-bottom="0in"/>
    </style:style>
    <style:style style:name="TableRow5279" style:family="table-row">
      <style:table-row-properties style:use-optimal-row-height="false"/>
    </style:style>
    <style:style style:name="TableCell52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1" style:parent-style-name="Standard" style:family="paragraph">
      <style:paragraph-properties fo:margin-bottom="0in"/>
    </style:style>
    <style:style style:name="TableRow5282" style:family="table-row">
      <style:table-row-properties style:use-optimal-row-height="false"/>
    </style:style>
    <style:style style:name="TableCell52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4" style:parent-style-name="Standard" style:family="paragraph">
      <style:paragraph-properties fo:margin-bottom="0in"/>
    </style:style>
    <style:style style:name="TableRow5285" style:family="table-row">
      <style:table-row-properties style:use-optimal-row-height="false"/>
    </style:style>
    <style:style style:name="TableCell52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7" style:parent-style-name="Standard" style:family="paragraph">
      <style:paragraph-properties fo:margin-bottom="0in"/>
    </style:style>
    <style:style style:name="TableRow5288" style:family="table-row">
      <style:table-row-properties style:use-optimal-row-height="false"/>
    </style:style>
    <style:style style:name="TableCell52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0" style:parent-style-name="Standard" style:family="paragraph">
      <style:paragraph-properties fo:margin-bottom="0in"/>
    </style:style>
    <style:style style:name="TableRow5291" style:family="table-row">
      <style:table-row-properties style:use-optimal-row-height="false"/>
    </style:style>
    <style:style style:name="TableCell52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3" style:parent-style-name="Standard" style:family="paragraph">
      <style:paragraph-properties fo:margin-bottom="0in"/>
    </style:style>
    <style:style style:name="TableRow5294" style:family="table-row">
      <style:table-row-properties style:use-optimal-row-height="false"/>
    </style:style>
    <style:style style:name="TableCell52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6" style:parent-style-name="Standard" style:family="paragraph">
      <style:paragraph-properties fo:margin-bottom="0in"/>
    </style:style>
    <style:style style:name="TableRow5297" style:family="table-row">
      <style:table-row-properties style:use-optimal-row-height="false"/>
    </style:style>
    <style:style style:name="TableCell52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9" style:parent-style-name="Standard" style:family="paragraph">
      <style:paragraph-properties fo:margin-bottom="0in"/>
    </style:style>
    <style:style style:name="TableRow5300" style:family="table-row">
      <style:table-row-properties style:use-optimal-row-height="false"/>
    </style:style>
    <style:style style:name="TableCell53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2" style:parent-style-name="Standard" style:family="paragraph">
      <style:paragraph-properties fo:margin-bottom="0in"/>
    </style:style>
    <style:style style:name="TableRow5303" style:family="table-row">
      <style:table-row-properties style:use-optimal-row-height="false"/>
    </style:style>
    <style:style style:name="TableCell53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5" style:parent-style-name="Standard" style:family="paragraph">
      <style:paragraph-properties fo:margin-bottom="0in"/>
    </style:style>
    <style:style style:name="TableRow5306" style:family="table-row">
      <style:table-row-properties style:use-optimal-row-height="false"/>
    </style:style>
    <style:style style:name="TableCell53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8" style:parent-style-name="Standard" style:family="paragraph">
      <style:paragraph-properties fo:margin-bottom="0in"/>
    </style:style>
    <style:style style:name="TableRow5309" style:family="table-row">
      <style:table-row-properties style:use-optimal-row-height="false"/>
    </style:style>
    <style:style style:name="TableCell53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1" style:parent-style-name="Standard" style:family="paragraph">
      <style:paragraph-properties fo:margin-bottom="0in"/>
    </style:style>
    <style:style style:name="TableRow5312" style:family="table-row">
      <style:table-row-properties style:use-optimal-row-height="false"/>
    </style:style>
    <style:style style:name="TableCell53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4" style:parent-style-name="Standard" style:family="paragraph">
      <style:paragraph-properties fo:margin-bottom="0in"/>
    </style:style>
    <style:style style:name="TableRow5315" style:family="table-row">
      <style:table-row-properties style:use-optimal-row-height="false"/>
    </style:style>
    <style:style style:name="TableCell53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7" style:parent-style-name="Standard" style:family="paragraph">
      <style:paragraph-properties fo:margin-bottom="0in"/>
    </style:style>
    <style:style style:name="TableRow5318" style:family="table-row">
      <style:table-row-properties style:use-optimal-row-height="false"/>
    </style:style>
    <style:style style:name="TableCell53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0" style:parent-style-name="Standard" style:family="paragraph">
      <style:paragraph-properties fo:margin-bottom="0in"/>
    </style:style>
    <style:style style:name="TableRow5321" style:family="table-row">
      <style:table-row-properties style:use-optimal-row-height="false"/>
    </style:style>
    <style:style style:name="TableCell53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3" style:parent-style-name="Standard" style:family="paragraph">
      <style:paragraph-properties fo:margin-bottom="0in"/>
    </style:style>
    <style:style style:name="TableRow5324" style:family="table-row">
      <style:table-row-properties style:use-optimal-row-height="false"/>
    </style:style>
    <style:style style:name="TableCell53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6" style:parent-style-name="Standard" style:family="paragraph">
      <style:paragraph-properties fo:margin-bottom="0in"/>
    </style:style>
    <style:style style:name="TableRow5327" style:family="table-row">
      <style:table-row-properties style:use-optimal-row-height="false"/>
    </style:style>
    <style:style style:name="TableCell53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9" style:parent-style-name="Standard" style:family="paragraph">
      <style:paragraph-properties fo:margin-bottom="0in"/>
    </style:style>
    <style:style style:name="TableRow5330" style:family="table-row">
      <style:table-row-properties style:use-optimal-row-height="false"/>
    </style:style>
    <style:style style:name="TableCell53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2" style:parent-style-name="Standard" style:family="paragraph">
      <style:paragraph-properties fo:margin-bottom="0in"/>
    </style:style>
    <style:style style:name="P5333" style:parent-style-name="Standard" style:family="paragraph">
      <style:text-properties fo:font-weight="bold" style:font-weight-asian="bold"/>
    </style:style>
    <style:style style:name="TableColumn5335" style:family="table-column">
      <style:table-column-properties style:column-width="6.693in" style:use-optimal-column-width="false"/>
    </style:style>
    <style:style style:name="Table5334" style:family="table">
      <style:table-properties style:width="6.693in" fo:margin-left="-0.0069in" table:align="left"/>
    </style:style>
    <style:style style:name="TableRow5336" style:family="table-row">
      <style:table-row-properties style:use-optimal-row-height="false"/>
    </style:style>
    <style:style style:name="TableCell53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8" style:parent-style-name="Standard" style:family="paragraph">
      <style:paragraph-properties fo:margin-bottom="0in"/>
    </style:style>
    <style:style style:name="TableRow5339" style:family="table-row">
      <style:table-row-properties style:use-optimal-row-height="false"/>
    </style:style>
    <style:style style:name="TableCell53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1" style:parent-style-name="Standard" style:family="paragraph">
      <style:paragraph-properties fo:margin-bottom="0in"/>
    </style:style>
    <style:style style:name="TableRow5342" style:family="table-row">
      <style:table-row-properties style:use-optimal-row-height="false"/>
    </style:style>
    <style:style style:name="TableCell53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4" style:parent-style-name="Standard" style:family="paragraph">
      <style:paragraph-properties fo:margin-bottom="0in"/>
    </style:style>
    <style:style style:name="TableRow5345" style:family="table-row">
      <style:table-row-properties style:use-optimal-row-height="false"/>
    </style:style>
    <style:style style:name="TableCell53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7" style:parent-style-name="Standard" style:family="paragraph">
      <style:paragraph-properties fo:margin-bottom="0in"/>
    </style:style>
    <style:style style:name="TableRow5348" style:family="table-row">
      <style:table-row-properties style:use-optimal-row-height="false"/>
    </style:style>
    <style:style style:name="TableCell53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0" style:parent-style-name="Standard" style:family="paragraph">
      <style:paragraph-properties fo:margin-bottom="0in"/>
    </style:style>
    <style:style style:name="TableRow5351" style:family="table-row">
      <style:table-row-properties style:use-optimal-row-height="false"/>
    </style:style>
    <style:style style:name="TableCell53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3" style:parent-style-name="Standard" style:family="paragraph">
      <style:paragraph-properties fo:margin-bottom="0in"/>
    </style:style>
    <style:style style:name="TableRow5354" style:family="table-row">
      <style:table-row-properties style:use-optimal-row-height="false"/>
    </style:style>
    <style:style style:name="TableCell53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6" style:parent-style-name="Standard" style:family="paragraph">
      <style:paragraph-properties fo:margin-bottom="0in"/>
    </style:style>
    <style:style style:name="TableRow5357" style:family="table-row">
      <style:table-row-properties style:use-optimal-row-height="false"/>
    </style:style>
    <style:style style:name="TableCell53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9" style:parent-style-name="Standard" style:family="paragraph">
      <style:paragraph-properties fo:margin-bottom="0in"/>
    </style:style>
    <style:style style:name="TableRow5360" style:family="table-row">
      <style:table-row-properties style:use-optimal-row-height="false"/>
    </style:style>
    <style:style style:name="TableCell53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2" style:parent-style-name="Standard" style:family="paragraph">
      <style:paragraph-properties fo:margin-bottom="0in"/>
    </style:style>
    <style:style style:name="TableRow5363" style:family="table-row">
      <style:table-row-properties style:use-optimal-row-height="false"/>
    </style:style>
    <style:style style:name="TableCell53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5" style:parent-style-name="Standard" style:family="paragraph">
      <style:paragraph-properties fo:margin-bottom="0in"/>
    </style:style>
    <style:style style:name="P5366" style:parent-style-name="Standard" style:family="paragraph">
      <style:text-properties fo:font-weight="bold" style:font-weight-asian="bold"/>
    </style:style>
    <style:style style:name="TableColumn5368" style:family="table-column">
      <style:table-column-properties style:column-width="6.693in" style:use-optimal-column-width="false"/>
    </style:style>
    <style:style style:name="Table5367" style:family="table">
      <style:table-properties style:width="6.693in" fo:margin-left="-0.0069in" table:align="left"/>
    </style:style>
    <style:style style:name="TableRow5369" style:family="table-row">
      <style:table-row-properties style:use-optimal-row-height="false"/>
    </style:style>
    <style:style style:name="TableCell53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1" style:parent-style-name="Standard" style:family="paragraph">
      <style:paragraph-properties fo:margin-bottom="0in"/>
    </style:style>
    <style:style style:name="TableRow5372" style:family="table-row">
      <style:table-row-properties style:use-optimal-row-height="false"/>
    </style:style>
    <style:style style:name="TableCell53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4" style:parent-style-name="Standard" style:family="paragraph">
      <style:paragraph-properties fo:margin-bottom="0in"/>
    </style:style>
    <style:style style:name="TableRow5375" style:family="table-row">
      <style:table-row-properties style:use-optimal-row-height="false"/>
    </style:style>
    <style:style style:name="TableCell53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7" style:parent-style-name="Standard" style:family="paragraph">
      <style:paragraph-properties fo:margin-bottom="0in"/>
    </style:style>
    <style:style style:name="TableRow5378" style:family="table-row">
      <style:table-row-properties style:use-optimal-row-height="false"/>
    </style:style>
    <style:style style:name="TableCell53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0" style:parent-style-name="Standard" style:family="paragraph">
      <style:paragraph-properties fo:margin-bottom="0in"/>
    </style:style>
    <style:style style:name="TableRow5381" style:family="table-row">
      <style:table-row-properties style:use-optimal-row-height="false"/>
    </style:style>
    <style:style style:name="TableCell53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3" style:parent-style-name="Standard" style:family="paragraph">
      <style:paragraph-properties fo:margin-bottom="0in"/>
    </style:style>
    <style:style style:name="TableRow5384" style:family="table-row">
      <style:table-row-properties style:use-optimal-row-height="false"/>
    </style:style>
    <style:style style:name="TableCell53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6" style:parent-style-name="Standard" style:family="paragraph">
      <style:paragraph-properties fo:margin-bottom="0in"/>
    </style:style>
    <style:style style:name="TableRow5387" style:family="table-row">
      <style:table-row-properties style:use-optimal-row-height="false"/>
    </style:style>
    <style:style style:name="TableCell53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9" style:parent-style-name="Standard" style:family="paragraph">
      <style:paragraph-properties fo:margin-bottom="0in"/>
    </style:style>
    <style:style style:name="TableRow5390" style:family="table-row">
      <style:table-row-properties style:use-optimal-row-height="false"/>
    </style:style>
    <style:style style:name="TableCell53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2" style:parent-style-name="Standard" style:family="paragraph">
      <style:paragraph-properties fo:margin-bottom="0in"/>
    </style:style>
    <style:style style:name="TableRow5393" style:family="table-row">
      <style:table-row-properties style:use-optimal-row-height="false"/>
    </style:style>
    <style:style style:name="TableCell53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5" style:parent-style-name="Standard" style:family="paragraph">
      <style:paragraph-properties fo:margin-bottom="0in"/>
    </style:style>
    <style:style style:name="TableRow5396" style:family="table-row">
      <style:table-row-properties style:use-optimal-row-height="false"/>
    </style:style>
    <style:style style:name="TableCell53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8" style:parent-style-name="Standard" style:family="paragraph">
      <style:paragraph-properties fo:margin-bottom="0in"/>
    </style:style>
    <style:style style:name="P5399" style:parent-style-name="Standard" style:family="paragraph">
      <style:text-properties fo:font-weight="bold" style:font-weight-asian="bold"/>
    </style:style>
    <style:style style:name="TableColumn5401" style:family="table-column">
      <style:table-column-properties style:column-width="6.693in" style:use-optimal-column-width="false"/>
    </style:style>
    <style:style style:name="Table5400" style:family="table">
      <style:table-properties style:width="6.693in" fo:margin-left="-0.0069in" table:align="left"/>
    </style:style>
    <style:style style:name="TableRow5402" style:family="table-row">
      <style:table-row-properties style:use-optimal-row-height="false"/>
    </style:style>
    <style:style style:name="TableCell54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4" style:parent-style-name="Standard" style:family="paragraph">
      <style:paragraph-properties fo:margin-bottom="0in"/>
    </style:style>
    <style:style style:name="TableRow5405" style:family="table-row">
      <style:table-row-properties style:use-optimal-row-height="false"/>
    </style:style>
    <style:style style:name="TableCell54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7" style:parent-style-name="Standard" style:family="paragraph">
      <style:paragraph-properties fo:margin-bottom="0in"/>
    </style:style>
    <style:style style:name="TableRow5408" style:family="table-row">
      <style:table-row-properties style:use-optimal-row-height="false"/>
    </style:style>
    <style:style style:name="TableCell54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0" style:parent-style-name="Standard" style:family="paragraph">
      <style:paragraph-properties fo:margin-bottom="0in"/>
    </style:style>
    <style:style style:name="TableRow5411" style:family="table-row">
      <style:table-row-properties style:use-optimal-row-height="false"/>
    </style:style>
    <style:style style:name="TableCell54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3" style:parent-style-name="Standard" style:family="paragraph">
      <style:paragraph-properties fo:margin-bottom="0in"/>
    </style:style>
    <style:style style:name="TableRow5414" style:family="table-row">
      <style:table-row-properties style:use-optimal-row-height="false"/>
    </style:style>
    <style:style style:name="TableCell54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6" style:parent-style-name="Standard" style:family="paragraph">
      <style:paragraph-properties fo:margin-bottom="0in"/>
    </style:style>
    <style:style style:name="TableRow5417" style:family="table-row">
      <style:table-row-properties style:use-optimal-row-height="false"/>
    </style:style>
    <style:style style:name="TableCell54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9" style:parent-style-name="Standard" style:family="paragraph">
      <style:paragraph-properties fo:margin-bottom="0in"/>
    </style:style>
    <style:style style:name="TableRow5420" style:family="table-row">
      <style:table-row-properties style:use-optimal-row-height="false"/>
    </style:style>
    <style:style style:name="TableCell54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2" style:parent-style-name="Standard" style:family="paragraph">
      <style:paragraph-properties fo:margin-bottom="0in"/>
    </style:style>
    <style:style style:name="TableRow5423" style:family="table-row">
      <style:table-row-properties style:use-optimal-row-height="false"/>
    </style:style>
    <style:style style:name="TableCell54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5" style:parent-style-name="Standard" style:family="paragraph">
      <style:paragraph-properties fo:margin-bottom="0in"/>
    </style:style>
    <style:style style:name="TableRow5426" style:family="table-row">
      <style:table-row-properties style:use-optimal-row-height="false"/>
    </style:style>
    <style:style style:name="TableCell54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8" style:parent-style-name="Standard" style:family="paragraph">
      <style:paragraph-properties fo:margin-bottom="0in"/>
    </style:style>
    <style:style style:name="TableRow5429" style:family="table-row">
      <style:table-row-properties style:use-optimal-row-height="false"/>
    </style:style>
    <style:style style:name="TableCell54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1" style:parent-style-name="Standard" style:family="paragraph">
      <style:paragraph-properties fo:margin-bottom="0in"/>
    </style:style>
    <style:style style:name="TableColumn5433" style:family="table-column">
      <style:table-column-properties style:column-width="6.693in" style:use-optimal-column-width="false"/>
    </style:style>
    <style:style style:name="Table5432" style:family="table">
      <style:table-properties style:width="6.693in" fo:margin-left="-0.0069in" table:align="left"/>
    </style:style>
    <style:style style:name="TableRow5434" style:family="table-row">
      <style:table-row-properties style:use-optimal-row-height="false"/>
    </style:style>
    <style:style style:name="TableCell54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6" style:parent-style-name="Standard" style:family="paragraph">
      <style:paragraph-properties fo:margin-bottom="0in"/>
    </style:style>
    <style:style style:name="TableRow5437" style:family="table-row">
      <style:table-row-properties style:use-optimal-row-height="false"/>
    </style:style>
    <style:style style:name="TableCell54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9" style:parent-style-name="Standard" style:family="paragraph">
      <style:paragraph-properties fo:margin-bottom="0in"/>
    </style:style>
    <style:style style:name="TableRow5440" style:family="table-row">
      <style:table-row-properties style:use-optimal-row-height="false"/>
    </style:style>
    <style:style style:name="TableCell54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2" style:parent-style-name="Standard" style:family="paragraph">
      <style:paragraph-properties fo:margin-bottom="0in"/>
    </style:style>
    <style:style style:name="TableRow5443" style:family="table-row">
      <style:table-row-properties style:use-optimal-row-height="false"/>
    </style:style>
    <style:style style:name="TableCell54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5" style:parent-style-name="Standard" style:family="paragraph">
      <style:paragraph-properties fo:margin-bottom="0in"/>
    </style:style>
    <style:style style:name="TableRow5446" style:family="table-row">
      <style:table-row-properties style:use-optimal-row-height="false"/>
    </style:style>
    <style:style style:name="TableCell54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8" style:parent-style-name="Standard" style:family="paragraph">
      <style:paragraph-properties fo:margin-bottom="0in"/>
    </style:style>
    <style:style style:name="TableRow5449" style:family="table-row">
      <style:table-row-properties style:use-optimal-row-height="false"/>
    </style:style>
    <style:style style:name="TableCell54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1" style:parent-style-name="Standard" style:family="paragraph">
      <style:paragraph-properties fo:margin-bottom="0in"/>
    </style:style>
    <style:style style:name="TableRow5452" style:family="table-row">
      <style:table-row-properties style:use-optimal-row-height="false"/>
    </style:style>
    <style:style style:name="TableCell54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4" style:parent-style-name="Standard" style:family="paragraph">
      <style:paragraph-properties fo:margin-bottom="0in"/>
    </style:style>
    <style:style style:name="TableRow5455" style:family="table-row">
      <style:table-row-properties style:use-optimal-row-height="false"/>
    </style:style>
    <style:style style:name="TableCell54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7" style:parent-style-name="Standard" style:family="paragraph">
      <style:paragraph-properties fo:margin-bottom="0in"/>
    </style:style>
    <style:style style:name="TableRow5458" style:family="table-row">
      <style:table-row-properties style:use-optimal-row-height="false"/>
    </style:style>
    <style:style style:name="TableCell54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0" style:parent-style-name="Standard" style:family="paragraph">
      <style:paragraph-properties fo:margin-bottom="0in"/>
    </style:style>
    <style:style style:name="TableRow5461" style:family="table-row">
      <style:table-row-properties style:use-optimal-row-height="false"/>
    </style:style>
    <style:style style:name="TableCell54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3" style:parent-style-name="Standard" style:family="paragraph">
      <style:paragraph-properties fo:margin-bottom="0in"/>
    </style:style>
    <style:style style:name="TableRow5464" style:family="table-row">
      <style:table-row-properties style:use-optimal-row-height="false"/>
    </style:style>
    <style:style style:name="TableCell54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6" style:parent-style-name="Standard" style:family="paragraph">
      <style:paragraph-properties fo:margin-bottom="0in"/>
    </style:style>
    <style:style style:name="TableRow5467" style:family="table-row">
      <style:table-row-properties style:use-optimal-row-height="false"/>
    </style:style>
    <style:style style:name="TableCell54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9" style:parent-style-name="Standard" style:family="paragraph">
      <style:paragraph-properties fo:margin-bottom="0in"/>
    </style:style>
    <style:style style:name="TableRow5470" style:family="table-row">
      <style:table-row-properties style:use-optimal-row-height="false"/>
    </style:style>
    <style:style style:name="TableCell54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2" style:parent-style-name="Standard" style:family="paragraph">
      <style:paragraph-properties fo:margin-bottom="0in"/>
    </style:style>
    <style:style style:name="TableRow5473" style:family="table-row">
      <style:table-row-properties style:use-optimal-row-height="false"/>
    </style:style>
    <style:style style:name="TableCell54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5" style:parent-style-name="Standard" style:family="paragraph">
      <style:paragraph-properties fo:margin-bottom="0in"/>
    </style:style>
    <style:style style:name="TableRow5476" style:family="table-row">
      <style:table-row-properties style:use-optimal-row-height="false"/>
    </style:style>
    <style:style style:name="TableCell54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8" style:parent-style-name="Standard" style:family="paragraph">
      <style:paragraph-properties fo:margin-bottom="0in"/>
    </style:style>
    <style:style style:name="TableRow5479" style:family="table-row">
      <style:table-row-properties style:use-optimal-row-height="false"/>
    </style:style>
    <style:style style:name="TableCell54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1" style:parent-style-name="Standard" style:family="paragraph">
      <style:paragraph-properties fo:margin-bottom="0in"/>
    </style:style>
    <style:style style:name="TableRow5482" style:family="table-row">
      <style:table-row-properties style:use-optimal-row-height="false"/>
    </style:style>
    <style:style style:name="TableCell54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4" style:parent-style-name="Standard" style:family="paragraph">
      <style:paragraph-properties fo:margin-bottom="0in"/>
    </style:style>
    <style:style style:name="TableRow5485" style:family="table-row">
      <style:table-row-properties style:use-optimal-row-height="false"/>
    </style:style>
    <style:style style:name="TableCell54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7" style:parent-style-name="Standard" style:family="paragraph">
      <style:paragraph-properties fo:margin-bottom="0in"/>
    </style:style>
    <style:style style:name="TableRow5488" style:family="table-row">
      <style:table-row-properties style:use-optimal-row-height="false"/>
    </style:style>
    <style:style style:name="TableCell54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0" style:parent-style-name="Standard" style:family="paragraph">
      <style:paragraph-properties fo:margin-bottom="0in"/>
    </style:style>
    <style:style style:name="TableRow5491" style:family="table-row">
      <style:table-row-properties style:use-optimal-row-height="false"/>
    </style:style>
    <style:style style:name="TableCell54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3" style:parent-style-name="Standard" style:family="paragraph">
      <style:paragraph-properties fo:margin-bottom="0in"/>
    </style:style>
    <style:style style:name="TableRow5494" style:family="table-row">
      <style:table-row-properties style:use-optimal-row-height="false"/>
    </style:style>
    <style:style style:name="TableCell54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6" style:parent-style-name="Standard" style:family="paragraph">
      <style:paragraph-properties fo:margin-bottom="0in"/>
    </style:style>
    <style:style style:name="TableRow5497" style:family="table-row">
      <style:table-row-properties style:use-optimal-row-height="false"/>
    </style:style>
    <style:style style:name="TableCell54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9" style:parent-style-name="Standard" style:family="paragraph">
      <style:paragraph-properties fo:margin-bottom="0in"/>
    </style:style>
    <style:style style:name="TableRow5500" style:family="table-row">
      <style:table-row-properties style:use-optimal-row-height="false"/>
    </style:style>
    <style:style style:name="TableCell55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2" style:parent-style-name="Standard" style:family="paragraph">
      <style:paragraph-properties fo:margin-bottom="0in"/>
    </style:style>
    <style:style style:name="TableRow5503" style:family="table-row">
      <style:table-row-properties style:use-optimal-row-height="false"/>
    </style:style>
    <style:style style:name="TableCell55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5" style:parent-style-name="Standard" style:family="paragraph">
      <style:paragraph-properties fo:margin-bottom="0in"/>
    </style:style>
    <style:style style:name="TableRow5506" style:family="table-row">
      <style:table-row-properties style:use-optimal-row-height="false"/>
    </style:style>
    <style:style style:name="TableCell55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8" style:parent-style-name="Standard" style:family="paragraph">
      <style:paragraph-properties fo:margin-bottom="0in"/>
    </style:style>
    <style:style style:name="TableRow5509" style:family="table-row">
      <style:table-row-properties style:use-optimal-row-height="false"/>
    </style:style>
    <style:style style:name="TableCell55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1" style:parent-style-name="Standard" style:family="paragraph">
      <style:paragraph-properties fo:margin-bottom="0in"/>
    </style:style>
    <style:style style:name="TableRow5512" style:family="table-row">
      <style:table-row-properties style:use-optimal-row-height="false"/>
    </style:style>
    <style:style style:name="TableCell55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4" style:parent-style-name="Standard" style:family="paragraph">
      <style:paragraph-properties fo:margin-bottom="0in"/>
    </style:style>
    <style:style style:name="TableRow5515" style:family="table-row">
      <style:table-row-properties style:use-optimal-row-height="false"/>
    </style:style>
    <style:style style:name="TableCell55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7" style:parent-style-name="Standard" style:family="paragraph">
      <style:paragraph-properties fo:margin-bottom="0in"/>
    </style:style>
    <style:style style:name="TableRow5518" style:family="table-row">
      <style:table-row-properties style:use-optimal-row-height="false"/>
    </style:style>
    <style:style style:name="TableCell55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0" style:parent-style-name="Standard" style:family="paragraph">
      <style:paragraph-properties fo:margin-bottom="0in"/>
    </style:style>
    <style:style style:name="TableRow5521" style:family="table-row">
      <style:table-row-properties style:use-optimal-row-height="false"/>
    </style:style>
    <style:style style:name="TableCell55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3" style:parent-style-name="Standard" style:family="paragraph">
      <style:paragraph-properties fo:margin-bottom="0in"/>
    </style:style>
    <style:style style:name="TableRow5524" style:family="table-row">
      <style:table-row-properties style:use-optimal-row-height="false"/>
    </style:style>
    <style:style style:name="TableCell55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6" style:parent-style-name="Standard" style:family="paragraph">
      <style:paragraph-properties fo:margin-bottom="0in"/>
    </style:style>
    <style:style style:name="TableRow5527" style:family="table-row">
      <style:table-row-properties style:use-optimal-row-height="false"/>
    </style:style>
    <style:style style:name="TableCell55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9" style:parent-style-name="Standard" style:family="paragraph">
      <style:paragraph-properties fo:margin-bottom="0in"/>
    </style:style>
    <style:style style:name="TableRow5530" style:family="table-row">
      <style:table-row-properties style:use-optimal-row-height="false"/>
    </style:style>
    <style:style style:name="TableCell55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2" style:parent-style-name="Standard" style:family="paragraph">
      <style:paragraph-properties fo:margin-bottom="0in"/>
    </style:style>
    <style:style style:name="TableRow5533" style:family="table-row">
      <style:table-row-properties style:use-optimal-row-height="false"/>
    </style:style>
    <style:style style:name="TableCell55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5" style:parent-style-name="Standard" style:family="paragraph">
      <style:paragraph-properties fo:margin-bottom="0in"/>
    </style:style>
    <style:style style:name="TableRow5536" style:family="table-row">
      <style:table-row-properties style:use-optimal-row-height="false"/>
    </style:style>
    <style:style style:name="TableCell55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8" style:parent-style-name="Standard" style:family="paragraph">
      <style:paragraph-properties fo:margin-bottom="0in"/>
    </style:style>
    <style:style style:name="TableRow5539" style:family="table-row">
      <style:table-row-properties style:use-optimal-row-height="false"/>
    </style:style>
    <style:style style:name="TableCell55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1" style:parent-style-name="Standard" style:family="paragraph">
      <style:paragraph-properties fo:margin-bottom="0in"/>
    </style:style>
    <style:style style:name="TableRow5542" style:family="table-row">
      <style:table-row-properties style:use-optimal-row-height="false"/>
    </style:style>
    <style:style style:name="TableCell55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4" style:parent-style-name="Standard" style:family="paragraph">
      <style:paragraph-properties fo:margin-bottom="0in"/>
    </style:style>
    <style:style style:name="TableRow5545" style:family="table-row">
      <style:table-row-properties style:use-optimal-row-height="false"/>
    </style:style>
    <style:style style:name="TableCell55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7" style:parent-style-name="Standard" style:family="paragraph">
      <style:paragraph-properties fo:margin-bottom="0in"/>
    </style:style>
    <style:style style:name="TableRow5548" style:family="table-row">
      <style:table-row-properties style:use-optimal-row-height="false"/>
    </style:style>
    <style:style style:name="TableCell55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0" style:parent-style-name="Standard" style:family="paragraph">
      <style:paragraph-properties fo:margin-bottom="0in"/>
    </style:style>
    <style:style style:name="TableRow5551" style:family="table-row">
      <style:table-row-properties style:use-optimal-row-height="false"/>
    </style:style>
    <style:style style:name="TableCell55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3" style:parent-style-name="Standard" style:family="paragraph">
      <style:paragraph-properties fo:margin-bottom="0in"/>
    </style:style>
    <style:style style:name="TableRow5554" style:family="table-row">
      <style:table-row-properties style:use-optimal-row-height="false"/>
    </style:style>
    <style:style style:name="TableCell55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6" style:parent-style-name="Standard" style:family="paragraph">
      <style:paragraph-properties fo:margin-bottom="0in"/>
    </style:style>
    <style:style style:name="TableRow5557" style:family="table-row">
      <style:table-row-properties style:use-optimal-row-height="false"/>
    </style:style>
    <style:style style:name="TableCell55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9" style:parent-style-name="Standard" style:family="paragraph">
      <style:paragraph-properties fo:margin-bottom="0in"/>
    </style:style>
    <style:style style:name="TableRow5560" style:family="table-row">
      <style:table-row-properties style:use-optimal-row-height="false"/>
    </style:style>
    <style:style style:name="TableCell55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2" style:parent-style-name="Standard" style:family="paragraph">
      <style:paragraph-properties fo:margin-bottom="0in"/>
    </style:style>
    <style:style style:name="TableRow5563" style:family="table-row">
      <style:table-row-properties style:use-optimal-row-height="false"/>
    </style:style>
    <style:style style:name="TableCell55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5" style:parent-style-name="Standard" style:family="paragraph">
      <style:paragraph-properties fo:margin-bottom="0in"/>
    </style:style>
    <style:style style:name="TableRow5566" style:family="table-row">
      <style:table-row-properties style:use-optimal-row-height="false"/>
    </style:style>
    <style:style style:name="TableCell55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8"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soft-page-break/>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draw:custom-shape svg:x="-0.0752in" svg:y="0.0008in" svg:width="6.33542in" svg:height="4.77778in" draw:z-index="251658240" draw:id="id0" draw:style-name="a0" draw:name="Frame10" text:anchor-type="paragraph"><svg:title/><svg:desc/><text:p text:style-name="Normale"><text:span text:style-name="T21">Nome Progetto:</text:span></text:p><text:p text:style-name="Normale"><text:span text:style-name="T22">Project Sansar</text:span></text:p><text:p text:style-name="Normale"><text:span text:style-name="T23">Anno Pubblicazione</text:span></text:p><text:p text:style-name="Normale"><text:span text:style-name="T24">2017</text:span></text:p><text:p text:style-name="Normale"><text:span text:style-name="T25">Nome Competitor:</text:span></text:p><text:p text:style-name="Normale"><text:span text:style-name="T26">Linden Lab</text:span></text:p><text:p text:style-name="Normale"><text:span text:style-name="T27">Dimensione Competitor</text:span></text:p><text:p text:style-name="Normale"><text:span text:style-name="T28">200-500 dipendenti</text:span></text:p><text:p text:style-name="Normale"><text:span text:style-name="T29">Struttura Aziendale/Societaria:</text:span></text:p><text:p text:style-name="Normale"><text:span text:style-name="T30">Società privata</text:span></text:p><text:p text:style-name="Normale"><text:span text:style-name="T31">Descrizione Progetto:</text:span></text:p><text:p text:style-name="Normale"><text:span text:style-name="T32">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Normale"><text:span text:style-name="T33">Value Proposition:</text:span></text:p><text:p text:style-name="Normale"><text:span text:style-name="T34">Novità</text:span></text:p><text:p text:style-name="Normale"><text:span text:style-name="T35">Customer Segments:</text:span></text:p><text:p text:style-name="Normale"><text:span text:style-name="T36">Tecnofili</text:span></text:p><text:p text:style-name="Normale"><text:span text:style-name="T37">Punti di Forza:</text:span></text:p><text:p text:style-name="Normale"><text:span text:style-name="T38">Innovazione ed ampia possibilità di utilizzo</text:span></text:p><text:p text:style-name="Normale"><text:span text:style-name="T39">Punti di Debolezza:</text:span></text:p><text:p text:style-name="Normale"><text:span text:style-name="T40">Tecnologia nuova e costo elevato</text:span></text:p><text:p text:style-name="Normale"><text:span text:style-name="T41">Canali Utilizzati:</text:span></text:p><text:p text:style-name="Normale"><text:span text:style-name="T42">Web</text:span></text:p><text:p text:style-name="Normale"><text:span text:style-name="T43">Note</text:span></text:p><text:p text:style-name="Normale"><text:span text:style-name="T44">Business Model</text:span></text:p><text:p text:style-name="Normale"/><draw:enhanced-geometry draw:type="non-primitive" svg:viewBox="0 0 21600 21600" draw:enhanced-path="M 0 0 L 21600 0 21600 21600 0 21600 Z N"/></draw:custom-shape></text:h>
      <text:h text:style-name="Titolo2" text:outline-level="2"/>
      <text:p text:style-name="P45"/>
      <text:h text:style-name="Titolo2" text:outline-level="2">COMPETITOR n. 2</text:h>
      <table:table table:style-name="Table46">
        <table:table-columns>
          <table:table-column table:style-name="TableColumn47"/>
          <table:table-column table:style-name="TableColumn48"/>
        </table:table-columns>
        <table:table-row table:style-name="TableRow49">
          <table:table-cell table:style-name="TableCell50">
            <text:p text:style-name="P51">Nome Progetto:</text:p>
            <text:p text:style-name="P52">HoloLens</text:p>
          </table:table-cell>
          <table:table-cell table:style-name="TableCell53">
            <text:p text:style-name="P54">Anno Pubblicazione</text:p>
            <text:p text:style-name="P55">2016</text:p>
          </table:table-cell>
        </table:table-row>
        <table:table-row table:style-name="TableRow56">
          <table:table-cell table:style-name="TableCell57">
            <text:p text:style-name="P58">Nome Competitor:</text:p>
            <text:p text:style-name="P59">Microsoft</text:p>
          </table:table-cell>
          <table:table-cell table:style-name="TableCell60">
            <text:p text:style-name="P61">Dimensione Competitor</text:p>
            <text:p text:style-name="P62">Multinazionale</text:p>
          </table:table-cell>
        </table:table-row>
        <table:table-row table:style-name="TableRow63">
          <table:table-cell table:style-name="TableCell64" table:number-columns-spanned="2">
            <text:p text:style-name="P65">Struttura Aziendale/Societaria:</text:p>
            <text:p text:style-name="P66">Public company</text:p>
          </table:table-cell>
          <table:covered-table-cell/>
        </table:table-row>
        <table:table-row table:style-name="TableRow67">
          <table:table-cell table:style-name="TableCell68" table:number-columns-spanned="2">
            <text:p text:style-name="P69">Descrizione Progetto:</text:p>
            <text:p text:style-name="Textbody"><text:bookmark-start text:name="docs-internal-guid-72f0b6d2-6da6-0c1d-5d"/><text:bookmark-end text:name="docs-internal-guid-72f0b6d2-6da6-0c1d-5d"/><text:span text:style-name="T70">Visore per la realtà mista.</text:span><text:span text:style-name="T71"><text:line-break/></text:span><text:span text:style-name="T72">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3">
          <table:table-cell table:style-name="TableCell74" table:number-columns-spanned="2">
            <text:p text:style-name="P75">Value Proposition:</text:p>
            <text:p text:style-name="Standard"><text:bookmark-start text:name="docs-internal-guid-86fd5021-6da6-232f-a5"/><text:bookmark-end text:name="docs-internal-guid-86fd5021-6da6-232f-a5"/><text:span text:style-name="T76">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7"><text:line-break/>Value proposition: <text:s/>Novità, Accessibilità e riduzione dei costi.</text:span></text:p>
            <text:p text:style-name="P78"/>
          </table:table-cell>
          <table:covered-table-cell/>
        </table:table-row>
        <table:table-row table:style-name="TableRow79">
          <table:table-cell table:style-name="TableCell80" table:number-columns-spanned="2">
            <text:p text:style-name="P81">Customer Segments:</text:p>
            <text:p text:style-name="P82"><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3"/>
          </table:table-cell>
          <table:covered-table-cell/>
        </table:table-row>
        <table:table-row table:style-name="TableRow84">
          <table:table-cell table:style-name="TableCell85" table:number-columns-spanned="2">
            <text:p text:style-name="P86">Punti di Forza:</text:p>
            <text:p text:style-name="Standard"><text:bookmark-start text:name="docs-internal-guid-f6f25b55-6da6-5730-2b"/><text:bookmark-end text:name="docs-internal-guid-f6f25b55-6da6-5730-2b"/><text:span text:style-name="T87">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8"/>
          </table:table-cell>
          <table:covered-table-cell/>
        </table:table-row>
        <text:soft-page-break/>
        <table:table-row table:style-name="TableRow89">
          <table:table-cell table:style-name="TableCell90" table:number-columns-spanned="2">
            <text:p text:style-name="P91">Punti di Debolezza:</text:p>
            <text:p text:style-name="Standard"><text:bookmark-start text:name="docs-internal-guid-76a098ad-6da6-70d8-26"/><text:bookmark-end text:name="docs-internal-guid-76a098ad-6da6-70d8-26"/><text:span text:style-name="T92">Costo molto elevato ( 3000$ la versione base e 5000$ quella Enterprise), disponibilità in pochissimi paesi, pochissimi programmi compatibili o creati ad hoc.</text:span></text:p>
            <text:p text:style-name="P93"/>
          </table:table-cell>
          <table:covered-table-cell/>
        </table:table-row>
        <table:table-row table:style-name="TableRow94">
          <table:table-cell table:style-name="TableCell95" table:number-columns-spanned="2">
            <text:p text:style-name="P96">Canali Utilizzati:</text:p>
            <text:p text:style-name="P97"><text:bookmark-start text:name="docs-internal-guid-8725ff1d-6da6-8764-94"/><text:bookmark-end text:name="docs-internal-guid-8725ff1d-6da6-8764-94"/>Pubblicità online, conferenze e fiere di settore e recensioni/video recensioni del prodotto dato in prova a pagine dedicate.</text:p>
            <text:p text:style-name="P98"/>
          </table:table-cell>
          <table:covered-table-cell/>
        </table:table-row>
        <table:table-row table:style-name="TableRow99">
          <table:table-cell table:style-name="TableCell100" table:number-columns-spanned="2">
            <text:p text:style-name="P101">Note</text:p>
          </table:table-cell>
          <table:covered-table-cell/>
        </table:table-row>
        <table:table-row table:style-name="TableRow102">
          <table:table-cell table:style-name="TableCell103" table:number-columns-spanned="2">
            <text:p text:style-name="P104">Business Model</text:p>
            <text:p text:style-name="Standard"><text:bookmark-start text:name="docs-internal-guid-1f199f91-6da6-ac53-17"/><text:bookmark-end text:name="docs-internal-guid-1f199f91-6da6-ac53-17"/><text:span text:style-name="T105">Vendita diretta del prodotto principalmente quello in edizione Commercial verso le grandi aziende</text:span><text:span text:style-name="T106">.</text:span></text:p>
            <text:p text:style-name="P107"/>
          </table:table-cell>
          <table:covered-table-cell/>
        </table:table-row>
      </table:table>
      <text:soft-page-break/>
      <text:h text:style-name="P108" text:outline-level="2">COMPETITOR n. 3</text:h>
      <table:table table:style-name="Table109">
        <table:table-columns>
          <table:table-column table:style-name="TableColumn110"/>
          <table:table-column table:style-name="TableColumn111"/>
        </table:table-columns>
        <table:table-row table:style-name="TableRow112">
          <table:table-cell table:style-name="TableCell113">
            <text:p text:style-name="P114">Nome Progetto:</text:p>
            <text:h text:style-name="P115" text:outline-level="2">Mirage Solo con Daydream</text:h>
          </table:table-cell>
          <table:table-cell table:style-name="TableCell116">
            <text:p text:style-name="P117">Anno Pubblicazione</text:p>
            <text:p text:style-name="P118">2018 (non ancora in commercio)</text:p>
          </table:table-cell>
        </table:table-row>
        <table:table-row table:style-name="TableRow119">
          <table:table-cell table:style-name="TableCell120">
            <text:p text:style-name="P121">Nome Competitor:</text:p>
            <text:p text:style-name="P122">Google + Lenovo</text:p>
          </table:table-cell>
          <table:table-cell table:style-name="TableCell123">
            <text:p text:style-name="P124">Dimensione Competitor</text:p>
            <text:p text:style-name="P125">Multinazionale</text:p>
          </table:table-cell>
        </table:table-row>
        <table:table-row table:style-name="TableRow126">
          <table:table-cell table:style-name="TableCell127" table:number-columns-spanned="2">
            <text:p text:style-name="P128">Struttura Aziendale/Societaria:</text:p>
            <text:p text:style-name="P129">Public company</text:p>
          </table:table-cell>
          <table:covered-table-cell/>
        </table:table-row>
        <table:table-row table:style-name="TableRow130">
          <table:table-cell table:style-name="TableCell131" table:number-columns-spanned="2">
            <text:p text:style-name="P132">Descrizione Progetto:</text:p>
            <text:p text:style-name="Standard"><text:span text:style-name="T133">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 text:style-name="T134">tecnologia<text:s/></text:span><text:span text:style-name="T135">di motion-tracking WorldSense, che sta alla base dell'esperienza di </text:span><text:a xlink:href="https://vr.google.com/intl/it_it/daydream/standalonevr/" office:target-frame-name="_top" xlink:show="replace">VR indipendente </text:a><text:span text:style-name="T136">di Daydream. Al Mirage Solo non servono sensori o camere esterne: può contare un </text:span><text:span text:style-name="T137">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38">
          <table:table-cell table:style-name="TableCell139" table:number-columns-spanned="2">
            <text:p text:style-name="P140">Value Proposition:</text:p>
            <text:p text:style-name="Standard"><text:span text:style-name="T141">Si prospetta ad avere performance migliori dei visori in commercio. Punta sulla sua diversificazione nel design e ad una maggiore usabilità per gli utenti.</text:span><text:span text:style-name="T142"><text:line-break/>Value proposition: Performance, Design e Usabilità</text:span></text:p>
          </table:table-cell>
          <table:covered-table-cell/>
        </table:table-row>
        <table:table-row table:style-name="TableRow143">
          <table:table-cell table:style-name="TableCell144" table:number-columns-spanned="2">
            <text:p text:style-name="P145">Customer Segments:</text:p>
            <text:p text:style-name="P146"><text:bookmark-start text:name="docs-internal-guid-586191b3-6da7-abdc-3d"/><text:bookmark-end text:name="docs-internal-guid-586191b3-6da7-abdc-3d"/>Prodotto pensato essenzialmente per l’uso quotidiano di clienti privati potenzialmente di tutte le età ma più mirato verso i giovani.</text:p>
            <text:p text:style-name="P147"/>
          </table:table-cell>
          <table:covered-table-cell/>
        </table:table-row>
        <table:table-row table:style-name="TableRow148">
          <table:table-cell table:style-name="TableCell149" table:number-columns-spanned="2">
            <text:p text:style-name="P150">Punti di Forza:</text:p>
            <text:p text:style-name="P151"><text:bookmark-start text:name="docs-internal-guid-c214808d-6da7-bf57-2c"/><text:bookmark-end text:name="docs-internal-guid-c214808d-6da7-bf57-2c"/>Visore standalone, indipendente da altri device rispetto ad altri visori. Caratteristiche tecniche elevate.</text:p>
            <text:p text:style-name="P152"/>
          </table:table-cell>
          <table:covered-table-cell/>
        </table:table-row>
        <table:table-row table:style-name="TableRow153">
          <table:table-cell table:style-name="TableCell154" table:number-columns-spanned="2">
            <text:p text:style-name="P155">Punti di Debolezza:</text:p>
            <text:p text:style-name="P156"><text:bookmark-start text:name="docs-internal-guid-4b77b049-6da7-d088-13"/><text:bookmark-end text:name="docs-internal-guid-4b77b049-6da7-d088-13"/>Costo (circa 400 euro) maggiore rispetto ad altri visori già sul commercio.</text:p>
            <text:p text:style-name="P157"/>
          </table:table-cell>
          <table:covered-table-cell/>
        </table:table-row>
        <text:soft-page-break/>
        <table:table-row table:style-name="TableRow158">
          <table:table-cell table:style-name="TableCell159" table:number-columns-spanned="2">
            <text:p text:style-name="P160">Canali Utilizzati:</text:p>
            <text:p text:style-name="P161"><text:bookmark-start text:name="docs-internal-guid-78691efc-6da7-e383-85"/><text:bookmark-end text:name="docs-internal-guid-78691efc-6da7-e383-85"/>Fiere a tema informatico, riviste specializzate, pubblicità (anche sponsorizzata) sul web.</text:p>
            <text:p text:style-name="P162"/>
          </table:table-cell>
          <table:covered-table-cell/>
        </table:table-row>
        <table:table-row table:style-name="TableRow163">
          <table:table-cell table:style-name="TableCell164" table:number-columns-spanned="2">
            <text:p text:style-name="P165">Note</text:p>
            <text:p text:style-name="P166"><text:bookmark-start text:name="docs-internal-guid-0669ca61-6da8-0774-47"/><text:bookmark-end text:name="docs-internal-guid-0669ca61-6da8-0774-47"/>Non ancora in commercio, ma possibile uscita entro il 2018.</text:p>
          </table:table-cell>
          <table:covered-table-cell/>
        </table:table-row>
        <table:table-row table:style-name="TableRow167">
          <table:table-cell table:style-name="TableCell168" table:number-columns-spanned="2">
            <text:p text:style-name="P169">Business Model</text:p>
            <text:p text:style-name="P170"><text:bookmark-start text:name="docs-internal-guid-2e95b74d-6da8-1ddc-0a"/><text:bookmark-end text:name="docs-internal-guid-2e95b74d-6da8-1ddc-0a"/>Vendita diretta del prodotto su larga scala e sviluppo/ vendita di applicazioni ad hoc per il dispositivo.</text:p>
            <text:p text:style-name="P171"/>
          </table:table-cell>
          <table:covered-table-cell/>
        </table:table-row>
      </table:table>
      <text:soft-page-break/>
      <text:h text:style-name="P172" text:outline-level="2">COMPETITOR n. 4</text:h>
      <table:table table:style-name="Table173">
        <table:table-columns>
          <table:table-column table:style-name="TableColumn174"/>
          <table:table-column table:style-name="TableColumn175"/>
        </table:table-columns>
        <table:table-row table:style-name="TableRow176">
          <table:table-cell table:style-name="TableCell177">
            <text:p text:style-name="P178">Nome Progetto:</text:p>
            <text:p text:style-name="P179">Google Glass</text:p>
          </table:table-cell>
          <table:table-cell table:style-name="TableCell180">
            <text:p text:style-name="P181">Anno Pubblicazione</text:p>
            <text:p text:style-name="P182">2013</text:p>
          </table:table-cell>
        </table:table-row>
        <table:table-row table:style-name="TableRow183">
          <table:table-cell table:style-name="TableCell184">
            <text:p text:style-name="P185">Nome Competitor:</text:p>
            <text:p text:style-name="P186">Google</text:p>
          </table:table-cell>
          <table:table-cell table:style-name="TableCell187">
            <text:p text:style-name="P188">Dimensione Competitor</text:p>
            <text:p text:style-name="P189">Multinazionale</text:p>
          </table:table-cell>
        </table:table-row>
        <table:table-row table:style-name="TableRow190">
          <table:table-cell table:style-name="TableCell191" table:number-columns-spanned="2">
            <text:p text:style-name="P192">Struttura Aziendale/Societaria:</text:p>
            <text:p text:style-name="P193">Public company</text:p>
          </table:table-cell>
          <table:covered-table-cell/>
        </table:table-row>
        <table:table-row table:style-name="TableRow194">
          <table:table-cell table:style-name="TableCell195" table:number-columns-spanned="2">
            <text:p text:style-name="P196">Descrizione Progetto:</text:p>
            <text:p text:style-name="P197"><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198"/>
          </table:table-cell>
          <table:covered-table-cell/>
        </table:table-row>
        <table:table-row table:style-name="TableRow199">
          <table:table-cell table:style-name="TableCell200" table:number-columns-spanned="2">
            <text:p text:style-name="P201">Value Proposition:</text:p>
            <text:p text:style-name="P202"><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03"/>
          </table:table-cell>
          <table:covered-table-cell/>
        </table:table-row>
        <table:table-row table:style-name="TableRow204">
          <table:table-cell table:style-name="TableCell205" table:number-columns-spanned="2">
            <text:p text:style-name="P206">Customer Segments:</text:p>
            <text:p text:style-name="P207"><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08"/>
          </table:table-cell>
          <table:covered-table-cell/>
        </table:table-row>
        <table:table-row table:style-name="TableRow209">
          <table:table-cell table:style-name="TableCell210" table:number-columns-spanned="2">
            <text:p text:style-name="P211">Punti di Forza:</text:p>
            <text:p text:style-name="P212"><text:bookmark-start text:name="docs-internal-guid-fd923118-6da8-d053-df"/><text:bookmark-end text:name="docs-internal-guid-fd923118-6da8-d053-df"/>Design semplice ed elegante;<text:line-break/>Potenzialmente innovativi applicabili a molte realtà diverse;</text:p>
            <text:p text:style-name="P213"/>
          </table:table-cell>
          <table:covered-table-cell/>
        </table:table-row>
        <text:soft-page-break/>
        <table:table-row table:style-name="TableRow214">
          <table:table-cell table:style-name="TableCell215" table:number-columns-spanned="2">
            <text:p text:style-name="P216">Punti di Debolezza:</text:p>
            <text:p text:style-name="P217"><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8"/>
          </table:table-cell>
          <table:covered-table-cell/>
        </table:table-row>
        <table:table-row table:style-name="TableRow219">
          <table:table-cell table:style-name="TableCell220" table:number-columns-spanned="2">
            <text:p text:style-name="P221">Canali Utilizzati:</text:p>
            <text:p text:style-name="P222"><text:bookmark-start text:name="docs-internal-guid-d207908e-6da9-014f-ab"/><text:bookmark-end text:name="docs-internal-guid-d207908e-6da9-014f-ab"/>Conferenze e congressi a tema informatico e non ( per esempio Moscone Center o al Fashion Week di New York)</text:p>
            <text:p text:style-name="P223"/>
          </table:table-cell>
          <table:covered-table-cell/>
        </table:table-row>
        <table:table-row table:style-name="TableRow224">
          <table:table-cell table:style-name="TableCell225" table:number-columns-spanned="2">
            <text:p text:style-name="P226">Note</text:p>
            <text:p text:style-name="P227"><text:bookmark-start text:name="docs-internal-guid-9d441ec1-6da9-1522-82"/><text:bookmark-end text:name="docs-internal-guid-9d441ec1-6da9-1522-82"/>Progetto chiuso nel 2016 ( Progetto Explorer )</text:p>
            <text:p text:style-name="P228"/>
          </table:table-cell>
          <table:covered-table-cell/>
        </table:table-row>
        <table:table-row table:style-name="TableRow229">
          <table:table-cell table:style-name="TableCell230" table:number-columns-spanned="2">
            <text:p text:style-name="P231">Business Model</text:p>
            <text:p text:style-name="P232"><text:bookmark-start text:name="docs-internal-guid-02d50253-6da9-3040-3c"/><text:bookmark-end text:name="docs-internal-guid-02d50253-6da9-3040-3c"/>Vendita diretta del prodotto e vendita delle app create ad hoc per il sistema “Glass OS”</text:p>
            <text:p text:style-name="P233"/>
          </table:table-cell>
          <table:covered-table-cell/>
        </table:table-row>
      </table:table>
      <text:soft-page-break/>
      <text:h text:style-name="P234" text:outline-level="2">COMPETITOR n. 5</text:h>
      <table:table table:style-name="Table235">
        <table:table-columns>
          <table:table-column table:style-name="TableColumn236"/>
          <table:table-column table:style-name="TableColumn237"/>
        </table:table-columns>
        <table:table-row table:style-name="TableRow238">
          <table:table-cell table:style-name="TableCell239">
            <text:p text:style-name="P240">Nome Progetto:</text:p>
            <text:p text:style-name="P241">iGlasses</text:p>
          </table:table-cell>
          <table:table-cell table:style-name="TableCell242">
            <text:p text:style-name="P243">Anno Pubblicazione</text:p>
            <text:p text:style-name="P244">2020</text:p>
          </table:table-cell>
        </table:table-row>
        <table:table-row table:style-name="TableRow245">
          <table:table-cell table:style-name="TableCell246">
            <text:p text:style-name="P247">Nome Competitor:</text:p>
            <text:p text:style-name="P248">Apple</text:p>
          </table:table-cell>
          <table:table-cell table:style-name="TableCell249">
            <text:p text:style-name="P250">Dimensione Competitor</text:p>
            <text:p text:style-name="P251">Multinazionale</text:p>
          </table:table-cell>
        </table:table-row>
        <table:table-row table:style-name="TableRow252">
          <table:table-cell table:style-name="TableCell253" table:number-columns-spanned="2">
            <text:p text:style-name="P254">Struttura Aziendale/Societaria:</text:p>
            <text:p text:style-name="P255">Public company</text:p>
          </table:table-cell>
          <table:covered-table-cell/>
        </table:table-row>
        <table:table-row table:style-name="TableRow256">
          <table:table-cell table:style-name="TableCell257" table:number-columns-spanned="2">
            <text:p text:style-name="P258">Descrizione Progetto:</text:p>
            <text:p text:style-name="P259"><text:bookmark-start text:name="docs-internal-guid-4b72c78e-6da9-af58-70"/><text:bookmark-end text:name="docs-internal-guid-4b72c78e-6da9-af58-70"/>Occhiali in realtà aumentata in via di sviluppo da parte di Apple.</text:p>
          </table:table-cell>
          <table:covered-table-cell/>
        </table:table-row>
        <table:table-row table:style-name="TableRow260">
          <table:table-cell table:style-name="TableCell261" table:number-columns-spanned="2">
            <text:p text:style-name="P262">Value Proposition:</text:p>
            <text:p text:style-name="P263"><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4"/>
          </table:table-cell>
          <table:covered-table-cell/>
        </table:table-row>
        <table:table-row table:style-name="TableRow265">
          <table:table-cell table:style-name="TableCell266" table:number-columns-spanned="2">
            <text:p text:style-name="P267">Customer Segments:</text:p>
            <text:p text:style-name="P268"/>
          </table:table-cell>
          <table:covered-table-cell/>
        </table:table-row>
        <table:table-row table:style-name="TableRow269">
          <table:table-cell table:style-name="TableCell270" table:number-columns-spanned="2">
            <text:p text:style-name="P271">Punti di Forza:</text:p>
            <text:p text:style-name="P272"><text:bookmark-start text:name="docs-internal-guid-baa30d64-6daa-0db1-ab"/><text:bookmark-end text:name="docs-internal-guid-baa30d64-6daa-0db1-ab"/>Sistema Operativo ad hoc ( rOS );<text:line-break/>Sistema innovativo di interazione tramite display touch, comandi vocali e gesti della testa.</text:p>
            <text:p text:style-name="P273"/>
          </table:table-cell>
          <table:covered-table-cell/>
        </table:table-row>
        <table:table-row table:style-name="TableRow274">
          <table:table-cell table:style-name="TableCell275" table:number-columns-spanned="2">
            <text:p text:style-name="P276">Punti di Debolezza:</text:p>
            <text:p text:style-name="P277"><text:bookmark-start text:name="docs-internal-guid-ad705c4e-6daa-2397-63"/><text:bookmark-end text:name="docs-internal-guid-ad705c4e-6daa-2397-63"/>Difficile produrre un dispositivo con una montatura bella e leggera</text:p>
            <text:p text:style-name="P278"/>
          </table:table-cell>
          <table:covered-table-cell/>
        </table:table-row>
        <table:table-row table:style-name="TableRow279">
          <table:table-cell table:style-name="TableCell280" table:number-columns-spanned="2">
            <text:p text:style-name="P281">Canali Utilizzati:</text:p>
          </table:table-cell>
          <table:covered-table-cell/>
        </table:table-row>
        <text:soft-page-break/>
        <table:table-row table:style-name="TableRow282">
          <table:table-cell table:style-name="TableCell283" table:number-columns-spanned="2">
            <text:p text:style-name="P284">Note</text:p>
            <text:p text:style-name="P285"><text:bookmark-start text:name="docs-internal-guid-7c6ef651-6daa-491f-74"/><text:bookmark-end text:name="docs-internal-guid-7c6ef651-6daa-491f-74"/>Progetto in via di sviluppo. Non è facile trovare o ricavare alcune informazioni.</text:p>
            <text:p text:style-name="P286"/>
          </table:table-cell>
          <table:covered-table-cell/>
        </table:table-row>
        <table:table-row table:style-name="TableRow287">
          <table:table-cell table:style-name="TableCell288" table:number-columns-spanned="2">
            <text:p text:style-name="P289">Business Model</text:p>
          </table:table-cell>
          <table:covered-table-cell/>
        </table:table-row>
      </table:table>
      <text:soft-page-break/>
      <text:h text:style-name="P290" text:outline-level="2">COMPETITOR n. 6</text:h>
      <table:table table:style-name="Table291">
        <table:table-columns>
          <table:table-column table:style-name="TableColumn292"/>
          <table:table-column table:style-name="TableColumn293"/>
        </table:table-columns>
        <table:table-row table:style-name="TableRow294">
          <table:table-cell table:style-name="TableCell295">
            <text:p text:style-name="P296">Nome Progetto:</text:p>
            <text:p text:style-name="P297">Nintendo Virtual Boy</text:p>
          </table:table-cell>
          <table:table-cell table:style-name="TableCell298">
            <text:p text:style-name="P299">Anno Pubblicazione</text:p>
            <text:p text:style-name="P300">1995</text:p>
          </table:table-cell>
        </table:table-row>
        <table:table-row table:style-name="TableRow301">
          <table:table-cell table:style-name="TableCell302">
            <text:p text:style-name="P303">Nome Competitor:</text:p>
            <text:p text:style-name="P304">Nintendo</text:p>
          </table:table-cell>
          <table:table-cell table:style-name="TableCell305">
            <text:p text:style-name="P306">Dimensione Competitor</text:p>
            <text:p text:style-name="P307">Multinazionale</text:p>
          </table:table-cell>
        </table:table-row>
        <table:table-row table:style-name="TableRow308">
          <table:table-cell table:style-name="TableCell309" table:number-columns-spanned="2">
            <text:p text:style-name="P310">Struttura Aziendale/Societaria:</text:p>
            <text:p text:style-name="P311">Società per azioni</text:p>
          </table:table-cell>
          <table:covered-table-cell/>
        </table:table-row>
        <table:table-row table:style-name="TableRow312">
          <table:table-cell table:style-name="TableCell313" table:number-columns-spanned="2">
            <text:p text:style-name="P314">Descrizione Progetto:</text:p>
            <text:p text:style-name="P315"><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16"/>
          </table:table-cell>
          <table:covered-table-cell/>
        </table:table-row>
        <table:table-row table:style-name="TableRow317">
          <table:table-cell table:style-name="TableCell318" table:number-columns-spanned="2">
            <text:p text:style-name="P319">Value Proposition:</text:p>
            <text:p text:style-name="Standard"><text:bookmark-start text:name="docs-internal-guid-a4f77dd9-6daa-eb07-32"/><text:bookmark-end text:name="docs-internal-guid-a4f77dd9-6daa-eb07-32"/><text:span text:style-name="T320">All’epoca di uscita del prodotto era di sicuro qualcosa di innovativo e di mai visto. Era un prodotto pensato per hardcore gamers che spaziavano, per età, dai giovanissimi fino ai più grandi.</text:span><text:span text:style-name="T321"><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22"/>
          </table:table-cell>
          <table:covered-table-cell/>
        </table:table-row>
        <table:table-row table:style-name="TableRow323">
          <table:table-cell table:style-name="TableCell324" table:number-columns-spanned="2">
            <text:p text:style-name="P325">Customer Segments:</text:p>
            <text:p text:style-name="P326">Videogiocatori hardcore e casual</text:p>
          </table:table-cell>
          <table:covered-table-cell/>
        </table:table-row>
        <table:table-row table:style-name="TableRow327">
          <table:table-cell table:style-name="TableCell328" table:number-columns-spanned="2">
            <text:p text:style-name="P329">Punti di Forza:</text:p>
            <text:p text:style-name="P330">Novità assoluta nel campo videoludico (all’epoca)</text:p>
          </table:table-cell>
          <table:covered-table-cell/>
        </table:table-row>
        <text:soft-page-break/>
        <table:table-row table:style-name="TableRow331">
          <table:table-cell table:style-name="TableCell332" table:number-columns-spanned="2">
            <text:p text:style-name="P333">Punti di Debolezza:</text:p>
            <text:p text:style-name="P334"><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35">I giochi non sfruttavano a pieno le potenzialità del dispositivo;</text:p>
              </text:list-item>
              <text:list-item>
                <text:p text:style-name="P336">Libreria di giochi scarsa per quantità e qualità;</text:p>
              </text:list-item>
              <text:list-item>
                <text:p text:style-name="P337">Marketing non efficiente (era pubblicizzata come una console portatile ma il peso e le dimensioni erano considerevoli rispetto ad altre console dell’epoca);</text:p>
              </text:list-item>
              <text:list-item>
                <text:p text:style-name="P338">Difficoltà nell’utilizzare la console in quanto non aveva nessun tipo di supporto che agevolasse l’utente nell’indossarla;</text:p>
              </text:list-item>
              <text:list-item>
                <text:p text:style-name="P339">Causava fastidio agli occhi e nausea dopo appena un’ora di utilizzo.</text:p>
              </text:list-item>
            </text:list>
            <text:p text:style-name="P340"/>
          </table:table-cell>
          <table:covered-table-cell/>
        </table:table-row>
        <table:table-row table:style-name="TableRow341">
          <table:table-cell table:style-name="TableCell342" table:number-columns-spanned="2">
            <text:p text:style-name="P343">Canali Utilizzati:</text:p>
            <text:p text:style-name="P344"><text:bookmark-start text:name="docs-internal-guid-879adc81-6dab-8c2a-91"/><text:bookmark-end text:name="docs-internal-guid-879adc81-6dab-8c2a-91"/>Pubblicità televisiva</text:p>
            <text:p text:style-name="P345"/>
          </table:table-cell>
          <table:covered-table-cell/>
        </table:table-row>
        <table:table-row table:style-name="TableRow346">
          <table:table-cell table:style-name="TableCell347" table:number-columns-spanned="2">
            <text:p text:style-name="P348">Note</text:p>
            <text:p text:style-name="P349"><text:bookmark-start text:name="docs-internal-guid-e8996004-6dab-9ef3-6e"/><text:bookmark-end text:name="docs-internal-guid-e8996004-6dab-9ef3-6e"/>Prodotto fallito l’anno successivo alla sua commercializzazione. E’ noto come uno dei più grandi flop della storia di Nintendo.</text:p>
            <text:p text:style-name="P350"/>
          </table:table-cell>
          <table:covered-table-cell/>
        </table:table-row>
        <table:table-row table:style-name="TableRow351">
          <table:table-cell table:style-name="TableCell352" table:number-columns-spanned="2">
            <text:p text:style-name="P353">Business Model</text:p>
            <text:p text:style-name="Standard"><text:bookmark-start text:name="docs-internal-guid-531375b4-6dab-b4ec-ba"/><text:bookmark-end text:name="docs-internal-guid-531375b4-6dab-b4ec-ba"/><text:span text:style-name="T354">Vendita diretta del prodotto e dei giochi a corredo</text:span><text:span text:style-name="T355">.</text:span></text:p>
            <text:p text:style-name="P356"/>
          </table:table-cell>
          <table:covered-table-cell/>
        </table:table-row>
      </table:table>
      <text:soft-page-break/>
      <text:h text:style-name="P357" text:outline-level="2">COMPETITOR n. 7</text:h>
      <table:table table:style-name="Table358">
        <table:table-columns>
          <table:table-column table:style-name="TableColumn359"/>
          <table:table-column table:style-name="TableColumn360"/>
        </table:table-columns>
        <table:table-row table:style-name="TableRow361">
          <table:table-cell table:style-name="TableCell362">
            <text:p text:style-name="P363">Nome Progetto:</text:p>
            <text:p text:style-name="P364">FXMirror</text:p>
          </table:table-cell>
          <table:table-cell table:style-name="TableCell365">
            <text:p text:style-name="P366">Anno Pubblicazione</text:p>
            <text:p text:style-name="P367">2012</text:p>
          </table:table-cell>
        </table:table-row>
        <table:table-row table:style-name="TableRow368">
          <table:table-cell table:style-name="TableCell369">
            <text:p text:style-name="P370">Nome Competitor:</text:p>
            <text:p text:style-name="P371">FXGear</text:p>
          </table:table-cell>
          <table:table-cell table:style-name="TableCell372">
            <text:p text:style-name="P373">Dimensione Competitor</text:p>
            <text:p text:style-name="P374">Multinazionale</text:p>
          </table:table-cell>
        </table:table-row>
        <table:table-row table:style-name="TableRow375">
          <table:table-cell table:style-name="TableCell376" table:number-columns-spanned="2">
            <text:p text:style-name="P377">Struttura Aziendale/Societaria:</text:p>
            <text:p text:style-name="P378">Incorporated</text:p>
          </table:table-cell>
          <table:covered-table-cell/>
        </table:table-row>
        <table:table-row table:style-name="TableRow379">
          <table:table-cell table:style-name="TableCell380" table:number-columns-spanned="2">
            <text:p text:style-name="P381">Descrizione Progetto:</text:p>
            <text:p text:style-name="P382"><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83"/>
          </table:table-cell>
          <table:covered-table-cell/>
        </table:table-row>
        <table:table-row table:style-name="TableRow384">
          <table:table-cell table:style-name="TableCell385" table:number-columns-spanned="2">
            <text:p text:style-name="P386">Value Proposition:</text:p>
            <text:p text:style-name="P387"><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388"/>
          </table:table-cell>
          <table:covered-table-cell/>
        </table:table-row>
        <table:table-row table:style-name="TableRow389">
          <table:table-cell table:style-name="TableCell390" table:number-columns-spanned="2">
            <text:p text:style-name="P391">Customer Segments:</text:p>
            <text:p text:style-name="P392"><text:bookmark-start text:name="docs-internal-guid-12f66333-6dac-3f2c-6f"/><text:bookmark-end text:name="docs-internal-guid-12f66333-6dac-3f2c-6f"/>I principali clienti sono i negozi di moda che espongono il prodotto e che lo fanno utilizzare alla clientela del negozio.</text:p>
            <text:p text:style-name="P393"/>
          </table:table-cell>
          <table:covered-table-cell/>
        </table:table-row>
        <table:table-row table:style-name="TableRow394">
          <table:table-cell table:style-name="TableCell395" table:number-columns-spanned="2">
            <text:p text:style-name="P396">Punti di Forza:</text:p>
            <text:p text:style-name="P397"><text:bookmark-start text:name="docs-internal-guid-f99febb9-6dac-5750-8c"/><text:bookmark-end text:name="docs-internal-guid-f99febb9-6dac-5750-8c"/>Interfaccia semplice ed intuitiva;<text:line-break/>Riconoscimento del corpo istantanea;</text:p>
            <text:p text:style-name="Textbody"><text:span text:style-name="T398">I vestiti si adattano al corpo del utente;</text:span><text:span text:style-name="T399"><text:line-break/>Permette di provare più vestiti contemporaneamente;</text:span><text:span text:style-name="T400"><text:line-break/>Condivisione e salvataggio su smartphone dell’outfit scelto;</text:span></text:p>
          </table:table-cell>
          <table:covered-table-cell/>
        </table:table-row>
        <text:soft-page-break/>
        <table:table-row table:style-name="TableRow401">
          <table:table-cell table:style-name="TableCell402" table:number-columns-spanned="2">
            <text:p text:style-name="P403">Punti di Debolezza:</text:p>
            <text:p text:style-name="P404"><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05"/>
          </table:table-cell>
          <table:covered-table-cell/>
        </table:table-row>
        <table:table-row table:style-name="TableRow406">
          <table:table-cell table:style-name="TableCell407" table:number-columns-spanned="2">
            <text:p text:style-name="P408">Canali Utilizzati:</text:p>
            <text:p text:style-name="P409"><text:bookmark-start text:name="docs-internal-guid-8eb6eefe-6dac-799d-b3"/><text:bookmark-end text:name="docs-internal-guid-8eb6eefe-6dac-799d-b3"/>Fiere e conferenze specializzate nel settore della moda e dell’innovazione,  vendita diretta all’azienda.</text:p>
            <text:p text:style-name="P410"/>
          </table:table-cell>
          <table:covered-table-cell/>
        </table:table-row>
        <table:table-row table:style-name="TableRow411">
          <table:table-cell table:style-name="TableCell412" table:number-columns-spanned="2">
            <text:p text:style-name="P413">Note</text:p>
          </table:table-cell>
          <table:covered-table-cell/>
        </table:table-row>
        <table:table-row table:style-name="TableRow414">
          <table:table-cell table:style-name="TableCell415" table:number-columns-spanned="2">
            <text:p text:style-name="P416">Business Model</text:p>
            <text:p text:style-name="P417"><text:bookmark-start text:name="docs-internal-guid-93b67110-6dac-98ee-74"/><text:bookmark-end text:name="docs-internal-guid-93b67110-6dac-98ee-74"/>Vendita del prodotto e supporto ai negozi aderenti</text:p>
            <text:p text:style-name="P418"/>
          </table:table-cell>
          <table:covered-table-cell/>
        </table:table-row>
      </table:table>
      <text:soft-page-break/>
      <text:h text:style-name="P419" text:outline-level="2">COMPETITOR n. 8</text:h>
      <table:table table:style-name="Table420">
        <table:table-columns>
          <table:table-column table:style-name="TableColumn421"/>
          <table:table-column table:style-name="TableColumn422"/>
        </table:table-columns>
        <table:table-row table:style-name="TableRow423">
          <table:table-cell table:style-name="TableCell424">
            <text:p text:style-name="P425">Nome Progetto:</text:p>
            <text:p text:style-name="P426">Insta360</text:p>
          </table:table-cell>
          <table:table-cell table:style-name="TableCell427">
            <text:p text:style-name="P428">Anno Pubblicazione</text:p>
            <text:p text:style-name="P429">2014</text:p>
          </table:table-cell>
        </table:table-row>
        <table:table-row table:style-name="TableRow430">
          <table:table-cell table:style-name="TableCell431">
            <text:p text:style-name="P432">Nome Competitor:</text:p>
            <text:p text:style-name="P433">Insta360</text:p>
          </table:table-cell>
          <table:table-cell table:style-name="TableCell434">
            <text:p text:style-name="P435">Dimensione Competitor</text:p>
          </table:table-cell>
        </table:table-row>
        <table:table-row table:style-name="TableRow436">
          <table:table-cell table:style-name="TableCell437" table:number-columns-spanned="2">
            <text:p text:style-name="P438">Struttura Aziendale/Societaria:</text:p>
            <text:p text:style-name="P439">azienda privata</text:p>
          </table:table-cell>
          <table:covered-table-cell/>
        </table:table-row>
        <table:table-row table:style-name="TableRow440">
          <table:table-cell table:style-name="TableCell441" table:number-columns-spanned="2">
            <text:p text:style-name="P442">Descrizione Progetto:</text:p>
            <text:p text:style-name="P443">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44">
          <table:table-cell table:style-name="TableCell445" table:number-columns-spanned="2">
            <text:p text:style-name="P446">Value Proposition:</text:p>
            <text:p text:style-name="P447"><text:span text:style-name="T448">Novità, performance, design</text:span></text:p>
            <text:p text:style-name="P449"/>
          </table:table-cell>
          <table:covered-table-cell/>
        </table:table-row>
        <table:table-row table:style-name="TableRow450">
          <table:table-cell table:style-name="TableCell451" table:number-columns-spanned="2">
            <text:p text:style-name="P452">Customer Segments:</text:p>
            <text:p text:style-name="P453">Appassionati della fotografia, gente amante dell’innovazione</text:p>
          </table:table-cell>
          <table:covered-table-cell/>
        </table:table-row>
        <table:table-row table:style-name="TableRow454">
          <table:table-cell table:style-name="TableCell455" table:number-columns-spanned="2">
            <text:p text:style-name="P456">Punti di Forza:</text:p>
            <text:p text:style-name="P457"><text:span text:style-name="T458">Design elegante, ottima portabilità, utilizzo in diversi luoghi e settori</text:span></text:p>
            <text:p text:style-name="P459"/>
          </table:table-cell>
          <table:covered-table-cell/>
        </table:table-row>
        <table:table-row table:style-name="TableRow460">
          <table:table-cell table:style-name="TableCell461" table:number-columns-spanned="2">
            <text:p text:style-name="P462">Punti di Debolezza:</text:p>
            <text:p text:style-name="P463"/>
          </table:table-cell>
          <table:covered-table-cell/>
        </table:table-row>
        <table:table-row table:style-name="TableRow464">
          <table:table-cell table:style-name="TableCell465" table:number-columns-spanned="2">
            <text:p text:style-name="P466">Canali Utilizzati:</text:p>
            <text:p text:style-name="P467">sito web, social</text:p>
          </table:table-cell>
          <table:covered-table-cell/>
        </table:table-row>
        <table:table-row table:style-name="TableRow468">
          <table:table-cell table:style-name="TableCell469" table:number-columns-spanned="2">
            <text:p text:style-name="P470">Note</text:p>
          </table:table-cell>
          <table:covered-table-cell/>
        </table:table-row>
        <text:soft-page-break/>
        <table:table-row table:style-name="TableRow471">
          <table:table-cell table:style-name="TableCell472" table:number-columns-spanned="2">
            <text:p text:style-name="P473">Business Model</text:p>
            <text:p text:style-name="P474">Vendendo la telecamera si generano i guadagni</text:p>
          </table:table-cell>
          <table:covered-table-cell/>
        </table:table-row>
      </table:table>
      <text:soft-page-break/>
      <text:h text:style-name="P475" text:outline-level="2">COMPETITOR n. 9</text:h>
      <table:table table:style-name="Table476">
        <table:table-columns>
          <table:table-column table:style-name="TableColumn477"/>
          <table:table-column table:style-name="TableColumn478"/>
        </table:table-columns>
        <table:table-row table:style-name="TableRow479">
          <table:table-cell table:style-name="TableCell480">
            <text:p text:style-name="P481">Nome Progetto:</text:p>
            <text:p text:style-name="P482"/>
          </table:table-cell>
          <table:table-cell table:style-name="TableCell483">
            <text:p text:style-name="P484">Anno Pubblicazione</text:p>
            <text:p text:style-name="P485"/>
          </table:table-cell>
        </table:table-row>
        <table:table-row table:style-name="TableRow486">
          <table:table-cell table:style-name="TableCell487">
            <text:p text:style-name="P488">Nome Competitor:</text:p>
            <text:p text:style-name="P489"/>
          </table:table-cell>
          <table:table-cell table:style-name="TableCell490">
            <text:p text:style-name="P491">Dimensione Competitor</text:p>
          </table:table-cell>
        </table:table-row>
        <table:table-row table:style-name="TableRow492">
          <table:table-cell table:style-name="TableCell493" table:number-columns-spanned="2">
            <text:p text:style-name="P494">Struttura Aziendale/Societaria:</text:p>
            <text:p text:style-name="P495"/>
            <text:p text:style-name="P496"/>
          </table:table-cell>
          <table:covered-table-cell/>
        </table:table-row>
        <table:table-row table:style-name="TableRow497">
          <table:table-cell table:style-name="TableCell498" table:number-columns-spanned="2">
            <text:p text:style-name="P499">Descrizione Progetto:</text:p>
            <text:p text:style-name="P500"/>
          </table:table-cell>
          <table:covered-table-cell/>
        </table:table-row>
        <table:table-row table:style-name="TableRow501">
          <table:table-cell table:style-name="TableCell502" table:number-columns-spanned="2">
            <text:p text:style-name="P503">Value Proposition: Novità, performance</text:p>
          </table:table-cell>
          <table:covered-table-cell/>
        </table:table-row>
        <table:table-row table:style-name="TableRow504">
          <table:table-cell table:style-name="TableCell505" table:number-columns-spanned="2">
            <text:p text:style-name="P506">Customer Segments:</text:p>
            <text:p text:style-name="P507"/>
            <text:p text:style-name="P508"/>
          </table:table-cell>
          <table:covered-table-cell/>
        </table:table-row>
        <table:table-row table:style-name="TableRow509">
          <table:table-cell table:style-name="TableCell510" table:number-columns-spanned="2">
            <text:p text:style-name="P511">Punti di Forza:</text:p>
            <text:p text:style-name="P512"/>
            <text:p text:style-name="P513"/>
          </table:table-cell>
          <table:covered-table-cell/>
        </table:table-row>
        <table:table-row table:style-name="TableRow514">
          <table:table-cell table:style-name="TableCell515" table:number-columns-spanned="2">
            <text:p text:style-name="P516">Punti di Debolezza:</text:p>
          </table:table-cell>
          <table:covered-table-cell/>
        </table:table-row>
        <table:table-row table:style-name="TableRow517">
          <table:table-cell table:style-name="TableCell518" table:number-columns-spanned="2">
            <text:p text:style-name="Standard"><text:span text:style-name="T519">Canali Utilizzati:</text:span></text:p>
          </table:table-cell>
          <table:covered-table-cell/>
        </table:table-row>
        <table:table-row table:style-name="TableRow520">
          <table:table-cell table:style-name="TableCell521" table:number-columns-spanned="2">
            <text:p text:style-name="P522">Note</text:p>
          </table:table-cell>
          <table:covered-table-cell/>
        </table:table-row>
        <text:soft-page-break/>
        <table:table-row table:style-name="TableRow523">
          <table:table-cell table:style-name="TableCell524" table:number-columns-spanned="2">
            <text:p text:style-name="P525">Business Model</text:p>
            <text:p text:style-name="P526"/>
          </table:table-cell>
          <table:covered-table-cell/>
        </table:table-row>
      </table:table>
      <text:soft-page-break/>
      <text:h text:style-name="P527" text:outline-level="2">COMPETITOR n. 10</text:h>
      <table:table table:style-name="Table528">
        <table:table-columns>
          <table:table-column table:style-name="TableColumn529"/>
          <table:table-column table:style-name="TableColumn530"/>
        </table:table-columns>
        <table:table-row table:style-name="TableRow531">
          <table:table-cell table:style-name="TableCell532">
            <text:p text:style-name="P533">Nome Progetto:</text:p>
            <text:p text:style-name="P534">PlayStation VR game to Windows Mixed Reality</text:p>
          </table:table-cell>
          <table:table-cell table:style-name="TableCell535">
            <text:p text:style-name="P536">Anno Pubblicazione</text:p>
            <text:p text:style-name="P537">2017</text:p>
          </table:table-cell>
        </table:table-row>
        <table:table-row table:style-name="TableRow538">
          <table:table-cell table:style-name="TableCell539">
            <text:p text:style-name="P540">Nome Competitor:</text:p>
            <text:p text:style-name="P541"><text:span text:style-name="T542">Sony</text:span></text:p>
            <text:p text:style-name="P543"/>
          </table:table-cell>
          <table:table-cell table:style-name="TableCell544">
            <text:p text:style-name="P545">Dimensione Competitor</text:p>
          </table:table-cell>
        </table:table-row>
        <table:table-row table:style-name="TableRow546">
          <table:table-cell table:style-name="TableCell547" table:number-columns-spanned="2">
            <text:p text:style-name="P548">Struttura Aziendale/Societaria:</text:p>
            <text:p text:style-name="P549"><text:span text:style-name="T550">Multinazionale per l’elettronica di consumo, videogiochi,intrattenimento e servizi finanziari</text:span></text:p>
          </table:table-cell>
          <table:covered-table-cell/>
        </table:table-row>
        <table:table-row table:style-name="TableRow551">
          <table:table-cell table:style-name="TableCell552" table:number-columns-spanned="2">
            <text:p text:style-name="P553">Descrizione Progetto:</text:p>
            <text:p text:style-name="P554"><text:span text:style-name="T555">Aggiungere funzionalità alla PS4 per migliorare il livestreaming dei contenuti VR:</text:span></text:p>
            <text:list text:style-name="LFO2" text:continue-numbering="true">
              <text:list-item>
                <text:p text:style-name="P556">Il giocatore può scegliere la posizione di una telecamera virtuale in terza persona all’interno del mondo del gioco.</text:p>
              </text:list-item>
              <text:list-item>
                <text:p text:style-name="P557">Applicazione di effetti steadicam e filtro all’output.</text:p>
              </text:list-item>
              <text:list-item>
                <text:p text:style-name="P558">Aggiunta di cinematica aggiuntiva concentrata sugli sguardi e sul movimento del giocatore.</text:p>
              </text:list-item>
              <text:list-item>
                <text:p text:style-name="P559">Possibilità per il giocatore di effettuare selezioni e regolazioni in tempo reale per le visualizzazioni della telecamera del feed, aggiungere commenti dal vivo durante la trasmissione.</text:p>
              </text:list-item>
              <text:list-item>
                <text:p text:style-name="P560">Aggiunta di una telecamera al mondo reale per vista esterna a favore di una versione di realtà mista</text:p>
              </text:list-item>
            </text:list>
            <text:p text:style-name="P561"/>
          </table:table-cell>
          <table:covered-table-cell/>
        </table:table-row>
        <table:table-row table:style-name="TableRow562">
          <table:table-cell table:style-name="TableCell563" table:number-columns-spanned="2">
            <text:p text:style-name="P564">Value Proposition:</text:p>
            <text:p text:style-name="P565">Performance</text:p>
          </table:table-cell>
          <table:covered-table-cell/>
        </table:table-row>
        <table:table-row table:style-name="TableRow566">
          <table:table-cell table:style-name="TableCell567" table:number-columns-spanned="2">
            <text:p text:style-name="P568">Customer Segments:</text:p>
            <text:p text:style-name="P569">Videogiocatori, livestreamers professionisti</text:p>
          </table:table-cell>
          <table:covered-table-cell/>
        </table:table-row>
        <table:table-row table:style-name="TableRow570">
          <table:table-cell table:style-name="TableCell571" table:number-columns-spanned="2">
            <text:p text:style-name="P572">Punti di Forza:</text:p>
            <text:p text:style-name="P573"><text:span text:style-name="T574">Il giocatore può personalizzare la modalità in cui preferisce giocare, con alte prestazioni</text:span></text:p>
            <text:p text:style-name="P575"/>
          </table:table-cell>
          <table:covered-table-cell/>
        </table:table-row>
        <text:soft-page-break/>
        <table:table-row table:style-name="TableRow576">
          <table:table-cell table:style-name="TableCell577" table:number-columns-spanned="2">
            <text:p text:style-name="P578">Punti di Debolezza:</text:p>
            <text:p text:style-name="P579"><text:span text:style-name="T580">Il progetto è infattibile se PS4 non ufficializza l’aggiornamento che Sony può sfruttare per migliorare il livestreaming e le realtà miste di Playstation VR.</text:span></text:p>
            <text:p text:style-name="P581"><text:span text:style-name="T582">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583"/>
          </table:table-cell>
          <table:covered-table-cell/>
        </table:table-row>
        <table:table-row table:style-name="TableRow584">
          <table:table-cell table:style-name="TableCell585" table:number-columns-spanned="2">
            <text:p text:style-name="P586">Canali Utilizzati:</text:p>
            <text:p text:style-name="P587"><text:span text:style-name="T588">Internet, social, riviste tecnologiche</text:span></text:p>
            <text:p text:style-name="P589"/>
          </table:table-cell>
          <table:covered-table-cell/>
        </table:table-row>
        <table:table-row table:style-name="TableRow590">
          <table:table-cell table:style-name="TableCell591" table:number-columns-spanned="2">
            <text:p text:style-name="P592">Note</text:p>
          </table:table-cell>
          <table:covered-table-cell/>
        </table:table-row>
        <table:table-row table:style-name="TableRow593">
          <table:table-cell table:style-name="TableCell594" table:number-columns-spanned="2">
            <text:p text:style-name="P595">Business Model</text:p>
            <text:p text:style-name="P596">Dai clienti che decideranno di possedere con la PS4 queste nuove funzionalità avanzate.</text:p>
          </table:table-cell>
          <table:covered-table-cell/>
        </table:table-row>
      </table:table>
      <text:soft-page-break/>
      <text:h text:style-name="P597" text:outline-level="2">COMPETITOR n. 11</text:h>
      <table:table table:style-name="Table598">
        <table:table-columns>
          <table:table-column table:style-name="TableColumn599"/>
          <table:table-column table:style-name="TableColumn600"/>
        </table:table-columns>
        <table:table-row table:style-name="TableRow601">
          <table:table-cell table:style-name="TableCell602">
            <text:p text:style-name="P603">Nome Progetto:</text:p>
            <text:p text:style-name="P604">Meta 2</text:p>
          </table:table-cell>
          <table:table-cell table:style-name="TableCell605">
            <text:p text:style-name="P606">Anno Pubblicazione</text:p>
            <text:p text:style-name="P607">2017</text:p>
          </table:table-cell>
        </table:table-row>
        <table:table-row table:style-name="TableRow608">
          <table:table-cell table:style-name="TableCell609">
            <text:p text:style-name="P610">Nome Competitor:</text:p>
            <text:p text:style-name="P611">Meta</text:p>
          </table:table-cell>
          <table:table-cell table:style-name="TableCell612">
            <text:p text:style-name="P613">Dimensione Competitor</text:p>
          </table:table-cell>
        </table:table-row>
        <table:table-row table:style-name="TableRow614">
          <table:table-cell table:style-name="TableCell615" table:number-columns-spanned="2">
            <text:p text:style-name="P616">Struttura Aziendale/Societaria:</text:p>
            <text:p text:style-name="P617">Azienda privata</text:p>
          </table:table-cell>
          <table:covered-table-cell/>
        </table:table-row>
        <table:table-row table:style-name="TableRow618">
          <table:table-cell table:style-name="TableCell619" table:number-columns-spanned="2">
            <text:p text:style-name="P620">Descrizione Progetto:</text:p>
            <text:p text:style-name="P62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22">
          <table:table-cell table:style-name="TableCell623" table:number-columns-spanned="2">
            <text:p text:style-name="P624">Value Proposition:</text:p>
            <text:p text:style-name="P625"><text:span text:style-name="T626">Novità e performance</text:span></text:p>
            <text:p text:style-name="P627"/>
          </table:table-cell>
          <table:covered-table-cell/>
        </table:table-row>
        <table:table-row table:style-name="TableRow628">
          <table:table-cell table:style-name="TableCell629" table:number-columns-spanned="2">
            <text:p text:style-name="P630">Customer Segments:</text:p>
            <text:p text:style-name="P631"><text:span text:style-name="T632">Studenti, progettisti, neuroscienziati</text:span></text:p>
            <text:p text:style-name="P633"/>
          </table:table-cell>
          <table:covered-table-cell/>
        </table:table-row>
        <table:table-row table:style-name="TableRow634">
          <table:table-cell table:style-name="TableCell635" table:number-columns-spanned="2">
            <text:p text:style-name="P636">Punti di Forza:</text:p>
            <text:p text:style-name="P637">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38">
          <table:table-cell table:style-name="TableCell639" table:number-columns-spanned="2">
            <text:p text:style-name="P640">Punti di Debolezza:</text:p>
            <text:p text:style-name="P641">Rischio di provocare allucinazioni per la fusione dell’irreale con il reale</text:p>
          </table:table-cell>
          <table:covered-table-cell/>
        </table:table-row>
        <table:table-row table:style-name="TableRow642">
          <table:table-cell table:style-name="TableCell643" table:number-columns-spanned="2">
            <text:p text:style-name="P644">Canali Utilizzati:</text:p>
            <text:p text:style-name="P645"><text:span text:style-name="T646">Social, internet, tv, riviste tecnologiche</text:span></text:p>
          </table:table-cell>
          <table:covered-table-cell/>
        </table:table-row>
        <text:soft-page-break/>
        <table:table-row table:style-name="TableRow647">
          <table:table-cell table:style-name="TableCell648" table:number-columns-spanned="2">
            <text:p text:style-name="P649">Note</text:p>
          </table:table-cell>
          <table:covered-table-cell/>
        </table:table-row>
        <table:table-row table:style-name="TableRow650">
          <table:table-cell table:style-name="TableCell651" table:number-columns-spanned="2">
            <text:p text:style-name="P652">Business Model</text:p>
            <text:p text:style-name="P653">Vendendo il visore dotato di questa particolare interfaccia utente</text:p>
          </table:table-cell>
          <table:covered-table-cell/>
        </table:table-row>
      </table:table>
      <text:soft-page-break/>
      <text:h text:style-name="P654" text:outline-level="2">COMPETITOR n. 12</text:h>
      <table:table table:style-name="Table655">
        <table:table-columns>
          <table:table-column table:style-name="TableColumn656"/>
          <table:table-column table:style-name="TableColumn657"/>
        </table:table-columns>
        <table:table-row table:style-name="TableRow658">
          <table:table-cell table:style-name="TableCell659">
            <text:p text:style-name="P660">Nome Progetto:</text:p>
            <text:p text:style-name="P661"><text:span text:style-name="T662">Visore Huawei VR2</text:span></text:p>
            <text:p text:style-name="P663"/>
          </table:table-cell>
          <table:table-cell table:style-name="TableCell664">
            <text:p text:style-name="P665">Anno Pubblicazione</text:p>
            <text:p text:style-name="P666">2017</text:p>
          </table:table-cell>
        </table:table-row>
        <table:table-row table:style-name="TableRow667">
          <table:table-cell table:style-name="TableCell668">
            <text:p text:style-name="P669">Nome Competitor:</text:p>
            <text:p text:style-name="P670">Huawei</text:p>
          </table:table-cell>
          <table:table-cell table:style-name="TableCell671">
            <text:p text:style-name="P672">Dimensione Competitor</text:p>
          </table:table-cell>
        </table:table-row>
        <table:table-row table:style-name="TableRow673">
          <table:table-cell table:style-name="TableCell674" table:number-columns-spanned="2">
            <text:p text:style-name="P675">Struttura Aziendale/Societaria:</text:p>
            <text:p text:style-name="P676">Public company</text:p>
          </table:table-cell>
          <table:covered-table-cell/>
        </table:table-row>
        <table:table-row table:style-name="TableRow677">
          <table:table-cell table:style-name="TableCell678" table:number-columns-spanned="2">
            <text:p text:style-name="P679">Descrizione Progetto:</text:p>
            <text:p text:style-name="P680">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681">
          <table:table-cell table:style-name="TableCell682" table:number-columns-spanned="2">
            <text:p text:style-name="P683">Value Proposition:</text:p>
            <text:p text:style-name="P684"><text:span text:style-name="T685">Performance e usabilità</text:span></text:p>
          </table:table-cell>
          <table:covered-table-cell/>
        </table:table-row>
        <table:table-row table:style-name="TableRow686">
          <table:table-cell table:style-name="TableCell687" table:number-columns-spanned="2">
            <text:p text:style-name="P688">Customer Segments:</text:p>
            <text:p text:style-name="P689">Videogiocatori standard o con problemi legati all’affaticamento della vista o dei movimenti</text:p>
          </table:table-cell>
          <table:covered-table-cell/>
        </table:table-row>
        <table:table-row table:style-name="TableRow690">
          <table:table-cell table:style-name="TableCell691" table:number-columns-spanned="2">
            <text:p text:style-name="P692">Punti di Forza:</text:p>
            <text:p text:style-name="P693">Comodità dell’utilizzo, protezione della vista, migliore qualità di visualizzazione</text:p>
          </table:table-cell>
          <table:covered-table-cell/>
        </table:table-row>
        <table:table-row table:style-name="TableRow694">
          <table:table-cell table:style-name="TableCell695" table:number-columns-spanned="2">
            <text:p text:style-name="P696">Punti di Debolezza:</text:p>
            <text:p text:style-name="P697">Incertezza sulla data di rilascio e sul prezzo</text:p>
          </table:table-cell>
          <table:covered-table-cell/>
        </table:table-row>
        <table:table-row table:style-name="TableRow698">
          <table:table-cell table:style-name="TableCell699" table:number-columns-spanned="2">
            <text:p text:style-name="P700">Canali Utilizzati:</text:p>
            <text:p text:style-name="P701">Web, televisione, riviste tecnologiche</text:p>
          </table:table-cell>
          <table:covered-table-cell/>
        </table:table-row>
        <table:table-row table:style-name="TableRow702">
          <table:table-cell table:style-name="TableCell703" table:number-columns-spanned="2">
            <text:p text:style-name="P704">Note</text:p>
          </table:table-cell>
          <table:covered-table-cell/>
        </table:table-row>
        <text:soft-page-break/>
        <table:table-row table:style-name="TableRow705">
          <table:table-cell table:style-name="TableCell706" table:number-columns-spanned="2">
            <text:p text:style-name="P707">Business Model</text:p>
            <text:p text:style-name="P708">Con la vendita del prodotto</text:p>
          </table:table-cell>
          <table:covered-table-cell/>
        </table:table-row>
      </table:table>
      <text:soft-page-break/>
      <text:h text:style-name="P709" text:outline-level="2">COMPETITOR n. 13</text:h>
      <table:table table:style-name="Table710">
        <table:table-columns>
          <table:table-column table:style-name="TableColumn711"/>
          <table:table-column table:style-name="TableColumn712"/>
        </table:table-columns>
        <table:table-row table:style-name="TableRow713">
          <table:table-cell table:style-name="TableCell714">
            <text:p text:style-name="P715">Nome Progetto:</text:p>
            <text:p text:style-name="P716">Ikea Place</text:p>
          </table:table-cell>
          <table:table-cell table:style-name="TableCell717">
            <text:p text:style-name="P718">Anno Pubblicazione</text:p>
            <text:p text:style-name="P719">2017</text:p>
          </table:table-cell>
        </table:table-row>
        <table:table-row table:style-name="TableRow720">
          <table:table-cell table:style-name="TableCell721">
            <text:p text:style-name="P722">Nome Competitor:</text:p>
            <text:p text:style-name="P723">Ikea (fondata nel 1943)</text:p>
          </table:table-cell>
          <table:table-cell table:style-name="TableCell724">
            <text:p text:style-name="P725">Dimensione Competitor</text:p>
          </table:table-cell>
        </table:table-row>
        <table:table-row table:style-name="TableRow726">
          <table:table-cell table:style-name="TableCell727" table:number-columns-spanned="2">
            <text:p text:style-name="P728">Struttura Aziendale/Societaria:</text:p>
            <text:p text:style-name="P729">Multinazionale</text:p>
          </table:table-cell>
          <table:covered-table-cell/>
        </table:table-row>
        <table:table-row table:style-name="TableRow730">
          <table:table-cell table:style-name="TableCell731" table:number-columns-spanned="2">
            <text:p text:style-name="P732">Descrizione Progetto:</text:p>
            <text:p text:style-name="P733"><text:span text:style-name="T734">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35"/>
          </table:table-cell>
          <table:covered-table-cell/>
        </table:table-row>
        <table:table-row table:style-name="TableRow736">
          <table:table-cell table:style-name="TableCell737" table:number-columns-spanned="2">
            <text:p text:style-name="P738">Value Proposition:</text:p>
            <text:p text:style-name="P739">Novità, usabilità</text:p>
          </table:table-cell>
          <table:covered-table-cell/>
        </table:table-row>
        <table:table-row table:style-name="TableRow740">
          <table:table-cell table:style-name="TableCell741" table:number-columns-spanned="2">
            <text:p text:style-name="P742">Customer Segments:</text:p>
            <text:p text:style-name="P743"><text:span text:style-name="T744">Azienda di mobili, arredo e oggetti per la casa</text:span></text:p>
            <text:p text:style-name="P745"/>
          </table:table-cell>
          <table:covered-table-cell/>
        </table:table-row>
        <table:table-row table:style-name="TableRow746">
          <table:table-cell table:style-name="TableCell747" table:number-columns-spanned="2">
            <text:p text:style-name="P748">Punti di Forza:</text:p>
            <text:p text:style-name="P749"><text:span text:style-name="T750">Possibilità di provare ancor prima di comprare.</text:span></text:p>
            <text:p text:style-name="Standard"><text:span text:style-name="T751">Semplicità, chiarezza, comodità:</text:span><text:span text:style-name="T752"><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53">
          <table:table-cell table:style-name="TableCell754" table:number-columns-spanned="2">
            <text:p text:style-name="P755">Punti di Debolezza:</text:p>
            <text:p text:style-name="P756">La visione dei materiali è poco fotorealistica.</text:p>
          </table:table-cell>
          <table:covered-table-cell/>
        </table:table-row>
        <table:table-row table:style-name="TableRow757">
          <table:table-cell table:style-name="TableCell758" table:number-columns-spanned="2">
            <text:p text:style-name="P759">Canali Utilizzati:</text:p>
            <text:p text:style-name="P760">Applicazione e web</text:p>
          </table:table-cell>
          <table:covered-table-cell/>
        </table:table-row>
        <text:soft-page-break/>
        <table:table-row table:style-name="TableRow761">
          <table:table-cell table:style-name="TableCell762" table:number-columns-spanned="2">
            <text:p text:style-name="P763">Note</text:p>
          </table:table-cell>
          <table:covered-table-cell/>
        </table:table-row>
        <table:table-row table:style-name="TableRow764">
          <table:table-cell table:style-name="TableCell765" table:number-columns-spanned="2">
            <text:p text:style-name="P766">Business Model</text:p>
            <text:p text:style-name="P767">Vendendo i prodotti del catalogo Ikea</text:p>
          </table:table-cell>
          <table:covered-table-cell/>
        </table:table-row>
      </table:table>
      <text:soft-page-break/>
      <text:h text:style-name="P768" text:outline-level="2">COMPETITOR n. 14</text:h>
      <table:table table:style-name="Table769">
        <table:table-columns>
          <table:table-column table:style-name="TableColumn770"/>
          <table:table-column table:style-name="TableColumn771"/>
        </table:table-columns>
        <table:table-row table:style-name="TableRow772">
          <table:table-cell table:style-name="TableCell773">
            <text:p text:style-name="P774">Nome Progetto:</text:p>
            <text:p text:style-name="P775">NextVR</text:p>
          </table:table-cell>
          <table:table-cell table:style-name="TableCell776">
            <text:p text:style-name="P777">Anno Pubblicazione</text:p>
            <text:p text:style-name="P778">2017-2017</text:p>
          </table:table-cell>
        </table:table-row>
        <table:table-row table:style-name="TableRow779">
          <table:table-cell table:style-name="TableCell780">
            <text:p text:style-name="P781">Nome Competitor:</text:p>
            <text:p text:style-name="P782">NextVR</text:p>
          </table:table-cell>
          <table:table-cell table:style-name="TableCell783">
            <text:p text:style-name="P784">Dimensione Competitor</text:p>
          </table:table-cell>
        </table:table-row>
        <table:table-row table:style-name="TableRow785">
          <table:table-cell table:style-name="TableCell786" table:number-columns-spanned="2">
            <text:p text:style-name="P787">Struttura Aziendale/Societaria:</text:p>
            <text:p text:style-name="P788">Azienda privata fondata nel 2009</text:p>
          </table:table-cell>
          <table:covered-table-cell/>
        </table:table-row>
        <table:table-row table:style-name="TableRow789">
          <table:table-cell table:style-name="TableCell790" table:number-columns-spanned="2">
            <text:p text:style-name="P791">Descrizione Progetto:</text:p>
            <text:p text:style-name="P792">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793">
          <table:table-cell table:style-name="TableCell794" table:number-columns-spanned="2">
            <text:p text:style-name="P795">Value Proposition:</text:p>
            <text:p text:style-name="P796">Novità</text:p>
          </table:table-cell>
          <table:covered-table-cell/>
        </table:table-row>
        <table:table-row table:style-name="TableRow797">
          <table:table-cell table:style-name="TableCell798" table:number-columns-spanned="2">
            <text:p text:style-name="P799">Customer Segments:</text:p>
            <text:p text:style-name="P800">Videgiocatori, persone giovani curiose di provare esperienze di vita reale in ambiente virtuale</text:p>
          </table:table-cell>
          <table:covered-table-cell/>
        </table:table-row>
        <table:table-row table:style-name="TableRow801">
          <table:table-cell table:style-name="TableCell802" table:number-columns-spanned="2">
            <text:p text:style-name="P803">Punti di Forza:</text:p>
            <text:p text:style-name="P804">L’innovazione apportata dall’applicazione con la possibilità di immedesimarsi in contesti diversi in base alla preferenza del cliente.</text:p>
          </table:table-cell>
          <table:covered-table-cell/>
        </table:table-row>
        <table:table-row table:style-name="TableRow805">
          <table:table-cell table:style-name="TableCell806" table:number-columns-spanned="2">
            <text:p text:style-name="P807">Punti di Debolezza:</text:p>
            <text:p text:style-name="P808"><text:span text:style-name="T809">L’esperienza NextVR richiede un dispositivo VR compatibile per Gear VR, Google Daydream, WIndows Mixed Reality o per la PlayStation VR.</text:span></text:p>
          </table:table-cell>
          <table:covered-table-cell/>
        </table:table-row>
        <table:table-row table:style-name="TableRow810">
          <table:table-cell table:style-name="TableCell811" table:number-columns-spanned="2">
            <text:p text:style-name="P812">Canali Utilizzati:</text:p>
            <text:p text:style-name="P813">Pubblicità in tv, sui social e attraverso video di anteprima su youtube</text:p>
          </table:table-cell>
          <table:covered-table-cell/>
        </table:table-row>
        <table:table-row table:style-name="TableRow814">
          <table:table-cell table:style-name="TableCell815" table:number-columns-spanned="2">
            <text:p text:style-name="P816">Note</text:p>
          </table:table-cell>
          <table:covered-table-cell/>
        </table:table-row>
        <text:soft-page-break/>
        <table:table-row table:style-name="TableRow817">
          <table:table-cell table:style-name="TableCell818" table:number-columns-spanned="2">
            <text:p text:style-name="P819">Business Model</text:p>
            <text:p text:style-name="P820"/>
          </table:table-cell>
          <table:covered-table-cell/>
        </table:table-row>
      </table:table>
      <text:soft-page-break/>
      <text:h text:style-name="P821" text:outline-level="2">COMPETITOR n. 15</text:h>
      <table:table table:style-name="Table822">
        <table:table-columns>
          <table:table-column table:style-name="TableColumn823"/>
          <table:table-column table:style-name="TableColumn824"/>
        </table:table-columns>
        <table:table-row table:style-name="TableRow825">
          <table:table-cell table:style-name="TableCell826">
            <text:p text:style-name="P827">Nome Progetto:</text:p>
          </table:table-cell>
          <table:table-cell table:style-name="TableCell828">
            <text:p text:style-name="P829">Anno Pubblicazione</text:p>
          </table:table-cell>
        </table:table-row>
        <table:table-row table:style-name="TableRow830">
          <table:table-cell table:style-name="TableCell831">
            <text:p text:style-name="P832">Nome Competitor:</text:p>
          </table:table-cell>
          <table:table-cell table:style-name="TableCell833">
            <text:p text:style-name="P834">Dimensione Competitor</text:p>
          </table:table-cell>
        </table:table-row>
        <table:table-row table:style-name="TableRow835">
          <table:table-cell table:style-name="TableCell836" table:number-columns-spanned="2">
            <text:p text:style-name="P837">Struttura Aziendale/Societaria:</text:p>
          </table:table-cell>
          <table:covered-table-cell/>
        </table:table-row>
        <table:table-row table:style-name="TableRow838">
          <table:table-cell table:style-name="TableCell839" table:number-columns-spanned="2">
            <text:p text:style-name="P840">Descrizione Progetto:</text:p>
          </table:table-cell>
          <table:covered-table-cell/>
        </table:table-row>
        <table:table-row table:style-name="TableRow841">
          <table:table-cell table:style-name="TableCell842" table:number-columns-spanned="2">
            <text:p text:style-name="P843">Value Proposition:</text:p>
          </table:table-cell>
          <table:covered-table-cell/>
        </table:table-row>
        <table:table-row table:style-name="TableRow844">
          <table:table-cell table:style-name="TableCell845" table:number-columns-spanned="2">
            <text:p text:style-name="P846">Customer Segments:</text:p>
          </table:table-cell>
          <table:covered-table-cell/>
        </table:table-row>
        <table:table-row table:style-name="TableRow847">
          <table:table-cell table:style-name="TableCell848" table:number-columns-spanned="2">
            <text:p text:style-name="P849">Punti di Forza:</text:p>
          </table:table-cell>
          <table:covered-table-cell/>
        </table:table-row>
        <table:table-row table:style-name="TableRow850">
          <table:table-cell table:style-name="TableCell851" table:number-columns-spanned="2">
            <text:p text:style-name="P852">Punti di Debolezza:</text:p>
          </table:table-cell>
          <table:covered-table-cell/>
        </table:table-row>
        <table:table-row table:style-name="TableRow853">
          <table:table-cell table:style-name="TableCell854" table:number-columns-spanned="2">
            <text:p text:style-name="P855">Canali Utilizzati:</text:p>
          </table:table-cell>
          <table:covered-table-cell/>
        </table:table-row>
        <table:table-row table:style-name="TableRow856">
          <table:table-cell table:style-name="TableCell857" table:number-columns-spanned="2">
            <text:p text:style-name="P858">Note</text:p>
          </table:table-cell>
          <table:covered-table-cell/>
        </table:table-row>
        <text:soft-page-break/>
        <table:table-row table:style-name="TableRow859">
          <table:table-cell table:style-name="TableCell860" table:number-columns-spanned="2">
            <text:p text:style-name="P861">Business Model</text:p>
          </table:table-cell>
          <table:covered-table-cell/>
        </table:table-row>
      </table:table>
      <text:soft-page-break/>
      <text:h text:style-name="P862" text:outline-level="2">COMPETITOR n. 16</text:h>
      <table:table table:style-name="Table863">
        <table:table-columns>
          <table:table-column table:style-name="TableColumn864"/>
          <table:table-column table:style-name="TableColumn865"/>
        </table:table-columns>
        <table:table-row table:style-name="TableRow866">
          <table:table-cell table:style-name="TableCell867">
            <text:p text:style-name="P868">Nome Progetto:</text:p>
          </table:table-cell>
          <table:table-cell table:style-name="TableCell869">
            <text:p text:style-name="P870">Anno Pubblicazione</text:p>
          </table:table-cell>
        </table:table-row>
        <table:table-row table:style-name="TableRow871">
          <table:table-cell table:style-name="TableCell872">
            <text:p text:style-name="P873">Nome Competitor:</text:p>
          </table:table-cell>
          <table:table-cell table:style-name="TableCell874">
            <text:p text:style-name="P875">Dimensione Competitor</text:p>
          </table:table-cell>
        </table:table-row>
        <table:table-row table:style-name="TableRow876">
          <table:table-cell table:style-name="TableCell877" table:number-columns-spanned="2">
            <text:p text:style-name="P878">Struttura Aziendale/Societaria:</text:p>
          </table:table-cell>
          <table:covered-table-cell/>
        </table:table-row>
        <table:table-row table:style-name="TableRow879">
          <table:table-cell table:style-name="TableCell880" table:number-columns-spanned="2">
            <text:p text:style-name="P881">Descrizione Progetto:</text:p>
          </table:table-cell>
          <table:covered-table-cell/>
        </table:table-row>
        <table:table-row table:style-name="TableRow882">
          <table:table-cell table:style-name="TableCell883" table:number-columns-spanned="2">
            <text:p text:style-name="P884">Value Proposition:</text:p>
          </table:table-cell>
          <table:covered-table-cell/>
        </table:table-row>
        <table:table-row table:style-name="TableRow885">
          <table:table-cell table:style-name="TableCell886" table:number-columns-spanned="2">
            <text:p text:style-name="P887">Customer Segments:</text:p>
          </table:table-cell>
          <table:covered-table-cell/>
        </table:table-row>
        <table:table-row table:style-name="TableRow888">
          <table:table-cell table:style-name="TableCell889" table:number-columns-spanned="2">
            <text:p text:style-name="P890">Punti di Forza:</text:p>
          </table:table-cell>
          <table:covered-table-cell/>
        </table:table-row>
        <table:table-row table:style-name="TableRow891">
          <table:table-cell table:style-name="TableCell892" table:number-columns-spanned="2">
            <text:p text:style-name="P893">Punti di Debolezza:</text:p>
          </table:table-cell>
          <table:covered-table-cell/>
        </table:table-row>
        <table:table-row table:style-name="TableRow894">
          <table:table-cell table:style-name="TableCell895" table:number-columns-spanned="2">
            <text:p text:style-name="P896">Canali Utilizzati:</text:p>
          </table:table-cell>
          <table:covered-table-cell/>
        </table:table-row>
        <table:table-row table:style-name="TableRow897">
          <table:table-cell table:style-name="TableCell898" table:number-columns-spanned="2">
            <text:p text:style-name="P899">Note</text:p>
          </table:table-cell>
          <table:covered-table-cell/>
        </table:table-row>
        <text:soft-page-break/>
        <table:table-row table:style-name="TableRow900">
          <table:table-cell table:style-name="TableCell901" table:number-columns-spanned="2">
            <text:p text:style-name="P902">Business Model</text:p>
          </table:table-cell>
          <table:covered-table-cell/>
        </table:table-row>
      </table:table>
      <text:soft-page-break/>
      <text:h text:style-name="P903" text:outline-level="2">COMPETITOR n. 17</text:h>
      <table:table table:style-name="Table904">
        <table:table-columns>
          <table:table-column table:style-name="TableColumn905"/>
          <table:table-column table:style-name="TableColumn906"/>
        </table:table-columns>
        <table:table-row table:style-name="TableRow907">
          <table:table-cell table:style-name="TableCell908">
            <text:p text:style-name="P909">Nome Progetto:</text:p>
          </table:table-cell>
          <table:table-cell table:style-name="TableCell910">
            <text:p text:style-name="P911">Anno Pubblicazione</text:p>
          </table:table-cell>
        </table:table-row>
        <table:table-row table:style-name="TableRow912">
          <table:table-cell table:style-name="TableCell913">
            <text:p text:style-name="P914">Nome Competitor:</text:p>
          </table:table-cell>
          <table:table-cell table:style-name="TableCell915">
            <text:p text:style-name="P916">Dimensione Competitor</text:p>
          </table:table-cell>
        </table:table-row>
        <table:table-row table:style-name="TableRow917">
          <table:table-cell table:style-name="TableCell918" table:number-columns-spanned="2">
            <text:p text:style-name="P919">Struttura Aziendale/Societaria:</text:p>
          </table:table-cell>
          <table:covered-table-cell/>
        </table:table-row>
        <table:table-row table:style-name="TableRow920">
          <table:table-cell table:style-name="TableCell921" table:number-columns-spanned="2">
            <text:p text:style-name="P922">Descrizione Progetto:</text:p>
          </table:table-cell>
          <table:covered-table-cell/>
        </table:table-row>
        <table:table-row table:style-name="TableRow923">
          <table:table-cell table:style-name="TableCell924" table:number-columns-spanned="2">
            <text:p text:style-name="P925">Value Proposition:</text:p>
          </table:table-cell>
          <table:covered-table-cell/>
        </table:table-row>
        <table:table-row table:style-name="TableRow926">
          <table:table-cell table:style-name="TableCell927" table:number-columns-spanned="2">
            <text:p text:style-name="P928">Customer Segments:</text:p>
          </table:table-cell>
          <table:covered-table-cell/>
        </table:table-row>
        <table:table-row table:style-name="TableRow929">
          <table:table-cell table:style-name="TableCell930" table:number-columns-spanned="2">
            <text:p text:style-name="P931">Punti di Forza:</text:p>
          </table:table-cell>
          <table:covered-table-cell/>
        </table:table-row>
        <table:table-row table:style-name="TableRow932">
          <table:table-cell table:style-name="TableCell933" table:number-columns-spanned="2">
            <text:p text:style-name="P934">Punti di Debolezza:</text:p>
          </table:table-cell>
          <table:covered-table-cell/>
        </table:table-row>
        <table:table-row table:style-name="TableRow935">
          <table:table-cell table:style-name="TableCell936" table:number-columns-spanned="2">
            <text:p text:style-name="P937">Canali Utilizzati:</text:p>
          </table:table-cell>
          <table:covered-table-cell/>
        </table:table-row>
        <table:table-row table:style-name="TableRow938">
          <table:table-cell table:style-name="TableCell939" table:number-columns-spanned="2">
            <text:p text:style-name="P940">Note</text:p>
          </table:table-cell>
          <table:covered-table-cell/>
        </table:table-row>
        <text:soft-page-break/>
        <table:table-row table:style-name="TableRow941">
          <table:table-cell table:style-name="TableCell942" table:number-columns-spanned="2">
            <text:p text:style-name="P943">Business Model</text:p>
          </table:table-cell>
          <table:covered-table-cell/>
        </table:table-row>
      </table:table>
      <text:soft-page-break/>
      <text:h text:style-name="P944" text:outline-level="2">COMPETITOR n. 18</text:h>
      <table:table table:style-name="Table945">
        <table:table-columns>
          <table:table-column table:style-name="TableColumn946"/>
          <table:table-column table:style-name="TableColumn947"/>
        </table:table-columns>
        <table:table-row table:style-name="TableRow948">
          <table:table-cell table:style-name="TableCell949">
            <text:p text:style-name="P950">Nome Progetto:</text:p>
          </table:table-cell>
          <table:table-cell table:style-name="TableCell951">
            <text:p text:style-name="P952">Anno Pubblicazione</text:p>
          </table:table-cell>
        </table:table-row>
        <table:table-row table:style-name="TableRow953">
          <table:table-cell table:style-name="TableCell954">
            <text:p text:style-name="P955">Nome Competitor:</text:p>
          </table:table-cell>
          <table:table-cell table:style-name="TableCell956">
            <text:p text:style-name="P957">Dimensione Competitor</text:p>
          </table:table-cell>
        </table:table-row>
        <table:table-row table:style-name="TableRow958">
          <table:table-cell table:style-name="TableCell959" table:number-columns-spanned="2">
            <text:p text:style-name="P960">Struttura Aziendale/Societaria:</text:p>
          </table:table-cell>
          <table:covered-table-cell/>
        </table:table-row>
        <table:table-row table:style-name="TableRow961">
          <table:table-cell table:style-name="TableCell962" table:number-columns-spanned="2">
            <text:p text:style-name="P963">Descrizione Progetto:</text:p>
          </table:table-cell>
          <table:covered-table-cell/>
        </table:table-row>
        <table:table-row table:style-name="TableRow964">
          <table:table-cell table:style-name="TableCell965" table:number-columns-spanned="2">
            <text:p text:style-name="P966">Value Proposition:</text:p>
          </table:table-cell>
          <table:covered-table-cell/>
        </table:table-row>
        <table:table-row table:style-name="TableRow967">
          <table:table-cell table:style-name="TableCell968" table:number-columns-spanned="2">
            <text:p text:style-name="P969">Customer Segments:</text:p>
          </table:table-cell>
          <table:covered-table-cell/>
        </table:table-row>
        <table:table-row table:style-name="TableRow970">
          <table:table-cell table:style-name="TableCell971" table:number-columns-spanned="2">
            <text:p text:style-name="P972">Punti di Forza:</text:p>
          </table:table-cell>
          <table:covered-table-cell/>
        </table:table-row>
        <table:table-row table:style-name="TableRow973">
          <table:table-cell table:style-name="TableCell974" table:number-columns-spanned="2">
            <text:p text:style-name="P975">Punti di Debolezza:</text:p>
          </table:table-cell>
          <table:covered-table-cell/>
        </table:table-row>
        <table:table-row table:style-name="TableRow976">
          <table:table-cell table:style-name="TableCell977" table:number-columns-spanned="2">
            <text:p text:style-name="P978">Canali Utilizzati:</text:p>
          </table:table-cell>
          <table:covered-table-cell/>
        </table:table-row>
        <table:table-row table:style-name="TableRow979">
          <table:table-cell table:style-name="TableCell980" table:number-columns-spanned="2">
            <text:p text:style-name="P981">Note</text:p>
          </table:table-cell>
          <table:covered-table-cell/>
        </table:table-row>
        <text:soft-page-break/>
        <table:table-row table:style-name="TableRow982">
          <table:table-cell table:style-name="TableCell983" table:number-columns-spanned="2">
            <text:p text:style-name="P984">Business Model</text:p>
          </table:table-cell>
          <table:covered-table-cell/>
        </table:table-row>
      </table:table>
      <text:soft-page-break/>
      <text:h text:style-name="P985" text:outline-level="2">COMPETITOR n. 19</text:h>
      <table:table table:style-name="Table986">
        <table:table-columns>
          <table:table-column table:style-name="TableColumn987"/>
          <table:table-column table:style-name="TableColumn988"/>
        </table:table-columns>
        <table:table-row table:style-name="TableRow989">
          <table:table-cell table:style-name="TableCell990">
            <text:p text:style-name="P991">Nome Progetto:</text:p>
          </table:table-cell>
          <table:table-cell table:style-name="TableCell992">
            <text:p text:style-name="P993">Anno Pubblicazione</text:p>
          </table:table-cell>
        </table:table-row>
        <table:table-row table:style-name="TableRow994">
          <table:table-cell table:style-name="TableCell995">
            <text:p text:style-name="P996">Nome Competitor:</text:p>
          </table:table-cell>
          <table:table-cell table:style-name="TableCell997">
            <text:p text:style-name="P998">Dimensione Competitor</text:p>
          </table:table-cell>
        </table:table-row>
        <table:table-row table:style-name="TableRow999">
          <table:table-cell table:style-name="TableCell1000" table:number-columns-spanned="2">
            <text:p text:style-name="P1001">Struttura Aziendale/Societaria:</text:p>
          </table:table-cell>
          <table:covered-table-cell/>
        </table:table-row>
        <table:table-row table:style-name="TableRow1002">
          <table:table-cell table:style-name="TableCell1003" table:number-columns-spanned="2">
            <text:p text:style-name="P1004">Descrizione Progetto:</text:p>
          </table:table-cell>
          <table:covered-table-cell/>
        </table:table-row>
        <table:table-row table:style-name="TableRow1005">
          <table:table-cell table:style-name="TableCell1006" table:number-columns-spanned="2">
            <text:p text:style-name="P1007">Value Proposition:</text:p>
          </table:table-cell>
          <table:covered-table-cell/>
        </table:table-row>
        <table:table-row table:style-name="TableRow1008">
          <table:table-cell table:style-name="TableCell1009" table:number-columns-spanned="2">
            <text:p text:style-name="P1010">Customer Segments:</text:p>
          </table:table-cell>
          <table:covered-table-cell/>
        </table:table-row>
        <table:table-row table:style-name="TableRow1011">
          <table:table-cell table:style-name="TableCell1012" table:number-columns-spanned="2">
            <text:p text:style-name="P1013">Punti di Forza:</text:p>
          </table:table-cell>
          <table:covered-table-cell/>
        </table:table-row>
        <table:table-row table:style-name="TableRow1014">
          <table:table-cell table:style-name="TableCell1015" table:number-columns-spanned="2">
            <text:p text:style-name="P1016">Punti di Debolezza:</text:p>
          </table:table-cell>
          <table:covered-table-cell/>
        </table:table-row>
        <table:table-row table:style-name="TableRow1017">
          <table:table-cell table:style-name="TableCell1018" table:number-columns-spanned="2">
            <text:p text:style-name="P1019">Canali Utilizzati:</text:p>
          </table:table-cell>
          <table:covered-table-cell/>
        </table:table-row>
        <table:table-row table:style-name="TableRow1020">
          <table:table-cell table:style-name="TableCell1021" table:number-columns-spanned="2">
            <text:p text:style-name="P1022">Note</text:p>
          </table:table-cell>
          <table:covered-table-cell/>
        </table:table-row>
        <text:soft-page-break/>
        <table:table-row table:style-name="TableRow1023">
          <table:table-cell table:style-name="TableCell1024" table:number-columns-spanned="2">
            <text:p text:style-name="P1025">Business Model</text:p>
          </table:table-cell>
          <table:covered-table-cell/>
        </table:table-row>
      </table:table>
      <text:soft-page-break/>
      <text:h text:style-name="P1026" text:outline-level="2">COMPETITOR n. 20</text:h>
      <table:table table:style-name="Table1027">
        <table:table-columns>
          <table:table-column table:style-name="TableColumn1028"/>
          <table:table-column table:style-name="TableColumn1029"/>
        </table:table-columns>
        <table:table-row table:style-name="TableRow1030">
          <table:table-cell table:style-name="TableCell1031">
            <text:p text:style-name="P1032">Nome Progetto:</text:p>
          </table:table-cell>
          <table:table-cell table:style-name="TableCell1033">
            <text:p text:style-name="P1034">Anno Pubblicazione</text:p>
          </table:table-cell>
        </table:table-row>
        <table:table-row table:style-name="TableRow1035">
          <table:table-cell table:style-name="TableCell1036">
            <text:p text:style-name="P1037">Nome Competitor:</text:p>
          </table:table-cell>
          <table:table-cell table:style-name="TableCell1038">
            <text:p text:style-name="P1039">Dimensione Competitor</text:p>
          </table:table-cell>
        </table:table-row>
        <table:table-row table:style-name="TableRow1040">
          <table:table-cell table:style-name="TableCell1041" table:number-columns-spanned="2">
            <text:p text:style-name="P1042">Struttura Aziendale/Societaria:</text:p>
          </table:table-cell>
          <table:covered-table-cell/>
        </table:table-row>
        <table:table-row table:style-name="TableRow1043">
          <table:table-cell table:style-name="TableCell1044" table:number-columns-spanned="2">
            <text:p text:style-name="P1045">Descrizione Progetto:</text:p>
          </table:table-cell>
          <table:covered-table-cell/>
        </table:table-row>
        <table:table-row table:style-name="TableRow1046">
          <table:table-cell table:style-name="TableCell1047" table:number-columns-spanned="2">
            <text:p text:style-name="P1048">Value Proposition:</text:p>
          </table:table-cell>
          <table:covered-table-cell/>
        </table:table-row>
        <table:table-row table:style-name="TableRow1049">
          <table:table-cell table:style-name="TableCell1050" table:number-columns-spanned="2">
            <text:p text:style-name="P1051">Customer Segments:</text:p>
          </table:table-cell>
          <table:covered-table-cell/>
        </table:table-row>
        <table:table-row table:style-name="TableRow1052">
          <table:table-cell table:style-name="TableCell1053" table:number-columns-spanned="2">
            <text:p text:style-name="P1054">Punti di Forza:</text:p>
          </table:table-cell>
          <table:covered-table-cell/>
        </table:table-row>
        <table:table-row table:style-name="TableRow1055">
          <table:table-cell table:style-name="TableCell1056" table:number-columns-spanned="2">
            <text:p text:style-name="P1057">Punti di Debolezza:</text:p>
          </table:table-cell>
          <table:covered-table-cell/>
        </table:table-row>
        <table:table-row table:style-name="TableRow1058">
          <table:table-cell table:style-name="TableCell1059" table:number-columns-spanned="2">
            <text:p text:style-name="P1060">Canali Utilizzati:</text:p>
          </table:table-cell>
          <table:covered-table-cell/>
        </table:table-row>
        <table:table-row table:style-name="TableRow1061">
          <table:table-cell table:style-name="TableCell1062" table:number-columns-spanned="2">
            <text:p text:style-name="P1063">Note</text:p>
          </table:table-cell>
          <table:covered-table-cell/>
        </table:table-row>
        <text:soft-page-break/>
        <table:table-row table:style-name="TableRow1064">
          <table:table-cell table:style-name="TableCell1065" table:number-columns-spanned="2">
            <text:p text:style-name="P1066">Business Model</text:p>
          </table:table-cell>
          <table:covered-table-cell/>
        </table:table-row>
      </table:table>
      <text:soft-page-break/>
      <text:h text:style-name="P1067" text:outline-level="2">COMPETITOR n. 21</text:h>
      <table:table table:style-name="Table1068">
        <table:table-columns>
          <table:table-column table:style-name="TableColumn1069"/>
          <table:table-column table:style-name="TableColumn1070"/>
        </table:table-columns>
        <table:table-row table:style-name="TableRow1071">
          <table:table-cell table:style-name="TableCell1072">
            <text:p text:style-name="P1073">Nome Progetto:</text:p>
          </table:table-cell>
          <table:table-cell table:style-name="TableCell1074">
            <text:p text:style-name="P1075">Anno Pubblicazione</text:p>
          </table:table-cell>
        </table:table-row>
        <table:table-row table:style-name="TableRow1076">
          <table:table-cell table:style-name="TableCell1077">
            <text:p text:style-name="P1078">Nome Competitor:</text:p>
          </table:table-cell>
          <table:table-cell table:style-name="TableCell1079">
            <text:p text:style-name="P1080">Dimensione Competitor</text:p>
          </table:table-cell>
        </table:table-row>
        <table:table-row table:style-name="TableRow1081">
          <table:table-cell table:style-name="TableCell1082" table:number-columns-spanned="2">
            <text:p text:style-name="P1083">Struttura Aziendale/Societaria:</text:p>
          </table:table-cell>
          <table:covered-table-cell/>
        </table:table-row>
        <table:table-row table:style-name="TableRow1084">
          <table:table-cell table:style-name="TableCell1085" table:number-columns-spanned="2">
            <text:p text:style-name="P1086">Descrizione Progetto:</text:p>
          </table:table-cell>
          <table:covered-table-cell/>
        </table:table-row>
        <table:table-row table:style-name="TableRow1087">
          <table:table-cell table:style-name="TableCell1088" table:number-columns-spanned="2">
            <text:p text:style-name="P1089">Value Proposition:</text:p>
          </table:table-cell>
          <table:covered-table-cell/>
        </table:table-row>
        <table:table-row table:style-name="TableRow1090">
          <table:table-cell table:style-name="TableCell1091" table:number-columns-spanned="2">
            <text:p text:style-name="P1092">Customer Segments:</text:p>
          </table:table-cell>
          <table:covered-table-cell/>
        </table:table-row>
        <table:table-row table:style-name="TableRow1093">
          <table:table-cell table:style-name="TableCell1094" table:number-columns-spanned="2">
            <text:p text:style-name="P1095">Punti di Forza:</text:p>
          </table:table-cell>
          <table:covered-table-cell/>
        </table:table-row>
        <table:table-row table:style-name="TableRow1096">
          <table:table-cell table:style-name="TableCell1097" table:number-columns-spanned="2">
            <text:p text:style-name="P1098">Punti di Debolezza:</text:p>
          </table:table-cell>
          <table:covered-table-cell/>
        </table:table-row>
        <table:table-row table:style-name="TableRow1099">
          <table:table-cell table:style-name="TableCell1100" table:number-columns-spanned="2">
            <text:p text:style-name="P1101">Canali Utilizzati:</text:p>
          </table:table-cell>
          <table:covered-table-cell/>
        </table:table-row>
        <table:table-row table:style-name="TableRow1102">
          <table:table-cell table:style-name="TableCell1103" table:number-columns-spanned="2">
            <text:p text:style-name="P1104">Note</text:p>
          </table:table-cell>
          <table:covered-table-cell/>
        </table:table-row>
        <text:soft-page-break/>
        <table:table-row table:style-name="TableRow1105">
          <table:table-cell table:style-name="TableCell1106" table:number-columns-spanned="2">
            <text:p text:style-name="P1107">Business Model</text:p>
          </table:table-cell>
          <table:covered-table-cell/>
        </table:table-row>
      </table:table>
      <text:soft-page-break/>
      <text:h text:style-name="P1108" text:outline-level="2">COMPETITOR n. 22</text:h>
      <table:table table:style-name="Table1109">
        <table:table-columns>
          <table:table-column table:style-name="TableColumn1110"/>
          <table:table-column table:style-name="TableColumn1111"/>
        </table:table-columns>
        <table:table-row table:style-name="TableRow1112">
          <table:table-cell table:style-name="TableCell1113">
            <text:p text:style-name="P1114">Nome Progetto:</text:p>
          </table:table-cell>
          <table:table-cell table:style-name="TableCell1115">
            <text:p text:style-name="P1116">Anno Pubblicazione</text:p>
          </table:table-cell>
        </table:table-row>
        <table:table-row table:style-name="TableRow1117">
          <table:table-cell table:style-name="TableCell1118">
            <text:p text:style-name="P1119">Nome Competitor:</text:p>
          </table:table-cell>
          <table:table-cell table:style-name="TableCell1120">
            <text:p text:style-name="P1121">Dimensione Competitor</text:p>
          </table:table-cell>
        </table:table-row>
        <table:table-row table:style-name="TableRow1122">
          <table:table-cell table:style-name="TableCell1123" table:number-columns-spanned="2">
            <text:p text:style-name="P1124">Struttura Aziendale/Societaria:</text:p>
          </table:table-cell>
          <table:covered-table-cell/>
        </table:table-row>
        <table:table-row table:style-name="TableRow1125">
          <table:table-cell table:style-name="TableCell1126" table:number-columns-spanned="2">
            <text:p text:style-name="P1127">Descrizione Progetto:</text:p>
          </table:table-cell>
          <table:covered-table-cell/>
        </table:table-row>
        <table:table-row table:style-name="TableRow1128">
          <table:table-cell table:style-name="TableCell1129" table:number-columns-spanned="2">
            <text:p text:style-name="P1130">Value Proposition:</text:p>
          </table:table-cell>
          <table:covered-table-cell/>
        </table:table-row>
        <table:table-row table:style-name="TableRow1131">
          <table:table-cell table:style-name="TableCell1132" table:number-columns-spanned="2">
            <text:p text:style-name="P1133">Customer Segments:</text:p>
          </table:table-cell>
          <table:covered-table-cell/>
        </table:table-row>
        <table:table-row table:style-name="TableRow1134">
          <table:table-cell table:style-name="TableCell1135" table:number-columns-spanned="2">
            <text:p text:style-name="P1136">Punti di Forza:</text:p>
          </table:table-cell>
          <table:covered-table-cell/>
        </table:table-row>
        <table:table-row table:style-name="TableRow1137">
          <table:table-cell table:style-name="TableCell1138" table:number-columns-spanned="2">
            <text:p text:style-name="P1139">Punti di Debolezza:</text:p>
          </table:table-cell>
          <table:covered-table-cell/>
        </table:table-row>
        <table:table-row table:style-name="TableRow1140">
          <table:table-cell table:style-name="TableCell1141" table:number-columns-spanned="2">
            <text:p text:style-name="P1142">Canali Utilizzati:</text:p>
          </table:table-cell>
          <table:covered-table-cell/>
        </table:table-row>
        <table:table-row table:style-name="TableRow1143">
          <table:table-cell table:style-name="TableCell1144" table:number-columns-spanned="2">
            <text:p text:style-name="P1145">Note</text:p>
          </table:table-cell>
          <table:covered-table-cell/>
        </table:table-row>
        <text:soft-page-break/>
        <table:table-row table:style-name="TableRow1146">
          <table:table-cell table:style-name="TableCell1147" table:number-columns-spanned="2">
            <text:p text:style-name="P1148">Business Model</text:p>
          </table:table-cell>
          <table:covered-table-cell/>
        </table:table-row>
      </table:table>
      <text:soft-page-break/>
      <text:h text:style-name="P1149" text:outline-level="2">COMPETITOR n. 23</text:h>
      <table:table table:style-name="Table1150">
        <table:table-columns>
          <table:table-column table:style-name="TableColumn1151"/>
          <table:table-column table:style-name="TableColumn1152"/>
        </table:table-columns>
        <table:table-row table:style-name="TableRow1153">
          <table:table-cell table:style-name="TableCell1154">
            <text:p text:style-name="P1155">Nome Progetto:</text:p>
          </table:table-cell>
          <table:table-cell table:style-name="TableCell1156">
            <text:p text:style-name="P1157">Anno Pubblicazione</text:p>
          </table:table-cell>
        </table:table-row>
        <table:table-row table:style-name="TableRow1158">
          <table:table-cell table:style-name="TableCell1159">
            <text:p text:style-name="P1160">Nome Competitor:</text:p>
          </table:table-cell>
          <table:table-cell table:style-name="TableCell1161">
            <text:p text:style-name="P1162">Dimensione Competitor</text:p>
          </table:table-cell>
        </table:table-row>
        <table:table-row table:style-name="TableRow1163">
          <table:table-cell table:style-name="TableCell1164" table:number-columns-spanned="2">
            <text:p text:style-name="P1165">Struttura Aziendale/Societaria:</text:p>
          </table:table-cell>
          <table:covered-table-cell/>
        </table:table-row>
        <table:table-row table:style-name="TableRow1166">
          <table:table-cell table:style-name="TableCell1167" table:number-columns-spanned="2">
            <text:p text:style-name="P1168">Descrizione Progetto:</text:p>
          </table:table-cell>
          <table:covered-table-cell/>
        </table:table-row>
        <table:table-row table:style-name="TableRow1169">
          <table:table-cell table:style-name="TableCell1170" table:number-columns-spanned="2">
            <text:p text:style-name="P1171">Value Proposition:</text:p>
          </table:table-cell>
          <table:covered-table-cell/>
        </table:table-row>
        <table:table-row table:style-name="TableRow1172">
          <table:table-cell table:style-name="TableCell1173" table:number-columns-spanned="2">
            <text:p text:style-name="P1174">Customer Segments:</text:p>
          </table:table-cell>
          <table:covered-table-cell/>
        </table:table-row>
        <table:table-row table:style-name="TableRow1175">
          <table:table-cell table:style-name="TableCell1176" table:number-columns-spanned="2">
            <text:p text:style-name="P1177">Punti di Forza:</text:p>
          </table:table-cell>
          <table:covered-table-cell/>
        </table:table-row>
        <table:table-row table:style-name="TableRow1178">
          <table:table-cell table:style-name="TableCell1179" table:number-columns-spanned="2">
            <text:p text:style-name="P1180">Punti di Debolezza:</text:p>
          </table:table-cell>
          <table:covered-table-cell/>
        </table:table-row>
        <table:table-row table:style-name="TableRow1181">
          <table:table-cell table:style-name="TableCell1182" table:number-columns-spanned="2">
            <text:p text:style-name="P1183">Canali Utilizzati:</text:p>
          </table:table-cell>
          <table:covered-table-cell/>
        </table:table-row>
        <table:table-row table:style-name="TableRow1184">
          <table:table-cell table:style-name="TableCell1185" table:number-columns-spanned="2">
            <text:p text:style-name="P1186">Note</text:p>
          </table:table-cell>
          <table:covered-table-cell/>
        </table:table-row>
        <text:soft-page-break/>
        <table:table-row table:style-name="TableRow1187">
          <table:table-cell table:style-name="TableCell1188" table:number-columns-spanned="2">
            <text:p text:style-name="P1189">Business Model</text:p>
          </table:table-cell>
          <table:covered-table-cell/>
        </table:table-row>
      </table:table>
      <text:soft-page-break/>
      <text:h text:style-name="P1190" text:outline-level="2">COMPETITOR n. 24</text:h>
      <table:table table:style-name="Table1191">
        <table:table-columns>
          <table:table-column table:style-name="TableColumn1192"/>
          <table:table-column table:style-name="TableColumn1193"/>
        </table:table-columns>
        <table:table-row table:style-name="TableRow1194">
          <table:table-cell table:style-name="TableCell1195">
            <text:p text:style-name="P1196">Nome Progetto:</text:p>
          </table:table-cell>
          <table:table-cell table:style-name="TableCell1197">
            <text:p text:style-name="P1198">Anno Pubblicazione</text:p>
          </table:table-cell>
        </table:table-row>
        <table:table-row table:style-name="TableRow1199">
          <table:table-cell table:style-name="TableCell1200">
            <text:p text:style-name="P1201">Nome Competitor:</text:p>
          </table:table-cell>
          <table:table-cell table:style-name="TableCell1202">
            <text:p text:style-name="P1203">Dimensione Competitor</text:p>
          </table:table-cell>
        </table:table-row>
        <table:table-row table:style-name="TableRow1204">
          <table:table-cell table:style-name="TableCell1205" table:number-columns-spanned="2">
            <text:p text:style-name="P1206">Struttura Aziendale/Societaria:</text:p>
          </table:table-cell>
          <table:covered-table-cell/>
        </table:table-row>
        <table:table-row table:style-name="TableRow1207">
          <table:table-cell table:style-name="TableCell1208" table:number-columns-spanned="2">
            <text:p text:style-name="P1209">Descrizione Progetto:</text:p>
          </table:table-cell>
          <table:covered-table-cell/>
        </table:table-row>
        <table:table-row table:style-name="TableRow1210">
          <table:table-cell table:style-name="TableCell1211" table:number-columns-spanned="2">
            <text:p text:style-name="P1212">Value Proposition:</text:p>
          </table:table-cell>
          <table:covered-table-cell/>
        </table:table-row>
        <table:table-row table:style-name="TableRow1213">
          <table:table-cell table:style-name="TableCell1214" table:number-columns-spanned="2">
            <text:p text:style-name="P1215">Customer Segments:</text:p>
          </table:table-cell>
          <table:covered-table-cell/>
        </table:table-row>
        <table:table-row table:style-name="TableRow1216">
          <table:table-cell table:style-name="TableCell1217" table:number-columns-spanned="2">
            <text:p text:style-name="P1218">Punti di Forza:</text:p>
          </table:table-cell>
          <table:covered-table-cell/>
        </table:table-row>
        <table:table-row table:style-name="TableRow1219">
          <table:table-cell table:style-name="TableCell1220" table:number-columns-spanned="2">
            <text:p text:style-name="P1221">Punti di Debolezza:</text:p>
          </table:table-cell>
          <table:covered-table-cell/>
        </table:table-row>
        <table:table-row table:style-name="TableRow1222">
          <table:table-cell table:style-name="TableCell1223" table:number-columns-spanned="2">
            <text:p text:style-name="P1224">Canali Utilizzati:</text:p>
          </table:table-cell>
          <table:covered-table-cell/>
        </table:table-row>
        <table:table-row table:style-name="TableRow1225">
          <table:table-cell table:style-name="TableCell1226" table:number-columns-spanned="2">
            <text:p text:style-name="P1227">Note</text:p>
          </table:table-cell>
          <table:covered-table-cell/>
        </table:table-row>
        <text:soft-page-break/>
        <table:table-row table:style-name="TableRow1228">
          <table:table-cell table:style-name="TableCell1229" table:number-columns-spanned="2">
            <text:p text:style-name="P1230">Business Model</text:p>
          </table:table-cell>
          <table:covered-table-cell/>
        </table:table-row>
      </table:table>
      <text:soft-page-break/>
      <text:h text:style-name="P1231" text:outline-level="2">COMPETITOR n. 25</text:h>
      <table:table table:style-name="Table1232">
        <table:table-columns>
          <table:table-column table:style-name="TableColumn1233"/>
          <table:table-column table:style-name="TableColumn1234"/>
        </table:table-columns>
        <table:table-row table:style-name="TableRow1235">
          <table:table-cell table:style-name="TableCell1236">
            <text:p text:style-name="P1237">Nome Progetto:</text:p>
          </table:table-cell>
          <table:table-cell table:style-name="TableCell1238">
            <text:p text:style-name="P1239">Anno Pubblicazione</text:p>
          </table:table-cell>
        </table:table-row>
        <table:table-row table:style-name="TableRow1240">
          <table:table-cell table:style-name="TableCell1241">
            <text:p text:style-name="P1242">Nome Competitor:</text:p>
          </table:table-cell>
          <table:table-cell table:style-name="TableCell1243">
            <text:p text:style-name="P1244">Dimensione Competitor</text:p>
          </table:table-cell>
        </table:table-row>
        <table:table-row table:style-name="TableRow1245">
          <table:table-cell table:style-name="TableCell1246" table:number-columns-spanned="2">
            <text:p text:style-name="P1247">Struttura Aziendale/Societaria:</text:p>
          </table:table-cell>
          <table:covered-table-cell/>
        </table:table-row>
        <table:table-row table:style-name="TableRow1248">
          <table:table-cell table:style-name="TableCell1249" table:number-columns-spanned="2">
            <text:p text:style-name="P1250">Descrizione Progetto:</text:p>
          </table:table-cell>
          <table:covered-table-cell/>
        </table:table-row>
        <table:table-row table:style-name="TableRow1251">
          <table:table-cell table:style-name="TableCell1252" table:number-columns-spanned="2">
            <text:p text:style-name="P1253">Value Proposition:</text:p>
          </table:table-cell>
          <table:covered-table-cell/>
        </table:table-row>
        <table:table-row table:style-name="TableRow1254">
          <table:table-cell table:style-name="TableCell1255" table:number-columns-spanned="2">
            <text:p text:style-name="P1256">Customer Segments:</text:p>
          </table:table-cell>
          <table:covered-table-cell/>
        </table:table-row>
        <table:table-row table:style-name="TableRow1257">
          <table:table-cell table:style-name="TableCell1258" table:number-columns-spanned="2">
            <text:p text:style-name="P1259">Punti di Forza:</text:p>
          </table:table-cell>
          <table:covered-table-cell/>
        </table:table-row>
        <table:table-row table:style-name="TableRow1260">
          <table:table-cell table:style-name="TableCell1261" table:number-columns-spanned="2">
            <text:p text:style-name="P1262">Punti di Debolezza:</text:p>
          </table:table-cell>
          <table:covered-table-cell/>
        </table:table-row>
        <table:table-row table:style-name="TableRow1263">
          <table:table-cell table:style-name="TableCell1264" table:number-columns-spanned="2">
            <text:p text:style-name="P1265">Canali Utilizzati:</text:p>
          </table:table-cell>
          <table:covered-table-cell/>
        </table:table-row>
        <table:table-row table:style-name="TableRow1266">
          <table:table-cell table:style-name="TableCell1267" table:number-columns-spanned="2">
            <text:p text:style-name="P1268">Note</text:p>
          </table:table-cell>
          <table:covered-table-cell/>
        </table:table-row>
        <text:soft-page-break/>
        <table:table-row table:style-name="TableRow1269">
          <table:table-cell table:style-name="TableCell1270" table:number-columns-spanned="2">
            <text:p text:style-name="P1271">Business Model</text:p>
          </table:table-cell>
          <table:covered-table-cell/>
        </table:table-row>
      </table:table>
      <text:h text:style-name="Titolo2" text:outline-level="2">COMPETITOR n. 26</text:h>
      <table:table table:style-name="Table1272">
        <table:table-columns>
          <table:table-column table:style-name="TableColumn1273"/>
          <table:table-column table:style-name="TableColumn1274"/>
        </table:table-columns>
        <table:table-row table:style-name="TableRow1275">
          <table:table-cell table:style-name="TableCell1276">
            <text:p text:style-name="P1277">Nome Progetto:</text:p>
          </table:table-cell>
          <table:table-cell table:style-name="TableCell1278">
            <text:p text:style-name="P1279">Anno Pubblicazione</text:p>
          </table:table-cell>
        </table:table-row>
        <table:table-row table:style-name="TableRow1280">
          <table:table-cell table:style-name="TableCell1281">
            <text:p text:style-name="P1282">Nome Competitor:</text:p>
          </table:table-cell>
          <table:table-cell table:style-name="TableCell1283">
            <text:p text:style-name="P1284">Dimensione Competitor</text:p>
          </table:table-cell>
        </table:table-row>
        <table:table-row table:style-name="TableRow1285">
          <table:table-cell table:style-name="TableCell1286" table:number-columns-spanned="2">
            <text:p text:style-name="P1287">Struttura Aziendale/Societaria:</text:p>
          </table:table-cell>
          <table:covered-table-cell/>
        </table:table-row>
        <table:table-row table:style-name="TableRow1288">
          <table:table-cell table:style-name="TableCell1289" table:number-columns-spanned="2">
            <text:p text:style-name="P1290">Descrizione Progetto:</text:p>
          </table:table-cell>
          <table:covered-table-cell/>
        </table:table-row>
        <table:table-row table:style-name="TableRow1291">
          <table:table-cell table:style-name="TableCell1292" table:number-columns-spanned="2">
            <text:p text:style-name="P1293">Value Proposition:</text:p>
          </table:table-cell>
          <table:covered-table-cell/>
        </table:table-row>
        <table:table-row table:style-name="TableRow1294">
          <table:table-cell table:style-name="TableCell1295" table:number-columns-spanned="2">
            <text:p text:style-name="P1296">Customer Segments:</text:p>
          </table:table-cell>
          <table:covered-table-cell/>
        </table:table-row>
        <table:table-row table:style-name="TableRow1297">
          <table:table-cell table:style-name="TableCell1298" table:number-columns-spanned="2">
            <text:p text:style-name="P1299">Punti di Forza:</text:p>
          </table:table-cell>
          <table:covered-table-cell/>
        </table:table-row>
        <table:table-row table:style-name="TableRow1300">
          <table:table-cell table:style-name="TableCell1301" table:number-columns-spanned="2">
            <text:p text:style-name="P1302">Punti di Debolezza:</text:p>
          </table:table-cell>
          <table:covered-table-cell/>
        </table:table-row>
        <table:table-row table:style-name="TableRow1303">
          <table:table-cell table:style-name="TableCell1304" table:number-columns-spanned="2">
            <text:p text:style-name="P1305">Canali Utilizzati:</text:p>
          </table:table-cell>
          <table:covered-table-cell/>
        </table:table-row>
        <text:soft-page-break/>
        <table:table-row table:style-name="TableRow1306">
          <table:table-cell table:style-name="TableCell1307" table:number-columns-spanned="2">
            <text:p text:style-name="P1308">Note</text:p>
          </table:table-cell>
          <table:covered-table-cell/>
        </table:table-row>
        <table:table-row table:style-name="TableRow1309">
          <table:table-cell table:style-name="TableCell1310" table:number-columns-spanned="2">
            <text:p text:style-name="P1311">Business Model</text:p>
          </table:table-cell>
          <table:covered-table-cell/>
        </table:table-row>
      </table:table>
      <text:soft-page-break/>
      <text:h text:style-name="P1312" text:outline-level="2">COMPETITOR n. 27</text:h>
      <table:table table:style-name="Table1313">
        <table:table-columns>
          <table:table-column table:style-name="TableColumn1314"/>
          <table:table-column table:style-name="TableColumn1315"/>
        </table:table-columns>
        <table:table-row table:style-name="TableRow1316">
          <table:table-cell table:style-name="TableCell1317">
            <text:p text:style-name="P1318">Nome Progetto:</text:p>
          </table:table-cell>
          <table:table-cell table:style-name="TableCell1319">
            <text:p text:style-name="P1320">Anno Pubblicazione</text:p>
          </table:table-cell>
        </table:table-row>
        <table:table-row table:style-name="TableRow1321">
          <table:table-cell table:style-name="TableCell1322">
            <text:p text:style-name="P1323">Nome Competitor:</text:p>
          </table:table-cell>
          <table:table-cell table:style-name="TableCell1324">
            <text:p text:style-name="P1325">Dimensione Competitor</text:p>
          </table:table-cell>
        </table:table-row>
        <table:table-row table:style-name="TableRow1326">
          <table:table-cell table:style-name="TableCell1327" table:number-columns-spanned="2">
            <text:p text:style-name="P1328">Struttura Aziendale/Societaria:</text:p>
          </table:table-cell>
          <table:covered-table-cell/>
        </table:table-row>
        <table:table-row table:style-name="TableRow1329">
          <table:table-cell table:style-name="TableCell1330" table:number-columns-spanned="2">
            <text:p text:style-name="P1331">Descrizione Progetto:</text:p>
          </table:table-cell>
          <table:covered-table-cell/>
        </table:table-row>
        <table:table-row table:style-name="TableRow1332">
          <table:table-cell table:style-name="TableCell1333" table:number-columns-spanned="2">
            <text:p text:style-name="P1334">Value Proposition:</text:p>
          </table:table-cell>
          <table:covered-table-cell/>
        </table:table-row>
        <table:table-row table:style-name="TableRow1335">
          <table:table-cell table:style-name="TableCell1336" table:number-columns-spanned="2">
            <text:p text:style-name="P1337">Customer Segments:</text:p>
          </table:table-cell>
          <table:covered-table-cell/>
        </table:table-row>
        <table:table-row table:style-name="TableRow1338">
          <table:table-cell table:style-name="TableCell1339" table:number-columns-spanned="2">
            <text:p text:style-name="P1340">Punti di Forza:</text:p>
          </table:table-cell>
          <table:covered-table-cell/>
        </table:table-row>
        <table:table-row table:style-name="TableRow1341">
          <table:table-cell table:style-name="TableCell1342" table:number-columns-spanned="2">
            <text:p text:style-name="P1343">Punti di Debolezza:</text:p>
          </table:table-cell>
          <table:covered-table-cell/>
        </table:table-row>
        <table:table-row table:style-name="TableRow1344">
          <table:table-cell table:style-name="TableCell1345" table:number-columns-spanned="2">
            <text:p text:style-name="P1346">Canali Utilizzati:</text:p>
          </table:table-cell>
          <table:covered-table-cell/>
        </table:table-row>
        <table:table-row table:style-name="TableRow1347">
          <table:table-cell table:style-name="TableCell1348" table:number-columns-spanned="2">
            <text:p text:style-name="P1349">Note</text:p>
          </table:table-cell>
          <table:covered-table-cell/>
        </table:table-row>
        <text:soft-page-break/>
        <table:table-row table:style-name="TableRow1350">
          <table:table-cell table:style-name="TableCell1351" table:number-columns-spanned="2">
            <text:p text:style-name="P1352">Business Model</text:p>
          </table:table-cell>
          <table:covered-table-cell/>
        </table:table-row>
      </table:table>
      <text:soft-page-break/>
      <text:h text:style-name="P1353" text:outline-level="2">COMPETITOR n. 28</text:h>
      <table:table table:style-name="Table1354">
        <table:table-columns>
          <table:table-column table:style-name="TableColumn1355"/>
          <table:table-column table:style-name="TableColumn1356"/>
        </table:table-columns>
        <table:table-row table:style-name="TableRow1357">
          <table:table-cell table:style-name="TableCell1358">
            <text:p text:style-name="P1359">Nome Progetto:</text:p>
          </table:table-cell>
          <table:table-cell table:style-name="TableCell1360">
            <text:p text:style-name="P1361">Anno Pubblicazione</text:p>
          </table:table-cell>
        </table:table-row>
        <table:table-row table:style-name="TableRow1362">
          <table:table-cell table:style-name="TableCell1363">
            <text:p text:style-name="P1364">Nome Competitor:</text:p>
          </table:table-cell>
          <table:table-cell table:style-name="TableCell1365">
            <text:p text:style-name="P1366">Dimensione Competitor</text:p>
          </table:table-cell>
        </table:table-row>
        <table:table-row table:style-name="TableRow1367">
          <table:table-cell table:style-name="TableCell1368" table:number-columns-spanned="2">
            <text:p text:style-name="P1369">Struttura Aziendale/Societaria:</text:p>
          </table:table-cell>
          <table:covered-table-cell/>
        </table:table-row>
        <table:table-row table:style-name="TableRow1370">
          <table:table-cell table:style-name="TableCell1371" table:number-columns-spanned="2">
            <text:p text:style-name="P1372">Descrizione Progetto:</text:p>
          </table:table-cell>
          <table:covered-table-cell/>
        </table:table-row>
        <table:table-row table:style-name="TableRow1373">
          <table:table-cell table:style-name="TableCell1374" table:number-columns-spanned="2">
            <text:p text:style-name="P1375">Value Proposition:</text:p>
          </table:table-cell>
          <table:covered-table-cell/>
        </table:table-row>
        <table:table-row table:style-name="TableRow1376">
          <table:table-cell table:style-name="TableCell1377" table:number-columns-spanned="2">
            <text:p text:style-name="P1378">Customer Segments:</text:p>
          </table:table-cell>
          <table:covered-table-cell/>
        </table:table-row>
        <table:table-row table:style-name="TableRow1379">
          <table:table-cell table:style-name="TableCell1380" table:number-columns-spanned="2">
            <text:p text:style-name="P1381">Punti di Forza:</text:p>
          </table:table-cell>
          <table:covered-table-cell/>
        </table:table-row>
        <table:table-row table:style-name="TableRow1382">
          <table:table-cell table:style-name="TableCell1383" table:number-columns-spanned="2">
            <text:p text:style-name="P1384">Punti di Debolezza:</text:p>
          </table:table-cell>
          <table:covered-table-cell/>
        </table:table-row>
        <table:table-row table:style-name="TableRow1385">
          <table:table-cell table:style-name="TableCell1386" table:number-columns-spanned="2">
            <text:p text:style-name="P1387">Canali Utilizzati:</text:p>
          </table:table-cell>
          <table:covered-table-cell/>
        </table:table-row>
        <table:table-row table:style-name="TableRow1388">
          <table:table-cell table:style-name="TableCell1389" table:number-columns-spanned="2">
            <text:p text:style-name="P1390">Note</text:p>
          </table:table-cell>
          <table:covered-table-cell/>
        </table:table-row>
        <text:soft-page-break/>
        <table:table-row table:style-name="TableRow1391">
          <table:table-cell table:style-name="TableCell1392" table:number-columns-spanned="2">
            <text:p text:style-name="P1393">Business Model</text:p>
          </table:table-cell>
          <table:covered-table-cell/>
        </table:table-row>
      </table:table>
      <text:soft-page-break/>
      <text:h text:style-name="P1394" text:outline-level="2">COMPETITOR n. 29</text:h>
      <table:table table:style-name="Table1395">
        <table:table-columns>
          <table:table-column table:style-name="TableColumn1396"/>
          <table:table-column table:style-name="TableColumn1397"/>
        </table:table-columns>
        <table:table-row table:style-name="TableRow1398">
          <table:table-cell table:style-name="TableCell1399">
            <text:p text:style-name="P1400">Nome Progetto:</text:p>
          </table:table-cell>
          <table:table-cell table:style-name="TableCell1401">
            <text:p text:style-name="P1402">Anno Pubblicazione</text:p>
          </table:table-cell>
        </table:table-row>
        <table:table-row table:style-name="TableRow1403">
          <table:table-cell table:style-name="TableCell1404">
            <text:p text:style-name="P1405">Nome Competitor:</text:p>
          </table:table-cell>
          <table:table-cell table:style-name="TableCell1406">
            <text:p text:style-name="P1407">Dimensione Competitor</text:p>
          </table:table-cell>
        </table:table-row>
        <table:table-row table:style-name="TableRow1408">
          <table:table-cell table:style-name="TableCell1409" table:number-columns-spanned="2">
            <text:p text:style-name="P1410">Struttura Aziendale/Societaria:</text:p>
          </table:table-cell>
          <table:covered-table-cell/>
        </table:table-row>
        <table:table-row table:style-name="TableRow1411">
          <table:table-cell table:style-name="TableCell1412" table:number-columns-spanned="2">
            <text:p text:style-name="P1413">Descrizione Progetto:</text:p>
          </table:table-cell>
          <table:covered-table-cell/>
        </table:table-row>
        <table:table-row table:style-name="TableRow1414">
          <table:table-cell table:style-name="TableCell1415" table:number-columns-spanned="2">
            <text:p text:style-name="P1416">Value Proposition:</text:p>
          </table:table-cell>
          <table:covered-table-cell/>
        </table:table-row>
        <table:table-row table:style-name="TableRow1417">
          <table:table-cell table:style-name="TableCell1418" table:number-columns-spanned="2">
            <text:p text:style-name="P1419">Customer Segments:</text:p>
          </table:table-cell>
          <table:covered-table-cell/>
        </table:table-row>
        <table:table-row table:style-name="TableRow1420">
          <table:table-cell table:style-name="TableCell1421" table:number-columns-spanned="2">
            <text:p text:style-name="P1422">Punti di Forza:</text:p>
          </table:table-cell>
          <table:covered-table-cell/>
        </table:table-row>
        <table:table-row table:style-name="TableRow1423">
          <table:table-cell table:style-name="TableCell1424" table:number-columns-spanned="2">
            <text:p text:style-name="P1425">Punti di Debolezza:</text:p>
          </table:table-cell>
          <table:covered-table-cell/>
        </table:table-row>
        <table:table-row table:style-name="TableRow1426">
          <table:table-cell table:style-name="TableCell1427" table:number-columns-spanned="2">
            <text:p text:style-name="P1428">Canali Utilizzati:</text:p>
          </table:table-cell>
          <table:covered-table-cell/>
        </table:table-row>
        <table:table-row table:style-name="TableRow1429">
          <table:table-cell table:style-name="TableCell1430" table:number-columns-spanned="2">
            <text:p text:style-name="P1431">Note</text:p>
          </table:table-cell>
          <table:covered-table-cell/>
        </table:table-row>
        <text:soft-page-break/>
        <table:table-row table:style-name="TableRow1432">
          <table:table-cell table:style-name="TableCell1433" table:number-columns-spanned="2">
            <text:p text:style-name="P1434">Business Model</text:p>
          </table:table-cell>
          <table:covered-table-cell/>
        </table:table-row>
      </table:table>
      <text:soft-page-break/>
      <text:h text:style-name="P1435" text:outline-level="2">COMPETITOR n. 30</text:h>
      <table:table table:style-name="Table1436">
        <table:table-columns>
          <table:table-column table:style-name="TableColumn1437"/>
          <table:table-column table:style-name="TableColumn1438"/>
        </table:table-columns>
        <table:table-row table:style-name="TableRow1439">
          <table:table-cell table:style-name="TableCell1440">
            <text:p text:style-name="P1441">Nome Progetto:</text:p>
          </table:table-cell>
          <table:table-cell table:style-name="TableCell1442">
            <text:p text:style-name="P1443">Anno Pubblicazione</text:p>
          </table:table-cell>
        </table:table-row>
        <table:table-row table:style-name="TableRow1444">
          <table:table-cell table:style-name="TableCell1445">
            <text:p text:style-name="P1446">Nome Competitor:</text:p>
          </table:table-cell>
          <table:table-cell table:style-name="TableCell1447">
            <text:p text:style-name="P1448">Dimensione Competitor</text:p>
          </table:table-cell>
        </table:table-row>
        <table:table-row table:style-name="TableRow1449">
          <table:table-cell table:style-name="TableCell1450" table:number-columns-spanned="2">
            <text:p text:style-name="P1451">Struttura Aziendale/Societaria:</text:p>
          </table:table-cell>
          <table:covered-table-cell/>
        </table:table-row>
        <table:table-row table:style-name="TableRow1452">
          <table:table-cell table:style-name="TableCell1453" table:number-columns-spanned="2">
            <text:p text:style-name="P1454">Descrizione Progetto:</text:p>
          </table:table-cell>
          <table:covered-table-cell/>
        </table:table-row>
        <table:table-row table:style-name="TableRow1455">
          <table:table-cell table:style-name="TableCell1456" table:number-columns-spanned="2">
            <text:p text:style-name="P1457">Value Proposition:</text:p>
          </table:table-cell>
          <table:covered-table-cell/>
        </table:table-row>
        <table:table-row table:style-name="TableRow1458">
          <table:table-cell table:style-name="TableCell1459" table:number-columns-spanned="2">
            <text:p text:style-name="P1460">Customer Segments:</text:p>
          </table:table-cell>
          <table:covered-table-cell/>
        </table:table-row>
        <table:table-row table:style-name="TableRow1461">
          <table:table-cell table:style-name="TableCell1462" table:number-columns-spanned="2">
            <text:p text:style-name="P1463">Punti di Forza:</text:p>
          </table:table-cell>
          <table:covered-table-cell/>
        </table:table-row>
        <table:table-row table:style-name="TableRow1464">
          <table:table-cell table:style-name="TableCell1465" table:number-columns-spanned="2">
            <text:p text:style-name="P1466">Punti di Debolezza:</text:p>
          </table:table-cell>
          <table:covered-table-cell/>
        </table:table-row>
        <table:table-row table:style-name="TableRow1467">
          <table:table-cell table:style-name="TableCell1468" table:number-columns-spanned="2">
            <text:p text:style-name="P1469">Canali Utilizzati:</text:p>
          </table:table-cell>
          <table:covered-table-cell/>
        </table:table-row>
        <table:table-row table:style-name="TableRow1470">
          <table:table-cell table:style-name="TableCell1471" table:number-columns-spanned="2">
            <text:p text:style-name="P1472">Note</text:p>
          </table:table-cell>
          <table:covered-table-cell/>
        </table:table-row>
        <text:soft-page-break/>
        <table:table-row table:style-name="TableRow1473">
          <table:table-cell table:style-name="TableCell1474" table:number-columns-spanned="2">
            <text:p text:style-name="P1475">Business Model</text:p>
          </table:table-cell>
          <table:covered-table-cell/>
        </table:table-row>
      </table:table>
      <text:soft-page-break/>
      <text:h text:style-name="P1476" text:outline-level="2">COMPETITOR n. 31</text:h>
      <table:table table:style-name="Table1477">
        <table:table-columns>
          <table:table-column table:style-name="TableColumn1478"/>
          <table:table-column table:style-name="TableColumn1479"/>
        </table:table-columns>
        <table:table-row table:style-name="TableRow1480">
          <table:table-cell table:style-name="TableCell1481">
            <text:p text:style-name="P1482">Nome Progetto:</text:p>
          </table:table-cell>
          <table:table-cell table:style-name="TableCell1483">
            <text:p text:style-name="P1484">Anno Pubblicazione</text:p>
          </table:table-cell>
        </table:table-row>
        <table:table-row table:style-name="TableRow1485">
          <table:table-cell table:style-name="TableCell1486">
            <text:p text:style-name="P1487">Nome Competitor:</text:p>
          </table:table-cell>
          <table:table-cell table:style-name="TableCell1488">
            <text:p text:style-name="P1489">Dimensione Competitor</text:p>
          </table:table-cell>
        </table:table-row>
        <table:table-row table:style-name="TableRow1490">
          <table:table-cell table:style-name="TableCell1491" table:number-columns-spanned="2">
            <text:p text:style-name="P1492">Struttura Aziendale/Societaria:</text:p>
          </table:table-cell>
          <table:covered-table-cell/>
        </table:table-row>
        <table:table-row table:style-name="TableRow1493">
          <table:table-cell table:style-name="TableCell1494" table:number-columns-spanned="2">
            <text:p text:style-name="P1495">Descrizione Progetto:</text:p>
          </table:table-cell>
          <table:covered-table-cell/>
        </table:table-row>
        <table:table-row table:style-name="TableRow1496">
          <table:table-cell table:style-name="TableCell1497" table:number-columns-spanned="2">
            <text:p text:style-name="P1498">Value Proposition:</text:p>
          </table:table-cell>
          <table:covered-table-cell/>
        </table:table-row>
        <table:table-row table:style-name="TableRow1499">
          <table:table-cell table:style-name="TableCell1500" table:number-columns-spanned="2">
            <text:p text:style-name="P1501">Customer Segments:</text:p>
          </table:table-cell>
          <table:covered-table-cell/>
        </table:table-row>
        <table:table-row table:style-name="TableRow1502">
          <table:table-cell table:style-name="TableCell1503" table:number-columns-spanned="2">
            <text:p text:style-name="P1504">Punti di Forza:</text:p>
          </table:table-cell>
          <table:covered-table-cell/>
        </table:table-row>
        <table:table-row table:style-name="TableRow1505">
          <table:table-cell table:style-name="TableCell1506" table:number-columns-spanned="2">
            <text:p text:style-name="P1507">Punti di Debolezza:</text:p>
          </table:table-cell>
          <table:covered-table-cell/>
        </table:table-row>
        <table:table-row table:style-name="TableRow1508">
          <table:table-cell table:style-name="TableCell1509" table:number-columns-spanned="2">
            <text:p text:style-name="P1510">Canali Utilizzati:</text:p>
          </table:table-cell>
          <table:covered-table-cell/>
        </table:table-row>
        <table:table-row table:style-name="TableRow1511">
          <table:table-cell table:style-name="TableCell1512" table:number-columns-spanned="2">
            <text:p text:style-name="P1513">Note</text:p>
          </table:table-cell>
          <table:covered-table-cell/>
        </table:table-row>
        <text:soft-page-break/>
        <table:table-row table:style-name="TableRow1514">
          <table:table-cell table:style-name="TableCell1515" table:number-columns-spanned="2">
            <text:p text:style-name="P1516">Business Model</text:p>
          </table:table-cell>
          <table:covered-table-cell/>
        </table:table-row>
      </table:table>
      <text:soft-page-break/>
      <text:h text:style-name="P1517" text:outline-level="2">COMPETITOR n. 32</text:h>
      <table:table table:style-name="Table1518">
        <table:table-columns>
          <table:table-column table:style-name="TableColumn1519"/>
          <table:table-column table:style-name="TableColumn1520"/>
        </table:table-columns>
        <table:table-row table:style-name="TableRow1521">
          <table:table-cell table:style-name="TableCell1522">
            <text:p text:style-name="P1523">Nome Progetto:</text:p>
          </table:table-cell>
          <table:table-cell table:style-name="TableCell1524">
            <text:p text:style-name="P1525">Anno Pubblicazione</text:p>
          </table:table-cell>
        </table:table-row>
        <table:table-row table:style-name="TableRow1526">
          <table:table-cell table:style-name="TableCell1527">
            <text:p text:style-name="P1528">Nome Competitor:</text:p>
          </table:table-cell>
          <table:table-cell table:style-name="TableCell1529">
            <text:p text:style-name="P1530">Dimensione Competitor</text:p>
          </table:table-cell>
        </table:table-row>
        <table:table-row table:style-name="TableRow1531">
          <table:table-cell table:style-name="TableCell1532" table:number-columns-spanned="2">
            <text:p text:style-name="P1533">Struttura Aziendale/Societaria:</text:p>
          </table:table-cell>
          <table:covered-table-cell/>
        </table:table-row>
        <table:table-row table:style-name="TableRow1534">
          <table:table-cell table:style-name="TableCell1535" table:number-columns-spanned="2">
            <text:p text:style-name="P1536">Descrizione Progetto:</text:p>
          </table:table-cell>
          <table:covered-table-cell/>
        </table:table-row>
        <table:table-row table:style-name="TableRow1537">
          <table:table-cell table:style-name="TableCell1538" table:number-columns-spanned="2">
            <text:p text:style-name="P1539">Value Proposition:</text:p>
          </table:table-cell>
          <table:covered-table-cell/>
        </table:table-row>
        <table:table-row table:style-name="TableRow1540">
          <table:table-cell table:style-name="TableCell1541" table:number-columns-spanned="2">
            <text:p text:style-name="P1542">Customer Segments:</text:p>
          </table:table-cell>
          <table:covered-table-cell/>
        </table:table-row>
        <table:table-row table:style-name="TableRow1543">
          <table:table-cell table:style-name="TableCell1544" table:number-columns-spanned="2">
            <text:p text:style-name="P1545">Punti di Forza:</text:p>
          </table:table-cell>
          <table:covered-table-cell/>
        </table:table-row>
        <table:table-row table:style-name="TableRow1546">
          <table:table-cell table:style-name="TableCell1547" table:number-columns-spanned="2">
            <text:p text:style-name="P1548">Punti di Debolezza:</text:p>
          </table:table-cell>
          <table:covered-table-cell/>
        </table:table-row>
        <table:table-row table:style-name="TableRow1549">
          <table:table-cell table:style-name="TableCell1550" table:number-columns-spanned="2">
            <text:p text:style-name="P1551">Canali Utilizzati:</text:p>
          </table:table-cell>
          <table:covered-table-cell/>
        </table:table-row>
        <table:table-row table:style-name="TableRow1552">
          <table:table-cell table:style-name="TableCell1553" table:number-columns-spanned="2">
            <text:p text:style-name="P1554">Note</text:p>
          </table:table-cell>
          <table:covered-table-cell/>
        </table:table-row>
        <text:soft-page-break/>
        <table:table-row table:style-name="TableRow1555">
          <table:table-cell table:style-name="TableCell1556" table:number-columns-spanned="2">
            <text:p text:style-name="P1557">Business Model</text:p>
          </table:table-cell>
          <table:covered-table-cell/>
        </table:table-row>
      </table:table>
      <text:h text:style-name="Titolo2" text:outline-level="2">TECNOLOGIA n. 1</text:h>
      <text:p text:style-name="Standard"/>
      <table:table table:style-name="Table1558">
        <table:table-columns>
          <table:table-column table:style-name="TableColumn1559"/>
          <table:table-column table:style-name="TableColumn1560"/>
          <table:table-column table:style-name="TableColumn1561"/>
        </table:table-columns>
        <table:table-row table:style-name="TableRow1562">
          <table:table-cell table:style-name="TableCell1563">
            <text:p text:style-name="P1564">Nome Tecnologia:</text:p>
            <text:p text:style-name="P1565">Visori VR</text:p>
          </table:table-cell>
          <table:table-cell table:style-name="TableCell1566" table:number-columns-spanned="2">
            <text:p text:style-name="P1567">Anno Realizzazione</text:p>
            <text:p text:style-name="P1568">2010</text:p>
          </table:table-cell>
          <table:covered-table-cell/>
        </table:table-row>
        <table:table-row table:style-name="TableRow1569">
          <table:table-cell table:style-name="TableCell1570">
            <text:p text:style-name="P1571">Nome Produttori:</text:p>
            <text:p text:style-name="P1572">Oculus, Google, HTC, Sony, Samsung, Razer, Acer</text:p>
          </table:table-cell>
          <table:table-cell table:style-name="TableCell1573" table:number-columns-spanned="2">
            <text:p text:style-name="P1574">Dimensione</text:p>
            <text:p text:style-name="P1575">Oculus: Azienda sussidiaria di Facebook (che ha 23mila dipendenti)</text:p>
            <text:p text:style-name="P1576">Google: <text:s/>88mila dipendenti</text:p>
            <text:p text:style-name="P1577">HTC: 18mila dipendenti</text:p>
            <text:p text:style-name="P1578">Sony: 128mila dipendenti</text:p>
            <text:p text:style-name="P1579">Samsung: 98mila dipendenti</text:p>
            <text:p text:style-name="P1580">Razer: 900 dipendenti</text:p>
            <text:p text:style-name="P1581">Acer: 7mila dipendenti</text:p>
          </table:table-cell>
          <table:covered-table-cell/>
        </table:table-row>
        <table:table-row table:style-name="TableRow1582">
          <table:table-cell table:style-name="TableCell1583" table:number-columns-spanned="3">
            <text:p text:style-name="P1584">Descrizione Tecnologia:</text:p>
            <text:p text:style-name="Standard"><text:span text:style-name="T1585">Il visore VR, o visore di realtà virtuale, è un dispositivo a forma di casco o di occhiali che consente di vivere un’esperienza sensoriale in un mondo virtuale. <text:s/>I</text:span><text:span text:style-name="T1586">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p>
            <text:p text:style-name="P1587">I visori di nostro interesse per il progetto possono essere connessi a dispositivi esterni quali smartphone o computer.</text:p>
          </table:table-cell>
          <table:covered-table-cell/>
          <table:covered-table-cell/>
        </table:table-row>
        <table:table-row table:style-name="TableRow1588">
          <table:table-cell table:style-name="TableCell1589" table:number-columns-spanned="2">
            <text:p text:style-name="P1590">Utilità per il Progetto:</text:p>
            <text:p text:style-name="P1591">Un visore VR potrebbe essere utile per la connessione ad un’eventuale applicazione di nostra invenzione basata sulla realtà virtuale, poiché permetterebbe all’utente di fruirne.</text:p>
          </table:table-cell>
          <table:covered-table-cell/>
          <table:table-cell table:style-name="TableCell1592">
            <text:p text:style-name="P1593">Alta <text:s text:c="19"/>Media <text:s text:c="19"/>Bassa</text:p>
            <text:p text:style-name="P1594">Alta</text:p>
          </table:table-cell>
        </table:table-row>
        <table:table-row table:style-name="TableRow1595">
          <table:table-cell table:style-name="TableCell1596" table:number-columns-spanned="3">
            <text:p text:style-name="P1597">Reperibilità sul mercato:</text:p>
            <text:p text:style-name="P1598">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599">
          <table:table-cell table:style-name="TableCell1600" table:number-columns-spanned="3">
            <text:p text:style-name="P1601">Prezzo:</text:p>
            <text:p text:style-name="P1602">Visori di fascia bassa (e dalle scarse funzionalità e prestazioni) si possono trovare in commercio anche a 50 euro, mentre visori più performanti possono arrivare ai 1200 euro (ad esempio HTC Vive pro)</text:p>
          </table:table-cell>
          <table:covered-table-cell/>
          <table:covered-table-cell/>
        </table:table-row>
        <table:table-row table:style-name="TableRow1603">
          <table:table-cell table:style-name="TableCell1604" table:number-columns-spanned="3">
            <text:p text:style-name="P1605">Note:</text:p>
          </table:table-cell>
          <table:covered-table-cell/>
          <table:covered-table-cell/>
        </table:table-row>
      </table:table>
      <text:p text:style-name="Standard"/>
      <text:h text:style-name="Titolo2" text:outline-level="2">TECNOLOGIA n. 2</text:h>
      <text:p text:style-name="Standard"/>
      <table:table table:style-name="Table1606">
        <table:table-columns>
          <table:table-column table:style-name="TableColumn1607"/>
          <table:table-column table:style-name="TableColumn1608"/>
          <table:table-column table:style-name="TableColumn1609"/>
        </table:table-columns>
        <table:table-row table:style-name="TableRow1610">
          <table:table-cell table:style-name="TableCell1611">
            <text:p text:style-name="P1612">Nome Tecnologia:</text:p>
            <text:p text:style-name="P1613">Videocamere a 360°</text:p>
          </table:table-cell>
          <table:table-cell table:style-name="TableCell1614" table:number-columns-spanned="2">
            <text:p text:style-name="P1615">Anno Realizzazione</text:p>
            <text:p text:style-name="P1616"/>
          </table:table-cell>
          <table:covered-table-cell/>
        </table:table-row>
        <table:table-row table:style-name="TableRow1617">
          <table:table-cell table:style-name="TableCell1618">
            <text:p text:style-name="P1619">Nome Produttore:</text:p>
            <text:p text:style-name="P1620">Insta360, GoPro, Samsung (Gear360°), Facebook (Surround360), Nokia (OZO)</text:p>
          </table:table-cell>
          <table:table-cell table:style-name="TableCell1621" table:number-columns-spanned="2">
            <text:p text:style-name="P1622">Dimensione</text:p>
            <text:p text:style-name="P1623">Insta360: Azienda privata</text:p>
            <text:p text:style-name="P1624">GoPro: 1483 dipendenti</text:p>
            <text:p text:style-name="P1625">Samsung: 98mila dipendenti</text:p>
            <text:p text:style-name="P1626">Facebook: 23mila dipendenti</text:p>
            <text:p text:style-name="P1627">Nokia: 100mila dipendenti</text:p>
            <text:p text:style-name="P1628"/>
          </table:table-cell>
          <table:covered-table-cell/>
        </table:table-row>
        <table:table-row table:style-name="TableRow1629">
          <table:table-cell table:style-name="TableCell1630" table:number-columns-spanned="3">
            <text:p text:style-name="P1631">Descrizione Tecnologia:</text:p>
            <text:p text:style-name="P1632">Le videocamere e fotocamere a 360° permettono di catturare l’ambiente circostante in tutte le sue angolazioni, fornendo quindi una visione sferica della realtà al momento delle riprese.</text:p>
            <text:p text:style-name="P1633">Questo tipo di riprese realizzate dalle videocamere 360 gradi sono fruibili con una grande varietà di terminali compatibili, come lo smartphone, il PC o i caschi VR.</text:p>
            <text:p text:style-name="P1634">Lo spettatore ha la possibilità di guardarsi intorno, assumendo la prospettiva di chi ha girato la scena.</text:p>
          </table:table-cell>
          <table:covered-table-cell/>
          <table:covered-table-cell/>
        </table:table-row>
        <table:table-row table:style-name="TableRow1635">
          <table:table-cell table:style-name="TableCell1636" table:number-columns-spanned="2">
            <text:p text:style-name="P1637">Utilità per il Progetto:</text:p>
            <text:p text:style-name="P1638">La tecnologia di video e foto a 360° può risultare utile nella realizzazione di scene di realtà virtuale, o per la cattura dell’ambiente circostante in funzione di una sua virtualizzazione</text:p>
          </table:table-cell>
          <table:covered-table-cell/>
          <table:table-cell table:style-name="TableCell1639">
            <text:p text:style-name="P1640">Alta <text:s text:c="19"/>Media <text:s text:c="19"/>Bassa</text:p>
            <text:p text:style-name="P1641">Media</text:p>
          </table:table-cell>
        </table:table-row>
        <text:soft-page-break/>
        <table:table-row table:style-name="TableRow1642">
          <table:table-cell table:style-name="TableCell1643" table:number-columns-spanned="3">
            <text:p text:style-name="P1644">Reperibilità sul mercato:</text:p>
            <text:p text:style-name="P1645">Questo tipo di prodotti è abbastanza reperibile, molti di questi prodotti si trovano infatti su amazon e possono tranquillamente essere acquistati da tutti</text:p>
          </table:table-cell>
          <table:covered-table-cell/>
          <table:covered-table-cell/>
        </table:table-row>
        <table:table-row table:style-name="TableRow1646">
          <table:table-cell table:style-name="TableCell1647" table:number-columns-spanned="3">
            <text:p text:style-name="P1648">Prezzo:</text:p>
            <text:p text:style-name="P1649">Generalmente 100-200 euro, per quanto riguarda i prodotti in vendita per privati.</text:p>
            <text:p text:style-name="P1650"><text:s/>Per quanto riguarda i prodotti professionali, i prezzi si alzano di molto, aggirandosi tra i 5.000 (GoPro Omni) e i 40.000 euro (Nokia OZO)</text:p>
          </table:table-cell>
          <table:covered-table-cell/>
          <table:covered-table-cell/>
        </table:table-row>
        <table:table-row table:style-name="TableRow1651">
          <table:table-cell table:style-name="TableCell1652" table:number-columns-spanned="3">
            <text:p text:style-name="P1653">Note:</text:p>
          </table:table-cell>
          <table:covered-table-cell/>
          <table:covered-table-cell/>
        </table:table-row>
      </table:table>
      <text:p text:style-name="P1654"/>
      <text:h text:style-name="Titolo2" text:outline-level="2">TECNOLOGIA n. 3</text:h>
      <text:p text:style-name="Standard"/>
      <table:table table:style-name="Table1655">
        <table:table-columns>
          <table:table-column table:style-name="TableColumn1656"/>
          <table:table-column table:style-name="TableColumn1657"/>
          <table:table-column table:style-name="TableColumn1658"/>
        </table:table-columns>
        <table:table-row table:style-name="TableRow1659">
          <table:table-cell table:style-name="TableCell1660">
            <text:p text:style-name="P1661">Nome Tecnologia:</text:p>
            <text:p text:style-name="P1662">Occhiali/visori AR</text:p>
          </table:table-cell>
          <table:table-cell table:style-name="TableCell1663" table:number-columns-spanned="2">
            <text:p text:style-name="P1664">Anno Realizzazione</text:p>
            <text:p text:style-name="P1665">2013</text:p>
          </table:table-cell>
          <table:covered-table-cell/>
        </table:table-row>
        <table:table-row table:style-name="TableRow1666">
          <table:table-cell table:style-name="TableCell1667">
            <text:p text:style-name="P1668">Nome Produttore:</text:p>
            <text:p text:style-name="P1669">Daqri, Microsoft, Meta (Meta2), ODG, Google (Google glasses enterprise edition), Magic Leap (Lightwear)</text:p>
          </table:table-cell>
          <table:table-cell table:style-name="TableCell1670" table:number-columns-spanned="2">
            <text:p text:style-name="P1671">Dimensione</text:p>
            <text:p text:style-name="P1672">Daqri: 200 dipendenti</text:p>
            <text:p text:style-name="P1673">Microsoft: 114mila dipendenti</text:p>
            <text:p text:style-name="P1674">Meta: 100-500 dipendenti</text:p>
            <text:p text:style-name="P1675">ODG: 100 dipendenti</text:p>
            <text:p text:style-name="P1676">Google: 88mila dipendenti</text:p>
            <text:p text:style-name="P1677">Magic Leap: 1500 dipendenti</text:p>
          </table:table-cell>
          <table:covered-table-cell/>
        </table:table-row>
        <table:table-row table:style-name="TableRow1678">
          <table:table-cell table:style-name="TableCell1679" table:number-columns-spanned="3">
            <text:p text:style-name="P1680">Descrizione Tecnologia:</text:p>
            <text:p text:style-name="P1681">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682">
          <table:table-cell table:style-name="TableCell1683" table:number-columns-spanned="2">
            <text:p text:style-name="P1684">Utilità per il Progetto:</text:p>
            <text:p text:style-name="P1685">Questi dispositivi possono risultare davvero molto utili nell’ambito di un progetto di mixed reality.</text:p>
          </table:table-cell>
          <table:covered-table-cell/>
          <table:table-cell table:style-name="TableCell1686">
            <text:p text:style-name="P1687">Alta <text:s text:c="19"/>Media <text:s text:c="19"/>Bassa</text:p>
            <text:p text:style-name="P1688">Alta</text:p>
          </table:table-cell>
        </table:table-row>
        <table:table-row table:style-name="TableRow1689">
          <table:table-cell table:style-name="TableCell1690" table:number-columns-spanned="3">
            <text:p text:style-name="P1691">Reperibilità sul mercato:</text:p>
            <text:p text:style-name="P1692">Questi dispositivi sono meno comuni e meno reperibili al momento rispetto ai più comuni visori VR.</text:p>
            <text:p text:style-name="P1693">Alcuni progetti passati di questo tipo (Google glasses) sono addirittura andati in fallimento per le scarse vendite.</text:p>
            <text:p text:style-name="P1694">Alcuni prodotti risultano comunque reperibili in rete.</text:p>
            <text:p text:style-name="P1695">Molte aziende stanno ancora lavorando su questo prodotto, e lo renderanno disponibile alla vendita nei prossimi anni.</text:p>
          </table:table-cell>
          <table:covered-table-cell/>
          <table:covered-table-cell/>
        </table:table-row>
        <text:soft-page-break/>
        <table:table-row table:style-name="TableRow1696">
          <table:table-cell table:style-name="TableCell1697" table:number-columns-spanned="3">
            <text:p text:style-name="P1698">Prezzo:</text:p>
            <text:p text:style-name="P1699">I prezzi di questo tipo di prodotto risultano abbastanza alti.</text:p>
            <text:p text:style-name="P1700">Meta2: 1700euro, Hololens:3300euro, Daqri: 5000euro, ODG: 2750euro</text:p>
          </table:table-cell>
          <table:covered-table-cell/>
          <table:covered-table-cell/>
        </table:table-row>
        <table:table-row table:style-name="TableRow1701">
          <table:table-cell table:style-name="TableCell1702" table:number-columns-spanned="3">
            <text:p text:style-name="P1703">Note:</text:p>
          </table:table-cell>
          <table:covered-table-cell/>
          <table:covered-table-cell/>
        </table:table-row>
      </table:table>
      <text:soft-page-break/>
      <text:h text:style-name="P1704" text:outline-level="2">TECNOLOGIA n. 4</text:h>
      <text:p text:style-name="Standard"/>
      <table:table table:style-name="Table1705">
        <table:table-columns>
          <table:table-column table:style-name="TableColumn1706"/>
          <table:table-column table:style-name="TableColumn1707"/>
          <table:table-column table:style-name="TableColumn1708"/>
        </table:table-columns>
        <table:table-row table:style-name="TableRow1709">
          <table:table-cell table:style-name="TableCell1710">
            <text:p text:style-name="P1711">Nome Tecnologia:</text:p>
            <text:p text:style-name="P1712">Giroscopio</text:p>
          </table:table-cell>
          <table:table-cell table:style-name="TableCell1713" table:number-columns-spanned="2">
            <text:p text:style-name="P1714">Anno Realizzazione</text:p>
            <text:p text:style-name="P1715"/>
          </table:table-cell>
          <table:covered-table-cell/>
        </table:table-row>
        <table:table-row table:style-name="TableRow1716">
          <table:table-cell table:style-name="TableCell1717">
            <text:p text:style-name="P1718">Nome Produttore:</text:p>
            <text:p text:style-name="P1719">Analog devices, Bosch, STMicroeletronics</text:p>
          </table:table-cell>
          <table:table-cell table:style-name="TableCell1720" table:number-columns-spanned="2">
            <text:p text:style-name="P1721">Dimensione</text:p>
            <text:p text:style-name="P1722">Analog Devices: 9000 dipendenti</text:p>
            <text:p text:style-name="P1723">Bosch: 300mila dipendenti</text:p>
            <text:p text:style-name="P1724">STMicroeletronics: 43mila dipendenti</text:p>
          </table:table-cell>
          <table:covered-table-cell/>
        </table:table-row>
        <table:table-row table:style-name="TableRow1725">
          <table:table-cell table:style-name="TableCell1726" table:number-columns-spanned="3">
            <text:p text:style-name="P1727">Descrizione Tecnologia:</text:p>
            <text:p text:style-name="P1728">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29">
          <table:table-cell table:style-name="TableCell1730" table:number-columns-spanned="2">
            <text:p text:style-name="P1731">Utilità per il Progetto:</text:p>
            <text:p text:style-name="P1732">Il giroscopio può essere impiegato nei dispositivi mobili per meglio interagire con il mondo circostante, sia che si parli di realtà virtuale che di realtà aumentata.</text:p>
          </table:table-cell>
          <table:covered-table-cell/>
          <table:table-cell table:style-name="TableCell1733">
            <text:p text:style-name="P1734">Alta <text:s text:c="19"/>Media <text:s text:c="19"/>Bassa</text:p>
            <text:p text:style-name="P1735">Alta</text:p>
          </table:table-cell>
        </table:table-row>
        <table:table-row table:style-name="TableRow1736">
          <table:table-cell table:style-name="TableCell1737" table:number-columns-spanned="3">
            <text:p text:style-name="P1738">Reperibilità sul mercato:</text:p>
            <text:p text:style-name="P1739">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40">
          <table:table-cell table:style-name="TableCell1741" table:number-columns-spanned="3">
            <text:p text:style-name="P1742">Prezzo:</text:p>
            <text:p text:style-name="P1743">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Row1744">
          <table:table-cell table:style-name="TableCell1745" table:number-columns-spanned="3">
            <text:p text:style-name="P1746">Note:</text:p>
            <text:p text:style-name="P1747">Il giroscopio è un elemento essenziale che deve essere presente in un dispositivo mobile che vuole usare la realtà virtuale o aumentata.</text:p>
          </table:table-cell>
          <table:covered-table-cell/>
          <table:covered-table-cell/>
        </table:table-row>
      </table:table>
      <text:soft-page-break/>
      <text:h text:style-name="P1748" text:outline-level="2">TECNOLOGIA n. 5</text:h>
      <text:p text:style-name="Standard"/>
      <table:table table:style-name="Table1749">
        <table:table-columns>
          <table:table-column table:style-name="TableColumn1750"/>
          <table:table-column table:style-name="TableColumn1751"/>
          <table:table-column table:style-name="TableColumn1752"/>
        </table:table-columns>
        <table:table-row table:style-name="TableRow1753">
          <table:table-cell table:style-name="TableCell1754">
            <text:p text:style-name="P1755">Nome Tecnologia:</text:p>
            <text:p text:style-name="P1756">Accellerometro</text:p>
          </table:table-cell>
          <table:table-cell table:style-name="TableCell1757" table:number-columns-spanned="2">
            <text:p text:style-name="P1758">Anno Realizzazione</text:p>
          </table:table-cell>
          <table:covered-table-cell/>
        </table:table-row>
        <table:table-row table:style-name="TableRow1759">
          <table:table-cell table:style-name="TableCell1760">
            <text:p text:style-name="P1761">Nome Produttore:</text:p>
            <text:p text:style-name="P1762">Murata, PCB, Bosch, Freescale</text:p>
          </table:table-cell>
          <table:table-cell table:style-name="TableCell1763" table:number-columns-spanned="2">
            <text:p text:style-name="P1764">Dimensione</text:p>
            <text:p text:style-name="P1765">Murata: 60mila dipendenti</text:p>
            <text:p text:style-name="P1766">PC: 600 dipendenti</text:p>
            <text:p text:style-name="P1767">Bosch: 300mila dipendenti</text:p>
            <text:p text:style-name="P1768">FreeScale: 17300 dipendenti</text:p>
          </table:table-cell>
          <table:covered-table-cell/>
        </table:table-row>
        <table:table-row table:style-name="TableRow1769">
          <table:table-cell table:style-name="TableCell1770" table:number-columns-spanned="3">
            <text:p text:style-name="P1771">Descrizione Tecnologia:</text:p>
            <text:p text:style-name="P1772">Si tratta di un sensore, che negli anni è diventato sempre più preciso, che serve per misurare l’accelerazione del device.</text:p>
            <text:p text:style-name="P1773">Uno dei suoi impieghi è ad esempio, una volta ruotato lo smartphone, adattare l’immagine si adatta alla posizione dello schermo.</text:p>
            <text:p text:style-name="P1774">L’accellerometro funziona soprattutto in tandem con lo giroscopio.</text:p>
          </table:table-cell>
          <table:covered-table-cell/>
          <table:covered-table-cell/>
        </table:table-row>
        <table:table-row table:style-name="TableRow1775">
          <table:table-cell table:style-name="TableCell1776" table:number-columns-spanned="2">
            <text:p text:style-name="P1777">Utilità per il Progetto:</text:p>
            <text:p text:style-name="P1778">L’accellerometro, come per il giroscopio, risulta essenziale per dispositivi mobili che vogliono interagire con la realtà</text:p>
          </table:table-cell>
          <table:covered-table-cell/>
          <table:table-cell table:style-name="TableCell1779">
            <text:p text:style-name="P1780">Alta <text:s text:c="19"/>Media <text:s text:c="19"/>Bassa</text:p>
            <text:p text:style-name="P1781">Alta</text:p>
          </table:table-cell>
        </table:table-row>
        <table:table-row table:style-name="TableRow1782">
          <table:table-cell table:style-name="TableCell1783" table:number-columns-spanned="3">
            <text:p text:style-name="P1784">Reperibilità sul mercato:</text:p>
            <text:p text:style-name="P178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86">
          <table:table-cell table:style-name="TableCell1787" table:number-columns-spanned="3">
            <text:p text:style-name="P1788">Prezzo:</text:p>
          </table:table-cell>
          <table:covered-table-cell/>
          <table:covered-table-cell/>
        </table:table-row>
        <text:soft-page-break/>
        <table:table-row table:style-name="TableRow1789">
          <table:table-cell table:style-name="TableCell1790" table:number-columns-spanned="3">
            <text:p text:style-name="P1791">Note:</text:p>
          </table:table-cell>
          <table:covered-table-cell/>
          <table:covered-table-cell/>
        </table:table-row>
      </table:table>
      <text:soft-page-break/>
      <text:h text:style-name="P1792" text:outline-level="2">TECNOLOGIA n. 6</text:h>
      <text:p text:style-name="Standard"/>
      <table:table table:style-name="Table1793">
        <table:table-columns>
          <table:table-column table:style-name="TableColumn1794"/>
          <table:table-column table:style-name="TableColumn1795"/>
          <table:table-column table:style-name="TableColumn1796"/>
        </table:table-columns>
        <table:table-row table:style-name="TableRow1797">
          <table:table-cell table:style-name="TableCell1798">
            <text:p text:style-name="P1799">Nome Tecnologia:</text:p>
            <text:p text:style-name="P1800">Sensori di prossimità</text:p>
          </table:table-cell>
          <table:table-cell table:style-name="TableCell1801" table:number-columns-spanned="2">
            <text:p text:style-name="P1802">Anno Realizzazione</text:p>
          </table:table-cell>
          <table:covered-table-cell/>
        </table:table-row>
        <table:table-row table:style-name="TableRow1803">
          <table:table-cell table:style-name="TableCell1804">
            <text:p text:style-name="P1805">Nome Produttore:</text:p>
            <text:p text:style-name="P1806">Siemens, Altech corp, Mouser</text:p>
          </table:table-cell>
          <table:table-cell table:style-name="TableCell1807" table:number-columns-spanned="2">
            <text:p text:style-name="P1808">Dimensione</text:p>
            <text:p text:style-name="P1809">Siemens: 320mila dipendenti</text:p>
            <text:p text:style-name="P1810">Altech corp: 50 dipendenti</text:p>
            <text:p text:style-name="P1811">Mouser: 1000 dipendenti</text:p>
          </table:table-cell>
          <table:covered-table-cell/>
        </table:table-row>
        <table:table-row table:style-name="TableRow1812">
          <table:table-cell table:style-name="TableCell1813" table:number-columns-spanned="3">
            <text:p text:style-name="P1814">Descrizione Tecnologia:</text:p>
            <text:p text:style-name="P1815">Il sensore utilizza un meccanismo (le onde riflesse) che permette al dispositivo di disattivare lo schermo se un oggetto, come ad esempio il volto o l’orecchio, si avvicina troppo.</text:p>
            <text:p text:style-name="P1816">Questo sensore rileva infatti la prossimità di un oggetto ad esso, e può essere usato, oltre che negli smartphone, in diversi altri dispositivi.</text:p>
          </table:table-cell>
          <table:covered-table-cell/>
          <table:covered-table-cell/>
        </table:table-row>
        <table:table-row table:style-name="TableRow1817">
          <table:table-cell table:style-name="TableCell1818" table:number-columns-spanned="2">
            <text:p text:style-name="P1819">Utilità per il Progetto:</text:p>
            <text:p text:style-name="P1820">Questa tecnologia può trovare impiego nei dispositivi per rilevare l’interazione dell’utente con essi e fornire quindi un’immersività nell’attività che sta svolgendo.</text:p>
          </table:table-cell>
          <table:covered-table-cell/>
          <table:table-cell table:style-name="TableCell1821">
            <text:p text:style-name="P1822">Alta <text:s text:c="19"/>Media <text:s text:c="19"/>Bassa</text:p>
            <text:p text:style-name="P1823">Bassa</text:p>
          </table:table-cell>
        </table:table-row>
        <table:table-row table:style-name="TableRow1824">
          <table:table-cell table:style-name="TableCell1825" table:number-columns-spanned="3">
            <text:p text:style-name="P1826">Reperibilità sul mercato:</text:p>
            <text:p text:style-name="P1827">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28">
          <table:table-cell table:style-name="TableCell1829" table:number-columns-spanned="3">
            <text:p text:style-name="P1830">Prezzo:</text:p>
          </table:table-cell>
          <table:covered-table-cell/>
          <table:covered-table-cell/>
        </table:table-row>
        <table:table-row table:style-name="TableRow1831">
          <table:table-cell table:style-name="TableCell1832" table:number-columns-spanned="3">
            <text:p text:style-name="P1833">Note:</text:p>
          </table:table-cell>
          <table:covered-table-cell/>
          <table:covered-table-cell/>
        </table:table-row>
      </table:table>
      <text:p text:style-name="Standard"/>
      <text:soft-page-break/>
      <text:h text:style-name="P1834" text:outline-level="2">TECNOLOGIA n. 7</text:h>
      <text:p text:style-name="Standard"/>
      <table:table table:style-name="Table1835">
        <table:table-columns>
          <table:table-column table:style-name="TableColumn1836"/>
          <table:table-column table:style-name="TableColumn1837"/>
          <table:table-column table:style-name="TableColumn1838"/>
        </table:table-columns>
        <table:table-row table:style-name="TableRow1839">
          <table:table-cell table:style-name="TableCell1840">
            <text:p text:style-name="P1841">Nome Tecnologia:</text:p>
            <text:p text:style-name="P1842">Elettrostimolatori</text:p>
          </table:table-cell>
          <table:table-cell table:style-name="TableCell1843" table:number-columns-spanned="2">
            <text:p text:style-name="P1844">Anno Realizzazione</text:p>
          </table:table-cell>
          <table:covered-table-cell/>
        </table:table-row>
        <table:table-row table:style-name="TableRow1845">
          <table:table-cell table:style-name="TableCell1846">
            <text:p text:style-name="P1847">Nome Produttore:</text:p>
            <text:p text:style-name="P1848">Tesmed, Compex</text:p>
          </table:table-cell>
          <table:table-cell table:style-name="TableCell1849" table:number-columns-spanned="2">
            <text:p text:style-name="P1850">Dimensione</text:p>
            <text:p text:style-name="P1851">Tesmed:</text:p>
            <text:p text:style-name="P1852">Compex: 100 dipendenti</text:p>
          </table:table-cell>
          <table:covered-table-cell/>
        </table:table-row>
        <table:table-row table:style-name="TableRow1853">
          <table:table-cell table:style-name="TableCell1854" table:number-columns-spanned="3">
            <text:p text:style-name="P1855">Descrizione Tecnologia:</text:p>
            <text:p text:style-name="P1856">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857"/>
          </table:table-cell>
          <table:covered-table-cell/>
          <table:covered-table-cell/>
        </table:table-row>
        <table:table-row table:style-name="TableRow1858">
          <table:table-cell table:style-name="TableCell1859" table:number-columns-spanned="2">
            <text:p text:style-name="P1860">Utilità per il Progetto:</text:p>
            <text:p text:style-name="P1861">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Cell1862">
            <text:p text:style-name="P1863">Alta <text:s text:c="19"/>Media <text:s text:c="19"/>Bassa</text:p>
            <text:p text:style-name="P1864">Media</text:p>
          </table:table-cell>
        </table:table-row>
        <table:table-row table:style-name="TableRow1865">
          <table:table-cell table:style-name="TableCell1866" table:number-columns-spanned="3">
            <text:p text:style-name="P1867">Reperibilità sul mercato:</text:p>
            <text:p text:style-name="P1868">Nei siti di e-commerce gli elettrostimolatori hanno un’alta reperibilità, e se ne trovano con disparate caratteristiche tecniche.</text:p>
          </table:table-cell>
          <table:covered-table-cell/>
          <table:covered-table-cell/>
        </table:table-row>
        <table:table-row table:style-name="TableRow1869">
          <table:table-cell table:style-name="TableCell1870" table:number-columns-spanned="3">
            <text:p text:style-name="P1871">Prezzo:</text:p>
            <text:p text:style-name="P1872">I prezzi possono variare a seconda delle caratteristiche tecniche del prodotto. Generalmente vanno dai 100 ai 700 euro.</text:p>
          </table:table-cell>
          <table:covered-table-cell/>
          <table:covered-table-cell/>
        </table:table-row>
        <table:table-row table:style-name="TableRow1873">
          <table:table-cell table:style-name="TableCell1874" table:number-columns-spanned="3">
            <text:p text:style-name="P1875">Note:</text:p>
            <text:p text:style-name="P1876">Nel caso dell’uso di questi elettrostimolatori con un’applicazione di realtà aumentata, bisognerebbe trovare il modo di riprogrammarli per inviare un segnale elettrico solo quando richiesto.</text:p>
            <text:p text:style-name="P1877">Forse sarebbe più conveniente che la nostra startup li creasse da sé, così che abbiano nativamente le funzioni esatte per cui dobbiamo usarli.</text:p>
          </table:table-cell>
          <table:covered-table-cell/>
          <table:covered-table-cell/>
        </table:table-row>
      </table:table>
      <text:soft-page-break/>
      <text:h text:style-name="P1878" text:outline-level="2">TECNOLOGIA n. 8</text:h>
      <text:p text:style-name="Standard"/>
      <table:table table:style-name="Table1879">
        <table:table-columns>
          <table:table-column table:style-name="TableColumn1880"/>
          <table:table-column table:style-name="TableColumn1881"/>
          <table:table-column table:style-name="TableColumn1882"/>
        </table:table-columns>
        <table:table-row table:style-name="TableRow1883">
          <table:table-cell table:style-name="TableCell1884">
            <text:p text:style-name="P1885">Nome Tecnologia:</text:p>
            <text:p text:style-name="P1886">Magic Mirror (Plus), FxGear</text:p>
          </table:table-cell>
          <table:table-cell table:style-name="TableCell1887" table:number-columns-spanned="2">
            <text:p text:style-name="P1888">Anno Realizzazione</text:p>
            <text:p text:style-name="P1889">2007/208</text:p>
            <text:p text:style-name="P1890"/>
          </table:table-cell>
          <table:covered-table-cell/>
        </table:table-row>
        <table:table-row table:style-name="TableRow1891">
          <table:table-cell table:style-name="TableCell1892">
            <text:p text:style-name="P1893">Nome Produttore:</text:p>
            <text:p text:style-name="P1894">Magic Mirror, FxGear</text:p>
          </table:table-cell>
          <table:table-cell table:style-name="TableCell1895" table:number-columns-spanned="2">
            <text:p text:style-name="P1896">Dimensione</text:p>
            <text:p text:style-name="P1897">50 dipendenti</text:p>
          </table:table-cell>
          <table:covered-table-cell/>
        </table:table-row>
        <table:table-row table:style-name="TableRow1898">
          <table:table-cell table:style-name="TableCell1899" table:number-columns-spanned="3">
            <text:p text:style-name="P1900">Descrizione Tecnologia:</text:p>
            <text:p text:style-name="P1901"><text:span text:style-name="T1902">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p>
            <text:p text:style-name="P1903"/>
          </table:table-cell>
          <table:covered-table-cell/>
          <table:covered-table-cell/>
        </table:table-row>
        <table:table-row table:style-name="TableRow1904">
          <table:table-cell table:style-name="TableCell1905" table:number-columns-spanned="2">
            <text:p text:style-name="P1906">Utilità per il Progetto:</text:p>
            <text:p text:style-name="P1907">E’ un prodotto che si potrebbe utilizzare per la realtà aumentata in ambito fashion, infatti si pesava di utilizzarlo come strumento hardware sfruttando la nostra applicazione software.</text:p>
          </table:table-cell>
          <table:covered-table-cell/>
          <table:table-cell table:style-name="TableCell1908">
            <text:p text:style-name="P1909">Alta <text:s text:c="19"/>Media <text:s text:c="19"/>Bassa</text:p>
            <text:p text:style-name="P1910">Media</text:p>
          </table:table-cell>
        </table:table-row>
        <table:table-row table:style-name="TableRow1911">
          <table:table-cell table:style-name="TableCell1912" table:number-columns-spanned="3">
            <text:p text:style-name="P1913">Reperibilità sul mercato:</text:p>
            <text:p text:style-name="Standard"><text:span text:style-name="T1914">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15">FxGear: Il prodotto non è reperibile nei siti di e-commerce online, è un prodotto B2B.</text:p>
            <text:p text:style-name="P1916"/>
          </table:table-cell>
          <table:covered-table-cell/>
          <table:covered-table-cell/>
        </table:table-row>
        <table:table-row table:style-name="TableRow1917">
          <table:table-cell table:style-name="TableCell1918" table:number-columns-spanned="3">
            <text:p text:style-name="P1919">Prezzo:</text:p>
            <text:p text:style-name="Standard"><text:span text:style-name="T1920">7030<text:s/></text:span><text:span text:style-name="T1921">€ (Magic Mirror)</text:span></text:p>
          </table:table-cell>
          <table:covered-table-cell/>
          <table:covered-table-cell/>
        </table:table-row>
        <table:table-row table:style-name="TableRow1922">
          <table:table-cell table:style-name="TableCell1923" table:number-columns-spanned="3">
            <text:p text:style-name="P1924">Note:</text:p>
          </table:table-cell>
          <table:covered-table-cell/>
          <table:covered-table-cell/>
        </table:table-row>
      </table:table>
      <text:p text:style-name="Standard"/>
      <text:soft-page-break/>
      <text:h text:style-name="P1925" text:outline-level="2">TECNOLOGIA n. 9</text:h>
      <text:p text:style-name="Standard"/>
      <table:table table:style-name="Table1926">
        <table:table-columns>
          <table:table-column table:style-name="TableColumn1927"/>
          <table:table-column table:style-name="TableColumn1928"/>
          <table:table-column table:style-name="TableColumn1929"/>
        </table:table-columns>
        <table:table-row table:style-name="TableRow1930">
          <table:table-cell table:style-name="TableCell1931">
            <text:p text:style-name="P1932">Nome Tecnologia:</text:p>
            <text:p text:style-name="P1933">Modellazione 2D-3D</text:p>
          </table:table-cell>
          <table:table-cell table:style-name="TableCell1934" table:number-columns-spanned="2">
            <text:p text:style-name="P1935">Anno Realizzazione</text:p>
            <text:p text:style-name="P1936">Clo 3D (2003)</text:p>
            <text:p text:style-name="P1937">Optitex (6 febbraio 2018)</text:p>
            <text:p text:style-name="P1938"/>
            <text:p text:style-name="P1939"/>
          </table:table-cell>
          <table:covered-table-cell/>
        </table:table-row>
        <table:table-row table:style-name="TableRow1940">
          <table:table-cell table:style-name="TableCell1941">
            <text:p text:style-name="P1942">Nome Produttore:</text:p>
            <text:p text:style-name="P1943">Efi (Optitex)</text:p>
            <text:p text:style-name="P1944">Clo<text:s/>Virtual Fashion</text:p>
            <text:p text:style-name="P1945"/>
          </table:table-cell>
          <table:table-cell table:style-name="TableCell1946" table:number-columns-spanned="2">
            <text:p text:style-name="P1947">Dimensione</text:p>
            <text:p text:style-name="P1948">Efi::<text:s/>3000<text:s/><text:s text:c="2"/>dipendenti</text:p>
            <text:p text:style-name="P1949"/>
          </table:table-cell>
          <table:covered-table-cell/>
        </table:table-row>
        <table:table-row table:style-name="TableRow1950">
          <table:table-cell table:style-name="TableCell1951" table:number-columns-spanned="3">
            <text:p text:style-name="Standard"><text:span text:style-name="T1952">Descrizione Tecnologia:</text:span></text:p>
            <text:p text:style-name="P1953">Optitex è<text:s/>un software di sviluppo<text:s/>CAD 2D e 3D per prodotti digitali nell’industria tessile.</text:p>
            <text:p text:style-name="P1954">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1955"/>
            <text:p text:style-name="P1956"/>
            <text:p text:style-name="P1957"/>
          </table:table-cell>
          <table:covered-table-cell/>
          <table:covered-table-cell/>
        </table:table-row>
        <table:table-row table:style-name="TableRow1958">
          <table:table-cell table:style-name="TableCell1959" table:number-columns-spanned="2">
            <text:p text:style-name="P1960">Utilità per il Progetto:</text:p>
            <text:p text:style-name="P1961">Queste tecnologie sono indispensabili per un’accurata virtualizzazione degli abiti che l’utente dovrà “indossare” nel camerino dedicato al partner.</text:p>
            <text:p text:style-name="P1962"/>
          </table:table-cell>
          <table:covered-table-cell/>
          <table:table-cell table:style-name="TableCell1963">
            <text:p text:style-name="P1964">Alta <text:s text:c="19"/>Media <text:s text:c="19"/>Bassa</text:p>
            <text:p text:style-name="P1965">Alta</text:p>
          </table:table-cell>
        </table:table-row>
        <table:table-row table:style-name="TableRow1966">
          <table:table-cell table:style-name="TableCell1967" table:number-columns-spanned="3">
            <text:p text:style-name="P1968">Reperibilità sul mercato:</text:p>
            <text:p text:style-name="P1969">Direttamente dai rispettivi siti online.</text:p>
          </table:table-cell>
          <table:covered-table-cell/>
          <table:covered-table-cell/>
        </table:table-row>
        <table:table-row table:style-name="TableRow1970">
          <table:table-cell table:style-name="TableCell1971" table:number-columns-spanned="3">
            <text:p text:style-name="Standard"><text:span text:style-name="T1972">Prezzo: In base all’abbonamento riservato ai privati (5.400</text:span><text:span text:style-name="T1973"><text:s/>€ all’anno oppure 600 € al mese).</text:span></text:p>
            <text:p text:style-name="P1974"/>
          </table:table-cell>
          <table:covered-table-cell/>
          <table:covered-table-cell/>
        </table:table-row>
        <text:soft-page-break/>
        <table:table-row table:style-name="TableRow1975">
          <table:table-cell table:style-name="TableCell1976" table:number-columns-spanned="3">
            <text:p text:style-name="P1977">Note:</text:p>
          </table:table-cell>
          <table:covered-table-cell/>
          <table:covered-table-cell/>
        </table:table-row>
      </table:table>
      <text:soft-page-break/>
      <text:h text:style-name="P1978" text:outline-level="2">TECNOLOGIA n. 10</text:h>
      <text:p text:style-name="Standard"/>
      <table:table table:style-name="Table1979">
        <table:table-columns>
          <table:table-column table:style-name="TableColumn1980"/>
          <table:table-column table:style-name="TableColumn1981"/>
          <table:table-column table:style-name="TableColumn1982"/>
        </table:table-columns>
        <table:table-row table:style-name="TableRow1983">
          <table:table-cell table:style-name="TableCell1984">
            <text:p text:style-name="P1985">Nome Tecnologia:</text:p>
            <text:p text:style-name="P1986">Leap Motion Controller</text:p>
          </table:table-cell>
          <table:table-cell table:style-name="TableCell1987" table:number-columns-spanned="2">
            <text:p text:style-name="P1988">Anno Realizzazione</text:p>
            <text:p text:style-name="P1989">2013</text:p>
            <text:p text:style-name="P1990"/>
            <text:p text:style-name="P1991"/>
          </table:table-cell>
          <table:covered-table-cell/>
        </table:table-row>
        <table:table-row table:style-name="TableRow1992">
          <table:table-cell table:style-name="TableCell1993">
            <text:p text:style-name="P1994">Nome Produttore:</text:p>
            <text:p text:style-name="P1995">Leap Motion</text:p>
            <text:p text:style-name="P1996"/>
          </table:table-cell>
          <table:table-cell table:style-name="TableCell1997" table:number-columns-spanned="2">
            <text:p text:style-name="P1998">Dimensione</text:p>
            <text:p text:style-name="P1999">Start up di circa 100 dipendenti</text:p>
            <text:p text:style-name="P2000"/>
          </table:table-cell>
          <table:covered-table-cell/>
        </table:table-row>
        <table:table-row table:style-name="TableRow2001">
          <table:table-cell table:style-name="TableCell2002" table:number-columns-spanned="3">
            <text:p text:style-name="Standard"><text:span text:style-name="T2003">Descrizione Tecnologia:</text:span></text:p>
            <text:p text:style-name="P2004">Il Leap e’ una piccola periferica USB che e’ stata progettata per essere utilizzata su una scrivania collegata al proprio computer.</text:p>
            <text:p text:style-name="P2005">Usando due telecamere e tre LED ad infrarossi osserva un area di lavoro di circa 1 metro ed e’ in grado di tracciare i movimenti con una precisione di circa 1 millimetro.</text:p>
            <text:p text:style-name="P2006"/>
            <text:p text:style-name="P2007"/>
            <text:p text:style-name="P2008"/>
          </table:table-cell>
          <table:covered-table-cell/>
          <table:covered-table-cell/>
        </table:table-row>
        <table:table-row table:style-name="TableRow2009">
          <table:table-cell table:style-name="TableCell2010" table:number-columns-spanned="2">
            <text:p text:style-name="P2011">Utilità per il Progetto:</text:p>
            <text:p text:style-name="P2012">Queste tecnologie sono indispensabili per poter tracciare a schermo il corpo ed i movimenti di un utente che interagisce con il prodotto in modo da poter permettere la completa visualizzazione a tutto corpo dei vestiti scelti.</text:p>
            <text:p text:style-name="P2013"/>
          </table:table-cell>
          <table:covered-table-cell/>
          <table:table-cell table:style-name="TableCell2014">
            <text:p text:style-name="P2015">Alta <text:s text:c="19"/>Media <text:s text:c="19"/>Bassa</text:p>
            <text:p text:style-name="P2016">Alta</text:p>
          </table:table-cell>
        </table:table-row>
        <table:table-row table:style-name="TableRow2017">
          <table:table-cell table:style-name="TableCell2018" table:number-columns-spanned="3">
            <text:p text:style-name="P2019">Reperibilità sul mercato:</text:p>
            <text:p text:style-name="P2020">Direttamente dai rispettivi siti online o siti di e-commerce ( Amazon, Ebay … )</text:p>
          </table:table-cell>
          <table:covered-table-cell/>
          <table:covered-table-cell/>
        </table:table-row>
        <table:table-row table:style-name="TableRow2021">
          <table:table-cell table:style-name="TableCell2022" table:number-columns-spanned="3">
            <text:p text:style-name="Standard"><text:span text:style-name="T2023">Prezzo:</text:span></text:p>
            <text:p text:style-name="Standard"><text:span text:style-name="T2024">Il presso del prodotto si aggira intorno, a seconda del rivenditore che lo offre, agli 80 dollari ( circa 70 euro )</text:span></text:p>
            <text:p text:style-name="P2025"/>
          </table:table-cell>
          <table:covered-table-cell/>
          <table:covered-table-cell/>
        </table:table-row>
        <text:soft-page-break/>
        <table:table-row table:style-name="TableRow2026">
          <table:table-cell table:style-name="TableCell2027" table:number-columns-spanned="3">
            <text:p text:style-name="P2028">Note:</text:p>
          </table:table-cell>
          <table:covered-table-cell/>
          <table:covered-table-cell/>
        </table:table-row>
      </table:table>
      <text:soft-page-break/>
      <text:h text:style-name="P2029" text:outline-level="2">TECNOLOGIA n. 11</text:h>
      <text:p text:style-name="Standard"/>
      <table:table table:style-name="Table2030">
        <table:table-columns>
          <table:table-column table:style-name="TableColumn2031"/>
          <table:table-column table:style-name="TableColumn2032"/>
          <table:table-column table:style-name="TableColumn2033"/>
        </table:table-columns>
        <table:table-row table:style-name="TableRow2034">
          <table:table-cell table:style-name="TableCell2035">
            <text:p text:style-name="P2036">Nome Tecnologia:</text:p>
            <text:p text:style-name="P2037">Microsoft Kinect</text:p>
          </table:table-cell>
          <table:table-cell table:style-name="TableCell2038" table:number-columns-spanned="2">
            <text:p text:style-name="P2039">Anno Realizzazione</text:p>
            <text:p text:style-name="P2040">2009</text:p>
            <text:p text:style-name="P2041"/>
          </table:table-cell>
          <table:covered-table-cell/>
        </table:table-row>
        <table:table-row table:style-name="TableRow2042">
          <table:table-cell table:style-name="TableCell2043">
            <text:p text:style-name="P2044">Nome Produttore:</text:p>
            <text:p text:style-name="P2045">Microsoft</text:p>
            <text:p text:style-name="P2046"/>
          </table:table-cell>
          <table:table-cell table:style-name="TableCell2047" table:number-columns-spanned="2">
            <text:p text:style-name="P2048">Dimensione</text:p>
            <text:p text:style-name="P2049">114.000 <text:s/>dipendenti</text:p>
            <text:p text:style-name="P2050"/>
          </table:table-cell>
          <table:covered-table-cell/>
        </table:table-row>
        <table:table-row table:style-name="TableRow2051">
          <table:table-cell table:style-name="TableCell2052" table:number-columns-spanned="3">
            <text:p text:style-name="Standard"><text:span text:style-name="T2053">Descrizione Tecnologia:</text:span></text:p>
            <text:p text:style-name="P2054">E’ un accessorio sviluppato da Microsoft per la console Xbox 360 in grado di rilevare il movimento del corpo umano. E’ in grado di controllare i videogiochi senza necessita’ di indossare o impugnare nessuna tipologia di periferica.</text:p>
            <text:p text:style-name="P2055">La prima versione di Kinect era dotata di una telecamera RGB e di una ad infrarossi che permetteva di rilevare la profondita’ della direzione in cui era rivolta la periferica. La precisione si attesta intorno ai 15 cm</text:p>
            <text:p text:style-name="P2056"/>
            <text:p text:style-name="P2057"/>
            <text:p text:style-name="P2058"/>
            <text:p text:style-name="P2059"/>
            <text:p text:style-name="P2060"/>
          </table:table-cell>
          <table:covered-table-cell/>
          <table:covered-table-cell/>
        </table:table-row>
        <table:table-row table:style-name="TableRow2061">
          <table:table-cell table:style-name="TableCell2062" table:number-columns-spanned="2">
            <text:p text:style-name="P2063">Utilità per il Progetto:</text:p>
            <text:p text:style-name="P2064">Altra tecnologia, sostitutiva al Leap Motion, necessaria per tracciare il movimento dell’utente e per visualizzare il modello 3D del vestito addosso alla persona.</text:p>
            <text:p text:style-name="P2065"/>
          </table:table-cell>
          <table:covered-table-cell/>
          <table:table-cell table:style-name="TableCell2066">
            <text:p text:style-name="P2067">Alta <text:s text:c="19"/>Media <text:s text:c="19"/>Bassa</text:p>
            <text:p text:style-name="P2068">Alta</text:p>
          </table:table-cell>
        </table:table-row>
        <table:table-row table:style-name="TableRow2069">
          <table:table-cell table:style-name="TableCell2070" table:number-columns-spanned="3">
            <text:p text:style-name="P2071">Reperibilità sul mercato:</text:p>
            <text:p text:style-name="P2072">Siti online di e-commerce.</text:p>
          </table:table-cell>
          <table:covered-table-cell/>
          <table:covered-table-cell/>
        </table:table-row>
        <table:table-row table:style-name="TableRow2073">
          <table:table-cell table:style-name="TableCell2074" table:number-columns-spanned="3">
            <text:p text:style-name="Standard"><text:span text:style-name="T2075">Prezzo:<text:s/></text:span><text:span text:style-name="T2076"><text:line-break/>Dipende dal fornitore a cui ci si rivolge. Il prezzo va dai 90 euro fino ai 150.</text:span></text:p>
            <text:p text:style-name="P2077"/>
          </table:table-cell>
          <table:covered-table-cell/>
          <table:covered-table-cell/>
        </table:table-row>
        <text:soft-page-break/>
        <table:table-row table:style-name="TableRow2078">
          <table:table-cell table:style-name="TableCell2079" table:number-columns-spanned="3">
            <text:p text:style-name="P2080">Note:</text:p>
            <text:p text:style-name="P2081">Il prodotto non ha avuto il successo sperato tanto che il 25 Ottobre 2017 son finite le vendite di tale prodotto.</text:p>
          </table:table-cell>
          <table:covered-table-cell/>
          <table:covered-table-cell/>
        </table:table-row>
      </table:table>
      <text:p text:style-name="Standard"/>
      <text:h text:style-name="Titolo2" text:outline-level="2"/>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66667in" svg:height="8.625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h text:style-name="Titolo2" text:outline-level="2">Trend</text:h>
      <table:table table:style-name="Table2082">
        <table:table-columns>
          <table:table-column table:style-name="TableColumn2083"/>
        </table:table-columns>
        <table:table-row table:style-name="TableRow2084">
          <table:table-cell table:style-name="TableCell2085">
            <text:p text:style-name="P2086">A breve termine:</text:p>
          </table:table-cell>
        </table:table-row>
        <table:table-row table:style-name="TableRow2087">
          <table:table-cell table:style-name="TableCell2088">
            <text:p text:style-name="P2089">Il trend su cui molte aziende stanno puntando è la realtà virtuale (VR) che secondo l’Hype Cycle prevede</text:p>
          </table:table-cell>
        </table:table-row>
        <text:soft-page-break/>
        <table:table-row table:style-name="TableRow2090">
          <table:table-cell table:style-name="TableCell2091">
            <text:p text:style-name="P2092"><text:span text:style-name="T2093">la piena adesione da parte del mercato entra 2/5 anni.</text:span></text:p>
          </table:table-cell>
        </table:table-row>
        <table:table-row table:style-name="TableRow2094">
          <table:table-cell table:style-name="TableCell2095">
            <text:p text:style-name="P2096">È una tecnologia avanzata ormai e più nota al mercato ma non ampiamente utilizzata o diffusa, se non</text:p>
          </table:table-cell>
        </table:table-row>
        <table:table-row table:style-name="TableRow2097">
          <table:table-cell table:style-name="TableCell2098">
            <text:p text:style-name="P2099">particolarmente per quanto riguarda l’ambito gaming, dal momento che per alcuni aspetti risulta ancora acerba come tecnologia.</text:p>
          </table:table-cell>
        </table:table-row>
        <table:table-row table:style-name="TableRow2100">
          <table:table-cell table:style-name="TableCell2101">
            <text:p text:style-name="P2102">È comunque un tema caldo per il quale tutte le grandi aziende si stanno muovendo per affermarsi sul</text:p>
          </table:table-cell>
        </table:table-row>
        <table:table-row table:style-name="TableRow2103">
          <table:table-cell table:style-name="TableCell2104">
            <text:p text:style-name="P2105">mercato con nuovi prodotti oppure per migliorare quelli già esistenti poiché l’esperienza utente, con i</text:p>
          </table:table-cell>
        </table:table-row>
        <table:table-row table:style-name="TableRow2106">
          <table:table-cell table:style-name="TableCell2107">
            <text:p text:style-name="P2108">dispositivi già presenti, non risulta al momento ancora pienamente soddisfacente.</text:p>
          </table:table-cell>
        </table:table-row>
        <table:table-row table:style-name="TableRow2109">
          <table:table-cell table:style-name="TableCell2110">
            <text:p text:style-name="P2111"/>
          </table:table-cell>
        </table:table-row>
        <table:table-row table:style-name="TableRow2112">
          <table:table-cell table:style-name="TableCell2113">
            <text:p text:style-name="P2114"/>
          </table:table-cell>
        </table:table-row>
        <table:table-row table:style-name="TableRow2115">
          <table:table-cell table:style-name="TableCell2116">
            <text:p text:style-name="P2117"/>
          </table:table-cell>
        </table:table-row>
        <table:table-row table:style-name="TableRow2118">
          <table:table-cell table:style-name="TableCell2119">
            <text:p text:style-name="P2120"/>
          </table:table-cell>
        </table:table-row>
        <table:table-row table:style-name="TableRow2121">
          <table:table-cell table:style-name="TableCell2122">
            <text:p text:style-name="P2123"/>
          </table:table-cell>
        </table:table-row>
      </table:table>
      <text:p text:style-name="Standard"/>
      <table:table table:style-name="Table2124">
        <table:table-columns>
          <table:table-column table:style-name="TableColumn2125"/>
        </table:table-columns>
        <table:table-row table:style-name="TableRow2126">
          <table:table-cell table:style-name="TableCell2127">
            <text:p text:style-name="P2128">A medio termine:</text:p>
          </table:table-cell>
        </table:table-row>
        <table:table-row table:style-name="TableRow2129">
          <table:table-cell table:style-name="TableCell2130">
            <text:p text:style-name="P2131">La realtà aumentata (AR) a differenza di quella virtuale necessita di maggior tempo per essere tale</text:p>
          </table:table-cell>
        </table:table-row>
        <table:table-row table:style-name="TableRow2132">
          <table:table-cell table:style-name="TableCell2133">
            <text:p text:style-name="P2134">completamente ottimizzata e potersi affermare in maniera definitiva sul mercato, secondo l’Hype Cycle</text:p>
          </table:table-cell>
        </table:table-row>
        <table:table-row table:style-name="TableRow2135">
          <table:table-cell table:style-name="TableCell2136">
            <text:p text:style-name="P2137">periodo richiede ancora 5/10 anni.</text:p>
          </table:table-cell>
        </table:table-row>
        <table:table-row table:style-name="TableRow2138">
          <table:table-cell table:style-name="TableCell2139">
            <text:p text:style-name="P2140">Evoluzione della realtà virtuale, la realtà aumentata risulta un tema particolarmente interessante per le</text:p>
          </table:table-cell>
        </table:table-row>
        <table:table-row table:style-name="TableRow2141">
          <table:table-cell table:style-name="TableCell2142">
            <text:p text:style-name="P2143">aziende riguardante molti settori: dal classico settore dei videogiochi all’ambito medico.</text:p>
          </table:table-cell>
        </table:table-row>
        <table:table-row table:style-name="TableRow2144">
          <table:table-cell table:style-name="TableCell2145">
            <text:p text:style-name="P2146">Molti prodotti attualmente risultano in fase di sviluppo con lo scopo di ottimizzare le prestazioni di quelli</text:p>
          </table:table-cell>
        </table:table-row>
        <table:table-row table:style-name="TableRow2147">
          <table:table-cell table:style-name="TableCell2148">
            <text:p text:style-name="P2149">realizzati, ma come per la VR anche la realtà aumentata è una tecnologia acerba.</text:p>
          </table:table-cell>
        </table:table-row>
        <table:table-row table:style-name="TableRow2150">
          <table:table-cell table:style-name="TableCell2151">
            <text:p text:style-name="P2152">Si prospetta però che col passare del tempo possa prende sempre maggior piede sul mercato con una</text:p>
          </table:table-cell>
        </table:table-row>
        <table:table-row table:style-name="TableRow2153">
          <table:table-cell table:style-name="TableCell2154">
            <text:p text:style-name="P2155">distribuzione su larga scala, fin tanto da raggiungere la quotidianità delle persone.</text:p>
          </table:table-cell>
        </table:table-row>
        <table:table-row table:style-name="TableRow2156">
          <table:table-cell table:style-name="TableCell2157">
            <text:p text:style-name="P2158"/>
          </table:table-cell>
        </table:table-row>
        <table:table-row table:style-name="TableRow2159">
          <table:table-cell table:style-name="TableCell2160">
            <text:p text:style-name="P2161"/>
          </table:table-cell>
        </table:table-row>
        <table:table-row table:style-name="TableRow2162">
          <table:table-cell table:style-name="TableCell2163">
            <text:p text:style-name="P2164"/>
          </table:table-cell>
        </table:table-row>
      </table:table>
      <text:h text:style-name="Titolo2" text:outline-level="2"/>
      <text:p text:style-name="Standard"/>
      <text:h text:style-name="Titolo1" text:outline-level="1">Conclusione sulla scelta del Tema</text:h>
      <table:table table:style-name="Table2165">
        <table:table-columns>
          <table:table-column table:style-name="TableColumn2166"/>
        </table:table-columns>
        <table:table-row table:style-name="TableRow2167">
          <table:table-cell table:style-name="TableCell2168">
            <text:p text:style-name="P2169">Il tema scelto, la Mixed Reality, comprende entrambi i trend caldi su cui si sta muovendo la tecnologia in</text:p>
          </table:table-cell>
        </table:table-row>
        <table:table-row table:style-name="TableRow2170">
          <table:table-cell table:style-name="TableCell2171">
            <text:p text:style-name="P2172">questi ultimi anni, cercando di integrare l’uno con l’altro per regalare agli utenti finali un’esperienza il più</text:p>
          </table:table-cell>
        </table:table-row>
        <table:table-row table:style-name="TableRow2173">
          <table:table-cell table:style-name="TableCell2174">
            <text:p text:style-name="P2175">realistica possibile. È un tema che presenta moltissimi competitor che si stanno muovendo in diversi</text:p>
          </table:table-cell>
        </table:table-row>
        <table:table-row table:style-name="TableRow2176">
          <table:table-cell table:style-name="TableCell2177">
            <text:p text:style-name="P2178">settori, ma che attualmente non è ancora riuscito a coinvolgere largamente l’interesse degli utenti.</text:p>
          </table:table-cell>
        </table:table-row>
        <table:table-row table:style-name="TableRow2179">
          <table:table-cell table:style-name="TableCell2180">
            <text:p text:style-name="P2181">I prodotti finali al momento non presentano un livello di qualità alta e ottimale che spinga un gran flusso</text:p>
          </table:table-cell>
        </table:table-row>
        <table:table-row table:style-name="TableRow2182">
          <table:table-cell table:style-name="TableCell2183">
            <text:p text:style-name="P2184">di clienti ad abbracciare queste tecnologie ma la tecnologia si sta evolvendo e facendo grandi passi per</text:p>
          </table:table-cell>
        </table:table-row>
        <table:table-row table:style-name="TableRow2185">
          <table:table-cell table:style-name="TableCell2186">
            <text:p text:style-name="P2187">rendere l’esperienza dell’utente più realistica. Cavalcare questo tema vuol dire certamente scontrarsi con</text:p>
          </table:table-cell>
        </table:table-row>
        <table:table-row table:style-name="TableRow2188">
          <table:table-cell table:style-name="TableCell2189">
            <text:p text:style-name="P2190">molte aziende potenti e affermate ma permette di individuare quali prodotti mancano sul mercato</text:p>
          </table:table-cell>
        </table:table-row>
        <table:table-row table:style-name="TableRow2191">
          <table:table-cell table:style-name="TableCell2192">
            <text:p text:style-name="P2193">oppure che risultano poco performanti per cercare di colmare tali lacune.</text:p>
          </table:table-cell>
        </table:table-row>
        <table:table-row table:style-name="TableRow2194">
          <table:table-cell table:style-name="TableCell2195">
            <text:p text:style-name="P2196"/>
          </table:table-cell>
        </table:table-row>
        <table:table-row table:style-name="TableRow2197">
          <table:table-cell table:style-name="TableCell2198">
            <text:p text:style-name="P2199"/>
          </table:table-cell>
        </table:table-row>
        <table:table-row table:style-name="TableRow2200">
          <table:table-cell table:style-name="TableCell2201">
            <text:p text:style-name="P2202"/>
          </table:table-cell>
        </table:table-row>
        <table:table-row table:style-name="TableRow2203">
          <table:table-cell table:style-name="TableCell2204">
            <text:p text:style-name="P2205"/>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2206">Idea n. <text:s/>1 <text:s text:c="3"/></text:p>
      <text:p text:style-name="P2207"><text:span text:style-name="T2208">Descrizione:</text:span><text:span text:style-name="T2209"><text:s/></text:span><text:span text:style-name="T2210">Applicazione che ti assiste durante lo shopping online</text:span></text:p>
      <text:p text:style-name="P2211">L’applicazione deve fornire la possibilità di provare i vestiti su di sé oppure su un manichino con le proprie misure nel modo più realistico possibile.</text:p>
      <text:p text:style-name="P2212">Attraverso degli occhiali di realtà aumentata oppure il proprio smartphone, l’utente potrà visualizzare i vestiti modellati sulla propria fisionomia davanti al proprio specchio di casa, evitando pertanto di recarsi nei negozi direttamente.</text:p>
      <text:p text:style-name="P2213">I vestiti in catalogo vengono ricercati da più negozi, con i quali viene instaurata una partnership, e dai quali poi si potranno acquistare direttamente nel sito e-commerce.</text:p>
      <text:p text:style-name="P2214">Inoltre, l’applicazione offre un’assistenza per la scelta dei vestiti grazie ad un commesso virtuale, proponendo determinati articoli in base ad uno stile oppure ad un tipo di evento, secondo le esigenze dell’utente.</text:p>
      <text:p text:style-name="P2215">Ci sarà la possibilità di salvare gli outfit preferiti e la condivisione di essi su differenti social media.</text:p>
      <text:p text:style-name="P2216">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217">L’applicazione non preclude la possibilità di utilizzo senza la realtà aumentata, usando unicamente il manichino virtuale creato dall’utente nel proprio smartphone.</text:p>
      <text:p text:style-name="P2218"/>
      <text:p text:style-name="P2219"/>
      <text:p text:style-name="P2220">Idea n. 2 <text:s text:c="7"/></text:p>
      <text:p text:style-name="P2221">Descrizione: Ambiente virtuale dove progettare l’arredamento della propria casa</text:p>
      <text:p text:style-name="P2222">Si tratta di un’applicazione che mira all’arredamento di ambienti (case, appartamenti) con la visualizzazione di mobili direttamente nella propria stanza, attraverso lo schermo del proprio smartphone grazie alla realtà aumentata.</text:p>
      <text:p text:style-name="P2223">Deve permettere inoltre di catturare la piantina dell’ambiente grazie all’utilizzo di una fotocamera a 360°, in modo da facilitarne l’arredamento attraverso il pc e non trovandosi necessariamente sul luogo.</text:p>
      <text:p text:style-name="P2224">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225"/>
      <text:p text:style-name="P2226"/>
      <text:p text:style-name="P2227">Idea n. 3 <text:s text:c="4"/></text:p>
      <text:p text:style-name="P2228">Descrizione: Armatura sensoriale per maggiore coinvolgimento nei videogiochi</text:p>
      <text:p text:style-name="P2229">È un’armatura che si propone di portare ad un nuovo livello i giocatori di videogiochi. <text:s/>Permette di vivere il gioco in prima persona a 360 gradi provando sensazioni nuove mai sperimentate in questo ambito.</text:p>
      <text:p text:style-name="P2230">Questa armatura funge sia da recettore (invia al giocatore elettrostimolazioni, sensazioni caldo/freddo, ecc.), sia da controller (ha sensori di movimento che fungono da controller per i movimenti del personaggio all’interno del gioco).</text:p>
      <text:p text:style-name="P2231">Personalizzazione dell’armatura con i gadget che si preferiscono che porta ad una variazione nel prezzo in base alle scelte del cliente.</text:p>
      <text:p text:style-name="P2232">Può essere integrato opzionalmente con dei visori di realtà virtuale prodotti da aziende terze con le quali è possibile instaurare una partnership.</text:p>
      <text:p text:style-name="P2233"/>
      <text:p text:style-name="P2234"/>
      <text:p text:style-name="P2235"/>
      <text:p text:style-name="P2236"/>
      <text:p text:style-name="P2237"/>
      <text:p text:style-name="P2238">Idea n. 4 <text:s text:c="8"/></text:p>
      <text:p text:style-name="P2239">Descrizione: Poltrona sensoriale per la visione dei film</text:p>
      <text:p text:style-name="P2240">Creazione di una poltrona con armatura sensoriale per la visione dei film targettizzata ai cinema, per avere un’esperienza utente che vada oltre al semplice 3D.</text:p>
      <text:p text:style-name="P2241">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242"/>
      <text:p text:style-name="P2243"/>
      <text:p text:style-name="P2244">Idea n. 5</text:p>
      <text:p text:style-name="P2245">Descrizione: Realtà virtuale per esercizi cardio</text:p>
      <text:p text:style-name="P2246">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247"/>
      <text:p text:style-name="P2248"/>
      <text:p text:style-name="P2249">Idea n. 6 <text:s text:c="11"/></text:p>
      <text:p text:style-name="P2250">Descrizione: Tutor virtuale per la formazione dei nuovi assunti</text:p>
      <text:p text:style-name="P2251">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2252"/>
      <text:p text:style-name="P2253"/>
      <text:p text:style-name="P2254">Idea n. 7 <text:s text:c="9"/></text:p>
      <text:p text:style-name="P2255">Descrizione: Assistente virtuale per aiuto compiti per casa</text:p>
      <text:p text:style-name="P2256">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257"/>
      <text:p text:style-name="P2258"/>
      <text:p text:style-name="P2259">Idea n. 8 <text:s text:c="11"/></text:p>
      <text:p text:style-name="P2260"><text:span text:style-name="T2261">Descrizione: Realtà virtuale per anteprime mostre</text:span></text:p>
      <text:p text:style-name="P226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263"/>
      <text:p text:style-name="P2264"/>
      <text:p text:style-name="P2265">Idea n. 9 <text:s text:c="9"/></text:p>
      <text:p text:style-name="P2266">Descrizione: Realtà aumentata per visite ai musei</text:p>
      <text:soft-page-break/>
      <text:p text:style-name="P2267">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268"/>
      <text:p text:style-name="P2269"/>
      <text:p text:style-name="P2270">Idea n. 10 <text:s text:c="4"/></text:p>
      <text:p text:style-name="P2271">Descrizione: Ambiente virtuale anti-stress con distruzione di oggetti</text:p>
      <text:p text:style-name="P227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273"/>
      <text:h text:style-name="Titolo1" text:outline-level="1">Selezione</text:h>
      <text:p text:style-name="P2274">Eseguite una sessione Kill&amp;Thrill sulle varie idee e scegliete le 2, 3 o 4 idee migliori.</text:p>
      <text:p text:style-name="Standard">Sulla base: dell’originalità, della fattibilità, della passione che vi suscitano.</text:p>
      <text:p text:style-name="P2275"><text:span text:style-name="T2276">Idea n°1:</text:span></text:p>
      <text:p text:style-name="P2277"><text:span text:style-name="T2278">Thrill:<text:s/></text:span><text:span text:style-name="T2279"><text:tab/></text:span></text:p>
      <text:p text:style-name="P2280"><text:span text:style-name="T2281">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2282"><text:span text:style-name="T2283">Kill:</text:span></text:p>
      <text:p text:style-name="P2284"><text:span text:style-name="T2285">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2286"/>
      <text:p text:style-name="P2287"/>
      <text:p text:style-name="P2288"/>
      <text:p text:style-name="P2289"><text:span text:style-name="T2290">Idea n°2:</text:span></text:p>
      <text:p text:style-name="P2291"><text:span text:style-name="T2292">Thrill:</text:span></text:p>
      <text:p text:style-name="P2293"><text:span text:style-name="T2294">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295"><text:span text:style-name="T2296">Kill:</text:span></text:p>
      <text:p text:style-name="P2297">Competitor Ikea, il dover conoscere tutte le misure dell’appartamento, insicurezza dovuta all’assenza del negozio fisico, difficoltà di adesione da parte dei negozi.</text:p>
      <text:p text:style-name="P2298"/>
      <text:p text:style-name="P2299"/>
      <text:p text:style-name="P2300"><text:span text:style-name="T2301">Idea n°3:</text:span></text:p>
      <text:p text:style-name="P2302">Thrill:</text:p>
      <text:p text:style-name="P2303"><text:span text:style-name="T2304">possibilità di provare sensazioni più profonde, nuova concezione del proprio corpo, vasto pubblico (soprattutto nerd), innovativo.</text:span></text:p>
      <text:p text:style-name="P2305">Kill:</text:p>
      <text:soft-page-break/>
      <text:p text:style-name="P2306"><text:span text:style-name="T2307">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2308"/>
      <text:p text:style-name="P2309"/>
      <text:p text:style-name="P2310"><text:span text:style-name="T2311">Idea n°4:</text:span></text:p>
      <text:p text:style-name="P2312">Thrill:</text:p>
      <text:p text:style-name="P2313">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314">Kill:</text:p>
      <text:p text:style-name="P2315"><text:span text:style-name="T2316">Costo molto elevato, le persone sono poco aperte a queste novità, rischio di finire come il 3D, percezioni spiacevoli sul corpo, esistenza di poltrone adatte allo scopo, scarsa igiene (sudore).</text:span></text:p>
      <text:p text:style-name="P2317"/>
      <text:p text:style-name="P2318"/>
      <text:p text:style-name="P2319"><text:span text:style-name="T2320">Idea n°5:</text:span></text:p>
      <text:p text:style-name="P2321">Thrill:</text:p>
      <text:p text:style-name="P2322"><text:span text:style-name="T2323">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2324">Kill:</text:p>
      <text:p text:style-name="P2325"><text:span text:style-name="T2326">Problemi igienici, scoraggiamento se ultimi in classifica, aumento del costo degli abbonamenti in palestra, sfiducia per tale novità, difficoltà per la comunicazione visore-attrezzo.</text:span></text:p>
      <text:p text:style-name="P2327"/>
      <text:p text:style-name="P2328"><text:span text:style-name="T2329">Idea n°6:</text:span></text:p>
      <text:p text:style-name="P2330"/>
      <text:p text:style-name="P2331">Thrill:</text:p>
      <text:p text:style-name="P2332"><text:span text:style-name="T2333">Riduzione del personale per l’istruzione, maggior supporto per l’allievo, riduzione dei costi, possibilità di elaborare moduli aggiuntivi, disponibilità illimitata (a tutti gli orari).</text:span></text:p>
      <text:p text:style-name="P2334">Kill:</text:p>
      <text:p text:style-name="P2335"><text:span text:style-name="T2336">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2337"/>
      <text:p text:style-name="P2338"><text:span text:style-name="T2339">Idea n°7:</text:span></text:p>
      <text:p text:style-name="P2340">Thrill:</text:p>
      <text:p text:style-name="P2341"><text:span text:style-name="T2342">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2343">Kill:</text:p>
      <text:p text:style-name="P2344"><text:span text:style-name="T2345">Le istituzioni non lo utilizzano, le maestre anziane hanno problemi di usabilità, difficoltà di implementazione, alcuni bambini possono non avere gli strumenti per accedervi, copiatura dei compiti.</text:span></text:p>
      <text:p text:style-name="P2346"/>
      <text:p text:style-name="P2347"><text:span text:style-name="T2348">Idea n°8:</text:span></text:p>
      <text:p text:style-name="P2349">Thrill:</text:p>
      <text:soft-page-break/>
      <text:p text:style-name="P2350">Avere più informazioni riguardo a ciò che si sta guardando, accesso di un pubblico maggiore (anche chi non è istruito), opportunità per i proprietari del museo di presentarlo, attirare persone curiose, aumento degli incassi.</text:p>
      <text:p text:style-name="P2351"/>
      <text:p text:style-name="P2352"/>
      <text:p text:style-name="P2353">Kill:</text:p>
      <text:p text:style-name="P2354"><text:span text:style-name="T2355">Non tutti potrebbero riuscire ad utilizzare questa tecnologia, vedere le opere dal vivo è meglio del digitale.</text:span></text:p>
      <text:p text:style-name="P2356"/>
      <text:p text:style-name="P2357"><text:span text:style-name="T2358">Idea n°9:</text:span></text:p>
      <text:p text:style-name="P2359">Thrill:</text:p>
      <text:p text:style-name="P2360"><text:span text:style-name="T2361">Maggiore esperienza, migliore alternativa all’audio guida, maggiori informazioni, maggiore interattività, maggiore incasso per i proprietari del museo, divertente per le famiglie con bambini, maggiore affluenza di clienti.</text:span></text:p>
      <text:p text:style-name="P2362">Kill:</text:p>
      <text:p text:style-name="P2363"><text:span text:style-name="T2364">Aumento del costo, i clienti potrebbero non preferirlo a causa del costo, difficoltà nell’usabilità, clientela ristretta, personalizzazione dell’implementazione (in base alle opere), esistono già strumenti digitali interattivi per musei</text:span></text:p>
      <text:p text:style-name="P2365"/>
      <text:p text:style-name="P2366"><text:span text:style-name="T2367">Idea n°10:</text:span></text:p>
      <text:p text:style-name="P2368">Thrill:</text:p>
      <text:p text:style-name="P2369"><text:span text:style-name="T2370">Costi ridotti rispetto le stanze vere (Anger Room), strumento anti-stress, terapeutico, ambiente di allenamento per persone molto iraconde, in Italia ancora non esistono, adattamento a qualsiasi ambiente.</text:span></text:p>
      <text:p text:style-name="P2371">Kill:</text:p>
      <text:p text:style-name="P2372"><text:span text:style-name="T2373">non si ha la stessa percezione fisica rispetto ad una stanza reale, difficile implementazione per la virtualizzazione degli oggetti, costo elevato per la gestione, mercato scarso.</text:span></text:p>
      <text:p text:style-name="P2374"/>
      <text:h text:style-name="Titolo1" text:outline-level="1">Motivazione</text:h>
      <text:p text:style-name="Standard">Perché avete scelto quelle specifiche idee e scartato le altre?</text:p>
      <text:p text:style-name="P2375">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376">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377">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378"><text:span text:style-name="T2379">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2380" text:outline-level="1">Bozze di Modello<text:line-break/><text:span text:style-name="T2381">xx</text:span></text:h>
      <text:p text:style-name="Standard"><text:span text:style-name="T2382">Idea n°1:<text:s/></text:span><text:span text:style-name="T2383">Virtual Shop</text:span></text:p>
      <text:p text:style-name="Standard"><text:span text:style-name="T2384"><draw:frame draw:z-index="251659264" draw:id="id2" draw:style-name="a2" draw:name="Object 1" text:anchor-type="as-char" svg:x="0in" svg:y="0in" svg:width="6.44167in" svg:height="9.11667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385">
        <table:table-columns>
          <table:table-column table:style-name="TableColumn2386"/>
          <table:table-column table:style-name="TableColumn2387"/>
        </table:table-columns>
        <table:table-row table:style-name="TableRow2388">
          <table:table-cell table:style-name="TableCell2389" table:number-columns-spanned="2">
            <text:p text:style-name="P2390">SWOT Generale dell'Idea:</text:p>
          </table:table-cell>
          <table:covered-table-cell/>
        </table:table-row>
        <text:soft-page-break/>
        <table:table-row table:style-name="TableRow2391">
          <table:table-cell table:style-name="TableCell2392">
            <text:p text:style-name="P2393">Punti di Forza</text:p>
            <text:p text:style-name="P2394"/>
            <text:list text:style-name="LFO3" text:continue-numbering="true">
              <text:list-item>
                <text:p text:style-name="P2395">Ausilio dell’utente da parte di un assistente virtuale</text:p>
              </text:list-item>
              <text:list-item>
                <text:p text:style-name="P2396"><text:s/>Nuovo approccio allo shopping online con possibilità di “provare” i vestiti comodamente a casa</text:p>
              </text:list-item>
              <text:list-item>
                <text:p text:style-name="P2397">Condivisione outfit sui social</text:p>
              </text:list-item>
            </text:list>
            <text:p text:style-name="P2398"/>
            <text:p text:style-name="P2399"/>
          </table:table-cell>
          <table:table-cell table:style-name="TableCell2400">
            <text:p text:style-name="P2401">Punti di Debolezza</text:p>
            <text:p text:style-name="Normale"/>
            <text:list text:style-name="LFO3" text:continue-numbering="true">
              <text:list-item>
                <text:p text:style-name="P2402">Difficoltà nella virtualizzazione grafica e fisica dei vestiti</text:p>
              </text:list-item>
              <text:list-item>
                <text:p text:style-name="P2403">Gestione database delle aziende partner</text:p>
              </text:list-item>
              <text:list-item>
                <text:p text:style-name="P2404">Falsa percezione degli indumenti da parte dell’utente</text:p>
              </text:list-item>
            </text:list>
          </table:table-cell>
        </table:table-row>
        <table:table-row table:style-name="TableRow2405">
          <table:table-cell table:style-name="TableCell2406">
            <text:p text:style-name="P2407">Opportunità</text:p>
            <text:p text:style-name="P2408"/>
            <text:list text:style-name="LFO4" text:continue-numbering="true">
              <text:list-item>
                <text:p text:style-name="P2409">Mancanza di un’applicazione attualmente efficiente</text:p>
              </text:list-item>
              <text:list-item>
                <text:p text:style-name="P2410"><text:span text:style-name="T2411">Partecipazione delle aziende di moda per ridurre il numero di resi (problema molto sentito)</text:span></text:p>
              </text:list-item>
              <text:list-item>
                <text:p text:style-name="P2412"><text:span text:style-name="T2413">Inclusione di più siti di e-commerce sulla medesima piattaforma</text:span></text:p>
              </text:list-item>
            </text:list>
          </table:table-cell>
          <table:table-cell table:style-name="TableCell2414">
            <text:p text:style-name="P2415">Minacce</text:p>
            <text:p text:style-name="Normale"/>
            <text:list text:style-name="LFO4" text:continue-numbering="true">
              <text:list-item>
                <text:p text:style-name="P2416">Diffidenza da parte degli utenti</text:p>
              </text:list-item>
              <text:list-item>
                <text:p text:style-name="P2417">Difficoltà di adesione di negozi su larga scala</text:p>
              </text:list-item>
              <text:list-item>
                <text:p text:style-name="P2418">Brevetti esistenti (specchio magico – Amazon)</text:p>
              </text:list-item>
              <text:list-item>
                <text:p text:style-name="P2419">Prezzo dei competitor</text:p>
              </text:list-item>
            </text:list>
            <text:p text:style-name="Paragrafoelenco"/>
          </table:table-cell>
        </table:table-row>
      </table:table>
      <text:p text:style-name="Standard"/>
      <text:p text:style-name="Standard">Punti salienti emersi dallo SWOT dei singoli blocchi:</text:p>
      <table:table table:style-name="Table2420">
        <table:table-columns>
          <table:table-column table:style-name="TableColumn2421"/>
        </table:table-columns>
        <table:table-row table:style-name="TableRow2422">
          <table:table-cell table:style-name="TableCell2423">
            <text:p text:style-name="P2424">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425"><text:span text:style-name="T2426">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427">
          <table:table-cell table:style-name="TableCell2428">
            <text:p text:style-name="P2429"/>
          </table:table-cell>
        </table:table-row>
        <table:table-row table:style-name="TableRow2430">
          <table:table-cell table:style-name="TableCell2431">
            <text:p text:style-name="P2432"/>
          </table:table-cell>
        </table:table-row>
        <table:table-row table:style-name="TableRow2433">
          <table:table-cell table:style-name="TableCell2434">
            <text:p text:style-name="P2435"/>
          </table:table-cell>
        </table:table-row>
        <table:table-row table:style-name="TableRow2436">
          <table:table-cell table:style-name="TableCell2437">
            <text:p text:style-name="P2438"/>
          </table:table-cell>
        </table:table-row>
        <table:table-row table:style-name="TableRow2439">
          <table:table-cell table:style-name="TableCell2440">
            <text:p text:style-name="P2441"/>
          </table:table-cell>
        </table:table-row>
        <table:table-row table:style-name="TableRow2442">
          <table:table-cell table:style-name="TableCell2443">
            <text:p text:style-name="P2444"/>
          </table:table-cell>
        </table:table-row>
        <table:table-row table:style-name="TableRow2445">
          <table:table-cell table:style-name="TableCell2446">
            <text:p text:style-name="P2447"/>
          </table:table-cell>
        </table:table-row>
        <table:table-row table:style-name="TableRow2448">
          <table:table-cell table:style-name="TableCell2449">
            <text:p text:style-name="P2450"/>
          </table:table-cell>
        </table:table-row>
        <table:table-row table:style-name="TableRow2451">
          <table:table-cell table:style-name="TableCell2452">
            <text:p text:style-name="P2453"/>
          </table:table-cell>
        </table:table-row>
        <table:table-row table:style-name="TableRow2454">
          <table:table-cell table:style-name="TableCell2455">
            <text:p text:style-name="P2456"/>
          </table:table-cell>
        </table:table-row>
        <table:table-row table:style-name="TableRow2457">
          <table:table-cell table:style-name="TableCell2458">
            <text:p text:style-name="P2459"/>
          </table:table-cell>
        </table:table-row>
        <table:table-row table:style-name="TableRow2460">
          <table:table-cell table:style-name="TableCell2461">
            <text:p text:style-name="P2462"/>
          </table:table-cell>
        </table:table-row>
        <table:table-row table:style-name="TableRow2463">
          <table:table-cell table:style-name="TableCell2464">
            <text:p text:style-name="P2465"/>
          </table:table-cell>
        </table:table-row>
        <table:table-row table:style-name="TableRow2466">
          <table:table-cell table:style-name="TableCell2467">
            <text:p text:style-name="P2468"/>
          </table:table-cell>
        </table:table-row>
      </table:table>
      <text:p text:style-name="P2469"/>
      <text:p text:style-name="Standard"><text:span text:style-name="T2470">Idea n°2:<text:s/></text:span><text:span text:style-name="T2471">AR Home Design</text:span></text:p>
      <text:p text:style-name="Standard"><text:span text:style-name="T2472"><draw:frame draw:z-index="251659264" draw:id="id3" draw:style-name="a3" draw:name="Object 3" text:anchor-type="as-char" svg:x="0in" svg:y="0in" svg:width="6.33333in" svg:height="8.95833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473">
        <table:table-columns>
          <table:table-column table:style-name="TableColumn2474"/>
          <table:table-column table:style-name="TableColumn2475"/>
        </table:table-columns>
        <table:table-row table:style-name="TableRow2476">
          <table:table-cell table:style-name="TableCell2477" table:number-columns-spanned="2">
            <text:p text:style-name="P2478">SWOT Generale dell'Idea:</text:p>
          </table:table-cell>
          <table:covered-table-cell/>
        </table:table-row>
        <text:soft-page-break/>
        <table:table-row table:style-name="TableRow2479">
          <table:table-cell table:style-name="TableCell2480">
            <text:p text:style-name="P2481">Punti di Forza</text:p>
            <text:p text:style-name="P2482"/>
            <text:list text:style-name="LFO4" text:continue-numbering="true">
              <text:list-item>
                <text:p text:style-name="P2483">Facilità nell’arredamento della propria casa con preview finale</text:p>
              </text:list-item>
              <text:list-item>
                <text:p text:style-name="P2484"><text:span text:style-name="T2485">Autogenerazione di mobili in base allo stile scelto dall’utente</text:span></text:p>
              </text:list-item>
              <text:list-item>
                <text:p text:style-name="P2486"><text:span text:style-name="T2487">Gestione virtuale dell’arredamento</text:span></text:p>
              </text:list-item>
            </text:list>
          </table:table-cell>
          <table:table-cell table:style-name="TableCell2488">
            <text:p text:style-name="P2489">Punti di Debolezza</text:p>
            <text:p text:style-name="P2490"/>
            <text:list text:style-name="LFO4" text:continue-numbering="true">
              <text:list-item>
                <text:p text:style-name="P2491">Gestione database con relazione partner</text:p>
              </text:list-item>
              <text:list-item>
                <text:p text:style-name="P2492">Grande potenza di calcolo necessaria</text:p>
              </text:list-item>
              <text:list-item>
                <text:p text:style-name="P2493">Difficoltà acquisizione misure della stanza parzialmente arredata</text:p>
              </text:list-item>
              <text:list-item>
                <text:p text:style-name="P2494"><text:span text:style-name="T2495">Scarsa qualità di virtualizzazione dei mobili</text:span></text:p>
              </text:list-item>
            </text:list>
          </table:table-cell>
        </table:table-row>
        <table:table-row table:style-name="TableRow2496">
          <table:table-cell table:style-name="TableCell2497">
            <text:p text:style-name="P2498">Opportunità</text:p>
            <text:p text:style-name="P2499"/>
            <text:list text:style-name="LFO4" text:continue-numbering="true">
              <text:list-item>
                <text:p text:style-name="P2500">Partecipazione di più aziende di arredamento</text:p>
              </text:list-item>
              <text:list-item>
                <text:p text:style-name="P2501"><text:span text:style-name="T2502">Fornire visibilità ad aziende più piccole (meno note)</text:span></text:p>
              </text:list-item>
            </text:list>
            <text:p text:style-name="P2503"/>
          </table:table-cell>
          <table:table-cell table:style-name="TableCell2504">
            <text:p text:style-name="P2505">Minacce</text:p>
            <text:p text:style-name="P2506"/>
            <text:list text:style-name="LFO4" text:continue-numbering="true">
              <text:list-item>
                <text:p text:style-name="P2507"><text:span text:style-name="T2508">Partecipazione delle aziende di arredamento su larga scala</text:span></text:p>
              </text:list-item>
              <text:list-item>
                <text:p text:style-name="P2509">Competitor che hanno già realizzato un’applicazione simile (Ikea)</text:p>
              </text:list-item>
              <text:list-item>
                <text:p text:style-name="P2510"><text:span text:style-name="T2511">Grande competizione tra diverse aziende reca difficoltà di adesione comune nella stessa applicazione</text:span></text:p>
              </text:list-item>
            </text:list>
            <text:p text:style-name="P2512"/>
          </table:table-cell>
        </table:table-row>
      </table:table>
      <text:p text:style-name="Standard"/>
      <text:p text:style-name="Standard">Punti salienti emersi dallo SWOT dei singoli blocchi:</text:p>
      <text:p text:style-name="P2513">Il punto di forza del nostro prodotto riguarda la gestione dell’arredamento virtuale fornita dall’applicazione, questo comporta ad una serie di numerose difficoltà riguardante il calcolo computazionale, la virtualizzazione e la gestione degli elementi.</text:p>
      <text:p text:style-name="P2514">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515"/>
      <text:p text:style-name="P2516"/>
      <text:p text:style-name="P2517"/>
      <text:p text:style-name="P2518"/>
      <text:p text:style-name="P2519"/>
      <text:p text:style-name="P2520"/>
      <text:p text:style-name="P2521"/>
      <text:p text:style-name="P2522"/>
      <text:p text:style-name="P2523"/>
      <text:p text:style-name="Standard"><text:span text:style-name="T2524">Idea n°3:<text:s/></text:span><text:span text:style-name="T2525">Second Skin</text:span></text:p>
      <text:p text:style-name="P2526"/>
      <text:p text:style-name="Standard"><text:span text:style-name="T2527"><draw:frame draw:z-index="251659264" draw:id="id4" draw:style-name="a4" draw:name="Object 5" text:anchor-type="as-char" svg:x="0in" svg:y="0in" svg:width="6.44167in" svg:height="9.10833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528">
        <table:table-columns>
          <table:table-column table:style-name="TableColumn2529"/>
          <table:table-column table:style-name="TableColumn2530"/>
        </table:table-columns>
        <table:table-row table:style-name="TableRow2531">
          <table:table-cell table:style-name="TableCell2532" table:number-columns-spanned="2">
            <text:p text:style-name="P2533">SWOT Generale dell'Idea:</text:p>
          </table:table-cell>
          <table:covered-table-cell/>
        </table:table-row>
        <text:soft-page-break/>
        <table:table-row table:style-name="TableRow2534">
          <table:table-cell table:style-name="TableCell2535">
            <text:p text:style-name="P2536">Punti di Forza</text:p>
            <text:p text:style-name="P2537"/>
            <text:list text:style-name="LFO4" text:continue-numbering="true">
              <text:list-item>
                <text:p text:style-name="P2538">Innovazione</text:p>
              </text:list-item>
              <text:list-item>
                <text:p text:style-name="P2539">Esperienza utente amplificata tramite sensori di movimento, elettrostimolatori, placche ad induzione</text:p>
              </text:list-item>
              <text:list-item>
                <text:p text:style-name="P2540">Nuova prospettiva della realtà di gioco</text:p>
              </text:list-item>
            </text:list>
            <text:p text:style-name="P2541"/>
            <text:p text:style-name="P2542"/>
          </table:table-cell>
          <table:table-cell table:style-name="TableCell2543">
            <text:p text:style-name="P2544">Punti di Debolezza</text:p>
            <text:p text:style-name="Normale"/>
            <text:list text:style-name="LFO4" text:continue-numbering="true">
              <text:list-item>
                <text:p text:style-name="P2545">Difficoltà di implementazione</text:p>
              </text:list-item>
              <text:list-item>
                <text:p text:style-name="P2546">Difficoltà di progettazione e costruzione</text:p>
              </text:list-item>
              <text:list-item>
                <text:p text:style-name="P2547">Igienizzazione delle componenti</text:p>
              </text:list-item>
              <text:list-item>
                <text:p text:style-name="P2548">Settaggio cavi</text:p>
              </text:list-item>
              <text:list-item>
                <text:p text:style-name="P2549">Soglia del dolore</text:p>
              </text:list-item>
              <text:list-item>
                <text:p text:style-name="P2550">Alto costo di produzione</text:p>
              </text:list-item>
            </text:list>
          </table:table-cell>
        </table:table-row>
        <table:table-row table:style-name="TableRow2551">
          <table:table-cell table:style-name="TableCell2552">
            <text:p text:style-name="P2553">Opportunità</text:p>
            <text:p text:style-name="P2554"/>
            <text:list text:style-name="LFO4" text:continue-numbering="true">
              <text:list-item>
                <text:p text:style-name="P2555">Affermazione su diversi settori del mercato (militare, videogiochi, parco divertimenti, medico, …)</text:p>
              </text:list-item>
              <text:list-item>
                <text:p text:style-name="P2556"><text:span text:style-name="T2557">Nuova tipologia di videogiochi da realizzare per il mercato</text:span></text:p>
              </text:list-item>
              <text:list-item>
                <text:p text:style-name="P2558"><text:span text:style-name="T2559">Prodotto rivoluzionario</text:span></text:p>
              </text:list-item>
            </text:list>
            <text:p text:style-name="P2560"/>
          </table:table-cell>
          <table:table-cell table:style-name="TableCell2561">
            <text:p text:style-name="P2562">Minacce</text:p>
            <text:p text:style-name="Normale"/>
            <text:list text:style-name="LFO4" text:continue-numbering="true">
              <text:list-item>
                <text:p text:style-name="P2563">Mercato non ancora pronto a un simile dispositivo (clienti e case produttrici di videogiochi)</text:p>
              </text:list-item>
              <text:list-item>
                <text:p text:style-name="P2564">Diffidenza da parte del mercato sulla sicurezza del dispositivo</text:p>
              </text:list-item>
              <text:list-item>
                <text:p text:style-name="P2565">Possibile prezzo elevato rispetto ad alternative dei competitor</text:p>
              </text:list-item>
              <text:list-item>
                <text:p text:style-name="P2566">Possibili brevetti esistenti</text:p>
              </text:list-item>
            </text:list>
          </table:table-cell>
        </table:table-row>
      </table:table>
      <text:p text:style-name="Standard"/>
      <text:p text:style-name="Standard">Punti salienti emersi dallo SWOT dei singoli blocchi:</text:p>
      <text:p text:style-name="P2567"/>
      <table:table table:style-name="Table2568">
        <table:table-columns>
          <table:table-column table:style-name="TableColumn2569"/>
          <table:table-column table:style-name="TableColumn2570"/>
        </table:table-columns>
        <table:table-row table:style-name="TableRow2571">
          <table:table-cell table:style-name="TableCell2572" table:number-columns-spanned="2">
            <text:p text:style-name="P2573"/>
            <text:p text:style-name="P2574">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ext:p text:style-name="P2575"/>
            <text:p text:style-name="P2576"/>
            <text:p text:style-name="P2577"/>
            <text:p text:style-name="P2578"/>
            <text:p text:style-name="P2579"/>
            <text:p text:style-name="P2580"/>
            <text:p text:style-name="P2581"/>
            <text:p text:style-name="P2582"/>
            <text:p text:style-name="P2583"/>
            <text:p text:style-name="P2584"/>
            <text:p text:style-name="P2585"/>
          </table:table-cell>
          <table:covered-table-cell/>
        </table:table-row>
        <table:table-row table:style-name="TableRow2586">
          <table:table-cell table:style-name="TableCell2587" table:number-columns-spanned="2">
            <text:p text:style-name="P2588"><text:bookmark-start text:name="_Hlk514921692"/></text:p>
            <text:p text:style-name="P2589"><text:span text:style-name="T2590">SWOT Finale dell'Idea 1: Virtual Shop</text:span></text:p>
          </table:table-cell>
          <table:covered-table-cell/>
        </table:table-row>
        <table:table-row table:style-name="TableRow2591">
          <table:table-cell table:style-name="TableCell2592">
            <text:p text:style-name="P2593">Punti di Forza</text:p>
            <text:p text:style-name="P2594"/>
            <text:list text:style-name="LFO3">
              <text:list-item>
                <text:p text:style-name="P2595">Innovazione nello shopping online con possibilità di “provare” i vestiti in tempo reale</text:p>
              </text:list-item>
              <text:list-item>
                <text:p text:style-name="P2596">Possibilità di acquisto online</text:p>
              </text:list-item>
              <text:list-item>
                <text:p text:style-name="P2597">Nessun salvataggio dei dati personali (sicurezza)</text:p>
              </text:list-item>
              <text:list-item>
                <text:p text:style-name="P2598">Personalizzazione secondo l’azienda cliente</text:p>
              </text:list-item>
              <text:list-item>
                <text:p text:style-name="P2599">Ausilio dell’utente finale da parte di un assistente vocale</text:p>
              </text:list-item>
            </text:list>
            <text:p text:style-name="P2600"/>
          </table:table-cell>
          <table:table-cell table:style-name="TableCell2601">
            <text:p text:style-name="P2602">Punti di Debolezza</text:p>
            <text:p text:style-name="Normale"/>
            <text:list text:style-name="LFO3" text:continue-numbering="true">
              <text:list-item>
                <text:p text:style-name="P2603">Difficoltà nella virtualizzazione grafica e fisica dei vestiti</text:p>
              </text:list-item>
              <text:list-item>
                <text:p text:style-name="P2604">Falsa percezione degli indumenti da parte dell’utente finale</text:p>
              </text:list-item>
              <text:list-item>
                <text:p text:style-name="P2605">L’utente per ottenere una buona resa realistica dei vestiti dovrà indossare abiti attillati</text:p>
              </text:list-item>
              <text:list-item>
                <text:p text:style-name="P2606">Sicurezza</text:p>
              </text:list-item>
            </text:list>
          </table:table-cell>
        </table:table-row>
        <table:table-row table:style-name="TableRow2607">
          <table:table-cell table:style-name="TableCell2608">
            <text:p text:style-name="P2609">Opportunità</text:p>
            <text:p text:style-name="P2610"/>
            <text:list text:style-name="LFO4">
              <text:list-item>
                <text:p text:style-name="P2611">Mancanza di un’applicazione attualmente efficiente</text:p>
              </text:list-item>
              <text:list-item>
                <text:p text:style-name="P2612">Partecipazione di aziende di moda di fascia medio-bassa con l’impossibilità di aprire un negozio fisico</text:p>
              </text:list-item>
              <text:list-item>
                <text:p text:style-name="P2613">Possibilità di riduzione dei costi e dei resi</text:p>
              </text:list-item>
              <text:list-item>
                <text:p text:style-name="P2614"><text:span text:style-name="T2615">Partnership con aziende di modellazione virtuale</text:span></text:p>
              </text:list-item>
            </text:list>
          </table:table-cell>
          <table:table-cell table:style-name="TableCell2616">
            <text:p text:style-name="P2617">Minacce</text:p>
            <text:p text:style-name="Normale"/>
            <text:list text:style-name="LFO4" text:continue-numbering="true">
              <text:list-item>
                <text:p text:style-name="P2618">Diffidenza nell’uso da parte degli utenti finali</text:p>
              </text:list-item>
              <text:list-item>
                <text:p text:style-name="P2619">Difficoltà di adesione di negozi su larga scala</text:p>
              </text:list-item>
              <text:list-item>
                <text:p text:style-name="P2620">Brevetti esistenti (specchio magico)</text:p>
              </text:list-item>
              <text:list-item>
                <text:p text:style-name="P2621">Prezzo dei competitor</text:p>
              </text:list-item>
            </text:list>
            <text:p text:style-name="Paragrafoelenco"/>
          </table:table-cell>
        </table:table-row>
      </table:table>
      <text:p text:style-name="Standard"><text:bookmark-end text:name="_Hlk514921692"/></text:p>
      <text:p text:style-name="Standard">Punti salienti emersi dallo SWOT dei singoli blocchi:</text:p>
      <table:table table:style-name="Table2622">
        <table:table-columns>
          <table:table-column table:style-name="TableColumn2623"/>
        </table:table-columns>
        <table:table-row table:style-name="TableRow2624">
          <table:table-cell table:style-name="TableCell2625">
            <text:p text:style-name="P2626">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627">Nonostante ciò, la realizzazione di un’applicazione ad oggi ancora non completamente performante è un’opportunità per il mercato, la quale possa usufruire di tecnologie avanzate già esistenti per una resa virtuale 3D ottimale. Con questo prodotto i 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628"/>
          </table:table-cell>
        </table:table-row>
        <table:table-row table:style-name="TableRow2629">
          <table:table-cell table:style-name="TableCell2630">
            <text:p text:style-name="P2631"/>
          </table:table-cell>
        </table:table-row>
        <table:table-row table:style-name="TableRow2632">
          <table:table-cell table:style-name="TableCell2633">
            <text:p text:style-name="P2634"/>
          </table:table-cell>
        </table:table-row>
        <table:table-row table:style-name="TableRow2635">
          <table:table-cell table:style-name="TableCell2636">
            <text:p text:style-name="P2637"/>
          </table:table-cell>
        </table:table-row>
        <table:table-row table:style-name="TableRow2638">
          <table:table-cell table:style-name="TableCell2639">
            <text:p text:style-name="P2640"/>
          </table:table-cell>
        </table:table-row>
        <table:table-row table:style-name="TableRow2641">
          <table:table-cell table:style-name="TableCell2642">
            <text:p text:style-name="P2643"/>
          </table:table-cell>
        </table:table-row>
        <table:table-row table:style-name="TableRow2644">
          <table:table-cell table:style-name="TableCell2645">
            <text:p text:style-name="P2646"/>
          </table:table-cell>
        </table:table-row>
      </table:table>
      <text:h text:style-name="Titolo1" text:outline-level="1"/>
      <text:h text:style-name="Titolo1" text:outline-level="1">Business Model Definitivo</text:h>
      <text:p text:style-name="Standard">Sulla base dei risultati dello SWOT sulle bozze di modelli selezionate l'Idea Definitiva.</text:p>
      <text:p text:style-name="Standard"/>
      <table:table table:style-name="Table2647">
        <table:table-columns>
          <table:table-column table:style-name="TableColumn2648"/>
        </table:table-columns>
        <table:table-row table:style-name="TableRow2649">
          <table:table-cell table:style-name="TableCell2650">
            <text:p text:style-name="P2651"><text:span text:style-name="T2652">Nome:<text:s/></text:span><text:span text:style-name="T2653">Virtual Shop</text:span></text:p>
          </table:table-cell>
        </table:table-row>
        <table:table-row table:style-name="TableRow2654">
          <table:table-cell table:style-name="TableCell2655">
            <text:p text:style-name="P2656"/>
            <text:p text:style-name="P2657">Descrizione:<text:s/><text:span text:style-name="T2658">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p>
            <text:p text:style-name="P2659">L’idea consiste nel realizzare un’applicazione software finalizzata alla categoria B2B, in particolare alle aziende di moda che rientrano nella fascia medio-bassa, come ad esempio Zara, H&amp;M, Sisley, etc.</text:p>
            <text:p text:style-name="P2660">Il software da noi realizzato verrebbe integrato all’interno di uno schermo (specchio) speciale che permette agli utenti di specchiarsi visualizzando i vestiti virtualmente ricalcando le forme del proprio corpo. Questo viene permesso anche da una serie di videocamere che consentono una visione omnidirezionale della figura umana per favorire la virtualizzazione degli indumenti 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2661"><text:span text:style-name="T2662">Il software fornisce inoltre un assistente virtuale che gli utenti possono interpellare per guidare l’utente attraverso l’esperienza di acquisto. L’acquisto dei capi<text:s/></text:span><text:span text:style-name="T2663">infatti è un'altra caratteristica dell’applicazione: l’utente una volta “indossati” virtualmente i vestiti, se soddisfatto, può passare direttamente all’acquisto online dei capi desiderati attraverso una schermata dedicata. Ciò può favorire una riduzione dei resi, e dei relativi costi da parte delle aziende, che risultano molto frequenti nell’ambito dell’e-commerce poiché anche un utente insicuro nell’acquisto online ha la possibilità di verificare prima se l’indumento può vestire bene addosso.</text:span></text:p>
            <text:p text:style-name="P2664">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 videocamere e lo specchio con il nostro software in cui gli utenti finali possono entrare per provare virtualmente gli indumenti scegliendoli direttamente dal catalogo fornito<text:s/><text:soft-page-break/>dall’azienda. Questo comporta alcuni aspetti positivi da prendere in considerazione: prima di tutto per l’azienda si ha un abbattimento dei costi poiché non necessita di un grande negozio da allestire coi capi d’abbigliamento, arrivando così ad un investimento iniziale basso; <text:s/>come già citato, riguardo ai clienti, c’è la possibilità di una riduzione dei costi lato azienda causata dalla numerosità dei resi che interessa lo shopping online e infine il nostro prodotto risulta facilmente personalizzabile a seconda dell’azienda alla quale viene venduto, potendo ad esempio modificare lo stile grafico dell’interfaccia per allinearlo al brand della compagnia.</text:p>
            <text:p text:style-name="P2665"><text:line-break/></text:p>
          </table:table-cell>
        </table:table-row>
      </table:table>
      <text:soft-page-break/>
      <text:h text:style-name="P2666" text:outline-level="1">//MANCA CANVAS business model</text:h>
      <text:h text:style-name="P2667" text:outline-level="1"/>
      <text:h text:style-name="P2668" text:outline-level="1">Soluzione delle Criticità</text:h>
      <text:p text:style-name="Standard">Come pensate di affrontare le criticità emerse dall'analisi SWOT? Come sfruttate i Punti di Forza e le Opportunità? Come gestite Debolezze e Minacce?</text:p>
      <text:p text:style-name="Standard">Debolezza</text:p>
      <text:list text:style-name="LFO3" text:continue-numbering="true">
        <text:list-item>
          <text:p text:style-name="P2669">Difficoltà nella virtualizzazione grafica e fisica dei vestiti -&gt; affidarsi al partner X</text:p>
        </text:list-item>
        <text:list-item>
          <text:p text:style-name="P2670">Falsa percezione degli indumenti da parte dell’utente finale - &gt; si cerca grazie al partner di rendere reale il problema non è risolvibile in toto però grazie a descrizione del materia/tessuto si cerca di aiutare l’utente ad avere esperienza migliore<text:s/></text:p>
        </text:list-item>
        <text:list-item>
          <text:p text:style-name="P2671">L’utente per ottenere una buona resa realistica dei vestiti dovrà indossare abiti attillati -&gt; è compito dell’azienda preoccuparsi di come la gente entra nel camerino e fornire indumenti adeguati</text:p>
        </text:list-item>
        <text:list-item>
          <text:p text:style-name="P2672">Sicurezza -&gt; cablaggio <text:s/>e rete interna contro intrusioni</text:p>
        </text:list-item>
      </text:list>
      <text:p text:style-name="Paragrafoelenco"/>
      <text:p text:style-name="Paragrafoelenco"/>
      <text:p text:style-name="Standard">Forza<text:s/></text:p>
      <text:list text:style-name="LFO3" text:continue-numbering="true">
        <text:list-item>
          <text:p text:style-name="P2673">Innovazione nello shopping online con possibilità di “provare” i vestiti in tempo reale + Possibilità di acquisto online</text:p>
        </text:list-item>
      </text:list>
      <text:p text:style-name="P2674">-&gt; fornire innovazione azienda che può aprire nuove sedi e bla bla vbla….</text:p>
      <text:list text:style-name="LFO3" text:continue-numbering="true">
        <text:list-item>
          <text:p text:style-name="P2675">Nessun salvataggio dei dati personali (sicurezza) -&gt; a favore della fidelizzazione le persone non rischiano niente di esporsi e quindi l’azienda non rischia brutta immagine (dichiarazione all’azienda)</text:p>
        </text:list-item>
        <text:list-item>
          <text:p text:style-name="P2676">Ausilio dell’utente finale da parte di un assistente vocale- &gt; aiuta le persone a orientarsi all’interno della prova vestiti acquisto etc</text:p>
        </text:list-item>
      </text:list>
      <table:table table:style-name="Table2677">
        <table:table-columns>
          <table:table-column table:style-name="TableColumn2678"/>
        </table:table-columns>
        <table:table-row table:style-name="TableRow2679">
          <table:table-cell table:style-name="TableCell2680">
            <text:p text:style-name="P2681"/>
            <text:p text:style-name="P2682">Opportunità</text:p>
            <text:p text:style-name="P2683"/>
            <text:list text:style-name="LFO3" text:continue-numbering="true">
              <text:list-item>
                <text:p text:style-name="P2684">Mancanza di un’applicazione attualmente efficiente- &gt; esistenza di cose simili ma poco realistiche per<text:s/>noi con videocamere sensori di controllo etc riusciamo a rendere maggiormente fotorealistico</text:p>
              </text:list-item>
              <text:list-item>
                <text:p text:style-name="P2685">Partecipazione di aziende di moda di fascia medio-bassa con l’impossibilità di aprire un negozio fisico-&gt; <text:s text:c="2"/>sfruttiamo questa debolezza dell’azienda di moda a nostro favore.</text:p>
              </text:list-item>
              <text:list-item>
                <text:p text:style-name="P2686">Possibilità di riduzione dei costi e dei resi -&gt; fornire opportunità ad aziende di diminuire<text:s/>resi aiutando i loro clienti nello shopping online più mirato all’acquisto corretto e riduzione dei costi di infrastruttura di negozi fisici</text:p>
              </text:list-item>
              <text:list-item>
                <text:p text:style-name="P2687">Partnership con aziende di modellazione virtuale -&gt; realtà<text:s/>dei vestiti</text:p>
              </text:list-item>
            </text:list>
            <text:p text:style-name="P2688"/>
            <text:p text:style-name="P2689"/>
            <text:p text:style-name="P2690">Minacce</text:p>
            <text:soft-page-break/>
            <text:list text:style-name="LFO4" text:continue-numbering="true">
              <text:list-item>
                <text:p text:style-name="P2691">Diffidenza nell’uso da parte degli utenti finali -&gt; presenza di assistente vocale che aiuta durante le prove</text:p>
              </text:list-item>
              <text:list-item>
                <text:p text:style-name="P2692">Difficoltà di adesione di negozi su larga scala -&gt; <text:s/>presentazione diretta alle aziende<text:s/></text:p>
              </text:list-item>
              <text:list-item>
                <text:p text:style-name="P2693">Brevetti esistenti (specchio magico) <text:s/>-&gt; <text:s/>competitor hanno brevettato l’hardware che è uno specchio ma noi non creiamo specchio ma solo monitor che cattura le riprese delle videocamere <text:s/>e forniamo solo software che non è brevettabile</text:p>
              </text:list-item>
              <text:list-item>
                <text:p text:style-name="P2694">Prezzo dei competitor -&gt; puntiamo sulla performance realistica <text:s text:c="2"/>con mostrare tutto il corpo (????) - &gt; value proposition diversa</text:p>
              </text:list-item>
              <text:list-item>
                <text:p text:style-name="P2695"/>
              </text:list-item>
            </text:list>
            <text:p text:style-name="P2696"/>
          </table:table-cell>
        </table:table-row>
        <table:table-row table:style-name="TableRow2697">
          <table:table-cell table:style-name="TableCell2698">
            <text:p text:style-name="P2699"/>
          </table:table-cell>
        </table:table-row>
        <table:table-row table:style-name="TableRow2700">
          <table:table-cell table:style-name="TableCell2701">
            <text:p text:style-name="P2702"/>
          </table:table-cell>
        </table:table-row>
        <table:table-row table:style-name="TableRow2703">
          <table:table-cell table:style-name="TableCell2704">
            <text:p text:style-name="P2705"/>
          </table:table-cell>
        </table:table-row>
        <table:table-row table:style-name="TableRow2706">
          <table:table-cell table:style-name="TableCell2707">
            <text:p text:style-name="P2708"/>
          </table:table-cell>
        </table:table-row>
        <table:table-row table:style-name="TableRow2709">
          <table:table-cell table:style-name="TableCell2710">
            <text:p text:style-name="P2711"/>
          </table:table-cell>
        </table:table-row>
        <table:table-row table:style-name="TableRow2712">
          <table:table-cell table:style-name="TableCell2713">
            <text:p text:style-name="P2714"/>
          </table:table-cell>
        </table:table-row>
        <table:table-row table:style-name="TableRow2715">
          <table:table-cell table:style-name="TableCell2716">
            <text:p text:style-name="P2717"/>
          </table:table-cell>
        </table:table-row>
        <table:table-row table:style-name="TableRow2718">
          <table:table-cell table:style-name="TableCell2719">
            <text:p text:style-name="P2720"/>
          </table:table-cell>
        </table:table-row>
        <table:table-row table:style-name="TableRow2721">
          <table:table-cell table:style-name="TableCell2722">
            <text:p text:style-name="P2723"/>
          </table:table-cell>
        </table:table-row>
        <table:table-row table:style-name="TableRow2724">
          <table:table-cell table:style-name="TableCell2725">
            <text:p text:style-name="P2726"/>
          </table:table-cell>
        </table:table-row>
        <table:table-row table:style-name="TableRow2727">
          <table:table-cell table:style-name="TableCell2728">
            <text:p text:style-name="P2729"/>
          </table:table-cell>
        </table:table-row>
        <table:table-row table:style-name="TableRow2730">
          <table:table-cell table:style-name="TableCell2731">
            <text:p text:style-name="P2732"/>
          </table:table-cell>
        </table:table-row>
        <table:table-row table:style-name="TableRow2733">
          <table:table-cell table:style-name="TableCell2734">
            <text:p text:style-name="P2735"/>
          </table:table-cell>
        </table:table-row>
        <table:table-row table:style-name="TableRow2736">
          <table:table-cell table:style-name="TableCell2737">
            <text:p text:style-name="P2738"/>
          </table:table-cell>
        </table:table-row>
        <table:table-row table:style-name="TableRow2739">
          <table:table-cell table:style-name="TableCell2740">
            <text:p text:style-name="P2741"/>
          </table:table-cell>
        </table:table-row>
        <table:table-row table:style-name="TableRow2742">
          <table:table-cell table:style-name="TableCell2743">
            <text:p text:style-name="P2744"/>
          </table:table-cell>
        </table:table-row>
        <table:table-row table:style-name="TableRow2745">
          <table:table-cell table:style-name="TableCell2746">
            <text:p text:style-name="P2747"/>
          </table:table-cell>
        </table:table-row>
        <table:table-row table:style-name="TableRow2748">
          <table:table-cell table:style-name="TableCell2749">
            <text:p text:style-name="P2750"/>
          </table:table-cell>
        </table:table-row>
        <table:table-row table:style-name="TableRow2751">
          <table:table-cell table:style-name="TableCell2752">
            <text:p text:style-name="P2753"/>
          </table:table-cell>
        </table:table-row>
        <table:table-row table:style-name="TableRow2754">
          <table:table-cell table:style-name="TableCell2755">
            <text:p text:style-name="P2756"/>
          </table:table-cell>
        </table:table-row>
        <table:table-row table:style-name="TableRow2757">
          <table:table-cell table:style-name="TableCell2758">
            <text:p text:style-name="P2759"/>
          </table:table-cell>
        </table:table-row>
      </table:table>
      <text:p text:style-name="Standard"/>
      <text:h text:style-name="Titolo1" text:outline-level="1">Note, Conclusioni e Commenti sul Progetto definitivo</text:h>
      <text:p text:style-name="Standard"/>
      <table:table table:style-name="Table2760">
        <table:table-columns>
          <table:table-column table:style-name="TableColumn2761"/>
        </table:table-columns>
        <table:table-row table:style-name="TableRow2762">
          <table:table-cell table:style-name="TableCell2763">
            <text:p text:style-name="P2764"/>
          </table:table-cell>
        </table:table-row>
        <table:table-row table:style-name="TableRow2765">
          <table:table-cell table:style-name="TableCell2766">
            <text:p text:style-name="P2767"/>
          </table:table-cell>
        </table:table-row>
        <table:table-row table:style-name="TableRow2768">
          <table:table-cell table:style-name="TableCell2769">
            <text:p text:style-name="P2770"/>
          </table:table-cell>
        </table:table-row>
        <table:table-row table:style-name="TableRow2771">
          <table:table-cell table:style-name="TableCell2772">
            <text:p text:style-name="P2773"/>
          </table:table-cell>
        </table:table-row>
        <table:table-row table:style-name="TableRow2774">
          <table:table-cell table:style-name="TableCell2775">
            <text:p text:style-name="P2776"/>
          </table:table-cell>
        </table:table-row>
        <table:table-row table:style-name="TableRow2777">
          <table:table-cell table:style-name="TableCell2778">
            <text:p text:style-name="P2779"/>
          </table:table-cell>
        </table:table-row>
        <table:table-row table:style-name="TableRow2780">
          <table:table-cell table:style-name="TableCell2781">
            <text:p text:style-name="P2782"/>
          </table:table-cell>
        </table:table-row>
        <table:table-row table:style-name="TableRow2783">
          <table:table-cell table:style-name="TableCell2784">
            <text:p text:style-name="P2785"/>
          </table:table-cell>
        </table:table-row>
        <table:table-row table:style-name="TableRow2786">
          <table:table-cell table:style-name="TableCell2787">
            <text:p text:style-name="P2788"/>
          </table:table-cell>
        </table:table-row>
        <table:table-row table:style-name="TableRow2789">
          <table:table-cell table:style-name="TableCell2790">
            <text:p text:style-name="P2791"/>
          </table:table-cell>
        </table:table-row>
        <table:table-row table:style-name="TableRow2792">
          <table:table-cell table:style-name="TableCell2793">
            <text:p text:style-name="P2794"/>
          </table:table-cell>
        </table:table-row>
        <table:table-row table:style-name="TableRow2795">
          <table:table-cell table:style-name="TableCell2796">
            <text:p text:style-name="P2797"/>
          </table:table-cell>
        </table:table-row>
        <table:table-row table:style-name="TableRow2798">
          <table:table-cell table:style-name="TableCell2799">
            <text:p text:style-name="P2800"/>
          </table:table-cell>
        </table:table-row>
        <table:table-row table:style-name="TableRow2801">
          <table:table-cell table:style-name="TableCell2802">
            <text:p text:style-name="P2803"/>
          </table:table-cell>
        </table:table-row>
        <table:table-row table:style-name="TableRow2804">
          <table:table-cell table:style-name="TableCell2805">
            <text:p text:style-name="P2806"/>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807">
        <table:table-columns>
          <table:table-column table:style-name="TableColumn2808"/>
        </table:table-columns>
        <table:table-row table:style-name="TableRow2809">
          <table:table-cell table:style-name="TableCell2810">
            <text:p text:style-name="P2811">Cliente <text:s/>n.: <text:s text:c="2"/>1 <text:s text:c="8"/>Descrizione: Aziende di moda fascia medio bassa</text:p>
          </table:table-cell>
        </table:table-row>
        <table:table-row table:style-name="TableRow2812">
          <table:table-cell table:style-name="TableCell2813">
            <text:p text:style-name="P2814"/>
            <text:p text:style-name="P2815">Aziende conosciute sul mercato con largo bacino di utenza <text:s/>con diversi store in diversi luoghi ma che non coprono tutto il territorio nazionale e che possono trovare ono<text:s/>noi la possibilità di integrarsi ulteriormente<text:s/>con nuovi clienti primi difficile da raggiungere (territorialmente). Caratteristica di tali aziende è il prezzo moderato del loro catalogo focalizzata ad utenti che sono gente comune predisposta a seguire i trend del momento a basse spese …</text:p>
            <text:p text:style-name="P2816">Possono trovare nel nostro prodotto le cose scritte sopra…</text:p>
          </table:table-cell>
        </table:table-row>
        <table:table-row table:style-name="TableRow2817">
          <table:table-cell table:style-name="TableCell2818">
            <text:p text:style-name="P2819"/>
          </table:table-cell>
        </table:table-row>
        <table:table-row table:style-name="TableRow2820">
          <table:table-cell table:style-name="TableCell2821">
            <text:p text:style-name="P2822"/>
          </table:table-cell>
        </table:table-row>
        <table:table-row table:style-name="TableRow2823">
          <table:table-cell table:style-name="TableCell2824">
            <text:p text:style-name="P2825"/>
          </table:table-cell>
        </table:table-row>
        <table:table-row table:style-name="TableRow2826">
          <table:table-cell table:style-name="TableCell2827">
            <text:p text:style-name="P2828"/>
          </table:table-cell>
        </table:table-row>
        <table:table-row table:style-name="TableRow2829">
          <table:table-cell table:style-name="TableCell2830">
            <text:p text:style-name="P2831"/>
          </table:table-cell>
        </table:table-row>
      </table:table>
      <text:p text:style-name="Standard"/>
      <text:p text:style-name="P2832"/>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833">
        <table:table-columns>
          <table:table-column table:style-name="TableColumn2834"/>
        </table:table-columns>
        <table:table-row table:style-name="TableRow2835">
          <table:table-cell table:style-name="TableCell2836">
            <text:p text:style-name="P2837">Richiesta preventivo tramite nostro sito web -&gt; Incontro diretto con aziende e contrattazione per vendita prodotto tramite degli abbonamenti mensili con<text:s/>clausole<text:s/>di recesso in caso ci sia la disdetta del contratto prima della scadenza con penale da pagare.</text:p>
            <text:p text:style-name="P2838"/>
            <text:p text:style-name="P2839"/>
            <text:p text:style-name="P2840"/>
          </table:table-cell>
        </table:table-row>
        <table:table-row table:style-name="TableRow2841">
          <table:table-cell table:style-name="TableCell2842">
            <text:p text:style-name="P2843"/>
          </table:table-cell>
        </table:table-row>
        <table:table-row table:style-name="TableRow2844">
          <table:table-cell table:style-name="TableCell2845">
            <text:p text:style-name="P2846"/>
          </table:table-cell>
        </table:table-row>
        <table:table-row table:style-name="TableRow2847">
          <table:table-cell table:style-name="TableCell2848">
            <text:p text:style-name="P2849"/>
          </table:table-cell>
        </table:table-row>
        <table:table-row table:style-name="TableRow2850">
          <table:table-cell table:style-name="TableCell2851">
            <text:p text:style-name="P2852"/>
          </table:table-cell>
        </table:table-row>
        <table:table-row table:style-name="TableRow2853">
          <table:table-cell table:style-name="TableCell2854">
            <text:p text:style-name="P2855"/>
          </table:table-cell>
        </table:table-row>
        <table:table-row table:style-name="TableRow2856">
          <table:table-cell table:style-name="TableCell2857">
            <text:p text:style-name="P2858"/>
          </table:table-cell>
        </table:table-row>
        <table:table-row table:style-name="TableRow2859">
          <table:table-cell table:style-name="TableCell2860">
            <text:p text:style-name="P2861"/>
          </table:table-cell>
        </table:table-row>
        <table:table-row table:style-name="TableRow2862">
          <table:table-cell table:style-name="TableCell2863">
            <text:p text:style-name="P2864"/>
          </table:table-cell>
        </table:table-row>
        <table:table-row table:style-name="TableRow2865">
          <table:table-cell table:style-name="TableCell2866">
            <text:p text:style-name="P2867"/>
          </table:table-cell>
        </table:table-row>
        <table:table-row table:style-name="TableRow2868">
          <table:table-cell table:style-name="TableCell2869">
            <text:p text:style-name="P2870"/>
          </table:table-cell>
        </table:table-row>
      </table:table>
      <text:p text:style-name="Standard"/>
      <text:p text:style-name="Standard">Quali sono le situazioni o i punti di contatto coi clienti?</text:p>
      <table:table table:style-name="Table2871">
        <table:table-columns>
          <table:table-column table:style-name="TableColumn2872"/>
        </table:table-columns>
        <table:table-row table:style-name="TableRow2873">
          <table:table-cell table:style-name="TableCell2874">
            <text:p text:style-name="P2875">Punto principale di vendita relazionarsi con le aziende direttamente…</text:p>
            <text:p text:style-name="P2876"/>
            <text:p text:style-name="P2877"/>
            <text:p text:style-name="P2878">Il nostro team parteciperà a fiere e conferenze in cui ci sarà uno stand dove verrà presentato un MVP che le persone presenti potranno testare liberamente.</text:p>
            <text:p text:style-name="P2879">Inoltre, attraverso il Virtual Marketing potranno essere raggiunti i nostri interlocutori volgendo particolare attenzione alla progettazione del messaggio, con la corretta identificazione degli influencer, il seeding e fornendo supporto al messaggio in modo da poter rispondere a tutte le eventuali domande derivanti dallo scetticismo iniziale. Quest’ultimo step sarà sempre accompagnato da continue informazioni di supporto riguardo al prodotto e sugli eventuali aggiornamenti.</text:p>
            <text:p text:style-name="P2880"/>
            <text:p text:style-name="P2881"/>
            <text:p text:style-name="P2882"><text:span text:style-name="T2883">I nostri potenziali clienti potranno contrattarci direttamente tramite il nostro sito<text:s/></text:span><text:a xlink:href="http://www.virtualshop.it/" office:target-frame-name="_top" xlink:show="replace"><text:span text:style-name="T2884">www.virtualshop.it</text:span></text:a><text:span text:style-name="T2885"><text:s/>sia per fissare un appuntamento.</text:span></text:p>
          </table:table-cell>
        </table:table-row>
        <table:table-row table:style-name="TableRow2886">
          <table:table-cell table:style-name="TableCell2887">
            <text:p text:style-name="P2888"/>
          </table:table-cell>
        </table:table-row>
        <table:table-row table:style-name="TableRow2889">
          <table:table-cell table:style-name="TableCell2890">
            <text:p text:style-name="P2891"/>
          </table:table-cell>
        </table:table-row>
        <table:table-row table:style-name="TableRow2892">
          <table:table-cell table:style-name="TableCell2893">
            <text:p text:style-name="P2894"/>
          </table:table-cell>
        </table:table-row>
        <table:table-row table:style-name="TableRow2895">
          <table:table-cell table:style-name="TableCell2896">
            <text:p text:style-name="P2897"/>
          </table:table-cell>
        </table:table-row>
        <table:table-row table:style-name="TableRow2898">
          <table:table-cell table:style-name="TableCell2899">
            <text:p text:style-name="P2900"/>
          </table:table-cell>
        </table:table-row>
        <table:table-row table:style-name="TableRow2901">
          <table:table-cell table:style-name="TableCell2902">
            <text:p text:style-name="P2903"/>
          </table:table-cell>
        </table:table-row>
        <table:table-row table:style-name="TableRow2904">
          <table:table-cell table:style-name="TableCell2905">
            <text:p text:style-name="P2906"/>
          </table:table-cell>
        </table:table-row>
        <table:table-row table:style-name="TableRow2907">
          <table:table-cell table:style-name="TableCell2908">
            <text:p text:style-name="P2909"/>
          </table:table-cell>
        </table:table-row>
        <table:table-row table:style-name="TableRow2910">
          <table:table-cell table:style-name="TableCell2911">
            <text:p text:style-name="P2912"/>
          </table:table-cell>
        </table:table-row>
        <table:table-row table:style-name="TableRow2913">
          <table:table-cell table:style-name="TableCell2914">
            <text:p text:style-name="P2915"/>
          </table:table-cell>
        </table:table-row>
      </table:table>
      <text:p text:style-name="Standard"/>
      <text:p text:style-name="Standard">Quanto costa la struttura di vendita? E che flusso di vendita genera? Qual è il costo di vendita per ogni prodotto/servizio?</text:p>
      <table:table table:style-name="Table2916">
        <table:table-columns>
          <table:table-column table:style-name="TableColumn2917"/>
        </table:table-columns>
        <table:table-row table:style-name="TableRow2918">
          <table:table-cell table:style-name="TableCell2919">
            <text:p text:style-name="P2920">Marketing, relazione con aziende, presenza a fiere ha un costo (???????)</text:p>
          </table:table-cell>
        </table:table-row>
        <table:table-row table:style-name="TableRow2921">
          <table:table-cell table:style-name="TableCell2922">
            <text:p text:style-name="P2923"/>
          </table:table-cell>
        </table:table-row>
        <table:table-row table:style-name="TableRow2924">
          <table:table-cell table:style-name="TableCell2925">
            <text:p text:style-name="P2926"/>
          </table:table-cell>
        </table:table-row>
        <table:table-row table:style-name="TableRow2927">
          <table:table-cell table:style-name="TableCell2928">
            <text:p text:style-name="P2929"/>
          </table:table-cell>
        </table:table-row>
        <table:table-row table:style-name="TableRow2930">
          <table:table-cell table:style-name="TableCell2931">
            <text:p text:style-name="P2932"/>
          </table:table-cell>
        </table:table-row>
        <table:table-row table:style-name="TableRow2933">
          <table:table-cell table:style-name="TableCell2934">
            <text:p text:style-name="P2935"/>
          </table:table-cell>
        </table:table-row>
        <table:table-row table:style-name="TableRow2936">
          <table:table-cell table:style-name="TableCell2937">
            <text:p text:style-name="P2938"/>
          </table:table-cell>
        </table:table-row>
        <table:table-row table:style-name="TableRow2939">
          <table:table-cell table:style-name="TableCell2940">
            <text:p text:style-name="P2941"/>
          </table:table-cell>
        </table:table-row>
        <table:table-row table:style-name="TableRow2942">
          <table:table-cell table:style-name="TableCell2943">
            <text:p text:style-name="P2944"/>
          </table:table-cell>
        </table:table-row>
        <table:table-row table:style-name="TableRow2945">
          <table:table-cell table:style-name="TableCell2946">
            <text:p text:style-name="P2947"/>
          </table:table-cell>
        </table:table-row>
        <table:table-row table:style-name="TableRow2948">
          <table:table-cell table:style-name="TableCell2949">
            <text:p text:style-name="P2950"/>
          </table:table-cell>
        </table:table-row>
      </table:table>
      <text:p text:style-name="Standard"/>
      <text:h text:style-name="Titolo1" text:outline-level="1">Canali</text:h>
      <text:p text:style-name="Standard">Quali canali verranno utilizzati durante le diverse fasi del ciclo di vendita?</text:p>
      <text:h text:style-name="Titolo2" text:outline-level="2">Awareness</text:h>
      <table:table table:style-name="Table2951">
        <table:table-columns>
          <table:table-column table:style-name="TableColumn2952"/>
        </table:table-columns>
        <table:table-row table:style-name="TableRow2953">
          <table:table-cell table:style-name="TableCell2954">
            <text:p text:style-name="P2955">Fiere tecnologiche</text:p>
            <text:p text:style-name="P2956">Internet<text:s/></text:p>
            <text:p text:style-name="P2957">Sito web</text:p>
            <text:p text:style-name="P2958">Relazionarsi con aziende</text:p>
          </table:table-cell>
        </table:table-row>
        <table:table-row table:style-name="TableRow2959">
          <table:table-cell table:style-name="TableCell2960">
            <text:p text:style-name="P2961"/>
          </table:table-cell>
        </table:table-row>
        <table:table-row table:style-name="TableRow2962">
          <table:table-cell table:style-name="TableCell2963">
            <text:p text:style-name="P2964"/>
          </table:table-cell>
        </table:table-row>
        <table:table-row table:style-name="TableRow2965">
          <table:table-cell table:style-name="TableCell2966">
            <text:p text:style-name="P2967"/>
          </table:table-cell>
        </table:table-row>
      </table:table>
      <text:h text:style-name="Titolo2" text:outline-level="2">Selezione</text:h>
      <table:table table:style-name="Table2968">
        <table:table-columns>
          <table:table-column table:style-name="TableColumn2969"/>
        </table:table-columns>
        <table:table-row table:style-name="TableRow2970">
          <table:table-cell table:style-name="TableCell2971">
            <text:p text:style-name="P2972">MVP e</text:p>
            <text:p text:style-name="P2973">Relazionarsi con aziende</text:p>
          </table:table-cell>
        </table:table-row>
        <table:table-row table:style-name="TableRow2974">
          <table:table-cell table:style-name="TableCell2975">
            <text:p text:style-name="P2976"/>
          </table:table-cell>
        </table:table-row>
        <table:table-row table:style-name="TableRow2977">
          <table:table-cell table:style-name="TableCell2978">
            <text:p text:style-name="P2979"/>
          </table:table-cell>
        </table:table-row>
        <table:table-row table:style-name="TableRow2980">
          <table:table-cell table:style-name="TableCell2981">
            <text:p text:style-name="P2982"/>
          </table:table-cell>
        </table:table-row>
      </table:table>
      <text:h text:style-name="Titolo2" text:outline-level="2">Acquisto</text:h>
      <table:table table:style-name="Table2983">
        <table:table-columns>
          <table:table-column table:style-name="TableColumn2984"/>
        </table:table-columns>
        <table:table-row table:style-name="TableRow2985">
          <table:table-cell table:style-name="TableCell2986">
            <text:p text:style-name="P2987">Firmare contratto<text:s/></text:p>
          </table:table-cell>
        </table:table-row>
        <table:table-row table:style-name="TableRow2988">
          <table:table-cell table:style-name="TableCell2989">
            <text:p text:style-name="P2990"/>
          </table:table-cell>
        </table:table-row>
        <table:table-row table:style-name="TableRow2991">
          <table:table-cell table:style-name="TableCell2992">
            <text:p text:style-name="P2993"/>
          </table:table-cell>
        </table:table-row>
        <table:table-row table:style-name="TableRow2994">
          <table:table-cell table:style-name="TableCell2995">
            <text:p text:style-name="P2996"/>
          </table:table-cell>
        </table:table-row>
      </table:table>
      <text:h text:style-name="Titolo2" text:outline-level="2">Consegna</text:h>
      <table:table table:style-name="Table2997">
        <table:table-columns>
          <table:table-column table:style-name="TableColumn2998"/>
        </table:table-columns>
        <table:table-row table:style-name="TableRow2999">
          <table:table-cell table:style-name="TableCell3000">
            <text:p text:style-name="P3001">Consegna diretta tramite corriere con installazione su luogo fisico</text:p>
          </table:table-cell>
        </table:table-row>
        <table:table-row table:style-name="TableRow3002">
          <table:table-cell table:style-name="TableCell3003">
            <text:p text:style-name="P3004"/>
          </table:table-cell>
        </table:table-row>
        <table:table-row table:style-name="TableRow3005">
          <table:table-cell table:style-name="TableCell3006">
            <text:p text:style-name="P3007"/>
          </table:table-cell>
        </table:table-row>
        <table:table-row table:style-name="TableRow3008">
          <table:table-cell table:style-name="TableCell3009">
            <text:p text:style-name="P3010"/>
          </table:table-cell>
        </table:table-row>
      </table:table>
      <text:soft-page-break/>
      <text:h text:style-name="Titolo2" text:outline-level="2">Post-Vendita</text:h>
      <table:table table:style-name="Table3011">
        <table:table-columns>
          <table:table-column table:style-name="TableColumn3012"/>
        </table:table-columns>
        <table:table-row table:style-name="TableRow3013">
          <table:table-cell table:style-name="TableCell3014">
            <text:p text:style-name="P3015">Gestione reclami nel sito e contatti principali direttamente a noi</text:p>
          </table:table-cell>
        </table:table-row>
        <table:table-row table:style-name="TableRow3016">
          <table:table-cell table:style-name="TableCell3017">
            <text:p text:style-name="P3018"/>
          </table:table-cell>
        </table:table-row>
        <table:table-row table:style-name="TableRow3019">
          <table:table-cell table:style-name="TableCell3020">
            <text:p text:style-name="P3021"/>
          </table:table-cell>
        </table:table-row>
        <table:table-row table:style-name="TableRow3022">
          <table:table-cell table:style-name="TableCell3023">
            <text:p text:style-name="P3024"/>
          </table:table-cell>
        </table:table-row>
      </table:table>
      <text:p text:style-name="Standard"/>
      <text:h text:style-name="Titolo1" text:outline-level="1"><text:s/></text:h>
      <text:p text:style-name="P3025"/>
      <text:h text:style-name="Titolo1" text:outline-level="1">Pricing</text:h>
      <text:p text:style-name="Standard">A che prezzo verrà venduto il Prodotto / Servizio sulla base dei costi di produzione/erogazione, dei competitor e della disponibilità di investimento del cliente?</text:p>
      <text:h text:style-name="Titolo2" text:outline-level="2">Costi di Produzione</text:h>
      <table:table table:style-name="Table3026">
        <table:table-columns>
          <table:table-column table:style-name="TableColumn3027"/>
        </table:table-columns>
        <table:table-row table:style-name="TableRow3028">
          <table:table-cell table:style-name="TableCell3029">
            <text:p text:style-name="P3030"/>
            <text:p text:style-name="P3031">Schermo (0.6 larghezza<text:s/>- 2.03 altezza) <text:s/>- 7.500 € <text:s/>-&gt; x3 -&gt; 22.500 €</text:p>
            <text:p text:style-name="P3032">Leap Motion (x2)- 80euro x2 = 160euro</text:p>
            <text:p text:style-name="P3033">Abbonamento a Optitex per licenza - sui<text:s/>1153 €</text:p>
            <text:p text:style-name="P3034">Costo telecamere Sony (x3) – 300 euro</text:p>
            <text:p text:style-name="P3035">Costo di sviluppo del software (pagare i programmatori4) – 1.300 € al mese x<text:s/>4</text:p>
            <text:p text:style-name="P3036">Programmare modellazione virtuale (x2) – 1.100 € al mese x2</text:p>
            <text:p text:style-name="P3037">Costo addetto marketing –– 2.000 euro</text:p>
            <text:p text:style-name="P3038">Costo hardware (computer) – 1.500 euro</text:p>
            <text:p text:style-name="P3039"/>
            <text:p text:style-name="P3040">Costo dei notai per le cose burocratiche (documenti, etc) – 4.000 euro</text:p>
            <text:p text:style-name="P3041">Costo del dominio e mantenimento del server (per sito personale) – 30 euro circa<text:s/>annuale</text:p>
            <text:p text:style-name="P3042"/>
            <text:p text:style-name="P3043"/>
            <text:p text:style-name="P3044"/>
          </table:table-cell>
        </table:table-row>
        <table:table-row table:style-name="TableRow3045">
          <table:table-cell table:style-name="TableCell3046">
            <text:p text:style-name="P3047"/>
          </table:table-cell>
        </table:table-row>
        <table:table-row table:style-name="TableRow3048">
          <table:table-cell table:style-name="TableCell3049">
            <text:p text:style-name="P3050"/>
          </table:table-cell>
        </table:table-row>
        <table:table-row table:style-name="TableRow3051">
          <table:table-cell table:style-name="TableCell3052">
            <text:p text:style-name="P3053"/>
          </table:table-cell>
        </table:table-row>
      </table:table>
      <text:h text:style-name="Titolo2" text:outline-level="2">Prezzi dei Competitor</text:h>
      <table:table table:style-name="Table3054">
        <table:table-columns>
          <table:table-column table:style-name="TableColumn3055"/>
        </table:table-columns>
        <table:table-row table:style-name="TableRow3056">
          <table:table-cell table:style-name="TableCell3057">
            <text:p text:style-name="P3058"/>
            <text:p text:style-name="P3059">Magic Mirror - 7030 euro</text:p>
            <text:p text:style-name="P3060">FxMirror - 19000 euro</text:p>
            <text:p text:style-name="P3061"/>
            <text:p text:style-name="P3062"/>
            <text:p text:style-name="P3063">Questi competitor offrono un servizio simile al nostro, permettendo la rendering<text:s/>3D di vestiti addosso ad una persona umana, però noi siamo meglio.</text:p>
          </table:table-cell>
        </table:table-row>
        <table:table-row table:style-name="TableRow3064">
          <table:table-cell table:style-name="TableCell3065">
            <text:p text:style-name="P3066"/>
          </table:table-cell>
        </table:table-row>
        <table:table-row table:style-name="TableRow3067">
          <table:table-cell table:style-name="TableCell3068">
            <text:p text:style-name="P3069"/>
          </table:table-cell>
        </table:table-row>
        <table:table-row table:style-name="TableRow3070">
          <table:table-cell table:style-name="TableCell3071">
            <text:p text:style-name="P3072"/>
          </table:table-cell>
        </table:table-row>
      </table:table>
      <text:h text:style-name="Titolo2" text:outline-level="2">Valore Percepito / Disponibilità di Investimento</text:h>
      <table:table table:style-name="Table3073">
        <table:table-columns>
          <table:table-column table:style-name="TableColumn3074"/>
        </table:table-columns>
        <table:table-row table:style-name="TableRow3075">
          <table:table-cell table:style-name="TableCell3076">
            <text:p text:style-name="P3077"/>
            <text:p text:style-name="P3078">Noi puntiamo a vendere un prodotto che così com’è concepito non esiste in commercio, e offriamo quindi alle aziende di moda un nuovo modo di vendere i propri prodotti.</text:p>
            <text:p text:style-name="P3079">Valore percepito dal mercato può aumentare in base all’effettiva necessità delle aziende di esporsi ad un + ampio pubblico, secondo può risultare un valore alto.</text:p>
            <text:p text:style-name="P3080"/>
            <text:p text:style-name="P3081">Secondo noi per la partenza iniziale gli investitori sarebbero disposti ad investire 100.000 euro<text:s/></text:p>
            <text:p text:style-name="P3082"/>
            <text:p text:style-name="P3083"/>
          </table:table-cell>
        </table:table-row>
        <table:table-row table:style-name="TableRow3084">
          <table:table-cell table:style-name="TableCell3085">
            <text:p text:style-name="P3086"/>
          </table:table-cell>
        </table:table-row>
        <table:table-row table:style-name="TableRow3087">
          <table:table-cell table:style-name="TableCell3088">
            <text:p text:style-name="P3089"/>
          </table:table-cell>
        </table:table-row>
        <table:table-row table:style-name="TableRow3090">
          <table:table-cell table:style-name="TableCell3091">
            <text:p text:style-name="P3092"/>
          </table:table-cell>
        </table:table-row>
      </table:table>
      <text:p text:style-name="Standard"/>
      <text:p text:style-name="P3093"/>
      <text:h text:style-name="Titolo1" text:outline-level="1">Budget</text:h>
      <text:p text:style-name="Standard">Eseguite un’analisi dei costi necessari per sostenere il progetto.</text:p>
      <text:p text:style-name="P3094"/>
      <table:table table:style-name="Table3095">
        <table:table-columns>
          <table:table-column table:style-name="TableColumn3096"/>
          <table:table-column table:style-name="TableColumn3097"/>
          <table:table-column table:style-name="TableColumn3098"/>
        </table:table-columns>
        <table:table-row table:style-name="TableRow3099">
          <table:table-cell table:style-name="TableCell3100">
            <text:h text:style-name="P3101" text:outline-level="1">Costi ANNO 1</text:h>
          </table:table-cell>
          <table:table-cell table:style-name="TableCell3102">
            <text:p text:style-name="P3103"/>
          </table:table-cell>
          <table:table-cell table:style-name="TableCell3104">
            <text:p text:style-name="P3105"/>
          </table:table-cell>
        </table:table-row>
        <table:table-row table:style-name="TableRow3106">
          <table:table-cell table:style-name="TableCell3107">
            <text:p text:style-name="P3108"/>
          </table:table-cell>
          <table:table-cell table:style-name="TableCell3109">
            <text:p text:style-name="P3110"/>
          </table:table-cell>
          <table:table-cell table:style-name="TableCell3111">
            <text:p text:style-name="P3112"/>
          </table:table-cell>
        </table:table-row>
        <table:table-row table:style-name="TableRow3113">
          <table:table-cell table:style-name="TableCell3114">
            <text:p text:style-name="P3115">Risorse Umane</text:p>
          </table:table-cell>
          <table:table-cell table:style-name="TableCell3116">
            <text:p text:style-name="P3117"/>
          </table:table-cell>
          <table:table-cell table:style-name="TableCell3118">
            <text:p text:style-name="P3119"/>
          </table:table-cell>
        </table:table-row>
        <table:table-row table:style-name="TableRow3120">
          <table:table-cell table:style-name="TableCell3121">
            <text:p text:style-name="P3122"/>
          </table:table-cell>
          <table:table-cell table:style-name="TableCell3123">
            <text:p text:style-name="P3124"/>
          </table:table-cell>
          <table:table-cell table:style-name="TableCell3125">
            <text:p text:style-name="P3126"/>
          </table:table-cell>
        </table:table-row>
        <table:table-row table:style-name="TableRow3127">
          <table:table-cell table:style-name="TableCell3128">
            <text:p text:style-name="P3129">Fondatori</text:p>
          </table:table-cell>
          <table:table-cell table:style-name="TableCell3130">
            <text:p text:style-name="P3131"/>
          </table:table-cell>
          <table:table-cell table:style-name="TableCell3132">
            <text:p text:style-name="P3133"/>
          </table:table-cell>
        </table:table-row>
        <table:table-row table:style-name="TableRow3134">
          <table:table-cell table:style-name="TableCell3135">
            <text:p text:style-name="P3136">Nome:<text:s/>Rudy Berton</text:p>
            <text:p text:style-name="P3137">Nome: Giulia Corò</text:p>
            <text:p text:style-name="P3138">Nome: Marco Pozza</text:p>
            <text:p text:style-name="P3139">Nome: Federico Zanellato</text:p>
            <text:p text:style-name="P3140">Nome: Silvia Colucci</text:p>
          </table:table-cell>
          <table:table-cell table:style-name="TableCell3141">
            <text:p text:style-name="P3142">Ruolo: sviluppatore<text:s/>software</text:p>
            <text:p text:style-name="P3143">Ruolo: sviluppatrice software</text:p>
            <text:p text:style-name="P3144">Ruolo: responsabile di progetto</text:p>
            <text:p text:style-name="P3145">Ruolo: sviluppatore software</text:p>
            <text:p text:style-name="P3146"><text:span text:style-name="T3147">Ruolo:<text:s/></text:span><text:span text:style-name="T3148">programmatore grafico</text:span></text:p>
          </table:table-cell>
          <table:table-cell table:style-name="TableCell3149">
            <text:p text:style-name="P3150">Stipendio lordo annuo: 0 €</text:p>
            <text:p text:style-name="P3151">Stipendio lordo annuo: 0 €</text:p>
            <text:p text:style-name="P3152">Stipendio lordo annuo: 0 €</text:p>
            <text:p text:style-name="P3153">Stipendio lordo annuo: 0 €</text:p>
            <text:p text:style-name="P3154">Stipendio lordo annuo: 0 €</text:p>
          </table:table-cell>
        </table:table-row>
        <table:table-row table:style-name="TableRow3155">
          <table:table-cell table:style-name="TableCell3156">
            <text:p text:style-name="P3157"/>
          </table:table-cell>
          <table:table-cell table:style-name="TableCell3158">
            <text:p text:style-name="P3159"/>
          </table:table-cell>
          <table:table-cell table:style-name="TableCell3160">
            <text:p text:style-name="P3161"/>
          </table:table-cell>
        </table:table-row>
        <table:table-row table:style-name="TableRow3162">
          <table:table-cell table:style-name="TableCell3163">
            <text:p text:style-name="P3164"/>
          </table:table-cell>
          <table:table-cell table:style-name="TableCell3165">
            <text:p text:style-name="P3166"/>
          </table:table-cell>
          <table:table-cell table:style-name="TableCell3167">
            <text:p text:style-name="P3168"/>
          </table:table-cell>
        </table:table-row>
        <table:table-row table:style-name="TableRow3169">
          <table:table-cell table:style-name="TableCell3170">
            <text:p text:style-name="P3171"/>
          </table:table-cell>
          <table:table-cell table:style-name="TableCell3172">
            <text:p text:style-name="P3173"/>
          </table:table-cell>
          <table:table-cell table:style-name="TableCell3174">
            <text:p text:style-name="P3175"/>
          </table:table-cell>
        </table:table-row>
        <table:table-row table:style-name="TableRow3176">
          <table:table-cell table:style-name="TableCell3177">
            <text:p text:style-name="P3178"/>
          </table:table-cell>
          <table:table-cell table:style-name="TableCell3179">
            <text:p text:style-name="P3180"/>
          </table:table-cell>
          <table:table-cell table:style-name="TableCell3181">
            <text:p text:style-name="P3182"/>
          </table:table-cell>
        </table:table-row>
        <table:table-row table:style-name="TableRow3183">
          <table:table-cell table:style-name="TableCell3184">
            <text:p text:style-name="P3185"/>
          </table:table-cell>
          <table:table-cell table:style-name="TableCell3186">
            <text:p text:style-name="P3187"/>
          </table:table-cell>
          <table:table-cell table:style-name="TableCell3188">
            <text:p text:style-name="P3189"/>
          </table:table-cell>
        </table:table-row>
        <table:table-row table:style-name="TableRow3190">
          <table:table-cell table:style-name="TableCell3191">
            <text:p text:style-name="P3192"/>
          </table:table-cell>
          <table:table-cell table:style-name="TableCell3193">
            <text:p text:style-name="P3194"/>
          </table:table-cell>
          <table:table-cell table:style-name="TableCell3195">
            <text:p text:style-name="P3196"/>
          </table:table-cell>
        </table:table-row>
        <table:table-row table:style-name="TableRow3197">
          <table:table-cell table:style-name="TableCell3198">
            <text:p text:style-name="P3199">Staff</text:p>
          </table:table-cell>
          <table:table-cell table:style-name="TableCell3200">
            <text:p text:style-name="P3201"/>
          </table:table-cell>
          <table:table-cell table:style-name="TableCell3202">
            <text:p text:style-name="P3203"/>
          </table:table-cell>
        </table:table-row>
        <table:table-row table:style-name="TableRow3204">
          <table:table-cell table:style-name="TableCell3205">
            <text:p text:style-name="P3206">Numero: 1</text:p>
            <text:p text:style-name="P3207"/>
          </table:table-cell>
          <table:table-cell table:style-name="TableCell3208">
            <text:p text:style-name="P3209">Ruolo: programmatore grafico</text:p>
            <text:p text:style-name="P3210"/>
          </table:table-cell>
          <table:table-cell table:style-name="TableCell3211">
            <text:p text:style-name="P3212">Stipendio lordo annuo: 1.100 €</text:p>
            <text:p text:style-name="P3213"/>
          </table:table-cell>
        </table:table-row>
        <table:table-row table:style-name="TableRow3214">
          <table:table-cell table:style-name="TableCell3215">
            <text:p text:style-name="P3216"/>
          </table:table-cell>
          <table:table-cell table:style-name="TableCell3217">
            <text:p text:style-name="P3218"/>
          </table:table-cell>
          <table:table-cell table:style-name="TableCell3219">
            <text:p text:style-name="P3220"/>
          </table:table-cell>
        </table:table-row>
        <table:table-row table:style-name="TableRow3221">
          <table:table-cell table:style-name="TableCell3222">
            <text:p text:style-name="P3223"/>
          </table:table-cell>
          <table:table-cell table:style-name="TableCell3224">
            <text:p text:style-name="P3225"/>
          </table:table-cell>
          <table:table-cell table:style-name="TableCell3226">
            <text:p text:style-name="P3227"/>
          </table:table-cell>
        </table:table-row>
        <table:table-row table:style-name="TableRow3228">
          <table:table-cell table:style-name="TableCell3229">
            <text:p text:style-name="P3230"/>
          </table:table-cell>
          <table:table-cell table:style-name="TableCell3231">
            <text:p text:style-name="P3232"/>
          </table:table-cell>
          <table:table-cell table:style-name="TableCell3233">
            <text:p text:style-name="P3234"/>
          </table:table-cell>
        </table:table-row>
        <table:table-row table:style-name="TableRow3235">
          <table:table-cell table:style-name="TableCell3236">
            <text:p text:style-name="P3237"/>
          </table:table-cell>
          <table:table-cell table:style-name="TableCell3238">
            <text:p text:style-name="P3239"/>
          </table:table-cell>
          <table:table-cell table:style-name="TableCell3240">
            <text:p text:style-name="P3241"/>
          </table:table-cell>
        </table:table-row>
        <table:table-row table:style-name="TableRow3242">
          <table:table-cell table:style-name="TableCell3243">
            <text:p text:style-name="P3244"/>
          </table:table-cell>
          <table:table-cell table:style-name="TableCell3245">
            <text:p text:style-name="P3246"/>
          </table:table-cell>
          <table:table-cell table:style-name="TableCell3247">
            <text:p text:style-name="P3248"/>
          </table:table-cell>
        </table:table-row>
        <table:table-row table:style-name="TableRow3249">
          <table:table-cell table:style-name="TableCell3250">
            <text:p text:style-name="P3251"/>
          </table:table-cell>
          <table:table-cell table:style-name="TableCell3252">
            <text:p text:style-name="P3253"/>
          </table:table-cell>
          <table:table-cell table:style-name="TableCell3254">
            <text:p text:style-name="P3255"/>
          </table:table-cell>
        </table:table-row>
        <table:table-row table:style-name="TableRow3256">
          <table:table-cell table:style-name="TableCell3257">
            <text:p text:style-name="P3258"/>
          </table:table-cell>
          <table:table-cell table:style-name="TableCell3259">
            <text:p text:style-name="P3260"/>
          </table:table-cell>
          <table:table-cell table:style-name="TableCell3261">
            <text:p text:style-name="P3262"/>
          </table:table-cell>
        </table:table-row>
        <table:table-row table:style-name="TableRow3263">
          <table:table-cell table:style-name="TableCell3264">
            <text:p text:style-name="P3265"/>
          </table:table-cell>
          <table:table-cell table:style-name="TableCell3266">
            <text:p text:style-name="P3267"/>
          </table:table-cell>
          <table:table-cell table:style-name="TableCell3268">
            <text:p text:style-name="P3269"/>
          </table:table-cell>
        </table:table-row>
        <table:table-row table:style-name="TableRow3270">
          <table:table-cell table:style-name="TableCell3271">
            <text:p text:style-name="P3272"/>
          </table:table-cell>
          <table:table-cell table:style-name="TableCell3273">
            <text:p text:style-name="P3274"/>
          </table:table-cell>
          <table:table-cell table:style-name="TableCell3275">
            <text:p text:style-name="P3276"/>
          </table:table-cell>
        </table:table-row>
        <table:table-row table:style-name="TableRow3277">
          <table:table-cell table:style-name="TableCell3278">
            <text:p text:style-name="P3279"/>
          </table:table-cell>
          <table:table-cell table:style-name="TableCell3280">
            <text:p text:style-name="P3281"/>
          </table:table-cell>
          <table:table-cell table:style-name="TableCell3282">
            <text:p text:style-name="P3283"/>
          </table:table-cell>
        </table:table-row>
        <table:table-row table:style-name="TableRow3284">
          <table:table-cell table:style-name="TableCell3285">
            <text:p text:style-name="P3286">Risorse Fisiche</text:p>
          </table:table-cell>
          <table:table-cell table:style-name="TableCell3287">
            <text:p text:style-name="P3288"/>
          </table:table-cell>
          <table:table-cell table:style-name="TableCell3289">
            <text:p text:style-name="P3290"/>
          </table:table-cell>
        </table:table-row>
        <table:table-row table:style-name="TableRow3291">
          <table:table-cell table:style-name="TableCell3292">
            <text:p text:style-name="P3293">Coworking<text:s/></text:p>
          </table:table-cell>
          <table:table-cell table:style-name="TableCell3294">
            <text:p text:style-name="P3295"/>
          </table:table-cell>
          <table:table-cell table:style-name="TableCell3296">
            <text:p text:style-name="P3297">Affitto mensile 250 €</text:p>
          </table:table-cell>
        </table:table-row>
        <table:table-row table:style-name="TableRow3298">
          <table:table-cell table:style-name="TableCell3299">
            <text:p text:style-name="P3300"/>
          </table:table-cell>
          <table:table-cell table:style-name="TableCell3301">
            <text:p text:style-name="P3302"/>
          </table:table-cell>
          <table:table-cell table:style-name="TableCell3303">
            <text:p text:style-name="P3304"/>
          </table:table-cell>
        </table:table-row>
        <table:table-row table:style-name="TableRow3305">
          <table:table-cell table:style-name="TableCell3306">
            <text:p text:style-name="P3307"/>
          </table:table-cell>
          <table:table-cell table:style-name="TableCell3308">
            <text:p text:style-name="P3309"/>
          </table:table-cell>
          <table:table-cell table:style-name="TableCell3310">
            <text:p text:style-name="P3311"/>
          </table:table-cell>
        </table:table-row>
        <table:table-row table:style-name="TableRow3312">
          <table:table-cell table:style-name="TableCell3313">
            <text:p text:style-name="P3314"/>
          </table:table-cell>
          <table:table-cell table:style-name="TableCell3315">
            <text:p text:style-name="P3316"/>
          </table:table-cell>
          <table:table-cell table:style-name="TableCell3317">
            <text:p text:style-name="P3318"/>
          </table:table-cell>
        </table:table-row>
        <table:table-row table:style-name="TableRow3319">
          <table:table-cell table:style-name="TableCell3320" table:number-columns-spanned="2">
            <text:p text:style-name="P3321">Software Optitex</text:p>
            <text:p text:style-name="P3322">Hardware<text:s/></text:p>
          </table:table-cell>
          <table:covered-table-cell/>
          <table:table-cell table:style-name="TableCell3323">
            <text:p text:style-name="P3324"><text:span text:style-name="T3325">Licenza</text:span><text:span text:style-name="T3326"><text:s/></text:span><text:span text:style-name="T3327">annuale 1153 €</text:span></text:p>
            <text:p text:style-name="P3328">24.460 € per protitipo</text:p>
          </table:table-cell>
        </table:table-row>
        <table:table-row table:style-name="TableRow3329">
          <table:table-cell table:style-name="TableCell3330">
            <text:p text:style-name="P3331"/>
          </table:table-cell>
          <table:table-cell table:style-name="TableCell3332">
            <text:p text:style-name="P3333"/>
          </table:table-cell>
          <table:table-cell table:style-name="TableCell3334">
            <text:p text:style-name="P3335"/>
          </table:table-cell>
        </table:table-row>
        <table:table-row table:style-name="TableRow3336">
          <table:table-cell table:style-name="TableCell3337">
            <text:p text:style-name="P3338"/>
          </table:table-cell>
          <table:table-cell table:style-name="TableCell3339">
            <text:p text:style-name="P3340"/>
          </table:table-cell>
          <table:table-cell table:style-name="TableCell3341">
            <text:p text:style-name="P3342"/>
          </table:table-cell>
        </table:table-row>
        <table:table-row table:style-name="TableRow3343">
          <table:table-cell table:style-name="TableCell3344">
            <text:p text:style-name="P3345"/>
          </table:table-cell>
          <table:table-cell table:style-name="TableCell3346">
            <text:p text:style-name="P3347"/>
          </table:table-cell>
          <table:table-cell table:style-name="TableCell3348">
            <text:p text:style-name="P3349"/>
          </table:table-cell>
        </table:table-row>
        <table:table-row table:style-name="TableRow3350">
          <table:table-cell table:style-name="TableCell3351">
            <text:p text:style-name="P3352"/>
          </table:table-cell>
          <table:table-cell table:style-name="TableCell3353">
            <text:p text:style-name="P3354"/>
          </table:table-cell>
          <table:table-cell table:style-name="TableCell3355">
            <text:p text:style-name="P3356"/>
          </table:table-cell>
        </table:table-row>
        <table:table-row table:style-name="TableRow3357">
          <table:table-cell table:style-name="TableCell3358">
            <text:p text:style-name="P3359"/>
          </table:table-cell>
          <table:table-cell table:style-name="TableCell3360">
            <text:p text:style-name="P3361"/>
          </table:table-cell>
          <table:table-cell table:style-name="TableCell3362">
            <text:p text:style-name="P3363"/>
          </table:table-cell>
        </table:table-row>
        <table:table-row table:style-name="TableRow3364">
          <table:table-cell table:style-name="TableCell3365">
            <text:p text:style-name="P3366"/>
          </table:table-cell>
          <table:table-cell table:style-name="TableCell3367">
            <text:p text:style-name="P3368"/>
          </table:table-cell>
          <table:table-cell table:style-name="TableCell3369">
            <text:p text:style-name="P3370"/>
          </table:table-cell>
        </table:table-row>
        <table:table-row table:style-name="TableRow3371">
          <table:table-cell table:style-name="TableCell3372">
            <text:p text:style-name="P3373"/>
          </table:table-cell>
          <table:table-cell table:style-name="TableCell3374">
            <text:p text:style-name="P3375"/>
          </table:table-cell>
          <table:table-cell table:style-name="TableCell3376">
            <text:p text:style-name="P3377"/>
          </table:table-cell>
        </table:table-row>
        <table:table-row table:style-name="TableRow3378">
          <table:table-cell table:style-name="TableCell3379">
            <text:p text:style-name="P3380"/>
          </table:table-cell>
          <table:table-cell table:style-name="TableCell3381">
            <text:p text:style-name="P3382"/>
          </table:table-cell>
          <table:table-cell table:style-name="TableCell3383">
            <text:p text:style-name="P3384"/>
          </table:table-cell>
        </table:table-row>
        <table:table-row table:style-name="TableRow3385">
          <table:table-cell table:style-name="TableCell3386">
            <text:p text:style-name="P3387"/>
          </table:table-cell>
          <table:table-cell table:style-name="TableCell3388">
            <text:p text:style-name="P3389"/>
          </table:table-cell>
          <table:table-cell table:style-name="TableCell3390">
            <text:p text:style-name="P3391"/>
          </table:table-cell>
        </table:table-row>
        <table:table-row table:style-name="TableRow3392">
          <table:table-cell table:style-name="TableCell3393">
            <text:p text:style-name="P3394"/>
          </table:table-cell>
          <table:table-cell table:style-name="TableCell3395">
            <text:p text:style-name="P3396"/>
          </table:table-cell>
          <table:table-cell table:style-name="TableCell3397">
            <text:p text:style-name="P3398"/>
          </table:table-cell>
        </table:table-row>
        <table:table-row table:style-name="TableRow3399">
          <table:table-cell table:style-name="TableCell3400">
            <text:p text:style-name="P3401"/>
          </table:table-cell>
          <table:table-cell table:style-name="TableCell3402">
            <text:p text:style-name="P3403"/>
          </table:table-cell>
          <table:table-cell table:style-name="TableCell3404">
            <text:p text:style-name="P3405"/>
          </table:table-cell>
        </table:table-row>
        <table:table-row table:style-name="TableRow3406">
          <table:table-cell table:style-name="TableCell3407">
            <text:p text:style-name="P3408"/>
          </table:table-cell>
          <table:table-cell table:style-name="TableCell3409">
            <text:p text:style-name="P3410"/>
          </table:table-cell>
          <table:table-cell table:style-name="TableCell3411">
            <text:p text:style-name="P3412"/>
          </table:table-cell>
        </table:table-row>
        <table:table-row table:style-name="TableRow3413">
          <table:table-cell table:style-name="TableCell3414">
            <text:p text:style-name="P3415"/>
          </table:table-cell>
          <table:table-cell table:style-name="TableCell3416">
            <text:p text:style-name="P3417"/>
          </table:table-cell>
          <table:table-cell table:style-name="TableCell3418">
            <text:p text:style-name="P3419"/>
          </table:table-cell>
        </table:table-row>
        <table:table-row table:style-name="TableRow3420">
          <table:table-cell table:style-name="TableCell3421">
            <text:p text:style-name="P3422"/>
          </table:table-cell>
          <table:table-cell table:style-name="TableCell3423">
            <text:p text:style-name="P3424"/>
          </table:table-cell>
          <table:table-cell table:style-name="TableCell3425">
            <text:p text:style-name="P3426"/>
          </table:table-cell>
        </table:table-row>
        <table:table-row table:style-name="TableRow3427">
          <table:table-cell table:style-name="TableCell3428">
            <text:p text:style-name="P3429"/>
          </table:table-cell>
          <table:table-cell table:style-name="TableCell3430">
            <text:p text:style-name="P3431"/>
          </table:table-cell>
          <table:table-cell table:style-name="TableCell3432">
            <text:p text:style-name="P3433"/>
          </table:table-cell>
        </table:table-row>
        <table:table-row table:style-name="TableRow3434">
          <table:table-cell table:style-name="TableCell3435">
            <text:p text:style-name="P3436"/>
          </table:table-cell>
          <table:table-cell table:style-name="TableCell3437">
            <text:p text:style-name="P3438"/>
          </table:table-cell>
          <table:table-cell table:style-name="TableCell3439">
            <text:p text:style-name="P3440"/>
          </table:table-cell>
        </table:table-row>
        <table:table-row table:style-name="TableRow3441">
          <table:table-cell table:style-name="TableCell3442">
            <text:p text:style-name="P3443"/>
          </table:table-cell>
          <table:table-cell table:style-name="TableCell3444">
            <text:p text:style-name="P3445"/>
          </table:table-cell>
          <table:table-cell table:style-name="TableCell3446">
            <text:p text:style-name="P3447"/>
          </table:table-cell>
        </table:table-row>
        <table:table-row table:style-name="TableRow3448">
          <table:table-cell table:style-name="TableCell3449">
            <text:p text:style-name="P3450"/>
          </table:table-cell>
          <table:table-cell table:style-name="TableCell3451">
            <text:p text:style-name="P3452"/>
          </table:table-cell>
          <table:table-cell table:style-name="TableCell3453">
            <text:p text:style-name="P3454"/>
          </table:table-cell>
        </table:table-row>
        <table:table-row table:style-name="TableRow3455">
          <table:table-cell table:style-name="TableCell3456">
            <text:p text:style-name="P3457"/>
          </table:table-cell>
          <table:table-cell table:style-name="TableCell3458">
            <text:p text:style-name="P3459"/>
          </table:table-cell>
          <table:table-cell table:style-name="TableCell3460">
            <text:p text:style-name="P3461"/>
          </table:table-cell>
        </table:table-row>
        <table:table-row table:style-name="TableRow3462">
          <table:table-cell table:style-name="TableCell3463">
            <text:p text:style-name="P3464"/>
          </table:table-cell>
          <table:table-cell table:style-name="TableCell3465">
            <text:p text:style-name="P3466"/>
          </table:table-cell>
          <table:table-cell table:style-name="TableCell3467">
            <text:p text:style-name="P3468"/>
          </table:table-cell>
        </table:table-row>
        <table:table-row table:style-name="TableRow3469">
          <table:table-cell table:style-name="TableCell3470">
            <text:p text:style-name="P3471"/>
          </table:table-cell>
          <table:table-cell table:style-name="TableCell3472">
            <text:p text:style-name="P3473"/>
          </table:table-cell>
          <table:table-cell table:style-name="TableCell3474">
            <text:p text:style-name="P3475"/>
          </table:table-cell>
        </table:table-row>
        <table:table-row table:style-name="TableRow3476">
          <table:table-cell table:style-name="TableCell3477">
            <text:p text:style-name="P3478"/>
          </table:table-cell>
          <table:table-cell table:style-name="TableCell3479">
            <text:p text:style-name="P3480"/>
          </table:table-cell>
          <table:table-cell table:style-name="TableCell3481">
            <text:p text:style-name="P3482"/>
          </table:table-cell>
        </table:table-row>
        <table:table-row table:style-name="TableRow3483">
          <table:table-cell table:style-name="TableCell3484">
            <text:p text:style-name="P3485"/>
          </table:table-cell>
          <table:table-cell table:style-name="TableCell3486">
            <text:p text:style-name="P3487"/>
          </table:table-cell>
          <table:table-cell table:style-name="TableCell3488">
            <text:p text:style-name="P3489"/>
          </table:table-cell>
        </table:table-row>
        <table:table-row table:style-name="TableRow3490">
          <table:table-cell table:style-name="TableCell3491">
            <text:p text:style-name="P3492"/>
          </table:table-cell>
          <table:table-cell table:style-name="TableCell3493">
            <text:p text:style-name="P3494"/>
          </table:table-cell>
          <table:table-cell table:style-name="TableCell3495">
            <text:p text:style-name="P3496"/>
          </table:table-cell>
        </table:table-row>
        <table:table-row table:style-name="TableRow3497">
          <table:table-cell table:style-name="TableCell3498">
            <text:p text:style-name="P3499"/>
          </table:table-cell>
          <table:table-cell table:style-name="TableCell3500">
            <text:p text:style-name="P3501"/>
          </table:table-cell>
          <table:table-cell table:style-name="TableCell3502">
            <text:p text:style-name="P3503"/>
          </table:table-cell>
        </table:table-row>
        <table:table-row table:style-name="TableRow3504">
          <table:table-cell table:style-name="TableCell3505">
            <text:p text:style-name="P3506"/>
          </table:table-cell>
          <table:table-cell table:style-name="TableCell3507">
            <text:p text:style-name="P3508"/>
          </table:table-cell>
          <table:table-cell table:style-name="TableCell3509">
            <text:p text:style-name="P3510"/>
          </table:table-cell>
        </table:table-row>
        <table:table-row table:style-name="TableRow3511">
          <table:table-cell table:style-name="TableCell3512">
            <text:p text:style-name="P3513"/>
          </table:table-cell>
          <table:table-cell table:style-name="TableCell3514">
            <text:p text:style-name="P3515"/>
          </table:table-cell>
          <table:table-cell table:style-name="TableCell3516">
            <text:p text:style-name="P3517"/>
          </table:table-cell>
        </table:table-row>
        <table:table-row table:style-name="TableRow3518">
          <table:table-cell table:style-name="TableCell3519">
            <text:p text:style-name="P3520"/>
          </table:table-cell>
          <table:table-cell table:style-name="TableCell3521">
            <text:p text:style-name="P3522"/>
          </table:table-cell>
          <table:table-cell table:style-name="TableCell3523">
            <text:p text:style-name="P3524"/>
          </table:table-cell>
        </table:table-row>
        <table:table-row table:style-name="TableRow3525">
          <table:table-cell table:style-name="TableCell3526">
            <text:p text:style-name="P3527"/>
          </table:table-cell>
          <table:table-cell table:style-name="TableCell3528">
            <text:p text:style-name="P3529"/>
          </table:table-cell>
          <table:table-cell table:style-name="TableCell3530">
            <text:p text:style-name="P3531"/>
          </table:table-cell>
        </table:table-row>
        <table:table-row table:style-name="TableRow3532">
          <table:table-cell table:style-name="TableCell3533">
            <text:p text:style-name="P3534">Risorse intellettuali</text:p>
            <text:p text:style-name="P3535">Registrazione<text:s/>logo<text:s/><text:s text:c="4"/>200€</text:p>
            <text:p text:style-name="P3536">Sito web 30 €</text:p>
            <text:p text:style-name="P3537"/>
            <text:p text:style-name="P3538"/>
            <text:p text:style-name="P3539">Altri Costi Fissi</text:p>
          </table:table-cell>
          <table:table-cell table:style-name="TableCell3540">
            <text:p text:style-name="P3541"/>
          </table:table-cell>
          <table:table-cell table:style-name="TableCell3542">
            <text:p text:style-name="P3543"/>
          </table:table-cell>
        </table:table-row>
        <table:table-row table:style-name="TableRow3544">
          <table:table-cell table:style-name="TableCell3545">
            <text:p text:style-name="P3546">Burocrazia<text:s/>(notaio)</text:p>
          </table:table-cell>
          <table:table-cell table:style-name="TableCell3547">
            <text:p text:style-name="P3548"/>
          </table:table-cell>
          <table:table-cell table:style-name="TableCell3549">
            <text:p text:style-name="P3550">3.000 euro</text:p>
          </table:table-cell>
        </table:table-row>
        <table:table-row table:style-name="TableRow3551">
          <table:table-cell table:style-name="TableCell3552">
            <text:p text:style-name="P3553"/>
          </table:table-cell>
          <table:table-cell table:style-name="TableCell3554">
            <text:p text:style-name="P3555"/>
          </table:table-cell>
          <table:table-cell table:style-name="TableCell3556">
            <text:p text:style-name="P3557"/>
          </table:table-cell>
        </table:table-row>
        <table:table-row table:style-name="TableRow3558">
          <table:table-cell table:style-name="TableCell3559">
            <text:p text:style-name="P3560"/>
          </table:table-cell>
          <table:table-cell table:style-name="TableCell3561">
            <text:p text:style-name="P3562"/>
          </table:table-cell>
          <table:table-cell table:style-name="TableCell3563">
            <text:p text:style-name="P3564"/>
          </table:table-cell>
        </table:table-row>
        <table:table-row table:style-name="TableRow3565">
          <table:table-cell table:style-name="TableCell3566">
            <text:p text:style-name="P3567"/>
          </table:table-cell>
          <table:table-cell table:style-name="TableCell3568">
            <text:p text:style-name="P3569"/>
          </table:table-cell>
          <table:table-cell table:style-name="TableCell3570">
            <text:p text:style-name="P3571"/>
          </table:table-cell>
        </table:table-row>
        <table:table-row table:style-name="TableRow3572">
          <table:table-cell table:style-name="TableCell3573">
            <text:p text:style-name="P3574"/>
          </table:table-cell>
          <table:table-cell table:style-name="TableCell3575">
            <text:p text:style-name="P3576"/>
          </table:table-cell>
          <table:table-cell table:style-name="TableCell3577">
            <text:p text:style-name="P3578"/>
          </table:table-cell>
        </table:table-row>
        <table:table-row table:style-name="TableRow3579">
          <table:table-cell table:style-name="TableCell3580">
            <text:p text:style-name="P3581"/>
          </table:table-cell>
          <table:table-cell table:style-name="TableCell3582">
            <text:p text:style-name="P3583"/>
          </table:table-cell>
          <table:table-cell table:style-name="TableCell3584">
            <text:p text:style-name="P3585"/>
          </table:table-cell>
        </table:table-row>
        <table:table-row table:style-name="TableRow3586">
          <table:table-cell table:style-name="TableCell3587">
            <text:p text:style-name="P3588"/>
          </table:table-cell>
          <table:table-cell table:style-name="TableCell3589">
            <text:p text:style-name="P3590"/>
          </table:table-cell>
          <table:table-cell table:style-name="TableCell3591">
            <text:p text:style-name="P3592"/>
          </table:table-cell>
        </table:table-row>
        <table:table-row table:style-name="TableRow3593">
          <table:table-cell table:style-name="TableCell3594">
            <text:p text:style-name="P3595"/>
          </table:table-cell>
          <table:table-cell table:style-name="TableCell3596">
            <text:p text:style-name="P3597"/>
          </table:table-cell>
          <table:table-cell table:style-name="TableCell3598">
            <text:p text:style-name="P3599"/>
          </table:table-cell>
        </table:table-row>
        <table:table-row table:style-name="TableRow3600">
          <table:table-cell table:style-name="TableCell3601">
            <text:p text:style-name="P3602"/>
          </table:table-cell>
          <table:table-cell table:style-name="TableCell3603">
            <text:p text:style-name="P3604"/>
          </table:table-cell>
          <table:table-cell table:style-name="TableCell3605">
            <text:p text:style-name="P3606"/>
          </table:table-cell>
        </table:table-row>
        <table:table-row table:style-name="TableRow3607">
          <table:table-cell table:style-name="TableCell3608">
            <text:p text:style-name="P3609">Costi Variabili<text:s/>7383€ (vedi sotto)</text:p>
          </table:table-cell>
          <table:table-cell table:style-name="TableCell3610">
            <text:p text:style-name="P3611"/>
          </table:table-cell>
          <table:table-cell table:style-name="TableCell3612">
            <text:p text:style-name="P3613"/>
          </table:table-cell>
        </table:table-row>
        <table:table-row table:style-name="TableRow3614">
          <table:table-cell table:style-name="TableCell3615">
            <text:p text:style-name="P3616"/>
          </table:table-cell>
          <table:table-cell table:style-name="TableCell3617">
            <text:p text:style-name="P3618"/>
          </table:table-cell>
          <table:table-cell table:style-name="TableCell3619">
            <text:p text:style-name="P3620"/>
          </table:table-cell>
        </table:table-row>
        <table:table-row table:style-name="TableRow3621">
          <table:table-cell table:style-name="TableCell3622">
            <text:p text:style-name="P3623"/>
          </table:table-cell>
          <table:table-cell table:style-name="TableCell3624">
            <text:p text:style-name="P3625"/>
          </table:table-cell>
          <table:table-cell table:style-name="TableCell3626">
            <text:p text:style-name="P3627"/>
          </table:table-cell>
        </table:table-row>
        <table:table-row table:style-name="TableRow3628">
          <table:table-cell table:style-name="TableCell3629">
            <text:p text:style-name="P3630"/>
          </table:table-cell>
          <table:table-cell table:style-name="TableCell3631">
            <text:p text:style-name="P3632"/>
          </table:table-cell>
          <table:table-cell table:style-name="TableCell3633">
            <text:p text:style-name="P3634"/>
          </table:table-cell>
        </table:table-row>
        <table:table-row table:style-name="TableRow3635">
          <table:table-cell table:style-name="TableCell3636">
            <text:p text:style-name="P3637"/>
          </table:table-cell>
          <table:table-cell table:style-name="TableCell3638">
            <text:p text:style-name="P3639"/>
          </table:table-cell>
          <table:table-cell table:style-name="TableCell3640">
            <text:p text:style-name="P3641"/>
          </table:table-cell>
        </table:table-row>
      </table:table>
      <text:p text:style-name="P3642"><text:tab/><text:s/><text:span text:style-name="T3643">Costo per unità di<text:s/></text:span><text:span text:style-name="T3644">Prodotto</text:span><text:s text:c="2"/>36554€ <text:s/>(realizzazione 1 prototipo solo + vedi sotto)</text:p>
      <text:p text:style-name="Standard"/>
      <text:p text:style-name="Standard">NOTA Considerando svilupppo software 12 mesi, modellazione virtuale 6 mesi<text:s/></text:p>
      <text:p text:style-name="Standard">Coworking *12 mesi</text:p>
      <text:p text:style-name="P3645"/>
      <table:table table:style-name="Table3646">
        <table:table-columns>
          <table:table-column table:style-name="TableColumn3647"/>
          <table:table-column table:style-name="TableColumn3648"/>
          <table:table-column table:style-name="TableColumn3649"/>
        </table:table-columns>
        <table:table-row table:style-name="TableRow3650">
          <table:table-cell table:style-name="TableCell3651">
            <text:h text:style-name="P3652" text:outline-level="1">Costi ANNO 2</text:h>
          </table:table-cell>
          <table:table-cell table:style-name="TableCell3653">
            <text:p text:style-name="P3654"/>
          </table:table-cell>
          <table:table-cell table:style-name="TableCell3655">
            <text:p text:style-name="P3656"/>
          </table:table-cell>
        </table:table-row>
        <table:table-row table:style-name="TableRow3657">
          <table:table-cell table:style-name="TableCell3658">
            <text:p text:style-name="P3659"/>
          </table:table-cell>
          <table:table-cell table:style-name="TableCell3660">
            <text:p text:style-name="P3661"/>
          </table:table-cell>
          <table:table-cell table:style-name="TableCell3662">
            <text:p text:style-name="P3663"/>
          </table:table-cell>
        </table:table-row>
        <table:table-row table:style-name="TableRow3664">
          <table:table-cell table:style-name="TableCell3665">
            <text:p text:style-name="P3666">Risorse Umane</text:p>
          </table:table-cell>
          <table:table-cell table:style-name="TableCell3667">
            <text:p text:style-name="P3668"/>
          </table:table-cell>
          <table:table-cell table:style-name="TableCell3669">
            <text:p text:style-name="P3670"/>
          </table:table-cell>
        </table:table-row>
        <table:table-row table:style-name="TableRow3671">
          <table:table-cell table:style-name="TableCell3672">
            <text:p text:style-name="P3673"/>
          </table:table-cell>
          <table:table-cell table:style-name="TableCell3674">
            <text:p text:style-name="P3675"/>
          </table:table-cell>
          <table:table-cell table:style-name="TableCell3676">
            <text:p text:style-name="P3677"/>
          </table:table-cell>
        </table:table-row>
        <table:table-row table:style-name="TableRow3678">
          <table:table-cell table:style-name="TableCell3679">
            <text:p text:style-name="P3680">Fondatori</text:p>
          </table:table-cell>
          <table:table-cell table:style-name="TableCell3681">
            <text:p text:style-name="P3682"/>
          </table:table-cell>
          <table:table-cell table:style-name="TableCell3683">
            <text:p text:style-name="P3684"/>
          </table:table-cell>
        </table:table-row>
        <table:table-row table:style-name="TableRow3685">
          <table:table-cell table:style-name="TableCell3686">
            <text:p text:style-name="P3687">nome</text:p>
          </table:table-cell>
          <table:table-cell table:style-name="TableCell3688">
            <text:p text:style-name="P3689">Sviluppatori<text:s/>+ addetto assistenza + programmatore grafico (NOI)</text:p>
          </table:table-cell>
          <table:table-cell table:style-name="TableCell3690">
            <text:p text:style-name="P3691">stipendio lordo annuo<text:s/>tutti a 0</text:p>
          </table:table-cell>
        </table:table-row>
        <table:table-row table:style-name="TableRow3692">
          <table:table-cell table:style-name="TableCell3693">
            <text:p text:style-name="P3694"/>
          </table:table-cell>
          <table:table-cell table:style-name="TableCell3695">
            <text:p text:style-name="P3696"/>
          </table:table-cell>
          <table:table-cell table:style-name="TableCell3697">
            <text:p text:style-name="P3698"/>
          </table:table-cell>
        </table:table-row>
        <table:table-row table:style-name="TableRow3699">
          <table:table-cell table:style-name="TableCell3700">
            <text:p text:style-name="P3701"/>
          </table:table-cell>
          <table:table-cell table:style-name="TableCell3702">
            <text:p text:style-name="P3703"/>
          </table:table-cell>
          <table:table-cell table:style-name="TableCell3704">
            <text:p text:style-name="P3705"/>
          </table:table-cell>
        </table:table-row>
        <table:table-row table:style-name="TableRow3706">
          <table:table-cell table:style-name="TableCell3707">
            <text:p text:style-name="P3708"/>
          </table:table-cell>
          <table:table-cell table:style-name="TableCell3709">
            <text:p text:style-name="P3710"/>
          </table:table-cell>
          <table:table-cell table:style-name="TableCell3711">
            <text:p text:style-name="P3712"/>
          </table:table-cell>
        </table:table-row>
        <table:table-row table:style-name="TableRow3713">
          <table:table-cell table:style-name="TableCell3714">
            <text:p text:style-name="P3715"/>
          </table:table-cell>
          <table:table-cell table:style-name="TableCell3716">
            <text:p text:style-name="P3717"/>
          </table:table-cell>
          <table:table-cell table:style-name="TableCell3718">
            <text:p text:style-name="P3719"/>
          </table:table-cell>
        </table:table-row>
        <table:table-row table:style-name="TableRow3720">
          <table:table-cell table:style-name="TableCell3721">
            <text:p text:style-name="P3722"/>
          </table:table-cell>
          <table:table-cell table:style-name="TableCell3723">
            <text:p text:style-name="P3724"/>
          </table:table-cell>
          <table:table-cell table:style-name="TableCell3725">
            <text:p text:style-name="P3726"/>
          </table:table-cell>
        </table:table-row>
        <table:table-row table:style-name="TableRow3727">
          <table:table-cell table:style-name="TableCell3728">
            <text:p text:style-name="P3729"/>
          </table:table-cell>
          <table:table-cell table:style-name="TableCell3730">
            <text:p text:style-name="P3731"/>
          </table:table-cell>
          <table:table-cell table:style-name="TableCell3732">
            <text:p text:style-name="P3733"/>
          </table:table-cell>
        </table:table-row>
        <table:table-row table:style-name="TableRow3734">
          <table:table-cell table:style-name="TableCell3735">
            <text:p text:style-name="P3736">Staff</text:p>
          </table:table-cell>
          <table:table-cell table:style-name="TableCell3737">
            <text:p text:style-name="P3738"/>
          </table:table-cell>
          <table:table-cell table:style-name="TableCell3739">
            <text:p text:style-name="P3740"/>
          </table:table-cell>
        </table:table-row>
        <table:table-row table:style-name="TableRow3741">
          <table:table-cell table:style-name="TableCell3742">
            <text:p text:style-name="P3743">Numero<text:s/>1</text:p>
            <text:p text:style-name="P3744">Numero 1<text:s/></text:p>
          </table:table-cell>
          <table:table-cell table:style-name="TableCell3745">
            <text:p text:style-name="P3746">Addetto marketing</text:p>
            <text:p text:style-name="P3747">programmatore grafico</text:p>
          </table:table-cell>
          <table:table-cell table:style-name="TableCell3748">
            <text:p text:style-name="P3749">stipendio lordo<text:s/>mensile<text:s/>800 €</text:p>
            <text:p text:style-name="P3750">1.100<text:s/>€ mensile</text:p>
          </table:table-cell>
        </table:table-row>
        <table:table-row table:style-name="TableRow3751">
          <table:table-cell table:style-name="TableCell3752">
            <text:p text:style-name="P3753"/>
          </table:table-cell>
          <table:table-cell table:style-name="TableCell3754">
            <text:p text:style-name="P3755"/>
          </table:table-cell>
          <table:table-cell table:style-name="TableCell3756">
            <text:p text:style-name="P3757"/>
          </table:table-cell>
        </table:table-row>
        <table:table-row table:style-name="TableRow3758">
          <table:table-cell table:style-name="TableCell3759">
            <text:p text:style-name="P3760"/>
          </table:table-cell>
          <table:table-cell table:style-name="TableCell3761">
            <text:p text:style-name="P3762"/>
          </table:table-cell>
          <table:table-cell table:style-name="TableCell3763">
            <text:p text:style-name="P3764"/>
          </table:table-cell>
        </table:table-row>
        <table:table-row table:style-name="TableRow3765">
          <table:table-cell table:style-name="TableCell3766">
            <text:p text:style-name="P3767"/>
          </table:table-cell>
          <table:table-cell table:style-name="TableCell3768">
            <text:p text:style-name="P3769"/>
          </table:table-cell>
          <table:table-cell table:style-name="TableCell3770">
            <text:p text:style-name="P3771"/>
          </table:table-cell>
        </table:table-row>
        <table:table-row table:style-name="TableRow3772">
          <table:table-cell table:style-name="TableCell3773">
            <text:p text:style-name="P3774"/>
          </table:table-cell>
          <table:table-cell table:style-name="TableCell3775">
            <text:p text:style-name="P3776"/>
          </table:table-cell>
          <table:table-cell table:style-name="TableCell3777">
            <text:p text:style-name="P3778"/>
          </table:table-cell>
        </table:table-row>
        <table:table-row table:style-name="TableRow3779">
          <table:table-cell table:style-name="TableCell3780">
            <text:p text:style-name="P3781"/>
          </table:table-cell>
          <table:table-cell table:style-name="TableCell3782">
            <text:p text:style-name="P3783"/>
          </table:table-cell>
          <table:table-cell table:style-name="TableCell3784">
            <text:p text:style-name="P3785"/>
          </table:table-cell>
        </table:table-row>
        <table:table-row table:style-name="TableRow3786">
          <table:table-cell table:style-name="TableCell3787">
            <text:p text:style-name="P3788"/>
          </table:table-cell>
          <table:table-cell table:style-name="TableCell3789">
            <text:p text:style-name="P3790"/>
          </table:table-cell>
          <table:table-cell table:style-name="TableCell3791">
            <text:p text:style-name="P3792"/>
          </table:table-cell>
        </table:table-row>
        <table:table-row table:style-name="TableRow3793">
          <table:table-cell table:style-name="TableCell3794">
            <text:p text:style-name="P3795"/>
          </table:table-cell>
          <table:table-cell table:style-name="TableCell3796">
            <text:p text:style-name="P3797"/>
          </table:table-cell>
          <table:table-cell table:style-name="TableCell3798">
            <text:p text:style-name="P3799"/>
          </table:table-cell>
        </table:table-row>
        <table:table-row table:style-name="TableRow3800">
          <table:table-cell table:style-name="TableCell3801">
            <text:p text:style-name="P3802"/>
          </table:table-cell>
          <table:table-cell table:style-name="TableCell3803">
            <text:p text:style-name="P3804"/>
          </table:table-cell>
          <table:table-cell table:style-name="TableCell3805">
            <text:p text:style-name="P3806"/>
          </table:table-cell>
        </table:table-row>
        <table:table-row table:style-name="TableRow3807">
          <table:table-cell table:style-name="TableCell3808">
            <text:p text:style-name="P3809"/>
          </table:table-cell>
          <table:table-cell table:style-name="TableCell3810">
            <text:p text:style-name="P3811"/>
          </table:table-cell>
          <table:table-cell table:style-name="TableCell3812">
            <text:p text:style-name="P3813"/>
          </table:table-cell>
        </table:table-row>
        <table:table-row table:style-name="TableRow3814">
          <table:table-cell table:style-name="TableCell3815">
            <text:p text:style-name="P3816"/>
          </table:table-cell>
          <table:table-cell table:style-name="TableCell3817">
            <text:p text:style-name="P3818"/>
          </table:table-cell>
          <table:table-cell table:style-name="TableCell3819">
            <text:p text:style-name="P3820"/>
          </table:table-cell>
        </table:table-row>
        <table:table-row table:style-name="TableRow3821">
          <table:table-cell table:style-name="TableCell3822">
            <text:p text:style-name="P3823">Risorse Fisiche</text:p>
          </table:table-cell>
          <table:table-cell table:style-name="TableCell3824">
            <text:p text:style-name="P3825"/>
          </table:table-cell>
          <table:table-cell table:style-name="TableCell3826">
            <text:p text:style-name="P3827"/>
          </table:table-cell>
        </table:table-row>
        <table:table-row table:style-name="TableRow3828">
          <table:table-cell table:style-name="TableCell3829">
            <text:p text:style-name="P3830">Coworking</text:p>
          </table:table-cell>
          <table:table-cell table:style-name="TableCell3831">
            <text:p text:style-name="P3832"/>
          </table:table-cell>
          <table:table-cell table:style-name="TableCell3833">
            <text:p text:style-name="P3834">Costo Annuale/Fisso</text:p>
          </table:table-cell>
        </table:table-row>
        <table:table-row table:style-name="TableRow3835">
          <table:table-cell table:style-name="TableCell3836">
            <text:p text:style-name="P3837"/>
          </table:table-cell>
          <table:table-cell table:style-name="TableCell3838">
            <text:p text:style-name="P3839"/>
          </table:table-cell>
          <table:table-cell table:style-name="TableCell3840">
            <text:p text:style-name="P3841"/>
          </table:table-cell>
        </table:table-row>
        <table:table-row table:style-name="TableRow3842">
          <table:table-cell table:style-name="TableCell3843">
            <text:p text:style-name="P3844"/>
          </table:table-cell>
          <table:table-cell table:style-name="TableCell3845">
            <text:p text:style-name="P3846"/>
          </table:table-cell>
          <table:table-cell table:style-name="TableCell3847">
            <text:p text:style-name="P3848"/>
          </table:table-cell>
        </table:table-row>
        <table:table-row table:style-name="TableRow3849">
          <table:table-cell table:style-name="TableCell3850">
            <text:p text:style-name="P3851"/>
          </table:table-cell>
          <table:table-cell table:style-name="TableCell3852">
            <text:p text:style-name="P3853"/>
          </table:table-cell>
          <table:table-cell table:style-name="TableCell3854">
            <text:p text:style-name="P3855"/>
          </table:table-cell>
        </table:table-row>
        <table:table-row table:style-name="TableRow3856">
          <table:table-cell table:style-name="TableCell3857" table:number-columns-spanned="2">
            <text:p text:style-name="P3858">Licenza Optitex<text:s/></text:p>
            <text:p text:style-name="P3859">Hardware</text:p>
          </table:table-cell>
          <table:covered-table-cell/>
          <table:table-cell table:style-name="TableCell3860">
            <text:p text:style-name="P3861">Costo Annuale/Fisso</text:p>
            <text:p text:style-name="P3862">24.460 € a pezzo</text:p>
          </table:table-cell>
        </table:table-row>
        <table:table-row table:style-name="TableRow3863">
          <table:table-cell table:style-name="TableCell3864">
            <text:p text:style-name="P3865"/>
          </table:table-cell>
          <table:table-cell table:style-name="TableCell3866">
            <text:p text:style-name="P3867"/>
          </table:table-cell>
          <table:table-cell table:style-name="TableCell3868">
            <text:p text:style-name="P3869"/>
          </table:table-cell>
        </table:table-row>
        <table:table-row table:style-name="TableRow3870">
          <table:table-cell table:style-name="TableCell3871">
            <text:p text:style-name="P3872"/>
          </table:table-cell>
          <table:table-cell table:style-name="TableCell3873">
            <text:p text:style-name="P3874"/>
          </table:table-cell>
          <table:table-cell table:style-name="TableCell3875">
            <text:p text:style-name="P3876"/>
          </table:table-cell>
        </table:table-row>
        <table:table-row table:style-name="TableRow3877">
          <table:table-cell table:style-name="TableCell3878">
            <text:p text:style-name="P3879"/>
          </table:table-cell>
          <table:table-cell table:style-name="TableCell3880">
            <text:p text:style-name="P3881"/>
          </table:table-cell>
          <table:table-cell table:style-name="TableCell3882">
            <text:p text:style-name="P3883"/>
          </table:table-cell>
        </table:table-row>
        <table:table-row table:style-name="TableRow3884">
          <table:table-cell table:style-name="TableCell3885">
            <text:p text:style-name="P3886"/>
          </table:table-cell>
          <table:table-cell table:style-name="TableCell3887">
            <text:p text:style-name="P3888"/>
          </table:table-cell>
          <table:table-cell table:style-name="TableCell3889">
            <text:p text:style-name="P3890"/>
          </table:table-cell>
        </table:table-row>
        <table:table-row table:style-name="TableRow3891">
          <table:table-cell table:style-name="TableCell3892">
            <text:p text:style-name="P3893"/>
          </table:table-cell>
          <table:table-cell table:style-name="TableCell3894">
            <text:p text:style-name="P3895"/>
          </table:table-cell>
          <table:table-cell table:style-name="TableCell3896">
            <text:p text:style-name="P3897"/>
          </table:table-cell>
        </table:table-row>
        <table:table-row table:style-name="TableRow3898">
          <table:table-cell table:style-name="TableCell3899">
            <text:p text:style-name="P3900"/>
          </table:table-cell>
          <table:table-cell table:style-name="TableCell3901">
            <text:p text:style-name="P3902"/>
          </table:table-cell>
          <table:table-cell table:style-name="TableCell3903">
            <text:p text:style-name="P3904"/>
          </table:table-cell>
        </table:table-row>
        <table:table-row table:style-name="TableRow3905">
          <table:table-cell table:style-name="TableCell3906">
            <text:p text:style-name="P3907"/>
          </table:table-cell>
          <table:table-cell table:style-name="TableCell3908">
            <text:p text:style-name="P3909"/>
          </table:table-cell>
          <table:table-cell table:style-name="TableCell3910">
            <text:p text:style-name="P3911"/>
          </table:table-cell>
        </table:table-row>
        <table:table-row table:style-name="TableRow3912">
          <table:table-cell table:style-name="TableCell3913">
            <text:p text:style-name="P3914"/>
          </table:table-cell>
          <table:table-cell table:style-name="TableCell3915">
            <text:p text:style-name="P3916"/>
          </table:table-cell>
          <table:table-cell table:style-name="TableCell3917">
            <text:p text:style-name="P3918"/>
          </table:table-cell>
        </table:table-row>
        <table:table-row table:style-name="TableRow3919">
          <table:table-cell table:style-name="TableCell3920">
            <text:p text:style-name="P3921"/>
          </table:table-cell>
          <table:table-cell table:style-name="TableCell3922">
            <text:p text:style-name="P3923"/>
          </table:table-cell>
          <table:table-cell table:style-name="TableCell3924">
            <text:p text:style-name="P3925"/>
          </table:table-cell>
        </table:table-row>
        <table:table-row table:style-name="TableRow3926">
          <table:table-cell table:style-name="TableCell3927">
            <text:p text:style-name="P3928"/>
          </table:table-cell>
          <table:table-cell table:style-name="TableCell3929">
            <text:p text:style-name="P3930"/>
          </table:table-cell>
          <table:table-cell table:style-name="TableCell3931">
            <text:p text:style-name="P3932"/>
          </table:table-cell>
        </table:table-row>
        <table:table-row table:style-name="TableRow3933">
          <table:table-cell table:style-name="TableCell3934">
            <text:p text:style-name="P3935"/>
          </table:table-cell>
          <table:table-cell table:style-name="TableCell3936">
            <text:p text:style-name="P3937"/>
          </table:table-cell>
          <table:table-cell table:style-name="TableCell3938">
            <text:p text:style-name="P3939"/>
          </table:table-cell>
        </table:table-row>
        <table:table-row table:style-name="TableRow3940">
          <table:table-cell table:style-name="TableCell3941">
            <text:p text:style-name="P3942"/>
          </table:table-cell>
          <table:table-cell table:style-name="TableCell3943">
            <text:p text:style-name="P3944"/>
          </table:table-cell>
          <table:table-cell table:style-name="TableCell3945">
            <text:p text:style-name="P3946"/>
          </table:table-cell>
        </table:table-row>
        <table:table-row table:style-name="TableRow3947">
          <table:table-cell table:style-name="TableCell3948">
            <text:p text:style-name="P3949"/>
          </table:table-cell>
          <table:table-cell table:style-name="TableCell3950">
            <text:p text:style-name="P3951"/>
          </table:table-cell>
          <table:table-cell table:style-name="TableCell3952">
            <text:p text:style-name="P3953"/>
          </table:table-cell>
        </table:table-row>
        <table:table-row table:style-name="TableRow3954">
          <table:table-cell table:style-name="TableCell3955">
            <text:p text:style-name="P3956"/>
          </table:table-cell>
          <table:table-cell table:style-name="TableCell3957">
            <text:p text:style-name="P3958"/>
          </table:table-cell>
          <table:table-cell table:style-name="TableCell3959">
            <text:p text:style-name="P3960"/>
          </table:table-cell>
        </table:table-row>
        <table:table-row table:style-name="TableRow3961">
          <table:table-cell table:style-name="TableCell3962">
            <text:p text:style-name="P3963"/>
          </table:table-cell>
          <table:table-cell table:style-name="TableCell3964">
            <text:p text:style-name="P3965"/>
          </table:table-cell>
          <table:table-cell table:style-name="TableCell3966">
            <text:p text:style-name="P3967"/>
          </table:table-cell>
        </table:table-row>
        <table:table-row table:style-name="TableRow3968">
          <table:table-cell table:style-name="TableCell3969">
            <text:p text:style-name="P3970"/>
          </table:table-cell>
          <table:table-cell table:style-name="TableCell3971">
            <text:p text:style-name="P3972"/>
          </table:table-cell>
          <table:table-cell table:style-name="TableCell3973">
            <text:p text:style-name="P3974"/>
          </table:table-cell>
        </table:table-row>
        <table:table-row table:style-name="TableRow3975">
          <table:table-cell table:style-name="TableCell3976">
            <text:p text:style-name="P3977"/>
          </table:table-cell>
          <table:table-cell table:style-name="TableCell3978">
            <text:p text:style-name="P3979"/>
          </table:table-cell>
          <table:table-cell table:style-name="TableCell3980">
            <text:p text:style-name="P3981"/>
          </table:table-cell>
        </table:table-row>
        <table:table-row table:style-name="TableRow3982">
          <table:table-cell table:style-name="TableCell3983">
            <text:p text:style-name="P3984"/>
          </table:table-cell>
          <table:table-cell table:style-name="TableCell3985">
            <text:p text:style-name="P3986"/>
          </table:table-cell>
          <table:table-cell table:style-name="TableCell3987">
            <text:p text:style-name="P3988"/>
          </table:table-cell>
        </table:table-row>
        <table:table-row table:style-name="TableRow3989">
          <table:table-cell table:style-name="TableCell3990">
            <text:p text:style-name="P3991"/>
          </table:table-cell>
          <table:table-cell table:style-name="TableCell3992">
            <text:p text:style-name="P3993"/>
          </table:table-cell>
          <table:table-cell table:style-name="TableCell3994">
            <text:p text:style-name="P3995"/>
          </table:table-cell>
        </table:table-row>
        <table:table-row table:style-name="TableRow3996">
          <table:table-cell table:style-name="TableCell3997">
            <text:p text:style-name="P3998"/>
          </table:table-cell>
          <table:table-cell table:style-name="TableCell3999">
            <text:p text:style-name="P4000"/>
          </table:table-cell>
          <table:table-cell table:style-name="TableCell4001">
            <text:p text:style-name="P4002"/>
          </table:table-cell>
        </table:table-row>
        <table:table-row table:style-name="TableRow4003">
          <table:table-cell table:style-name="TableCell4004">
            <text:p text:style-name="P4005"/>
          </table:table-cell>
          <table:table-cell table:style-name="TableCell4006">
            <text:p text:style-name="P4007"/>
          </table:table-cell>
          <table:table-cell table:style-name="TableCell4008">
            <text:p text:style-name="P4009"/>
          </table:table-cell>
        </table:table-row>
        <table:table-row table:style-name="TableRow4010">
          <table:table-cell table:style-name="TableCell4011">
            <text:p text:style-name="P4012"/>
          </table:table-cell>
          <table:table-cell table:style-name="TableCell4013">
            <text:p text:style-name="P4014"/>
          </table:table-cell>
          <table:table-cell table:style-name="TableCell4015">
            <text:p text:style-name="P4016"/>
          </table:table-cell>
        </table:table-row>
        <table:table-row table:style-name="TableRow4017">
          <table:table-cell table:style-name="TableCell4018">
            <text:p text:style-name="P4019"/>
          </table:table-cell>
          <table:table-cell table:style-name="TableCell4020">
            <text:p text:style-name="P4021"/>
          </table:table-cell>
          <table:table-cell table:style-name="TableCell4022">
            <text:p text:style-name="P4023"/>
          </table:table-cell>
        </table:table-row>
        <table:table-row table:style-name="TableRow4024">
          <table:table-cell table:style-name="TableCell4025">
            <text:p text:style-name="P4026"/>
          </table:table-cell>
          <table:table-cell table:style-name="TableCell4027">
            <text:p text:style-name="P4028"/>
          </table:table-cell>
          <table:table-cell table:style-name="TableCell4029">
            <text:p text:style-name="P4030"/>
          </table:table-cell>
        </table:table-row>
        <table:table-row table:style-name="TableRow4031">
          <table:table-cell table:style-name="TableCell4032">
            <text:p text:style-name="P4033"/>
          </table:table-cell>
          <table:table-cell table:style-name="TableCell4034">
            <text:p text:style-name="P4035"/>
          </table:table-cell>
          <table:table-cell table:style-name="TableCell4036">
            <text:p text:style-name="P4037"/>
          </table:table-cell>
        </table:table-row>
        <table:table-row table:style-name="TableRow4038">
          <table:table-cell table:style-name="TableCell4039">
            <text:p text:style-name="P4040"/>
          </table:table-cell>
          <table:table-cell table:style-name="TableCell4041">
            <text:p text:style-name="P4042"/>
          </table:table-cell>
          <table:table-cell table:style-name="TableCell4043">
            <text:p text:style-name="P4044"/>
          </table:table-cell>
        </table:table-row>
        <table:table-row table:style-name="TableRow4045">
          <table:table-cell table:style-name="TableCell4046">
            <text:p text:style-name="P4047"/>
          </table:table-cell>
          <table:table-cell table:style-name="TableCell4048">
            <text:p text:style-name="P4049"/>
          </table:table-cell>
          <table:table-cell table:style-name="TableCell4050">
            <text:p text:style-name="P4051"/>
          </table:table-cell>
        </table:table-row>
        <table:table-row table:style-name="TableRow4052">
          <table:table-cell table:style-name="TableCell4053">
            <text:p text:style-name="P4054"/>
          </table:table-cell>
          <table:table-cell table:style-name="TableCell4055">
            <text:p text:style-name="P4056"/>
          </table:table-cell>
          <table:table-cell table:style-name="TableCell4057">
            <text:p text:style-name="P4058"/>
          </table:table-cell>
        </table:table-row>
        <table:table-row table:style-name="TableRow4059">
          <table:table-cell table:style-name="TableCell4060">
            <text:p text:style-name="P4061"/>
          </table:table-cell>
          <table:table-cell table:style-name="TableCell4062">
            <text:p text:style-name="P4063"/>
          </table:table-cell>
          <table:table-cell table:style-name="TableCell4064">
            <text:p text:style-name="P4065"/>
          </table:table-cell>
        </table:table-row>
        <table:table-row table:style-name="TableRow4066">
          <table:table-cell table:style-name="TableCell4067">
            <text:p text:style-name="P4068">Risorse intellettuali</text:p>
            <text:p text:style-name="P4069">Sito web 30 €</text:p>
            <text:p text:style-name="P4070"/>
            <text:p text:style-name="P4071"/>
            <text:p text:style-name="P4072">Altri Costi Fissi</text:p>
          </table:table-cell>
          <table:table-cell table:style-name="TableCell4073">
            <text:p text:style-name="P4074"/>
          </table:table-cell>
          <table:table-cell table:style-name="TableCell4075">
            <text:p text:style-name="P4076"/>
          </table:table-cell>
        </table:table-row>
        <table:table-row table:style-name="TableRow4077">
          <table:table-cell table:style-name="TableCell4078">
            <text:p text:style-name="P4079">Burocrazia</text:p>
            <text:p text:style-name="P4080"/>
          </table:table-cell>
          <table:table-cell table:style-name="TableCell4081">
            <text:p text:style-name="P4082"/>
          </table:table-cell>
          <table:table-cell table:style-name="TableCell4083">
            <text:p text:style-name="P4084">1.500€<text:s/></text:p>
          </table:table-cell>
        </table:table-row>
        <table:table-row table:style-name="TableRow4085">
          <table:table-cell table:style-name="TableCell4086">
            <text:p text:style-name="P4087"/>
          </table:table-cell>
          <table:table-cell table:style-name="TableCell4088">
            <text:p text:style-name="P4089"/>
          </table:table-cell>
          <table:table-cell table:style-name="TableCell4090">
            <text:p text:style-name="P4091"/>
          </table:table-cell>
        </table:table-row>
        <table:table-row table:style-name="TableRow4092">
          <table:table-cell table:style-name="TableCell4093">
            <text:p text:style-name="P4094"/>
          </table:table-cell>
          <table:table-cell table:style-name="TableCell4095">
            <text:p text:style-name="P4096"/>
          </table:table-cell>
          <table:table-cell table:style-name="TableCell4097">
            <text:p text:style-name="P4098"/>
          </table:table-cell>
        </table:table-row>
        <table:table-row table:style-name="TableRow4099">
          <table:table-cell table:style-name="TableCell4100">
            <text:p text:style-name="P4101"/>
          </table:table-cell>
          <table:table-cell table:style-name="TableCell4102">
            <text:p text:style-name="P4103"/>
          </table:table-cell>
          <table:table-cell table:style-name="TableCell4104">
            <text:p text:style-name="P4105"/>
          </table:table-cell>
        </table:table-row>
        <table:table-row table:style-name="TableRow4106">
          <table:table-cell table:style-name="TableCell4107">
            <text:p text:style-name="P4108"/>
          </table:table-cell>
          <table:table-cell table:style-name="TableCell4109">
            <text:p text:style-name="P4110"/>
          </table:table-cell>
          <table:table-cell table:style-name="TableCell4111">
            <text:p text:style-name="P4112"/>
          </table:table-cell>
        </table:table-row>
        <table:table-row table:style-name="TableRow4113">
          <table:table-cell table:style-name="TableCell4114">
            <text:p text:style-name="P4115"/>
          </table:table-cell>
          <table:table-cell table:style-name="TableCell4116">
            <text:p text:style-name="P4117"/>
          </table:table-cell>
          <table:table-cell table:style-name="TableCell4118">
            <text:p text:style-name="P4119"/>
          </table:table-cell>
        </table:table-row>
        <table:table-row table:style-name="TableRow4120">
          <table:table-cell table:style-name="TableCell4121">
            <text:p text:style-name="P4122"/>
          </table:table-cell>
          <table:table-cell table:style-name="TableCell4123">
            <text:p text:style-name="P4124"/>
          </table:table-cell>
          <table:table-cell table:style-name="TableCell4125">
            <text:p text:style-name="P4126"/>
          </table:table-cell>
        </table:table-row>
        <table:table-row table:style-name="TableRow4127">
          <table:table-cell table:style-name="TableCell4128">
            <text:p text:style-name="P4129"/>
          </table:table-cell>
          <table:table-cell table:style-name="TableCell4130">
            <text:p text:style-name="P4131"/>
          </table:table-cell>
          <table:table-cell table:style-name="TableCell4132">
            <text:p text:style-name="P4133"/>
          </table:table-cell>
        </table:table-row>
        <table:table-row table:style-name="TableRow4134">
          <table:table-cell table:style-name="TableCell4135">
            <text:p text:style-name="P4136"/>
          </table:table-cell>
          <table:table-cell table:style-name="TableCell4137">
            <text:p text:style-name="P4138"/>
          </table:table-cell>
          <table:table-cell table:style-name="TableCell4139">
            <text:p text:style-name="P4140"/>
          </table:table-cell>
        </table:table-row>
        <table:table-row table:style-name="TableRow4141">
          <table:table-cell table:style-name="TableCell4142">
            <text:p text:style-name="P4143">Costi Variabili</text:p>
          </table:table-cell>
          <table:table-cell table:style-name="TableCell4144">
            <text:p text:style-name="P4145"/>
          </table:table-cell>
          <table:table-cell table:style-name="TableCell4146">
            <text:p text:style-name="P4147"/>
          </table:table-cell>
        </table:table-row>
        <table:table-row table:style-name="TableRow4148">
          <table:table-cell table:style-name="TableCell4149">
            <text:p text:style-name="P4150">5683 (pagamento affitto licenza burocrazia fatta 1 volta)</text:p>
          </table:table-cell>
          <table:table-cell table:style-name="TableCell4151">
            <text:p text:style-name="P4152"/>
          </table:table-cell>
          <table:table-cell table:style-name="TableCell4153">
            <text:p text:style-name="P4154">Costo per unità di Prodotto<text:s/>26360 (pagamento hardware + lavoro nostro per ogni prodotto final realiazzato)</text:p>
          </table:table-cell>
        </table:table-row>
        <table:table-row table:style-name="TableRow4155">
          <table:table-cell table:style-name="TableCell4156">
            <text:p text:style-name="P4157"/>
          </table:table-cell>
          <table:table-cell table:style-name="TableCell4158">
            <text:p text:style-name="P4159"/>
          </table:table-cell>
          <table:table-cell table:style-name="TableCell4160">
            <text:p text:style-name="P4161"/>
          </table:table-cell>
        </table:table-row>
        <table:table-row table:style-name="TableRow4162">
          <table:table-cell table:style-name="TableCell4163">
            <text:p text:style-name="P4164"/>
          </table:table-cell>
          <table:table-cell table:style-name="TableCell4165">
            <text:p text:style-name="P4166"/>
          </table:table-cell>
          <table:table-cell table:style-name="TableCell4167">
            <text:p text:style-name="P4168"/>
          </table:table-cell>
        </table:table-row>
        <table:table-row table:style-name="TableRow4169">
          <table:table-cell table:style-name="TableCell4170">
            <text:p text:style-name="P4171"/>
          </table:table-cell>
          <table:table-cell table:style-name="TableCell4172">
            <text:p text:style-name="P4173"/>
          </table:table-cell>
          <table:table-cell table:style-name="TableCell4174">
            <text:p text:style-name="P4175"/>
          </table:table-cell>
        </table:table-row>
        <table:table-row table:style-name="TableRow4176">
          <table:table-cell table:style-name="TableCell4177">
            <text:p text:style-name="P4178"/>
          </table:table-cell>
          <table:table-cell table:style-name="TableCell4179">
            <text:p text:style-name="P4180"/>
          </table:table-cell>
          <table:table-cell table:style-name="TableCell4181">
            <text:p text:style-name="P4182"/>
          </table:table-cell>
        </table:table-row>
      </table:table>
      <text:p text:style-name="Standard"/>
      <text:p text:style-name="P4183"/>
      <table:table table:style-name="Table4184">
        <table:table-columns>
          <table:table-column table:style-name="TableColumn4185"/>
          <table:table-column table:style-name="TableColumn4186"/>
          <table:table-column table:style-name="TableColumn4187"/>
        </table:table-columns>
        <table:table-row table:style-name="TableRow4188">
          <table:table-cell table:style-name="TableCell4189">
            <text:h text:style-name="P4190" text:outline-level="1">Costi ANNO 3<text:s/>(copia da sopra)</text:h>
          </table:table-cell>
          <table:table-cell table:style-name="TableCell4191">
            <text:p text:style-name="P4192"/>
          </table:table-cell>
          <table:table-cell table:style-name="TableCell4193">
            <text:p text:style-name="P4194"/>
          </table:table-cell>
        </table:table-row>
        <table:table-row table:style-name="TableRow4195">
          <table:table-cell table:style-name="TableCell4196">
            <text:p text:style-name="P4197"/>
          </table:table-cell>
          <table:table-cell table:style-name="TableCell4198">
            <text:p text:style-name="P4199"/>
          </table:table-cell>
          <table:table-cell table:style-name="TableCell4200">
            <text:p text:style-name="P4201"/>
          </table:table-cell>
        </table:table-row>
        <table:table-row table:style-name="TableRow4202">
          <table:table-cell table:style-name="TableCell4203">
            <text:p text:style-name="P4204">Risorse Umane</text:p>
          </table:table-cell>
          <table:table-cell table:style-name="TableCell4205">
            <text:p text:style-name="P4206"/>
          </table:table-cell>
          <table:table-cell table:style-name="TableCell4207">
            <text:p text:style-name="P4208"/>
          </table:table-cell>
        </table:table-row>
        <table:table-row table:style-name="TableRow4209">
          <table:table-cell table:style-name="TableCell4210">
            <text:p text:style-name="P4211"/>
          </table:table-cell>
          <table:table-cell table:style-name="TableCell4212">
            <text:p text:style-name="P4213"/>
          </table:table-cell>
          <table:table-cell table:style-name="TableCell4214">
            <text:p text:style-name="P4215"/>
          </table:table-cell>
        </table:table-row>
        <table:table-row table:style-name="TableRow4216">
          <table:table-cell table:style-name="TableCell4217">
            <text:p text:style-name="P4218">Fondatori</text:p>
          </table:table-cell>
          <table:table-cell table:style-name="TableCell4219">
            <text:p text:style-name="P4220"/>
          </table:table-cell>
          <table:table-cell table:style-name="TableCell4221">
            <text:p text:style-name="P4222"/>
          </table:table-cell>
        </table:table-row>
        <table:table-row table:style-name="TableRow4223">
          <table:table-cell table:style-name="TableCell4224">
            <text:p text:style-name="P4225">nome</text:p>
          </table:table-cell>
          <table:table-cell table:style-name="TableCell4226">
            <text:p text:style-name="P4227">ruolo</text:p>
          </table:table-cell>
          <table:table-cell table:style-name="TableCell4228">
            <text:p text:style-name="P4229">stipendio lordo annuo</text:p>
          </table:table-cell>
        </table:table-row>
        <table:table-row table:style-name="TableRow4230">
          <table:table-cell table:style-name="TableCell4231">
            <text:p text:style-name="P4232"/>
          </table:table-cell>
          <table:table-cell table:style-name="TableCell4233">
            <text:p text:style-name="P4234"/>
          </table:table-cell>
          <table:table-cell table:style-name="TableCell4235">
            <text:p text:style-name="P4236"/>
          </table:table-cell>
        </table:table-row>
        <table:table-row table:style-name="TableRow4237">
          <table:table-cell table:style-name="TableCell4238">
            <text:p text:style-name="P4239"/>
          </table:table-cell>
          <table:table-cell table:style-name="TableCell4240">
            <text:p text:style-name="P4241"/>
          </table:table-cell>
          <table:table-cell table:style-name="TableCell4242">
            <text:p text:style-name="P4243"/>
          </table:table-cell>
        </table:table-row>
        <table:table-row table:style-name="TableRow4244">
          <table:table-cell table:style-name="TableCell4245">
            <text:p text:style-name="P4246"/>
          </table:table-cell>
          <table:table-cell table:style-name="TableCell4247">
            <text:p text:style-name="P4248"/>
          </table:table-cell>
          <table:table-cell table:style-name="TableCell4249">
            <text:p text:style-name="P4250"/>
          </table:table-cell>
        </table:table-row>
        <table:table-row table:style-name="TableRow4251">
          <table:table-cell table:style-name="TableCell4252">
            <text:p text:style-name="P4253"/>
          </table:table-cell>
          <table:table-cell table:style-name="TableCell4254">
            <text:p text:style-name="P4255"/>
          </table:table-cell>
          <table:table-cell table:style-name="TableCell4256">
            <text:p text:style-name="P4257"/>
          </table:table-cell>
        </table:table-row>
        <table:table-row table:style-name="TableRow4258">
          <table:table-cell table:style-name="TableCell4259">
            <text:p text:style-name="P4260"/>
          </table:table-cell>
          <table:table-cell table:style-name="TableCell4261">
            <text:p text:style-name="P4262"/>
          </table:table-cell>
          <table:table-cell table:style-name="TableCell4263">
            <text:p text:style-name="P4264"/>
          </table:table-cell>
        </table:table-row>
        <table:table-row table:style-name="TableRow4265">
          <table:table-cell table:style-name="TableCell4266">
            <text:p text:style-name="P4267"/>
          </table:table-cell>
          <table:table-cell table:style-name="TableCell4268">
            <text:p text:style-name="P4269"/>
          </table:table-cell>
          <table:table-cell table:style-name="TableCell4270">
            <text:p text:style-name="P4271"/>
          </table:table-cell>
        </table:table-row>
        <table:table-row table:style-name="TableRow4272">
          <table:table-cell table:style-name="TableCell4273">
            <text:p text:style-name="P4274">Staff</text:p>
          </table:table-cell>
          <table:table-cell table:style-name="TableCell4275">
            <text:p text:style-name="P4276"/>
          </table:table-cell>
          <table:table-cell table:style-name="TableCell4277">
            <text:p text:style-name="P4278"/>
          </table:table-cell>
        </table:table-row>
        <table:table-row table:style-name="TableRow4279">
          <table:table-cell table:style-name="TableCell4280">
            <text:p text:style-name="P4281">numero</text:p>
          </table:table-cell>
          <table:table-cell table:style-name="TableCell4282">
            <text:p text:style-name="P4283">ruolo</text:p>
          </table:table-cell>
          <table:table-cell table:style-name="TableCell4284">
            <text:p text:style-name="P4285">stipendio lordo annuo</text:p>
          </table:table-cell>
        </table:table-row>
        <table:table-row table:style-name="TableRow4286">
          <table:table-cell table:style-name="TableCell4287">
            <text:p text:style-name="P4288"/>
          </table:table-cell>
          <table:table-cell table:style-name="TableCell4289">
            <text:p text:style-name="P4290"/>
          </table:table-cell>
          <table:table-cell table:style-name="TableCell4291">
            <text:p text:style-name="P4292"/>
          </table:table-cell>
        </table:table-row>
        <table:table-row table:style-name="TableRow4293">
          <table:table-cell table:style-name="TableCell4294">
            <text:p text:style-name="P4295"/>
          </table:table-cell>
          <table:table-cell table:style-name="TableCell4296">
            <text:p text:style-name="P4297"/>
          </table:table-cell>
          <table:table-cell table:style-name="TableCell4298">
            <text:p text:style-name="P4299"/>
          </table:table-cell>
        </table:table-row>
        <table:table-row table:style-name="TableRow4300">
          <table:table-cell table:style-name="TableCell4301">
            <text:p text:style-name="P4302"/>
          </table:table-cell>
          <table:table-cell table:style-name="TableCell4303">
            <text:p text:style-name="P4304"/>
          </table:table-cell>
          <table:table-cell table:style-name="TableCell4305">
            <text:p text:style-name="P4306"/>
          </table:table-cell>
        </table:table-row>
        <table:table-row table:style-name="TableRow4307">
          <table:table-cell table:style-name="TableCell4308">
            <text:p text:style-name="P4309"/>
          </table:table-cell>
          <table:table-cell table:style-name="TableCell4310">
            <text:p text:style-name="P4311"/>
          </table:table-cell>
          <table:table-cell table:style-name="TableCell4312">
            <text:p text:style-name="P4313"/>
          </table:table-cell>
        </table:table-row>
        <table:table-row table:style-name="TableRow4314">
          <table:table-cell table:style-name="TableCell4315">
            <text:p text:style-name="P4316"/>
          </table:table-cell>
          <table:table-cell table:style-name="TableCell4317">
            <text:p text:style-name="P4318"/>
          </table:table-cell>
          <table:table-cell table:style-name="TableCell4319">
            <text:p text:style-name="P4320"/>
          </table:table-cell>
        </table:table-row>
        <table:table-row table:style-name="TableRow4321">
          <table:table-cell table:style-name="TableCell4322">
            <text:p text:style-name="P4323"/>
          </table:table-cell>
          <table:table-cell table:style-name="TableCell4324">
            <text:p text:style-name="P4325"/>
          </table:table-cell>
          <table:table-cell table:style-name="TableCell4326">
            <text:p text:style-name="P4327"/>
          </table:table-cell>
        </table:table-row>
        <table:table-row table:style-name="TableRow4328">
          <table:table-cell table:style-name="TableCell4329">
            <text:p text:style-name="P4330"/>
          </table:table-cell>
          <table:table-cell table:style-name="TableCell4331">
            <text:p text:style-name="P4332"/>
          </table:table-cell>
          <table:table-cell table:style-name="TableCell4333">
            <text:p text:style-name="P4334"/>
          </table:table-cell>
        </table:table-row>
        <table:table-row table:style-name="TableRow4335">
          <table:table-cell table:style-name="TableCell4336">
            <text:p text:style-name="P4337"/>
          </table:table-cell>
          <table:table-cell table:style-name="TableCell4338">
            <text:p text:style-name="P4339"/>
          </table:table-cell>
          <table:table-cell table:style-name="TableCell4340">
            <text:p text:style-name="P4341"/>
          </table:table-cell>
        </table:table-row>
        <table:table-row table:style-name="TableRow4342">
          <table:table-cell table:style-name="TableCell4343">
            <text:p text:style-name="P4344"/>
          </table:table-cell>
          <table:table-cell table:style-name="TableCell4345">
            <text:p text:style-name="P4346"/>
          </table:table-cell>
          <table:table-cell table:style-name="TableCell4347">
            <text:p text:style-name="P4348"/>
          </table:table-cell>
        </table:table-row>
        <table:table-row table:style-name="TableRow4349">
          <table:table-cell table:style-name="TableCell4350">
            <text:p text:style-name="P4351"/>
          </table:table-cell>
          <table:table-cell table:style-name="TableCell4352">
            <text:p text:style-name="P4353"/>
          </table:table-cell>
          <table:table-cell table:style-name="TableCell4354">
            <text:p text:style-name="P4355"/>
          </table:table-cell>
        </table:table-row>
        <table:table-row table:style-name="TableRow4356">
          <table:table-cell table:style-name="TableCell4357">
            <text:p text:style-name="P4358">Risorse Fisiche</text:p>
          </table:table-cell>
          <table:table-cell table:style-name="TableCell4359">
            <text:p text:style-name="P4360"/>
          </table:table-cell>
          <table:table-cell table:style-name="TableCell4361">
            <text:p text:style-name="P4362"/>
          </table:table-cell>
        </table:table-row>
        <table:table-row table:style-name="TableRow4363">
          <table:table-cell table:style-name="TableCell4364">
            <text:p text:style-name="P4365">Locali</text:p>
          </table:table-cell>
          <table:table-cell table:style-name="TableCell4366">
            <text:p text:style-name="P4367"/>
          </table:table-cell>
          <table:table-cell table:style-name="TableCell4368">
            <text:p text:style-name="P4369">Costo Annuale/Fisso</text:p>
          </table:table-cell>
        </table:table-row>
        <table:table-row table:style-name="TableRow4370">
          <table:table-cell table:style-name="TableCell4371">
            <text:p text:style-name="P4372"/>
          </table:table-cell>
          <table:table-cell table:style-name="TableCell4373">
            <text:p text:style-name="P4374"/>
          </table:table-cell>
          <table:table-cell table:style-name="TableCell4375">
            <text:p text:style-name="P4376"/>
          </table:table-cell>
        </table:table-row>
        <table:table-row table:style-name="TableRow4377">
          <table:table-cell table:style-name="TableCell4378">
            <text:p text:style-name="P4379"/>
          </table:table-cell>
          <table:table-cell table:style-name="TableCell4380">
            <text:p text:style-name="P4381"/>
          </table:table-cell>
          <table:table-cell table:style-name="TableCell4382">
            <text:p text:style-name="P4383"/>
          </table:table-cell>
        </table:table-row>
        <table:table-row table:style-name="TableRow4384">
          <table:table-cell table:style-name="TableCell4385">
            <text:p text:style-name="P4386"/>
          </table:table-cell>
          <table:table-cell table:style-name="TableCell4387">
            <text:p text:style-name="P4388"/>
          </table:table-cell>
          <table:table-cell table:style-name="TableCell4389">
            <text:p text:style-name="P4390"/>
          </table:table-cell>
        </table:table-row>
        <table:table-row table:style-name="TableRow4391">
          <table:table-cell table:style-name="TableCell4392" table:number-columns-spanned="2">
            <text:p text:style-name="P4393">Strutture/Macchinari/Software</text:p>
          </table:table-cell>
          <table:covered-table-cell/>
          <table:table-cell table:style-name="TableCell4394">
            <text:p text:style-name="P4395">Costo Annuale/Fisso</text:p>
          </table:table-cell>
        </table:table-row>
        <table:table-row table:style-name="TableRow4396">
          <table:table-cell table:style-name="TableCell4397">
            <text:p text:style-name="P4398"/>
          </table:table-cell>
          <table:table-cell table:style-name="TableCell4399">
            <text:p text:style-name="P4400"/>
          </table:table-cell>
          <table:table-cell table:style-name="TableCell4401">
            <text:p text:style-name="P4402"/>
          </table:table-cell>
        </table:table-row>
        <table:table-row table:style-name="TableRow4403">
          <table:table-cell table:style-name="TableCell4404">
            <text:p text:style-name="P4405"/>
          </table:table-cell>
          <table:table-cell table:style-name="TableCell4406">
            <text:p text:style-name="P4407"/>
          </table:table-cell>
          <table:table-cell table:style-name="TableCell4408">
            <text:p text:style-name="P4409"/>
          </table:table-cell>
        </table:table-row>
        <table:table-row table:style-name="TableRow4410">
          <table:table-cell table:style-name="TableCell4411">
            <text:p text:style-name="P4412"/>
          </table:table-cell>
          <table:table-cell table:style-name="TableCell4413">
            <text:p text:style-name="P4414"/>
          </table:table-cell>
          <table:table-cell table:style-name="TableCell4415">
            <text:p text:style-name="P4416"/>
          </table:table-cell>
        </table:table-row>
        <table:table-row table:style-name="TableRow4417">
          <table:table-cell table:style-name="TableCell4418">
            <text:p text:style-name="P4419"/>
          </table:table-cell>
          <table:table-cell table:style-name="TableCell4420">
            <text:p text:style-name="P4421"/>
          </table:table-cell>
          <table:table-cell table:style-name="TableCell4422">
            <text:p text:style-name="P4423"/>
          </table:table-cell>
        </table:table-row>
        <table:table-row table:style-name="TableRow4424">
          <table:table-cell table:style-name="TableCell4425">
            <text:p text:style-name="P4426"/>
          </table:table-cell>
          <table:table-cell table:style-name="TableCell4427">
            <text:p text:style-name="P4428"/>
          </table:table-cell>
          <table:table-cell table:style-name="TableCell4429">
            <text:p text:style-name="P4430"/>
          </table:table-cell>
        </table:table-row>
        <table:table-row table:style-name="TableRow4431">
          <table:table-cell table:style-name="TableCell4432">
            <text:p text:style-name="P4433"/>
          </table:table-cell>
          <table:table-cell table:style-name="TableCell4434">
            <text:p text:style-name="P4435"/>
          </table:table-cell>
          <table:table-cell table:style-name="TableCell4436">
            <text:p text:style-name="P4437"/>
          </table:table-cell>
        </table:table-row>
        <table:table-row table:style-name="TableRow4438">
          <table:table-cell table:style-name="TableCell4439">
            <text:p text:style-name="P4440"/>
          </table:table-cell>
          <table:table-cell table:style-name="TableCell4441">
            <text:p text:style-name="P4442"/>
          </table:table-cell>
          <table:table-cell table:style-name="TableCell4443">
            <text:p text:style-name="P4444"/>
          </table:table-cell>
        </table:table-row>
        <table:table-row table:style-name="TableRow4445">
          <table:table-cell table:style-name="TableCell4446">
            <text:p text:style-name="P4447"/>
          </table:table-cell>
          <table:table-cell table:style-name="TableCell4448">
            <text:p text:style-name="P4449"/>
          </table:table-cell>
          <table:table-cell table:style-name="TableCell4450">
            <text:p text:style-name="P4451"/>
          </table:table-cell>
        </table:table-row>
        <table:table-row table:style-name="TableRow4452">
          <table:table-cell table:style-name="TableCell4453">
            <text:p text:style-name="P4454"/>
          </table:table-cell>
          <table:table-cell table:style-name="TableCell4455">
            <text:p text:style-name="P4456"/>
          </table:table-cell>
          <table:table-cell table:style-name="TableCell4457">
            <text:p text:style-name="P4458"/>
          </table:table-cell>
        </table:table-row>
        <table:table-row table:style-name="TableRow4459">
          <table:table-cell table:style-name="TableCell4460">
            <text:p text:style-name="P4461"/>
          </table:table-cell>
          <table:table-cell table:style-name="TableCell4462">
            <text:p text:style-name="P4463"/>
          </table:table-cell>
          <table:table-cell table:style-name="TableCell4464">
            <text:p text:style-name="P4465"/>
          </table:table-cell>
        </table:table-row>
        <table:table-row table:style-name="TableRow4466">
          <table:table-cell table:style-name="TableCell4467">
            <text:p text:style-name="P4468"/>
          </table:table-cell>
          <table:table-cell table:style-name="TableCell4469">
            <text:p text:style-name="P4470"/>
          </table:table-cell>
          <table:table-cell table:style-name="TableCell4471">
            <text:p text:style-name="P4472"/>
          </table:table-cell>
        </table:table-row>
        <table:table-row table:style-name="TableRow4473">
          <table:table-cell table:style-name="TableCell4474">
            <text:p text:style-name="P4475"/>
          </table:table-cell>
          <table:table-cell table:style-name="TableCell4476">
            <text:p text:style-name="P4477"/>
          </table:table-cell>
          <table:table-cell table:style-name="TableCell4478">
            <text:p text:style-name="P4479"/>
          </table:table-cell>
        </table:table-row>
        <table:table-row table:style-name="TableRow4480">
          <table:table-cell table:style-name="TableCell4481">
            <text:p text:style-name="P4482"/>
          </table:table-cell>
          <table:table-cell table:style-name="TableCell4483">
            <text:p text:style-name="P4484"/>
          </table:table-cell>
          <table:table-cell table:style-name="TableCell4485">
            <text:p text:style-name="P4486"/>
          </table:table-cell>
        </table:table-row>
        <table:table-row table:style-name="TableRow4487">
          <table:table-cell table:style-name="TableCell4488">
            <text:p text:style-name="P4489"/>
          </table:table-cell>
          <table:table-cell table:style-name="TableCell4490">
            <text:p text:style-name="P4491"/>
          </table:table-cell>
          <table:table-cell table:style-name="TableCell4492">
            <text:p text:style-name="P4493"/>
          </table:table-cell>
        </table:table-row>
        <table:table-row table:style-name="TableRow4494">
          <table:table-cell table:style-name="TableCell4495">
            <text:p text:style-name="P4496"/>
          </table:table-cell>
          <table:table-cell table:style-name="TableCell4497">
            <text:p text:style-name="P4498"/>
          </table:table-cell>
          <table:table-cell table:style-name="TableCell4499">
            <text:p text:style-name="P4500"/>
          </table:table-cell>
        </table:table-row>
        <table:table-row table:style-name="TableRow4501">
          <table:table-cell table:style-name="TableCell4502">
            <text:p text:style-name="P4503"/>
          </table:table-cell>
          <table:table-cell table:style-name="TableCell4504">
            <text:p text:style-name="P4505"/>
          </table:table-cell>
          <table:table-cell table:style-name="TableCell4506">
            <text:p text:style-name="P4507"/>
          </table:table-cell>
        </table:table-row>
        <table:table-row table:style-name="TableRow4508">
          <table:table-cell table:style-name="TableCell4509">
            <text:p text:style-name="P4510"/>
          </table:table-cell>
          <table:table-cell table:style-name="TableCell4511">
            <text:p text:style-name="P4512"/>
          </table:table-cell>
          <table:table-cell table:style-name="TableCell4513">
            <text:p text:style-name="P4514"/>
          </table:table-cell>
        </table:table-row>
        <table:table-row table:style-name="TableRow4515">
          <table:table-cell table:style-name="TableCell4516">
            <text:p text:style-name="P4517">Risorse Intellettuali</text:p>
          </table:table-cell>
          <table:table-cell table:style-name="TableCell4518">
            <text:p text:style-name="P4519"/>
          </table:table-cell>
          <table:table-cell table:style-name="TableCell4520">
            <text:p text:style-name="P4521"/>
          </table:table-cell>
        </table:table-row>
        <table:table-row table:style-name="TableRow4522">
          <table:table-cell table:style-name="TableCell4523">
            <text:p text:style-name="P4524">Brevetti</text:p>
          </table:table-cell>
          <table:table-cell table:style-name="TableCell4525">
            <text:p text:style-name="P4526"/>
          </table:table-cell>
          <table:table-cell table:style-name="TableCell4527">
            <text:p text:style-name="P4528">Costo Annuale/Fisso</text:p>
          </table:table-cell>
        </table:table-row>
        <table:table-row table:style-name="TableRow4529">
          <table:table-cell table:style-name="TableCell4530">
            <text:p text:style-name="P4531"/>
          </table:table-cell>
          <table:table-cell table:style-name="TableCell4532">
            <text:p text:style-name="P4533"/>
          </table:table-cell>
          <table:table-cell table:style-name="TableCell4534">
            <text:p text:style-name="P4535"/>
          </table:table-cell>
        </table:table-row>
        <table:table-row table:style-name="TableRow4536">
          <table:table-cell table:style-name="TableCell4537">
            <text:p text:style-name="P4538"/>
          </table:table-cell>
          <table:table-cell table:style-name="TableCell4539">
            <text:p text:style-name="P4540"/>
          </table:table-cell>
          <table:table-cell table:style-name="TableCell4541">
            <text:p text:style-name="P4542"/>
          </table:table-cell>
        </table:table-row>
        <table:table-row table:style-name="TableRow4543">
          <table:table-cell table:style-name="TableCell4544">
            <text:p text:style-name="P4545"/>
          </table:table-cell>
          <table:table-cell table:style-name="TableCell4546">
            <text:p text:style-name="P4547"/>
          </table:table-cell>
          <table:table-cell table:style-name="TableCell4548">
            <text:p text:style-name="P4549"/>
          </table:table-cell>
        </table:table-row>
        <table:table-row table:style-name="TableRow4550">
          <table:table-cell table:style-name="TableCell4551">
            <text:p text:style-name="P4552"/>
          </table:table-cell>
          <table:table-cell table:style-name="TableCell4553">
            <text:p text:style-name="P4554"/>
          </table:table-cell>
          <table:table-cell table:style-name="TableCell4555">
            <text:p text:style-name="P4556"/>
          </table:table-cell>
        </table:table-row>
        <table:table-row table:style-name="TableRow4557">
          <table:table-cell table:style-name="TableCell4558">
            <text:p text:style-name="P4559"/>
          </table:table-cell>
          <table:table-cell table:style-name="TableCell4560">
            <text:p text:style-name="P4561"/>
          </table:table-cell>
          <table:table-cell table:style-name="TableCell4562">
            <text:p text:style-name="P4563"/>
          </table:table-cell>
        </table:table-row>
        <table:table-row table:style-name="TableRow4564">
          <table:table-cell table:style-name="TableCell4565">
            <text:p text:style-name="P4566"/>
          </table:table-cell>
          <table:table-cell table:style-name="TableCell4567">
            <text:p text:style-name="P4568"/>
          </table:table-cell>
          <table:table-cell table:style-name="TableCell4569">
            <text:p text:style-name="P4570"/>
          </table:table-cell>
        </table:table-row>
        <table:table-row table:style-name="TableRow4571">
          <table:table-cell table:style-name="TableCell4572">
            <text:p text:style-name="P4573"/>
          </table:table-cell>
          <table:table-cell table:style-name="TableCell4574">
            <text:p text:style-name="P4575"/>
          </table:table-cell>
          <table:table-cell table:style-name="TableCell4576">
            <text:p text:style-name="P4577"/>
          </table:table-cell>
        </table:table-row>
        <table:table-row table:style-name="TableRow4578">
          <table:table-cell table:style-name="TableCell4579">
            <text:p text:style-name="P4580"/>
          </table:table-cell>
          <table:table-cell table:style-name="TableCell4581">
            <text:p text:style-name="P4582"/>
          </table:table-cell>
          <table:table-cell table:style-name="TableCell4583">
            <text:p text:style-name="P4584"/>
          </table:table-cell>
        </table:table-row>
        <table:table-row table:style-name="TableRow4585">
          <table:table-cell table:style-name="TableCell4586">
            <text:p text:style-name="P4587"/>
          </table:table-cell>
          <table:table-cell table:style-name="TableCell4588">
            <text:p text:style-name="P4589"/>
          </table:table-cell>
          <table:table-cell table:style-name="TableCell4590">
            <text:p text:style-name="P4591"/>
          </table:table-cell>
        </table:table-row>
        <table:table-row table:style-name="TableRow4592">
          <table:table-cell table:style-name="TableCell4593">
            <text:p text:style-name="P4594"/>
          </table:table-cell>
          <table:table-cell table:style-name="TableCell4595">
            <text:p text:style-name="P4596"/>
          </table:table-cell>
          <table:table-cell table:style-name="TableCell4597">
            <text:p text:style-name="P4598"/>
          </table:table-cell>
        </table:table-row>
        <table:table-row table:style-name="TableRow4599">
          <table:table-cell table:style-name="TableCell4600">
            <text:p text:style-name="P4601"/>
          </table:table-cell>
          <table:table-cell table:style-name="TableCell4602">
            <text:p text:style-name="P4603"/>
          </table:table-cell>
          <table:table-cell table:style-name="TableCell4604">
            <text:p text:style-name="P4605"/>
          </table:table-cell>
        </table:table-row>
        <table:table-row table:style-name="TableRow4606">
          <table:table-cell table:style-name="TableCell4607">
            <text:p text:style-name="P4608"/>
          </table:table-cell>
          <table:table-cell table:style-name="TableCell4609">
            <text:p text:style-name="P4610"/>
          </table:table-cell>
          <table:table-cell table:style-name="TableCell4611">
            <text:p text:style-name="P4612"/>
          </table:table-cell>
        </table:table-row>
        <table:table-row table:style-name="TableRow4613">
          <table:table-cell table:style-name="TableCell4614">
            <text:p text:style-name="P4615">Altri Costi Fissi</text:p>
          </table:table-cell>
          <table:table-cell table:style-name="TableCell4616">
            <text:p text:style-name="P4617"/>
          </table:table-cell>
          <table:table-cell table:style-name="TableCell4618">
            <text:p text:style-name="P4619"/>
          </table:table-cell>
        </table:table-row>
        <table:table-row table:style-name="TableRow4620">
          <table:table-cell table:style-name="TableCell4621">
            <text:p text:style-name="P4622">Burocrazia</text:p>
          </table:table-cell>
          <table:table-cell table:style-name="TableCell4623">
            <text:p text:style-name="P4624"/>
          </table:table-cell>
          <table:table-cell table:style-name="TableCell4625">
            <text:p text:style-name="P4626">1.500€</text:p>
          </table:table-cell>
        </table:table-row>
        <table:table-row table:style-name="TableRow4627">
          <table:table-cell table:style-name="TableCell4628">
            <text:p text:style-name="P4629"/>
          </table:table-cell>
          <table:table-cell table:style-name="TableCell4630">
            <text:p text:style-name="P4631"/>
          </table:table-cell>
          <table:table-cell table:style-name="TableCell4632">
            <text:p text:style-name="P4633"/>
          </table:table-cell>
        </table:table-row>
        <table:table-row table:style-name="TableRow4634">
          <table:table-cell table:style-name="TableCell4635">
            <text:p text:style-name="P4636"/>
          </table:table-cell>
          <table:table-cell table:style-name="TableCell4637">
            <text:p text:style-name="P4638"/>
          </table:table-cell>
          <table:table-cell table:style-name="TableCell4639">
            <text:p text:style-name="P4640"/>
          </table:table-cell>
        </table:table-row>
        <table:table-row table:style-name="TableRow4641">
          <table:table-cell table:style-name="TableCell4642">
            <text:p text:style-name="P4643"/>
          </table:table-cell>
          <table:table-cell table:style-name="TableCell4644">
            <text:p text:style-name="P4645"/>
          </table:table-cell>
          <table:table-cell table:style-name="TableCell4646">
            <text:p text:style-name="P4647"/>
          </table:table-cell>
        </table:table-row>
        <table:table-row table:style-name="TableRow4648">
          <table:table-cell table:style-name="TableCell4649">
            <text:p text:style-name="P4650"/>
          </table:table-cell>
          <table:table-cell table:style-name="TableCell4651">
            <text:p text:style-name="P4652"/>
          </table:table-cell>
          <table:table-cell table:style-name="TableCell4653">
            <text:p text:style-name="P4654"/>
          </table:table-cell>
        </table:table-row>
        <table:table-row table:style-name="TableRow4655">
          <table:table-cell table:style-name="TableCell4656">
            <text:p text:style-name="P4657"/>
          </table:table-cell>
          <table:table-cell table:style-name="TableCell4658">
            <text:p text:style-name="P4659"/>
          </table:table-cell>
          <table:table-cell table:style-name="TableCell4660">
            <text:p text:style-name="P4661"/>
          </table:table-cell>
        </table:table-row>
        <table:table-row table:style-name="TableRow4662">
          <table:table-cell table:style-name="TableCell4663">
            <text:p text:style-name="P4664"/>
          </table:table-cell>
          <table:table-cell table:style-name="TableCell4665">
            <text:p text:style-name="P4666"/>
          </table:table-cell>
          <table:table-cell table:style-name="TableCell4667">
            <text:p text:style-name="P4668"/>
          </table:table-cell>
        </table:table-row>
        <table:table-row table:style-name="TableRow4669">
          <table:table-cell table:style-name="TableCell4670">
            <text:p text:style-name="P4671"/>
          </table:table-cell>
          <table:table-cell table:style-name="TableCell4672">
            <text:p text:style-name="P4673"/>
          </table:table-cell>
          <table:table-cell table:style-name="TableCell4674">
            <text:p text:style-name="P4675"/>
          </table:table-cell>
        </table:table-row>
        <table:table-row table:style-name="TableRow4676">
          <table:table-cell table:style-name="TableCell4677">
            <text:p text:style-name="P4678"/>
          </table:table-cell>
          <table:table-cell table:style-name="TableCell4679">
            <text:p text:style-name="P4680"/>
          </table:table-cell>
          <table:table-cell table:style-name="TableCell4681">
            <text:p text:style-name="P4682"/>
          </table:table-cell>
        </table:table-row>
        <table:table-row table:style-name="TableRow4683">
          <table:table-cell table:style-name="TableCell4684">
            <text:p text:style-name="P4685">Costi Variabili</text:p>
          </table:table-cell>
          <table:table-cell table:style-name="TableCell4686">
            <text:p text:style-name="P4687"/>
          </table:table-cell>
          <table:table-cell table:style-name="TableCell4688">
            <text:p text:style-name="P4689"/>
          </table:table-cell>
        </table:table-row>
        <table:table-row table:style-name="TableRow4690">
          <table:table-cell table:style-name="TableCell4691">
            <text:p text:style-name="P4692"/>
          </table:table-cell>
          <table:table-cell table:style-name="TableCell4693">
            <text:p text:style-name="P4694"/>
          </table:table-cell>
          <table:table-cell table:style-name="TableCell4695">
            <text:p text:style-name="P4696">Costo per unità di Prodotto</text:p>
          </table:table-cell>
        </table:table-row>
        <table:table-row table:style-name="TableRow4697">
          <table:table-cell table:style-name="TableCell4698">
            <text:p text:style-name="P4699"/>
          </table:table-cell>
          <table:table-cell table:style-name="TableCell4700">
            <text:p text:style-name="P4701"/>
          </table:table-cell>
          <table:table-cell table:style-name="TableCell4702">
            <text:p text:style-name="P4703"/>
          </table:table-cell>
        </table:table-row>
        <table:table-row table:style-name="TableRow4704">
          <table:table-cell table:style-name="TableCell4705">
            <text:p text:style-name="P4706"/>
            <text:p text:style-name="P4707"/>
            <text:p text:style-name="P4708"/>
            <text:p text:style-name="P4709"/>
            <text:p text:style-name="P4710"/>
            <text:p text:style-name="P4711"/>
          </table:table-cell>
          <table:table-cell table:style-name="TableCell4712">
            <text:p text:style-name="P4713"/>
          </table:table-cell>
          <table:table-cell table:style-name="TableCell4714">
            <text:p text:style-name="P4715"/>
          </table:table-cell>
        </table:table-row>
      </table:table>
      <text:p text:style-name="Standard">Costo 4o anno e 5o</text:p>
      <text:p text:style-name="P4716"/>
      <table:table table:style-name="Table4717">
        <table:table-columns>
          <table:table-column table:style-name="TableColumn4718"/>
          <table:table-column table:style-name="TableColumn4719"/>
          <table:table-column table:style-name="TableColumn4720"/>
          <table:table-column table:style-name="TableColumn4721"/>
        </table:table-columns>
        <table:table-row table:style-name="TableRow4722">
          <table:table-cell table:style-name="TableCell4723" table:number-columns-spanned="2">
            <text:h text:style-name="P4724" text:outline-level="1">Ricavi</text:h>
          </table:table-cell>
          <table:covered-table-cell/>
          <table:table-cell table:style-name="TableCell4725">
            <text:p text:style-name="P4726"/>
          </table:table-cell>
          <table:table-cell table:style-name="TableCell4727">
            <text:p text:style-name="P4728"/>
          </table:table-cell>
        </table:table-row>
        <table:table-row table:style-name="TableRow4729">
          <table:table-cell table:style-name="TableCell4730" table:number-columns-spanned="2">
            <text:p text:style-name="P4731"/>
          </table:table-cell>
          <table:covered-table-cell/>
          <table:table-cell table:style-name="TableCell4732">
            <text:p text:style-name="P4733"/>
          </table:table-cell>
          <table:table-cell table:style-name="TableCell4734">
            <text:p text:style-name="P4735"/>
          </table:table-cell>
        </table:table-row>
        <table:table-row table:style-name="TableRow4736">
          <table:table-cell table:style-name="TableCell4737" table:number-columns-spanned="2">
            <text:p text:style-name="P4738">Costo unitario Prodotto 1: 50.000 euro (vendita del prodotto)</text:p>
            <text:p text:style-name="P4739">Ricavo</text:p>
          </table:table-cell>
          <table:covered-table-cell/>
          <table:table-cell table:style-name="TableCell4740">
            <text:p text:style-name="P4741"/>
          </table:table-cell>
          <table:table-cell table:style-name="TableCell4742">
            <text:p text:style-name="P4743"/>
          </table:table-cell>
        </table:table-row>
        <table:table-row table:style-name="TableRow4744">
          <table:table-cell table:style-name="TableCell4745" table:number-columns-spanned="2">
            <text:p text:style-name="P4746"/>
          </table:table-cell>
          <table:covered-table-cell/>
          <table:table-cell table:style-name="TableCell4747">
            <text:p text:style-name="P4748"/>
          </table:table-cell>
          <table:table-cell table:style-name="TableCell4749">
            <text:p text:style-name="P4750"/>
          </table:table-cell>
        </table:table-row>
        <table:table-row table:style-name="TableRow4751">
          <table:table-cell table:style-name="TableCell4752" table:number-columns-spanned="2">
            <text:p text:style-name="P4753"/>
          </table:table-cell>
          <table:covered-table-cell/>
          <table:table-cell table:style-name="TableCell4754">
            <text:p text:style-name="P4755"/>
          </table:table-cell>
          <table:table-cell table:style-name="TableCell4756">
            <text:p text:style-name="P4757"/>
          </table:table-cell>
        </table:table-row>
        <table:table-row table:style-name="TableRow4758">
          <table:table-cell table:style-name="TableCell4759" table:number-columns-spanned="2">
            <text:p text:style-name="P4760">Mercato Potenziale Prodotto 1</text:p>
          </table:table-cell>
          <table:covered-table-cell/>
          <table:table-cell table:style-name="TableCell4761">
            <text:p text:style-name="P4762"><text:s/>Aziende moda fascia medio bassa</text:p>
          </table:table-cell>
          <table:table-cell table:style-name="TableCell4763">
            <text:p text:style-name="P4764"/>
          </table:table-cell>
        </table:table-row>
        <table:table-row table:style-name="TableRow4765">
          <table:table-cell table:style-name="TableCell4766" table:number-columns-spanned="2">
            <text:p text:style-name="P4767"/>
          </table:table-cell>
          <table:covered-table-cell/>
          <table:table-cell table:style-name="TableCell4768">
            <text:p text:style-name="P4769"/>
          </table:table-cell>
          <table:table-cell table:style-name="TableCell4770">
            <text:p text:style-name="P4771"/>
          </table:table-cell>
        </table:table-row>
        <table:table-row table:style-name="TableRow4772">
          <table:table-cell table:style-name="TableCell4773" table:number-columns-spanned="2">
            <text:p text:style-name="P4774"/>
          </table:table-cell>
          <table:covered-table-cell/>
          <table:table-cell table:style-name="TableCell4775">
            <text:p text:style-name="P4776"/>
          </table:table-cell>
          <table:table-cell table:style-name="TableCell4777">
            <text:p text:style-name="P4778"/>
          </table:table-cell>
        </table:table-row>
        <table:table-row table:style-name="TableRow4779">
          <table:table-cell table:style-name="TableCell4780" table:number-columns-spanned="2">
            <text:p text:style-name="P4781">Vendite Anno 1: 0 vendite</text:p>
          </table:table-cell>
          <table:covered-table-cell/>
          <table:table-cell table:style-name="TableCell4782">
            <text:p text:style-name="P4783"/>
          </table:table-cell>
          <table:table-cell table:style-name="TableCell4784">
            <text:p text:style-name="P4785">Ricavi: 0 €</text:p>
          </table:table-cell>
        </table:table-row>
        <table:table-row table:style-name="TableRow4786">
          <table:table-cell table:style-name="TableCell4787" table:number-columns-spanned="2">
            <text:p text:style-name="P4788"/>
          </table:table-cell>
          <table:covered-table-cell/>
          <table:table-cell table:style-name="TableCell4789">
            <text:p text:style-name="P4790"/>
          </table:table-cell>
          <table:table-cell table:style-name="TableCell4791">
            <text:p text:style-name="P4792"/>
          </table:table-cell>
        </table:table-row>
        <table:table-row table:style-name="TableRow4793">
          <table:table-cell table:style-name="TableCell4794" table:number-columns-spanned="2">
            <text:p text:style-name="P4795"/>
          </table:table-cell>
          <table:covered-table-cell/>
          <table:table-cell table:style-name="TableCell4796">
            <text:p text:style-name="P4797"/>
          </table:table-cell>
          <table:table-cell table:style-name="TableCell4798">
            <text:p text:style-name="P4799"/>
          </table:table-cell>
        </table:table-row>
        <table:table-row table:style-name="TableRow4800">
          <table:table-cell table:style-name="TableCell4801" table:number-columns-spanned="2">
            <text:p text:style-name="P4802"/>
          </table:table-cell>
          <table:covered-table-cell/>
          <table:table-cell table:style-name="TableCell4803">
            <text:p text:style-name="P4804"/>
          </table:table-cell>
          <table:table-cell table:style-name="TableCell4805">
            <text:p text:style-name="P4806"/>
          </table:table-cell>
        </table:table-row>
        <table:table-row table:style-name="TableRow4807">
          <table:table-cell table:style-name="TableCell4808" table:number-columns-spanned="2">
            <text:p text:style-name="P4809">Vendite Anno 2: 3 vendite<text:s/></text:p>
          </table:table-cell>
          <table:covered-table-cell/>
          <table:table-cell table:style-name="TableCell4810">
            <text:p text:style-name="P4811"/>
          </table:table-cell>
          <table:table-cell table:style-name="TableCell4812">
            <text:p text:style-name="P4813">Ricavi:<text:s/>65.237 (150 mila – costi variabili – costi x unià x 3) ancora<text:s/>poco conoscuiut</text:p>
          </table:table-cell>
        </table:table-row>
        <table:table-row table:style-name="TableRow4814">
          <table:table-cell table:style-name="TableCell4815" table:number-columns-spanned="2">
            <text:p text:style-name="P4816"/>
          </table:table-cell>
          <table:covered-table-cell/>
          <table:table-cell table:style-name="TableCell4817">
            <text:p text:style-name="P4818"/>
          </table:table-cell>
          <table:table-cell table:style-name="TableCell4819">
            <text:p text:style-name="P4820"/>
          </table:table-cell>
        </table:table-row>
        <table:table-row table:style-name="TableRow4821">
          <table:table-cell table:style-name="TableCell4822" table:number-columns-spanned="2">
            <text:p text:style-name="P4823"/>
          </table:table-cell>
          <table:covered-table-cell/>
          <table:table-cell table:style-name="TableCell4824">
            <text:p text:style-name="P4825"/>
          </table:table-cell>
          <table:table-cell table:style-name="TableCell4826">
            <text:p text:style-name="P4827"/>
          </table:table-cell>
        </table:table-row>
        <table:table-row table:style-name="TableRow4828">
          <table:table-cell table:style-name="TableCell4829" table:number-columns-spanned="2">
            <text:p text:style-name="P4830"/>
          </table:table-cell>
          <table:covered-table-cell/>
          <table:table-cell table:style-name="TableCell4831">
            <text:p text:style-name="P4832"/>
          </table:table-cell>
          <table:table-cell table:style-name="TableCell4833">
            <text:p text:style-name="P4834"/>
          </table:table-cell>
        </table:table-row>
        <table:table-row table:style-name="TableRow4835">
          <table:table-cell table:style-name="TableCell4836" table:number-columns-spanned="2">
            <text:p text:style-name="P4837">Vendite Anno 3: 7 vendite</text:p>
          </table:table-cell>
          <table:covered-table-cell/>
          <table:table-cell table:style-name="TableCell4838">
            <text:p text:style-name="P4839"/>
          </table:table-cell>
          <table:table-cell table:style-name="TableCell4840">
            <text:p text:style-name="P4841">Ricavi: 350 mila – costi variabili – costi x unità x 7 = 159.797 totali (perché siamo più famosi)</text:p>
          </table:table-cell>
        </table:table-row>
        <table:table-row table:style-name="TableRow4842">
          <table:table-cell table:style-name="TableCell4843" table:number-columns-spanned="2">
            <text:p text:style-name="P4844"/>
          </table:table-cell>
          <table:covered-table-cell/>
          <table:table-cell table:style-name="TableCell4845">
            <text:p text:style-name="P4846"/>
          </table:table-cell>
          <table:table-cell table:style-name="TableCell4847">
            <text:p text:style-name="P4848"/>
          </table:table-cell>
        </table:table-row>
        <table:table-row table:style-name="TableRow4849">
          <table:table-cell table:style-name="TableCell4850" table:number-columns-spanned="2">
            <text:p text:style-name="P4851"/>
          </table:table-cell>
          <table:covered-table-cell/>
          <table:table-cell table:style-name="TableCell4852">
            <text:p text:style-name="P4853"/>
          </table:table-cell>
          <table:table-cell table:style-name="TableCell4854">
            <text:p text:style-name="P4855"/>
          </table:table-cell>
        </table:table-row>
        <table:table-row table:style-name="TableRow4856">
          <table:table-cell table:style-name="TableCell4857" table:number-columns-spanned="2">
            <text:p text:style-name="P4858"/>
          </table:table-cell>
          <table:covered-table-cell/>
          <table:table-cell table:style-name="TableCell4859">
            <text:p text:style-name="P4860"/>
          </table:table-cell>
          <table:table-cell table:style-name="TableCell4861">
            <text:p text:style-name="P4862"/>
          </table:table-cell>
        </table:table-row>
        <table:table-row table:style-name="TableRow4863">
          <table:table-cell table:style-name="TableCell4864" table:number-columns-spanned="2">
            <text:p text:style-name="P4865"/>
          </table:table-cell>
          <table:covered-table-cell/>
          <table:table-cell table:style-name="TableCell4866">
            <text:p text:style-name="P4867"/>
          </table:table-cell>
          <table:table-cell table:style-name="TableCell4868">
            <text:p text:style-name="P4869"/>
          </table:table-cell>
        </table:table-row>
        <table:table-row table:style-name="TableRow4870">
          <table:table-cell table:style-name="TableCell4871" table:number-columns-spanned="2">
            <text:p text:style-name="P4872"/>
          </table:table-cell>
          <table:covered-table-cell/>
          <table:table-cell table:style-name="TableCell4873">
            <text:p text:style-name="P4874"/>
          </table:table-cell>
          <table:table-cell table:style-name="TableCell4875">
            <text:p text:style-name="P4876"/>
          </table:table-cell>
        </table:table-row>
        <table:table-row table:style-name="TableRow4877">
          <table:table-cell table:style-name="TableCell4878" table:number-columns-spanned="2">
            <text:p text:style-name="P4879"/>
          </table:table-cell>
          <table:covered-table-cell/>
          <table:table-cell table:style-name="TableCell4880">
            <text:p text:style-name="P4881"/>
          </table:table-cell>
          <table:table-cell table:style-name="TableCell4882">
            <text:p text:style-name="P4883"/>
          </table:table-cell>
        </table:table-row>
        <table:table-row table:style-name="TableRow4884">
          <table:table-cell table:style-name="TableCell4885" table:number-columns-spanned="2">
            <text:p text:style-name="P4886"/>
          </table:table-cell>
          <table:covered-table-cell/>
          <table:table-cell table:style-name="TableCell4887">
            <text:p text:style-name="P4888"/>
          </table:table-cell>
          <table:table-cell table:style-name="TableCell4889">
            <text:p text:style-name="P4890"/>
          </table:table-cell>
        </table:table-row>
        <table:table-row table:style-name="TableRow4891">
          <table:table-cell table:style-name="TableCell4892">
            <text:p text:style-name="P4893"/>
          </table:table-cell>
          <table:table-cell>
            <text:p text:style-name="P4893"/>
          </table:table-cell>
          <table:table-cell>
            <text:p text:style-name="P4893"/>
          </table:table-cell>
          <table:table-cell>
            <text:p text:style-name="P4893"/>
          </table:table-cell>
        </table:table-row>
        <table:table-row table:style-name="TableRow4894">
          <table:table-cell table:style-name="TableCell4895" table:number-columns-spanned="2">
            <text:p text:style-name="P4896"/>
          </table:table-cell>
          <table:covered-table-cell/>
          <table:table-cell table:style-name="TableCell4897">
            <text:p text:style-name="P4898"/>
          </table:table-cell>
          <table:table-cell table:style-name="TableCell4899">
            <text:p text:style-name="P4900"/>
          </table:table-cell>
        </table:table-row>
        <table:table-row table:style-name="TableRow4901">
          <table:table-cell table:style-name="TableCell4902" table:number-columns-spanned="2">
            <text:p text:style-name="P4903"/>
          </table:table-cell>
          <table:covered-table-cell/>
          <table:table-cell table:style-name="TableCell4904">
            <text:p text:style-name="P4905"/>
          </table:table-cell>
          <table:table-cell table:style-name="TableCell4906">
            <text:p text:style-name="P4907"/>
          </table:table-cell>
        </table:table-row>
        <table:table-row table:style-name="TableRow4908">
          <table:table-cell table:style-name="TableCell4909" table:number-columns-spanned="2">
            <text:p text:style-name="P4910"/>
          </table:table-cell>
          <table:covered-table-cell/>
          <table:table-cell table:style-name="TableCell4911">
            <text:p text:style-name="P4912"/>
          </table:table-cell>
          <table:table-cell table:style-name="TableCell4913">
            <text:p text:style-name="P4914"/>
          </table:table-cell>
        </table:table-row>
        <table:table-row table:style-name="TableRow4915">
          <table:table-cell table:style-name="TableCell4916" table:number-columns-spanned="2">
            <text:p text:style-name="P4917">Vendite Anno 1</text:p>
          </table:table-cell>
          <table:covered-table-cell/>
          <table:table-cell table:style-name="TableCell4918">
            <text:p text:style-name="P4919"/>
          </table:table-cell>
          <table:table-cell table:style-name="TableCell4920">
            <text:p text:style-name="P4921">Ricavi</text:p>
          </table:table-cell>
        </table:table-row>
        <table:table-row table:style-name="TableRow4922">
          <table:table-cell table:style-name="TableCell4923" table:number-columns-spanned="2">
            <text:p text:style-name="P4924"/>
          </table:table-cell>
          <table:covered-table-cell/>
          <table:table-cell table:style-name="TableCell4925">
            <text:p text:style-name="P4926"/>
          </table:table-cell>
          <table:table-cell table:style-name="TableCell4927">
            <text:p text:style-name="P4928"/>
          </table:table-cell>
        </table:table-row>
        <table:table-row table:style-name="TableRow4929">
          <table:table-cell table:style-name="TableCell4930" table:number-columns-spanned="2">
            <text:p text:style-name="P4931"/>
          </table:table-cell>
          <table:covered-table-cell/>
          <table:table-cell table:style-name="TableCell4932">
            <text:p text:style-name="P4933"/>
          </table:table-cell>
          <table:table-cell table:style-name="TableCell4934">
            <text:p text:style-name="P4935"/>
          </table:table-cell>
        </table:table-row>
        <table:table-row table:style-name="TableRow4936">
          <table:table-cell table:style-name="TableCell4937" table:number-columns-spanned="2">
            <text:p text:style-name="P4938"/>
          </table:table-cell>
          <table:covered-table-cell/>
          <table:table-cell table:style-name="TableCell4939">
            <text:p text:style-name="P4940"/>
          </table:table-cell>
          <table:table-cell table:style-name="TableCell4941">
            <text:p text:style-name="P4942"/>
          </table:table-cell>
        </table:table-row>
        <table:table-row table:style-name="TableRow4943">
          <table:table-cell table:style-name="TableCell4944" table:number-columns-spanned="2">
            <text:p text:style-name="P4945">Vendite Anno 2</text:p>
          </table:table-cell>
          <table:covered-table-cell/>
          <table:table-cell table:style-name="TableCell4946">
            <text:p text:style-name="P4947"/>
          </table:table-cell>
          <table:table-cell table:style-name="TableCell4948">
            <text:p text:style-name="P4949">Ricavi</text:p>
          </table:table-cell>
        </table:table-row>
        <table:table-row table:style-name="TableRow4950">
          <table:table-cell table:style-name="TableCell4951" table:number-columns-spanned="2">
            <text:p text:style-name="P4952"/>
          </table:table-cell>
          <table:covered-table-cell/>
          <table:table-cell table:style-name="TableCell4953">
            <text:p text:style-name="P4954"/>
          </table:table-cell>
          <table:table-cell table:style-name="TableCell4955">
            <text:p text:style-name="P4956"/>
          </table:table-cell>
        </table:table-row>
        <table:table-row table:style-name="TableRow4957">
          <table:table-cell table:style-name="TableCell4958" table:number-columns-spanned="2">
            <text:p text:style-name="P4959"/>
          </table:table-cell>
          <table:covered-table-cell/>
          <table:table-cell table:style-name="TableCell4960">
            <text:p text:style-name="P4961"/>
          </table:table-cell>
          <table:table-cell table:style-name="TableCell4962">
            <text:p text:style-name="P4963"/>
          </table:table-cell>
        </table:table-row>
        <table:table-row table:style-name="TableRow4964">
          <table:table-cell table:style-name="TableCell4965" table:number-columns-spanned="2">
            <text:p text:style-name="P4966"/>
          </table:table-cell>
          <table:covered-table-cell/>
          <table:table-cell table:style-name="TableCell4967">
            <text:p text:style-name="P4968"/>
          </table:table-cell>
          <table:table-cell table:style-name="TableCell4969">
            <text:p text:style-name="P4970"/>
          </table:table-cell>
        </table:table-row>
        <table:table-row table:style-name="TableRow4971">
          <table:table-cell table:style-name="TableCell4972" table:number-columns-spanned="2">
            <text:p text:style-name="P4973">Vendite Anno 3</text:p>
          </table:table-cell>
          <table:covered-table-cell/>
          <table:table-cell table:style-name="TableCell4974">
            <text:p text:style-name="P4975"/>
          </table:table-cell>
          <table:table-cell table:style-name="TableCell4976">
            <text:p text:style-name="P4977">Ricavi</text:p>
          </table:table-cell>
        </table:table-row>
        <table:table-row table:style-name="TableRow4978">
          <table:table-cell table:style-name="TableCell4979" table:number-columns-spanned="2">
            <text:p text:style-name="P4980"/>
          </table:table-cell>
          <table:covered-table-cell/>
          <table:table-cell table:style-name="TableCell4981">
            <text:p text:style-name="P4982"/>
          </table:table-cell>
          <table:table-cell table:style-name="TableCell4983">
            <text:p text:style-name="P4984"/>
          </table:table-cell>
        </table:table-row>
        <table:table-row table:style-name="TableRow4985">
          <table:table-cell table:style-name="TableCell4986" table:number-columns-spanned="2">
            <text:p text:style-name="P4987"/>
          </table:table-cell>
          <table:covered-table-cell/>
          <table:table-cell table:style-name="TableCell4988">
            <text:p text:style-name="P4989"/>
          </table:table-cell>
          <table:table-cell table:style-name="TableCell4990">
            <text:p text:style-name="P4991"/>
          </table:table-cell>
        </table:table-row>
        <table:table-row table:style-name="TableRow4992">
          <table:table-cell table:style-name="TableCell4993" table:number-columns-spanned="2">
            <text:p text:style-name="P4994"/>
          </table:table-cell>
          <table:covered-table-cell/>
          <table:table-cell table:style-name="TableCell4995">
            <text:p text:style-name="P4996"/>
          </table:table-cell>
          <table:table-cell table:style-name="TableCell4997">
            <text:p text:style-name="P4998"/>
          </table:table-cell>
        </table:table-row>
        <table:table-row table:style-name="TableRow4999">
          <table:table-cell table:style-name="TableCell5000" table:number-columns-spanned="2">
            <text:p text:style-name="P5001"/>
            <text:p text:style-name="P5002"/>
            <text:p text:style-name="P5003"/>
            <text:p text:style-name="P5004"/>
          </table:table-cell>
          <table:covered-table-cell/>
          <table:table-cell table:style-name="TableCell5005">
            <text:p text:style-name="P5006"/>
          </table:table-cell>
          <table:table-cell table:style-name="TableCell5007">
            <text:p text:style-name="P5008"/>
          </table:table-cell>
        </table:table-row>
      </table:table>
      <text:p text:style-name="Standard"/>
      <text:p text:style-name="P5009"/>
      <text:p text:style-name="P5010">//MANCA GRAFICO</text:p>
      <text:p text:style-name="Standard"/>
      <text:p text:style-name="Standard"/>
      <text:p text:style-name="Standard"/>
      <text:h text:style-name="Titolo2" text:outline-level="2">Analisi di Breakeven ( e EBITDA)</text:h>
      <table:table table:style-name="Table5011">
        <table:table-columns>
          <table:table-column table:style-name="TableColumn5012"/>
        </table:table-columns>
        <table:table-row table:style-name="TableRow5013">
          <table:table-cell table:style-name="TableCell5014">
            <text:p text:style-name="P5015">Il breakeven verrà raggiunto…</text:p>
          </table:table-cell>
        </table:table-row>
        <table:table-row table:style-name="TableRow5016">
          <table:table-cell table:style-name="TableCell5017">
            <text:p text:style-name="P5018"/>
          </table:table-cell>
        </table:table-row>
        <table:table-row table:style-name="TableRow5019">
          <table:table-cell table:style-name="TableCell5020">
            <text:p text:style-name="P5021"/>
          </table:table-cell>
        </table:table-row>
        <table:table-row table:style-name="TableRow5022">
          <table:table-cell table:style-name="TableCell5023">
            <text:p text:style-name="P5024"/>
          </table:table-cell>
        </table:table-row>
        <table:table-row table:style-name="TableRow5025">
          <table:table-cell table:style-name="TableCell5026">
            <text:p text:style-name="P5027"/>
          </table:table-cell>
        </table:table-row>
        <table:table-row table:style-name="TableRow5028">
          <table:table-cell table:style-name="TableCell5029">
            <text:p text:style-name="P5030"/>
          </table:table-cell>
        </table:table-row>
        <table:table-row table:style-name="TableRow5031">
          <table:table-cell table:style-name="TableCell5032">
            <text:p text:style-name="P5033"/>
          </table:table-cell>
        </table:table-row>
        <table:table-row table:style-name="TableRow5034">
          <table:table-cell table:style-name="TableCell5035">
            <text:p text:style-name="P5036"/>
          </table:table-cell>
        </table:table-row>
        <table:table-row table:style-name="TableRow5037">
          <table:table-cell table:style-name="TableCell5038">
            <text:p text:style-name="P5039"/>
          </table:table-cell>
        </table:table-row>
        <table:table-row table:style-name="TableRow5040">
          <table:table-cell table:style-name="TableCell5041">
            <text:p text:style-name="P5042"/>
          </table:table-cell>
        </table:table-row>
        <table:table-row table:style-name="TableRow5043">
          <table:table-cell table:style-name="TableCell5044">
            <text:p text:style-name="P5045"/>
          </table:table-cell>
        </table:table-row>
        <table:table-row table:style-name="TableRow5046">
          <table:table-cell table:style-name="TableCell5047">
            <text:p text:style-name="P5048"/>
          </table:table-cell>
        </table:table-row>
        <table:table-row table:style-name="TableRow5049">
          <table:table-cell table:style-name="TableCell5050">
            <text:p text:style-name="P5051"/>
          </table:table-cell>
        </table:table-row>
      </table:table>
      <text:h text:style-name="P5052"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5053">
        <table:table-columns>
          <table:table-column table:style-name="TableColumn5054"/>
        </table:table-columns>
        <table:table-row table:style-name="TableRow5055">
          <table:table-cell table:style-name="TableCell5056">
            <text:p text:style-name="P5057"/>
          </table:table-cell>
        </table:table-row>
        <table:table-row table:style-name="TableRow5058">
          <table:table-cell table:style-name="TableCell5059">
            <text:p text:style-name="P5060"/>
          </table:table-cell>
        </table:table-row>
        <table:table-row table:style-name="TableRow5061">
          <table:table-cell table:style-name="TableCell5062">
            <text:p text:style-name="P5063"/>
          </table:table-cell>
        </table:table-row>
        <table:table-row table:style-name="TableRow5064">
          <table:table-cell table:style-name="TableCell5065">
            <text:p text:style-name="P5066"/>
          </table:table-cell>
        </table:table-row>
        <table:table-row table:style-name="TableRow5067">
          <table:table-cell table:style-name="TableCell5068">
            <text:p text:style-name="P5069"/>
          </table:table-cell>
        </table:table-row>
        <table:table-row table:style-name="TableRow5070">
          <table:table-cell table:style-name="TableCell5071">
            <text:p text:style-name="P5072"/>
          </table:table-cell>
        </table:table-row>
        <table:table-row table:style-name="TableRow5073">
          <table:table-cell table:style-name="TableCell5074">
            <text:p text:style-name="P5075"/>
          </table:table-cell>
        </table:table-row>
        <table:table-row table:style-name="TableRow5076">
          <table:table-cell table:style-name="TableCell5077">
            <text:p text:style-name="P5078"/>
          </table:table-cell>
        </table:table-row>
        <table:table-row table:style-name="TableRow5079">
          <table:table-cell table:style-name="TableCell5080">
            <text:p text:style-name="P5081"/>
          </table:table-cell>
        </table:table-row>
        <table:table-row table:style-name="TableRow5082">
          <table:table-cell table:style-name="TableCell5083">
            <text:p text:style-name="P5084"/>
          </table:table-cell>
        </table:table-row>
        <table:table-row table:style-name="TableRow5085">
          <table:table-cell table:style-name="TableCell5086">
            <text:p text:style-name="P5087"/>
          </table:table-cell>
        </table:table-row>
        <table:table-row table:style-name="TableRow5088">
          <table:table-cell table:style-name="TableCell5089">
            <text:p text:style-name="P5090"/>
          </table:table-cell>
        </table:table-row>
        <table:table-row table:style-name="TableRow5091">
          <table:table-cell table:style-name="TableCell5092">
            <text:p text:style-name="P5093"/>
          </table:table-cell>
        </table:table-row>
        <table:table-row table:style-name="TableRow5094">
          <table:table-cell table:style-name="TableCell5095">
            <text:p text:style-name="P5096"/>
          </table:table-cell>
        </table:table-row>
        <table:table-row table:style-name="TableRow5097">
          <table:table-cell table:style-name="TableCell5098">
            <text:p text:style-name="P5099"/>
          </table:table-cell>
        </table:table-row>
        <table:table-row table:style-name="TableRow5100">
          <table:table-cell table:style-name="TableCell5101">
            <text:p text:style-name="P5102"/>
          </table:table-cell>
        </table:table-row>
        <table:table-row table:style-name="TableRow5103">
          <table:table-cell table:style-name="TableCell5104">
            <text:p text:style-name="P5105"/>
          </table:table-cell>
        </table:table-row>
        <table:table-row table:style-name="TableRow5106">
          <table:table-cell table:style-name="TableCell5107">
            <text:p text:style-name="P5108"/>
          </table:table-cell>
        </table:table-row>
        <table:table-row table:style-name="TableRow5109">
          <table:table-cell table:style-name="TableCell5110">
            <text:p text:style-name="P5111"/>
          </table:table-cell>
        </table:table-row>
        <table:table-row table:style-name="TableRow5112">
          <table:table-cell table:style-name="TableCell5113">
            <text:p text:style-name="P5114"/>
          </table:table-cell>
        </table:table-row>
        <table:table-row table:style-name="TableRow5115">
          <table:table-cell table:style-name="TableCell5116">
            <text:p text:style-name="P5117"/>
          </table:table-cell>
        </table:table-row>
        <table:table-row table:style-name="TableRow5118">
          <table:table-cell table:style-name="TableCell5119">
            <text:p text:style-name="P5120"/>
          </table:table-cell>
        </table:table-row>
        <table:table-row table:style-name="TableRow5121">
          <table:table-cell table:style-name="TableCell5122">
            <text:p text:style-name="P5123"/>
          </table:table-cell>
        </table:table-row>
        <table:table-row table:style-name="TableRow5124">
          <table:table-cell table:style-name="TableCell5125">
            <text:p text:style-name="P5126"/>
          </table:table-cell>
        </table:table-row>
        <table:table-row table:style-name="TableRow5127">
          <table:table-cell table:style-name="TableCell5128">
            <text:p text:style-name="P5129"/>
          </table:table-cell>
        </table:table-row>
        <table:table-row table:style-name="TableRow5130">
          <table:table-cell table:style-name="TableCell5131">
            <text:p text:style-name="P5132"/>
          </table:table-cell>
        </table:table-row>
        <table:table-row table:style-name="TableRow5133">
          <table:table-cell table:style-name="TableCell5134">
            <text:p text:style-name="P5135"/>
          </table:table-cell>
        </table:table-row>
        <table:table-row table:style-name="TableRow5136">
          <table:table-cell table:style-name="TableCell5137">
            <text:p text:style-name="P5138"/>
          </table:table-cell>
        </table:table-row>
        <table:table-row table:style-name="TableRow5139">
          <table:table-cell table:style-name="TableCell5140">
            <text:p text:style-name="P5141"/>
          </table:table-cell>
        </table:table-row>
        <table:table-row table:style-name="TableRow5142">
          <table:table-cell table:style-name="TableCell5143">
            <text:p text:style-name="P5144"/>
          </table:table-cell>
        </table:table-row>
        <table:table-row table:style-name="TableRow5145">
          <table:table-cell table:style-name="TableCell5146">
            <text:p text:style-name="P5147"/>
          </table:table-cell>
        </table:table-row>
        <table:table-row table:style-name="TableRow5148">
          <table:table-cell table:style-name="TableCell5149">
            <text:p text:style-name="P5150"/>
          </table:table-cell>
        </table:table-row>
        <table:table-row table:style-name="TableRow5151">
          <table:table-cell table:style-name="TableCell5152">
            <text:p text:style-name="P5153"/>
          </table:table-cell>
        </table:table-row>
        <table:table-row table:style-name="TableRow5154">
          <table:table-cell table:style-name="TableCell5155">
            <text:p text:style-name="P5156"/>
          </table:table-cell>
        </table:table-row>
        <table:table-row table:style-name="TableRow5157">
          <table:table-cell table:style-name="TableCell5158">
            <text:p text:style-name="P5159"/>
          </table:table-cell>
        </table:table-row>
        <table:table-row table:style-name="TableRow5160">
          <table:table-cell table:style-name="TableCell5161">
            <text:p text:style-name="P5162"/>
          </table:table-cell>
        </table:table-row>
        <table:table-row table:style-name="TableRow5163">
          <table:table-cell table:style-name="TableCell5164">
            <text:p text:style-name="P5165"/>
          </table:table-cell>
        </table:table-row>
        <table:table-row table:style-name="TableRow5166">
          <table:table-cell table:style-name="TableCell5167">
            <text:p text:style-name="P5168"/>
          </table:table-cell>
        </table:table-row>
        <table:table-row table:style-name="TableRow5169">
          <table:table-cell table:style-name="TableCell5170">
            <text:p text:style-name="P5171"/>
          </table:table-cell>
        </table:table-row>
        <table:table-row table:style-name="TableRow5172">
          <table:table-cell table:style-name="TableCell5173">
            <text:p text:style-name="P5174"/>
          </table:table-cell>
        </table:table-row>
        <table:table-row table:style-name="TableRow5175">
          <table:table-cell table:style-name="TableCell5176">
            <text:p text:style-name="P5177"/>
          </table:table-cell>
        </table:table-row>
        <table:table-row table:style-name="TableRow5178">
          <table:table-cell table:style-name="TableCell5179">
            <text:p text:style-name="P5180"/>
          </table:table-cell>
        </table:table-row>
        <table:table-row table:style-name="TableRow5181">
          <table:table-cell table:style-name="TableCell5182">
            <text:p text:style-name="P5183"/>
          </table:table-cell>
        </table:table-row>
        <table:table-row table:style-name="TableRow5184">
          <table:table-cell table:style-name="TableCell5185">
            <text:p text:style-name="P5186"/>
          </table:table-cell>
        </table:table-row>
        <table:table-row table:style-name="TableRow5187">
          <table:table-cell table:style-name="TableCell5188">
            <text:p text:style-name="P5189"/>
          </table:table-cell>
        </table:table-row>
        <table:table-row table:style-name="TableRow5190">
          <table:table-cell table:style-name="TableCell5191">
            <text:p text:style-name="P5192"/>
          </table:table-cell>
        </table:table-row>
      </table:table>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5193">
        <table:table-columns>
          <table:table-column table:style-name="TableColumn5194"/>
        </table:table-columns>
        <table:table-row table:style-name="TableRow5195">
          <table:table-cell table:style-name="TableCell5196">
            <text:p text:style-name="P5197"/>
          </table:table-cell>
        </table:table-row>
        <table:table-row table:style-name="TableRow5198">
          <table:table-cell table:style-name="TableCell5199">
            <text:p text:style-name="P5200"/>
          </table:table-cell>
        </table:table-row>
        <table:table-row table:style-name="TableRow5201">
          <table:table-cell table:style-name="TableCell5202">
            <text:p text:style-name="P5203"/>
          </table:table-cell>
        </table:table-row>
        <table:table-row table:style-name="TableRow5204">
          <table:table-cell table:style-name="TableCell5205">
            <text:p text:style-name="P5206"/>
          </table:table-cell>
        </table:table-row>
        <table:table-row table:style-name="TableRow5207">
          <table:table-cell table:style-name="TableCell5208">
            <text:p text:style-name="P5209"/>
          </table:table-cell>
        </table:table-row>
        <table:table-row table:style-name="TableRow5210">
          <table:table-cell table:style-name="TableCell5211">
            <text:p text:style-name="P5212"/>
          </table:table-cell>
        </table:table-row>
        <table:table-row table:style-name="TableRow5213">
          <table:table-cell table:style-name="TableCell5214">
            <text:p text:style-name="P5215"/>
          </table:table-cell>
        </table:table-row>
        <table:table-row table:style-name="TableRow5216">
          <table:table-cell table:style-name="TableCell5217">
            <text:p text:style-name="P5218"/>
          </table:table-cell>
        </table:table-row>
        <table:table-row table:style-name="TableRow5219">
          <table:table-cell table:style-name="TableCell5220">
            <text:p text:style-name="P5221"/>
          </table:table-cell>
        </table:table-row>
        <table:table-row table:style-name="TableRow5222">
          <table:table-cell table:style-name="TableCell5223">
            <text:p text:style-name="P5224"/>
          </table:table-cell>
        </table:table-row>
        <table:table-row table:style-name="TableRow5225">
          <table:table-cell table:style-name="TableCell5226">
            <text:p text:style-name="P5227"/>
          </table:table-cell>
        </table:table-row>
        <table:table-row table:style-name="TableRow5228">
          <table:table-cell table:style-name="TableCell5229">
            <text:p text:style-name="P5230"/>
          </table:table-cell>
        </table:table-row>
        <table:table-row table:style-name="TableRow5231">
          <table:table-cell table:style-name="TableCell5232">
            <text:p text:style-name="P5233"/>
          </table:table-cell>
        </table:table-row>
        <table:table-row table:style-name="TableRow5234">
          <table:table-cell table:style-name="TableCell5235">
            <text:p text:style-name="P5236"/>
          </table:table-cell>
        </table:table-row>
        <table:table-row table:style-name="TableRow5237">
          <table:table-cell table:style-name="TableCell5238">
            <text:p text:style-name="P5239"/>
          </table:table-cell>
        </table:table-row>
        <table:table-row table:style-name="TableRow5240">
          <table:table-cell table:style-name="TableCell5241">
            <text:p text:style-name="P5242"/>
          </table:table-cell>
        </table:table-row>
        <table:table-row table:style-name="TableRow5243">
          <table:table-cell table:style-name="TableCell5244">
            <text:p text:style-name="P5245"/>
          </table:table-cell>
        </table:table-row>
        <table:table-row table:style-name="TableRow5246">
          <table:table-cell table:style-name="TableCell5247">
            <text:p text:style-name="P5248"/>
          </table:table-cell>
        </table:table-row>
        <table:table-row table:style-name="TableRow5249">
          <table:table-cell table:style-name="TableCell5250">
            <text:p text:style-name="P5251"/>
          </table:table-cell>
        </table:table-row>
        <table:table-row table:style-name="TableRow5252">
          <table:table-cell table:style-name="TableCell5253">
            <text:p text:style-name="P5254"/>
          </table:table-cell>
        </table:table-row>
        <table:table-row table:style-name="TableRow5255">
          <table:table-cell table:style-name="TableCell5256">
            <text:p text:style-name="P5257"/>
          </table:table-cell>
        </table:table-row>
        <table:table-row table:style-name="TableRow5258">
          <table:table-cell table:style-name="TableCell5259">
            <text:p text:style-name="P5260"/>
          </table:table-cell>
        </table:table-row>
        <table:table-row table:style-name="TableRow5261">
          <table:table-cell table:style-name="TableCell5262">
            <text:p text:style-name="P5263"/>
          </table:table-cell>
        </table:table-row>
        <table:table-row table:style-name="TableRow5264">
          <table:table-cell table:style-name="TableCell5265">
            <text:p text:style-name="P5266"/>
          </table:table-cell>
        </table:table-row>
        <table:table-row table:style-name="TableRow5267">
          <table:table-cell table:style-name="TableCell5268">
            <text:p text:style-name="P5269"/>
          </table:table-cell>
        </table:table-row>
        <table:table-row table:style-name="TableRow5270">
          <table:table-cell table:style-name="TableCell5271">
            <text:p text:style-name="P5272"/>
          </table:table-cell>
        </table:table-row>
        <table:table-row table:style-name="TableRow5273">
          <table:table-cell table:style-name="TableCell5274">
            <text:p text:style-name="P5275"/>
          </table:table-cell>
        </table:table-row>
        <table:table-row table:style-name="TableRow5276">
          <table:table-cell table:style-name="TableCell5277">
            <text:p text:style-name="P5278"/>
          </table:table-cell>
        </table:table-row>
        <table:table-row table:style-name="TableRow5279">
          <table:table-cell table:style-name="TableCell5280">
            <text:p text:style-name="P5281"/>
          </table:table-cell>
        </table:table-row>
        <table:table-row table:style-name="TableRow5282">
          <table:table-cell table:style-name="TableCell5283">
            <text:p text:style-name="P5284"/>
          </table:table-cell>
        </table:table-row>
        <table:table-row table:style-name="TableRow5285">
          <table:table-cell table:style-name="TableCell5286">
            <text:p text:style-name="P5287"/>
          </table:table-cell>
        </table:table-row>
        <table:table-row table:style-name="TableRow5288">
          <table:table-cell table:style-name="TableCell5289">
            <text:p text:style-name="P5290"/>
          </table:table-cell>
        </table:table-row>
        <table:table-row table:style-name="TableRow5291">
          <table:table-cell table:style-name="TableCell5292">
            <text:p text:style-name="P5293"/>
          </table:table-cell>
        </table:table-row>
        <table:table-row table:style-name="TableRow5294">
          <table:table-cell table:style-name="TableCell5295">
            <text:p text:style-name="P5296"/>
          </table:table-cell>
        </table:table-row>
        <table:table-row table:style-name="TableRow5297">
          <table:table-cell table:style-name="TableCell5298">
            <text:p text:style-name="P5299"/>
          </table:table-cell>
        </table:table-row>
        <table:table-row table:style-name="TableRow5300">
          <table:table-cell table:style-name="TableCell5301">
            <text:p text:style-name="P5302"/>
          </table:table-cell>
        </table:table-row>
        <table:table-row table:style-name="TableRow5303">
          <table:table-cell table:style-name="TableCell5304">
            <text:p text:style-name="P5305"/>
          </table:table-cell>
        </table:table-row>
        <table:table-row table:style-name="TableRow5306">
          <table:table-cell table:style-name="TableCell5307">
            <text:p text:style-name="P5308"/>
          </table:table-cell>
        </table:table-row>
        <table:table-row table:style-name="TableRow5309">
          <table:table-cell table:style-name="TableCell5310">
            <text:p text:style-name="P5311"/>
          </table:table-cell>
        </table:table-row>
        <table:table-row table:style-name="TableRow5312">
          <table:table-cell table:style-name="TableCell5313">
            <text:p text:style-name="P5314"/>
          </table:table-cell>
        </table:table-row>
        <table:table-row table:style-name="TableRow5315">
          <table:table-cell table:style-name="TableCell5316">
            <text:p text:style-name="P5317"/>
          </table:table-cell>
        </table:table-row>
        <table:table-row table:style-name="TableRow5318">
          <table:table-cell table:style-name="TableCell5319">
            <text:p text:style-name="P5320"/>
          </table:table-cell>
        </table:table-row>
        <table:table-row table:style-name="TableRow5321">
          <table:table-cell table:style-name="TableCell5322">
            <text:p text:style-name="P5323"/>
          </table:table-cell>
        </table:table-row>
        <table:table-row table:style-name="TableRow5324">
          <table:table-cell table:style-name="TableCell5325">
            <text:p text:style-name="P5326"/>
          </table:table-cell>
        </table:table-row>
        <table:table-row table:style-name="TableRow5327">
          <table:table-cell table:style-name="TableCell5328">
            <text:p text:style-name="P5329"/>
          </table:table-cell>
        </table:table-row>
        <table:table-row table:style-name="TableRow5330">
          <table:table-cell table:style-name="TableCell5331">
            <text:p text:style-name="P5332"/>
          </table:table-cell>
        </table:table-row>
      </table:table>
      <text:h text:style-name="Titolo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5333">Anno 1</text:p>
      <text:p text:style-name="Standard"/>
      <table:table table:style-name="Table5334">
        <table:table-columns>
          <table:table-column table:style-name="TableColumn5335"/>
        </table:table-columns>
        <table:table-row table:style-name="TableRow5336">
          <table:table-cell table:style-name="TableCell5337">
            <text:p text:style-name="P5338"/>
          </table:table-cell>
        </table:table-row>
        <table:table-row table:style-name="TableRow5339">
          <table:table-cell table:style-name="TableCell5340">
            <text:p text:style-name="P5341"/>
          </table:table-cell>
        </table:table-row>
        <table:table-row table:style-name="TableRow5342">
          <table:table-cell table:style-name="TableCell5343">
            <text:p text:style-name="P5344"/>
          </table:table-cell>
        </table:table-row>
        <table:table-row table:style-name="TableRow5345">
          <table:table-cell table:style-name="TableCell5346">
            <text:p text:style-name="P5347"/>
          </table:table-cell>
        </table:table-row>
        <table:table-row table:style-name="TableRow5348">
          <table:table-cell table:style-name="TableCell5349">
            <text:p text:style-name="P5350"/>
          </table:table-cell>
        </table:table-row>
        <table:table-row table:style-name="TableRow5351">
          <table:table-cell table:style-name="TableCell5352">
            <text:p text:style-name="P5353"/>
          </table:table-cell>
        </table:table-row>
        <table:table-row table:style-name="TableRow5354">
          <table:table-cell table:style-name="TableCell5355">
            <text:p text:style-name="P5356"/>
          </table:table-cell>
        </table:table-row>
        <table:table-row table:style-name="TableRow5357">
          <table:table-cell table:style-name="TableCell5358">
            <text:p text:style-name="P5359"/>
          </table:table-cell>
        </table:table-row>
        <table:table-row table:style-name="TableRow5360">
          <table:table-cell table:style-name="TableCell5361">
            <text:p text:style-name="P5362"/>
          </table:table-cell>
        </table:table-row>
        <table:table-row table:style-name="TableRow5363">
          <table:table-cell table:style-name="TableCell5364">
            <text:p text:style-name="P5365"/>
          </table:table-cell>
        </table:table-row>
      </table:table>
      <text:p text:style-name="Standard"/>
      <text:p text:style-name="P5366">Anno 2</text:p>
      <text:p text:style-name="Standard"/>
      <table:table table:style-name="Table5367">
        <table:table-columns>
          <table:table-column table:style-name="TableColumn5368"/>
        </table:table-columns>
        <table:table-row table:style-name="TableRow5369">
          <table:table-cell table:style-name="TableCell5370">
            <text:p text:style-name="P5371"/>
          </table:table-cell>
        </table:table-row>
        <table:table-row table:style-name="TableRow5372">
          <table:table-cell table:style-name="TableCell5373">
            <text:p text:style-name="P5374"/>
          </table:table-cell>
        </table:table-row>
        <table:table-row table:style-name="TableRow5375">
          <table:table-cell table:style-name="TableCell5376">
            <text:p text:style-name="P5377"/>
          </table:table-cell>
        </table:table-row>
        <table:table-row table:style-name="TableRow5378">
          <table:table-cell table:style-name="TableCell5379">
            <text:p text:style-name="P5380"/>
          </table:table-cell>
        </table:table-row>
        <table:table-row table:style-name="TableRow5381">
          <table:table-cell table:style-name="TableCell5382">
            <text:p text:style-name="P5383"/>
          </table:table-cell>
        </table:table-row>
        <table:table-row table:style-name="TableRow5384">
          <table:table-cell table:style-name="TableCell5385">
            <text:p text:style-name="P5386"/>
          </table:table-cell>
        </table:table-row>
        <table:table-row table:style-name="TableRow5387">
          <table:table-cell table:style-name="TableCell5388">
            <text:p text:style-name="P5389"/>
          </table:table-cell>
        </table:table-row>
        <table:table-row table:style-name="TableRow5390">
          <table:table-cell table:style-name="TableCell5391">
            <text:p text:style-name="P5392"/>
          </table:table-cell>
        </table:table-row>
        <table:table-row table:style-name="TableRow5393">
          <table:table-cell table:style-name="TableCell5394">
            <text:p text:style-name="P5395"/>
          </table:table-cell>
        </table:table-row>
        <table:table-row table:style-name="TableRow5396">
          <table:table-cell table:style-name="TableCell5397">
            <text:p text:style-name="P5398"/>
          </table:table-cell>
        </table:table-row>
      </table:table>
      <text:p text:style-name="Standard"/>
      <text:p text:style-name="P5399">Anno 3</text:p>
      <text:p text:style-name="Standard"/>
      <table:table table:style-name="Table5400">
        <table:table-columns>
          <table:table-column table:style-name="TableColumn5401"/>
        </table:table-columns>
        <table:table-row table:style-name="TableRow5402">
          <table:table-cell table:style-name="TableCell5403">
            <text:p text:style-name="P5404"/>
          </table:table-cell>
        </table:table-row>
        <table:table-row table:style-name="TableRow5405">
          <table:table-cell table:style-name="TableCell5406">
            <text:p text:style-name="P5407"/>
          </table:table-cell>
        </table:table-row>
        <table:table-row table:style-name="TableRow5408">
          <table:table-cell table:style-name="TableCell5409">
            <text:p text:style-name="P5410"/>
          </table:table-cell>
        </table:table-row>
        <table:table-row table:style-name="TableRow5411">
          <table:table-cell table:style-name="TableCell5412">
            <text:p text:style-name="P5413"/>
          </table:table-cell>
        </table:table-row>
        <table:table-row table:style-name="TableRow5414">
          <table:table-cell table:style-name="TableCell5415">
            <text:p text:style-name="P5416"/>
          </table:table-cell>
        </table:table-row>
        <table:table-row table:style-name="TableRow5417">
          <table:table-cell table:style-name="TableCell5418">
            <text:p text:style-name="P5419"/>
          </table:table-cell>
        </table:table-row>
        <table:table-row table:style-name="TableRow5420">
          <table:table-cell table:style-name="TableCell5421">
            <text:p text:style-name="P5422"/>
          </table:table-cell>
        </table:table-row>
        <table:table-row table:style-name="TableRow5423">
          <table:table-cell table:style-name="TableCell5424">
            <text:p text:style-name="P5425"/>
          </table:table-cell>
        </table:table-row>
        <table:table-row table:style-name="TableRow5426">
          <table:table-cell table:style-name="TableCell5427">
            <text:p text:style-name="P5428"/>
          </table:table-cell>
        </table:table-row>
        <table:table-row table:style-name="TableRow5429">
          <table:table-cell table:style-name="TableCell5430">
            <text:p text:style-name="P5431"/>
          </table:table-cell>
        </table:table-row>
      </table:table>
      <text:h text:style-name="Titolo1" text:outline-level="1">Note, Conclusioni e Commenti</text:h>
      <text:p text:style-name="Standard"/>
      <table:table table:style-name="Table5432">
        <table:table-columns>
          <table:table-column table:style-name="TableColumn5433"/>
        </table:table-columns>
        <table:table-row table:style-name="TableRow5434">
          <table:table-cell table:style-name="TableCell5435">
            <text:p text:style-name="P5436"/>
          </table:table-cell>
        </table:table-row>
        <table:table-row table:style-name="TableRow5437">
          <table:table-cell table:style-name="TableCell5438">
            <text:p text:style-name="P5439"/>
          </table:table-cell>
        </table:table-row>
        <table:table-row table:style-name="TableRow5440">
          <table:table-cell table:style-name="TableCell5441">
            <text:p text:style-name="P5442"/>
          </table:table-cell>
        </table:table-row>
        <table:table-row table:style-name="TableRow5443">
          <table:table-cell table:style-name="TableCell5444">
            <text:p text:style-name="P5445"/>
          </table:table-cell>
        </table:table-row>
        <table:table-row table:style-name="TableRow5446">
          <table:table-cell table:style-name="TableCell5447">
            <text:p text:style-name="P5448"/>
          </table:table-cell>
        </table:table-row>
        <table:table-row table:style-name="TableRow5449">
          <table:table-cell table:style-name="TableCell5450">
            <text:p text:style-name="P5451"/>
          </table:table-cell>
        </table:table-row>
        <table:table-row table:style-name="TableRow5452">
          <table:table-cell table:style-name="TableCell5453">
            <text:p text:style-name="P5454"/>
          </table:table-cell>
        </table:table-row>
        <table:table-row table:style-name="TableRow5455">
          <table:table-cell table:style-name="TableCell5456">
            <text:p text:style-name="P5457"/>
          </table:table-cell>
        </table:table-row>
        <table:table-row table:style-name="TableRow5458">
          <table:table-cell table:style-name="TableCell5459">
            <text:p text:style-name="P5460"/>
          </table:table-cell>
        </table:table-row>
        <table:table-row table:style-name="TableRow5461">
          <table:table-cell table:style-name="TableCell5462">
            <text:p text:style-name="P5463"/>
          </table:table-cell>
        </table:table-row>
        <table:table-row table:style-name="TableRow5464">
          <table:table-cell table:style-name="TableCell5465">
            <text:p text:style-name="P5466"/>
          </table:table-cell>
        </table:table-row>
        <table:table-row table:style-name="TableRow5467">
          <table:table-cell table:style-name="TableCell5468">
            <text:p text:style-name="P5469"/>
          </table:table-cell>
        </table:table-row>
        <table:table-row table:style-name="TableRow5470">
          <table:table-cell table:style-name="TableCell5471">
            <text:p text:style-name="P5472"/>
          </table:table-cell>
        </table:table-row>
        <table:table-row table:style-name="TableRow5473">
          <table:table-cell table:style-name="TableCell5474">
            <text:p text:style-name="P5475"/>
          </table:table-cell>
        </table:table-row>
        <table:table-row table:style-name="TableRow5476">
          <table:table-cell table:style-name="TableCell5477">
            <text:p text:style-name="P5478"/>
          </table:table-cell>
        </table:table-row>
        <table:table-row table:style-name="TableRow5479">
          <table:table-cell table:style-name="TableCell5480">
            <text:p text:style-name="P5481"/>
          </table:table-cell>
        </table:table-row>
        <table:table-row table:style-name="TableRow5482">
          <table:table-cell table:style-name="TableCell5483">
            <text:p text:style-name="P5484"/>
          </table:table-cell>
        </table:table-row>
        <table:table-row table:style-name="TableRow5485">
          <table:table-cell table:style-name="TableCell5486">
            <text:p text:style-name="P5487"/>
          </table:table-cell>
        </table:table-row>
        <table:table-row table:style-name="TableRow5488">
          <table:table-cell table:style-name="TableCell5489">
            <text:p text:style-name="P5490"/>
          </table:table-cell>
        </table:table-row>
        <table:table-row table:style-name="TableRow5491">
          <table:table-cell table:style-name="TableCell5492">
            <text:p text:style-name="P5493"/>
          </table:table-cell>
        </table:table-row>
        <table:table-row table:style-name="TableRow5494">
          <table:table-cell table:style-name="TableCell5495">
            <text:p text:style-name="P5496"/>
          </table:table-cell>
        </table:table-row>
        <table:table-row table:style-name="TableRow5497">
          <table:table-cell table:style-name="TableCell5498">
            <text:p text:style-name="P5499"/>
          </table:table-cell>
        </table:table-row>
        <table:table-row table:style-name="TableRow5500">
          <table:table-cell table:style-name="TableCell5501">
            <text:p text:style-name="P5502"/>
          </table:table-cell>
        </table:table-row>
        <table:table-row table:style-name="TableRow5503">
          <table:table-cell table:style-name="TableCell5504">
            <text:p text:style-name="P5505"/>
          </table:table-cell>
        </table:table-row>
        <table:table-row table:style-name="TableRow5506">
          <table:table-cell table:style-name="TableCell5507">
            <text:p text:style-name="P5508"/>
          </table:table-cell>
        </table:table-row>
        <table:table-row table:style-name="TableRow5509">
          <table:table-cell table:style-name="TableCell5510">
            <text:p text:style-name="P5511"/>
          </table:table-cell>
        </table:table-row>
        <table:table-row table:style-name="TableRow5512">
          <table:table-cell table:style-name="TableCell5513">
            <text:p text:style-name="P5514"/>
          </table:table-cell>
        </table:table-row>
        <table:table-row table:style-name="TableRow5515">
          <table:table-cell table:style-name="TableCell5516">
            <text:p text:style-name="P5517"/>
          </table:table-cell>
        </table:table-row>
        <table:table-row table:style-name="TableRow5518">
          <table:table-cell table:style-name="TableCell5519">
            <text:p text:style-name="P5520"/>
          </table:table-cell>
        </table:table-row>
        <table:table-row table:style-name="TableRow5521">
          <table:table-cell table:style-name="TableCell5522">
            <text:p text:style-name="P5523"/>
          </table:table-cell>
        </table:table-row>
        <table:table-row table:style-name="TableRow5524">
          <table:table-cell table:style-name="TableCell5525">
            <text:p text:style-name="P5526"/>
          </table:table-cell>
        </table:table-row>
        <table:table-row table:style-name="TableRow5527">
          <table:table-cell table:style-name="TableCell5528">
            <text:p text:style-name="P5529"/>
          </table:table-cell>
        </table:table-row>
        <table:table-row table:style-name="TableRow5530">
          <table:table-cell table:style-name="TableCell5531">
            <text:p text:style-name="P5532"/>
          </table:table-cell>
        </table:table-row>
        <table:table-row table:style-name="TableRow5533">
          <table:table-cell table:style-name="TableCell5534">
            <text:p text:style-name="P5535"/>
          </table:table-cell>
        </table:table-row>
        <table:table-row table:style-name="TableRow5536">
          <table:table-cell table:style-name="TableCell5537">
            <text:p text:style-name="P5538"/>
          </table:table-cell>
        </table:table-row>
        <table:table-row table:style-name="TableRow5539">
          <table:table-cell table:style-name="TableCell5540">
            <text:p text:style-name="P5541"/>
          </table:table-cell>
        </table:table-row>
        <table:table-row table:style-name="TableRow5542">
          <table:table-cell table:style-name="TableCell5543">
            <text:p text:style-name="P5544"/>
          </table:table-cell>
        </table:table-row>
        <table:table-row table:style-name="TableRow5545">
          <table:table-cell table:style-name="TableCell5546">
            <text:p text:style-name="P5547"/>
          </table:table-cell>
        </table:table-row>
        <table:table-row table:style-name="TableRow5548">
          <table:table-cell table:style-name="TableCell5549">
            <text:p text:style-name="P5550"/>
          </table:table-cell>
        </table:table-row>
        <table:table-row table:style-name="TableRow5551">
          <table:table-cell table:style-name="TableCell5552">
            <text:p text:style-name="P5553"/>
          </table:table-cell>
        </table:table-row>
        <table:table-row table:style-name="TableRow5554">
          <table:table-cell table:style-name="TableCell5555">
            <text:p text:style-name="P5556"/>
          </table:table-cell>
        </table:table-row>
        <table:table-row table:style-name="TableRow5557">
          <table:table-cell table:style-name="TableCell5558">
            <text:p text:style-name="P5559"/>
          </table:table-cell>
        </table:table-row>
        <table:table-row table:style-name="TableRow5560">
          <table:table-cell table:style-name="TableCell5561">
            <text:p text:style-name="P5562"/>
          </table:table-cell>
        </table:table-row>
        <table:table-row table:style-name="TableRow5563">
          <table:table-cell table:style-name="TableCell5564">
            <text:p text:style-name="P5565"/>
          </table:table-cell>
        </table:table-row>
        <table:table-row table:style-name="TableRow5566">
          <table:table-cell table:style-name="TableCell5567">
            <text:p text:style-name="P5568"/>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22T08:09:00Z</meta:creation-date>
    <dc:date>2018-05-24T14:57:00Z</dc:date>
    <meta:print-date>2012-02-24T09:19:00Z</meta:print-date>
    <meta:template xlink:href="Normal" xlink:type="simple"/>
    <meta:editing-cycles>67</meta:editing-cycles>
    <meta:editing-duration>PT5136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0" meta:paragraph-count="157" meta:word-count="11803" meta:character-count="78925" meta:row-count="560" meta:non-whitespace-character-count="67279"/>
  </office:meta>
</office:document-meta>
</file>